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189in"/>
    </style:style>
    <style:style style:name="co3" style:family="table-column">
      <style:table-column-properties fo:break-before="auto" style:column-width="1.2201in"/>
    </style:style>
    <style:style style:name="co4" style:family="table-column">
      <style:table-column-properties fo:break-before="auto" style:column-width="1.3772in"/>
    </style:style>
    <style:style style:name="co5" style:family="table-column">
      <style:table-column-properties fo:break-before="auto" style:column-width="1.5339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1.389in"/>
    </style:style>
    <style:style style:name="co8" style:family="table-column">
      <style:table-column-properties fo:break-before="auto" style:column-width="1.5425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1.3673in"/>
    </style:style>
    <style:style style:name="co11" style:family="table-column">
      <style:table-column-properties fo:break-before="auto" style:column-width="1.6075in"/>
    </style:style>
    <style:style style:name="co12" style:family="table-column">
      <style:table-column-properties fo:break-before="auto" style:column-width="2.2835in"/>
    </style:style>
    <style:style style:name="co13" style:family="table-column">
      <style:table-column-properties fo:break-before="auto" style:column-width="1.8571in"/>
    </style:style>
    <style:style style:name="co14" style:family="table-column">
      <style:table-column-properties fo:break-before="auto" style:column-width="1.8457in"/>
    </style:style>
    <style:style style:name="co15" style:family="table-column">
      <style:table-column-properties fo:break-before="auto" style:column-width="1.6839in"/>
    </style:style>
    <style:style style:name="co16" style:family="table-column">
      <style:table-column-properties fo:break-before="auto" style:column-width="2.5252in"/>
    </style:style>
    <style:style style:name="co17" style:family="table-column">
      <style:table-column-properties fo:break-before="auto" style:column-width="2.1626in"/>
    </style:style>
    <style:style style:name="co18" style:family="table-column">
      <style:table-column-properties fo:break-before="auto" style:column-width="2.1083in"/>
    </style:style>
    <style:style style:name="co19" style:family="table-column">
      <style:table-column-properties fo:break-before="auto" style:column-width="2.0535in"/>
    </style:style>
    <style:style style:name="co20" style:family="table-column">
      <style:table-column-properties fo:break-before="auto" style:column-width="1.8154in"/>
    </style:style>
    <style:style style:name="co21" style:family="table-column">
      <style:table-column-properties fo:break-before="auto" style:column-width="2.5689in"/>
    </style:style>
    <style:style style:name="co22" style:family="table-column">
      <style:table-column-properties fo:break-before="auto" style:column-width="1.1252in"/>
    </style:style>
    <style:style style:name="co23" style:family="table-column">
      <style:table-column-properties fo:break-before="auto" style:column-width="1.1689in"/>
    </style:style>
    <style:style style:name="co24" style:family="table-column">
      <style:table-column-properties fo:break-before="auto" style:column-width="1.0484in"/>
    </style:style>
    <style:style style:name="co25" style:family="table-column">
      <style:table-column-properties fo:break-before="auto" style:column-width="1.0598in"/>
    </style:style>
    <style:style style:name="co26" style:family="table-column">
      <style:table-column-properties fo:break-before="auto" style:column-width="1.1575in"/>
    </style:style>
    <style:style style:name="co27" style:family="table-column">
      <style:table-column-properties fo:break-before="auto" style:column-width="1.0264in"/>
    </style:style>
    <style:style style:name="co28" style:family="table-column">
      <style:table-column-properties fo:break-before="auto" style:column-width="1.0047in"/>
    </style:style>
    <style:style style:name="co29" style:family="table-column">
      <style:table-column-properties fo:break-before="auto" style:column-width="3.5634in"/>
    </style:style>
    <style:style style:name="co30" style:family="table-column">
      <style:table-column-properties fo:break-before="auto" style:column-width="1.7602in"/>
    </style:style>
    <style:style style:name="co31" style:family="table-column">
      <style:table-column-properties fo:break-before="auto" style:column-width="3.1591in"/>
    </style:style>
    <style:style style:name="co32" style:family="table-column">
      <style:table-column-properties fo:break-before="auto" style:column-width="2.5472in"/>
    </style:style>
    <style:style style:name="co33" style:family="table-column">
      <style:table-column-properties fo:break-before="auto" style:column-width="3.2681in"/>
    </style:style>
    <style:style style:name="co34" style:family="table-column">
      <style:table-column-properties fo:break-before="auto" style:column-width="2.0992in"/>
    </style:style>
    <style:style style:name="co35" style:family="table-column">
      <style:table-column-properties fo:break-before="auto" style:column-width="3.6283in"/>
    </style:style>
    <style:style style:name="co36" style:family="table-column">
      <style:table-column-properties fo:break-before="auto" style:column-width="2.3598in"/>
    </style:style>
    <style:style style:name="co37" style:family="table-column">
      <style:table-column-properties fo:break-before="auto" style:column-width="1.2339in"/>
    </style:style>
    <style:style style:name="co38" style:family="table-column">
      <style:table-column-properties fo:break-before="auto" style:column-width="1.2228in"/>
    </style:style>
    <style:style style:name="co39" style:family="table-column">
      <style:table-column-properties fo:break-before="auto" style:column-width="1.1799in"/>
    </style:style>
    <style:style style:name="co40" style:family="table-column">
      <style:table-column-properties fo:break-before="auto" style:column-width="1.3in"/>
    </style:style>
    <style:style style:name="co41" style:family="table-column">
      <style:table-column-properties fo:break-before="auto" style:column-width="1.2126in"/>
    </style:style>
    <style:style style:name="co42" style:family="table-column">
      <style:table-column-properties fo:break-before="auto" style:column-width="1.1028in"/>
    </style:style>
    <style:style style:name="co43" style:family="table-column">
      <style:table-column-properties fo:break-before="auto" style:column-width="1.0925in"/>
    </style:style>
    <style:style style:name="co44" style:family="table-column">
      <style:table-column-properties fo:break-before="auto" style:column-width="1.5638in"/>
    </style:style>
    <style:style style:name="co45" style:family="table-column">
      <style:table-column-properties fo:break-before="auto" style:column-width="0.9957in"/>
    </style:style>
    <style:style style:name="co46" style:family="table-column">
      <style:table-column-properties fo:break-before="auto" style:column-width="1.9244in"/>
    </style:style>
    <style:style style:name="co47" style:family="table-column">
      <style:table-column-properties fo:break-before="auto" style:column-width="1.4327in"/>
    </style:style>
    <style:style style:name="co48" style:family="table-column">
      <style:table-column-properties fo:break-before="auto" style:column-width="3.4217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000" number:language="en" number:country="CA">
      <number:number number:min-integer-digits="1"/>
    </number:number-style>
    <number:number-style style:name="N5002" number:language="en" number:country="CA">
      <number:number number:decimal-places="2" number:min-integer-digits="1"/>
    </number:number-style>
    <number:number-style style:name="N10000" number:language="pt" number:country="BR">
      <number:number number:min-integer-digits="1"/>
    </number:number-style>
    <number:number-style style:name="N10002" number:language="pt" number:country="BR">
      <number:number number:decimal-places="2" number:min-integer-digits="1"/>
    </number:number-style>
    <number:number-style style:name="N15000" number:language="en" number:country="AU">
      <number:number number:min-integer-digits="1"/>
    </number:number-style>
    <number:number-style style:name="N15002" number:language="en" number:country="AU">
      <number:number number:decimal-places="2" number:min-integer-digits="1"/>
    </number:number-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border="0.0138in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/>
    </style:style>
    <style:style style:name="ce3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5" style:family="table-cell" style:parent-style-name="Default" style:data-style-name="N4">
      <style:table-cell-properties fo:border-bottom="0.0138in solid #000000" style:text-align-source="fix" style:repeat-content="false" fo:border-left="0.0138in solid #000000" fo:border-right="none" fo:border-top="0.0138in solid #000000"/>
      <style:paragraph-properties fo:text-align="center" fo:margin-left="0in"/>
    </style:style>
    <style:style style:name="ce6" style:family="table-cell" style:parent-style-name="Default">
      <style:table-cell-properties fo:border-bottom="0.0138in solid #000000" style:text-align-source="fix" style:repeat-content="false" fo:border-left="0.0138in solid #000000" fo:border-right="none" fo:border-top="0.0138in solid #000000"/>
      <style:paragraph-properties fo:text-align="center" fo:margin-left="0in"/>
    </style:style>
    <style:style style:name="ce7" style:family="table-cell" style:parent-style-name="Default">
      <style:table-cell-properties fo:border-bottom="0.0138in solid #000000" style:text-align-source="fix" style:repeat-content="false" fo:border-left="none" fo:border-right="none" fo:border-top="0.0138in solid #000000"/>
      <style:paragraph-properties fo:text-align="center" fo:margin-left="0in"/>
    </style:style>
    <style:style style:name="ce8" style:family="table-cell" style:parent-style-name="Default" style:data-style-name="N118">
      <style:table-cell-properties fo:border-bottom="0.0138in solid #000000" style:text-align-source="fix" style:repeat-content="false" fo:border-left="0.0138in solid #000000" fo:border-right="none" fo:border-top="0.0138in solid #000000"/>
      <style:paragraph-properties fo:text-align="center" fo:margin-left="0in"/>
    </style:style>
    <style:style style:name="ce9" style:family="table-cell" style:parent-style-name="Default">
      <style:table-cell-properties fo:border-bottom="none" fo:border-left="none" fo:border-right="none" fo:border-top="0.0138in solid #000000"/>
    </style:style>
    <style:style style:name="ce10" style:family="table-cell" style:parent-style-name="Default" style:data-style-name="N4">
      <style:table-cell-properties fo:border-bottom="0.0138in solid #000000" style:text-align-source="fix" style:repeat-content="false" fo:border-left="none" fo:border-right="none" fo:border-top="0.0138in solid #000000"/>
      <style:paragraph-properties fo:text-align="center" fo:margin-left="0in"/>
    </style:style>
    <style:style style:name="ce11" style:family="table-cell" style:parent-style-name="Default" style:data-style-name="N118">
      <style:table-cell-properties fo:border-bottom="0.0138in solid #000000" style:text-align-source="fix" style:repeat-content="false" fo:border-left="none" fo:border-right="none" fo:border-top="0.0138in solid #000000"/>
      <style:paragraph-properties fo:text-align="center" fo:margin-left="0in"/>
    </style:style>
    <style:style style:name="ce12" style:family="table-cell" style:parent-style-name="Default">
      <style:table-cell-properties fo:border-bottom="none" fo:border-left="none" fo:border-right="0.0138in solid #000000" fo:border-top="0.0138in solid #000000"/>
    </style:style>
    <style:style style:name="ce13" style:family="table-cell" style:parent-style-name="Default" style:data-style-name="N4">
      <style:table-cell-properties fo:border-bottom="0.0138in solid #000000" style:text-align-source="fix" style:repeat-content="false" fo:border-left="none" fo:border-right="0.0138in solid #000000" fo:border-top="0.0138in solid #000000"/>
      <style:paragraph-properties fo:text-align="center" fo:margin-left="0in"/>
    </style:style>
    <style:style style:name="ce14" style:family="table-cell" style:parent-style-name="Default">
      <style:table-cell-properties fo:border-bottom="0.0138in solid #000000" style:text-align-source="fix" style:repeat-content="false" fo:border-left="none" fo:border-right="0.0138in solid #000000" fo:border-top="0.0138in solid #000000"/>
      <style:paragraph-properties fo:text-align="center" fo:margin-left="0in"/>
    </style:style>
    <style:style style:name="ce15" style:family="table-cell" style:parent-style-name="Default" style:data-style-name="N118">
      <style:table-cell-properties fo:border-bottom="0.0138in solid #000000" style:text-align-source="fix" style:repeat-content="false" fo:border-left="none" fo:border-right="0.0138in solid #000000" fo:border-top="0.0138in solid #000000"/>
      <style:paragraph-properties fo:text-align="center" fo:margin-left="0in"/>
    </style:style>
    <style:style style:name="ce16" style:family="table-cell" style:parent-style-name="Default">
      <style:table-cell-properties fo:border="0.0138in solid #000000"/>
    </style:style>
    <style:style style:name="ce17" style:family="table-cell" style:parent-style-name="Default">
      <style:table-cell-properties fo:border-bottom="0.0138in solid #000000" fo:border-left="0.0138in solid #000000" fo:border-right="0.0138in solid #000000" fo:border-top="none"/>
    </style:style>
    <style:style style:name="ce18" style:family="table-cell" style:parent-style-name="Default" style:data-style-name="N10000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0000">
      <style:table-cell-properties style:text-align-source="fix" style:repeat-content="false" fo:border="0.0138in solid #000000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0.0138in solid #000000" fo:border-right="0.0138in solid #000000" fo:border-top="0.0138in solid #000000"/>
      <style:paragraph-properties fo:text-align="center" fo:margin-left="0in"/>
    </style:style>
    <style:style style:name="ce21" style:family="table-cell" style:parent-style-name="Default" style:data-style-name="N15000">
      <style:table-cell-properties style:text-align-source="fix" style:repeat-content="false" fo:border="0.0138in solid #000000"/>
      <style:paragraph-properties fo:text-align="center" fo:margin-left="0in"/>
    </style:style>
    <style:style style:name="ce22" style:family="table-cell" style:parent-style-name="Default" style:data-style-name="N15000">
      <style:table-cell-properties fo:border-bottom="0.0138in solid #000000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24" style:family="table-cell" style:parent-style-name="Default" style:data-style-name="N0">
      <style:table-cell-properties style:text-align-source="fix" style:repeat-content="false" fo:border="0.0138in solid #000000"/>
      <style:paragraph-properties fo:text-align="center" fo:margin-left="0in"/>
    </style:style>
    <style:style style:name="ce25" style:family="table-cell" style:parent-style-name="Default" style:data-style-name="N10000">
      <style:table-cell-properties fo:border-bottom="none" style:text-align-source="fix" style:repeat-content="false" fo:border-left="0.0138in solid #000000" fo:border-right="0.0138in solid #000000" fo:border-top="0.0138in solid #000000"/>
      <style:paragraph-properties fo:text-align="center" fo:margin-left="0in"/>
    </style:style>
    <style:style style:name="ce26" style:family="table-cell" style:parent-style-name="Default" style:data-style-name="N2">
      <style:table-cell-properties style:text-align-source="fix" style:repeat-content="false" fo:border="0.0138in solid #000000"/>
      <style:paragraph-properties fo:text-align="center" fo:margin-left="0in"/>
    </style:style>
    <style:style style:name="ce27" style:family="table-cell" style:parent-style-name="Default" style:data-style-name="N5000">
      <style:table-cell-properties fo:border-bottom="none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28" style:family="table-cell" style:parent-style-name="Default" style:data-style-name="N15002">
      <style:table-cell-properties style:text-align-source="fix" style:repeat-content="false" fo:border="0.0138in solid #000000"/>
      <style:paragraph-properties fo:text-align="center" fo:margin-left="0in"/>
    </style:style>
    <style:style style:name="ce29" style:family="table-cell" style:parent-style-name="Default" style:data-style-name="N10002">
      <style:table-cell-properties style:text-align-source="fix" style:repeat-content="false" fo:border="0.0138in solid #000000"/>
      <style:paragraph-properties fo:text-align="center" fo:margin-left="0in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31" style:family="table-cell" style:parent-style-name="Default" style:data-style-name="N5002">
      <style:table-cell-properties fo:border-bottom="none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32" style:family="table-cell" style:parent-style-name="Default" style:data-style-name="N0">
      <style:table-cell-properties fo:border-bottom="0.0138in solid #000000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33" style:family="table-cell" style:parent-style-name="Default" style:data-style-name="N10000">
      <style:table-cell-properties fo:border-bottom="none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34" style:family="table-cell" style:parent-style-name="Default" style:data-style-name="N10002">
      <style:table-cell-properties fo:border-bottom="none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35" style:family="table-cell" style:parent-style-name="Default" style:data-style-name="N10002">
      <style:table-cell-properties fo:border-bottom="0.0138in solid #000000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36" style:family="table-cell" style:parent-style-name="Default" style:data-style-name="N5002">
      <style:table-cell-properties style:text-align-source="fix" style:repeat-content="false" fo:border="0.0138in solid #000000"/>
      <style:paragraph-properties fo:text-align="center" fo:margin-left="0in"/>
    </style:style>
    <style:style style:name="ce37" style:family="table-cell" style:parent-style-name="Default" style:data-style-name="N10000">
      <style:table-cell-properties fo:border-bottom="none" style:text-align-source="fix" style:repeat-content="false" fo:border-left="0.0138in solid #000000" fo:border-right="0.0138in solid #000000" fo:border-top="none"/>
      <style:paragraph-properties fo:text-align="center" fo:margin-left="0in"/>
      <style:text-properties fo:font-style="normal" style:font-style-asian="normal" style:font-style-complex="normal"/>
    </style:style>
    <style:style style:name="ce38" style:family="table-cell" style:parent-style-name="Default" style:data-style-name="N5000">
      <style:table-cell-properties style:text-align-source="fix" style:repeat-content="false" fo:border="0.0138in solid #000000"/>
      <style:paragraph-properties fo:text-align="center" fo:margin-left="0in"/>
    </style:style>
    <style:style style:name="ce39" style:family="table-cell" style:parent-style-name="Default" style:data-style-name="N10000"/>
    <style:style style:name="ce40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0.0138in solid #000000" fo:border-top="none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0.0138in solid #000000" fo:border-top="none"/>
    </style:style>
    <style:style style:name="ce43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0.0138in solid #000000" fo:border-top="0.0138in solid #000000"/>
      <style:paragraph-properties fo:text-align="center" fo:margin-left="0in"/>
    </style:style>
    <style:style style:name="ce46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0.0138in solid #000000" fo:border-top="none"/>
      <style:paragraph-properties fo:text-align="center" fo:margin-left="0in"/>
    </style:style>
    <style:style style:name="ce47" style:family="table-cell" style:parent-style-name="Default" style:data-style-name="N20000">
      <style:table-cell-properties fo:border-bottom="none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48" style:family="table-cell" style:parent-style-name="Default" style:data-style-name="N20000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</style:style>
    <style:style style:name="ce49" style:family="table-cell" style:parent-style-name="Default" style:data-style-name="N20000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0.0138in solid #000000" fo:border-top="0.0138in solid #000000"/>
      <style:paragraph-properties fo:text-align="center" fo:margin-left="0in"/>
    </style:style>
    <style:style style:name="ce50" style:family="table-cell" style:parent-style-name="Default" style:data-style-name="N20000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0.0138in solid #000000" fo:border-top="none"/>
      <style:paragraph-properties fo:text-align="center" fo:margin-left="0in"/>
    </style:style>
    <style:style style:name="ce51" style:family="table-cell" style:parent-style-name="Default" style:data-style-name="N20000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0.0138in solid #000000" fo:border-top="non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138in solid #000000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</style:style>
    <style:style style:name="ce54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5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138in solid #000000"/>
      <style:paragraph-properties fo:text-align="center" fo:margin-left="0in"/>
    </style:style>
    <style:style style:name="ce5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</style:style>
    <style:style style:name="ce57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v1_epos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4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1" table:number-columns-repeated="3" table:default-cell-style-name="ce4"/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2" office:value-type="string" table:number-columns-spanned="3" table:number-rows-spanned="1">
            <text:p>Linux</text:p>
          </table:table-cell>
          <table:covered-table-cell table:style-name="ce9"/>
          <table:covered-table-cell table:style-name="ce12"/>
          <table:table-cell table:number-columns-repeated="2"/>
          <table:table-cell table:style-name="ce2" office:value-type="string" table:number-columns-spanned="3" table:number-rows-spanned="1">
            <text:p>Linux Loop Invertido</text:p>
          </table:table-cell>
          <table:covered-table-cell table:style-name="ce9"/>
          <table:covered-table-cell table:style-name="ce12"/>
        </table:table-row>
        <table:table-row table:style-name="ro1">
          <table:table-cell table:number-columns-repeated="3"/>
          <table:table-cell table:style-name="ce3" office:value-type="string">
            <text:p>Sequential</text:p>
          </table:table-cell>
          <table:table-cell table:style-name="ce3" office:value-type="string">
            <text:p>Parallel</text:p>
          </table:table-cell>
          <table:table-cell table:style-name="ce3" office:value-type="string">
            <text:p>Concurrent</text:p>
          </table:table-cell>
          <table:table-cell table:number-columns-repeated="2"/>
          <table:table-cell table:style-name="ce3" office:value-type="string">
            <text:p>Sequential</text:p>
          </table:table-cell>
          <table:table-cell table:style-name="ce3" office:value-type="string">
            <text:p>Parallel</text:p>
          </table:table-cell>
          <table:table-cell table:style-name="ce3" office:value-type="string">
            <text:p>Concurrent</text:p>
          </table:table-cell>
        </table:table-row>
        <table:table-row table:style-name="ro1">
          <table:table-cell table:number-columns-repeated="3"/>
          <table:table-cell office:value-type="float" office:value="59.56">
            <text:p>59.56</text:p>
          </table:table-cell>
          <table:table-cell office:value-type="float" office:value="33.78">
            <text:p>33.78</text:p>
          </table:table-cell>
          <table:table-cell office:value-type="float" office:value="235.78">
            <text:p>235.78</text:p>
          </table:table-cell>
          <table:table-cell table:number-columns-repeated="2"/>
          <table:table-cell office:value-type="float" office:value="59.12">
            <text:p>59.12</text:p>
          </table:table-cell>
          <table:table-cell office:value-type="float" office:value="34.9">
            <text:p>34.9</text:p>
          </table:table-cell>
          <table:table-cell office:value-type="float" office:value="238.54">
            <text:p>238.54</text:p>
          </table:table-cell>
        </table:table-row>
        <table:table-row table:style-name="ro1">
          <table:table-cell table:number-columns-repeated="3"/>
          <table:table-cell office:value-type="float" office:value="58.75">
            <text:p>58.75</text:p>
          </table:table-cell>
          <table:table-cell office:value-type="float" office:value="34.22">
            <text:p>34.22</text:p>
          </table:table-cell>
          <table:table-cell office:value-type="float" office:value="235.49">
            <text:p>235.49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37.46">
            <text:p>37.46</text:p>
          </table:table-cell>
          <table:table-cell office:value-type="float" office:value="242.47">
            <text:p>242.47</text:p>
          </table:table-cell>
        </table:table-row>
        <table:table-row table:style-name="ro1">
          <table:table-cell table:number-columns-repeated="3"/>
          <table:table-cell office:value-type="float" office:value="57.74">
            <text:p>57.74</text:p>
          </table:table-cell>
          <table:table-cell office:value-type="float" office:value="33.13">
            <text:p>33.13</text:p>
          </table:table-cell>
          <table:table-cell office:value-type="float" office:value="235.73">
            <text:p>235.73</text:p>
          </table:table-cell>
          <table:table-cell table:number-columns-repeated="2"/>
          <table:table-cell office:value-type="float" office:value="64.28">
            <text:p>64.28</text:p>
          </table:table-cell>
          <table:table-cell office:value-type="float" office:value="36.43">
            <text:p>36.43</text:p>
          </table:table-cell>
          <table:table-cell office:value-type="float" office:value="238.58">
            <text:p>238.58</text:p>
          </table:table-cell>
        </table:table-row>
        <table:table-row table:style-name="ro1">
          <table:table-cell table:number-columns-repeated="3"/>
          <table:table-cell office:value-type="float" office:value="60.07">
            <text:p>60.07</text:p>
          </table:table-cell>
          <table:table-cell office:value-type="float" office:value="34.31">
            <text:p>34.31</text:p>
          </table:table-cell>
          <table:table-cell office:value-type="float" office:value="236.94">
            <text:p>236.94</text:p>
          </table:table-cell>
          <table:table-cell table:number-columns-repeated="2"/>
          <table:table-cell office:value-type="float" office:value="62.15">
            <text:p>62.15</text:p>
          </table:table-cell>
          <table:table-cell office:value-type="float" office:value="35.51">
            <text:p>35.51</text:p>
          </table:table-cell>
          <table:table-cell office:value-type="float" office:value="238.68">
            <text:p>238.68</text:p>
          </table:table-cell>
        </table:table-row>
        <table:table-row table:style-name="ro1">
          <table:table-cell table:number-columns-repeated="3"/>
          <table:table-cell office:value-type="float" office:value="62.63">
            <text:p>62.63</text:p>
          </table:table-cell>
          <table:table-cell office:value-type="float" office:value="33.08">
            <text:p>33.08</text:p>
          </table:table-cell>
          <table:table-cell office:value-type="float" office:value="236.17">
            <text:p>236.17</text:p>
          </table:table-cell>
          <table:table-cell table:number-columns-repeated="2"/>
          <table:table-cell office:value-type="float" office:value="64.73">
            <text:p>64.73</text:p>
          </table:table-cell>
          <table:table-cell office:value-type="float" office:value="38.31">
            <text:p>38.31</text:p>
          </table:table-cell>
          <table:table-cell office:value-type="float" office:value="238.8">
            <text:p>238.8</text:p>
          </table:table-cell>
        </table:table-row>
        <table:table-row table:style-name="ro1">
          <table:table-cell table:number-columns-repeated="3"/>
          <table:table-cell office:value-type="float" office:value="58.81">
            <text:p>58.81</text:p>
          </table:table-cell>
          <table:table-cell office:value-type="float" office:value="33.93">
            <text:p>33.93</text:p>
          </table:table-cell>
          <table:table-cell office:value-type="float" office:value="236.18">
            <text:p>236.18</text:p>
          </table:table-cell>
          <table:table-cell table:number-columns-repeated="2"/>
          <table:table-cell office:value-type="float" office:value="64.88">
            <text:p>64.88</text:p>
          </table:table-cell>
          <table:table-cell office:value-type="float" office:value="38.89">
            <text:p>38.89</text:p>
          </table:table-cell>
          <table:table-cell office:value-type="float" office:value="238.69">
            <text:p>238.69</text:p>
          </table:table-cell>
        </table:table-row>
        <table:table-row table:style-name="ro1">
          <table:table-cell table:number-columns-repeated="3"/>
          <table:table-cell office:value-type="float" office:value="58.97">
            <text:p>58.97</text:p>
          </table:table-cell>
          <table:table-cell office:value-type="float" office:value="34.53">
            <text:p>34.53</text:p>
          </table:table-cell>
          <table:table-cell office:value-type="float" office:value="235.64">
            <text:p>235.64</text:p>
          </table:table-cell>
          <table:table-cell table:number-columns-repeated="2"/>
          <table:table-cell office:value-type="float" office:value="65.97">
            <text:p>65.97</text:p>
          </table:table-cell>
          <table:table-cell office:value-type="float" office:value="36.12">
            <text:p>36.12</text:p>
          </table:table-cell>
          <table:table-cell office:value-type="float" office:value="239.79">
            <text:p>239.79</text:p>
          </table:table-cell>
        </table:table-row>
        <table:table-row table:style-name="ro1">
          <table:table-cell table:number-columns-repeated="3"/>
          <table:table-cell office:value-type="float" office:value="58">
            <text:p>58</text:p>
          </table:table-cell>
          <table:table-cell office:value-type="float" office:value="36.24">
            <text:p>36.24</text:p>
          </table:table-cell>
          <table:table-cell office:value-type="float" office:value="236.12">
            <text:p>236.12</text:p>
          </table:table-cell>
          <table:table-cell table:number-columns-repeated="2"/>
          <table:table-cell office:value-type="float" office:value="65.99">
            <text:p>65.99</text:p>
          </table:table-cell>
          <table:table-cell office:value-type="float" office:value="37.57">
            <text:p>37.57</text:p>
          </table:table-cell>
          <table:table-cell office:value-type="float" office:value="239.06">
            <text:p>239.06</text:p>
          </table:table-cell>
        </table:table-row>
        <table:table-row table:style-name="ro1">
          <table:table-cell table:number-columns-repeated="3"/>
          <table:table-cell office:value-type="float" office:value="59.84">
            <text:p>59.84</text:p>
          </table:table-cell>
          <table:table-cell office:value-type="float" office:value="34.29">
            <text:p>34.29</text:p>
          </table:table-cell>
          <table:table-cell office:value-type="float" office:value="236.04">
            <text:p>236.04</text:p>
          </table:table-cell>
          <table:table-cell table:number-columns-repeated="2"/>
          <table:table-cell office:value-type="float" office:value="62.79">
            <text:p>62.79</text:p>
          </table:table-cell>
          <table:table-cell office:value-type="float" office:value="37.51">
            <text:p>37.51</text:p>
          </table:table-cell>
          <table:table-cell office:value-type="float" office:value="239.08">
            <text:p>239.08</text:p>
          </table:table-cell>
        </table:table-row>
        <table:table-row table:style-name="ro1">
          <table:table-cell table:number-columns-repeated="3"/>
          <table:table-cell office:value-type="float" office:value="59.3">
            <text:p>59.3</text:p>
          </table:table-cell>
          <table:table-cell office:value-type="float" office:value="34.52">
            <text:p>34.52</text:p>
          </table:table-cell>
          <table:table-cell office:value-type="float" office:value="236.76">
            <text:p>236.76</text:p>
          </table:table-cell>
          <table:table-cell table:number-columns-repeated="2"/>
          <table:table-cell office:value-type="float" office:value="63.88">
            <text:p>63.88</text:p>
          </table:table-cell>
          <table:table-cell office:value-type="float" office:value="35.48">
            <text:p>35.48</text:p>
          </table:table-cell>
          <table:table-cell office:value-type="float" office:value="238.48">
            <text:p>238.48</text:p>
          </table:table-cell>
        </table:table-row>
        <table:table-row table:style-name="ro1">
          <table:table-cell table:number-columns-repeated="3"/>
          <table:table-cell office:value-type="float" office:value="57.91">
            <text:p>57.91</text:p>
          </table:table-cell>
          <table:table-cell office:value-type="float" office:value="34.01">
            <text:p>34.01</text:p>
          </table:table-cell>
          <table:table-cell office:value-type="float" office:value="236.33">
            <text:p>236.33</text:p>
          </table:table-cell>
          <table:table-cell table:number-columns-repeated="2"/>
          <table:table-cell office:value-type="float" office:value="68.53">
            <text:p>68.53</text:p>
          </table:table-cell>
          <table:table-cell office:value-type="float" office:value="38.18">
            <text:p>38.18</text:p>
          </table:table-cell>
          <table:table-cell office:value-type="float" office:value="238.61">
            <text:p>238.61</text:p>
          </table:table-cell>
        </table:table-row>
        <table:table-row table:style-name="ro1">
          <table:table-cell table:number-columns-repeated="3"/>
          <table:table-cell office:value-type="float" office:value="60.29">
            <text:p>60.29</text:p>
          </table:table-cell>
          <table:table-cell office:value-type="float" office:value="34.01">
            <text:p>34.01</text:p>
          </table:table-cell>
          <table:table-cell office:value-type="float" office:value="236.03">
            <text:p>236.03</text:p>
          </table:table-cell>
          <table:table-cell table:number-columns-repeated="2"/>
          <table:table-cell office:value-type="float" office:value="64.86">
            <text:p>64.86</text:p>
          </table:table-cell>
          <table:table-cell office:value-type="float" office:value="36.67">
            <text:p>36.67</text:p>
          </table:table-cell>
          <table:table-cell office:value-type="float" office:value="242.85">
            <text:p>242.85</text:p>
          </table:table-cell>
        </table:table-row>
        <table:table-row table:style-name="ro1">
          <table:table-cell table:number-columns-repeated="3"/>
          <table:table-cell office:value-type="float" office:value="57.84">
            <text:p>57.84</text:p>
          </table:table-cell>
          <table:table-cell office:value-type="float" office:value="35.01">
            <text:p>35.01</text:p>
          </table:table-cell>
          <table:table-cell office:value-type="float" office:value="235.76">
            <text:p>235.76</text:p>
          </table:table-cell>
          <table:table-cell table:number-columns-repeated="2"/>
          <table:table-cell office:value-type="float" office:value="65.73">
            <text:p>65.73</text:p>
          </table:table-cell>
          <table:table-cell office:value-type="float" office:value="35.82">
            <text:p>35.82</text:p>
          </table:table-cell>
          <table:table-cell office:value-type="float" office:value="238.46">
            <text:p>238.46</text:p>
          </table:table-cell>
        </table:table-row>
        <table:table-row table:style-name="ro1">
          <table:table-cell table:number-columns-repeated="3"/>
          <table:table-cell office:value-type="float" office:value="60.56">
            <text:p>60.56</text:p>
          </table:table-cell>
          <table:table-cell office:value-type="float" office:value="35.1">
            <text:p>35.1</text:p>
          </table:table-cell>
          <table:table-cell office:value-type="float" office:value="235.86">
            <text:p>235.86</text:p>
          </table:table-cell>
          <table:table-cell table:number-columns-repeated="2"/>
          <table:table-cell office:value-type="float" office:value="61.16">
            <text:p>61.16</text:p>
          </table:table-cell>
          <table:table-cell office:value-type="float" office:value="37.76">
            <text:p>37.76</text:p>
          </table:table-cell>
          <table:table-cell office:value-type="float" office:value="238.49">
            <text:p>238.49</text:p>
          </table:table-cell>
        </table:table-row>
        <table:table-row table:style-name="ro1">
          <table:table-cell table:number-columns-repeated="3"/>
          <table:table-cell office:value-type="float" office:value="57.71">
            <text:p>57.71</text:p>
          </table:table-cell>
          <table:table-cell office:value-type="float" office:value="33.98">
            <text:p>33.98</text:p>
          </table:table-cell>
          <table:table-cell office:value-type="float" office:value="235.9">
            <text:p>235.9</text:p>
          </table:table-cell>
          <table:table-cell table:number-columns-repeated="2"/>
          <table:table-cell office:value-type="float" office:value="60.66">
            <text:p>60.66</text:p>
          </table:table-cell>
          <table:table-cell office:value-type="float" office:value="36.27">
            <text:p>36.27</text:p>
          </table:table-cell>
          <table:table-cell office:value-type="float" office:value="239.32">
            <text:p>239.32</text:p>
          </table:table-cell>
        </table:table-row>
        <table:table-row table:style-name="ro1">
          <table:table-cell table:number-columns-repeated="3"/>
          <table:table-cell office:value-type="float" office:value="58.66">
            <text:p>58.66</text:p>
          </table:table-cell>
          <table:table-cell office:value-type="float" office:value="33.69">
            <text:p>33.69</text:p>
          </table:table-cell>
          <table:table-cell office:value-type="float" office:value="235.61">
            <text:p>235.61</text:p>
          </table:table-cell>
          <table:table-cell table:number-columns-repeated="2"/>
          <table:table-cell office:value-type="float" office:value="59.23">
            <text:p>59.23</text:p>
          </table:table-cell>
          <table:table-cell office:value-type="float" office:value="35.7">
            <text:p>35.7</text:p>
          </table:table-cell>
          <table:table-cell office:value-type="float" office:value="238.42">
            <text:p>238.42</text:p>
          </table:table-cell>
        </table:table-row>
        <table:table-row table:style-name="ro1">
          <table:table-cell table:number-columns-repeated="3"/>
          <table:table-cell office:value-type="float" office:value="57.69">
            <text:p>57.69</text:p>
          </table:table-cell>
          <table:table-cell office:value-type="float" office:value="33.41">
            <text:p>33.41</text:p>
          </table:table-cell>
          <table:table-cell office:value-type="float" office:value="235.87">
            <text:p>235.87</text:p>
          </table:table-cell>
          <table:table-cell table:number-columns-repeated="2"/>
          <table:table-cell office:value-type="float" office:value="62.27">
            <text:p>62.27</text:p>
          </table:table-cell>
          <table:table-cell office:value-type="float" office:value="37.53">
            <text:p>37.53</text:p>
          </table:table-cell>
          <table:table-cell office:value-type="float" office:value="238.62">
            <text:p>238.62</text:p>
          </table:table-cell>
        </table:table-row>
        <table:table-row table:style-name="ro1">
          <table:table-cell table:number-columns-repeated="3"/>
          <table:table-cell office:value-type="float" office:value="58.55">
            <text:p>58.55</text:p>
          </table:table-cell>
          <table:table-cell office:value-type="float" office:value="34.04">
            <text:p>34.04</text:p>
          </table:table-cell>
          <table:table-cell office:value-type="float" office:value="235.59">
            <text:p>235.59</text:p>
          </table:table-cell>
          <table:table-cell table:number-columns-repeated="2"/>
          <table:table-cell office:value-type="float" office:value="61.63">
            <text:p>61.63</text:p>
          </table:table-cell>
          <table:table-cell office:value-type="float" office:value="36.76">
            <text:p>36.76</text:p>
          </table:table-cell>
          <table:table-cell office:value-type="float" office:value="238.87">
            <text:p>238.87</text:p>
          </table:table-cell>
        </table:table-row>
        <table:table-row table:style-name="ro1">
          <table:table-cell table:number-columns-repeated="3"/>
          <table:table-cell office:value-type="float" office:value="60.51">
            <text:p>60.51</text:p>
          </table:table-cell>
          <table:table-cell office:value-type="float" office:value="34.26">
            <text:p>34.26</text:p>
          </table:table-cell>
          <table:table-cell office:value-type="float" office:value="235.68">
            <text:p>235.68</text:p>
          </table:table-cell>
          <table:table-cell table:number-columns-repeated="2"/>
          <table:table-cell office:value-type="float" office:value="64.92">
            <text:p>64.92</text:p>
          </table:table-cell>
          <table:table-cell office:value-type="float" office:value="35.87">
            <text:p>35.87</text:p>
          </table:table-cell>
          <table:table-cell office:value-type="float" office:value="238.73">
            <text:p>238.73</text:p>
          </table:table-cell>
        </table:table-row>
        <table:table-row table:style-name="ro1">
          <table:table-cell table:number-columns-repeated="3"/>
          <table:table-cell office:value-type="float" office:value="58.71">
            <text:p>58.71</text:p>
          </table:table-cell>
          <table:table-cell office:value-type="float" office:value="33.36">
            <text:p>33.36</text:p>
          </table:table-cell>
          <table:table-cell office:value-type="float" office:value="236.45">
            <text:p>236.45</text:p>
          </table:table-cell>
          <table:table-cell table:number-columns-repeated="2"/>
          <table:table-cell office:value-type="float" office:value="62.62">
            <text:p>62.62</text:p>
          </table:table-cell>
          <table:table-cell office:value-type="float" office:value="36.84">
            <text:p>36.84</text:p>
          </table:table-cell>
          <table:table-cell office:value-type="float" office:value="239.42">
            <text:p>239.42</text:p>
          </table:table-cell>
        </table:table-row>
        <table:table-row table:style-name="ro1">
          <table:table-cell table:number-columns-repeated="3"/>
          <table:table-cell office:value-type="float" office:value="58.23">
            <text:p>58.23</text:p>
          </table:table-cell>
          <table:table-cell office:value-type="float" office:value="33.77">
            <text:p>33.77</text:p>
          </table:table-cell>
          <table:table-cell office:value-type="float" office:value="235.73">
            <text:p>235.73</text:p>
          </table:table-cell>
          <table:table-cell table:number-columns-repeated="2"/>
          <table:table-cell office:value-type="float" office:value="66.28">
            <text:p>66.28</text:p>
          </table:table-cell>
          <table:table-cell office:value-type="float" office:value="36.8">
            <text:p>36.8</text:p>
          </table:table-cell>
          <table:table-cell office:value-type="float" office:value="238.49">
            <text:p>238.49</text:p>
          </table:table-cell>
        </table:table-row>
        <table:table-row table:style-name="ro1">
          <table:table-cell table:number-columns-repeated="3"/>
          <table:table-cell office:value-type="float" office:value="60.15">
            <text:p>60.15</text:p>
          </table:table-cell>
          <table:table-cell office:value-type="float" office:value="35.48">
            <text:p>35.48</text:p>
          </table:table-cell>
          <table:table-cell office:value-type="float" office:value="235.81">
            <text:p>235.81</text:p>
          </table:table-cell>
          <table:table-cell table:number-columns-repeated="2"/>
          <table:table-cell office:value-type="float" office:value="67.09">
            <text:p>67.09</text:p>
          </table:table-cell>
          <table:table-cell office:value-type="float" office:value="37.29">
            <text:p>37.29</text:p>
          </table:table-cell>
          <table:table-cell office:value-type="float" office:value="238.84">
            <text:p>238.84</text:p>
          </table:table-cell>
        </table:table-row>
        <table:table-row table:style-name="ro1">
          <table:table-cell table:number-columns-repeated="3"/>
          <table:table-cell office:value-type="float" office:value="58.06">
            <text:p>58.06</text:p>
          </table:table-cell>
          <table:table-cell office:value-type="float" office:value="34.97">
            <text:p>34.97</text:p>
          </table:table-cell>
          <table:table-cell office:value-type="float" office:value="235.66">
            <text:p>235.66</text:p>
          </table:table-cell>
          <table:table-cell table:number-columns-repeated="2"/>
          <table:table-cell office:value-type="float" office:value="64.09">
            <text:p>64.09</text:p>
          </table:table-cell>
          <table:table-cell office:value-type="float" office:value="36.12">
            <text:p>36.12</text:p>
          </table:table-cell>
          <table:table-cell office:value-type="float" office:value="238.54">
            <text:p>238.54</text:p>
          </table:table-cell>
        </table:table-row>
        <table:table-row table:style-name="ro1">
          <table:table-cell table:number-columns-repeated="3"/>
          <table:table-cell office:value-type="float" office:value="59.67">
            <text:p>59.67</text:p>
          </table:table-cell>
          <table:table-cell office:value-type="float" office:value="33.98">
            <text:p>33.98</text:p>
          </table:table-cell>
          <table:table-cell office:value-type="float" office:value="236.51">
            <text:p>236.51</text:p>
          </table:table-cell>
          <table:table-cell table:number-columns-repeated="2"/>
          <table:table-cell office:value-type="float" office:value="62.99">
            <text:p>62.99</text:p>
          </table:table-cell>
          <table:table-cell office:value-type="float" office:value="36.45">
            <text:p>36.45</text:p>
          </table:table-cell>
          <table:table-cell office:value-type="float" office:value="238.66">
            <text:p>238.66</text:p>
          </table:table-cell>
        </table:table-row>
        <table:table-row table:style-name="ro1">
          <table:table-cell table:number-columns-repeated="3"/>
          <table:table-cell office:value-type="float" office:value="58.85">
            <text:p>58.85</text:p>
          </table:table-cell>
          <table:table-cell office:value-type="float" office:value="34.08">
            <text:p>34.08</text:p>
          </table:table-cell>
          <table:table-cell office:value-type="float" office:value="235.59">
            <text:p>235.59</text:p>
          </table:table-cell>
          <table:table-cell table:number-columns-repeated="2"/>
          <table:table-cell office:value-type="float" office:value="63.49">
            <text:p>63.49</text:p>
          </table:table-cell>
          <table:table-cell office:value-type="float" office:value="36.84">
            <text:p>36.84</text:p>
          </table:table-cell>
          <table:table-cell office:value-type="float" office:value="238.75">
            <text:p>238.75</text:p>
          </table:table-cell>
        </table:table-row>
        <table:table-row table:style-name="ro1">
          <table:table-cell table:number-columns-repeated="3"/>
          <table:table-cell office:value-type="float" office:value="59.31">
            <text:p>59.31</text:p>
          </table:table-cell>
          <table:table-cell office:value-type="float" office:value="34.41">
            <text:p>34.41</text:p>
          </table:table-cell>
          <table:table-cell office:value-type="float" office:value="235.83">
            <text:p>235.83</text:p>
          </table:table-cell>
          <table:table-cell table:number-columns-repeated="2"/>
          <table:table-cell office:value-type="float" office:value="61.31">
            <text:p>61.31</text:p>
          </table:table-cell>
          <table:table-cell office:value-type="float" office:value="36.41">
            <text:p>36.41</text:p>
          </table:table-cell>
          <table:table-cell office:value-type="float" office:value="239.15">
            <text:p>239.15</text:p>
          </table:table-cell>
        </table:table-row>
        <table:table-row table:style-name="ro1">
          <table:table-cell table:number-columns-repeated="3"/>
          <table:table-cell office:value-type="float" office:value="58.96">
            <text:p>58.96</text:p>
          </table:table-cell>
          <table:table-cell office:value-type="float" office:value="33.99">
            <text:p>33.99</text:p>
          </table:table-cell>
          <table:table-cell office:value-type="float" office:value="235.47">
            <text:p>235.47</text:p>
          </table:table-cell>
          <table:table-cell table:number-columns-repeated="2"/>
          <table:table-cell office:value-type="float" office:value="63.43">
            <text:p>63.43</text:p>
          </table:table-cell>
          <table:table-cell office:value-type="float" office:value="36.23">
            <text:p>36.23</text:p>
          </table:table-cell>
          <table:table-cell office:value-type="float" office:value="238.74">
            <text:p>238.74</text:p>
          </table:table-cell>
        </table:table-row>
        <table:table-row table:style-name="ro1">
          <table:table-cell table:number-columns-repeated="3"/>
          <table:table-cell office:value-type="float" office:value="58.88">
            <text:p>58.88</text:p>
          </table:table-cell>
          <table:table-cell office:value-type="float" office:value="33.62">
            <text:p>33.62</text:p>
          </table:table-cell>
          <table:table-cell office:value-type="float" office:value="235.81">
            <text:p>235.81</text:p>
          </table:table-cell>
          <table:table-cell table:number-columns-repeated="2"/>
          <table:table-cell office:value-type="float" office:value="62.64">
            <text:p>62.64</text:p>
          </table:table-cell>
          <table:table-cell office:value-type="float" office:value="37.46">
            <text:p>37.46</text:p>
          </table:table-cell>
          <table:table-cell office:value-type="float" office:value="238.57">
            <text:p>238.57</text:p>
          </table:table-cell>
        </table:table-row>
        <table:table-row table:style-name="ro1">
          <table:table-cell table:number-columns-repeated="3"/>
          <table:table-cell office:value-type="float" office:value="58.42">
            <text:p>58.42</text:p>
          </table:table-cell>
          <table:table-cell office:value-type="float" office:value="34.91">
            <text:p>34.91</text:p>
          </table:table-cell>
          <table:table-cell office:value-type="float" office:value="235.53">
            <text:p>235.53</text:p>
          </table:table-cell>
          <table:table-cell table:number-columns-repeated="2"/>
          <table:table-cell office:value-type="float" office:value="63.13">
            <text:p>63.13</text:p>
          </table:table-cell>
          <table:table-cell office:value-type="float" office:value="37.18">
            <text:p>37.18</text:p>
          </table:table-cell>
          <table:table-cell office:value-type="float" office:value="239.19">
            <text:p>239.19</text:p>
          </table:table-cell>
        </table:table-row>
        <table:table-row table:style-name="ro1">
          <table:table-cell table:number-columns-repeated="3"/>
          <table:table-cell office:value-type="float" office:value="60.19">
            <text:p>60.19</text:p>
          </table:table-cell>
          <table:table-cell office:value-type="float" office:value="34.79">
            <text:p>34.79</text:p>
          </table:table-cell>
          <table:table-cell office:value-type="float" office:value="235.54">
            <text:p>235.54</text:p>
          </table:table-cell>
          <table:table-cell table:number-columns-repeated="2"/>
          <table:table-cell office:value-type="float" office:value="64.73">
            <text:p>64.73</text:p>
          </table:table-cell>
          <table:table-cell office:value-type="float" office:value="36.54">
            <text:p>36.54</text:p>
          </table:table-cell>
          <table:table-cell office:value-type="float" office:value="238.64">
            <text:p>238.64</text:p>
          </table:table-cell>
        </table:table-row>
        <table:table-row table:style-name="ro1">
          <table:table-cell table:number-columns-repeated="3"/>
          <table:table-cell office:value-type="float" office:value="59.63">
            <text:p>59.63</text:p>
          </table:table-cell>
          <table:table-cell office:value-type="float" office:value="32.84">
            <text:p>32.84</text:p>
          </table:table-cell>
          <table:table-cell office:value-type="float" office:value="235.68">
            <text:p>235.68</text:p>
          </table:table-cell>
          <table:table-cell table:number-columns-repeated="2"/>
          <table:table-cell office:value-type="float" office:value="64.43">
            <text:p>64.43</text:p>
          </table:table-cell>
          <table:table-cell office:value-type="float" office:value="36.58">
            <text:p>36.58</text:p>
          </table:table-cell>
          <table:table-cell office:value-type="float" office:value="238.79">
            <text:p>238.79</text:p>
          </table:table-cell>
        </table:table-row>
        <table:table-row table:style-name="ro1">
          <table:table-cell table:number-columns-repeated="3"/>
          <table:table-cell office:value-type="float" office:value="58.87">
            <text:p>58.87</text:p>
          </table:table-cell>
          <table:table-cell office:value-type="float" office:value="33.82">
            <text:p>33.82</text:p>
          </table:table-cell>
          <table:table-cell office:value-type="float" office:value="235.6">
            <text:p>235.6</text:p>
          </table:table-cell>
          <table:table-cell table:number-columns-repeated="2"/>
          <table:table-cell office:value-type="float" office:value="68.43">
            <text:p>68.43</text:p>
          </table:table-cell>
          <table:table-cell office:value-type="float" office:value="35.82">
            <text:p>35.82</text:p>
          </table:table-cell>
          <table:table-cell office:value-type="float" office:value="239.09">
            <text:p>239.09</text:p>
          </table:table-cell>
        </table:table-row>
        <table:table-row table:style-name="ro1">
          <table:table-cell table:number-columns-repeated="3"/>
          <table:table-cell office:value-type="float" office:value="58.79">
            <text:p>58.79</text:p>
          </table:table-cell>
          <table:table-cell office:value-type="float" office:value="33.62">
            <text:p>33.62</text:p>
          </table:table-cell>
          <table:table-cell office:value-type="float" office:value="235.68">
            <text:p>235.68</text:p>
          </table:table-cell>
          <table:table-cell table:number-columns-repeated="2"/>
          <table:table-cell office:value-type="float" office:value="66.84">
            <text:p>66.84</text:p>
          </table:table-cell>
          <table:table-cell office:value-type="float" office:value="35.88">
            <text:p>35.88</text:p>
          </table:table-cell>
          <table:table-cell office:value-type="float" office:value="238.78">
            <text:p>238.78</text:p>
          </table:table-cell>
        </table:table-row>
        <table:table-row table:style-name="ro1">
          <table:table-cell table:number-columns-repeated="3"/>
          <table:table-cell office:value-type="float" office:value="58.61">
            <text:p>58.61</text:p>
          </table:table-cell>
          <table:table-cell office:value-type="float" office:value="34.48">
            <text:p>34.48</text:p>
          </table:table-cell>
          <table:table-cell office:value-type="float" office:value="235.84">
            <text:p>235.84</text:p>
          </table:table-cell>
          <table:table-cell table:number-columns-repeated="2"/>
          <table:table-cell office:value-type="float" office:value="64.96">
            <text:p>64.96</text:p>
          </table:table-cell>
          <table:table-cell office:value-type="float" office:value="38.46">
            <text:p>38.46</text:p>
          </table:table-cell>
          <table:table-cell office:value-type="float" office:value="238.63">
            <text:p>238.63</text:p>
          </table:table-cell>
        </table:table-row>
        <table:table-row table:style-name="ro1">
          <table:table-cell table:number-columns-repeated="3"/>
          <table:table-cell office:value-type="float" office:value="60.14">
            <text:p>60.14</text:p>
          </table:table-cell>
          <table:table-cell office:value-type="float" office:value="34.55">
            <text:p>34.55</text:p>
          </table:table-cell>
          <table:table-cell office:value-type="float" office:value="236.14">
            <text:p>236.14</text:p>
          </table:table-cell>
          <table:table-cell table:number-columns-repeated="2"/>
          <table:table-cell office:value-type="float" office:value="61.74">
            <text:p>61.74</text:p>
          </table:table-cell>
          <table:table-cell office:value-type="float" office:value="35.2">
            <text:p>35.2</text:p>
          </table:table-cell>
          <table:table-cell office:value-type="float" office:value="238.64">
            <text:p>238.64</text:p>
          </table:table-cell>
        </table:table-row>
        <table:table-row table:style-name="ro1">
          <table:table-cell table:number-columns-repeated="3"/>
          <table:table-cell office:value-type="float" office:value="58.89">
            <text:p>58.89</text:p>
          </table:table-cell>
          <table:table-cell office:value-type="float" office:value="34.15">
            <text:p>34.15</text:p>
          </table:table-cell>
          <table:table-cell office:value-type="float" office:value="236.15">
            <text:p>236.15</text:p>
          </table:table-cell>
          <table:table-cell table:number-columns-repeated="2"/>
          <table:table-cell office:value-type="float" office:value="61.52">
            <text:p>61.52</text:p>
          </table:table-cell>
          <table:table-cell office:value-type="float" office:value="36.96">
            <text:p>36.96</text:p>
          </table:table-cell>
          <table:table-cell office:value-type="float" office:value="238.71">
            <text:p>238.71</text:p>
          </table:table-cell>
        </table:table-row>
        <table:table-row table:style-name="ro1">
          <table:table-cell table:number-columns-repeated="3"/>
          <table:table-cell office:value-type="float" office:value="63">
            <text:p>63</text:p>
          </table:table-cell>
          <table:table-cell office:value-type="float" office:value="34.17">
            <text:p>34.17</text:p>
          </table:table-cell>
          <table:table-cell office:value-type="float" office:value="236.27">
            <text:p>236.27</text:p>
          </table:table-cell>
          <table:table-cell table:number-columns-repeated="2"/>
          <table:table-cell office:value-type="float" office:value="61.71">
            <text:p>61.71</text:p>
          </table:table-cell>
          <table:table-cell office:value-type="float" office:value="38.12">
            <text:p>38.12</text:p>
          </table:table-cell>
          <table:table-cell office:value-type="float" office:value="238.58">
            <text:p>238.58</text:p>
          </table:table-cell>
        </table:table-row>
        <table:table-row table:style-name="ro1">
          <table:table-cell table:number-columns-repeated="3"/>
          <table:table-cell office:value-type="float" office:value="59.79">
            <text:p>59.79</text:p>
          </table:table-cell>
          <table:table-cell office:value-type="float" office:value="34.18">
            <text:p>34.18</text:p>
          </table:table-cell>
          <table:table-cell office:value-type="float" office:value="235.83">
            <text:p>235.83</text:p>
          </table:table-cell>
          <table:table-cell table:number-columns-repeated="2"/>
          <table:table-cell office:value-type="float" office:value="66.16">
            <text:p>66.16</text:p>
          </table:table-cell>
          <table:table-cell office:value-type="float" office:value="35.97">
            <text:p>35.97</text:p>
          </table:table-cell>
          <table:table-cell office:value-type="float" office:value="238.54">
            <text:p>238.54</text:p>
          </table:table-cell>
        </table:table-row>
        <table:table-row table:style-name="ro1">
          <table:table-cell table:number-columns-repeated="3"/>
          <table:table-cell office:value-type="float" office:value="59.82">
            <text:p>59.82</text:p>
          </table:table-cell>
          <table:table-cell office:value-type="float" office:value="34.45">
            <text:p>34.45</text:p>
          </table:table-cell>
          <table:table-cell office:value-type="float" office:value="236.22">
            <text:p>236.22</text:p>
          </table:table-cell>
          <table:table-cell table:number-columns-repeated="2"/>
          <table:table-cell office:value-type="float" office:value="65.17">
            <text:p>65.17</text:p>
          </table:table-cell>
          <table:table-cell office:value-type="float" office:value="37.19">
            <text:p>37.19</text:p>
          </table:table-cell>
          <table:table-cell office:value-type="float" office:value="238.51">
            <text:p>238.51</text:p>
          </table:table-cell>
        </table:table-row>
        <table:table-row table:style-name="ro1">
          <table:table-cell table:number-columns-repeated="3"/>
          <table:table-cell office:value-type="float" office:value="61.99">
            <text:p>61.99</text:p>
          </table:table-cell>
          <table:table-cell office:value-type="float" office:value="35.88">
            <text:p>35.88</text:p>
          </table:table-cell>
          <table:table-cell office:value-type="float" office:value="235.6">
            <text:p>235.6</text:p>
          </table:table-cell>
          <table:table-cell table:number-columns-repeated="2"/>
          <table:table-cell office:value-type="float" office:value="66.64">
            <text:p>66.64</text:p>
          </table:table-cell>
          <table:table-cell office:value-type="float" office:value="36.82">
            <text:p>36.82</text:p>
          </table:table-cell>
          <table:table-cell office:value-type="float" office:value="238.44">
            <text:p>238.44</text:p>
          </table:table-cell>
        </table:table-row>
        <table:table-row table:style-name="ro1">
          <table:table-cell table:number-columns-repeated="3"/>
          <table:table-cell office:value-type="float" office:value="64.97">
            <text:p>64.97</text:p>
          </table:table-cell>
          <table:table-cell office:value-type="float" office:value="33.68">
            <text:p>33.68</text:p>
          </table:table-cell>
          <table:table-cell office:value-type="float" office:value="235.74">
            <text:p>235.74</text:p>
          </table:table-cell>
          <table:table-cell table:number-columns-repeated="2"/>
          <table:table-cell office:value-type="float" office:value="63.52">
            <text:p>63.52</text:p>
          </table:table-cell>
          <table:table-cell office:value-type="float" office:value="38.31">
            <text:p>38.31</text:p>
          </table:table-cell>
          <table:table-cell office:value-type="float" office:value="239.03">
            <text:p>239.03</text:p>
          </table:table-cell>
        </table:table-row>
        <table:table-row table:style-name="ro1">
          <table:table-cell table:number-columns-repeated="3"/>
          <table:table-cell office:value-type="float" office:value="59.29">
            <text:p>59.29</text:p>
          </table:table-cell>
          <table:table-cell office:value-type="float" office:value="35.02">
            <text:p>35.02</text:p>
          </table:table-cell>
          <table:table-cell office:value-type="float" office:value="235.55">
            <text:p>235.55</text:p>
          </table:table-cell>
          <table:table-cell table:number-columns-repeated="2"/>
          <table:table-cell office:value-type="float" office:value="56.74">
            <text:p>56.74</text:p>
          </table:table-cell>
          <table:table-cell office:value-type="float" office:value="36.87">
            <text:p>36.87</text:p>
          </table:table-cell>
          <table:table-cell office:value-type="float" office:value="238.46">
            <text:p>238.46</text:p>
          </table:table-cell>
        </table:table-row>
        <table:table-row table:style-name="ro1">
          <table:table-cell table:number-columns-repeated="3"/>
          <table:table-cell office:value-type="float" office:value="59.87">
            <text:p>59.87</text:p>
          </table:table-cell>
          <table:table-cell office:value-type="float" office:value="35.02">
            <text:p>35.02</text:p>
          </table:table-cell>
          <table:table-cell office:value-type="float" office:value="235.65">
            <text:p>235.65</text:p>
          </table:table-cell>
          <table:table-cell table:number-columns-repeated="2"/>
          <table:table-cell office:value-type="float" office:value="68.59">
            <text:p>68.59</text:p>
          </table:table-cell>
          <table:table-cell office:value-type="float" office:value="37.14">
            <text:p>37.14</text:p>
          </table:table-cell>
          <table:table-cell office:value-type="float" office:value="238.66">
            <text:p>238.66</text:p>
          </table:table-cell>
        </table:table-row>
        <table:table-row table:style-name="ro1">
          <table:table-cell table:number-columns-repeated="3"/>
          <table:table-cell office:value-type="float" office:value="58.13">
            <text:p>58.13</text:p>
          </table:table-cell>
          <table:table-cell office:value-type="float" office:value="34.02">
            <text:p>34.02</text:p>
          </table:table-cell>
          <table:table-cell office:value-type="float" office:value="235.85">
            <text:p>235.85</text:p>
          </table:table-cell>
          <table:table-cell table:number-columns-repeated="2"/>
          <table:table-cell office:value-type="float" office:value="67.83">
            <text:p>67.83</text:p>
          </table:table-cell>
          <table:table-cell office:value-type="float" office:value="38.26">
            <text:p>38.26</text:p>
          </table:table-cell>
          <table:table-cell office:value-type="float" office:value="238.59">
            <text:p>238.59</text:p>
          </table:table-cell>
        </table:table-row>
        <table:table-row table:style-name="ro1">
          <table:table-cell table:number-columns-repeated="3"/>
          <table:table-cell office:value-type="float" office:value="57.83">
            <text:p>57.83</text:p>
          </table:table-cell>
          <table:table-cell office:value-type="float" office:value="34.09">
            <text:p>34.09</text:p>
          </table:table-cell>
          <table:table-cell office:value-type="float" office:value="235.84">
            <text:p>235.84</text:p>
          </table:table-cell>
          <table:table-cell table:number-columns-repeated="2"/>
          <table:table-cell office:value-type="float" office:value="68.07">
            <text:p>68.07</text:p>
          </table:table-cell>
          <table:table-cell office:value-type="float" office:value="36.21">
            <text:p>36.21</text:p>
          </table:table-cell>
          <table:table-cell office:value-type="float" office:value="239.25">
            <text:p>239.25</text:p>
          </table:table-cell>
        </table:table-row>
        <table:table-row table:style-name="ro1">
          <table:table-cell table:number-columns-repeated="3"/>
          <table:table-cell office:value-type="float" office:value="64.53">
            <text:p>64.53</text:p>
          </table:table-cell>
          <table:table-cell office:value-type="float" office:value="34.47">
            <text:p>34.47</text:p>
          </table:table-cell>
          <table:table-cell office:value-type="float" office:value="235.93">
            <text:p>235.93</text:p>
          </table:table-cell>
          <table:table-cell table:number-columns-repeated="2"/>
          <table:table-cell office:value-type="float" office:value="63.87">
            <text:p>63.87</text:p>
          </table:table-cell>
          <table:table-cell office:value-type="float" office:value="36.65">
            <text:p>36.65</text:p>
          </table:table-cell>
          <table:table-cell office:value-type="float" office:value="238.33">
            <text:p>238.33</text:p>
          </table:table-cell>
        </table:table-row>
        <table:table-row table:style-name="ro1">
          <table:table-cell table:number-columns-repeated="3"/>
          <table:table-cell office:value-type="float" office:value="57.91">
            <text:p>57.91</text:p>
          </table:table-cell>
          <table:table-cell office:value-type="float" office:value="33.53">
            <text:p>33.53</text:p>
          </table:table-cell>
          <table:table-cell office:value-type="float" office:value="237.18">
            <text:p>237.18</text:p>
          </table:table-cell>
          <table:table-cell table:number-columns-repeated="2"/>
          <table:table-cell office:value-type="float" office:value="62.86">
            <text:p>62.86</text:p>
          </table:table-cell>
          <table:table-cell office:value-type="float" office:value="37.6">
            <text:p>37.6</text:p>
          </table:table-cell>
          <table:table-cell office:value-type="float" office:value="238.64">
            <text:p>238.64</text:p>
          </table:table-cell>
        </table:table-row>
        <table:table-row table:style-name="ro1">
          <table:table-cell table:number-columns-repeated="3"/>
          <table:table-cell office:value-type="float" office:value="59.48">
            <text:p>59.48</text:p>
          </table:table-cell>
          <table:table-cell office:value-type="float" office:value="33.8">
            <text:p>33.8</text:p>
          </table:table-cell>
          <table:table-cell office:value-type="float" office:value="235.81">
            <text:p>235.81</text:p>
          </table:table-cell>
          <table:table-cell table:number-columns-repeated="2"/>
          <table:table-cell office:value-type="float" office:value="65.64">
            <text:p>65.64</text:p>
          </table:table-cell>
          <table:table-cell office:value-type="float" office:value="37.03">
            <text:p>37.03</text:p>
          </table:table-cell>
          <table:table-cell office:value-type="float" office:value="238.22">
            <text:p>238.22</text:p>
          </table:table-cell>
        </table:table-row>
        <table:table-row table:style-name="ro1">
          <table:table-cell table:number-columns-repeated="3"/>
          <table:table-cell office:value-type="float" office:value="62.48">
            <text:p>62.48</text:p>
          </table:table-cell>
          <table:table-cell office:value-type="float" office:value="35.45">
            <text:p>35.45</text:p>
          </table:table-cell>
          <table:table-cell office:value-type="float" office:value="236.77">
            <text:p>236.77</text:p>
          </table:table-cell>
          <table:table-cell table:number-columns-repeated="2"/>
          <table:table-cell office:value-type="float" office:value="66.9">
            <text:p>66.9</text:p>
          </table:table-cell>
          <table:table-cell office:value-type="float" office:value="36.94">
            <text:p>36.94</text:p>
          </table:table-cell>
          <table:table-cell office:value-type="float" office:value="238.71">
            <text:p>238.71</text:p>
          </table:table-cell>
        </table:table-row>
        <table:table-row table:style-name="ro1">
          <table:table-cell table:number-columns-repeated="3"/>
          <table:table-cell office:value-type="float" office:value="59.26">
            <text:p>59.26</text:p>
          </table:table-cell>
          <table:table-cell office:value-type="float" office:value="34.22">
            <text:p>34.22</text:p>
          </table:table-cell>
          <table:table-cell office:value-type="float" office:value="236.5">
            <text:p>236.5</text:p>
          </table:table-cell>
          <table:table-cell table:number-columns-repeated="2"/>
          <table:table-cell office:value-type="float" office:value="66.86">
            <text:p>66.86</text:p>
          </table:table-cell>
          <table:table-cell office:value-type="float" office:value="37.16">
            <text:p>37.16</text:p>
          </table:table-cell>
          <table:table-cell office:value-type="float" office:value="238.36">
            <text:p>238.36</text:p>
          </table:table-cell>
        </table:table-row>
        <table:table-row table:style-name="ro1">
          <table:table-cell table:number-columns-repeated="3"/>
          <table:table-cell office:value-type="float" office:value="59.74">
            <text:p>59.74</text:p>
          </table:table-cell>
          <table:table-cell office:value-type="float" office:value="34.03">
            <text:p>34.03</text:p>
          </table:table-cell>
          <table:table-cell office:value-type="float" office:value="236.12">
            <text:p>236.12</text:p>
          </table:table-cell>
          <table:table-cell table:number-columns-repeated="2"/>
          <table:table-cell office:value-type="float" office:value="65.42">
            <text:p>65.42</text:p>
          </table:table-cell>
          <table:table-cell office:value-type="float" office:value="37.41">
            <text:p>37.41</text:p>
          </table:table-cell>
          <table:table-cell office:value-type="float" office:value="238.83">
            <text:p>238.83</text:p>
          </table:table-cell>
        </table:table-row>
        <table:table-row table:style-name="ro1">
          <table:table-cell table:number-columns-repeated="3"/>
          <table:table-cell office:value-type="float" office:value="58.85">
            <text:p>58.85</text:p>
          </table:table-cell>
          <table:table-cell office:value-type="float" office:value="34.03">
            <text:p>34.03</text:p>
          </table:table-cell>
          <table:table-cell office:value-type="float" office:value="236.15">
            <text:p>236.15</text:p>
          </table:table-cell>
          <table:table-cell table:number-columns-repeated="2"/>
          <table:table-cell office:value-type="float" office:value="64.34">
            <text:p>64.34</text:p>
          </table:table-cell>
          <table:table-cell office:value-type="float" office:value="37.06">
            <text:p>37.06</text:p>
          </table:table-cell>
          <table:table-cell office:value-type="float" office:value="240.54">
            <text:p>240.54</text:p>
          </table:table-cell>
        </table:table-row>
        <table:table-row table:style-name="ro1">
          <table:table-cell table:number-columns-repeated="3"/>
          <table:table-cell office:value-type="float" office:value="57.85">
            <text:p>57.85</text:p>
          </table:table-cell>
          <table:table-cell office:value-type="float" office:value="34.11">
            <text:p>34.11</text:p>
          </table:table-cell>
          <table:table-cell office:value-type="float" office:value="236.21">
            <text:p>236.21</text:p>
          </table:table-cell>
          <table:table-cell table:number-columns-repeated="2"/>
          <table:table-cell office:value-type="float" office:value="62.98">
            <text:p>62.98</text:p>
          </table:table-cell>
          <table:table-cell office:value-type="float" office:value="37.09">
            <text:p>37.09</text:p>
          </table:table-cell>
          <table:table-cell office:value-type="float" office:value="238.4">
            <text:p>238.4</text:p>
          </table:table-cell>
        </table:table-row>
        <table:table-row table:style-name="ro1">
          <table:table-cell table:number-columns-repeated="3"/>
          <table:table-cell office:value-type="float" office:value="57.96">
            <text:p>57.96</text:p>
          </table:table-cell>
          <table:table-cell office:value-type="float" office:value="33.73">
            <text:p>33.73</text:p>
          </table:table-cell>
          <table:table-cell office:value-type="float" office:value="237.76">
            <text:p>237.76</text:p>
          </table:table-cell>
          <table:table-cell table:number-columns-repeated="2"/>
          <table:table-cell office:value-type="float" office:value="62.59">
            <text:p>62.59</text:p>
          </table:table-cell>
          <table:table-cell office:value-type="float" office:value="36.82">
            <text:p>36.82</text:p>
          </table:table-cell>
          <table:table-cell office:value-type="float" office:value="239.88">
            <text:p>239.88</text:p>
          </table:table-cell>
        </table:table-row>
        <table:table-row table:style-name="ro1">
          <table:table-cell table:number-columns-repeated="3"/>
          <table:table-cell office:value-type="float" office:value="60.2">
            <text:p>60.2</text:p>
          </table:table-cell>
          <table:table-cell office:value-type="float" office:value="35.74">
            <text:p>35.74</text:p>
          </table:table-cell>
          <table:table-cell office:value-type="float" office:value="235.63">
            <text:p>235.63</text:p>
          </table:table-cell>
          <table:table-cell table:number-columns-repeated="2"/>
          <table:table-cell office:value-type="float" office:value="67.22">
            <text:p>67.22</text:p>
          </table:table-cell>
          <table:table-cell office:value-type="float" office:value="36.64">
            <text:p>36.64</text:p>
          </table:table-cell>
          <table:table-cell office:value-type="float" office:value="238.34">
            <text:p>238.34</text:p>
          </table:table-cell>
        </table:table-row>
        <table:table-row table:style-name="ro1">
          <table:table-cell table:number-columns-repeated="3"/>
          <table:table-cell office:value-type="float" office:value="59.09">
            <text:p>59.09</text:p>
          </table:table-cell>
          <table:table-cell office:value-type="float" office:value="34.36">
            <text:p>34.36</text:p>
          </table:table-cell>
          <table:table-cell office:value-type="float" office:value="235.45">
            <text:p>235.45</text:p>
          </table:table-cell>
          <table:table-cell table:number-columns-repeated="2"/>
          <table:table-cell office:value-type="float" office:value="63.11">
            <text:p>63.11</text:p>
          </table:table-cell>
          <table:table-cell office:value-type="float" office:value="35.66">
            <text:p>35.66</text:p>
          </table:table-cell>
          <table:table-cell office:value-type="float" office:value="239.85">
            <text:p>239.85</text:p>
          </table:table-cell>
        </table:table-row>
        <table:table-row table:style-name="ro1">
          <table:table-cell table:number-columns-repeated="3"/>
          <table:table-cell office:value-type="float" office:value="59.01">
            <text:p>59.01</text:p>
          </table:table-cell>
          <table:table-cell office:value-type="float" office:value="33.55">
            <text:p>33.55</text:p>
          </table:table-cell>
          <table:table-cell office:value-type="float" office:value="235.64">
            <text:p>235.64</text:p>
          </table:table-cell>
          <table:table-cell table:number-columns-repeated="2"/>
          <table:table-cell office:value-type="float" office:value="62.74">
            <text:p>62.74</text:p>
          </table:table-cell>
          <table:table-cell office:value-type="float" office:value="37.61">
            <text:p>37.61</text:p>
          </table:table-cell>
          <table:table-cell office:value-type="float" office:value="241.93">
            <text:p>241.93</text:p>
          </table:table-cell>
        </table:table-row>
        <table:table-row table:style-name="ro1">
          <table:table-cell table:number-columns-repeated="3"/>
          <table:table-cell office:value-type="float" office:value="57.75">
            <text:p>57.75</text:p>
          </table:table-cell>
          <table:table-cell office:value-type="float" office:value="33.48">
            <text:p>33.48</text:p>
          </table:table-cell>
          <table:table-cell office:value-type="float" office:value="235.5">
            <text:p>235.5</text:p>
          </table:table-cell>
          <table:table-cell table:number-columns-repeated="2"/>
          <table:table-cell office:value-type="float" office:value="65.8">
            <text:p>65.8</text:p>
          </table:table-cell>
          <table:table-cell office:value-type="float" office:value="37.72">
            <text:p>37.72</text:p>
          </table:table-cell>
          <table:table-cell office:value-type="float" office:value="238.89">
            <text:p>238.89</text:p>
          </table:table-cell>
        </table:table-row>
        <table:table-row table:style-name="ro1">
          <table:table-cell table:number-columns-repeated="3"/>
          <table:table-cell office:value-type="float" office:value="61.38">
            <text:p>61.38</text:p>
          </table:table-cell>
          <table:table-cell office:value-type="float" office:value="36">
            <text:p>36</text:p>
          </table:table-cell>
          <table:table-cell office:value-type="float" office:value="235.26">
            <text:p>235.26</text:p>
          </table:table-cell>
          <table:table-cell table:number-columns-repeated="2"/>
          <table:table-cell office:value-type="float" office:value="65.88">
            <text:p>65.88</text:p>
          </table:table-cell>
          <table:table-cell office:value-type="float" office:value="38.97">
            <text:p>38.97</text:p>
          </table:table-cell>
          <table:table-cell office:value-type="float" office:value="238.62">
            <text:p>238.62</text:p>
          </table:table-cell>
        </table:table-row>
        <table:table-row table:style-name="ro1">
          <table:table-cell table:number-columns-repeated="3"/>
          <table:table-cell office:value-type="float" office:value="57.76">
            <text:p>57.76</text:p>
          </table:table-cell>
          <table:table-cell office:value-type="float" office:value="33.57">
            <text:p>33.57</text:p>
          </table:table-cell>
          <table:table-cell office:value-type="float" office:value="235.59">
            <text:p>235.59</text:p>
          </table:table-cell>
          <table:table-cell table:number-columns-repeated="2"/>
          <table:table-cell office:value-type="float" office:value="67.99">
            <text:p>67.99</text:p>
          </table:table-cell>
          <table:table-cell office:value-type="float" office:value="38.92">
            <text:p>38.92</text:p>
          </table:table-cell>
          <table:table-cell office:value-type="float" office:value="238.99">
            <text:p>238.99</text:p>
          </table:table-cell>
        </table:table-row>
        <table:table-row table:style-name="ro1">
          <table:table-cell table:number-columns-repeated="3"/>
          <table:table-cell office:value-type="float" office:value="58.99">
            <text:p>58.99</text:p>
          </table:table-cell>
          <table:table-cell office:value-type="float" office:value="34.14">
            <text:p>34.14</text:p>
          </table:table-cell>
          <table:table-cell office:value-type="float" office:value="235.35">
            <text:p>235.35</text:p>
          </table:table-cell>
          <table:table-cell table:number-columns-repeated="2"/>
          <table:table-cell office:value-type="float" office:value="65.74">
            <text:p>65.74</text:p>
          </table:table-cell>
          <table:table-cell office:value-type="float" office:value="37.96">
            <text:p>37.96</text:p>
          </table:table-cell>
          <table:table-cell office:value-type="float" office:value="238.38">
            <text:p>238.38</text:p>
          </table:table-cell>
        </table:table-row>
        <table:table-row table:style-name="ro1">
          <table:table-cell table:number-columns-repeated="3"/>
          <table:table-cell office:value-type="float" office:value="58.48">
            <text:p>58.48</text:p>
          </table:table-cell>
          <table:table-cell office:value-type="float" office:value="36.82">
            <text:p>36.82</text:p>
          </table:table-cell>
          <table:table-cell office:value-type="float" office:value="235.74">
            <text:p>235.74</text:p>
          </table:table-cell>
          <table:table-cell table:number-columns-repeated="2"/>
          <table:table-cell office:value-type="float" office:value="63.92">
            <text:p>63.92</text:p>
          </table:table-cell>
          <table:table-cell office:value-type="float" office:value="36.34">
            <text:p>36.34</text:p>
          </table:table-cell>
          <table:table-cell office:value-type="float" office:value="237.88">
            <text:p>237.88</text:p>
          </table:table-cell>
        </table:table-row>
        <table:table-row table:style-name="ro1">
          <table:table-cell table:number-columns-repeated="3"/>
          <table:table-cell office:value-type="float" office:value="57.6">
            <text:p>57.6</text:p>
          </table:table-cell>
          <table:table-cell office:value-type="float" office:value="33.22">
            <text:p>33.22</text:p>
          </table:table-cell>
          <table:table-cell office:value-type="float" office:value="235.37">
            <text:p>235.37</text:p>
          </table:table-cell>
          <table:table-cell table:number-columns-repeated="2"/>
          <table:table-cell office:value-type="float" office:value="63.1">
            <text:p>63.1</text:p>
          </table:table-cell>
          <table:table-cell office:value-type="float" office:value="39.75">
            <text:p>39.75</text:p>
          </table:table-cell>
          <table:table-cell office:value-type="float" office:value="238.63">
            <text:p>238.63</text:p>
          </table:table-cell>
        </table:table-row>
        <table:table-row table:style-name="ro1">
          <table:table-cell table:number-columns-repeated="3"/>
          <table:table-cell office:value-type="float" office:value="57.9">
            <text:p>57.9</text:p>
          </table:table-cell>
          <table:table-cell office:value-type="float" office:value="33.81">
            <text:p>33.81</text:p>
          </table:table-cell>
          <table:table-cell office:value-type="float" office:value="236.54">
            <text:p>236.54</text:p>
          </table:table-cell>
          <table:table-cell table:number-columns-repeated="2"/>
          <table:table-cell office:value-type="float" office:value="65.11">
            <text:p>65.11</text:p>
          </table:table-cell>
          <table:table-cell office:value-type="float" office:value="38.27">
            <text:p>38.27</text:p>
          </table:table-cell>
          <table:table-cell office:value-type="float" office:value="238.43">
            <text:p>238.43</text:p>
          </table:table-cell>
        </table:table-row>
        <table:table-row table:style-name="ro1">
          <table:table-cell table:number-columns-repeated="3"/>
          <table:table-cell office:value-type="float" office:value="59.12">
            <text:p>59.12</text:p>
          </table:table-cell>
          <table:table-cell office:value-type="float" office:value="34.89">
            <text:p>34.89</text:p>
          </table:table-cell>
          <table:table-cell office:value-type="float" office:value="235.64">
            <text:p>235.64</text:p>
          </table:table-cell>
          <table:table-cell table:number-columns-repeated="2"/>
          <table:table-cell office:value-type="float" office:value="67.82">
            <text:p>67.82</text:p>
          </table:table-cell>
          <table:table-cell office:value-type="float" office:value="35.72">
            <text:p>35.72</text:p>
          </table:table-cell>
          <table:table-cell office:value-type="float" office:value="238.31">
            <text:p>238.31</text:p>
          </table:table-cell>
        </table:table-row>
        <table:table-row table:style-name="ro1">
          <table:table-cell table:number-columns-repeated="3"/>
          <table:table-cell office:value-type="float" office:value="58.16">
            <text:p>58.16</text:p>
          </table:table-cell>
          <table:table-cell office:value-type="float" office:value="33.95">
            <text:p>33.95</text:p>
          </table:table-cell>
          <table:table-cell office:value-type="float" office:value="235.76">
            <text:p>235.76</text:p>
          </table:table-cell>
          <table:table-cell table:number-columns-repeated="2"/>
          <table:table-cell office:value-type="float" office:value="64.39">
            <text:p>64.39</text:p>
          </table:table-cell>
          <table:table-cell office:value-type="float" office:value="36.1">
            <text:p>36.1</text:p>
          </table:table-cell>
          <table:table-cell office:value-type="float" office:value="238.73">
            <text:p>238.73</text:p>
          </table:table-cell>
        </table:table-row>
        <table:table-row table:style-name="ro1">
          <table:table-cell table:number-columns-repeated="3"/>
          <table:table-cell office:value-type="float" office:value="58.15">
            <text:p>58.15</text:p>
          </table:table-cell>
          <table:table-cell office:value-type="float" office:value="33.84">
            <text:p>33.84</text:p>
          </table:table-cell>
          <table:table-cell office:value-type="float" office:value="235.89">
            <text:p>235.89</text:p>
          </table:table-cell>
          <table:table-cell table:number-columns-repeated="2"/>
          <table:table-cell office:value-type="float" office:value="65.35">
            <text:p>65.35</text:p>
          </table:table-cell>
          <table:table-cell office:value-type="float" office:value="37.3">
            <text:p>37.3</text:p>
          </table:table-cell>
          <table:table-cell office:value-type="float" office:value="238.12">
            <text:p>238.12</text:p>
          </table:table-cell>
        </table:table-row>
        <table:table-row table:style-name="ro1">
          <table:table-cell table:number-columns-repeated="3"/>
          <table:table-cell office:value-type="float" office:value="58.25">
            <text:p>58.25</text:p>
          </table:table-cell>
          <table:table-cell office:value-type="float" office:value="32.93">
            <text:p>32.93</text:p>
          </table:table-cell>
          <table:table-cell office:value-type="float" office:value="236.09">
            <text:p>236.09</text:p>
          </table:table-cell>
          <table:table-cell table:number-columns-repeated="2"/>
          <table:table-cell office:value-type="float" office:value="65.22">
            <text:p>65.22</text:p>
          </table:table-cell>
          <table:table-cell office:value-type="float" office:value="37.12">
            <text:p>37.12</text:p>
          </table:table-cell>
          <table:table-cell office:value-type="float" office:value="238.3">
            <text:p>238.3</text:p>
          </table:table-cell>
        </table:table-row>
        <table:table-row table:style-name="ro1">
          <table:table-cell table:number-columns-repeated="3"/>
          <table:table-cell office:value-type="float" office:value="58.51">
            <text:p>58.51</text:p>
          </table:table-cell>
          <table:table-cell office:value-type="float" office:value="33.45">
            <text:p>33.45</text:p>
          </table:table-cell>
          <table:table-cell office:value-type="float" office:value="235.63">
            <text:p>235.63</text:p>
          </table:table-cell>
          <table:table-cell table:number-columns-repeated="2"/>
          <table:table-cell office:value-type="float" office:value="64.65">
            <text:p>64.65</text:p>
          </table:table-cell>
          <table:table-cell office:value-type="float" office:value="38.1">
            <text:p>38.1</text:p>
          </table:table-cell>
          <table:table-cell office:value-type="float" office:value="238.12">
            <text:p>238.12</text:p>
          </table:table-cell>
        </table:table-row>
        <table:table-row table:style-name="ro1">
          <table:table-cell table:number-columns-repeated="3"/>
          <table:table-cell office:value-type="float" office:value="58.24">
            <text:p>58.24</text:p>
          </table:table-cell>
          <table:table-cell office:value-type="float" office:value="34.51">
            <text:p>34.51</text:p>
          </table:table-cell>
          <table:table-cell office:value-type="float" office:value="235.71">
            <text:p>235.71</text:p>
          </table:table-cell>
          <table:table-cell table:number-columns-repeated="2"/>
          <table:table-cell office:value-type="float" office:value="68.87">
            <text:p>68.87</text:p>
          </table:table-cell>
          <table:table-cell office:value-type="float" office:value="36.2">
            <text:p>36.2</text:p>
          </table:table-cell>
          <table:table-cell office:value-type="float" office:value="238.26">
            <text:p>238.26</text:p>
          </table:table-cell>
        </table:table-row>
        <table:table-row table:style-name="ro1">
          <table:table-cell table:number-columns-repeated="3"/>
          <table:table-cell office:value-type="float" office:value="58.29">
            <text:p>58.29</text:p>
          </table:table-cell>
          <table:table-cell office:value-type="float" office:value="33.67">
            <text:p>33.67</text:p>
          </table:table-cell>
          <table:table-cell office:value-type="float" office:value="235.69">
            <text:p>235.69</text:p>
          </table:table-cell>
          <table:table-cell table:number-columns-repeated="2"/>
          <table:table-cell office:value-type="float" office:value="65.51">
            <text:p>65.51</text:p>
          </table:table-cell>
          <table:table-cell office:value-type="float" office:value="36.4">
            <text:p>36.4</text:p>
          </table:table-cell>
          <table:table-cell office:value-type="float" office:value="238.15">
            <text:p>238.15</text:p>
          </table:table-cell>
        </table:table-row>
        <table:table-row table:style-name="ro1">
          <table:table-cell table:number-columns-repeated="3"/>
          <table:table-cell office:value-type="float" office:value="59.83">
            <text:p>59.83</text:p>
          </table:table-cell>
          <table:table-cell office:value-type="float" office:value="33.75">
            <text:p>33.75</text:p>
          </table:table-cell>
          <table:table-cell office:value-type="float" office:value="235.54">
            <text:p>235.54</text:p>
          </table:table-cell>
          <table:table-cell table:number-columns-repeated="2"/>
          <table:table-cell office:value-type="float" office:value="65.27">
            <text:p>65.27</text:p>
          </table:table-cell>
          <table:table-cell office:value-type="float" office:value="38.75">
            <text:p>38.75</text:p>
          </table:table-cell>
          <table:table-cell office:value-type="float" office:value="238.22">
            <text:p>238.22</text:p>
          </table:table-cell>
        </table:table-row>
        <table:table-row table:style-name="ro1">
          <table:table-cell table:number-columns-repeated="3"/>
          <table:table-cell office:value-type="float" office:value="58.61">
            <text:p>58.61</text:p>
          </table:table-cell>
          <table:table-cell office:value-type="float" office:value="34.97">
            <text:p>34.97</text:p>
          </table:table-cell>
          <table:table-cell office:value-type="float" office:value="235.81">
            <text:p>235.81</text:p>
          </table:table-cell>
          <table:table-cell table:number-columns-repeated="2"/>
          <table:table-cell office:value-type="float" office:value="61.95">
            <text:p>61.95</text:p>
          </table:table-cell>
          <table:table-cell office:value-type="float" office:value="37.15">
            <text:p>37.15</text:p>
          </table:table-cell>
          <table:table-cell office:value-type="float" office:value="238.38">
            <text:p>238.38</text:p>
          </table:table-cell>
        </table:table-row>
        <table:table-row table:style-name="ro1">
          <table:table-cell table:number-columns-repeated="3"/>
          <table:table-cell office:value-type="float" office:value="60.82">
            <text:p>60.82</text:p>
          </table:table-cell>
          <table:table-cell office:value-type="float" office:value="34.3">
            <text:p>34.3</text:p>
          </table:table-cell>
          <table:table-cell office:value-type="float" office:value="235.78">
            <text:p>235.78</text:p>
          </table:table-cell>
          <table:table-cell table:number-columns-repeated="2"/>
          <table:table-cell office:value-type="float" office:value="62.6">
            <text:p>62.6</text:p>
          </table:table-cell>
          <table:table-cell office:value-type="float" office:value="36.85">
            <text:p>36.85</text:p>
          </table:table-cell>
          <table:table-cell office:value-type="float" office:value="238.2">
            <text:p>238.2</text:p>
          </table:table-cell>
        </table:table-row>
        <table:table-row table:style-name="ro1">
          <table:table-cell table:number-columns-repeated="3"/>
          <table:table-cell office:value-type="float" office:value="59.75">
            <text:p>59.75</text:p>
          </table:table-cell>
          <table:table-cell office:value-type="float" office:value="33.71">
            <text:p>33.71</text:p>
          </table:table-cell>
          <table:table-cell office:value-type="float" office:value="235.76">
            <text:p>235.76</text:p>
          </table:table-cell>
          <table:table-cell table:number-columns-repeated="2"/>
          <table:table-cell office:value-type="float" office:value="68.03">
            <text:p>68.03</text:p>
          </table:table-cell>
          <table:table-cell office:value-type="float" office:value="36.77">
            <text:p>36.77</text:p>
          </table:table-cell>
          <table:table-cell office:value-type="float" office:value="238.82">
            <text:p>238.82</text:p>
          </table:table-cell>
        </table:table-row>
        <table:table-row table:style-name="ro1">
          <table:table-cell table:number-columns-repeated="3"/>
          <table:table-cell office:value-type="float" office:value="58.7">
            <text:p>58.7</text:p>
          </table:table-cell>
          <table:table-cell office:value-type="float" office:value="35.98">
            <text:p>35.98</text:p>
          </table:table-cell>
          <table:table-cell office:value-type="float" office:value="236.29">
            <text:p>236.29</text:p>
          </table:table-cell>
          <table:table-cell table:number-columns-repeated="2"/>
          <table:table-cell office:value-type="float" office:value="64.57">
            <text:p>64.57</text:p>
          </table:table-cell>
          <table:table-cell office:value-type="float" office:value="37.5">
            <text:p>37.5</text:p>
          </table:table-cell>
          <table:table-cell office:value-type="float" office:value="238.45">
            <text:p>238.45</text:p>
          </table:table-cell>
        </table:table-row>
        <table:table-row table:style-name="ro1">
          <table:table-cell table:number-columns-repeated="3"/>
          <table:table-cell office:value-type="float" office:value="57.88">
            <text:p>57.88</text:p>
          </table:table-cell>
          <table:table-cell office:value-type="float" office:value="33.8">
            <text:p>33.8</text:p>
          </table:table-cell>
          <table:table-cell office:value-type="float" office:value="235.87">
            <text:p>235.87</text:p>
          </table:table-cell>
          <table:table-cell table:number-columns-repeated="2"/>
          <table:table-cell office:value-type="float" office:value="65.65">
            <text:p>65.65</text:p>
          </table:table-cell>
          <table:table-cell office:value-type="float" office:value="38.08">
            <text:p>38.08</text:p>
          </table:table-cell>
          <table:table-cell office:value-type="float" office:value="238.76">
            <text:p>238.76</text:p>
          </table:table-cell>
        </table:table-row>
        <table:table-row table:style-name="ro1">
          <table:table-cell table:number-columns-repeated="3"/>
          <table:table-cell office:value-type="float" office:value="58.69">
            <text:p>58.69</text:p>
          </table:table-cell>
          <table:table-cell office:value-type="float" office:value="32.91">
            <text:p>32.91</text:p>
          </table:table-cell>
          <table:table-cell office:value-type="float" office:value="235.8">
            <text:p>235.8</text:p>
          </table:table-cell>
          <table:table-cell table:number-columns-repeated="2"/>
          <table:table-cell office:value-type="float" office:value="65.7">
            <text:p>65.7</text:p>
          </table:table-cell>
          <table:table-cell office:value-type="float" office:value="37.86">
            <text:p>37.86</text:p>
          </table:table-cell>
          <table:table-cell office:value-type="float" office:value="238.27">
            <text:p>238.27</text:p>
          </table:table-cell>
        </table:table-row>
        <table:table-row table:style-name="ro1">
          <table:table-cell table:number-columns-repeated="3"/>
          <table:table-cell office:value-type="float" office:value="59.05">
            <text:p>59.05</text:p>
          </table:table-cell>
          <table:table-cell office:value-type="float" office:value="33.47">
            <text:p>33.47</text:p>
          </table:table-cell>
          <table:table-cell office:value-type="float" office:value="235.36">
            <text:p>235.36</text:p>
          </table:table-cell>
          <table:table-cell table:number-columns-repeated="2"/>
          <table:table-cell office:value-type="float" office:value="63.86">
            <text:p>63.86</text:p>
          </table:table-cell>
          <table:table-cell office:value-type="float" office:value="38.48">
            <text:p>38.48</text:p>
          </table:table-cell>
          <table:table-cell office:value-type="float" office:value="238.21">
            <text:p>238.21</text:p>
          </table:table-cell>
        </table:table-row>
        <table:table-row table:style-name="ro1">
          <table:table-cell table:number-columns-repeated="3"/>
          <table:table-cell office:value-type="float" office:value="61">
            <text:p>61</text:p>
          </table:table-cell>
          <table:table-cell office:value-type="float" office:value="34.36">
            <text:p>34.36</text:p>
          </table:table-cell>
          <table:table-cell office:value-type="float" office:value="235.58">
            <text:p>235.58</text:p>
          </table:table-cell>
          <table:table-cell table:number-columns-repeated="2"/>
          <table:table-cell office:value-type="float" office:value="63.88">
            <text:p>63.88</text:p>
          </table:table-cell>
          <table:table-cell office:value-type="float" office:value="37.05">
            <text:p>37.05</text:p>
          </table:table-cell>
          <table:table-cell office:value-type="float" office:value="238.31">
            <text:p>238.31</text:p>
          </table:table-cell>
        </table:table-row>
        <table:table-row table:style-name="ro1">
          <table:table-cell table:number-columns-repeated="3"/>
          <table:table-cell office:value-type="float" office:value="58.55">
            <text:p>58.55</text:p>
          </table:table-cell>
          <table:table-cell office:value-type="float" office:value="33.58">
            <text:p>33.58</text:p>
          </table:table-cell>
          <table:table-cell office:value-type="float" office:value="235.35">
            <text:p>235.35</text:p>
          </table:table-cell>
          <table:table-cell table:number-columns-repeated="2"/>
          <table:table-cell office:value-type="float" office:value="66.85">
            <text:p>66.85</text:p>
          </table:table-cell>
          <table:table-cell office:value-type="float" office:value="37.13">
            <text:p>37.13</text:p>
          </table:table-cell>
          <table:table-cell office:value-type="float" office:value="238.29">
            <text:p>238.29</text:p>
          </table:table-cell>
        </table:table-row>
        <table:table-row table:style-name="ro1">
          <table:table-cell table:number-columns-repeated="3"/>
          <table:table-cell office:value-type="float" office:value="57.84">
            <text:p>57.84</text:p>
          </table:table-cell>
          <table:table-cell office:value-type="float" office:value="34.61">
            <text:p>34.61</text:p>
          </table:table-cell>
          <table:table-cell office:value-type="float" office:value="235.65">
            <text:p>235.65</text:p>
          </table:table-cell>
          <table:table-cell table:number-columns-repeated="2"/>
          <table:table-cell office:value-type="float" office:value="65.68">
            <text:p>65.68</text:p>
          </table:table-cell>
          <table:table-cell office:value-type="float" office:value="35.83">
            <text:p>35.83</text:p>
          </table:table-cell>
          <table:table-cell office:value-type="float" office:value="238.36">
            <text:p>238.36</text:p>
          </table:table-cell>
        </table:table-row>
        <table:table-row table:style-name="ro1">
          <table:table-cell table:number-columns-repeated="3"/>
          <table:table-cell office:value-type="float" office:value="59.31">
            <text:p>59.31</text:p>
          </table:table-cell>
          <table:table-cell office:value-type="float" office:value="35.2">
            <text:p>35.2</text:p>
          </table:table-cell>
          <table:table-cell office:value-type="float" office:value="235.33">
            <text:p>235.33</text:p>
          </table:table-cell>
          <table:table-cell table:number-columns-repeated="2"/>
          <table:table-cell office:value-type="float" office:value="61.76">
            <text:p>61.76</text:p>
          </table:table-cell>
          <table:table-cell office:value-type="float" office:value="36.09">
            <text:p>36.09</text:p>
          </table:table-cell>
          <table:table-cell office:value-type="float" office:value="238.43">
            <text:p>238.43</text:p>
          </table:table-cell>
        </table:table-row>
        <table:table-row table:style-name="ro1">
          <table:table-cell table:number-columns-repeated="3"/>
          <table:table-cell office:value-type="float" office:value="62.45">
            <text:p>62.45</text:p>
          </table:table-cell>
          <table:table-cell office:value-type="float" office:value="35.47">
            <text:p>35.47</text:p>
          </table:table-cell>
          <table:table-cell office:value-type="float" office:value="235.4">
            <text:p>235.4</text:p>
          </table:table-cell>
          <table:table-cell table:number-columns-repeated="2"/>
          <table:table-cell office:value-type="float" office:value="64.31">
            <text:p>64.31</text:p>
          </table:table-cell>
          <table:table-cell office:value-type="float" office:value="37.48">
            <text:p>37.48</text:p>
          </table:table-cell>
          <table:table-cell office:value-type="float" office:value="238.49">
            <text:p>238.49</text:p>
          </table:table-cell>
        </table:table-row>
        <table:table-row table:style-name="ro1">
          <table:table-cell table:number-columns-repeated="3"/>
          <table:table-cell office:value-type="float" office:value="62.57">
            <text:p>62.57</text:p>
          </table:table-cell>
          <table:table-cell office:value-type="float" office:value="33.74">
            <text:p>33.74</text:p>
          </table:table-cell>
          <table:table-cell office:value-type="float" office:value="235.86">
            <text:p>235.86</text:p>
          </table:table-cell>
          <table:table-cell table:number-columns-repeated="2"/>
          <table:table-cell office:value-type="float" office:value="62.35">
            <text:p>62.35</text:p>
          </table:table-cell>
          <table:table-cell office:value-type="float" office:value="37.75">
            <text:p>37.75</text:p>
          </table:table-cell>
          <table:table-cell office:value-type="float" office:value="238.56">
            <text:p>238.56</text:p>
          </table:table-cell>
        </table:table-row>
        <table:table-row table:style-name="ro1">
          <table:table-cell table:number-columns-repeated="3"/>
          <table:table-cell office:value-type="float" office:value="58.11">
            <text:p>58.11</text:p>
          </table:table-cell>
          <table:table-cell office:value-type="float" office:value="33.61">
            <text:p>33.61</text:p>
          </table:table-cell>
          <table:table-cell office:value-type="float" office:value="235.51">
            <text:p>235.51</text:p>
          </table:table-cell>
          <table:table-cell table:number-columns-repeated="2"/>
          <table:table-cell office:value-type="float" office:value="66.9">
            <text:p>66.9</text:p>
          </table:table-cell>
          <table:table-cell office:value-type="float" office:value="36.5">
            <text:p>36.5</text:p>
          </table:table-cell>
          <table:table-cell office:value-type="float" office:value="238.32">
            <text:p>238.32</text:p>
          </table:table-cell>
        </table:table-row>
        <table:table-row table:style-name="ro1">
          <table:table-cell table:number-columns-repeated="3"/>
          <table:table-cell office:value-type="float" office:value="61.1">
            <text:p>61.1</text:p>
          </table:table-cell>
          <table:table-cell office:value-type="float" office:value="34.28">
            <text:p>34.28</text:p>
          </table:table-cell>
          <table:table-cell office:value-type="float" office:value="236.15">
            <text:p>236.15</text:p>
          </table:table-cell>
          <table:table-cell table:number-columns-repeated="2"/>
          <table:table-cell office:value-type="float" office:value="66.4">
            <text:p>66.4</text:p>
          </table:table-cell>
          <table:table-cell office:value-type="float" office:value="36.16">
            <text:p>36.16</text:p>
          </table:table-cell>
          <table:table-cell office:value-type="float" office:value="238.24">
            <text:p>238.24</text:p>
          </table:table-cell>
        </table:table-row>
        <table:table-row table:style-name="ro1">
          <table:table-cell table:number-columns-repeated="3"/>
          <table:table-cell office:value-type="float" office:value="57.94">
            <text:p>57.94</text:p>
          </table:table-cell>
          <table:table-cell office:value-type="float" office:value="33.7">
            <text:p>33.7</text:p>
          </table:table-cell>
          <table:table-cell office:value-type="float" office:value="235.43">
            <text:p>235.43</text:p>
          </table:table-cell>
          <table:table-cell table:number-columns-repeated="2"/>
          <table:table-cell office:value-type="float" office:value="66.85">
            <text:p>66.85</text:p>
          </table:table-cell>
          <table:table-cell office:value-type="float" office:value="38">
            <text:p>38</text:p>
          </table:table-cell>
          <table:table-cell office:value-type="float" office:value="238.32">
            <text:p>238.32</text:p>
          </table:table-cell>
        </table:table-row>
        <table:table-row table:style-name="ro1">
          <table:table-cell table:number-columns-repeated="3"/>
          <table:table-cell office:value-type="float" office:value="57.86">
            <text:p>57.86</text:p>
          </table:table-cell>
          <table:table-cell office:value-type="float" office:value="35.32">
            <text:p>35.32</text:p>
          </table:table-cell>
          <table:table-cell office:value-type="float" office:value="235.4">
            <text:p>235.4</text:p>
          </table:table-cell>
          <table:table-cell table:number-columns-repeated="2"/>
          <table:table-cell office:value-type="float" office:value="66.33">
            <text:p>66.33</text:p>
          </table:table-cell>
          <table:table-cell office:value-type="float" office:value="37.69">
            <text:p>37.69</text:p>
          </table:table-cell>
          <table:table-cell office:value-type="float" office:value="238.03">
            <text:p>238.03</text:p>
          </table:table-cell>
        </table:table-row>
        <table:table-row table:style-name="ro1">
          <table:table-cell table:number-columns-repeated="3"/>
          <table:table-cell office:value-type="float" office:value="59.34">
            <text:p>59.34</text:p>
          </table:table-cell>
          <table:table-cell office:value-type="float" office:value="36.71">
            <text:p>36.71</text:p>
          </table:table-cell>
          <table:table-cell office:value-type="float" office:value="235.15">
            <text:p>235.15</text:p>
          </table:table-cell>
          <table:table-cell table:number-columns-repeated="2"/>
          <table:table-cell office:value-type="float" office:value="63.86">
            <text:p>63.86</text:p>
          </table:table-cell>
          <table:table-cell office:value-type="float" office:value="37.06">
            <text:p>37.06</text:p>
          </table:table-cell>
          <table:table-cell office:value-type="float" office:value="238.2">
            <text:p>238.2</text:p>
          </table:table-cell>
        </table:table-row>
        <table:table-row table:style-name="ro1">
          <table:table-cell table:number-columns-repeated="3"/>
          <table:table-cell office:value-type="float" office:value="57.08">
            <text:p>57.08</text:p>
          </table:table-cell>
          <table:table-cell office:value-type="float" office:value="34.18">
            <text:p>34.18</text:p>
          </table:table-cell>
          <table:table-cell office:value-type="float" office:value="235.5">
            <text:p>235.5</text:p>
          </table:table-cell>
          <table:table-cell table:number-columns-repeated="2"/>
          <table:table-cell office:value-type="float" office:value="62.08">
            <text:p>62.08</text:p>
          </table:table-cell>
          <table:table-cell office:value-type="float" office:value="37.76">
            <text:p>37.76</text:p>
          </table:table-cell>
          <table:table-cell office:value-type="float" office:value="238.14">
            <text:p>238.14</text:p>
          </table:table-cell>
        </table:table-row>
        <table:table-row table:style-name="ro1">
          <table:table-cell table:number-columns-repeated="3"/>
          <table:table-cell office:value-type="float" office:value="61.16">
            <text:p>61.16</text:p>
          </table:table-cell>
          <table:table-cell office:value-type="float" office:value="33.63">
            <text:p>33.63</text:p>
          </table:table-cell>
          <table:table-cell office:value-type="float" office:value="235.22">
            <text:p>235.22</text:p>
          </table:table-cell>
          <table:table-cell table:number-columns-repeated="2"/>
          <table:table-cell office:value-type="float" office:value="63.52">
            <text:p>63.52</text:p>
          </table:table-cell>
          <table:table-cell office:value-type="float" office:value="38.51">
            <text:p>38.51</text:p>
          </table:table-cell>
          <table:table-cell office:value-type="float" office:value="238.32">
            <text:p>238.32</text:p>
          </table:table-cell>
        </table:table-row>
        <table:table-row table:style-name="ro1">
          <table:table-cell table:number-columns-repeated="3"/>
          <table:table-cell office:value-type="float" office:value="58.8">
            <text:p>58.8</text:p>
          </table:table-cell>
          <table:table-cell office:value-type="float" office:value="36.9">
            <text:p>36.9</text:p>
          </table:table-cell>
          <table:table-cell office:value-type="float" office:value="235.41">
            <text:p>235.41</text:p>
          </table:table-cell>
          <table:table-cell table:number-columns-repeated="2"/>
          <table:table-cell office:value-type="float" office:value="64.84">
            <text:p>64.84</text:p>
          </table:table-cell>
          <table:table-cell office:value-type="float" office:value="34.71">
            <text:p>34.71</text:p>
          </table:table-cell>
          <table:table-cell office:value-type="float" office:value="238.09">
            <text:p>238.09</text:p>
          </table:table-cell>
        </table:table-row>
        <table:table-row table:style-name="ro1">
          <table:table-cell table:number-columns-repeated="3"/>
          <table:table-cell office:value-type="float" office:value="60.32">
            <text:p>60.32</text:p>
          </table:table-cell>
          <table:table-cell office:value-type="float" office:value="36.95">
            <text:p>36.95</text:p>
          </table:table-cell>
          <table:table-cell office:value-type="float" office:value="235.62">
            <text:p>235.62</text:p>
          </table:table-cell>
          <table:table-cell table:number-columns-repeated="2"/>
          <table:table-cell office:value-type="float" office:value="64.28">
            <text:p>64.28</text:p>
          </table:table-cell>
          <table:table-cell office:value-type="float" office:value="38.05">
            <text:p>38.05</text:p>
          </table:table-cell>
          <table:table-cell office:value-type="float" office:value="238.05">
            <text:p>238.05</text:p>
          </table:table-cell>
        </table:table-row>
        <table:table-row table:style-name="ro1">
          <table:table-cell table:number-columns-repeated="3"/>
          <table:table-cell office:value-type="float" office:value="58.73">
            <text:p>58.73</text:p>
          </table:table-cell>
          <table:table-cell office:value-type="float" office:value="35.96">
            <text:p>35.96</text:p>
          </table:table-cell>
          <table:table-cell office:value-type="float" office:value="235.69">
            <text:p>235.69</text:p>
          </table:table-cell>
          <table:table-cell table:number-columns-repeated="2"/>
          <table:table-cell office:value-type="float" office:value="63.51">
            <text:p>63.51</text:p>
          </table:table-cell>
          <table:table-cell office:value-type="float" office:value="36.75">
            <text:p>36.75</text:p>
          </table:table-cell>
          <table:table-cell office:value-type="float" office:value="238.03">
            <text:p>238.03</text:p>
          </table:table-cell>
        </table:table-row>
        <table:table-row table:style-name="ro1">
          <table:table-cell table:number-columns-repeated="3"/>
          <table:table-cell office:value-type="float" office:value="60.2">
            <text:p>60.2</text:p>
          </table:table-cell>
          <table:table-cell office:value-type="float" office:value="34.56">
            <text:p>34.56</text:p>
          </table:table-cell>
          <table:table-cell office:value-type="float" office:value="235.73">
            <text:p>235.73</text:p>
          </table:table-cell>
          <table:table-cell table:number-columns-repeated="2"/>
          <table:table-cell office:value-type="float" office:value="66.68">
            <text:p>66.68</text:p>
          </table:table-cell>
          <table:table-cell office:value-type="float" office:value="37.51">
            <text:p>37.51</text:p>
          </table:table-cell>
          <table:table-cell office:value-type="float" office:value="238.16">
            <text:p>238.16</text:p>
          </table:table-cell>
        </table:table-row>
        <table:table-row table:style-name="ro1">
          <table:table-cell table:number-columns-repeated="3"/>
          <table:table-cell office:value-type="float" office:value="58.47">
            <text:p>58.47</text:p>
          </table:table-cell>
          <table:table-cell office:value-type="float" office:value="34.52">
            <text:p>34.52</text:p>
          </table:table-cell>
          <table:table-cell office:value-type="float" office:value="235.63">
            <text:p>235.63</text:p>
          </table:table-cell>
          <table:table-cell table:number-columns-repeated="2"/>
          <table:table-cell office:value-type="float" office:value="67.64">
            <text:p>67.64</text:p>
          </table:table-cell>
          <table:table-cell office:value-type="float" office:value="35.84">
            <text:p>35.84</text:p>
          </table:table-cell>
          <table:table-cell office:value-type="float" office:value="238.05">
            <text:p>238.05</text:p>
          </table:table-cell>
        </table:table-row>
        <table:table-row table:style-name="ro1">
          <table:table-cell table:number-columns-repeated="3"/>
          <table:table-cell office:value-type="float" office:value="58.37">
            <text:p>58.37</text:p>
          </table:table-cell>
          <table:table-cell office:value-type="float" office:value="34.01">
            <text:p>34.01</text:p>
          </table:table-cell>
          <table:table-cell office:value-type="float" office:value="235.45">
            <text:p>235.45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float" office:value="35.17">
            <text:p>35.17</text:p>
          </table:table-cell>
          <table:table-cell office:value-type="float" office:value="238.22">
            <text:p>238.22</text:p>
          </table:table-cell>
        </table:table-row>
        <table:table-row table:style-name="ro1">
          <table:table-cell table:number-columns-repeated="3"/>
          <table:table-cell office:value-type="float" office:value="58.11">
            <text:p>58.11</text:p>
          </table:table-cell>
          <table:table-cell office:value-type="float" office:value="34.2">
            <text:p>34.2</text:p>
          </table:table-cell>
          <table:table-cell office:value-type="float" office:value="235.41">
            <text:p>235.41</text:p>
          </table:table-cell>
          <table:table-cell table:number-columns-repeated="2"/>
          <table:table-cell office:value-type="float" office:value="57.28">
            <text:p>57.28</text:p>
          </table:table-cell>
          <table:table-cell office:value-type="float" office:value="37.39">
            <text:p>37.39</text:p>
          </table:table-cell>
          <table:table-cell office:value-type="float" office:value="238.2">
            <text:p>238.2</text:p>
          </table:table-cell>
        </table:table-row>
        <table:table-row table:style-name="ro1">
          <table:table-cell table:number-columns-repeated="3"/>
          <table:table-cell office:value-type="float" office:value="57.48">
            <text:p>57.48</text:p>
          </table:table-cell>
          <table:table-cell office:value-type="float" office:value="33.2">
            <text:p>33.2</text:p>
          </table:table-cell>
          <table:table-cell office:value-type="float" office:value="235.55">
            <text:p>235.55</text:p>
          </table:table-cell>
          <table:table-cell table:number-columns-repeated="2"/>
          <table:table-cell office:value-type="float" office:value="64.2">
            <text:p>64.2</text:p>
          </table:table-cell>
          <table:table-cell office:value-type="float" office:value="37.16">
            <text:p>37.16</text:p>
          </table:table-cell>
          <table:table-cell office:value-type="float" office:value="238.25">
            <text:p>238.25</text:p>
          </table:table-cell>
        </table:table-row>
        <table:table-row table:style-name="ro1">
          <table:table-cell table:number-columns-repeated="2"/>
          <table:table-cell table:style-name="ce1" office:value-type="string">
            <text:p>Mean</text:p>
          </table:table-cell>
          <table:table-cell table:style-name="ce5" table:formula="of:=AVERAGE([.D6:.D105])" office:value-type="float" office:value="59.255">
            <text:p>59.26</text:p>
          </table:table-cell>
          <table:table-cell table:style-name="ce10" table:formula="of:=AVERAGE([.E6:.E105])" office:value-type="float" office:value="34.3175">
            <text:p>34.32</text:p>
          </table:table-cell>
          <table:table-cell table:style-name="ce13" table:formula="of:=AVERAGE([.F6:.F105])" office:value-type="float" office:value="235.8219">
            <text:p>235.82</text:p>
          </table:table-cell>
          <table:table-cell/>
          <table:table-cell table:style-name="ce1" office:value-type="string">
            <text:p>Mean</text:p>
          </table:table-cell>
          <table:table-cell table:style-name="ce5" table:formula="of:=AVERAGE([.I6:.I105])" office:value-type="float" office:value="64.4464">
            <text:p>64.45</text:p>
          </table:table-cell>
          <table:table-cell table:style-name="ce10" table:formula="of:=AVERAGE([.J6:.J105])" office:value-type="float" office:value="37.0226">
            <text:p>37.02</text:p>
          </table:table-cell>
          <table:table-cell table:style-name="ce13" table:formula="of:=AVERAGE([.K6:.K105])" office:value-type="float" office:value="238.7044">
            <text:p>238.70</text:p>
          </table:table-cell>
        </table:table-row>
        <table:table-row table:style-name="ro1">
          <table:table-cell table:number-columns-repeated="2"/>
          <table:table-cell table:style-name="ce1" office:value-type="string">
            <text:p>STD</text:p>
          </table:table-cell>
          <table:table-cell table:style-name="ce6" table:formula="of:=STDEV([.D6:.D105])" office:value-type="float" office:value="1.49058018668212">
            <text:p>1.49</text:p>
          </table:table-cell>
          <table:table-cell table:style-name="ce7" table:formula="of:=STDEV([.E6:.E105])" office:value-type="float" office:value="0.888116125585643">
            <text:p>0.89</text:p>
          </table:table-cell>
          <table:table-cell table:style-name="ce14" table:formula="of:=STDEV([.F6:.F105])" office:value-type="float" office:value="0.422330463265462">
            <text:p>0.42</text:p>
          </table:table-cell>
          <table:table-cell/>
          <table:table-cell table:style-name="ce1" office:value-type="string">
            <text:p>STD</text:p>
          </table:table-cell>
          <table:table-cell table:style-name="ce6" table:formula="of:=STDEV([.I6:.I105])" office:value-type="float" office:value="2.37136133599639">
            <text:p>2.37</text:p>
          </table:table-cell>
          <table:table-cell table:style-name="ce7" table:formula="of:=STDEV([.J6:.J105])" office:value-type="float" office:value="0.976129876273406">
            <text:p>0.98</text:p>
          </table:table-cell>
          <table:table-cell table:style-name="ce14" table:formula="of:=STDEV([.K6:.K105])" office:value-type="float" office:value="0.785972112492651">
            <text:p>0.79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imes</text:p>
          </table:table-cell>
          <table:table-cell table:style-name="ce7" table:formula="of:=[.D106]/[.E106]" office:value-type="float" office:value="1.72667006629271">
            <text:p>1.73</text:p>
          </table:table-cell>
          <table:table-cell table:style-name="ce7" office:value-type="float" office:value="0">
            <text:p>0</text:p>
          </table:table-cell>
          <table:table-cell table:style-name="ce14" table:formula="of:=[.F106]/[.E106]" office:value-type="float" office:value="6.87176804837183">
            <text:p>6.87</text:p>
          </table:table-cell>
          <table:table-cell/>
          <table:table-cell table:style-name="ce1" office:value-type="string">
            <text:p>Times</text:p>
          </table:table-cell>
          <table:table-cell table:style-name="ce7" table:formula="of:=[.I106]/[.J106]" office:value-type="float" office:value="1.74073133707519">
            <text:p>1.74</text:p>
          </table:table-cell>
          <table:table-cell table:style-name="ce7" office:value-type="float" office:value="0">
            <text:p>0</text:p>
          </table:table-cell>
          <table:table-cell table:style-name="ce14" table:formula="of:=[.K106]/[.J106]" office:value-type="float" office:value="6.44753204799231">
            <text:p>6.45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2" office:value-type="string" table:number-columns-spanned="3" table:number-rows-spanned="1">
            <text:p>EPOS</text:p>
          </table:table-cell>
          <table:covered-table-cell table:style-name="ce9"/>
          <table:covered-table-cell table:style-name="ce12"/>
          <table:table-cell table:number-columns-repeated="2"/>
          <table:table-cell table:style-name="ce2" office:value-type="string" table:number-columns-spanned="3" table:number-rows-spanned="1">
            <text:p>EPOS loop invertido</text:p>
          </table:table-cell>
          <table:covered-table-cell table:style-name="ce9"/>
          <table:covered-table-cell table:style-name="ce12"/>
        </table:table-row>
        <table:table-row table:style-name="ro1">
          <table:table-cell table:number-columns-repeated="3"/>
          <table:table-cell table:style-name="ce3" office:value-type="string">
            <text:p>Sequential</text:p>
          </table:table-cell>
          <table:table-cell table:style-name="ce3" office:value-type="string">
            <text:p>Parallel</text:p>
          </table:table-cell>
          <table:table-cell table:style-name="ce3" office:value-type="string">
            <text:p>Concurrent</text:p>
          </table:table-cell>
          <table:table-cell table:number-columns-repeated="2"/>
          <table:table-cell table:style-name="ce3" office:value-type="string">
            <text:p>Sequential</text:p>
          </table:table-cell>
          <table:table-cell table:style-name="ce3" office:value-type="string">
            <text:p>Parallel</text:p>
          </table:table-cell>
          <table:table-cell table:style-name="ce3" office:value-type="string">
            <text:p>Concurrent</text:p>
          </table:table-cell>
        </table:table-row>
        <table:table-row table:style-name="ro1">
          <table:table-cell table:number-columns-repeated="3"/>
          <table:table-cell table:formula="of:=16346/1000" office:value-type="float" office:value="16.346">
            <text:p>16.35</text:p>
          </table:table-cell>
          <table:table-cell table:formula="of:=9930/1000" office:value-type="float" office:value="9.93">
            <text:p>9.93</text:p>
          </table:table-cell>
          <table:table-cell table:formula="of:=34924/1000" office:value-type="float" office:value="34.924">
            <text:p>34.92</text:p>
          </table:table-cell>
          <table:table-cell table:number-columns-repeated="2"/>
          <table:table-cell table:formula="of:=16300/1000" office:value-type="float" office:value="16.3">
            <text:p>16.3</text:p>
          </table:table-cell>
          <table:table-cell table:formula="of:=9887/1000" office:value-type="float" office:value="9.887">
            <text:p>9.89</text:p>
          </table:table-cell>
          <table:table-cell table:formula="of:=21892/1000" office:value-type="float" office:value="21.892">
            <text:p>21.89</text:p>
          </table:table-cell>
        </table:table-row>
        <table:table-row table:style-name="ro1">
          <table:table-cell table:number-columns-repeated="3"/>
          <table:table-cell table:formula="of:=16346/1000" office:value-type="float" office:value="16.346">
            <text:p>16.35</text:p>
          </table:table-cell>
          <table:table-cell table:formula="of:=9932/1000" office:value-type="float" office:value="9.932">
            <text:p>9.93</text:p>
          </table:table-cell>
          <table:table-cell table:formula="of:=34955/1000" office:value-type="float" office:value="34.955">
            <text:p>34.96</text:p>
          </table:table-cell>
          <table:table-cell table:number-columns-repeated="2"/>
          <table:table-cell table:formula="of:=16300/1000" office:value-type="float" office:value="16.3">
            <text:p>16.3</text:p>
          </table:table-cell>
          <table:table-cell table:formula="of:=9886/1000" office:value-type="float" office:value="9.886">
            <text:p>9.89</text:p>
          </table:table-cell>
          <table:table-cell table:formula="of:=21891/1000" office:value-type="float" office:value="21.891">
            <text:p>21.89</text:p>
          </table:table-cell>
        </table:table-row>
        <table:table-row table:style-name="ro1">
          <table:table-cell table:number-columns-repeated="3"/>
          <table:table-cell table:formula="of:=16346/1000" office:value-type="float" office:value="16.346">
            <text:p>16.35</text:p>
          </table:table-cell>
          <table:table-cell table:formula="of:=9932/1000" office:value-type="float" office:value="9.932">
            <text:p>9.93</text:p>
          </table:table-cell>
          <table:table-cell table:formula="of:=34929/1000" office:value-type="float" office:value="34.929">
            <text:p>34.93</text:p>
          </table:table-cell>
          <table:table-cell table:number-columns-repeated="2"/>
          <table:table-cell table:formula="of:=16300/1000" office:value-type="float" office:value="16.3">
            <text:p>16.3</text:p>
          </table:table-cell>
          <table:table-cell table:formula="of:=9886/1000" office:value-type="float" office:value="9.886">
            <text:p>9.89</text:p>
          </table:table-cell>
          <table:table-cell table:formula="of:=21891/1000" office:value-type="float" office:value="21.891">
            <text:p>21.89</text:p>
          </table:table-cell>
        </table:table-row>
        <table:table-row table:style-name="ro1">
          <table:table-cell table:number-columns-repeated="3"/>
          <table:table-cell table:formula="of:=16346/1000" office:value-type="float" office:value="16.346">
            <text:p>16.35</text:p>
          </table:table-cell>
          <table:table-cell table:formula="of:=9920/1000" office:value-type="float" office:value="9.92">
            <text:p>9.92</text:p>
          </table:table-cell>
          <table:table-cell table:formula="of:=34949/1000" office:value-type="float" office:value="34.949">
            <text:p>34.95</text:p>
          </table:table-cell>
          <table:table-cell table:number-columns-repeated="2"/>
          <table:table-cell table:formula="of:=16300/1000" office:value-type="float" office:value="16.3">
            <text:p>16.3</text:p>
          </table:table-cell>
          <table:table-cell table:formula="of:=9887/1000" office:value-type="float" office:value="9.887">
            <text:p>9.89</text:p>
          </table:table-cell>
          <table:table-cell table:formula="of:=21891/1000" office:value-type="float" office:value="21.891">
            <text:p>21.89</text:p>
          </table:table-cell>
        </table:table-row>
        <table:table-row table:style-name="ro1">
          <table:table-cell table:number-columns-repeated="3"/>
          <table:table-cell table:formula="of:=16346/1000" office:value-type="float" office:value="16.346">
            <text:p>16.35</text:p>
          </table:table-cell>
          <table:table-cell table:formula="of:=9930/1000" office:value-type="float" office:value="9.93">
            <text:p>9.93</text:p>
          </table:table-cell>
          <table:table-cell table:formula="of:=34967/1000" office:value-type="float" office:value="34.967">
            <text:p>34.97</text:p>
          </table:table-cell>
          <table:table-cell table:number-columns-repeated="2"/>
          <table:table-cell table:formula="of:=16300/1000" office:value-type="float" office:value="16.3">
            <text:p>16.3</text:p>
          </table:table-cell>
          <table:table-cell table:formula="of:=9887/1000" office:value-type="float" office:value="9.887">
            <text:p>9.89</text:p>
          </table:table-cell>
          <table:table-cell table:formula="of:=21890/1000" office:value-type="float" office:value="21.89">
            <text:p>21.89</text:p>
          </table:table-cell>
        </table:table-row>
        <table:table-row table:style-name="ro1">
          <table:table-cell table:number-columns-repeated="3"/>
          <table:table-cell table:formula="of:=16346/1000" office:value-type="float" office:value="16.346">
            <text:p>16.35</text:p>
          </table:table-cell>
          <table:table-cell table:formula="of:=9923/1000" office:value-type="float" office:value="9.923">
            <text:p>9.92</text:p>
          </table:table-cell>
          <table:table-cell table:formula="of:=34973/1000" office:value-type="float" office:value="34.973">
            <text:p>34.97</text:p>
          </table:table-cell>
          <table:table-cell table:number-columns-repeated="2"/>
          <table:table-cell table:formula="of:=16300/1000" office:value-type="float" office:value="16.3">
            <text:p>16.3</text:p>
          </table:table-cell>
          <table:table-cell table:formula="of:=9884/1000" office:value-type="float" office:value="9.884">
            <text:p>9.88</text:p>
          </table:table-cell>
          <table:table-cell table:formula="of:=21891/1000" office:value-type="float" office:value="21.891">
            <text:p>21.89</text:p>
          </table:table-cell>
        </table:table-row>
        <table:table-row table:style-name="ro1">
          <table:table-cell table:number-columns-repeated="3"/>
          <table:table-cell table:formula="of:=16346/1000" office:value-type="float" office:value="16.346">
            <text:p>16.35</text:p>
          </table:table-cell>
          <table:table-cell table:formula="of:=9931/1000" office:value-type="float" office:value="9.931">
            <text:p>9.93</text:p>
          </table:table-cell>
          <table:table-cell table:formula="of:=34922/1000" office:value-type="float" office:value="34.922">
            <text:p>34.92</text:p>
          </table:table-cell>
          <table:table-cell table:number-columns-repeated="2"/>
          <table:table-cell table:formula="of:=16300/1000" office:value-type="float" office:value="16.3">
            <text:p>16.3</text:p>
          </table:table-cell>
          <table:table-cell table:formula="of:=9887/1000" office:value-type="float" office:value="9.887">
            <text:p>9.89</text:p>
          </table:table-cell>
          <table:table-cell table:formula="of:=21892/1000" office:value-type="float" office:value="21.892">
            <text:p>21.89</text:p>
          </table:table-cell>
        </table:table-row>
        <table:table-row table:style-name="ro1">
          <table:table-cell table:number-columns-repeated="3"/>
          <table:table-cell table:formula="of:=16346/1000" office:value-type="float" office:value="16.346">
            <text:p>16.35</text:p>
          </table:table-cell>
          <table:table-cell table:formula="of:=9933/1000" office:value-type="float" office:value="9.933">
            <text:p>9.93</text:p>
          </table:table-cell>
          <table:table-cell table:formula="of:=34969/1000" office:value-type="float" office:value="34.969">
            <text:p>34.97</text:p>
          </table:table-cell>
          <table:table-cell table:number-columns-repeated="2"/>
          <table:table-cell table:formula="of:=16300/1000" office:value-type="float" office:value="16.3">
            <text:p>16.3</text:p>
          </table:table-cell>
          <table:table-cell table:formula="of:=9888/1000" office:value-type="float" office:value="9.888">
            <text:p>9.89</text:p>
          </table:table-cell>
          <table:table-cell table:formula="of:=21891/1000" office:value-type="float" office:value="21.891">
            <text:p>21.89</text:p>
          </table:table-cell>
        </table:table-row>
        <table:table-row table:style-name="ro1">
          <table:table-cell table:number-columns-repeated="3"/>
          <table:table-cell table:formula="of:=16346/1000" office:value-type="float" office:value="16.346">
            <text:p>16.35</text:p>
          </table:table-cell>
          <table:table-cell table:formula="of:=9928/1000" office:value-type="float" office:value="9.928">
            <text:p>9.93</text:p>
          </table:table-cell>
          <table:table-cell table:formula="of:=34955/1000" office:value-type="float" office:value="34.955">
            <text:p>34.96</text:p>
          </table:table-cell>
          <table:table-cell table:number-columns-repeated="2"/>
          <table:table-cell table:formula="of:=16300/1000" office:value-type="float" office:value="16.3">
            <text:p>16.3</text:p>
          </table:table-cell>
          <table:table-cell table:formula="of:=9887/1000" office:value-type="float" office:value="9.887">
            <text:p>9.89</text:p>
          </table:table-cell>
          <table:table-cell table:formula="of:=21890/1000" office:value-type="float" office:value="21.89">
            <text:p>21.89</text:p>
          </table:table-cell>
        </table:table-row>
        <table:table-row table:style-name="ro1">
          <table:table-cell table:number-columns-repeated="3"/>
          <table:table-cell table:formula="of:=16346/1000" office:value-type="float" office:value="16.346">
            <text:p>16.35</text:p>
          </table:table-cell>
          <table:table-cell table:formula="of:=9923/1000" office:value-type="float" office:value="9.923">
            <text:p>9.92</text:p>
          </table:table-cell>
          <table:table-cell table:formula="of:=34960/1000" office:value-type="float" office:value="34.96">
            <text:p>34.96</text:p>
          </table:table-cell>
          <table:table-cell table:number-columns-repeated="2"/>
          <table:table-cell table:formula="of:=16300/1000" office:value-type="float" office:value="16.3">
            <text:p>16.3</text:p>
          </table:table-cell>
          <table:table-cell table:formula="of:=9887/1000" office:value-type="float" office:value="9.887">
            <text:p>9.89</text:p>
          </table:table-cell>
          <table:table-cell table:formula="of:=21890/1000" office:value-type="float" office:value="21.89">
            <text:p>21.89</text:p>
          </table:table-cell>
        </table:table-row>
        <table:table-row table:style-name="ro1">
          <table:table-cell table:number-columns-repeated="2"/>
          <table:table-cell table:style-name="ce1" office:value-type="string">
            <text:p>Mean</text:p>
          </table:table-cell>
          <table:table-cell table:style-name="ce5" table:formula="of:=AVERAGE([.D113:.D122])" office:value-type="float" office:value="16.346">
            <text:p>16.35</text:p>
          </table:table-cell>
          <table:table-cell table:style-name="ce10" table:formula="of:=AVERAGE([.E113:.E122])" office:value-type="float" office:value="9.9282">
            <text:p>9.93</text:p>
          </table:table-cell>
          <table:table-cell table:style-name="ce13" table:formula="of:=AVERAGE([.F113:.F122])" office:value-type="float" office:value="34.9503">
            <text:p>34.95</text:p>
          </table:table-cell>
          <table:table-cell/>
          <table:table-cell table:style-name="ce1" office:value-type="string">
            <text:p>Mean</text:p>
          </table:table-cell>
          <table:table-cell table:style-name="ce5" table:formula="of:=AVERAGE([.I113:.I122])" office:value-type="float" office:value="16.3">
            <text:p>16.30</text:p>
          </table:table-cell>
          <table:table-cell table:style-name="ce10" table:formula="of:=AVERAGE([.J113:.J122])" office:value-type="float" office:value="9.8866">
            <text:p>9.89</text:p>
          </table:table-cell>
          <table:table-cell table:style-name="ce13" table:formula="of:=AVERAGE([.K113:.K122])" office:value-type="float" office:value="21.8909">
            <text:p>21.89</text:p>
          </table:table-cell>
        </table:table-row>
        <table:table-row table:style-name="ro1">
          <table:table-cell table:number-columns-repeated="2"/>
          <table:table-cell table:style-name="ce1" office:value-type="string">
            <text:p>STD</text:p>
          </table:table-cell>
          <table:table-cell table:style-name="ce8" table:formula="of:=STDEV([.D113:.D122])" office:value-type="float" office:value="7.49709230268983E-016">
            <text:p>0.000</text:p>
          </table:table-cell>
          <table:table-cell table:style-name="ce11" table:formula="of:=STDEV([.E113:.E122])" office:value-type="float" office:value="0.00456557164487035">
            <text:p>0.005</text:p>
          </table:table-cell>
          <table:table-cell table:style-name="ce14" table:formula="of:=STDEV([.F113:.F122])" office:value-type="float" office:value="0.0189446562386338">
            <text:p>0.02</text:p>
          </table:table-cell>
          <table:table-cell/>
          <table:table-cell table:style-name="ce1" office:value-type="string">
            <text:p>STD</text:p>
          </table:table-cell>
          <table:table-cell table:style-name="ce8" table:formula="of:=STDEV([.I113:.I122])" office:value-type="float" office:value="2.24729913170873E-015">
            <text:p>0.000</text:p>
          </table:table-cell>
          <table:table-cell table:style-name="ce11" table:formula="of:=STDEV([.J113:.J122])" office:value-type="float" office:value="0.00107496769977324">
            <text:p>0.001</text:p>
          </table:table-cell>
          <table:table-cell table:style-name="ce15" table:formula="of:=STDEV([.K113:.K122])" office:value-type="float" office:value="0.000737864787372079">
            <text:p>0.001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imes</text:p>
          </table:table-cell>
          <table:table-cell table:style-name="ce7" table:formula="of:=[.D123]/[.E123]" office:value-type="float" office:value="1.64642130496968">
            <text:p>1.65</text:p>
          </table:table-cell>
          <table:table-cell table:style-name="ce7" office:value-type="float" office:value="0">
            <text:p>0</text:p>
          </table:table-cell>
          <table:table-cell table:style-name="ce14" table:formula="of:=[.F123]/[.E123]" office:value-type="float" office:value="3.5203057956125">
            <text:p>3.52</text:p>
          </table:table-cell>
          <table:table-cell/>
          <table:table-cell table:style-name="ce1" office:value-type="string">
            <text:p>Times</text:p>
          </table:table-cell>
          <table:table-cell table:style-name="ce7" table:formula="of:=[.I123]/[.J123]" office:value-type="float" office:value="1.648696215079">
            <text:p>1.65</text:p>
          </table:table-cell>
          <table:table-cell table:style-name="ce7" office:value-type="float" office:value="0">
            <text:p>0</text:p>
          </table:table-cell>
          <table:table-cell table:style-name="ce14" table:formula="of:=[.K123]/[.J123]" office:value-type="float" office:value="2.21419901685109">
            <text:p>2.21</text:p>
          </table:table-cell>
        </table:table-row>
      </table:table>
      <table:table table:name="PowerPC" table:style-name="ta1" table:print="false">
        <table:table-column table:style-name="co1" table:number-columns-repeated="2" table:default-cell-style-name="Default"/>
        <table:table-column table:style-name="co3" table:default-cell-style-name="ce23"/>
        <table:table-column table:style-name="co4" table:default-cell-style-name="ce23"/>
        <table:table-column table:style-name="co4" table:number-columns-repeated="2" table:default-cell-style-name="Default"/>
        <table:table-column table:style-name="co5" table:default-cell-style-name="Default"/>
        <table:table-column table:style-name="co5" table:default-cell-style-name="ce30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PowerPC 64</text:p>
          </table:table-cell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S 0 and 1</text:p>
          </table:table-cell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ce20" office:value-type="string">
            <text:p>Sequential 64x64</text:p>
          </table:table-cell>
          <table:table-cell table:style-name="ce20" office:value-type="string">
            <text:p>Sequential 128x128</text:p>
          </table:table-cell>
          <table:table-cell table:style-name="ce20" office:value-type="string">
            <text:p>Sequential 256x256</text:p>
          </table:table-cell>
          <table:table-cell table:style-name="ce20" office:value-type="string">
            <text:p>Sequential 512x512</text:p>
          </table:table-cell>
          <table:table-cell table:style-name="ce20" office:value-type="string">
            <text:p>Sequential 1024x1024</text:p>
          </table:table-cell>
          <table:table-cell table:style-name="ce20" office:value-type="string">
            <text:p>Sequential 2048x2048</text:p>
          </table:table-cell>
        </table:table-row>
        <table:table-row table:style-name="ro1">
          <table:table-cell table:number-columns-repeated="2"/>
          <table:table-cell table:style-name="ce4" office:value-type="float" office:value="0.63">
            <text:p>0.63</text:p>
          </table:table-cell>
          <table:table-cell table:style-name="ce27" office:value-type="float" office:value="2.61">
            <text:p>2.61</text:p>
          </table:table-cell>
          <table:table-cell table:style-name="ce27" office:value-type="float" office:value="10.65">
            <text:p>10.65</text:p>
          </table:table-cell>
          <table:table-cell table:style-name="ce27" office:value-type="float" office:value="59.69">
            <text:p>59.69</text:p>
          </table:table-cell>
          <table:table-cell table:style-name="ce27" office:value-type="float" office:value="238.62">
            <text:p>238.62</text:p>
          </table:table-cell>
          <table:table-cell table:style-name="ce31" office:value-type="float" office:value="964.75">
            <text:p>964.75</text:p>
          </table:table-cell>
        </table:table-row>
        <table:table-row table:style-name="ro1">
          <table:table-cell table:number-columns-repeated="2"/>
          <table:table-cell table:style-name="ce4" office:value-type="float" office:value="0.62">
            <text:p>0.62</text:p>
          </table:table-cell>
          <table:table-cell table:style-name="ce27" office:value-type="float" office:value="2.62">
            <text:p>2.62</text:p>
          </table:table-cell>
          <table:table-cell table:style-name="ce27" office:value-type="float" office:value="10.72">
            <text:p>10.72</text:p>
          </table:table-cell>
          <table:table-cell table:style-name="ce27" office:value-type="float" office:value="59.72">
            <text:p>59.72</text:p>
          </table:table-cell>
          <table:table-cell table:style-name="ce27" office:value-type="float" office:value="238.52">
            <text:p>238.52</text:p>
          </table:table-cell>
          <table:table-cell table:style-name="ce27" office:value-type="float" office:value="964.65">
            <text:p>964.65</text:p>
          </table:table-cell>
        </table:table-row>
        <table:table-row table:style-name="ro1">
          <table:table-cell table:number-columns-repeated="2"/>
          <table:table-cell table:style-name="ce4" office:value-type="float" office:value="0.62">
            <text:p>0.62</text:p>
          </table:table-cell>
          <table:table-cell table:style-name="ce27" office:value-type="float" office:value="2.61">
            <text:p>2.61</text:p>
          </table:table-cell>
          <table:table-cell table:style-name="ce27" office:value-type="float" office:value="10.64">
            <text:p>10.64</text:p>
          </table:table-cell>
          <table:table-cell table:style-name="ce27" office:value-type="float" office:value="59.7">
            <text:p>59.7</text:p>
          </table:table-cell>
          <table:table-cell table:style-name="ce27" office:value-type="float" office:value="238.65">
            <text:p>238.65</text:p>
          </table:table-cell>
          <table:table-cell table:style-name="ce27" office:value-type="float" office:value="964.99">
            <text:p>964.99</text:p>
          </table:table-cell>
        </table:table-row>
        <table:table-row table:style-name="ro1">
          <table:table-cell table:number-columns-repeated="2"/>
          <table:table-cell table:style-name="ce4" office:value-type="float" office:value="0.63">
            <text:p>0.63</text:p>
          </table:table-cell>
          <table:table-cell table:style-name="ce27" office:value-type="float" office:value="2.66">
            <text:p>2.66</text:p>
          </table:table-cell>
          <table:table-cell table:style-name="ce27" office:value-type="float" office:value="10.7">
            <text:p>10.7</text:p>
          </table:table-cell>
          <table:table-cell table:style-name="ce27" office:value-type="float" office:value="59.71">
            <text:p>59.71</text:p>
          </table:table-cell>
          <table:table-cell table:style-name="ce27" office:value-type="float" office:value="238.64">
            <text:p>238.64</text:p>
          </table:table-cell>
          <table:table-cell table:style-name="ce27" office:value-type="float" office:value="965.32">
            <text:p>965.32</text:p>
          </table:table-cell>
        </table:table-row>
        <table:table-row table:style-name="ro1">
          <table:table-cell table:number-columns-repeated="2"/>
          <table:table-cell table:style-name="ce4" office:value-type="float" office:value="0.64">
            <text:p>0.64</text:p>
          </table:table-cell>
          <table:table-cell table:style-name="ce27" office:value-type="float" office:value="2.61">
            <text:p>2.61</text:p>
          </table:table-cell>
          <table:table-cell table:style-name="ce27" office:value-type="float" office:value="10.95">
            <text:p>10.95</text:p>
          </table:table-cell>
          <table:table-cell table:style-name="ce27" office:value-type="float" office:value="59.71">
            <text:p>59.71</text:p>
          </table:table-cell>
          <table:table-cell table:style-name="ce27" office:value-type="float" office:value="239.04">
            <text:p>239.04</text:p>
          </table:table-cell>
          <table:table-cell table:style-name="ce27" office:value-type="float" office:value="964.49">
            <text:p>964.49</text:p>
          </table:table-cell>
        </table:table-row>
        <table:table-row table:style-name="ro1">
          <table:table-cell/>
          <table:table-cell table:style-name="ce16" office:value-type="string">
            <text:p>Average</text:p>
          </table:table-cell>
          <table:table-cell table:style-name="ce21" table:formula="of:=AVERAGE([.C7:.C11])" office:value-type="float" office:value="0.628">
            <text:p>0.63</text:p>
          </table:table-cell>
          <table:table-cell table:style-name="ce28" table:formula="of:=AVERAGE([.D7:.D11])" office:value-type="float" office:value="2.622">
            <text:p>2.62</text:p>
          </table:table-cell>
          <table:table-cell table:style-name="ce21" table:formula="of:=AVERAGE([.E7:.E11])" office:value-type="float" office:value="10.732">
            <text:p>10.73</text:p>
          </table:table-cell>
          <table:table-cell table:style-name="ce21" table:formula="of:=AVERAGE([.F7:.F11])" office:value-type="float" office:value="59.706">
            <text:p>59.71</text:p>
          </table:table-cell>
          <table:table-cell table:style-name="ce21" table:formula="of:=AVERAGE([.G7:.G11])" office:value-type="float" office:value="238.694">
            <text:p>238.69</text:p>
          </table:table-cell>
          <table:table-cell table:style-name="ce26" table:formula="of:=AVERAGE([.H7:.H11])" office:value-type="float" office:value="964.84">
            <text:p>964.84</text:p>
          </table:table-cell>
        </table:table-row>
        <table:table-row table:style-name="ro1">
          <table:table-cell/>
          <table:table-cell table:style-name="ce17" office:value-type="string">
            <text:p>STD</text:p>
          </table:table-cell>
          <table:table-cell table:style-name="ce22" table:formula="of:=STDEV([.C7:.C11])" office:value-type="float" office:value="0.00836660026534076">
            <text:p>0.01</text:p>
          </table:table-cell>
          <table:table-cell table:style-name="ce22" table:formula="of:=STDEV([.D7:.D11])" office:value-type="float" office:value="0.0216794833886789">
            <text:p>0.02</text:p>
          </table:table-cell>
          <table:table-cell table:style-name="ce22" table:formula="of:=STDEV([.E7:.E11])" office:value-type="float" office:value="0.126372465355393">
            <text:p>0.13</text:p>
          </table:table-cell>
          <table:table-cell table:style-name="ce22" table:formula="of:=STDEV([.F7:.F11])" office:value-type="float" office:value="0.0114017542509916">
            <text:p>0.01</text:p>
          </table:table-cell>
          <table:table-cell table:style-name="ce22" table:formula="of:=STDEV([.G7:.G11])" office:value-type="float" office:value="0.20019990009987">
            <text:p>0.2</text:p>
          </table:table-cell>
          <table:table-cell table:style-name="ce32" table:formula="of:=STDEV([.H7:.H11])" office:value-type="float" office:value="0.323882694814053">
            <text:p>0.32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ce20" office:value-type="string">
            <text:p>Parallel 64x64</text:p>
          </table:table-cell>
          <table:table-cell table:style-name="ce20" office:value-type="string">
            <text:p>Parallel 128x128</text:p>
          </table:table-cell>
          <table:table-cell table:style-name="ce20" office:value-type="string">
            <text:p>Parallel 256x256</text:p>
          </table:table-cell>
          <table:table-cell table:style-name="ce20" office:value-type="string">
            <text:p>Parallel 512x512</text:p>
          </table:table-cell>
          <table:table-cell table:style-name="ce20" office:value-type="string">
            <text:p>Parallel 1024x1024</text:p>
          </table:table-cell>
          <table:table-cell table:style-name="ce20" office:value-type="string">
            <text:p>Parallel 2048x2048</text:p>
          </table:table-cell>
        </table:table-row>
        <table:table-row table:style-name="ro1">
          <table:table-cell/>
          <table:table-cell table:style-name="ce18"/>
          <table:table-cell office:value-type="float" office:value="0.38">
            <text:p>0.38</text:p>
          </table:table-cell>
          <table:table-cell office:value-type="float" office:value="1.59">
            <text:p>1.59</text:p>
          </table:table-cell>
          <table:table-cell table:style-name="ce23" office:value-type="float" office:value="6.93">
            <text:p>6.93</text:p>
          </table:table-cell>
          <table:table-cell table:style-name="ce23" office:value-type="float" office:value="31.44">
            <text:p>31.44</text:p>
          </table:table-cell>
          <table:table-cell table:style-name="ce23" office:value-type="float" office:value="124.93">
            <text:p>124.93</text:p>
          </table:table-cell>
          <table:table-cell office:value-type="float" office:value="504.1">
            <text:p>504.10</text:p>
          </table:table-cell>
        </table:table-row>
        <table:table-row table:style-name="ro1">
          <table:table-cell/>
          <table:table-cell table:style-name="ce18"/>
          <table:table-cell office:value-type="float" office:value="0.38">
            <text:p>0.38</text:p>
          </table:table-cell>
          <table:table-cell office:value-type="float" office:value="1.6">
            <text:p>1.6</text:p>
          </table:table-cell>
          <table:table-cell table:style-name="ce23" office:value-type="float" office:value="7.2">
            <text:p>7.2</text:p>
          </table:table-cell>
          <table:table-cell table:style-name="ce23" office:value-type="float" office:value="31.44">
            <text:p>31.44</text:p>
          </table:table-cell>
          <table:table-cell table:style-name="ce23" office:value-type="float" office:value="125.18">
            <text:p>125.18</text:p>
          </table:table-cell>
          <table:table-cell office:value-type="float" office:value="503.63">
            <text:p>503.63</text:p>
          </table:table-cell>
        </table:table-row>
        <table:table-row table:style-name="ro1">
          <table:table-cell/>
          <table:table-cell table:style-name="ce18"/>
          <table:table-cell office:value-type="float" office:value="0.38">
            <text:p>0.38</text:p>
          </table:table-cell>
          <table:table-cell office:value-type="float" office:value="1.65">
            <text:p>1.65</text:p>
          </table:table-cell>
          <table:table-cell table:style-name="ce23" office:value-type="float" office:value="7.34">
            <text:p>7.34</text:p>
          </table:table-cell>
          <table:table-cell table:style-name="ce23" office:value-type="float" office:value="31.45">
            <text:p>31.45</text:p>
          </table:table-cell>
          <table:table-cell table:style-name="ce23" office:value-type="float" office:value="125.18">
            <text:p>125.18</text:p>
          </table:table-cell>
          <table:table-cell office:value-type="float" office:value="503.81">
            <text:p>503.81</text:p>
          </table:table-cell>
        </table:table-row>
        <table:table-row table:style-name="ro1">
          <table:table-cell/>
          <table:table-cell table:style-name="ce18"/>
          <table:table-cell office:value-type="float" office:value="0.38">
            <text:p>0.38</text:p>
          </table:table-cell>
          <table:table-cell office:value-type="float" office:value="1.6">
            <text:p>1.6</text:p>
          </table:table-cell>
          <table:table-cell table:style-name="ce23" office:value-type="float" office:value="7.3">
            <text:p>7.3</text:p>
          </table:table-cell>
          <table:table-cell table:style-name="ce23" office:value-type="float" office:value="31.43">
            <text:p>31.43</text:p>
          </table:table-cell>
          <table:table-cell table:style-name="ce23" office:value-type="float" office:value="125.76">
            <text:p>125.76</text:p>
          </table:table-cell>
          <table:table-cell office:value-type="float" office:value="503.11">
            <text:p>503.11</text:p>
          </table:table-cell>
        </table:table-row>
        <table:table-row table:style-name="ro1">
          <table:table-cell/>
          <table:table-cell table:style-name="ce18"/>
          <table:table-cell office:value-type="float" office:value="0.38">
            <text:p>0.38</text:p>
          </table:table-cell>
          <table:table-cell office:value-type="float" office:value="1.6">
            <text:p>1.6</text:p>
          </table:table-cell>
          <table:table-cell table:style-name="ce23" office:value-type="float" office:value="7.19">
            <text:p>7.19</text:p>
          </table:table-cell>
          <table:table-cell table:style-name="ce23" office:value-type="float" office:value="31.43">
            <text:p>31.43</text:p>
          </table:table-cell>
          <table:table-cell table:style-name="ce23" office:value-type="float" office:value="124.93">
            <text:p>124.93</text:p>
          </table:table-cell>
          <table:table-cell office:value-type="float" office:value="503.76">
            <text:p>503.76</text:p>
          </table:table-cell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16:.C20])" office:value-type="float" office:value="0.38">
            <text:p>0.38</text:p>
          </table:table-cell>
          <table:table-cell table:style-name="ce29" table:formula="of:=AVERAGE([.D16:.D20])" office:value-type="float" office:value="1.608">
            <text:p>1,61</text:p>
          </table:table-cell>
          <table:table-cell table:style-name="ce29" table:formula="of:=AVERAGE([.E16:.E20])" office:value-type="float" office:value="7.192">
            <text:p>7,19</text:p>
          </table:table-cell>
          <table:table-cell table:style-name="ce24" table:formula="of:=AVERAGE([.F16:.F20])" office:value-type="float" office:value="31.438">
            <text:p>31.44</text:p>
          </table:table-cell>
          <table:table-cell table:style-name="ce26" table:formula="of:=AVERAGE([.G16:.G20])" office:value-type="float" office:value="125.196">
            <text:p>125.20</text:p>
          </table:table-cell>
          <table:table-cell table:style-name="ce29" table:formula="of:=AVERAGE([.H16:.H20])" office:value-type="float" office:value="503.682">
            <text:p>503,68</text:p>
          </table:table-cell>
        </table:table-row>
        <table:table-row table:style-name="ro1">
          <table:table-cell/>
          <table:table-cell table:style-name="ce19" office:value-type="string">
            <text:p>STD</text:p>
          </table:table-cell>
          <table:table-cell table:style-name="ce24" table:formula="of:=STDEV([.C16:.C20])" office:value-type="float" office:value="2.48192806580752E-017">
            <text:p>0</text:p>
          </table:table-cell>
          <table:table-cell table:style-name="ce29" table:formula="of:=STDEV([.D16:.D20])" office:value-type="float" office:value="0.0238746727726266">
            <text:p>0,02</text:p>
          </table:table-cell>
          <table:table-cell table:style-name="ce29" table:formula="of:=STDEV([.E16:.E20])" office:value-type="float" office:value="0.159906222518075">
            <text:p>0,16</text:p>
          </table:table-cell>
          <table:table-cell table:style-name="ce24" table:formula="of:=STDEV([.F16:.F20])" office:value-type="float" office:value="0.00836660026534079">
            <text:p>0.01</text:p>
          </table:table-cell>
          <table:table-cell table:style-name="ce26" table:formula="of:=STDEV([.G16:.G20])" office:value-type="float" office:value="0.339160728858751">
            <text:p>0.34</text:p>
          </table:table-cell>
          <table:table-cell table:style-name="ce29" table:formula="of:=STDEV([.H16:.H20])" office:value-type="float" office:value="0.363001377407856">
            <text:p>0,36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8"/>
          <table:table-cell table:style-name="ce25" office:value-type="string">
            <text:p>Concurrent 64x46</text:p>
          </table:table-cell>
          <table:table-cell table:style-name="ce25" office:value-type="string">
            <text:p>Concurrent 128x128</text:p>
          </table:table-cell>
          <table:table-cell table:style-name="ce25" office:value-type="string">
            <text:p>Concurrent 256x256</text:p>
          </table:table-cell>
          <table:table-cell table:style-name="ce25" office:value-type="string">
            <text:p>Concurrent 512x512</text:p>
          </table:table-cell>
          <table:table-cell table:style-name="ce25" office:value-type="string">
            <text:p>Concurrent 1024x1024</text:p>
          </table:table-cell>
          <table:table-cell table:style-name="ce25" office:value-type="string">
            <text:p>Concurrent 2048x2048</text:p>
          </table:table-cell>
        </table:table-row>
        <table:table-row table:style-name="ro1">
          <table:table-cell/>
          <table:table-cell table:style-name="ce18"/>
          <table:table-cell office:value-type="float" office:value="1.19">
            <text:p>1.19</text:p>
          </table:table-cell>
          <table:table-cell office:value-type="float" office:value="4.87">
            <text:p>4.87</text:p>
          </table:table-cell>
          <table:table-cell table:style-name="ce30" office:value-type="float" office:value="25.05">
            <text:p>25.05</text:p>
          </table:table-cell>
          <table:table-cell table:style-name="ce30" office:value-type="float" office:value="101.44">
            <text:p>101.44</text:p>
          </table:table-cell>
          <table:table-cell table:style-name="ce30" office:value-type="float" office:value="359.91">
            <text:p>359.91</text:p>
          </table:table-cell>
          <table:table-cell office:value-type="float" office:value="1439.2">
            <text:p>1439.20</text:p>
          </table:table-cell>
        </table:table-row>
        <table:table-row table:style-name="ro1">
          <table:table-cell/>
          <table:table-cell table:style-name="ce18"/>
          <table:table-cell office:value-type="float" office:value="1.19">
            <text:p>1.19</text:p>
          </table:table-cell>
          <table:table-cell office:value-type="float" office:value="4.89">
            <text:p>4.89</text:p>
          </table:table-cell>
          <table:table-cell table:style-name="ce30" office:value-type="float" office:value="28.39">
            <text:p>28.39</text:p>
          </table:table-cell>
          <table:table-cell table:style-name="ce30" office:value-type="float" office:value="101.74">
            <text:p>101.74</text:p>
          </table:table-cell>
          <table:table-cell table:style-name="ce30" office:value-type="float" office:value="356.12">
            <text:p>356.12</text:p>
          </table:table-cell>
          <table:table-cell office:value-type="float" office:value="1433.86">
            <text:p>1433.86</text:p>
          </table:table-cell>
        </table:table-row>
        <table:table-row table:style-name="ro1">
          <table:table-cell/>
          <table:table-cell table:style-name="ce18"/>
          <table:table-cell office:value-type="float" office:value="1.21">
            <text:p>1.21</text:p>
          </table:table-cell>
          <table:table-cell office:value-type="float" office:value="4.86">
            <text:p>4.86</text:p>
          </table:table-cell>
          <table:table-cell table:style-name="ce30" office:value-type="float" office:value="28.61">
            <text:p>28.61</text:p>
          </table:table-cell>
          <table:table-cell table:style-name="ce30" office:value-type="float" office:value="99.74">
            <text:p>99.74</text:p>
          </table:table-cell>
          <table:table-cell table:style-name="ce30" office:value-type="float" office:value="358.31">
            <text:p>358.31</text:p>
          </table:table-cell>
          <table:table-cell office:value-type="float" office:value="1430.71">
            <text:p>1430.71</text:p>
          </table:table-cell>
        </table:table-row>
        <table:table-row table:style-name="ro1">
          <table:table-cell/>
          <table:table-cell table:style-name="ce18"/>
          <table:table-cell office:value-type="float" office:value="1.21">
            <text:p>1.21</text:p>
          </table:table-cell>
          <table:table-cell office:value-type="float" office:value="4.88">
            <text:p>4.88</text:p>
          </table:table-cell>
          <table:table-cell table:style-name="ce30" office:value-type="float" office:value="28.68">
            <text:p>28.68</text:p>
          </table:table-cell>
          <table:table-cell table:style-name="ce30" office:value-type="float" office:value="99.89">
            <text:p>99.89</text:p>
          </table:table-cell>
          <table:table-cell table:style-name="ce30" office:value-type="float" office:value="358.55">
            <text:p>358.55</text:p>
          </table:table-cell>
          <table:table-cell office:value-type="float" office:value="1443.25">
            <text:p>1443.25</text:p>
          </table:table-cell>
        </table:table-row>
        <table:table-row table:style-name="ro1">
          <table:table-cell/>
          <table:table-cell table:style-name="ce18"/>
          <table:table-cell office:value-type="float" office:value="1.21">
            <text:p>1.21</text:p>
          </table:table-cell>
          <table:table-cell office:value-type="float" office:value="4.87">
            <text:p>4.87</text:p>
          </table:table-cell>
          <table:table-cell table:style-name="ce30" office:value-type="float" office:value="27.59">
            <text:p>27.59</text:p>
          </table:table-cell>
          <table:table-cell table:style-name="ce30" office:value-type="float" office:value="101.51">
            <text:p>101.51</text:p>
          </table:table-cell>
          <table:table-cell table:style-name="ce30" office:value-type="float" office:value="358.54">
            <text:p>358.54</text:p>
          </table:table-cell>
          <table:table-cell office:value-type="float" office:value="1441.44">
            <text:p>1441.44</text:p>
          </table:table-cell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25:.C29])" office:value-type="float" office:value="1.202">
            <text:p>1.2</text:p>
          </table:table-cell>
          <table:table-cell table:style-name="ce24" table:formula="of:=AVERAGE([.D25:.D29])" office:value-type="float" office:value="4.874">
            <text:p>4.87</text:p>
          </table:table-cell>
          <table:table-cell table:style-name="ce29" table:formula="of:=AVERAGE([.E25:.E29])" office:value-type="float" office:value="27.664">
            <text:p>27,66</text:p>
          </table:table-cell>
          <table:table-cell table:style-name="ce29" table:formula="of:=AVERAGE([.F25:.F29])" office:value-type="float" office:value="100.864">
            <text:p>100,86</text:p>
          </table:table-cell>
          <table:table-cell table:style-name="ce29" table:formula="of:=AVERAGE([.G25:.G29])" office:value-type="float" office:value="358.286">
            <text:p>358,29</text:p>
          </table:table-cell>
          <table:table-cell table:style-name="ce29" table:formula="of:=AVERAGE([.H25:.H29])" office:value-type="float" office:value="1437.692">
            <text:p>1437,69</text:p>
          </table:table-cell>
        </table:table-row>
        <table:table-row table:style-name="ro1">
          <table:table-cell/>
          <table:table-cell table:style-name="ce16" office:value-type="string">
            <text:p>STD</text:p>
          </table:table-cell>
          <table:table-cell table:style-name="ce26" table:formula="of:=STDEV([.C25:.C29])" office:value-type="float" office:value="0.0109544511501033">
            <text:p>0.01</text:p>
          </table:table-cell>
          <table:table-cell table:style-name="ce26" table:formula="of:=STDEV([.D25:.D29])" office:value-type="float" office:value="0.0114017542509911">
            <text:p>0.01</text:p>
          </table:table-cell>
          <table:table-cell table:style-name="ce26" table:formula="of:=STDEV([.E25:.E29])" office:value-type="float" office:value="1.52419814984798">
            <text:p>1.52</text:p>
          </table:table-cell>
          <table:table-cell table:style-name="ce26" table:formula="of:=STDEV([.F25:.F29])" office:value-type="float" office:value="0.9654687980458">
            <text:p>0.97</text:p>
          </table:table-cell>
          <table:table-cell table:style-name="ce26" table:formula="of:=STDEV([.G25:.G29])" office:value-type="float" office:value="1.36599048312937">
            <text:p>1.37</text:p>
          </table:table-cell>
          <table:table-cell table:style-name="ce26" table:formula="of:=STDEV([.H25:.H29])" office:value-type="float" office:value="5.25940776133589">
            <text:p>5.26</text:p>
          </table:table-cell>
        </table:table-row>
      </table:table>
      <table:table table:name="sv1" table:style-name="ta1" table:print="false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Intel Xeon 5030 2,66Ghz 4Mb L2 cache 4Gb RAM 667 FSB</text:p>
          </table:table-cell>
          <table:table-cell table:number-columns-repeated="3"/>
          <table:table-cell office:value-type="string">
            <text:p>Total</text:p>
          </table:table-cell>
          <table:table-cell table:formula="of:=(SUM([.C6:.H10])+SUM([.C15:.H19])+SUM([.C24:.H28]))/3600" office:value-type="float" office:value="2.41694722222222">
            <text:p>2.4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S 1 and 2 (different chips – worst case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0" office:value-type="string">
            <text:p>Sequential 64x64</text:p>
          </table:table-cell>
          <table:table-cell table:style-name="ce20" office:value-type="string">
            <text:p>Sequential 128x128</text:p>
          </table:table-cell>
          <table:table-cell table:style-name="ce20" office:value-type="string">
            <text:p>Sequential 256x256</text:p>
          </table:table-cell>
          <table:table-cell table:style-name="ce20" office:value-type="string">
            <text:p>Sequential 512x512</text:p>
          </table:table-cell>
          <table:table-cell table:style-name="ce20" office:value-type="string">
            <text:p>Sequential 1024x1024</text:p>
          </table:table-cell>
          <table:table-cell table:style-name="ce20" office:value-type="string">
            <text:p>Sequential 2048x20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0.18">
            <text:p>0.18</text:p>
          </table:table-cell>
          <table:table-cell table:style-name="ce33" office:value-type="float" office:value="0.82">
            <text:p>0,82</text:p>
          </table:table-cell>
          <table:table-cell table:style-name="ce33" office:value-type="float" office:value="2.95">
            <text:p>2,95</text:p>
          </table:table-cell>
          <table:table-cell table:style-name="ce33" office:value-type="float" office:value="11.59">
            <text:p>11,59</text:p>
          </table:table-cell>
          <table:table-cell table:style-name="ce33" office:value-type="float" office:value="61.38">
            <text:p>61,38</text:p>
          </table:table-cell>
          <table:table-cell table:style-name="ce34" office:value-type="float" office:value="250.33">
            <text:p>250,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0.18">
            <text:p>0.18</text:p>
          </table:table-cell>
          <table:table-cell table:style-name="ce33" office:value-type="float" office:value="0.76">
            <text:p>0,76</text:p>
          </table:table-cell>
          <table:table-cell table:style-name="ce33" office:value-type="float" office:value="2.73">
            <text:p>2,73</text:p>
          </table:table-cell>
          <table:table-cell table:style-name="ce33" office:value-type="float" office:value="10.81">
            <text:p>10,81</text:p>
          </table:table-cell>
          <table:table-cell table:style-name="ce33" office:value-type="float" office:value="59.08">
            <text:p>59,08</text:p>
          </table:table-cell>
          <table:table-cell table:style-name="ce33" office:value-type="float" office:value="251.22">
            <text:p>251,22</text:p>
          </table:table-cell>
          <table:table-cell/>
          <table:table-cell office:value-type="string">
            <text:p>64x64</text:p>
          </table:table-cell>
        </table:table-row>
        <table:table-row table:style-name="ro1">
          <table:table-cell table:number-columns-repeated="2"/>
          <table:table-cell table:style-name="ce4" office:value-type="float" office:value="0.21">
            <text:p>0.21</text:p>
          </table:table-cell>
          <table:table-cell table:style-name="ce33" office:value-type="float" office:value="0.85">
            <text:p>0,85</text:p>
          </table:table-cell>
          <table:table-cell table:style-name="ce33" office:value-type="float" office:value="2.52">
            <text:p>2,52</text:p>
          </table:table-cell>
          <table:table-cell table:style-name="ce33" office:value-type="float" office:value="10.9">
            <text:p>10,9</text:p>
          </table:table-cell>
          <table:table-cell table:style-name="ce33" office:value-type="float" office:value="58.8">
            <text:p>58,8</text:p>
          </table:table-cell>
          <table:table-cell table:style-name="ce33" office:value-type="float" office:value="252.8">
            <text:p>252,8</text:p>
          </table:table-cell>
          <table:table-cell/>
          <table:table-cell office:value-type="string">
            <text:p>128x128</text:p>
          </table:table-cell>
        </table:table-row>
        <table:table-row table:style-name="ro1">
          <table:table-cell table:number-columns-repeated="2"/>
          <table:table-cell table:style-name="ce4" office:value-type="float" office:value="0.19">
            <text:p>0.19</text:p>
          </table:table-cell>
          <table:table-cell table:style-name="ce33" office:value-type="float" office:value="0.82">
            <text:p>0,82</text:p>
          </table:table-cell>
          <table:table-cell table:style-name="ce33" office:value-type="float" office:value="2.72">
            <text:p>2,72</text:p>
          </table:table-cell>
          <table:table-cell table:style-name="ce33" office:value-type="float" office:value="11.37">
            <text:p>11,37</text:p>
          </table:table-cell>
          <table:table-cell table:style-name="ce33" office:value-type="float" office:value="58.15">
            <text:p>58,15</text:p>
          </table:table-cell>
          <table:table-cell table:style-name="ce33" office:value-type="float" office:value="246.77">
            <text:p>246,77</text:p>
          </table:table-cell>
          <table:table-cell/>
          <table:table-cell office:value-type="string">
            <text:p>256x256</text:p>
          </table:table-cell>
        </table:table-row>
        <table:table-row table:style-name="ro1">
          <table:table-cell table:number-columns-repeated="2"/>
          <table:table-cell table:style-name="ce4" office:value-type="float" office:value="0.17">
            <text:p>0.17</text:p>
          </table:table-cell>
          <table:table-cell table:style-name="ce33" office:value-type="float" office:value="0.84">
            <text:p>0,84</text:p>
          </table:table-cell>
          <table:table-cell table:style-name="ce33" office:value-type="float" office:value="2.52">
            <text:p>2,52</text:p>
          </table:table-cell>
          <table:table-cell table:style-name="ce33" office:value-type="float" office:value="11.34">
            <text:p>11,34</text:p>
          </table:table-cell>
          <table:table-cell table:style-name="ce33" office:value-type="float" office:value="59.14">
            <text:p>59,14</text:p>
          </table:table-cell>
          <table:table-cell table:style-name="ce33" office:value-type="float" office:value="246.69">
            <text:p>246,69</text:p>
          </table:table-cell>
          <table:table-cell/>
          <table:table-cell office:value-type="string">
            <text:p>512x512</text:p>
          </table:table-cell>
        </table:table-row>
        <table:table-row table:style-name="ro1">
          <table:table-cell/>
          <table:table-cell table:style-name="ce16" office:value-type="string">
            <text:p>Average</text:p>
          </table:table-cell>
          <table:table-cell table:style-name="ce21" table:formula="of:=AVERAGE([.C6:.C10])" office:value-type="float" office:value="0.186">
            <text:p>0.19</text:p>
          </table:table-cell>
          <table:table-cell table:style-name="ce21" table:formula="of:=AVERAGE([.D6:.D10])" office:value-type="float" office:value="0.818">
            <text:p>0.82</text:p>
          </table:table-cell>
          <table:table-cell table:style-name="ce19" table:formula="of:=AVERAGE([.E6:.E10])" office:value-type="float" office:value="2.688">
            <text:p>2,69</text:p>
          </table:table-cell>
          <table:table-cell table:style-name="ce19" table:formula="of:=AVERAGE([.F6:.F10])" office:value-type="float" office:value="11.202">
            <text:p>11,2</text:p>
          </table:table-cell>
          <table:table-cell table:style-name="ce19" table:formula="of:=AVERAGE([.G6:.G10])" office:value-type="float" office:value="59.31">
            <text:p>59,31</text:p>
          </table:table-cell>
          <table:table-cell table:style-name="ce19" table:formula="of:=AVERAGE([.H6:.H10])" office:value-type="float" office:value="249.562">
            <text:p>249,56</text:p>
          </table:table-cell>
          <table:table-cell/>
          <table:table-cell office:value-type="string">
            <text:p>1024x1024</text:p>
          </table:table-cell>
        </table:table-row>
        <table:table-row table:style-name="ro1">
          <table:table-cell/>
          <table:table-cell table:style-name="ce17" office:value-type="string">
            <text:p>STD</text:p>
          </table:table-cell>
          <table:table-cell table:style-name="ce22" table:formula="of:=STDEV([.C6:.C10])" office:value-type="float" office:value="0.0151657508881031">
            <text:p>0.02</text:p>
          </table:table-cell>
          <table:table-cell table:style-name="ce22" table:formula="of:=STDEV([.D6:.D10])" office:value-type="float" office:value="0.0349284983931459">
            <text:p>0.03</text:p>
          </table:table-cell>
          <table:table-cell table:style-name="ce22" table:formula="of:=STDEV([.E6:.E10])" office:value-type="float" office:value="0.178801565988668">
            <text:p>0.18</text:p>
          </table:table-cell>
          <table:table-cell table:style-name="ce22" table:formula="of:=STDEV([.F6:.F10])" office:value-type="float" office:value="0.332671008655698">
            <text:p>0.33</text:p>
          </table:table-cell>
          <table:table-cell table:style-name="ce22" table:formula="of:=STDEV([.G6:.G10])" office:value-type="float" office:value="1.22192471126498">
            <text:p>1.22</text:p>
          </table:table-cell>
          <table:table-cell table:style-name="ce35" table:formula="of:=STDEV([.H6:.H10])" office:value-type="float" office:value="2.73253911225439">
            <text:p>2,73</text:p>
          </table:table-cell>
          <table:table-cell/>
          <table:table-cell office:value-type="string">
            <text:p>2048x204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0" office:value-type="string">
            <text:p>Parallel 64x64</text:p>
          </table:table-cell>
          <table:table-cell table:style-name="ce20" office:value-type="string">
            <text:p>Parallel 128x128</text:p>
          </table:table-cell>
          <table:table-cell table:style-name="ce20" office:value-type="string">
            <text:p>Parallel 256x256</text:p>
          </table:table-cell>
          <table:table-cell table:style-name="ce20" office:value-type="string">
            <text:p>Parallel 512x512</text:p>
          </table:table-cell>
          <table:table-cell table:style-name="ce20" office:value-type="string">
            <text:p>Parallel 1024x1024</text:p>
          </table:table-cell>
          <table:table-cell table:style-name="ce20" office:value-type="string">
            <text:p>Parallel 2048x2048</text:p>
          </table:table-cell>
          <table:table-cell/>
          <table:table-cell office:value-type="string">
            <text:p>Sequential</text:p>
          </table:table-cell>
        </table:table-row>
        <table:table-row table:style-name="ro1">
          <table:table-cell/>
          <table:table-cell table:style-name="ce18"/>
          <table:table-cell table:style-name="ce33" office:value-type="float" office:value="0.09">
            <text:p>0,09</text:p>
          </table:table-cell>
          <table:table-cell table:style-name="ce33" office:value-type="float" office:value="0.48">
            <text:p>0,48</text:p>
          </table:table-cell>
          <table:table-cell table:style-name="ce33" office:value-type="float" office:value="1.51">
            <text:p>1,51</text:p>
          </table:table-cell>
          <table:table-cell table:style-name="ce33" office:value-type="float" office:value="6.48">
            <text:p>6,48</text:p>
          </table:table-cell>
          <table:table-cell table:style-name="ce33" office:value-type="float" office:value="36.86">
            <text:p>36,86</text:p>
          </table:table-cell>
          <table:table-cell table:style-name="ce4" office:value-type="float" office:value="160.67">
            <text:p>160.67</text:p>
          </table:table-cell>
          <table:table-cell/>
          <table:table-cell office:value-type="string">
            <text:p>Parallel</text:p>
          </table:table-cell>
        </table:table-row>
        <table:table-row table:style-name="ro1">
          <table:table-cell/>
          <table:table-cell table:style-name="ce18"/>
          <table:table-cell table:style-name="ce33" office:value-type="float" office:value="0.09">
            <text:p>0,09</text:p>
          </table:table-cell>
          <table:table-cell table:style-name="ce33" office:value-type="float" office:value="0.5">
            <text:p>0,5</text:p>
          </table:table-cell>
          <table:table-cell table:style-name="ce33" office:value-type="float" office:value="1.8">
            <text:p>1,8</text:p>
          </table:table-cell>
          <table:table-cell table:style-name="ce33" office:value-type="float" office:value="5.85">
            <text:p>5,85</text:p>
          </table:table-cell>
          <table:table-cell table:style-name="ce33" office:value-type="float" office:value="35.61">
            <text:p>35,61</text:p>
          </table:table-cell>
          <table:table-cell table:style-name="ce4" office:value-type="float" office:value="164.16">
            <text:p>164.16</text:p>
          </table:table-cell>
          <table:table-cell/>
          <table:table-cell office:value-type="string">
            <text:p>Concurrent</text:p>
          </table:table-cell>
        </table:table-row>
        <table:table-row table:style-name="ro1">
          <table:table-cell/>
          <table:table-cell table:style-name="ce18"/>
          <table:table-cell table:style-name="ce33" office:value-type="float" office:value="0.09">
            <text:p>0,09</text:p>
          </table:table-cell>
          <table:table-cell table:style-name="ce33" office:value-type="float" office:value="0.51">
            <text:p>0,51</text:p>
          </table:table-cell>
          <table:table-cell table:style-name="ce33" office:value-type="float" office:value="1.43">
            <text:p>1,43</text:p>
          </table:table-cell>
          <table:table-cell table:style-name="ce33" office:value-type="float" office:value="6.25">
            <text:p>6,25</text:p>
          </table:table-cell>
          <table:table-cell table:style-name="ce33" office:value-type="float" office:value="37.76">
            <text:p>37,76</text:p>
          </table:table-cell>
          <table:table-cell table:style-name="ce4" office:value-type="float" office:value="161.64">
            <text:p>161.64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33" office:value-type="float" office:value="0.09">
            <text:p>0,09</text:p>
          </table:table-cell>
          <table:table-cell table:style-name="ce33" office:value-type="float" office:value="0.5">
            <text:p>0,5</text:p>
          </table:table-cell>
          <table:table-cell table:style-name="ce33" office:value-type="float" office:value="1.24">
            <text:p>1,24</text:p>
          </table:table-cell>
          <table:table-cell table:style-name="ce33" office:value-type="float" office:value="5.81">
            <text:p>5,81</text:p>
          </table:table-cell>
          <table:table-cell table:style-name="ce33" office:value-type="float" office:value="37.58">
            <text:p>37,58</text:p>
          </table:table-cell>
          <table:table-cell table:style-name="ce4" office:value-type="float" office:value="159.57">
            <text:p>159.57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33" office:value-type="float" office:value="0.09">
            <text:p>0,09</text:p>
          </table:table-cell>
          <table:table-cell table:style-name="ce33" office:value-type="float" office:value="0.52">
            <text:p>0,52</text:p>
          </table:table-cell>
          <table:table-cell table:style-name="ce33" office:value-type="float" office:value="1.74">
            <text:p>1,74</text:p>
          </table:table-cell>
          <table:table-cell table:style-name="ce33" office:value-type="float" office:value="5.83">
            <text:p>5,83</text:p>
          </table:table-cell>
          <table:table-cell table:style-name="ce33" office:value-type="float" office:value="36.68">
            <text:p>36,68</text:p>
          </table:table-cell>
          <table:table-cell table:style-name="ce4" office:value-type="float" office:value="160.5">
            <text:p>160.5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19" table:formula="of:=AVERAGE([.C15:.C19])" office:value-type="float" office:value="0.09">
            <text:p>0,09</text:p>
          </table:table-cell>
          <table:table-cell table:style-name="ce19" table:formula="of:=AVERAGE([.D15:.D19])" office:value-type="float" office:value="0.502">
            <text:p>0,5</text:p>
          </table:table-cell>
          <table:table-cell table:style-name="ce19" table:formula="of:=AVERAGE([.E15:.E19])" office:value-type="float" office:value="1.544">
            <text:p>1,54</text:p>
          </table:table-cell>
          <table:table-cell table:style-name="ce19" table:formula="of:=AVERAGE([.F15:.F19])" office:value-type="float" office:value="6.044">
            <text:p>6,04</text:p>
          </table:table-cell>
          <table:table-cell table:style-name="ce19" table:formula="of:=AVERAGE([.G15:.G19])" office:value-type="float" office:value="36.898">
            <text:p>36,9</text:p>
          </table:table-cell>
          <table:table-cell table:style-name="ce19" table:formula="of:=AVERAGE([.H15:.H19])" office:value-type="float" office:value="161.308">
            <text:p>161,31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STD</text:p>
          </table:table-cell>
          <table:table-cell table:style-name="ce19" table:formula="of:=STDEV([.C15:.C19])" office:value-type="float" office:value="6.20482016451879E-018">
            <text:p>0</text:p>
          </table:table-cell>
          <table:table-cell table:style-name="ce19" table:formula="of:=STDEV([.D15:.D19])" office:value-type="float" office:value="0.0148323969741913">
            <text:p>0,01</text:p>
          </table:table-cell>
          <table:table-cell table:style-name="ce19" table:formula="of:=STDEV([.E15:.E19])" office:value-type="float" office:value="0.229412292608744">
            <text:p>0,23</text:p>
          </table:table-cell>
          <table:table-cell table:style-name="ce19" table:formula="of:=STDEV([.F15:.F19])" office:value-type="float" office:value="0.304433900871766">
            <text:p>0,3</text:p>
          </table:table-cell>
          <table:table-cell table:style-name="ce19" table:formula="of:=STDEV([.G15:.G19])" office:value-type="float" office:value="0.853826680304615">
            <text:p>0,85</text:p>
          </table:table-cell>
          <table:table-cell table:style-name="ce19" table:formula="of:=STDEV([.H15:.H19])" office:value-type="float" office:value="1.75532618051461">
            <text:p>1,7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8"/>
          <table:table-cell table:style-name="ce25" office:value-type="string">
            <text:p>Concurrent 64x46</text:p>
          </table:table-cell>
          <table:table-cell table:style-name="ce25" office:value-type="string">
            <text:p>Concurrent 128x128</text:p>
          </table:table-cell>
          <table:table-cell table:style-name="ce25" office:value-type="string">
            <text:p>Concurrent 256x256</text:p>
          </table:table-cell>
          <table:table-cell table:style-name="ce25" office:value-type="string">
            <text:p>Concurrent 512x512</text:p>
          </table:table-cell>
          <table:table-cell table:style-name="ce25" office:value-type="string">
            <text:p>Concurrent 1024x1024</text:p>
          </table:table-cell>
          <table:table-cell table:style-name="ce25" office:value-type="string">
            <text:p>Concurrent 2048x2048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33" office:value-type="float" office:value="0.35">
            <text:p>0,35</text:p>
          </table:table-cell>
          <table:table-cell table:style-name="ce33" office:value-type="float" office:value="1.2">
            <text:p>1,2</text:p>
          </table:table-cell>
          <table:table-cell table:style-name="ce33" office:value-type="float" office:value="3.56">
            <text:p>3,56</text:p>
          </table:table-cell>
          <table:table-cell table:style-name="ce33" office:value-type="float" office:value="12.59">
            <text:p>12,59</text:p>
          </table:table-cell>
          <table:table-cell table:style-name="ce33" office:value-type="float" office:value="236.12">
            <text:p>236,12</text:p>
          </table:table-cell>
          <table:table-cell table:style-name="ce33" office:value-type="float" office:value="956.31">
            <text:p>956,31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33" office:value-type="float" office:value="0.35">
            <text:p>0,35</text:p>
          </table:table-cell>
          <table:table-cell table:style-name="ce33" office:value-type="float" office:value="1.2">
            <text:p>1,2</text:p>
          </table:table-cell>
          <table:table-cell table:style-name="ce33" office:value-type="float" office:value="3.56">
            <text:p>3,56</text:p>
          </table:table-cell>
          <table:table-cell table:style-name="ce33" office:value-type="float" office:value="12.79">
            <text:p>12,79</text:p>
          </table:table-cell>
          <table:table-cell table:style-name="ce33" office:value-type="float" office:value="236.44">
            <text:p>236,44</text:p>
          </table:table-cell>
          <table:table-cell table:style-name="ce33" office:value-type="float" office:value="954.82">
            <text:p>954,82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33" office:value-type="float" office:value="0.38">
            <text:p>0,38</text:p>
          </table:table-cell>
          <table:table-cell table:style-name="ce33" office:value-type="float" office:value="1.21">
            <text:p>1,21</text:p>
          </table:table-cell>
          <table:table-cell table:style-name="ce33" office:value-type="float" office:value="3.56">
            <text:p>3,56</text:p>
          </table:table-cell>
          <table:table-cell table:style-name="ce33" office:value-type="float" office:value="12.73">
            <text:p>12,73</text:p>
          </table:table-cell>
          <table:table-cell table:style-name="ce33" office:value-type="float" office:value="235.98">
            <text:p>235,98</text:p>
          </table:table-cell>
          <table:table-cell table:style-name="ce33" office:value-type="float" office:value="954.6">
            <text:p>954,6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33" office:value-type="float" office:value="0.36">
            <text:p>0,36</text:p>
          </table:table-cell>
          <table:table-cell table:style-name="ce33" office:value-type="float" office:value="1.23">
            <text:p>1,23</text:p>
          </table:table-cell>
          <table:table-cell table:style-name="ce33" office:value-type="float" office:value="3.5">
            <text:p>3,5</text:p>
          </table:table-cell>
          <table:table-cell table:style-name="ce33" office:value-type="float" office:value="12.77">
            <text:p>12,77</text:p>
          </table:table-cell>
          <table:table-cell table:style-name="ce33" office:value-type="float" office:value="236.25">
            <text:p>236,25</text:p>
          </table:table-cell>
          <table:table-cell table:style-name="ce33" office:value-type="float" office:value="954.68">
            <text:p>954,68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33" office:value-type="float" office:value="0.37">
            <text:p>0,37</text:p>
          </table:table-cell>
          <table:table-cell table:style-name="ce33" office:value-type="float" office:value="1.22">
            <text:p>1,22</text:p>
          </table:table-cell>
          <table:table-cell table:style-name="ce33" office:value-type="float" office:value="3.53">
            <text:p>3,53</text:p>
          </table:table-cell>
          <table:table-cell table:style-name="ce33" office:value-type="float" office:value="12.8">
            <text:p>12,8</text:p>
          </table:table-cell>
          <table:table-cell table:style-name="ce33" office:value-type="float" office:value="236.04">
            <text:p>236,04</text:p>
          </table:table-cell>
          <table:table-cell table:style-name="ce33" office:value-type="float" office:value="959.75">
            <text:p>959,75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19" table:formula="of:=AVERAGE([.C24:.C28])" office:value-type="float" office:value="0.362">
            <text:p>0,36</text:p>
          </table:table-cell>
          <table:table-cell table:style-name="ce19" table:formula="of:=AVERAGE([.D24:.D28])" office:value-type="float" office:value="1.212">
            <text:p>1,21</text:p>
          </table:table-cell>
          <table:table-cell table:style-name="ce19" table:formula="of:=AVERAGE([.E24:.E28])" office:value-type="float" office:value="3.542">
            <text:p>3,54</text:p>
          </table:table-cell>
          <table:table-cell table:style-name="ce19" table:formula="of:=AVERAGE([.F24:.F28])" office:value-type="float" office:value="12.736">
            <text:p>12,74</text:p>
          </table:table-cell>
          <table:table-cell table:style-name="ce19" table:formula="of:=AVERAGE([.G24:.G28])" office:value-type="float" office:value="236.166">
            <text:p>236,17</text:p>
          </table:table-cell>
          <table:table-cell table:style-name="ce19" table:formula="of:=AVERAGE([.H24:.H28])" office:value-type="float" office:value="956.032">
            <text:p>956,03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>
            <text:p>STD</text:p>
          </table:table-cell>
          <table:table-cell table:style-name="ce1" table:formula="of:=STDEV([.C24:.C28])" office:value-type="float" office:value="0.0130384048104053">
            <text:p>0.01</text:p>
          </table:table-cell>
          <table:table-cell table:style-name="ce1" table:formula="of:=STDEV([.D24:.D28])" office:value-type="float" office:value="0.0130384048104053">
            <text:p>0.01</text:p>
          </table:table-cell>
          <table:table-cell table:style-name="ce1" table:formula="of:=STDEV([.E24:.E28])" office:value-type="float" office:value="0.0268328157299975">
            <text:p>0.03</text:p>
          </table:table-cell>
          <table:table-cell table:style-name="ce1" table:formula="of:=STDEV([.F24:.F28])" office:value-type="float" office:value="0.0859069263796581">
            <text:p>0.09</text:p>
          </table:table-cell>
          <table:table-cell table:style-name="ce1" table:formula="of:=STDEV([.G24:.G28])" office:value-type="float" office:value="0.183521115951274">
            <text:p>0.18</text:p>
          </table:table-cell>
          <table:table-cell table:style-name="ce1" table:formula="of:=STDEV([.H24:.H28])" office:value-type="float" office:value="2.19364308856295">
            <text:p>2.19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>
            <draw:frame table:end-cell-address="sv1.G57" table:end-x="0.8917in" table:end-y="0.0276in" draw:z-index="0" draw:style-name="gr1" svg:width="6.9713in" svg:height="4.6185in" svg:x="0.1921in" svg:y="0.0961in">
              <draw:object draw:notify-on-update-of-ranges="'Intel T3200'.J7:'Intel T3200'.J12 sv1.J14:sv1.J14 sv1.C11:sv1.H11 sv1.J15:sv1.J15 sv1.C20:sv1.H20 sv1.J16:sv1.J16 sv1.C29:sv1.H2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7">
          <table:table-cell table:number-columns-repeated="10"/>
        </table:table-row>
        <table:table-row table:style-name="ro1">
          <table:table-cell/>
          <table:table-cell office:value-type="string">
            <text:p>Intel Xeon 5030 2,66Ghz 4Mb L2 cache 4Gb RAM 667 FSB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PUS 1 and 3 (same chip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0" office:value-type="string">
            <text:p>Sequential 64x64</text:p>
          </table:table-cell>
          <table:table-cell table:style-name="ce20" office:value-type="string">
            <text:p>Sequential 128x128</text:p>
          </table:table-cell>
          <table:table-cell table:style-name="ce20" office:value-type="string">
            <text:p>Sequential 256x256</text:p>
          </table:table-cell>
          <table:table-cell table:style-name="ce20" office:value-type="string">
            <text:p>Sequential 512x512</text:p>
          </table:table-cell>
          <table:table-cell table:style-name="ce20" office:value-type="string">
            <text:p>Sequential 1024x1024</text:p>
          </table:table-cell>
          <table:table-cell table:style-name="ce20" office:value-type="string">
            <text:p>Sequential 2048x20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0.23">
            <text:p>0.23</text:p>
          </table:table-cell>
          <table:table-cell table:style-name="ce27" office:value-type="float" office:value="0.69">
            <text:p>0.69</text:p>
          </table:table-cell>
          <table:table-cell table:style-name="ce27" office:value-type="float" office:value="3.54">
            <text:p>3.54</text:p>
          </table:table-cell>
          <table:table-cell table:style-name="ce27" office:value-type="float" office:value="12.68">
            <text:p>12.68</text:p>
          </table:table-cell>
          <table:table-cell table:style-name="ce27" office:value-type="float" office:value="65.64">
            <text:p>65.64</text:p>
          </table:table-cell>
          <table:table-cell table:style-name="ce31" office:value-type="float" office:value="272.28">
            <text:p>272.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0.23">
            <text:p>0.23</text:p>
          </table:table-cell>
          <table:table-cell table:style-name="ce27" office:value-type="float" office:value="0.68">
            <text:p>0.68</text:p>
          </table:table-cell>
          <table:table-cell table:style-name="ce27" office:value-type="float" office:value="3.31">
            <text:p>3.31</text:p>
          </table:table-cell>
          <table:table-cell table:style-name="ce27" office:value-type="float" office:value="12.9">
            <text:p>12.9</text:p>
          </table:table-cell>
          <table:table-cell table:style-name="ce27" office:value-type="float" office:value="63.53">
            <text:p>63.53</text:p>
          </table:table-cell>
          <table:table-cell table:style-name="ce27" office:value-type="float" office:value="269.92">
            <text:p>269.9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0.21">
            <text:p>0.21</text:p>
          </table:table-cell>
          <table:table-cell table:style-name="ce27" office:value-type="float" office:value="0.64">
            <text:p>0.64</text:p>
          </table:table-cell>
          <table:table-cell table:style-name="ce27" office:value-type="float" office:value="3.3">
            <text:p>3.3</text:p>
          </table:table-cell>
          <table:table-cell table:style-name="ce27" office:value-type="float" office:value="12.11">
            <text:p>12.11</text:p>
          </table:table-cell>
          <table:table-cell table:style-name="ce27" office:value-type="float" office:value="67.76">
            <text:p>67.76</text:p>
          </table:table-cell>
          <table:table-cell table:style-name="ce27" office:value-type="float" office:value="263.97">
            <text:p>263.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0.2">
            <text:p>0.2</text:p>
          </table:table-cell>
          <table:table-cell table:style-name="ce27" office:value-type="float" office:value="0.66">
            <text:p>0.66</text:p>
          </table:table-cell>
          <table:table-cell table:style-name="ce27" office:value-type="float" office:value="3.46">
            <text:p>3.46</text:p>
          </table:table-cell>
          <table:table-cell table:style-name="ce27" office:value-type="float" office:value="13.79">
            <text:p>13.79</text:p>
          </table:table-cell>
          <table:table-cell table:style-name="ce27" office:value-type="float" office:value="66.29">
            <text:p>66.29</text:p>
          </table:table-cell>
          <table:table-cell table:style-name="ce27" office:value-type="float" office:value="263.7">
            <text:p>263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0.17">
            <text:p>0.17</text:p>
          </table:table-cell>
          <table:table-cell table:style-name="ce27" office:value-type="float" office:value="0.75">
            <text:p>0.75</text:p>
          </table:table-cell>
          <table:table-cell table:style-name="ce27" office:value-type="float" office:value="3.15">
            <text:p>3.15</text:p>
          </table:table-cell>
          <table:table-cell table:style-name="ce27" office:value-type="float" office:value="13.66">
            <text:p>13.66</text:p>
          </table:table-cell>
          <table:table-cell table:style-name="ce27" office:value-type="float" office:value="64.61">
            <text:p>64.61</text:p>
          </table:table-cell>
          <table:table-cell table:style-name="ce27" office:value-type="float" office:value="263.86">
            <text:p>263.86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>
            <text:p>Average</text:p>
          </table:table-cell>
          <table:table-cell table:style-name="ce21" table:formula="of:=AVERAGE([.C64:.C68])" office:value-type="float" office:value="0.208">
            <text:p>0.21</text:p>
          </table:table-cell>
          <table:table-cell table:style-name="ce28" table:formula="of:=AVERAGE([.D64:.D68])" office:value-type="float" office:value="0.684">
            <text:p>0.68</text:p>
          </table:table-cell>
          <table:table-cell table:style-name="ce21" table:formula="of:=AVERAGE([.E64:.E68])" office:value-type="float" office:value="3.352">
            <text:p>3.35</text:p>
          </table:table-cell>
          <table:table-cell table:style-name="ce21" table:formula="of:=AVERAGE([.F64:.F68])" office:value-type="float" office:value="13.028">
            <text:p>13.03</text:p>
          </table:table-cell>
          <table:table-cell table:style-name="ce21" table:formula="of:=AVERAGE([.G64:.G68])" office:value-type="float" office:value="65.566">
            <text:p>65.57</text:p>
          </table:table-cell>
          <table:table-cell table:style-name="ce26" table:formula="of:=AVERAGE([.H64:.H68])" office:value-type="float" office:value="266.746">
            <text:p>266.75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>
            <text:p>STD</text:p>
          </table:table-cell>
          <table:table-cell table:style-name="ce22" table:formula="of:=STDEV([.C64:.C68])" office:value-type="float" office:value="0.0248997991959775">
            <text:p>0.02</text:p>
          </table:table-cell>
          <table:table-cell table:style-name="ce22" table:formula="of:=STDEV([.D64:.D68])" office:value-type="float" office:value="0.0415932686861708">
            <text:p>0.04</text:p>
          </table:table-cell>
          <table:table-cell table:style-name="ce22" table:formula="of:=STDEV([.E64:.E68])" office:value-type="float" office:value="0.151888116717537">
            <text:p>0.15</text:p>
          </table:table-cell>
          <table:table-cell table:style-name="ce22" table:formula="of:=STDEV([.F64:.F68])" office:value-type="float" office:value="0.700049998214413">
            <text:p>0.7</text:p>
          </table:table-cell>
          <table:table-cell table:style-name="ce22" table:formula="of:=STDEV([.G64:.G68])" office:value-type="float" office:value="1.61264689253414">
            <text:p>1.61</text:p>
          </table:table-cell>
          <table:table-cell table:style-name="ce32" table:formula="of:=STDEV([.H64:.H68])" office:value-type="float" office:value="4.06241061440125">
            <text:p>4.0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0" office:value-type="string">
            <text:p>Parallel 64x64</text:p>
          </table:table-cell>
          <table:table-cell table:style-name="ce20" office:value-type="string">
            <text:p>Parallel 128x128</text:p>
          </table:table-cell>
          <table:table-cell table:style-name="ce20" office:value-type="string">
            <text:p>Parallel 256x256</text:p>
          </table:table-cell>
          <table:table-cell table:style-name="ce20" office:value-type="string">
            <text:p>Parallel 512x512</text:p>
          </table:table-cell>
          <table:table-cell table:style-name="ce20" office:value-type="string">
            <text:p>Parallel 1024x1024</text:p>
          </table:table-cell>
          <table:table-cell table:style-name="ce20" office:value-type="string">
            <text:p>Parallel 2048x2048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12">
            <text:p>0.12</text:p>
          </table:table-cell>
          <table:table-cell table:style-name="ce23" office:value-type="float" office:value="0.33">
            <text:p>0.33</text:p>
          </table:table-cell>
          <table:table-cell table:style-name="ce23" office:value-type="float" office:value="1.69">
            <text:p>1.69</text:p>
          </table:table-cell>
          <table:table-cell table:style-name="ce23" office:value-type="float" office:value="7.97">
            <text:p>7.97</text:p>
          </table:table-cell>
          <table:table-cell table:style-name="ce23" office:value-type="float" office:value="41.97">
            <text:p>41.97</text:p>
          </table:table-cell>
          <table:table-cell table:style-name="ce30" office:value-type="float" office:value="173.57">
            <text:p>173.57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13">
            <text:p>0.13</text:p>
          </table:table-cell>
          <table:table-cell table:style-name="ce23" office:value-type="float" office:value="0.34">
            <text:p>0.34</text:p>
          </table:table-cell>
          <table:table-cell table:style-name="ce23" office:value-type="float" office:value="1.99">
            <text:p>1.99</text:p>
          </table:table-cell>
          <table:table-cell table:style-name="ce23" office:value-type="float" office:value="7.22">
            <text:p>7.22</text:p>
          </table:table-cell>
          <table:table-cell table:style-name="ce23" office:value-type="float" office:value="41.68">
            <text:p>41.68</text:p>
          </table:table-cell>
          <table:table-cell table:style-name="ce30" office:value-type="float" office:value="173.21">
            <text:p>173.21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11">
            <text:p>0.11</text:p>
          </table:table-cell>
          <table:table-cell table:style-name="ce23" office:value-type="float" office:value="0.33">
            <text:p>0.33</text:p>
          </table:table-cell>
          <table:table-cell table:style-name="ce23" office:value-type="float" office:value="1.85">
            <text:p>1.85</text:p>
          </table:table-cell>
          <table:table-cell table:style-name="ce23" office:value-type="float" office:value="7.69">
            <text:p>7.69</text:p>
          </table:table-cell>
          <table:table-cell table:style-name="ce23" office:value-type="float" office:value="40.93">
            <text:p>40.93</text:p>
          </table:table-cell>
          <table:table-cell table:style-name="ce30" office:value-type="float" office:value="168.23">
            <text:p>168.23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13">
            <text:p>0.13</text:p>
          </table:table-cell>
          <table:table-cell table:style-name="ce23" office:value-type="float" office:value="0.38">
            <text:p>0.38</text:p>
          </table:table-cell>
          <table:table-cell table:style-name="ce23" office:value-type="float" office:value="1.86">
            <text:p>1.86</text:p>
          </table:table-cell>
          <table:table-cell table:style-name="ce23" office:value-type="float" office:value="7.67">
            <text:p>7.67</text:p>
          </table:table-cell>
          <table:table-cell table:style-name="ce23" office:value-type="float" office:value="43.14">
            <text:p>43.14</text:p>
          </table:table-cell>
          <table:table-cell table:style-name="ce30" office:value-type="float" office:value="168.31">
            <text:p>168.31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09">
            <text:p>0.09</text:p>
          </table:table-cell>
          <table:table-cell table:style-name="ce23" office:value-type="float" office:value="0.32">
            <text:p>0.32</text:p>
          </table:table-cell>
          <table:table-cell table:style-name="ce23" office:value-type="float" office:value="1.8">
            <text:p>1.8</text:p>
          </table:table-cell>
          <table:table-cell table:style-name="ce23" office:value-type="float" office:value="7.96">
            <text:p>7.96</text:p>
          </table:table-cell>
          <table:table-cell table:style-name="ce23" office:value-type="float" office:value="41.45">
            <text:p>41.45</text:p>
          </table:table-cell>
          <table:table-cell table:style-name="ce30" office:value-type="float" office:value="174.36">
            <text:p>174.36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73:.C77])" office:value-type="float" office:value="0.116">
            <text:p>0.12</text:p>
          </table:table-cell>
          <table:table-cell table:style-name="ce29" table:formula="of:=AVERAGE([.D73:.D77])" office:value-type="float" office:value="0.34">
            <text:p>0,34</text:p>
          </table:table-cell>
          <table:table-cell table:style-name="ce29" table:formula="of:=AVERAGE([.E73:.E77])" office:value-type="float" office:value="1.838">
            <text:p>1,84</text:p>
          </table:table-cell>
          <table:table-cell table:style-name="ce24" table:formula="of:=AVERAGE([.F73:.F77])" office:value-type="float" office:value="7.702">
            <text:p>7.7</text:p>
          </table:table-cell>
          <table:table-cell table:style-name="ce26" table:formula="of:=AVERAGE([.G73:.G77])" office:value-type="float" office:value="41.834">
            <text:p>41.83</text:p>
          </table:table-cell>
          <table:table-cell table:style-name="ce29" table:formula="of:=AVERAGE([.H73:.H77])" office:value-type="float" office:value="171.536">
            <text:p>171,54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STD</text:p>
          </table:table-cell>
          <table:table-cell table:style-name="ce24" table:formula="of:=STDEV([.C73:.C77])" office:value-type="float" office:value="0.0167332005306815">
            <text:p>0.02</text:p>
          </table:table-cell>
          <table:table-cell table:style-name="ce29" table:formula="of:=STDEV([.D73:.D77])" office:value-type="float" office:value="0.0234520787991171">
            <text:p>0,02</text:p>
          </table:table-cell>
          <table:table-cell table:style-name="ce29" table:formula="of:=STDEV([.E73:.E77])" office:value-type="float" office:value="0.108489630840924">
            <text:p>0,11</text:p>
          </table:table-cell>
          <table:table-cell table:style-name="ce24" table:formula="of:=STDEV([.F73:.F77])" office:value-type="float" office:value="0.304909822734526">
            <text:p>0.3</text:p>
          </table:table-cell>
          <table:table-cell table:style-name="ce26" table:formula="of:=STDEV([.G73:.G77])" office:value-type="float" office:value="0.823486490478138">
            <text:p>0.82</text:p>
          </table:table-cell>
          <table:table-cell table:style-name="ce29" table:formula="of:=STDEV([.H73:.H77])" office:value-type="float" office:value="3.01044514980759">
            <text:p>3,0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8"/>
          <table:table-cell table:style-name="ce25" office:value-type="string">
            <text:p>Concurrent 64x46</text:p>
          </table:table-cell>
          <table:table-cell table:style-name="ce25" office:value-type="string">
            <text:p>Concurrent 128x128</text:p>
          </table:table-cell>
          <table:table-cell table:style-name="ce25" office:value-type="string">
            <text:p>Concurrent 256x256</text:p>
          </table:table-cell>
          <table:table-cell table:style-name="ce25" office:value-type="string">
            <text:p>Concurrent 512x512</text:p>
          </table:table-cell>
          <table:table-cell table:style-name="ce25" office:value-type="string">
            <text:p>Concurrent 1024x1024</text:p>
          </table:table-cell>
          <table:table-cell table:style-name="ce25" office:value-type="string">
            <text:p>Concurrent 2048x2048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33">
            <text:p>0.33</text:p>
          </table:table-cell>
          <table:table-cell table:style-name="ce23" office:value-type="float" office:value="0.73">
            <text:p>0.73</text:p>
          </table:table-cell>
          <table:table-cell table:style-name="ce30" office:value-type="float" office:value="2.59">
            <text:p>2.59</text:p>
          </table:table-cell>
          <table:table-cell table:style-name="ce30" office:value-type="float" office:value="12.27">
            <text:p>12.27</text:p>
          </table:table-cell>
          <table:table-cell table:style-name="ce30" office:value-type="float" office:value="235.78">
            <text:p>235.78</text:p>
          </table:table-cell>
          <table:table-cell table:style-name="ce30" office:value-type="float" office:value="956.25">
            <text:p>956.25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32">
            <text:p>0.32</text:p>
          </table:table-cell>
          <table:table-cell table:style-name="ce23" office:value-type="float" office:value="0.77">
            <text:p>0.77</text:p>
          </table:table-cell>
          <table:table-cell table:style-name="ce30" office:value-type="float" office:value="2.6">
            <text:p>2.60</text:p>
          </table:table-cell>
          <table:table-cell table:style-name="ce30" office:value-type="float" office:value="11.48">
            <text:p>11.48</text:p>
          </table:table-cell>
          <table:table-cell table:style-name="ce30" office:value-type="float" office:value="235.33">
            <text:p>235.33</text:p>
          </table:table-cell>
          <table:table-cell table:style-name="ce30" office:value-type="float" office:value="955.42">
            <text:p>955.42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33">
            <text:p>0.33</text:p>
          </table:table-cell>
          <table:table-cell table:style-name="ce23" office:value-type="float" office:value="0.74">
            <text:p>0.74</text:p>
          </table:table-cell>
          <table:table-cell table:style-name="ce30" office:value-type="float" office:value="2.62">
            <text:p>2.62</text:p>
          </table:table-cell>
          <table:table-cell table:style-name="ce30" office:value-type="float" office:value="11.1">
            <text:p>11.10</text:p>
          </table:table-cell>
          <table:table-cell table:style-name="ce30" office:value-type="float" office:value="235.52">
            <text:p>235.52</text:p>
          </table:table-cell>
          <table:table-cell table:style-name="ce30" office:value-type="float" office:value="957.44">
            <text:p>957.44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34">
            <text:p>0.34</text:p>
          </table:table-cell>
          <table:table-cell table:style-name="ce23" office:value-type="float" office:value="0.73">
            <text:p>0.73</text:p>
          </table:table-cell>
          <table:table-cell table:style-name="ce30" office:value-type="float" office:value="2.57">
            <text:p>2.57</text:p>
          </table:table-cell>
          <table:table-cell table:style-name="ce30" office:value-type="float" office:value="11.45">
            <text:p>11.45</text:p>
          </table:table-cell>
          <table:table-cell table:style-name="ce30" office:value-type="float" office:value="235.59">
            <text:p>235.59</text:p>
          </table:table-cell>
          <table:table-cell table:style-name="ce30" office:value-type="float" office:value="956.53">
            <text:p>956.53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33">
            <text:p>0.33</text:p>
          </table:table-cell>
          <table:table-cell table:style-name="ce23" office:value-type="float" office:value="0.74">
            <text:p>0.74</text:p>
          </table:table-cell>
          <table:table-cell table:style-name="ce30" office:value-type="float" office:value="2.59">
            <text:p>2.59</text:p>
          </table:table-cell>
          <table:table-cell table:style-name="ce30" office:value-type="float" office:value="11.6">
            <text:p>11.60</text:p>
          </table:table-cell>
          <table:table-cell table:style-name="ce30" office:value-type="float" office:value="236.77">
            <text:p>236.77</text:p>
          </table:table-cell>
          <table:table-cell table:style-name="ce30" office:value-type="float" office:value="958.23">
            <text:p>958.23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82:.C86])" office:value-type="float" office:value="0.33">
            <text:p>0.33</text:p>
          </table:table-cell>
          <table:table-cell table:style-name="ce24" table:formula="of:=AVERAGE([.D82:.D86])" office:value-type="float" office:value="0.742">
            <text:p>0.74</text:p>
          </table:table-cell>
          <table:table-cell table:style-name="ce29" table:formula="of:=AVERAGE([.E82:.E86])" office:value-type="float" office:value="2.594">
            <text:p>2,59</text:p>
          </table:table-cell>
          <table:table-cell table:style-name="ce29" table:formula="of:=AVERAGE([.F82:.F86])" office:value-type="float" office:value="11.58">
            <text:p>11,58</text:p>
          </table:table-cell>
          <table:table-cell table:style-name="ce29" table:formula="of:=AVERAGE([.G82:.G86])" office:value-type="float" office:value="235.798">
            <text:p>235,80</text:p>
          </table:table-cell>
          <table:table-cell table:style-name="ce29" table:formula="of:=AVERAGE([.H82:.H86])" office:value-type="float" office:value="956.774">
            <text:p>956,77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>
            <text:p>STD</text:p>
          </table:table-cell>
          <table:table-cell table:style-name="ce26" table:formula="of:=STDEV([.C82:.C86])" office:value-type="float" office:value="0.00707106781186548">
            <text:p>0.01</text:p>
          </table:table-cell>
          <table:table-cell table:style-name="ce26" table:formula="of:=STDEV([.D82:.D86])" office:value-type="float" office:value="0.016431676725155">
            <text:p>0.02</text:p>
          </table:table-cell>
          <table:table-cell table:style-name="ce26" table:formula="of:=STDEV([.E82:.E86])" office:value-type="float" office:value="0.0181659021245851">
            <text:p>0.02</text:p>
          </table:table-cell>
          <table:table-cell table:style-name="ce26" table:formula="of:=STDEV([.F82:.F86])" office:value-type="float" office:value="0.428310634936841">
            <text:p>0.43</text:p>
          </table:table-cell>
          <table:table-cell table:style-name="ce26" table:formula="of:=STDEV([.G82:.G86])" office:value-type="float" office:value="0.566718625068914">
            <text:p>0.57</text:p>
          </table:table-cell>
          <table:table-cell table:style-name="ce26" table:formula="of:=STDEV([.H82:.H86])" office:value-type="float" office:value="1.0875339075174">
            <text:p>1.09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Intel Xeon 5030 2,66Ghz 4Mb L2 cache 4Gb RAM 667 FSB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PUS <text:s/>random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0" office:value-type="string">
            <text:p>Sequential 64x64</text:p>
          </table:table-cell>
          <table:table-cell table:style-name="ce20" office:value-type="string">
            <text:p>Sequential 128x128</text:p>
          </table:table-cell>
          <table:table-cell table:style-name="ce20" office:value-type="string">
            <text:p>Sequential 256x256</text:p>
          </table:table-cell>
          <table:table-cell table:style-name="ce20" office:value-type="string">
            <text:p>Sequential 512x512</text:p>
          </table:table-cell>
          <table:table-cell table:style-name="ce20" office:value-type="string">
            <text:p>Sequential 1024x1024</text:p>
          </table:table-cell>
          <table:table-cell table:style-name="ce20" office:value-type="string">
            <text:p>Sequential 2048x20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0.21">
            <text:p>0.21</text:p>
          </table:table-cell>
          <table:table-cell table:style-name="ce27" office:value-type="float" office:value="0.7">
            <text:p>0.7</text:p>
          </table:table-cell>
          <table:table-cell table:style-name="ce27" office:value-type="float" office:value="2.81">
            <text:p>2.81</text:p>
          </table:table-cell>
          <table:table-cell table:style-name="ce27" office:value-type="float" office:value="10.88">
            <text:p>10.88</text:p>
          </table:table-cell>
          <table:table-cell table:style-name="ce27" office:value-type="float" office:value="56.2">
            <text:p>56.2</text:p>
          </table:table-cell>
          <table:table-cell table:style-name="ce31" office:value-type="float" office:value="232.09">
            <text:p>232.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0.2">
            <text:p>0.2</text:p>
          </table:table-cell>
          <table:table-cell table:style-name="ce27" office:value-type="float" office:value="0.71">
            <text:p>0.71</text:p>
          </table:table-cell>
          <table:table-cell table:style-name="ce27" office:value-type="float" office:value="2.76">
            <text:p>2.76</text:p>
          </table:table-cell>
          <table:table-cell table:style-name="ce27" office:value-type="float" office:value="10.55">
            <text:p>10.55</text:p>
          </table:table-cell>
          <table:table-cell table:style-name="ce27" office:value-type="float" office:value="57.35">
            <text:p>57.35</text:p>
          </table:table-cell>
          <table:table-cell table:style-name="ce27" office:value-type="float" office:value="236.11">
            <text:p>236.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0.18">
            <text:p>0.18</text:p>
          </table:table-cell>
          <table:table-cell table:style-name="ce27" office:value-type="float" office:value="0.73">
            <text:p>0.73</text:p>
          </table:table-cell>
          <table:table-cell table:style-name="ce27" office:value-type="float" office:value="2.7">
            <text:p>2.7</text:p>
          </table:table-cell>
          <table:table-cell table:style-name="ce27" office:value-type="float" office:value="10.93">
            <text:p>10.93</text:p>
          </table:table-cell>
          <table:table-cell table:style-name="ce27" office:value-type="float" office:value="61.76">
            <text:p>61.76</text:p>
          </table:table-cell>
          <table:table-cell table:style-name="ce27" office:value-type="float" office:value="244.1">
            <text:p>244.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0.22">
            <text:p>0.22</text:p>
          </table:table-cell>
          <table:table-cell table:style-name="ce27" office:value-type="float" office:value="0.77">
            <text:p>0.77</text:p>
          </table:table-cell>
          <table:table-cell table:style-name="ce27" office:value-type="float" office:value="2.63">
            <text:p>2.63</text:p>
          </table:table-cell>
          <table:table-cell table:style-name="ce27" office:value-type="float" office:value="10.96">
            <text:p>10.96</text:p>
          </table:table-cell>
          <table:table-cell table:style-name="ce27" office:value-type="float" office:value="57.47">
            <text:p>57.47</text:p>
          </table:table-cell>
          <table:table-cell table:style-name="ce27" office:value-type="float" office:value="236.28">
            <text:p>236.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0.19">
            <text:p>0.19</text:p>
          </table:table-cell>
          <table:table-cell table:style-name="ce27" office:value-type="float" office:value="0.86">
            <text:p>0.86</text:p>
          </table:table-cell>
          <table:table-cell table:style-name="ce27" office:value-type="float" office:value="2.69">
            <text:p>2.69</text:p>
          </table:table-cell>
          <table:table-cell table:style-name="ce27" office:value-type="float" office:value="10.73">
            <text:p>10.73</text:p>
          </table:table-cell>
          <table:table-cell table:style-name="ce27" office:value-type="float" office:value="61.72">
            <text:p>61.72</text:p>
          </table:table-cell>
          <table:table-cell table:style-name="ce27" office:value-type="float" office:value="247.48">
            <text:p>247.48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>
            <text:p>Average</text:p>
          </table:table-cell>
          <table:table-cell table:style-name="ce21" table:formula="of:=AVERAGE([.C95:.C99])" office:value-type="float" office:value="0.2">
            <text:p>0.2</text:p>
          </table:table-cell>
          <table:table-cell table:style-name="ce28" table:formula="of:=AVERAGE([.D95:.D99])" office:value-type="float" office:value="0.754">
            <text:p>0.75</text:p>
          </table:table-cell>
          <table:table-cell table:style-name="ce21" table:formula="of:=AVERAGE([.E95:.E99])" office:value-type="float" office:value="2.718">
            <text:p>2.72</text:p>
          </table:table-cell>
          <table:table-cell table:style-name="ce21" table:formula="of:=AVERAGE([.F95:.F99])" office:value-type="float" office:value="10.81">
            <text:p>10.81</text:p>
          </table:table-cell>
          <table:table-cell table:style-name="ce21" table:formula="of:=AVERAGE([.G95:.G99])" office:value-type="float" office:value="58.9">
            <text:p>58.9</text:p>
          </table:table-cell>
          <table:table-cell table:style-name="ce26" table:formula="of:=AVERAGE([.H95:.H99])" office:value-type="float" office:value="239.212">
            <text:p>239.21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>
            <text:p>STD</text:p>
          </table:table-cell>
          <table:table-cell table:style-name="ce22" table:formula="of:=STDEV([.C95:.C99])" office:value-type="float" office:value="0.0158113883008419">
            <text:p>0.02</text:p>
          </table:table-cell>
          <table:table-cell table:style-name="ce22" table:formula="of:=STDEV([.D95:.D99])" office:value-type="float" office:value="0.0650384501660364">
            <text:p>0.07</text:p>
          </table:table-cell>
          <table:table-cell table:style-name="ce22" table:formula="of:=STDEV([.E95:.E99])" office:value-type="float" office:value="0.0690651865993281">
            <text:p>0.07</text:p>
          </table:table-cell>
          <table:table-cell table:style-name="ce22" table:formula="of:=STDEV([.F95:.F99])" office:value-type="float" office:value="0.170146995271735">
            <text:p>0.17</text:p>
          </table:table-cell>
          <table:table-cell table:style-name="ce22" table:formula="of:=STDEV([.G95:.G99])" office:value-type="float" office:value="2.63957382923835">
            <text:p>2.64</text:p>
          </table:table-cell>
          <table:table-cell table:style-name="ce32" table:formula="of:=STDEV([.H95:.H99])" office:value-type="float" office:value="6.34811546838902">
            <text:p>6.3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0" office:value-type="string">
            <text:p>Parallel 64x64</text:p>
          </table:table-cell>
          <table:table-cell table:style-name="ce20" office:value-type="string">
            <text:p>Parallel 128x128</text:p>
          </table:table-cell>
          <table:table-cell table:style-name="ce20" office:value-type="string">
            <text:p>Parallel 256x256</text:p>
          </table:table-cell>
          <table:table-cell table:style-name="ce20" office:value-type="string">
            <text:p>Parallel 512x512</text:p>
          </table:table-cell>
          <table:table-cell table:style-name="ce20" office:value-type="string">
            <text:p>Parallel 1024x1024</text:p>
          </table:table-cell>
          <table:table-cell table:style-name="ce20" office:value-type="string">
            <text:p>Parallel 2048x2048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13">
            <text:p>0.13</text:p>
          </table:table-cell>
          <table:table-cell table:style-name="ce23" office:value-type="float" office:value="0.32">
            <text:p>0.32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6.85">
            <text:p>6.85</text:p>
          </table:table-cell>
          <table:table-cell table:style-name="ce23" office:value-type="float" office:value="35.36">
            <text:p>35.36</text:p>
          </table:table-cell>
          <table:table-cell table:style-name="ce30" office:value-type="float" office:value="145.87">
            <text:p>145.87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11">
            <text:p>0.11</text:p>
          </table:table-cell>
          <table:table-cell table:style-name="ce23" office:value-type="float" office:value="0.34">
            <text:p>0.34</text:p>
          </table:table-cell>
          <table:table-cell table:style-name="ce23" office:value-type="float" office:value="1.41">
            <text:p>1.41</text:p>
          </table:table-cell>
          <table:table-cell table:style-name="ce23" office:value-type="float" office:value="6.84">
            <text:p>6.84</text:p>
          </table:table-cell>
          <table:table-cell table:style-name="ce23" office:value-type="float" office:value="34.13">
            <text:p>34.13</text:p>
          </table:table-cell>
          <table:table-cell table:style-name="ce30" office:value-type="float" office:value="146.48">
            <text:p>146.48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13">
            <text:p>0.13</text:p>
          </table:table-cell>
          <table:table-cell table:style-name="ce23" office:value-type="float" office:value="0.32">
            <text:p>0.32</text:p>
          </table:table-cell>
          <table:table-cell table:style-name="ce23" office:value-type="float" office:value="1.75">
            <text:p>1.75</text:p>
          </table:table-cell>
          <table:table-cell table:style-name="ce23" office:value-type="float" office:value="6.39">
            <text:p>6.39</text:p>
          </table:table-cell>
          <table:table-cell table:style-name="ce23" office:value-type="float" office:value="33.57">
            <text:p>33.57</text:p>
          </table:table-cell>
          <table:table-cell table:style-name="ce30" office:value-type="float" office:value="140.76">
            <text:p>140.76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12">
            <text:p>0.12</text:p>
          </table:table-cell>
          <table:table-cell table:style-name="ce23" office:value-type="float" office:value="0.34">
            <text:p>0.34</text:p>
          </table:table-cell>
          <table:table-cell table:style-name="ce23" office:value-type="float" office:value="1.22">
            <text:p>1.22</text:p>
          </table:table-cell>
          <table:table-cell table:style-name="ce23" office:value-type="float" office:value="5.86">
            <text:p>5.86</text:p>
          </table:table-cell>
          <table:table-cell table:style-name="ce23" office:value-type="float" office:value="33.79">
            <text:p>33.79</text:p>
          </table:table-cell>
          <table:table-cell table:style-name="ce30" office:value-type="float" office:value="140.7">
            <text:p>140.70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14">
            <text:p>0.14</text:p>
          </table:table-cell>
          <table:table-cell table:style-name="ce23" office:value-type="float" office:value="0.32">
            <text:p>0.32</text:p>
          </table:table-cell>
          <table:table-cell table:style-name="ce23" office:value-type="float" office:value="1.49">
            <text:p>1.49</text:p>
          </table:table-cell>
          <table:table-cell table:style-name="ce23" office:value-type="float" office:value="5.54">
            <text:p>5.54</text:p>
          </table:table-cell>
          <table:table-cell table:style-name="ce23" office:value-type="float" office:value="33.57">
            <text:p>33.57</text:p>
          </table:table-cell>
          <table:table-cell table:style-name="ce30" office:value-type="float" office:value="142.47">
            <text:p>142.47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104:.C108])" office:value-type="float" office:value="0.126">
            <text:p>0.13</text:p>
          </table:table-cell>
          <table:table-cell table:style-name="ce29" table:formula="of:=AVERAGE([.D104:.D108])" office:value-type="float" office:value="0.328">
            <text:p>0,33</text:p>
          </table:table-cell>
          <table:table-cell table:style-name="ce29" table:formula="of:=AVERAGE([.E104:.E108])" office:value-type="float" office:value="1.434">
            <text:p>1,43</text:p>
          </table:table-cell>
          <table:table-cell table:style-name="ce24" table:formula="of:=AVERAGE([.F104:.F108])" office:value-type="float" office:value="6.296">
            <text:p>6.3</text:p>
          </table:table-cell>
          <table:table-cell table:style-name="ce26" table:formula="of:=AVERAGE([.G104:.G108])" office:value-type="float" office:value="34.084">
            <text:p>34.08</text:p>
          </table:table-cell>
          <table:table-cell table:style-name="ce29" table:formula="of:=AVERAGE([.H104:.H108])" office:value-type="float" office:value="143.256">
            <text:p>143,26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STD</text:p>
          </table:table-cell>
          <table:table-cell table:style-name="ce24" table:formula="of:=STDEV([.C104:.C108])" office:value-type="float" office:value="0.0114017542509914">
            <text:p>0.01</text:p>
          </table:table-cell>
          <table:table-cell table:style-name="ce29" table:formula="of:=STDEV([.D104:.D108])" office:value-type="float" office:value="0.0109544511501033">
            <text:p>0,01</text:p>
          </table:table-cell>
          <table:table-cell table:style-name="ce29" table:formula="of:=STDEV([.E104:.E108])" office:value-type="float" office:value="0.20452383724153">
            <text:p>0,20</text:p>
          </table:table-cell>
          <table:table-cell table:style-name="ce24" table:formula="of:=STDEV([.F104:.F108])" office:value-type="float" office:value="0.585943683300707">
            <text:p>0.59</text:p>
          </table:table-cell>
          <table:table-cell table:style-name="ce26" table:formula="of:=STDEV([.G104:.G108])" office:value-type="float" office:value="0.749186225180362">
            <text:p>0.75</text:p>
          </table:table-cell>
          <table:table-cell table:style-name="ce29" table:formula="of:=STDEV([.H104:.H108])" office:value-type="float" office:value="2.76623028687057">
            <text:p>2,77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8"/>
          <table:table-cell table:style-name="ce25" office:value-type="string">
            <text:p>Concurrent 64x46</text:p>
          </table:table-cell>
          <table:table-cell table:style-name="ce25" office:value-type="string">
            <text:p>Concurrent 128x128</text:p>
          </table:table-cell>
          <table:table-cell table:style-name="ce25" office:value-type="string">
            <text:p>Concurrent 256x256</text:p>
          </table:table-cell>
          <table:table-cell table:style-name="ce25" office:value-type="string">
            <text:p>Concurrent 512x512</text:p>
          </table:table-cell>
          <table:table-cell table:style-name="ce25" office:value-type="string">
            <text:p>Concurrent 1024x1024</text:p>
          </table:table-cell>
          <table:table-cell table:style-name="ce25" office:value-type="string">
            <text:p>Concurrent 2048x2048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33">
            <text:p>0.33</text:p>
          </table:table-cell>
          <table:table-cell table:style-name="ce23" office:value-type="float" office:value="1.13">
            <text:p>1.13</text:p>
          </table:table-cell>
          <table:table-cell table:style-name="ce30" office:value-type="float" office:value="3.4">
            <text:p>3.40</text:p>
          </table:table-cell>
          <table:table-cell table:style-name="ce30" office:value-type="float" office:value="12.76">
            <text:p>12.76</text:p>
          </table:table-cell>
          <table:table-cell table:style-name="ce30" office:value-type="float" office:value="235.35">
            <text:p>235.35</text:p>
          </table:table-cell>
          <table:table-cell table:style-name="ce30" office:value-type="float" office:value="955.75">
            <text:p>955.75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36">
            <text:p>0.36</text:p>
          </table:table-cell>
          <table:table-cell table:style-name="ce23" office:value-type="float" office:value="1.07">
            <text:p>1.07</text:p>
          </table:table-cell>
          <table:table-cell table:style-name="ce30" office:value-type="float" office:value="3.53">
            <text:p>3.53</text:p>
          </table:table-cell>
          <table:table-cell table:style-name="ce30" office:value-type="float" office:value="12.72">
            <text:p>12.72</text:p>
          </table:table-cell>
          <table:table-cell table:style-name="ce30" office:value-type="float" office:value="235.48">
            <text:p>235.48</text:p>
          </table:table-cell>
          <table:table-cell table:style-name="ce30" office:value-type="float" office:value="958.34">
            <text:p>958.34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36">
            <text:p>0.36</text:p>
          </table:table-cell>
          <table:table-cell table:style-name="ce23" office:value-type="float" office:value="1.08">
            <text:p>1.08</text:p>
          </table:table-cell>
          <table:table-cell table:style-name="ce30" office:value-type="float" office:value="3.47">
            <text:p>3.47</text:p>
          </table:table-cell>
          <table:table-cell table:style-name="ce30" office:value-type="float" office:value="12.54">
            <text:p>12.54</text:p>
          </table:table-cell>
          <table:table-cell table:style-name="ce30" office:value-type="float" office:value="235.69">
            <text:p>235.69</text:p>
          </table:table-cell>
          <table:table-cell table:style-name="ce30" office:value-type="float" office:value="958.66">
            <text:p>958.66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36">
            <text:p>0.36</text:p>
          </table:table-cell>
          <table:table-cell table:style-name="ce23" office:value-type="float" office:value="1.06">
            <text:p>1.06</text:p>
          </table:table-cell>
          <table:table-cell table:style-name="ce30" office:value-type="float" office:value="3.45">
            <text:p>3.45</text:p>
          </table:table-cell>
          <table:table-cell table:style-name="ce30" office:value-type="float" office:value="11.18">
            <text:p>11.18</text:p>
          </table:table-cell>
          <table:table-cell table:style-name="ce30" office:value-type="float" office:value="239.1">
            <text:p>239.10</text:p>
          </table:table-cell>
          <table:table-cell table:style-name="ce30" office:value-type="float" office:value="954.16">
            <text:p>954.16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37">
            <text:p>0.37</text:p>
          </table:table-cell>
          <table:table-cell table:style-name="ce23" office:value-type="float" office:value="1.06">
            <text:p>1.06</text:p>
          </table:table-cell>
          <table:table-cell table:style-name="ce30" office:value-type="float" office:value="3.42">
            <text:p>3.42</text:p>
          </table:table-cell>
          <table:table-cell table:style-name="ce30" office:value-type="float" office:value="12.5">
            <text:p>12.50</text:p>
          </table:table-cell>
          <table:table-cell table:style-name="ce30" office:value-type="float" office:value="235.59">
            <text:p>235.59</text:p>
          </table:table-cell>
          <table:table-cell table:style-name="ce30" office:value-type="float" office:value="955.95">
            <text:p>955.95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113:.C117])" office:value-type="float" office:value="0.356">
            <text:p>0.36</text:p>
          </table:table-cell>
          <table:table-cell table:style-name="ce24" table:formula="of:=AVERAGE([.D113:.D117])" office:value-type="float" office:value="1.08">
            <text:p>1.08</text:p>
          </table:table-cell>
          <table:table-cell table:style-name="ce29" table:formula="of:=AVERAGE([.E113:.E117])" office:value-type="float" office:value="3.454">
            <text:p>3,45</text:p>
          </table:table-cell>
          <table:table-cell table:style-name="ce29" table:formula="of:=AVERAGE([.F113:.F117])" office:value-type="float" office:value="12.34">
            <text:p>12,34</text:p>
          </table:table-cell>
          <table:table-cell table:style-name="ce29" table:formula="of:=AVERAGE([.G113:.G117])" office:value-type="float" office:value="236.242">
            <text:p>236,24</text:p>
          </table:table-cell>
          <table:table-cell table:style-name="ce29" table:formula="of:=AVERAGE([.H113:.H117])" office:value-type="float" office:value="956.572">
            <text:p>956,57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>
            <text:p>STD</text:p>
          </table:table-cell>
          <table:table-cell table:style-name="ce26" table:formula="of:=STDEV([.C113:.C117])" office:value-type="float" office:value="0.0151657508881031">
            <text:p>0.02</text:p>
          </table:table-cell>
          <table:table-cell table:style-name="ce26" table:formula="of:=STDEV([.D113:.D117])" office:value-type="float" office:value="0.0291547594742264">
            <text:p>0.03</text:p>
          </table:table-cell>
          <table:table-cell table:style-name="ce26" table:formula="of:=STDEV([.E113:.E117])" office:value-type="float" office:value="0.0502991053598371">
            <text:p>0.05</text:p>
          </table:table-cell>
          <table:table-cell table:style-name="ce26" table:formula="of:=STDEV([.F113:.F117])" office:value-type="float" office:value="0.658027355054484">
            <text:p>0.66</text:p>
          </table:table-cell>
          <table:table-cell table:style-name="ce26" table:formula="of:=STDEV([.G113:.G117])" office:value-type="float" office:value="1.60267588738335">
            <text:p>1.60</text:p>
          </table:table-cell>
          <table:table-cell table:style-name="ce26" table:formula="of:=STDEV([.H113:.H117])" office:value-type="float" office:value="1.89511741061076">
            <text:p>1.9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Intel Xeon 5030 2,66Ghz 4Mb L2 cache 4Gb RAM 667 FSB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PUS <text:s/>1 and 5 (same chip, same core, and different threads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0" office:value-type="string">
            <text:p>Sequential 64x64</text:p>
          </table:table-cell>
          <table:table-cell table:style-name="ce20" office:value-type="string">
            <text:p>Sequential 128x128</text:p>
          </table:table-cell>
          <table:table-cell table:style-name="ce20" office:value-type="string">
            <text:p>Sequential 256x256</text:p>
          </table:table-cell>
          <table:table-cell table:style-name="ce20" office:value-type="string">
            <text:p>Sequential 512x512</text:p>
          </table:table-cell>
          <table:table-cell table:style-name="ce20" office:value-type="string">
            <text:p>Sequential 1024x1024</text:p>
          </table:table-cell>
          <table:table-cell table:style-name="ce20" office:value-type="string">
            <text:p>Sequential 2048x20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0.2">
            <text:p>0.2</text:p>
          </table:table-cell>
          <table:table-cell table:style-name="ce27" office:value-type="float" office:value="0.76">
            <text:p>0.76</text:p>
          </table:table-cell>
          <table:table-cell table:style-name="ce27" office:value-type="float" office:value="2.65">
            <text:p>2.65</text:p>
          </table:table-cell>
          <table:table-cell table:style-name="ce27" office:value-type="float" office:value="11.81">
            <text:p>11.81</text:p>
          </table:table-cell>
          <table:table-cell table:style-name="ce27" office:value-type="float" office:value="61.69">
            <text:p>61.69</text:p>
          </table:table-cell>
          <table:table-cell table:style-name="ce31" office:value-type="float" office:value="247.53">
            <text:p>247.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0.18">
            <text:p>0.18</text:p>
          </table:table-cell>
          <table:table-cell table:style-name="ce27" office:value-type="float" office:value="0.8">
            <text:p>0.8</text:p>
          </table:table-cell>
          <table:table-cell table:style-name="ce27" office:value-type="float" office:value="2.64">
            <text:p>2.64</text:p>
          </table:table-cell>
          <table:table-cell table:style-name="ce27" office:value-type="float" office:value="12.13">
            <text:p>12.13</text:p>
          </table:table-cell>
          <table:table-cell table:style-name="ce27" office:value-type="float" office:value="61.96">
            <text:p>61.96</text:p>
          </table:table-cell>
          <table:table-cell table:style-name="ce27" office:value-type="float" office:value="247.16">
            <text:p>247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0.18">
            <text:p>0.18</text:p>
          </table:table-cell>
          <table:table-cell table:style-name="ce27" office:value-type="float" office:value="0.75">
            <text:p>0.75</text:p>
          </table:table-cell>
          <table:table-cell table:style-name="ce27" office:value-type="float" office:value="2.79">
            <text:p>2.79</text:p>
          </table:table-cell>
          <table:table-cell table:style-name="ce27" office:value-type="float" office:value="12.55">
            <text:p>12.55</text:p>
          </table:table-cell>
          <table:table-cell table:style-name="ce27" office:value-type="float" office:value="60.27">
            <text:p>60.27</text:p>
          </table:table-cell>
          <table:table-cell table:style-name="ce27" office:value-type="float" office:value="246.52">
            <text:p>246.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0.18">
            <text:p>0.18</text:p>
          </table:table-cell>
          <table:table-cell table:style-name="ce27" office:value-type="float" office:value="0.72">
            <text:p>0.72</text:p>
          </table:table-cell>
          <table:table-cell table:style-name="ce27" office:value-type="float" office:value="2.95">
            <text:p>2.95</text:p>
          </table:table-cell>
          <table:table-cell table:style-name="ce27" office:value-type="float" office:value="12.69">
            <text:p>12.69</text:p>
          </table:table-cell>
          <table:table-cell table:style-name="ce27" office:value-type="float" office:value="58.79">
            <text:p>58.79</text:p>
          </table:table-cell>
          <table:table-cell table:style-name="ce27" office:value-type="float" office:value="249.78">
            <text:p>249.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0.2">
            <text:p>0.2</text:p>
          </table:table-cell>
          <table:table-cell table:style-name="ce27" office:value-type="float" office:value="0.75">
            <text:p>0.75</text:p>
          </table:table-cell>
          <table:table-cell table:style-name="ce27" office:value-type="float" office:value="2.89">
            <text:p>2.89</text:p>
          </table:table-cell>
          <table:table-cell table:style-name="ce27" office:value-type="float" office:value="11.72">
            <text:p>11.72</text:p>
          </table:table-cell>
          <table:table-cell table:style-name="ce27" office:value-type="float" office:value="62.43">
            <text:p>62.43</text:p>
          </table:table-cell>
          <table:table-cell table:style-name="ce27" office:value-type="float" office:value="249.75">
            <text:p>249.75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>
            <text:p>Average</text:p>
          </table:table-cell>
          <table:table-cell table:style-name="ce21" table:formula="of:=AVERAGE([.C125:.C129])" office:value-type="float" office:value="0.188">
            <text:p>0.19</text:p>
          </table:table-cell>
          <table:table-cell table:style-name="ce28" table:formula="of:=AVERAGE([.D125:.D129])" office:value-type="float" office:value="0.756">
            <text:p>0.76</text:p>
          </table:table-cell>
          <table:table-cell table:style-name="ce21" table:formula="of:=AVERAGE([.E125:.E129])" office:value-type="float" office:value="2.784">
            <text:p>2.78</text:p>
          </table:table-cell>
          <table:table-cell table:style-name="ce21" table:formula="of:=AVERAGE([.F125:.F129])" office:value-type="float" office:value="12.18">
            <text:p>12.18</text:p>
          </table:table-cell>
          <table:table-cell table:style-name="ce21" table:formula="of:=AVERAGE([.G125:.G129])" office:value-type="float" office:value="61.028">
            <text:p>61.03</text:p>
          </table:table-cell>
          <table:table-cell table:style-name="ce26" table:formula="of:=AVERAGE([.H125:.H129])" office:value-type="float" office:value="248.148">
            <text:p>248.15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>
            <text:p>STD</text:p>
          </table:table-cell>
          <table:table-cell table:style-name="ce22" table:formula="of:=STDEV([.C125:.C129])" office:value-type="float" office:value="0.0109544511501033">
            <text:p>0.01</text:p>
          </table:table-cell>
          <table:table-cell table:style-name="ce22" table:formula="of:=STDEV([.D125:.D129])" office:value-type="float" office:value="0.0288097205817759">
            <text:p>0.03</text:p>
          </table:table-cell>
          <table:table-cell table:style-name="ce22" table:formula="of:=STDEV([.E125:.E129])" office:value-type="float" office:value="0.139212068442359">
            <text:p>0.14</text:p>
          </table:table-cell>
          <table:table-cell table:style-name="ce22" table:formula="of:=STDEV([.F125:.F129])" office:value-type="float" office:value="0.432434966208793">
            <text:p>0.43</text:p>
          </table:table-cell>
          <table:table-cell table:style-name="ce22" table:formula="of:=STDEV([.G125:.G129])" office:value-type="float" office:value="1.487924729279">
            <text:p>1.49</text:p>
          </table:table-cell>
          <table:table-cell table:style-name="ce32" table:formula="of:=STDEV([.H125:.H129])" office:value-type="float" office:value="1.51972694915896">
            <text:p>1.5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0" office:value-type="string">
            <text:p>Parallel 64x64</text:p>
          </table:table-cell>
          <table:table-cell table:style-name="ce20" office:value-type="string">
            <text:p>Parallel 128x128</text:p>
          </table:table-cell>
          <table:table-cell table:style-name="ce20" office:value-type="string">
            <text:p>Parallel 256x256</text:p>
          </table:table-cell>
          <table:table-cell table:style-name="ce20" office:value-type="string">
            <text:p>Parallel 512x512</text:p>
          </table:table-cell>
          <table:table-cell table:style-name="ce20" office:value-type="string">
            <text:p>Parallel 1024x1024</text:p>
          </table:table-cell>
          <table:table-cell table:style-name="ce20" office:value-type="string">
            <text:p>Parallel 2048x2048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17">
            <text:p>0.17</text:p>
          </table:table-cell>
          <table:table-cell table:style-name="ce23" office:value-type="float" office:value="0.71">
            <text:p>0.71</text:p>
          </table:table-cell>
          <table:table-cell table:style-name="ce23" office:value-type="float" office:value="2.6">
            <text:p>2.6</text:p>
          </table:table-cell>
          <table:table-cell table:style-name="ce23" office:value-type="float" office:value="11.34">
            <text:p>11.34</text:p>
          </table:table-cell>
          <table:table-cell table:style-name="ce23" office:value-type="float" office:value="49.34">
            <text:p>49.34</text:p>
          </table:table-cell>
          <table:table-cell table:style-name="ce30" office:value-type="float" office:value="198.23">
            <text:p>198.23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19">
            <text:p>0.19</text:p>
          </table:table-cell>
          <table:table-cell table:style-name="ce23" office:value-type="float" office:value="0.71">
            <text:p>0.71</text:p>
          </table:table-cell>
          <table:table-cell table:style-name="ce23" office:value-type="float" office:value="2.49">
            <text:p>2.49</text:p>
          </table:table-cell>
          <table:table-cell table:style-name="ce23" office:value-type="float" office:value="11.28">
            <text:p>11.28</text:p>
          </table:table-cell>
          <table:table-cell table:style-name="ce23" office:value-type="float" office:value="49.61">
            <text:p>49.61</text:p>
          </table:table-cell>
          <table:table-cell table:style-name="ce30" office:value-type="float" office:value="199.49">
            <text:p>199.49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17">
            <text:p>0.17</text:p>
          </table:table-cell>
          <table:table-cell table:style-name="ce23" office:value-type="float" office:value="0.71">
            <text:p>0.71</text:p>
          </table:table-cell>
          <table:table-cell table:style-name="ce23" office:value-type="float" office:value="2.53">
            <text:p>2.53</text:p>
          </table:table-cell>
          <table:table-cell table:style-name="ce23" office:value-type="float" office:value="11.42">
            <text:p>11.42</text:p>
          </table:table-cell>
          <table:table-cell table:style-name="ce23" office:value-type="float" office:value="49.32">
            <text:p>49.32</text:p>
          </table:table-cell>
          <table:table-cell table:style-name="ce30" office:value-type="float" office:value="199.14">
            <text:p>199.14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17">
            <text:p>0.17</text:p>
          </table:table-cell>
          <table:table-cell table:style-name="ce23" office:value-type="float" office:value="0.68">
            <text:p>0.68</text:p>
          </table:table-cell>
          <table:table-cell table:style-name="ce23" office:value-type="float" office:value="2.48">
            <text:p>2.48</text:p>
          </table:table-cell>
          <table:table-cell table:style-name="ce23" office:value-type="float" office:value="11.22">
            <text:p>11.22</text:p>
          </table:table-cell>
          <table:table-cell table:style-name="ce23" office:value-type="float" office:value="48.91">
            <text:p>48.91</text:p>
          </table:table-cell>
          <table:table-cell table:style-name="ce30" office:value-type="float" office:value="199.29">
            <text:p>199.29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17">
            <text:p>0.17</text:p>
          </table:table-cell>
          <table:table-cell table:style-name="ce23" office:value-type="float" office:value="0.65">
            <text:p>0.65</text:p>
          </table:table-cell>
          <table:table-cell table:style-name="ce23" office:value-type="float" office:value="2.48">
            <text:p>2.48</text:p>
          </table:table-cell>
          <table:table-cell table:style-name="ce23" office:value-type="float" office:value="11.16">
            <text:p>11.16</text:p>
          </table:table-cell>
          <table:table-cell table:style-name="ce23" office:value-type="float" office:value="49.6">
            <text:p>49.6</text:p>
          </table:table-cell>
          <table:table-cell table:style-name="ce30" office:value-type="float" office:value="199.68">
            <text:p>199.68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134:.C138])" office:value-type="float" office:value="0.174">
            <text:p>0.17</text:p>
          </table:table-cell>
          <table:table-cell table:style-name="ce29" table:formula="of:=AVERAGE([.D134:.D138])" office:value-type="float" office:value="0.692">
            <text:p>0,69</text:p>
          </table:table-cell>
          <table:table-cell table:style-name="ce29" table:formula="of:=AVERAGE([.E134:.E138])" office:value-type="float" office:value="2.516">
            <text:p>2,52</text:p>
          </table:table-cell>
          <table:table-cell table:style-name="ce24" table:formula="of:=AVERAGE([.F134:.F138])" office:value-type="float" office:value="11.284">
            <text:p>11.28</text:p>
          </table:table-cell>
          <table:table-cell table:style-name="ce26" table:formula="of:=AVERAGE([.G134:.G138])" office:value-type="float" office:value="49.356">
            <text:p>49.36</text:p>
          </table:table-cell>
          <table:table-cell table:style-name="ce29" table:formula="of:=AVERAGE([.H134:.H138])" office:value-type="float" office:value="199.166">
            <text:p>199,17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STD</text:p>
          </table:table-cell>
          <table:table-cell table:style-name="ce24" table:formula="of:=STDEV([.C134:.C138])" office:value-type="float" office:value="0.00894427190999915">
            <text:p>0.01</text:p>
          </table:table-cell>
          <table:table-cell table:style-name="ce29" table:formula="of:=STDEV([.D134:.D138])" office:value-type="float" office:value="0.0268328157299974">
            <text:p>0,03</text:p>
          </table:table-cell>
          <table:table-cell table:style-name="ce29" table:formula="of:=STDEV([.E134:.E138])" office:value-type="float" office:value="0.0512835256198323">
            <text:p>0,05</text:p>
          </table:table-cell>
          <table:table-cell table:style-name="ce24" table:formula="of:=STDEV([.F134:.F138])" office:value-type="float" office:value="0.101390334845092">
            <text:p>0.1</text:p>
          </table:table-cell>
          <table:table-cell table:style-name="ce26" table:formula="of:=STDEV([.G134:.G138])" office:value-type="float" office:value="0.284833284571872">
            <text:p>0.28</text:p>
          </table:table-cell>
          <table:table-cell table:style-name="ce29" table:formula="of:=STDEV([.H134:.H138])" office:value-type="float" office:value="0.561542518425816">
            <text:p>0,5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8"/>
          <table:table-cell table:style-name="ce25" office:value-type="string">
            <text:p>Concurrent 64x46</text:p>
          </table:table-cell>
          <table:table-cell table:style-name="ce25" office:value-type="string">
            <text:p>Concurrent 128x128</text:p>
          </table:table-cell>
          <table:table-cell table:style-name="ce25" office:value-type="string">
            <text:p>Concurrent 256x256</text:p>
          </table:table-cell>
          <table:table-cell table:style-name="ce25" office:value-type="string">
            <text:p>Concurrent 512x512</text:p>
          </table:table-cell>
          <table:table-cell table:style-name="ce25" office:value-type="string">
            <text:p>Concurrent 1024x1024</text:p>
          </table:table-cell>
          <table:table-cell table:style-name="ce25" office:value-type="string">
            <text:p>Concurrent 2048x2048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28">
            <text:p>0.28</text:p>
          </table:table-cell>
          <table:table-cell table:style-name="ce23" office:value-type="float" office:value="1">
            <text:p>1</text:p>
          </table:table-cell>
          <table:table-cell table:style-name="ce30" office:value-type="float" office:value="3.98">
            <text:p>3.98</text:p>
          </table:table-cell>
          <table:table-cell table:style-name="ce30" office:value-type="float" office:value="16.47">
            <text:p>16.47</text:p>
          </table:table-cell>
          <table:table-cell table:style-name="ce30" office:value-type="float" office:value="286.59">
            <text:p>286.59</text:p>
          </table:table-cell>
          <table:table-cell table:style-name="ce30" office:value-type="float" office:value="1147.57">
            <text:p>1147.57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28">
            <text:p>0.28</text:p>
          </table:table-cell>
          <table:table-cell table:style-name="ce23" office:value-type="float" office:value="1.01">
            <text:p>1.01</text:p>
          </table:table-cell>
          <table:table-cell table:style-name="ce30" office:value-type="float" office:value="3.92">
            <text:p>3.92</text:p>
          </table:table-cell>
          <table:table-cell table:style-name="ce30" office:value-type="float" office:value="16.5">
            <text:p>16.50</text:p>
          </table:table-cell>
          <table:table-cell table:style-name="ce30" office:value-type="float" office:value="284.51">
            <text:p>284.51</text:p>
          </table:table-cell>
          <table:table-cell table:style-name="ce30" office:value-type="float" office:value="1146.86">
            <text:p>1146.86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29">
            <text:p>0.29</text:p>
          </table:table-cell>
          <table:table-cell table:style-name="ce23" office:value-type="float" office:value="1.01">
            <text:p>1.01</text:p>
          </table:table-cell>
          <table:table-cell table:style-name="ce30" office:value-type="float" office:value="4.03">
            <text:p>4.03</text:p>
          </table:table-cell>
          <table:table-cell table:style-name="ce30" office:value-type="float" office:value="16.28">
            <text:p>16.28</text:p>
          </table:table-cell>
          <table:table-cell table:style-name="ce30" office:value-type="float" office:value="284.74">
            <text:p>284.74</text:p>
          </table:table-cell>
          <table:table-cell table:style-name="ce30" office:value-type="float" office:value="1147.17">
            <text:p>1147.17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29">
            <text:p>0.29</text:p>
          </table:table-cell>
          <table:table-cell table:style-name="ce23" office:value-type="float" office:value="1.01">
            <text:p>1.01</text:p>
          </table:table-cell>
          <table:table-cell table:style-name="ce30" office:value-type="float" office:value="3.9">
            <text:p>3.90</text:p>
          </table:table-cell>
          <table:table-cell table:style-name="ce30" office:value-type="float" office:value="16.32">
            <text:p>16.32</text:p>
          </table:table-cell>
          <table:table-cell table:style-name="ce30" office:value-type="float" office:value="287.82">
            <text:p>287.82</text:p>
          </table:table-cell>
          <table:table-cell table:style-name="ce30" office:value-type="float" office:value="1148.7">
            <text:p>1148.70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28">
            <text:p>0.28</text:p>
          </table:table-cell>
          <table:table-cell table:style-name="ce23" office:value-type="float" office:value="1.02">
            <text:p>1.02</text:p>
          </table:table-cell>
          <table:table-cell table:style-name="ce30" office:value-type="float" office:value="3.98">
            <text:p>3.98</text:p>
          </table:table-cell>
          <table:table-cell table:style-name="ce30" office:value-type="float" office:value="16.3">
            <text:p>16.30</text:p>
          </table:table-cell>
          <table:table-cell table:style-name="ce30" office:value-type="float" office:value="285.27">
            <text:p>285.27</text:p>
          </table:table-cell>
          <table:table-cell table:style-name="ce30" office:value-type="float" office:value="1148.44">
            <text:p>1148.44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143:.C147])" office:value-type="float" office:value="0.284">
            <text:p>0.28</text:p>
          </table:table-cell>
          <table:table-cell table:style-name="ce24" table:formula="of:=AVERAGE([.D143:.D147])" office:value-type="float" office:value="1.01">
            <text:p>1.01</text:p>
          </table:table-cell>
          <table:table-cell table:style-name="ce29" table:formula="of:=AVERAGE([.E143:.E147])" office:value-type="float" office:value="3.962">
            <text:p>3,96</text:p>
          </table:table-cell>
          <table:table-cell table:style-name="ce29" table:formula="of:=AVERAGE([.F143:.F147])" office:value-type="float" office:value="16.374">
            <text:p>16,37</text:p>
          </table:table-cell>
          <table:table-cell table:style-name="ce29" table:formula="of:=AVERAGE([.G143:.G147])" office:value-type="float" office:value="285.786">
            <text:p>285,79</text:p>
          </table:table-cell>
          <table:table-cell table:style-name="ce29" table:formula="of:=AVERAGE([.H143:.H147])" office:value-type="float" office:value="1147.748">
            <text:p>1147,75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>
            <text:p>STD</text:p>
          </table:table-cell>
          <table:table-cell table:style-name="ce26" table:formula="of:=STDEV([.C143:.C147])" office:value-type="float" office:value="0.00547722557505164">
            <text:p>0.01</text:p>
          </table:table-cell>
          <table:table-cell table:style-name="ce26" table:formula="of:=STDEV([.D143:.D147])" office:value-type="float" office:value="0.00707106781186548">
            <text:p>0.01</text:p>
          </table:table-cell>
          <table:table-cell table:style-name="ce26" table:formula="of:=STDEV([.E143:.E147])" office:value-type="float" office:value="0.0521536192416213">
            <text:p>0.05</text:p>
          </table:table-cell>
          <table:table-cell table:style-name="ce26" table:formula="of:=STDEV([.F143:.F147])" office:value-type="float" office:value="0.10285912696499">
            <text:p>0.10</text:p>
          </table:table-cell>
          <table:table-cell table:style-name="ce26" table:formula="of:=STDEV([.G143:.G147])" office:value-type="float" office:value="1.39392610994987">
            <text:p>1.39</text:p>
          </table:table-cell>
          <table:table-cell table:style-name="ce26" table:formula="of:=STDEV([.H143:.H147])" office:value-type="float" office:value="0.796787299095605">
            <text:p>0.8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Intel Xeon 5030 2,66Ghz 4Mb L2 cache 4Gb RAM 667 FSB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PUS <text:s/>1 and 1 (same chip, same core, and same thread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0" office:value-type="string">
            <text:p>Sequential 64x64</text:p>
          </table:table-cell>
          <table:table-cell table:style-name="ce20" office:value-type="string">
            <text:p>Sequential 128x128</text:p>
          </table:table-cell>
          <table:table-cell table:style-name="ce20" office:value-type="string">
            <text:p>Sequential 256x256</text:p>
          </table:table-cell>
          <table:table-cell table:style-name="ce20" office:value-type="string">
            <text:p>Sequential 512x512</text:p>
          </table:table-cell>
          <table:table-cell table:style-name="ce20" office:value-type="string">
            <text:p>Sequential 1024x1024</text:p>
          </table:table-cell>
          <table:table-cell table:style-name="ce20" office:value-type="string">
            <text:p>Sequential 2048x20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0.27">
            <text:p>0.27</text:p>
          </table:table-cell>
          <table:table-cell table:style-name="ce27" office:value-type="float" office:value="0.78">
            <text:p>0.78</text:p>
          </table:table-cell>
          <table:table-cell table:style-name="ce27" office:value-type="float" office:value="2.84">
            <text:p>2.84</text:p>
          </table:table-cell>
          <table:table-cell table:style-name="ce27" office:value-type="float" office:value="11.72">
            <text:p>11.72</text:p>
          </table:table-cell>
          <table:table-cell table:style-name="ce27" office:value-type="float" office:value="59.41">
            <text:p>59.41</text:p>
          </table:table-cell>
          <table:table-cell table:style-name="ce31" office:value-type="float" office:value="255.99">
            <text:p>255.99</text:p>
          </table:table-cell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4"/>
          <table:table-cell table:style-name="ce27" table:number-columns-repeated="5"/>
          <table:table-cell table:number-columns-repeated="2"/>
        </table:table-row>
        <table:table-row table:style-name="ro1">
          <table:table-cell/>
          <table:table-cell table:style-name="ce16" office:value-type="string">
            <text:p>Average</text:p>
          </table:table-cell>
          <table:table-cell table:style-name="ce21" table:formula="of:=AVERAGE([.C155:.C159])" office:value-type="float" office:value="0.27">
            <text:p>0.27</text:p>
          </table:table-cell>
          <table:table-cell table:style-name="ce28" table:formula="of:=AVERAGE([.D155:.D159])" office:value-type="float" office:value="0.78">
            <text:p>0.78</text:p>
          </table:table-cell>
          <table:table-cell table:style-name="ce21" table:formula="of:=AVERAGE([.E155:.E159])" office:value-type="float" office:value="2.84">
            <text:p>2.84</text:p>
          </table:table-cell>
          <table:table-cell table:style-name="ce21" table:formula="of:=AVERAGE([.F155:.F159])" office:value-type="float" office:value="11.72">
            <text:p>11.72</text:p>
          </table:table-cell>
          <table:table-cell table:style-name="ce21" table:formula="of:=AVERAGE([.G155:.G159])" office:value-type="float" office:value="59.41">
            <text:p>59.41</text:p>
          </table:table-cell>
          <table:table-cell table:style-name="ce26" table:formula="of:=AVERAGE([.H155:.H159])" office:value-type="float" office:value="255.99">
            <text:p>255.99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>
            <text:p>STD</text:p>
          </table:table-cell>
          <table:table-cell table:style-name="ce22" table:formula="of:=STDEV([.C155:.C159])" office:value-type="float" office:value="0">
            <text:p>#DIV/0!</text:p>
          </table:table-cell>
          <table:table-cell table:style-name="ce22" table:formula="of:=STDEV([.D155:.D159])" office:value-type="float" office:value="0">
            <text:p>#DIV/0!</text:p>
          </table:table-cell>
          <table:table-cell table:style-name="ce22" table:formula="of:=STDEV([.E155:.E159])" office:value-type="float" office:value="0">
            <text:p>#DIV/0!</text:p>
          </table:table-cell>
          <table:table-cell table:style-name="ce22" table:formula="of:=STDEV([.F155:.F159])" office:value-type="float" office:value="0">
            <text:p>#DIV/0!</text:p>
          </table:table-cell>
          <table:table-cell table:style-name="ce22" table:formula="of:=STDEV([.G155:.G159])" office:value-type="float" office:value="0">
            <text:p>#DIV/0!</text:p>
          </table:table-cell>
          <table:table-cell table:style-name="ce32" table:formula="of:=STDEV([.H155:.H159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0" office:value-type="string">
            <text:p>Parallel 64x64</text:p>
          </table:table-cell>
          <table:table-cell table:style-name="ce20" office:value-type="string">
            <text:p>Parallel 128x128</text:p>
          </table:table-cell>
          <table:table-cell table:style-name="ce20" office:value-type="string">
            <text:p>Parallel 256x256</text:p>
          </table:table-cell>
          <table:table-cell table:style-name="ce20" office:value-type="string">
            <text:p>Parallel 512x512</text:p>
          </table:table-cell>
          <table:table-cell table:style-name="ce20" office:value-type="string">
            <text:p>Parallel 1024x1024</text:p>
          </table:table-cell>
          <table:table-cell table:style-name="ce20" office:value-type="string">
            <text:p>Parallel 2048x2048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21">
            <text:p>0.21</text:p>
          </table:table-cell>
          <table:table-cell table:style-name="ce23" office:value-type="float" office:value="0.77">
            <text:p>0.77</text:p>
          </table:table-cell>
          <table:table-cell table:style-name="ce23" office:value-type="float" office:value="2.61">
            <text:p>2.61</text:p>
          </table:table-cell>
          <table:table-cell table:style-name="ce23" office:value-type="float" office:value="12.4">
            <text:p>12.4</text:p>
          </table:table-cell>
          <table:table-cell table:style-name="ce23" office:value-type="float" office:value="57.67">
            <text:p>57.67</text:p>
          </table:table-cell>
          <table:table-cell table:style-name="ce30" office:value-type="float" office:value="240.06">
            <text:p>240.06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ce18"/>
          <table:table-cell table:style-name="ce23" table:number-columns-repeated="5"/>
          <table:table-cell table:style-name="ce30"/>
          <table:table-cell table:number-columns-repeated="2"/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164:.C168])" office:value-type="float" office:value="0.21">
            <text:p>0.21</text:p>
          </table:table-cell>
          <table:table-cell table:style-name="ce29" table:formula="of:=AVERAGE([.D164:.D168])" office:value-type="float" office:value="0.77">
            <text:p>0,77</text:p>
          </table:table-cell>
          <table:table-cell table:style-name="ce29" table:formula="of:=AVERAGE([.E164:.E168])" office:value-type="float" office:value="2.61">
            <text:p>2,61</text:p>
          </table:table-cell>
          <table:table-cell table:style-name="ce24" table:formula="of:=AVERAGE([.F164:.F168])" office:value-type="float" office:value="12.4">
            <text:p>12.4</text:p>
          </table:table-cell>
          <table:table-cell table:style-name="ce26" table:formula="of:=AVERAGE([.G164:.G168])" office:value-type="float" office:value="57.67">
            <text:p>57.67</text:p>
          </table:table-cell>
          <table:table-cell table:style-name="ce29" table:formula="of:=AVERAGE([.H164:.H168])" office:value-type="float" office:value="240.06">
            <text:p>240,06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STD</text:p>
          </table:table-cell>
          <table:table-cell table:style-name="ce24" table:formula="of:=STDEV([.C164:.C168])" office:value-type="float" office:value="0">
            <text:p>#DIV/0!</text:p>
          </table:table-cell>
          <table:table-cell table:style-name="ce29" table:formula="of:=STDEV([.D164:.D168])" office:value-type="float" office:value="0">
            <text:p>#DIV/0!</text:p>
          </table:table-cell>
          <table:table-cell table:style-name="ce29" table:formula="of:=STDEV([.E164:.E168])" office:value-type="float" office:value="0">
            <text:p>#DIV/0!</text:p>
          </table:table-cell>
          <table:table-cell table:style-name="ce24" table:formula="of:=STDEV([.F164:.F168])" office:value-type="float" office:value="0">
            <text:p>#DIV/0!</text:p>
          </table:table-cell>
          <table:table-cell table:style-name="ce26" table:formula="of:=STDEV([.G164:.G168])" office:value-type="float" office:value="0">
            <text:p>#DIV/0!</text:p>
          </table:table-cell>
          <table:table-cell table:style-name="ce29" table:formula="of:=STDEV([.H164:.H168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8"/>
          <table:table-cell table:style-name="ce25" office:value-type="string">
            <text:p>Concurrent 64x46</text:p>
          </table:table-cell>
          <table:table-cell table:style-name="ce25" office:value-type="string">
            <text:p>Concurrent 128x128</text:p>
          </table:table-cell>
          <table:table-cell table:style-name="ce25" office:value-type="string">
            <text:p>Concurrent 256x256</text:p>
          </table:table-cell>
          <table:table-cell table:style-name="ce25" office:value-type="string">
            <text:p>Concurrent 512x512</text:p>
          </table:table-cell>
          <table:table-cell table:style-name="ce25" office:value-type="string">
            <text:p>Concurrent 1024x1024</text:p>
          </table:table-cell>
          <table:table-cell table:style-name="ce25" office:value-type="string">
            <text:p>Concurrent 2048x2048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3" office:value-type="float" office:value="0.3">
            <text:p>0.3</text:p>
          </table:table-cell>
          <table:table-cell table:style-name="ce23" office:value-type="float" office:value="1.08">
            <text:p>1.08</text:p>
          </table:table-cell>
          <table:table-cell table:style-name="ce30" office:value-type="float" office:value="4.17">
            <text:p>4.17</text:p>
          </table:table-cell>
          <table:table-cell table:style-name="ce30" office:value-type="float" office:value="19.72">
            <text:p>19.72</text:p>
          </table:table-cell>
          <table:table-cell table:style-name="ce30" office:value-type="float" office:value="464.72">
            <text:p>464.72</text:p>
          </table:table-cell>
          <table:table-cell table:style-name="ce30" office:value-type="float" office:value="1888.52">
            <text:p>1888.52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ce18"/>
          <table:table-cell table:style-name="ce23" table:number-columns-repeated="2"/>
          <table:table-cell table:style-name="ce30" table:number-columns-repeated="4"/>
          <table:table-cell table:number-columns-repeated="2"/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173:.C177])" office:value-type="float" office:value="0.3">
            <text:p>0.3</text:p>
          </table:table-cell>
          <table:table-cell table:style-name="ce24" table:formula="of:=AVERAGE([.D173:.D177])" office:value-type="float" office:value="1.08">
            <text:p>1.08</text:p>
          </table:table-cell>
          <table:table-cell table:style-name="ce29" table:formula="of:=AVERAGE([.E173:.E177])" office:value-type="float" office:value="4.17">
            <text:p>4,17</text:p>
          </table:table-cell>
          <table:table-cell table:style-name="ce29" table:formula="of:=AVERAGE([.F173:.F177])" office:value-type="float" office:value="19.72">
            <text:p>19,72</text:p>
          </table:table-cell>
          <table:table-cell table:style-name="ce29" table:formula="of:=AVERAGE([.G173:.G177])" office:value-type="float" office:value="464.72">
            <text:p>464,72</text:p>
          </table:table-cell>
          <table:table-cell table:style-name="ce29" table:formula="of:=AVERAGE([.H173:.H177])" office:value-type="float" office:value="1888.52">
            <text:p>1888,52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>
            <text:p>STD</text:p>
          </table:table-cell>
          <table:table-cell table:style-name="ce26" table:formula="of:=STDEV([.C173:.C177])" office:value-type="float" office:value="0">
            <text:p>#DIV/0!</text:p>
          </table:table-cell>
          <table:table-cell table:style-name="ce26" table:formula="of:=STDEV([.D173:.D177])" office:value-type="float" office:value="0">
            <text:p>#DIV/0!</text:p>
          </table:table-cell>
          <table:table-cell table:style-name="ce26" table:formula="of:=STDEV([.E173:.E177])" office:value-type="float" office:value="0">
            <text:p>#DIV/0!</text:p>
          </table:table-cell>
          <table:table-cell table:style-name="ce26" table:formula="of:=STDEV([.F173:.F177])" office:value-type="float" office:value="0">
            <text:p>#DIV/0!</text:p>
          </table:table-cell>
          <table:table-cell table:style-name="ce26" table:formula="of:=STDEV([.G173:.G177])" office:value-type="float" office:value="0">
            <text:p>#DIV/0!</text:p>
          </table:table-cell>
          <table:table-cell table:style-name="ce26" table:formula="of:=STDEV([.H173:.H177])" office:value-type="float" office:value="0">
            <text:p>#DIV/0!</text:p>
          </table:table-cell>
          <table:table-cell table:number-columns-repeated="2"/>
        </table:table-row>
      </table:table>
      <table:table table:name="Intel T3200" table:style-name="ta1" table:print="false"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Intel Dual-Core T3200 2Ghz 1Mb L2 cache 4Gb RAM 667 FSB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20" office:value-type="string">
            <text:p>Sequential 64x46</text:p>
          </table:table-cell>
          <table:table-cell table:style-name="ce20" office:value-type="string">
            <text:p>Sequential 128x128</text:p>
          </table:table-cell>
          <table:table-cell table:style-name="ce20" office:value-type="string">
            <text:p>Sequential 256x256</text:p>
          </table:table-cell>
          <table:table-cell table:style-name="ce20" office:value-type="string">
            <text:p>Sequential 512x512</text:p>
          </table:table-cell>
          <table:table-cell table:style-name="ce20" office:value-type="string">
            <text:p>Sequential 1024x1024</text:p>
          </table:table-cell>
          <table:table-cell table:style-name="ce20" office:value-type="string">
            <text:p>Sequential 2048x20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0.22">
            <text:p>0.22</text:p>
          </table:table-cell>
          <table:table-cell table:style-name="ce4" office:value-type="float" office:value="0.57">
            <text:p>0.57</text:p>
          </table:table-cell>
          <table:table-cell table:style-name="ce33" office:value-type="float" office:value="2.16">
            <text:p>2,16</text:p>
          </table:table-cell>
          <table:table-cell table:style-name="ce33" office:value-type="float" office:value="9.96">
            <text:p>9,96</text:p>
          </table:table-cell>
          <table:table-cell table:style-name="ce33" office:value-type="float" office:value="83.3">
            <text:p>83,3</text:p>
          </table:table-cell>
          <table:table-cell table:style-name="ce33" office:value-type="float" office:value="328.16">
            <text:p>328,16</text:p>
          </table:table-cell>
          <table:table-cell/>
          <table:table-cell office:value-type="string">
            <text:p>64x64</text:p>
          </table:table-cell>
        </table:table-row>
        <table:table-row table:style-name="ro1">
          <table:table-cell table:number-columns-repeated="2"/>
          <table:table-cell table:style-name="ce4" office:value-type="float" office:value="0.23">
            <text:p>0.23</text:p>
          </table:table-cell>
          <table:table-cell table:style-name="ce4" office:value-type="float" office:value="0.57">
            <text:p>0.57</text:p>
          </table:table-cell>
          <table:table-cell table:style-name="ce33" office:value-type="float" office:value="2.33">
            <text:p>2,33</text:p>
          </table:table-cell>
          <table:table-cell table:style-name="ce33" office:value-type="float" office:value="9.95">
            <text:p>9,95</text:p>
          </table:table-cell>
          <table:table-cell table:style-name="ce33" office:value-type="float" office:value="83.27">
            <text:p>83,27</text:p>
          </table:table-cell>
          <table:table-cell table:style-name="ce33" office:value-type="float" office:value="314.46">
            <text:p>314,46</text:p>
          </table:table-cell>
          <table:table-cell/>
          <table:table-cell office:value-type="string">
            <text:p>128x128</text:p>
          </table:table-cell>
        </table:table-row>
        <table:table-row table:style-name="ro1">
          <table:table-cell table:number-columns-repeated="2"/>
          <table:table-cell table:style-name="ce4" office:value-type="float" office:value="0.23">
            <text:p>0.23</text:p>
          </table:table-cell>
          <table:table-cell table:style-name="ce4" office:value-type="float" office:value="0.57">
            <text:p>0.57</text:p>
          </table:table-cell>
          <table:table-cell table:style-name="ce33" office:value-type="float" office:value="2.18">
            <text:p>2,18</text:p>
          </table:table-cell>
          <table:table-cell table:style-name="ce33" office:value-type="float" office:value="10.04">
            <text:p>10,04</text:p>
          </table:table-cell>
          <table:table-cell table:style-name="ce33" office:value-type="float" office:value="83.18">
            <text:p>83,18</text:p>
          </table:table-cell>
          <table:table-cell table:style-name="ce33" office:value-type="float" office:value="316.02">
            <text:p>316,02</text:p>
          </table:table-cell>
          <table:table-cell/>
          <table:table-cell office:value-type="string">
            <text:p>256x256</text:p>
          </table:table-cell>
        </table:table-row>
        <table:table-row table:style-name="ro1">
          <table:table-cell/>
          <table:table-cell table:style-name="ce6" office:value-type="string">
            <text:p>Average</text:p>
          </table:table-cell>
          <table:table-cell table:style-name="ce36" table:formula="of:=AVERAGE([.C7:.C9])" office:value-type="float" office:value="0.226666666666667">
            <text:p>0.23</text:p>
          </table:table-cell>
          <table:table-cell table:style-name="ce36" table:formula="of:=AVERAGE([.D7:.D9])" office:value-type="float" office:value="0.57">
            <text:p>0.57</text:p>
          </table:table-cell>
          <table:table-cell table:style-name="ce29" table:formula="of:=AVERAGE([.E7:.E9])" office:value-type="float" office:value="2.22333333333333">
            <text:p>2,22</text:p>
          </table:table-cell>
          <table:table-cell table:style-name="ce19" table:formula="of:=AVERAGE([.F7:.F9])" office:value-type="float" office:value="9.98333333333333">
            <text:p>9,98</text:p>
          </table:table-cell>
          <table:table-cell table:style-name="ce19" table:formula="of:=AVERAGE([.G7:.G9])" office:value-type="float" office:value="83.25">
            <text:p>83,25</text:p>
          </table:table-cell>
          <table:table-cell table:style-name="ce19" table:formula="of:=AVERAGE([.H7:.H9])" office:value-type="float" office:value="319.546666666667">
            <text:p>319,55</text:p>
          </table:table-cell>
          <table:table-cell/>
          <table:table-cell office:value-type="string">
            <text:p>512x512</text:p>
          </table:table-cell>
        </table:table-row>
        <table:table-row table:style-name="ro1">
          <table:table-cell/>
          <table:table-cell table:style-name="ce1" office:value-type="string">
            <text:p>STD</text:p>
          </table:table-cell>
          <table:table-cell table:style-name="ce1" table:formula="of:=STDEV([.C7:.C9])" office:value-type="float" office:value="0.00577350269189626">
            <text:p>0.01</text:p>
          </table:table-cell>
          <table:table-cell table:style-name="ce1" table:formula="of:=STDEV([.D7:.D9])" office:value-type="float" office:value="0">
            <text:p>0</text:p>
          </table:table-cell>
          <table:table-cell table:style-name="ce1" table:formula="of:=STDEV([.E7:.E9])" office:value-type="float" office:value="0.0929157324317756">
            <text:p>0.09</text:p>
          </table:table-cell>
          <table:table-cell table:style-name="ce1" table:formula="of:=STDEV([.F7:.F9])" office:value-type="float" office:value="0.049328828623162">
            <text:p>0.05</text:p>
          </table:table-cell>
          <table:table-cell table:style-name="ce1" table:formula="of:=STDEV([.G7:.G9])" office:value-type="float" office:value="0.0624499799839784">
            <text:p>0.06</text:p>
          </table:table-cell>
          <table:table-cell table:style-name="ce1" table:formula="of:=STDEV([.H7:.H9])" office:value-type="float" office:value="7.5000355554713">
            <text:p>7.5</text:p>
          </table:table-cell>
          <table:table-cell/>
          <table:table-cell office:value-type="string">
            <text:p>1024x1024</text:p>
          </table:table-cell>
        </table:table-row>
        <table:table-row table:style-name="ro1">
          <table:table-cell table:number-columns-repeated="9"/>
          <table:table-cell office:value-type="string">
            <text:p>2048x2048</text:p>
          </table:table-cell>
        </table:table-row>
        <table:table-row table:style-name="ro1">
          <table:table-cell table:number-columns-repeated="2"/>
          <table:table-cell table:style-name="ce20" office:value-type="string">
            <text:p>Parallel 64x64</text:p>
          </table:table-cell>
          <table:table-cell table:style-name="ce20" office:value-type="string">
            <text:p>Parallel 128x128</text:p>
          </table:table-cell>
          <table:table-cell table:style-name="ce20" office:value-type="string">
            <text:p>Parallel 256x256</text:p>
          </table:table-cell>
          <table:table-cell table:style-name="ce20" office:value-type="string">
            <text:p>Parallel 512x512</text:p>
          </table:table-cell>
          <table:table-cell table:style-name="ce20" office:value-type="string">
            <text:p>Parallel 1024x1024</text:p>
          </table:table-cell>
          <table:table-cell table:style-name="ce20" office:value-type="string">
            <text:p>Parallel 2048x20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7" office:value-type="float" office:value="0.13">
            <text:p>0,13</text:p>
          </table:table-cell>
          <table:table-cell table:style-name="ce37" office:value-type="float" office:value="0.29">
            <text:p>0,29</text:p>
          </table:table-cell>
          <table:table-cell table:style-name="ce37" office:value-type="float" office:value="1.29">
            <text:p>1,29</text:p>
          </table:table-cell>
          <table:table-cell table:style-name="ce37" office:value-type="float" office:value="8.28">
            <text:p>8,28</text:p>
          </table:table-cell>
          <table:table-cell table:style-name="ce37" office:value-type="float" office:value="61.39">
            <text:p>61,39</text:p>
          </table:table-cell>
          <table:table-cell table:style-name="ce37" office:value-type="float" office:value="240.77">
            <text:p>240,77</text:p>
          </table:table-cell>
          <table:table-cell/>
          <table:table-cell office:value-type="string">
            <text:p>Sequential</text:p>
          </table:table-cell>
        </table:table-row>
        <table:table-row table:style-name="ro1">
          <table:table-cell table:number-columns-repeated="2"/>
          <table:table-cell table:style-name="ce37" office:value-type="float" office:value="0.18">
            <text:p>0,18</text:p>
          </table:table-cell>
          <table:table-cell table:style-name="ce37" office:value-type="float" office:value="0.28">
            <text:p>0,28</text:p>
          </table:table-cell>
          <table:table-cell table:style-name="ce37" office:value-type="float" office:value="1.22">
            <text:p>1,22</text:p>
          </table:table-cell>
          <table:table-cell table:style-name="ce37" office:value-type="float" office:value="8.3">
            <text:p>8,3</text:p>
          </table:table-cell>
          <table:table-cell table:style-name="ce37" office:value-type="float" office:value="61.37">
            <text:p>61,37</text:p>
          </table:table-cell>
          <table:table-cell table:style-name="ce37" office:value-type="float" office:value="234.79">
            <text:p>234,79</text:p>
          </table:table-cell>
          <table:table-cell/>
          <table:table-cell office:value-type="string">
            <text:p>Parallel</text:p>
          </table:table-cell>
        </table:table-row>
        <table:table-row table:style-name="ro1">
          <table:table-cell table:number-columns-repeated="2"/>
          <table:table-cell table:style-name="ce37" office:value-type="float" office:value="0.13">
            <text:p>0,13</text:p>
          </table:table-cell>
          <table:table-cell table:style-name="ce37" office:value-type="float" office:value="0.28">
            <text:p>0,28</text:p>
          </table:table-cell>
          <table:table-cell table:style-name="ce37" office:value-type="float" office:value="1.16">
            <text:p>1,16</text:p>
          </table:table-cell>
          <table:table-cell table:style-name="ce37" office:value-type="float" office:value="8.07">
            <text:p>8,07</text:p>
          </table:table-cell>
          <table:table-cell table:style-name="ce37" office:value-type="float" office:value="61.42">
            <text:p>61,42</text:p>
          </table:table-cell>
          <table:table-cell table:style-name="ce37" office:value-type="float" office:value="234.95">
            <text:p>234,95</text:p>
          </table:table-cell>
          <table:table-cell/>
          <table:table-cell office:value-type="string">
            <text:p>Concurrent</text:p>
          </table:table-cell>
        </table:table-row>
        <table:table-row table:style-name="ro1">
          <table:table-cell/>
          <table:table-cell table:style-name="ce1" office:value-type="string">
            <text:p>Average</text:p>
          </table:table-cell>
          <table:table-cell table:style-name="ce36" table:formula="of:=AVERAGE([.C14:.C16])" office:value-type="float" office:value="0.146666666666667">
            <text:p>0.15</text:p>
          </table:table-cell>
          <table:table-cell table:style-name="ce29" table:formula="of:=AVERAGE([.D14:.D16])" office:value-type="float" office:value="0.283333333333333">
            <text:p>0,28</text:p>
          </table:table-cell>
          <table:table-cell table:style-name="ce29" table:formula="of:=AVERAGE([.E14:.E16])" office:value-type="float" office:value="1.22333333333333">
            <text:p>1,22</text:p>
          </table:table-cell>
          <table:table-cell table:style-name="ce29" table:formula="of:=AVERAGE([.F14:.F16])" office:value-type="float" office:value="8.21666666666667">
            <text:p>8,22</text:p>
          </table:table-cell>
          <table:table-cell table:style-name="ce29" table:formula="of:=AVERAGE([.G14:.G16])" office:value-type="float" office:value="61.3933333333333">
            <text:p>61,39</text:p>
          </table:table-cell>
          <table:table-cell table:style-name="ce29" table:formula="of:=AVERAGE([.H14:.H16])" office:value-type="float" office:value="236.836666666667">
            <text:p>236,8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STD</text:p>
          </table:table-cell>
          <table:table-cell table:style-name="ce38" table:formula="of:=STDEV([.C14:.C16])" office:value-type="float" office:value="0.0288675134594813">
            <text:p>0.03</text:p>
          </table:table-cell>
          <table:table-cell table:style-name="ce38" table:formula="of:=STDEV([.D14:.D16])" office:value-type="float" office:value="0.00577350269189623">
            <text:p>0.01</text:p>
          </table:table-cell>
          <table:table-cell table:style-name="ce38" table:formula="of:=STDEV([.E14:.E16])" office:value-type="float" office:value="0.0650640709864772">
            <text:p>0.07</text:p>
          </table:table-cell>
          <table:table-cell table:style-name="ce38" table:formula="of:=STDEV([.F14:.F16])" office:value-type="float" office:value="0.127410099024109">
            <text:p>0.13</text:p>
          </table:table-cell>
          <table:table-cell table:style-name="ce38" table:formula="of:=STDEV([.G14:.G16])" office:value-type="float" office:value="0.0251661147842379">
            <text:p>0.03</text:p>
          </table:table-cell>
          <table:table-cell table:style-name="ce38" table:formula="of:=STDEV([.H14:.H16])" office:value-type="float" office:value="3.40730587610408">
            <text:p>3.4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0" office:value-type="string">
            <text:p>Concurrent 64x46</text:p>
          </table:table-cell>
          <table:table-cell table:style-name="ce20" office:value-type="string">
            <text:p>Concurrent 128x128</text:p>
          </table:table-cell>
          <table:table-cell table:style-name="ce20" office:value-type="string">
            <text:p>Concurrent 256x256</text:p>
          </table:table-cell>
          <table:table-cell table:style-name="ce20" office:value-type="string">
            <text:p>Concurrent 512x512</text:p>
          </table:table-cell>
          <table:table-cell table:style-name="ce20" office:value-type="string">
            <text:p>Concurrent 1024x1024</text:p>
          </table:table-cell>
          <table:table-cell table:style-name="ce20" office:value-type="string">
            <text:p>Concurrent 2048x20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float" office:value="0.14">
            <text:p>0,14</text:p>
          </table:table-cell>
          <table:table-cell table:style-name="ce33" office:value-type="float" office:value="0.7">
            <text:p>0,7</text:p>
          </table:table-cell>
          <table:table-cell table:style-name="ce33" office:value-type="float" office:value="2.87">
            <text:p>2,87</text:p>
          </table:table-cell>
          <table:table-cell table:style-name="ce33" office:value-type="float" office:value="17.48">
            <text:p>17,48</text:p>
          </table:table-cell>
          <table:table-cell table:style-name="ce33" office:value-type="float" office:value="132.28">
            <text:p>132,28</text:p>
          </table:table-cell>
          <table:table-cell table:style-name="ce33" office:value-type="float" office:value="569.13">
            <text:p>569,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float" office:value="0.16">
            <text:p>0,16</text:p>
          </table:table-cell>
          <table:table-cell table:style-name="ce33" office:value-type="float" office:value="0.7">
            <text:p>0,7</text:p>
          </table:table-cell>
          <table:table-cell table:style-name="ce33" office:value-type="float" office:value="2.77">
            <text:p>2,77</text:p>
          </table:table-cell>
          <table:table-cell table:style-name="ce33" office:value-type="float" office:value="17.65">
            <text:p>17,65</text:p>
          </table:table-cell>
          <table:table-cell table:style-name="ce33" office:value-type="float" office:value="135.56">
            <text:p>135,56</text:p>
          </table:table-cell>
          <table:table-cell table:style-name="ce33" office:value-type="float" office:value="572.52">
            <text:p>572,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float" office:value="0.14">
            <text:p>0,14</text:p>
          </table:table-cell>
          <table:table-cell table:style-name="ce33" office:value-type="float" office:value="0.7">
            <text:p>0,7</text:p>
          </table:table-cell>
          <table:table-cell table:style-name="ce33" office:value-type="float" office:value="2.84">
            <text:p>2,84</text:p>
          </table:table-cell>
          <table:table-cell table:style-name="ce33" office:value-type="float" office:value="29.91">
            <text:p>29,91</text:p>
          </table:table-cell>
          <table:table-cell table:style-name="ce33" office:value-type="float" office:value="132.61">
            <text:p>132,61</text:p>
          </table:table-cell>
          <table:table-cell table:style-name="ce33" office:value-type="float" office:value="605.65">
            <text:p>605,65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>
            <text:p>Average</text:p>
          </table:table-cell>
          <table:table-cell table:style-name="ce36" table:formula="of:=AVERAGE([.C21:.C23])" office:value-type="float" office:value="0.146666666666667">
            <text:p>0.15</text:p>
          </table:table-cell>
          <table:table-cell table:style-name="ce36" table:formula="of:=AVERAGE([.D21:.D23])" office:value-type="float" office:value="0.7">
            <text:p>0.70</text:p>
          </table:table-cell>
          <table:table-cell table:style-name="ce36" table:formula="of:=AVERAGE([.E21:.E23])" office:value-type="float" office:value="2.82666666666667">
            <text:p>2.83</text:p>
          </table:table-cell>
          <table:table-cell table:style-name="ce36" table:formula="of:=AVERAGE([.F21:.F23])" office:value-type="float" office:value="21.68">
            <text:p>21.68</text:p>
          </table:table-cell>
          <table:table-cell table:style-name="ce36" table:formula="of:=AVERAGE([.G21:.G23])" office:value-type="float" office:value="133.483333333333">
            <text:p>133.48</text:p>
          </table:table-cell>
          <table:table-cell table:style-name="ce36" table:formula="of:=AVERAGE([.H21:.H23])" office:value-type="float" office:value="582.433333333333">
            <text:p>582.43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>
            <text:p>STD</text:p>
          </table:table-cell>
          <table:table-cell table:style-name="ce19" table:formula="of:=STDEV([.C21:.C23])" office:value-type="float" office:value="0.0115470053837925">
            <text:p>0,01</text:p>
          </table:table-cell>
          <table:table-cell table:style-name="ce19" table:formula="of:=STDEV([.D21:.D23])" office:value-type="float" office:value="4.53467963678557E-017">
            <text:p>0</text:p>
          </table:table-cell>
          <table:table-cell table:style-name="ce19" table:formula="of:=STDEV([.E21:.E23])" office:value-type="float" office:value="0.0513160143944689">
            <text:p>0,05</text:p>
          </table:table-cell>
          <table:table-cell table:style-name="ce19" table:formula="of:=STDEV([.F21:.F23])" office:value-type="float" office:value="7.12789590271912">
            <text:p>7,13</text:p>
          </table:table-cell>
          <table:table-cell table:style-name="ce19" table:formula="of:=STDEV([.G21:.G23])" office:value-type="float" office:value="1.80599926172004">
            <text:p>1,81</text:p>
          </table:table-cell>
          <table:table-cell table:style-name="ce19" table:formula="of:=STDEV([.H21:.H23])" office:value-type="float" office:value="20.1775427972123">
            <text:p>20,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table:number-columns-repeated="6"/>
          <table:table-cell table:number-columns-repeated="2"/>
        </table:table-row>
        <table:table-row table:style-name="ro1">
          <table:table-cell table:number-columns-repeated="2"/>
          <table:table-cell>
            <draw:frame table:end-cell-address="'Intel T3200'.H51" table:end-x="0.9984in" table:end-y="0.0961in" draw:z-index="0" draw:style-name="gr1" svg:width="6.9713in" svg:height="4.587in" svg:x="0.9035in" svg:y="0.0091in">
              <draw:object draw:notify-on-update-of-ranges="'Intel T3200'.J7:'Intel T3200'.J12 'Intel T3200'.J14:'Intel T3200'.J14 'Intel T3200'.C10:'Intel T3200'.H10 'Intel T3200'.J15:'Intel T3200'.J15 'Intel T3200'.C17:'Intel T3200'.H17 'Intel T3200'.J16:'Intel T3200'.J16 'Intel T3200'.C24:'Intel T3200'.H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</table:table>
      <table:table table:name="Opteron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6" table:default-cell-style-name="ce40"/>
        <table:table-column table:style-name="co7" table:number-columns-repeated="3" table:default-cell-style-name="ce40"/>
        <table:table-column table:style-name="co8" table:default-cell-style-name="ce40"/>
        <table:table-column table:style-name="co8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1" table:number-columns-repeated="3" table:default-cell-style-name="Default"/>
        <table:table-column table:style-name="co11" table:default-cell-style-name="ce44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21" table:default-cell-style-name="ce40"/>
        <table:table-column table:style-name="co1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row table:style-name="ro1">
          <table:table-cell table:number-columns-repeated="3"/>
          <table:table-cell table:style-name="Default" table:number-columns-repeated="5"/>
          <table:table-cell table:number-columns-repeated="12"/>
          <table:table-cell table:style-name="Default" table:number-columns-repeated="11"/>
          <table:table-cell table:number-columns-repeated="16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1"/>
          <table:table-cell office:value-type="string">
            <text:p>HARDWARE PERFORMANCE COUNTERS TESTS</text:p>
          </table:table-cell>
          <table:table-cell table:style-name="Default" table:number-columns-repeated="11"/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AMD Opteron</text:p>
          </table:table-cell>
          <table:table-cell table:style-name="Default" table:number-columns-repeated="5"/>
          <table:table-cell table:number-columns-repeated="2"/>
          <table:table-cell office:value-type="string">
            <text:p>AMD Opteron</text:p>
          </table:table-cell>
          <table:table-cell table:number-columns-repeated="9"/>
          <table:table-cell table:style-name="Default" table:number-columns-repeated="11"/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Linux cgrpup (CPUS 0 and 1 – same chip)</text:p>
          </table:table-cell>
          <table:table-cell table:style-name="Default" table:number-columns-repeated="5"/>
          <table:table-cell table:number-columns-repeated="2"/>
          <table:table-cell office:value-type="string">
            <text:p>CPUS 0 and 1 – same chip</text:p>
          </table:table-cell>
          <table:table-cell table:number-columns-repeated="9"/>
          <table:table-cell table:style-name="Default" table:number-columns-repeated="11"/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2"/>
          <table:table-cell table:style-name="Default"/>
          <table:table-cell table:style-name="ce45" office:value-type="string">
            <text:p>0x530a42</text:p>
          </table:table-cell>
          <table:table-cell table:style-name="ce45" office:value-type="string">
            <text:p>0x530244</text:p>
          </table:table-cell>
          <table:table-cell table:style-name="ce45" office:value-type="string">
            <text:p>0x530a7d</text:p>
          </table:table-cell>
          <table:table-cell table:style-name="ce45" office:value-type="string">
            <text:p>0x530041</text:p>
          </table:table-cell>
          <table:table-cell table:style-name="ce45" office:value-type="string">
            <text:p>0x530842</text:p>
          </table:table-cell>
          <table:table-cell table:style-name="ce45" office:value-type="string">
            <text:p>0x530844</text:p>
          </table:table-cell>
          <table:table-cell table:style-name="ce45" office:value-type="string">
            <text:p>0x53046c</text:p>
          </table:table-cell>
          <table:table-cell table:style-name="ce45" office:value-type="string">
            <text:p>0x530144</text:p>
          </table:table-cell>
          <table:table-cell table:style-name="ce45" office:value-type="string">
            <text:p>0x530367</text:p>
          </table:table-cell>
          <table:table-cell table:style-name="ce45" office:value-type="string">
            <text:p>0x530242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ce20" office:value-type="string">
            <text:p>Sequential 64x64</text:p>
          </table:table-cell>
          <table:table-cell table:style-name="ce20" office:value-type="string">
            <text:p>Sequential 128x128</text:p>
          </table:table-cell>
          <table:table-cell table:style-name="ce20" office:value-type="string">
            <text:p>Sequential 256x256</text:p>
          </table:table-cell>
          <table:table-cell table:style-name="ce20" office:value-type="string">
            <text:p>Sequential 512x512</text:p>
          </table:table-cell>
          <table:table-cell table:style-name="ce20" office:value-type="string">
            <text:p>Sequential 1024x1024</text:p>
          </table:table-cell>
          <table:table-cell table:style-name="ce20" office:value-type="string">
            <text:p>Sequential 2048x2048</text:p>
          </table:table-cell>
          <table:table-cell table:number-columns-repeated="2"/>
          <table:table-cell table:style-name="ce20" office:value-type="string">
            <text:p>Sequential 64x64</text:p>
          </table:table-cell>
          <table:table-cell table:style-name="ce20" office:value-type="string">
            <text:p>Sequential 128x128</text:p>
          </table:table-cell>
          <table:table-cell table:style-name="ce20" office:value-type="string">
            <text:p>Sequential 256x256</text:p>
          </table:table-cell>
          <table:table-cell table:style-name="ce20" office:value-type="string">
            <text:p>Sequential 512x512</text:p>
          </table:table-cell>
          <table:table-cell table:style-name="ce20" office:value-type="string">
            <text:p>Sequential 1024x1024</text:p>
          </table:table-cell>
          <table:table-cell table:style-name="ce20" office:value-type="string">
            <text:p>Sequential 2048x2048</text:p>
          </table:table-cell>
          <table:table-cell table:number-columns-repeated="3"/>
          <table:table-cell table:style-name="ce43" office:value-type="string">
            <text:p>Sequential 64 x 64</text:p>
          </table:table-cell>
          <table:table-cell table:style-name="ce46" office:value-type="string">
            <text:p>DATA_CACHE_REFILLS:L2_SHARED:L2_OWNED</text:p>
          </table:table-cell>
          <table:table-cell table:style-name="ce46" office:value-type="string">
            <text:p>DATA_CACHE_LINES_EVICTED:SHARED</text:p>
          </table:table-cell>
          <table:table-cell table:style-name="ce46" office:value-type="string">
            <text:p>REQUESTS_TO_L2:DATA:SNOOP</text:p>
          </table:table-cell>
          <table:table-cell table:style-name="ce46" office:value-type="string">
            <text:p>DATA_CACHE_MISSES</text:p>
          </table:table-cell>
          <table:table-cell table:style-name="ce46" office:value-type="string">
            <text:p>DATA_CACHE_REFILLS:L2_OWNED</text:p>
          </table:table-cell>
          <table:table-cell table:style-name="ce46" office:value-type="string">
            <text:p>DATA_CACHE_LINES_EVICTED:OWNED</text:p>
          </table:table-cell>
          <table:table-cell table:style-name="ce46" office:value-type="string">
            <text:p>SYSTEM_READ_RESPONSES:SHARED</text:p>
          </table:table-cell>
          <table:table-cell table:style-name="ce46" office:value-type="string">
            <text:p>DATA_CACHE_LINES_EVICTED:INVALID</text:p>
          </table:table-cell>
          <table:table-cell table:style-name="ce46" office:value-type="string">
            <text:p>DATA_PREFETCHES:ALL</text:p>
          </table:table-cell>
          <table:table-cell table:style-name="ce46" office:value-type="string">
            <text:p>DATA_CACHE_REFILLS:L2_SHARED</text:p>
          </table:table-cell>
          <table:table-cell table:number-columns-repeated="2"/>
          <table:table-cell table:style-name="ce44"/>
          <table:table-cell table:style-name="ce58" table:formula="of:=[.$V$5]" office:value-type="string" office:string-value="0x530a42" table:number-columns-spanned="3" table:number-rows-spanned="1">
            <text:p>0x530a42</text:p>
          </table:table-cell>
          <table:covered-table-cell table:style-name="ce44"/>
          <table:covered-table-cell table:style-name="ce44"/>
          <table:table-cell/>
          <table:table-cell table:style-name="ce44"/>
          <table:table-cell table:style-name="ce58" table:formula="of:=[.W5]" office:value-type="string" office:string-value="0x530244" table:number-columns-spanned="3" table:number-rows-spanned="1">
            <text:p>0x530244</text:p>
          </table:table-cell>
          <table:covered-table-cell table:style-name="ce44"/>
          <table:covered-table-cell table:style-name="ce44"/>
          <table:table-cell/>
          <table:table-cell table:style-name="ce44"/>
          <table:table-cell table:style-name="ce58" table:formula="of:=[.X5]" office:value-type="string" office:string-value="0x530a7d" table:number-columns-spanned="3" table:number-rows-spanned="1">
            <text:p>0x530a7d</text:p>
          </table:table-cell>
          <table:covered-table-cell table:style-name="ce44"/>
          <table:covered-table-cell table:style-name="ce44"/>
        </table:table-row>
        <table:table-row table:style-name="ro2">
          <table:table-cell table:number-columns-repeated="3"/>
          <table:table-cell office:value-type="float" office:value="0.26">
            <text:p>0.26</text:p>
          </table:table-cell>
          <table:table-cell office:value-type="float" office:value="0.99">
            <text:p>0.99</text:p>
          </table:table-cell>
          <table:table-cell office:value-type="float" office:value="3.96">
            <text:p>3.96</text:p>
          </table:table-cell>
          <table:table-cell office:value-type="float" office:value="16.09">
            <text:p>16.09</text:p>
          </table:table-cell>
          <table:table-cell office:value-type="float" office:value="66.56">
            <text:p>66.56</text:p>
          </table:table-cell>
          <table:table-cell table:style-name="ce40" office:value-type="float" office:value="271.03">
            <text:p>271.03</text:p>
          </table:table-cell>
          <table:table-cell table:number-columns-repeated="2"/>
          <table:table-cell table:style-name="ce42" office:value-type="float" office:value="0.24">
            <text:p>0.24</text:p>
          </table:table-cell>
          <table:table-cell table:style-name="ce42" office:value-type="float" office:value="0.98">
            <text:p>0.98</text:p>
          </table:table-cell>
          <table:table-cell table:style-name="ce42" office:value-type="float" office:value="3.9">
            <text:p>3.9</text:p>
          </table:table-cell>
          <table:table-cell table:style-name="ce42" office:value-type="float" office:value="18.18">
            <text:p>18.18</text:p>
          </table:table-cell>
          <table:table-cell table:style-name="ce42" office:value-type="float" office:value="66.28">
            <text:p>66.28</text:p>
          </table:table-cell>
          <table:table-cell table:style-name="ce42" office:value-type="float" office:value="333.34">
            <text:p>333.34</text:p>
          </table:table-cell>
          <table:table-cell table:number-columns-repeated="3"/>
          <table:table-cell table:style-name="Default"/>
          <table:table-cell table:style-name="ce47" office:value-type="float" office:value="15461">
            <text:p>15461</text:p>
          </table:table-cell>
          <table:table-cell table:style-name="ce4" office:value-type="float" office:value="5391">
            <text:p>5391</text:p>
          </table:table-cell>
          <table:table-cell table:style-name="ce4" office:value-type="float" office:value="773453">
            <text:p>773453</text:p>
          </table:table-cell>
          <table:table-cell table:style-name="ce4" office:value-type="float" office:value="41504">
            <text:p>41504</text:p>
          </table:table-cell>
          <table:table-cell table:style-name="ce4" office:value-type="float" office:value="1139">
            <text:p>1139</text:p>
          </table:table-cell>
          <table:table-cell table:style-name="ce4" office:value-type="float" office:value="594">
            <text:p>594</text:p>
          </table:table-cell>
          <table:table-cell table:style-name="ce4" office:value-type="float" office:value="13853">
            <text:p>13853</text:p>
          </table:table-cell>
          <table:table-cell table:style-name="ce4" office:value-type="float" office:value="1240">
            <text:p>1240</text:p>
          </table:table-cell>
          <table:table-cell table:style-name="ce4" office:value-type="float" office:value="20124">
            <text:p>20124</text:p>
          </table:table-cell>
          <table:table-cell table:style-name="ce4" office:value-type="float" office:value="17158">
            <text:p>17158</text:p>
          </table:table-cell>
          <table:table-cell table:number-columns-repeated="2"/>
          <table:table-cell table:style-name="ce44"/>
          <table:table-cell table:style-name="ce58" table:formula="of:=[.$V$6]" office:value-type="string" office:string-value="DATA_CACHE_REFILLS:L2_SHARED:L2_OWNED" table:number-columns-spanned="3" table:number-rows-spanned="1">
            <text:p>DATA_CACHE_REFILLS:L2_SHARED:L2_OWNED</text:p>
          </table:table-cell>
          <table:covered-table-cell table:style-name="ce44"/>
          <table:covered-table-cell table:style-name="ce44"/>
          <table:table-cell/>
          <table:table-cell table:style-name="ce44"/>
          <table:table-cell table:style-name="ce58" table:formula="of:=[.W6]" office:value-type="string" office:string-value="DATA_CACHE_LINES_EVICTED:SHARED" table:number-columns-spanned="3" table:number-rows-spanned="1">
            <text:p>DATA_CACHE_LINES_EVICTED:SHARED</text:p>
          </table:table-cell>
          <table:covered-table-cell table:style-name="ce44"/>
          <table:covered-table-cell table:style-name="ce44"/>
          <table:table-cell/>
          <table:table-cell table:style-name="ce44"/>
          <table:table-cell table:style-name="ce58" table:formula="of:=[.X6]" office:value-type="string" office:string-value="REQUESTS_TO_L2:DATA:SNOOP" table:number-columns-spanned="3" table:number-rows-spanned="1">
            <text:p>REQUESTS_TO_L2:DATA:SNOOP</text:p>
          </table:table-cell>
          <table:covered-table-cell table:style-name="ce44"/>
          <table:covered-table-cell table:style-name="ce44"/>
        </table:table-row>
        <table:table-row table:style-name="ro2">
          <table:table-cell table:number-columns-repeated="3"/>
          <table:table-cell office:value-type="float" office:value="0.25">
            <text:p>0.25</text:p>
          </table:table-cell>
          <table:table-cell office:value-type="float" office:value="1.05">
            <text:p>1.05</text:p>
          </table:table-cell>
          <table:table-cell office:value-type="float" office:value="3.93">
            <text:p>3.93</text:p>
          </table:table-cell>
          <table:table-cell office:value-type="float" office:value="16.05">
            <text:p>16.05</text:p>
          </table:table-cell>
          <table:table-cell office:value-type="float" office:value="67.56">
            <text:p>67.56</text:p>
          </table:table-cell>
          <table:table-cell table:style-name="ce40" office:value-type="float" office:value="267.12">
            <text:p>267.12</text:p>
          </table:table-cell>
          <table:table-cell table:number-columns-repeated="2"/>
          <table:table-cell table:style-name="ce42" office:value-type="float" office:value="0.23">
            <text:p>0.23</text:p>
          </table:table-cell>
          <table:table-cell table:style-name="ce42" office:value-type="float" office:value="1.01">
            <text:p>1.01</text:p>
          </table:table-cell>
          <table:table-cell table:style-name="ce42" office:value-type="float" office:value="3.85">
            <text:p>3.85</text:p>
          </table:table-cell>
          <table:table-cell table:style-name="ce42" office:value-type="float" office:value="15.89">
            <text:p>15.89</text:p>
          </table:table-cell>
          <table:table-cell table:style-name="ce42" office:value-type="float" office:value="65.86">
            <text:p>65.86</text:p>
          </table:table-cell>
          <table:table-cell table:style-name="ce42" office:value-type="float" office:value="262.55">
            <text:p>262.55</text:p>
          </table:table-cell>
          <table:table-cell table:number-columns-repeated="4"/>
          <table:table-cell table:style-name="ce47" office:value-type="float" office:value="9759">
            <text:p>9759</text:p>
          </table:table-cell>
          <table:table-cell table:style-name="ce4" office:value-type="float" office:value="4896">
            <text:p>4896</text:p>
          </table:table-cell>
          <table:table-cell table:style-name="ce4" office:value-type="float" office:value="2047473">
            <text:p>2047473</text:p>
          </table:table-cell>
          <table:table-cell table:style-name="ce4" office:value-type="float" office:value="38490">
            <text:p>38490</text:p>
          </table:table-cell>
          <table:table-cell table:style-name="ce4" office:value-type="float" office:value="970">
            <text:p>970</text:p>
          </table:table-cell>
          <table:table-cell table:style-name="ce4" office:value-type="float" office:value="1512">
            <text:p>1512</text:p>
          </table:table-cell>
          <table:table-cell table:style-name="ce4" office:value-type="float" office:value="13341">
            <text:p>13341</text:p>
          </table:table-cell>
          <table:table-cell table:style-name="ce4" office:value-type="float" office:value="517">
            <text:p>517</text:p>
          </table:table-cell>
          <table:table-cell table:style-name="ce4" office:value-type="float" office:value="15280">
            <text:p>15280</text:p>
          </table:table-cell>
          <table:table-cell table:style-name="ce4" office:value-type="float" office:value="9451">
            <text:p>9451</text:p>
          </table:table-cell>
          <table:table-cell table:number-columns-repeated="2"/>
          <table:table-cell table:style-name="ce44"/>
          <table:table-cell table:style-name="ce44" office:value-type="string">
            <text:p>Sequential</text:p>
          </table:table-cell>
          <table:table-cell table:style-name="ce44" office:value-type="string">
            <text:p>Best-case</text:p>
          </table:table-cell>
          <table:table-cell table:style-name="ce44" office:value-type="string">
            <text:p>Parallel</text:p>
          </table:table-cell>
          <table:table-cell/>
          <table:table-cell table:style-name="ce44"/>
          <table:table-cell table:style-name="ce44" office:value-type="string">
            <text:p>Sequential</text:p>
          </table:table-cell>
          <table:table-cell table:style-name="ce44" office:value-type="string">
            <text:p>Best-case</text:p>
          </table:table-cell>
          <table:table-cell table:style-name="ce44" office:value-type="string">
            <text:p>Parallel</text:p>
          </table:table-cell>
          <table:table-cell/>
          <table:table-cell table:style-name="ce44"/>
          <table:table-cell table:style-name="ce44" office:value-type="string">
            <text:p>Sequential</text:p>
          </table:table-cell>
          <table:table-cell table:style-name="ce44" office:value-type="string">
            <text:p>Best-case</text:p>
          </table:table-cell>
          <table:table-cell table:style-name="ce44" office:value-type="string">
            <text:p>Parallel</text:p>
          </table:table-cell>
        </table:table-row>
        <table:table-row table:style-name="ro2">
          <table:table-cell table:number-columns-repeated="3"/>
          <table:table-cell office:value-type="float" office:value="0.27">
            <text:p>0.27</text:p>
          </table:table-cell>
          <table:table-cell office:value-type="float" office:value="1">
            <text:p>1</text:p>
          </table:table-cell>
          <table:table-cell office:value-type="float" office:value="3.85">
            <text:p>3.85</text:p>
          </table:table-cell>
          <table:table-cell office:value-type="float" office:value="15.97">
            <text:p>15.97</text:p>
          </table:table-cell>
          <table:table-cell office:value-type="float" office:value="66.13">
            <text:p>66.13</text:p>
          </table:table-cell>
          <table:table-cell table:style-name="ce40" office:value-type="float" office:value="273.33">
            <text:p>273.33</text:p>
          </table:table-cell>
          <table:table-cell table:number-columns-repeated="2"/>
          <table:table-cell table:style-name="ce42" office:value-type="float" office:value="0.24">
            <text:p>0.24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3.86">
            <text:p>3.86</text:p>
          </table:table-cell>
          <table:table-cell table:style-name="ce42" office:value-type="float" office:value="15.97">
            <text:p>15.97</text:p>
          </table:table-cell>
          <table:table-cell table:style-name="ce42" office:value-type="float" office:value="82.98">
            <text:p>82.98</text:p>
          </table:table-cell>
          <table:table-cell table:style-name="ce42" office:value-type="float" office:value="264.08">
            <text:p>264.08</text:p>
          </table:table-cell>
          <table:table-cell table:number-columns-repeated="4"/>
          <table:table-cell table:style-name="ce47" office:value-type="float" office:value="10568">
            <text:p>10568</text:p>
          </table:table-cell>
          <table:table-cell table:style-name="ce4" office:value-type="float" office:value="3654">
            <text:p>3654</text:p>
          </table:table-cell>
          <table:table-cell table:style-name="ce4" office:value-type="float" office:value="274454">
            <text:p>274454</text:p>
          </table:table-cell>
          <table:table-cell table:style-name="ce4" office:value-type="float" office:value="71571">
            <text:p>71571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775">
            <text:p>775</text:p>
          </table:table-cell>
          <table:table-cell table:style-name="ce4" office:value-type="float" office:value="3672">
            <text:p>3672</text:p>
          </table:table-cell>
          <table:table-cell table:style-name="ce4" office:value-type="float" office:value="1227">
            <text:p>1227</text:p>
          </table:table-cell>
          <table:table-cell table:style-name="ce4" office:value-type="float" office:value="15027">
            <text:p>15027</text:p>
          </table:table-cell>
          <table:table-cell table:style-name="ce4" office:value-type="float" office:value="10922">
            <text:p>10922</text:p>
          </table:table-cell>
          <table:table-cell table:number-columns-repeated="2"/>
          <table:table-cell table:style-name="ce44" office:value-type="string">
            <text:p>64x64</text:p>
          </table:table-cell>
          <table:table-cell table:style-name="ce44" table:formula="of:=[.$V$12]" office:value-type="float" office:value="13990.2">
            <text:p>13990.2</text:p>
          </table:table-cell>
          <table:table-cell table:style-name="ce44" table:formula="of:=[.$V$22]" office:value-type="float" office:value="40308.6">
            <text:p>40308.6</text:p>
          </table:table-cell>
          <table:table-cell table:style-name="ce44" table:formula="of:=[.$V$32]" office:value-type="float" office:value="174145.2">
            <text:p>174145.2</text:p>
          </table:table-cell>
          <table:table-cell/>
          <table:table-cell table:style-name="ce44" office:value-type="string">
            <text:p>64x64</text:p>
          </table:table-cell>
          <table:table-cell table:style-name="ce44" table:formula="of:=[.W12]" office:value-type="float" office:value="5580.75">
            <text:p>5580.75</text:p>
          </table:table-cell>
          <table:table-cell table:style-name="ce44" table:formula="of:=[.W22]" office:value-type="float" office:value="35364.4">
            <text:p>35364.4</text:p>
          </table:table-cell>
          <table:table-cell table:style-name="ce44" table:formula="of:=[.W32]" office:value-type="float" office:value="1712583.6">
            <text:p>1712583.6</text:p>
          </table:table-cell>
          <table:table-cell/>
          <table:table-cell table:style-name="ce44" office:value-type="string">
            <text:p>64x64</text:p>
          </table:table-cell>
          <table:table-cell table:style-name="ce44" table:formula="of:=[.X12]" office:value-type="float" office:value="796775">
            <text:p>796775</text:p>
          </table:table-cell>
          <table:table-cell table:style-name="ce44" table:formula="of:=[.X22]" office:value-type="float" office:value="926126.2">
            <text:p>926126.2</text:p>
          </table:table-cell>
          <table:table-cell table:style-name="ce44" table:formula="of:=[.X32]" office:value-type="float" office:value="18653592.8">
            <text:p>18653592.8</text:p>
          </table:table-cell>
        </table:table-row>
        <table:table-row table:style-name="ro2">
          <table:table-cell table:number-columns-repeated="3"/>
          <table:table-cell office:value-type="float" office:value="0.26">
            <text:p>0.26</text:p>
          </table:table-cell>
          <table:table-cell office:value-type="float" office:value="0.99">
            <text:p>0.99</text:p>
          </table:table-cell>
          <table:table-cell office:value-type="float" office:value="3.88">
            <text:p>3.88</text:p>
          </table:table-cell>
          <table:table-cell office:value-type="float" office:value="15.89">
            <text:p>15.89</text:p>
          </table:table-cell>
          <table:table-cell office:value-type="float" office:value="67.54">
            <text:p>67.54</text:p>
          </table:table-cell>
          <table:table-cell table:style-name="ce40" office:value-type="float" office:value="269.43">
            <text:p>269.43</text:p>
          </table:table-cell>
          <table:table-cell table:number-columns-repeated="2"/>
          <table:table-cell table:style-name="ce42" office:value-type="float" office:value="0.23">
            <text:p>0.23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3.89">
            <text:p>3.89</text:p>
          </table:table-cell>
          <table:table-cell table:style-name="ce42" office:value-type="float" office:value="15.95">
            <text:p>15.95</text:p>
          </table:table-cell>
          <table:table-cell table:style-name="ce42" office:value-type="float" office:value="66.15">
            <text:p>66.15</text:p>
          </table:table-cell>
          <table:table-cell table:style-name="ce42" office:value-type="float" office:value="262.89">
            <text:p>262.89</text:p>
          </table:table-cell>
          <table:table-cell table:number-columns-repeated="4"/>
          <table:table-cell table:style-name="ce47" office:value-type="float" office:value="12518">
            <text:p>12518</text:p>
          </table:table-cell>
          <table:table-cell table:style-name="ce4" office:value-type="float" office:value="8382">
            <text:p>8382</text:p>
          </table:table-cell>
          <table:table-cell table:style-name="ce4" office:value-type="float" office:value="636059">
            <text:p>636059</text:p>
          </table:table-cell>
          <table:table-cell table:style-name="ce4" office:value-type="float" office:value="72111">
            <text:p>72111</text:p>
          </table:table-cell>
          <table:table-cell table:style-name="ce4" office:value-type="float" office:value="660">
            <text:p>660</text:p>
          </table:table-cell>
          <table:table-cell table:style-name="ce4" office:value-type="float" office:value="1524">
            <text:p>1524</text:p>
          </table:table-cell>
          <table:table-cell table:style-name="ce4" office:value-type="float" office:value="4244">
            <text:p>4244</text:p>
          </table:table-cell>
          <table:table-cell table:style-name="ce4" office:value-type="float" office:value="1749">
            <text:p>1749</text:p>
          </table:table-cell>
          <table:table-cell table:style-name="ce4" office:value-type="float" office:value="31934">
            <text:p>31934</text:p>
          </table:table-cell>
          <table:table-cell table:style-name="ce4" office:value-type="float" office:value="10852">
            <text:p>10852</text:p>
          </table:table-cell>
          <table:table-cell table:number-columns-repeated="2"/>
          <table:table-cell table:style-name="ce44" office:value-type="string">
            <text:p>128x128</text:p>
          </table:table-cell>
          <table:table-cell table:style-name="ce44" table:formula="of:=[.$V$44]" office:value-type="float" office:value="183905.4">
            <text:p>183905.4</text:p>
          </table:table-cell>
          <table:table-cell table:style-name="ce44" table:formula="of:=[.$V$54]" office:value-type="float" office:value="330613.8">
            <text:p>330613.8</text:p>
          </table:table-cell>
          <table:table-cell table:style-name="ce44" table:formula="of:=[.$V$64]" office:value-type="float" office:value="40577403">
            <text:p>40577403</text:p>
          </table:table-cell>
          <table:table-cell/>
          <table:table-cell table:style-name="ce44" office:value-type="string">
            <text:p>128x128</text:p>
          </table:table-cell>
          <table:table-cell table:style-name="ce44" table:formula="of:=[.W44]" office:value-type="float" office:value="133546">
            <text:p>133546</text:p>
          </table:table-cell>
          <table:table-cell table:style-name="ce44" table:formula="of:=[.W54]" office:value-type="float" office:value="237063.2">
            <text:p>237063.2</text:p>
          </table:table-cell>
          <table:table-cell table:style-name="ce44" table:formula="of:=[.W64]" office:value-type="float" office:value="36901003.4">
            <text:p>36901003.4</text:p>
          </table:table-cell>
          <table:table-cell/>
          <table:table-cell table:style-name="ce44" office:value-type="string">
            <text:p>128x128</text:p>
          </table:table-cell>
          <table:table-cell table:style-name="ce44" table:formula="of:=[.X44]" office:value-type="float" office:value="5388099.6">
            <text:p>5388099.6</text:p>
          </table:table-cell>
          <table:table-cell table:style-name="ce44" table:formula="of:=[.X54]" office:value-type="float" office:value="3179002.8">
            <text:p>3179002.8</text:p>
          </table:table-cell>
          <table:table-cell table:style-name="ce44" table:formula="of:=[.X64]" office:value-type="float" office:value="105819941.4">
            <text:p>105819941.4</text:p>
          </table:table-cell>
        </table:table-row>
        <table:table-row table:style-name="ro2">
          <table:table-cell table:number-columns-repeated="3"/>
          <table:table-cell office:value-type="float" office:value="0.23">
            <text:p>0.23</text:p>
          </table:table-cell>
          <table:table-cell office:value-type="float" office:value="1.04">
            <text:p>1.04</text:p>
          </table:table-cell>
          <table:table-cell office:value-type="float" office:value="3.91">
            <text:p>3.91</text:p>
          </table:table-cell>
          <table:table-cell office:value-type="float" office:value="17.77">
            <text:p>17.77</text:p>
          </table:table-cell>
          <table:table-cell office:value-type="float" office:value="69.09">
            <text:p>69.09</text:p>
          </table:table-cell>
          <table:table-cell table:style-name="ce40" office:value-type="float" office:value="264.36">
            <text:p>264.36</text:p>
          </table:table-cell>
          <table:table-cell table:number-columns-repeated="2"/>
          <table:table-cell table:style-name="ce42" office:value-type="float" office:value="0.24">
            <text:p>0.24</text:p>
          </table:table-cell>
          <table:table-cell table:style-name="ce42" office:value-type="float" office:value="0.97">
            <text:p>0.97</text:p>
          </table:table-cell>
          <table:table-cell table:style-name="ce42" office:value-type="float" office:value="3.87">
            <text:p>3.87</text:p>
          </table:table-cell>
          <table:table-cell table:style-name="ce42" office:value-type="float" office:value="15.9">
            <text:p>15.9</text:p>
          </table:table-cell>
          <table:table-cell table:style-name="ce42" office:value-type="float" office:value="66.55">
            <text:p>66.55</text:p>
          </table:table-cell>
          <table:table-cell table:style-name="ce42" office:value-type="float" office:value="262.44">
            <text:p>262.44</text:p>
          </table:table-cell>
          <table:table-cell table:number-columns-repeated="4"/>
          <table:table-cell table:style-name="ce47" office:value-type="float" office:value="21645">
            <text:p>21645</text:p>
          </table:table-cell>
          <table:table-cell table:style-name="ce4" office:value-type="string">
            <text:p><text:tab/>13518</text:p>
          </table:table-cell>
          <table:table-cell table:style-name="ce4" office:value-type="float" office:value="252436">
            <text:p>252436</text:p>
          </table:table-cell>
          <table:table-cell table:style-name="ce4" office:value-type="float" office:value="8826">
            <text:p>8826</text:p>
          </table:table-cell>
          <table:table-cell table:style-name="ce4" office:value-type="float" office:value="874">
            <text:p>874</text:p>
          </table:table-cell>
          <table:table-cell table:style-name="ce4" office:value-type="float" office:value="183">
            <text:p>183</text:p>
          </table:table-cell>
          <table:table-cell table:style-name="ce4" office:value-type="float" office:value="713">
            <text:p>713</text:p>
          </table:table-cell>
          <table:table-cell table:style-name="ce4" office:value-type="float" office:value="2564">
            <text:p>2564</text:p>
          </table:table-cell>
          <table:table-cell table:style-name="ce4" office:value-type="float" office:value="54946">
            <text:p>54946</text:p>
          </table:table-cell>
          <table:table-cell table:style-name="ce4" office:value-type="float" office:value="22449">
            <text:p>22449</text:p>
          </table:table-cell>
          <table:table-cell table:number-columns-repeated="2"/>
          <table:table-cell table:style-name="ce44" office:value-type="string">
            <text:p>256x256</text:p>
          </table:table-cell>
          <table:table-cell table:style-name="ce44" table:formula="of:=[.$V$76]" office:value-type="float" office:value="46617981.2">
            <text:p>46617981.2</text:p>
          </table:table-cell>
          <table:table-cell table:style-name="ce44" table:formula="of:=[.$V$86]" office:value-type="float" office:value="50107132.4">
            <text:p>50107132.4</text:p>
          </table:table-cell>
          <table:table-cell table:style-name="ce44" table:formula="of:=[.$V$96]" office:value-type="float" office:value="162817678.6">
            <text:p>162817678.6</text:p>
          </table:table-cell>
          <table:table-cell/>
          <table:table-cell table:style-name="ce44" office:value-type="string">
            <text:p>256x256</text:p>
          </table:table-cell>
          <table:table-cell table:style-name="ce44" table:formula="of:=[.W76]" office:value-type="float" office:value="44864588.4">
            <text:p>44864588.4</text:p>
          </table:table-cell>
          <table:table-cell table:style-name="ce44" table:formula="of:=[.W86]" office:value-type="float" office:value="50673316.6">
            <text:p>50673316.6</text:p>
          </table:table-cell>
          <table:table-cell table:style-name="ce44" table:formula="of:=[.W96]" office:value-type="float" office:value="156163860.4">
            <text:p>156163860.4</text:p>
          </table:table-cell>
          <table:table-cell/>
          <table:table-cell table:style-name="ce44" office:value-type="string">
            <text:p>256x256</text:p>
          </table:table-cell>
          <table:table-cell table:style-name="ce44" table:formula="of:=[.X76]" office:value-type="float" office:value="189097996.8">
            <text:p>189097996.8</text:p>
          </table:table-cell>
          <table:table-cell table:style-name="ce44" table:formula="of:=[.X86]" office:value-type="float" office:value="184596807.4">
            <text:p>184596807.4</text:p>
          </table:table-cell>
          <table:table-cell table:style-name="ce44" table:formula="of:=[.X96]" office:value-type="float" office:value="391897144">
            <text:p>391897144</text:p>
          </table:table-cell>
        </table:table-row>
        <table:table-row table:style-name="ro2">
          <table:table-cell table:number-columns-repeated="2"/>
          <table:table-cell table:style-name="ce1" office:value-type="string">
            <text:p>Average</text:p>
          </table:table-cell>
          <table:table-cell table:style-name="ce21" table:formula="of:=AVERAGE([.D7:.D11])" office:value-type="float" office:value="0.254">
            <text:p>0.25</text:p>
          </table:table-cell>
          <table:table-cell table:style-name="ce28" table:formula="of:=AVERAGE([.E7:.E11])" office:value-type="float" office:value="1.014">
            <text:p>1.01</text:p>
          </table:table-cell>
          <table:table-cell table:style-name="ce21" table:formula="of:=AVERAGE([.F7:.F11])" office:value-type="float" office:value="3.906">
            <text:p>3.91</text:p>
          </table:table-cell>
          <table:table-cell table:style-name="ce21" table:formula="of:=AVERAGE([.G7:.G11])" office:value-type="float" office:value="16.354">
            <text:p>16.35</text:p>
          </table:table-cell>
          <table:table-cell table:style-name="ce21" table:formula="of:=AVERAGE([.H7:.H11])" office:value-type="float" office:value="67.376">
            <text:p>67.38</text:p>
          </table:table-cell>
          <table:table-cell table:style-name="ce26" table:formula="of:=AVERAGE([.I7:.I11])" office:value-type="float" office:value="269.054">
            <text:p>269.05</text:p>
          </table:table-cell>
          <table:table-cell/>
          <table:table-cell table:style-name="ce1" office:value-type="string">
            <text:p>Average</text:p>
          </table:table-cell>
          <table:table-cell table:style-name="ce21" table:formula="of:=AVERAGE([.L7:.L11])" office:value-type="float" office:value="0.236">
            <text:p>0.24</text:p>
          </table:table-cell>
          <table:table-cell table:style-name="ce28" table:formula="of:=AVERAGE([.M7:.M11])" office:value-type="float" office:value="0.992">
            <text:p>0.99</text:p>
          </table:table-cell>
          <table:table-cell table:style-name="ce21" table:formula="of:=AVERAGE([.N7:.N11])" office:value-type="float" office:value="3.874">
            <text:p>3.87</text:p>
          </table:table-cell>
          <table:table-cell table:style-name="ce21" table:formula="of:=AVERAGE([.O7:.O11])" office:value-type="float" office:value="16.378">
            <text:p>16.38</text:p>
          </table:table-cell>
          <table:table-cell table:style-name="ce21" table:formula="of:=AVERAGE([.P7:.P11])" office:value-type="float" office:value="69.564">
            <text:p>69.56</text:p>
          </table:table-cell>
          <table:table-cell table:style-name="ce26" table:formula="of:=AVERAGE([.Q7:.Q11])" office:value-type="float" office:value="277.06">
            <text:p>277.06</text:p>
          </table:table-cell>
          <table:table-cell table:number-columns-repeated="3"/>
          <table:table-cell table:style-name="ce1" office:value-type="string">
            <text:p>Average</text:p>
          </table:table-cell>
          <table:table-cell table:style-name="ce48" table:formula="of:=AVERAGE([.V7:.V11])" office:value-type="float" office:value="13990.2">
            <text:p>13990.2</text:p>
          </table:table-cell>
          <table:table-cell table:style-name="ce48" table:formula="of:=AVERAGE([.W7:.W11])" office:value-type="float" office:value="5580.75">
            <text:p>5580.75</text:p>
          </table:table-cell>
          <table:table-cell table:style-name="ce48" table:formula="of:=AVERAGE([.X7:.X11])" office:value-type="float" office:value="796775">
            <text:p>796775</text:p>
          </table:table-cell>
          <table:table-cell table:style-name="ce48" table:formula="of:=AVERAGE([.Y7:.Y11])" office:value-type="float" office:value="46500.4">
            <text:p>46500.4</text:p>
          </table:table-cell>
          <table:table-cell table:style-name="ce48" table:formula="of:=AVERAGE([.Z7:.Z11])" office:value-type="float" office:value="789.4">
            <text:p>789.4</text:p>
          </table:table-cell>
          <table:table-cell table:style-name="ce48" table:formula="of:=AVERAGE([.AA7:.AA11])" office:value-type="float" office:value="917.6">
            <text:p>917.6</text:p>
          </table:table-cell>
          <table:table-cell table:style-name="ce48" table:formula="of:=AVERAGE([.AB7:.AB11])" office:value-type="float" office:value="7164.6">
            <text:p>7164.6</text:p>
          </table:table-cell>
          <table:table-cell table:style-name="ce48" table:formula="of:=AVERAGE([.AC7:.AC11])" office:value-type="float" office:value="1459.4">
            <text:p>1459.4</text:p>
          </table:table-cell>
          <table:table-cell table:style-name="ce48" table:formula="of:=AVERAGE([.AD7:.AD11])" office:value-type="float" office:value="27462.2">
            <text:p>27462.2</text:p>
          </table:table-cell>
          <table:table-cell table:style-name="ce48" table:formula="of:=AVERAGE([.AE7:.AE11])" office:value-type="float" office:value="14166.4">
            <text:p>14166.4</text:p>
          </table:table-cell>
          <table:table-cell table:number-columns-repeated="2"/>
          <table:table-cell table:style-name="ce44" office:value-type="string">
            <text:p>512x512</text:p>
          </table:table-cell>
          <table:table-cell table:style-name="ce44" table:formula="of:=[.$V$108]" office:value-type="float" office:value="17600398.8">
            <text:p>17600398.8</text:p>
          </table:table-cell>
          <table:table-cell table:style-name="ce44" table:formula="of:=[.$V$118]" office:value-type="float" office:value="15021059.8">
            <text:p>15021059.8</text:p>
          </table:table-cell>
          <table:table-cell table:style-name="ce44" table:formula="of:=[.$V$128]" office:value-type="float" office:value="303863259.4">
            <text:p>303863259.4</text:p>
          </table:table-cell>
          <table:table-cell/>
          <table:table-cell table:style-name="ce44" office:value-type="string">
            <text:p>512x512</text:p>
          </table:table-cell>
          <table:table-cell table:style-name="ce44" table:formula="of:=[.W108]" office:value-type="float" office:value="17080148.8">
            <text:p>17080148.8</text:p>
          </table:table-cell>
          <table:table-cell table:style-name="ce44" table:formula="of:=[.W118]" office:value-type="float" office:value="17011299">
            <text:p>17011299</text:p>
          </table:table-cell>
          <table:table-cell table:style-name="ce44" table:formula="of:=[.W128]" office:value-type="float" office:value="335705349.6">
            <text:p>335705349.6</text:p>
          </table:table-cell>
          <table:table-cell/>
          <table:table-cell table:style-name="ce44" office:value-type="string">
            <text:p>512x512</text:p>
          </table:table-cell>
          <table:table-cell table:style-name="ce44" table:formula="of:=[.X108]" office:value-type="float" office:value="806834981.6">
            <text:p>806834981.6</text:p>
          </table:table-cell>
          <table:table-cell table:style-name="ce44" table:formula="of:=[.X118]" office:value-type="float" office:value="997950269.4">
            <text:p>997950269.4</text:p>
          </table:table-cell>
          <table:table-cell table:style-name="ce44" table:formula="of:=[.X128]" office:value-type="float" office:value="2482639798">
            <text:p>2482639798</text:p>
          </table:table-cell>
        </table:table-row>
        <table:table-row table:style-name="ro1">
          <table:table-cell table:number-columns-repeated="2"/>
          <table:table-cell table:style-name="ce3" office:value-type="string">
            <text:p>STD</text:p>
          </table:table-cell>
          <table:table-cell table:style-name="ce22" table:formula="of:=STDEV([.D7:.D11])" office:value-type="float" office:value="0.0151657508881031">
            <text:p>0.02</text:p>
          </table:table-cell>
          <table:table-cell table:style-name="ce22" table:formula="of:=STDEV([.E7:.E11])" office:value-type="float" office:value="0.0288097205817759">
            <text:p>0.03</text:p>
          </table:table-cell>
          <table:table-cell table:style-name="ce22" table:formula="of:=STDEV([.F7:.F11])" office:value-type="float" office:value="0.0427784992724149">
            <text:p>0.04</text:p>
          </table:table-cell>
          <table:table-cell table:style-name="ce22" table:formula="of:=STDEV([.G7:.G11])" office:value-type="float" office:value="0.795286112037674">
            <text:p>0.8</text:p>
          </table:table-cell>
          <table:table-cell table:style-name="ce22" table:formula="of:=STDEV([.H7:.H11])" office:value-type="float" office:value="1.14202889630692">
            <text:p>1.14</text:p>
          </table:table-cell>
          <table:table-cell table:style-name="ce32" table:formula="of:=STDEV([.I7:.I11])" office:value-type="float" office:value="3.46785668677353">
            <text:p>3.47</text:p>
          </table:table-cell>
          <table:table-cell/>
          <table:table-cell table:style-name="ce3" office:value-type="string">
            <text:p>STD</text:p>
          </table:table-cell>
          <table:table-cell table:style-name="ce22" table:formula="of:=STDEV([.L7:.L11])" office:value-type="float" office:value="0.00547722557505165">
            <text:p>0.01</text:p>
          </table:table-cell>
          <table:table-cell table:style-name="ce22" table:formula="of:=STDEV([.M7:.M11])" office:value-type="float" office:value="0.016431676725155">
            <text:p>0.02</text:p>
          </table:table-cell>
          <table:table-cell table:style-name="ce22" table:formula="of:=STDEV([.N7:.N11])" office:value-type="float" office:value="0.0207364413533277">
            <text:p>0.02</text:p>
          </table:table-cell>
          <table:table-cell table:style-name="ce22" table:formula="of:=STDEV([.O7:.O11])" office:value-type="float" office:value="1.00790376524746">
            <text:p>1.01</text:p>
          </table:table-cell>
          <table:table-cell table:style-name="ce22" table:formula="of:=STDEV([.P7:.P11])" office:value-type="float" office:value="7.50388099585808">
            <text:p>7.5</text:p>
          </table:table-cell>
          <table:table-cell table:style-name="ce32" table:formula="of:=STDEV([.Q7:.Q11])" office:value-type="float" office:value="31.4682069714815">
            <text:p>31.47</text:p>
          </table:table-cell>
          <table:table-cell table:number-columns-repeated="3"/>
          <table:table-cell table:style-name="ce1" office:value-type="string">
            <text:p>STD</text:p>
          </table:table-cell>
          <table:table-cell table:style-name="ce1" table:formula="of:=STDEV([.V7:.V11])" office:value-type="float" office:value="4809.91410526217">
            <text:p>4809.91</text:p>
          </table:table-cell>
          <table:table-cell table:style-name="ce1" table:formula="of:=STDEV([.W7:.W11])" office:value-type="float" office:value="2005.34741379144">
            <text:p>2005.35</text:p>
          </table:table-cell>
          <table:table-cell table:style-name="ce1" table:formula="of:=STDEV([.X7:.X11])" office:value-type="float" office:value="734803.240586553">
            <text:p>734803.24</text:p>
          </table:table-cell>
          <table:table-cell table:style-name="ce1" table:formula="of:=STDEV([.Y7:.Y11])" office:value-type="float" office:value="26424.0834902556">
            <text:p>26424.08</text:p>
          </table:table-cell>
          <table:table-cell table:style-name="ce1" table:formula="of:=STDEV([.Z7:.Z11])" office:value-type="float" office:value="321.850586452782">
            <text:p>321.85</text:p>
          </table:table-cell>
          <table:table-cell table:style-name="ce1" table:formula="of:=STDEV([.AA7:.AA11])" office:value-type="float" office:value="588.583299117466">
            <text:p>588.58</text:p>
          </table:table-cell>
          <table:table-cell table:style-name="ce1" table:formula="of:=STDEV([.AB7:.AB11])" office:value-type="float" office:value="6025.65169089618">
            <text:p>6025.65</text:p>
          </table:table-cell>
          <table:table-cell table:style-name="ce1" table:formula="of:=STDEV([.AC7:.AC11])" office:value-type="float" office:value="757.342921007386">
            <text:p>757.34</text:p>
          </table:table-cell>
          <table:table-cell table:style-name="ce1" table:formula="of:=STDEV([.AD7:.AD11])" office:value-type="float" office:value="16824.428911556">
            <text:p>16824.43</text:p>
          </table:table-cell>
          <table:table-cell table:style-name="ce1" table:formula="of:=STDEV([.AE7:.AE11])" office:value-type="float" office:value="5506.75742156852">
            <text:p>5506.76</text:p>
          </table:table-cell>
          <table:table-cell table:number-columns-repeated="2"/>
          <table:table-cell table:style-name="ce44" office:value-type="string">
            <text:p>1024x1024</text:p>
          </table:table-cell>
          <table:table-cell table:style-name="ce44" table:formula="of:=[.$V$140]" office:value-type="float" office:value="7995271">
            <text:p>7995271</text:p>
          </table:table-cell>
          <table:table-cell table:style-name="ce44" table:formula="of:=[.$V$150]" office:value-type="float" office:value="5273879.8">
            <text:p>5273879.8</text:p>
          </table:table-cell>
          <table:table-cell table:style-name="ce44" table:formula="of:=[.$V$160]" office:value-type="float" office:value="315267760.4">
            <text:p>315267760.4</text:p>
          </table:table-cell>
          <table:table-cell/>
          <table:table-cell table:style-name="ce44" office:value-type="string">
            <text:p>1024x1024</text:p>
          </table:table-cell>
          <table:table-cell table:style-name="ce44" table:formula="of:=[.W140]" office:value-type="float" office:value="10193540">
            <text:p>10193540</text:p>
          </table:table-cell>
          <table:table-cell table:style-name="ce44" table:formula="of:=[.W150]" office:value-type="float" office:value="7393590.2">
            <text:p>7393590.2</text:p>
          </table:table-cell>
          <table:table-cell table:style-name="ce44" table:formula="of:=[.W160]" office:value-type="float" office:value="389745024">
            <text:p>389745024</text:p>
          </table:table-cell>
          <table:table-cell/>
          <table:table-cell table:style-name="ce44" office:value-type="string">
            <text:p>1024x1024</text:p>
          </table:table-cell>
          <table:table-cell table:style-name="ce44" table:formula="of:=[.X140]" office:value-type="float" office:value="3674145523.6">
            <text:p>3674145523.6</text:p>
          </table:table-cell>
          <table:table-cell table:style-name="ce44" table:formula="of:=[.X150]" office:value-type="float" office:value="5005129031.8">
            <text:p>5005129031.8</text:p>
          </table:table-cell>
          <table:table-cell table:style-name="ce44" table:formula="of:=[.X160]" office:value-type="float" office:value="8987265251.6">
            <text:p>8987265251.6</text:p>
          </table:table-cell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2"/>
          <table:table-cell table:style-name="Default" table:number-columns-repeated="11"/>
          <table:table-cell table:number-columns-repeated="2"/>
          <table:table-cell table:style-name="ce44" office:value-type="string">
            <text:p>2048x2048</text:p>
          </table:table-cell>
          <table:table-cell table:style-name="ce44" table:formula="of:=[.$V$172]" office:value-type="float" office:value="4749075">
            <text:p>4749075</text:p>
          </table:table-cell>
          <table:table-cell table:style-name="ce44" table:formula="of:=[.$V$182]" office:value-type="float" office:value="5767375.8">
            <text:p>5767375.8</text:p>
          </table:table-cell>
          <table:table-cell table:style-name="ce44" table:formula="of:=[.$V$192]" office:value-type="float" office:value="335807991.8">
            <text:p>335807991.8</text:p>
          </table:table-cell>
          <table:table-cell/>
          <table:table-cell table:style-name="ce44" office:value-type="string">
            <text:p>2048x2048</text:p>
          </table:table-cell>
          <table:table-cell table:style-name="ce44" table:formula="of:=[.W172]" office:value-type="float" office:value="10619111">
            <text:p>10619111</text:p>
          </table:table-cell>
          <table:table-cell table:style-name="ce44" table:formula="of:=[.W182]" office:value-type="float" office:value="13842958.8">
            <text:p>13842958.8</text:p>
          </table:table-cell>
          <table:table-cell table:style-name="ce44" table:formula="of:=[.W192]" office:value-type="float" office:value="455229908.2">
            <text:p>455229908.2</text:p>
          </table:table-cell>
          <table:table-cell/>
          <table:table-cell table:style-name="ce44" office:value-type="string">
            <text:p>2048x2048</text:p>
          </table:table-cell>
          <table:table-cell table:style-name="ce44" table:formula="of:=[.X172]" office:value-type="float" office:value="14653484094.6">
            <text:p>14653484094.6</text:p>
          </table:table-cell>
          <table:table-cell table:style-name="ce44" table:formula="of:=[.X182]" office:value-type="float" office:value="20042439742.2">
            <text:p>20042439742.2</text:p>
          </table:table-cell>
          <table:table-cell table:style-name="ce44" table:formula="of:=[.X192]" office:value-type="float" office:value="35453752764.4">
            <text:p>35453752764.4</text:p>
          </table:table-cell>
        </table:table-row>
        <table:table-row table:style-name="ro2">
          <table:table-cell table:number-columns-repeated="3"/>
          <table:table-cell table:style-name="ce20" office:value-type="string">
            <text:p>Parallel 64x64</text:p>
          </table:table-cell>
          <table:table-cell table:style-name="ce20" office:value-type="string">
            <text:p>Parallel 128x128</text:p>
          </table:table-cell>
          <table:table-cell table:style-name="ce20" office:value-type="string">
            <text:p>Parallel 256x256</text:p>
          </table:table-cell>
          <table:table-cell table:style-name="ce20" office:value-type="string">
            <text:p>Parallel 512x512</text:p>
          </table:table-cell>
          <table:table-cell table:style-name="ce20" office:value-type="string">
            <text:p>Parallel 1024x1024</text:p>
          </table:table-cell>
          <table:table-cell table:style-name="ce20" office:value-type="string">
            <text:p>Parallel 2048x2048</text:p>
          </table:table-cell>
          <table:table-cell table:number-columns-repeated="2"/>
          <table:table-cell table:style-name="ce20" office:value-type="string">
            <text:p>Parallel 64x64</text:p>
          </table:table-cell>
          <table:table-cell table:style-name="ce20" office:value-type="string">
            <text:p>Parallel 128x128</text:p>
          </table:table-cell>
          <table:table-cell table:style-name="ce20" office:value-type="string">
            <text:p>Parallel 256x256</text:p>
          </table:table-cell>
          <table:table-cell table:style-name="ce20" office:value-type="string">
            <text:p>Parallel 512x512</text:p>
          </table:table-cell>
          <table:table-cell table:style-name="ce20" office:value-type="string">
            <text:p>Parallel 1024x1024</text:p>
          </table:table-cell>
          <table:table-cell table:style-name="ce20" office:value-type="string">
            <text:p>Parallel 2048x2048</text:p>
          </table:table-cell>
          <table:table-cell table:number-columns-repeated="3"/>
          <table:table-cell table:style-name="Default"/>
          <table:table-cell table:style-name="ce45" office:value-type="string">
            <text:p>0x530a42</text:p>
          </table:table-cell>
          <table:table-cell table:style-name="ce45" office:value-type="string">
            <text:p>0x530244</text:p>
          </table:table-cell>
          <table:table-cell table:style-name="ce45" office:value-type="string">
            <text:p>0x530a7d</text:p>
          </table:table-cell>
          <table:table-cell table:style-name="ce45" office:value-type="string">
            <text:p>0x530041</text:p>
          </table:table-cell>
          <table:table-cell table:style-name="ce45" office:value-type="string">
            <text:p>0x530842</text:p>
          </table:table-cell>
          <table:table-cell table:style-name="ce45" office:value-type="string">
            <text:p>0x530844</text:p>
          </table:table-cell>
          <table:table-cell table:style-name="ce45" office:value-type="string">
            <text:p>0x53046c</text:p>
          </table:table-cell>
          <table:table-cell table:style-name="ce45" office:value-type="string">
            <text:p>0x530144</text:p>
          </table:table-cell>
          <table:table-cell table:style-name="ce45" office:value-type="string">
            <text:p>0x530367</text:p>
          </table:table-cell>
          <table:table-cell table:style-name="ce45" office:value-type="string">
            <text:p>0x530242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15">
            <text:p>0.15</text:p>
          </table:table-cell>
          <table:table-cell office:value-type="float" office:value="0.55">
            <text:p>0.55</text:p>
          </table:table-cell>
          <table:table-cell office:value-type="float" office:value="2.1">
            <text:p>2.1</text:p>
          </table:table-cell>
          <table:table-cell office:value-type="float" office:value="8.41">
            <text:p>8.41</text:p>
          </table:table-cell>
          <table:table-cell office:value-type="float" office:value="45.34">
            <text:p>45.34</text:p>
          </table:table-cell>
          <table:table-cell table:style-name="ce40" office:value-type="float" office:value="144.79">
            <text:p>144.79</text:p>
          </table:table-cell>
          <table:table-cell/>
          <table:table-cell table:style-name="ce18"/>
          <table:table-cell table:style-name="ce40" office:value-type="float" office:value="0.13">
            <text:p>0.13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2.18">
            <text:p>2.18</text:p>
          </table:table-cell>
          <table:table-cell table:style-name="ce40" office:value-type="float" office:value="8.46">
            <text:p>8.46</text:p>
          </table:table-cell>
          <table:table-cell table:style-name="ce40" office:value-type="float" office:value="35.55">
            <text:p>35.55</text:p>
          </table:table-cell>
          <table:table-cell table:style-name="ce40" office:value-type="float" office:value="141.46">
            <text:p>141.46</text:p>
          </table:table-cell>
          <table:table-cell table:number-columns-repeated="3"/>
          <table:table-cell table:style-name="ce43" office:value-type="string">
            <text:p>Best-case 64 x 64</text:p>
          </table:table-cell>
          <table:table-cell table:style-name="ce46" office:value-type="string">
            <text:p>DATA_CACHE_REFILLS:L2_SHARED:L2_OWNED</text:p>
          </table:table-cell>
          <table:table-cell table:style-name="ce46" office:value-type="string">
            <text:p>DATA_CACHE_LINES_EVICTED:SHARED</text:p>
          </table:table-cell>
          <table:table-cell table:style-name="ce46" office:value-type="string">
            <text:p>REQUESTS_TO_L2:DATA:SNOOP</text:p>
          </table:table-cell>
          <table:table-cell table:style-name="ce46" office:value-type="string">
            <text:p>DATA_CACHE_MISSES</text:p>
          </table:table-cell>
          <table:table-cell table:style-name="ce46" office:value-type="string">
            <text:p>DATA_CACHE_REFILLS:L2_OWNED</text:p>
          </table:table-cell>
          <table:table-cell table:style-name="ce46" office:value-type="string">
            <text:p>DATA_CACHE_LINES_EVICTED:OWNED</text:p>
          </table:table-cell>
          <table:table-cell table:style-name="ce46" office:value-type="string">
            <text:p>SYSTEM_READ_RESPONSES:SHARED</text:p>
          </table:table-cell>
          <table:table-cell table:style-name="ce46" office:value-type="string">
            <text:p>DATA_CACHE_LINES_EVICTED:INVALID</text:p>
          </table:table-cell>
          <table:table-cell table:style-name="ce46" office:value-type="string">
            <text:p>DATA_PREFETCHES:ALL</text:p>
          </table:table-cell>
          <table:table-cell table:style-name="ce46" office:value-type="string">
            <text:p>DATA_CACHE_REFILLS:L2_SHARED</text:p>
          </table:table-cell>
          <table:table-cell table:number-columns-repeated="2"/>
          <table:table-cell table:style-name="ce44"/>
          <table:table-cell table:style-name="ce58"/>
          <table:table-cell table:style-name="ce44"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18"/>
          <table:table-cell office:value-type="float" office:value="0.14">
            <text:p>0.14</text:p>
          </table:table-cell>
          <table:table-cell office:value-type="float" office:value="0.56">
            <text:p>0.56</text:p>
          </table:table-cell>
          <table:table-cell office:value-type="float" office:value="2.16">
            <text:p>2.16</text:p>
          </table:table-cell>
          <table:table-cell office:value-type="float" office:value="9.62">
            <text:p>9.62</text:p>
          </table:table-cell>
          <table:table-cell office:value-type="float" office:value="35.55">
            <text:p>35.55</text:p>
          </table:table-cell>
          <table:table-cell table:style-name="ce40" office:value-type="float" office:value="144.23">
            <text:p>144.23</text:p>
          </table:table-cell>
          <table:table-cell/>
          <table:table-cell table:style-name="ce18"/>
          <table:table-cell table:style-name="ce40" office:value-type="float" office:value="0.12">
            <text:p>0.12</text:p>
          </table:table-cell>
          <table:table-cell table:style-name="ce40" office:value-type="float" office:value="0.55">
            <text:p>0.55</text:p>
          </table:table-cell>
          <table:table-cell table:style-name="ce40" office:value-type="float" office:value="2.07">
            <text:p>2.07</text:p>
          </table:table-cell>
          <table:table-cell table:style-name="ce40" office:value-type="float" office:value="8.24">
            <text:p>8.24</text:p>
          </table:table-cell>
          <table:table-cell table:style-name="ce40" office:value-type="float" office:value="35.22">
            <text:p>35.22</text:p>
          </table:table-cell>
          <table:table-cell table:style-name="ce40" office:value-type="float" office:value="141.32">
            <text:p>141.32</text:p>
          </table:table-cell>
          <table:table-cell table:number-columns-repeated="3"/>
          <table:table-cell table:style-name="Default"/>
          <table:table-cell table:style-name="ce49" office:value-type="float" office:value="40147">
            <text:p>40147</text:p>
          </table:table-cell>
          <table:table-cell table:style-name="ce45" office:value-type="float" office:value="45126">
            <text:p>45126</text:p>
          </table:table-cell>
          <table:table-cell table:style-name="ce45" office:value-type="float" office:value="1635823">
            <text:p>1635823</text:p>
          </table:table-cell>
          <table:table-cell table:style-name="ce45" office:value-type="float" office:value="144808">
            <text:p>144808</text:p>
          </table:table-cell>
          <table:table-cell table:style-name="ce45" office:value-type="float" office:value="2596">
            <text:p>2596</text:p>
          </table:table-cell>
          <table:table-cell table:style-name="ce52" office:value-type="float" office:value="4097">
            <text:p>4097</text:p>
          </table:table-cell>
          <table:table-cell table:style-name="ce52" office:value-type="float" office:value="31015">
            <text:p>31015</text:p>
          </table:table-cell>
          <table:table-cell table:style-name="ce52" office:value-type="float" office:value="2840">
            <text:p>2840</text:p>
          </table:table-cell>
          <table:table-cell table:style-name="ce52" office:value-type="float" office:value="111285">
            <text:p>111285</text:p>
          </table:table-cell>
          <table:table-cell table:style-name="ce55" office:value-type="float" office:value="45378">
            <text:p>45378</text:p>
          </table:table-cell>
          <table:table-cell table:number-columns-repeated="2"/>
          <table:table-cell table:style-name="ce44"/>
          <table:table-cell table:style-name="ce58" table:formula="of:=[.$X$5]" office:value-type="string" office:string-value="0x530a7d" table:number-columns-spanned="3" table:number-rows-spanned="1">
            <text:p>0x530a7d</text:p>
          </table:table-cell>
          <table:covered-table-cell table:style-name="ce44"/>
          <table:covered-table-cell table:style-name="ce44"/>
          <table:table-cell/>
          <table:table-cell table:style-name="ce44"/>
          <table:table-cell table:style-name="ce58" table:formula="of:=[.$Y$5]" office:value-type="string" office:string-value="0x530041" table:number-columns-spanned="3" table:number-rows-spanned="1">
            <text:p>0x530041</text:p>
          </table:table-cell>
          <table:covered-table-cell table:style-name="ce44"/>
          <table:covered-table-cell table:style-name="ce44"/>
          <table:table-cell/>
          <table:table-cell table:style-name="ce44"/>
          <table:table-cell table:style-name="ce58" table:formula="of:=[.$Z$5]" office:value-type="string" office:string-value="0x530842" table:number-columns-spanned="3" table:number-rows-spanned="1">
            <text:p>0x530842</text:p>
          </table:table-cell>
          <table:covered-table-cell table:style-name="ce44"/>
          <table:covered-table-cell table:style-name="ce44"/>
        </table:table-row>
        <table:table-row table:style-name="ro2">
          <table:table-cell table:number-columns-repeated="2"/>
          <table:table-cell table:style-name="ce18"/>
          <table:table-cell office:value-type="float" office:value="0.14">
            <text:p>0.14</text:p>
          </table:table-cell>
          <table:table-cell office:value-type="float" office:value="0.58">
            <text:p>0.58</text:p>
          </table:table-cell>
          <table:table-cell office:value-type="float" office:value="2.12">
            <text:p>2.12</text:p>
          </table:table-cell>
          <table:table-cell office:value-type="float" office:value="8.44">
            <text:p>8.44</text:p>
          </table:table-cell>
          <table:table-cell office:value-type="float" office:value="36.42">
            <text:p>36.42</text:p>
          </table:table-cell>
          <table:table-cell table:style-name="ce40" office:value-type="float" office:value="162.08">
            <text:p>162.08</text:p>
          </table:table-cell>
          <table:table-cell/>
          <table:table-cell table:style-name="ce18"/>
          <table:table-cell table:style-name="ce40" office:value-type="float" office:value="0.11">
            <text:p>0.11</text:p>
          </table:table-cell>
          <table:table-cell table:style-name="ce40" office:value-type="float" office:value="0.52">
            <text:p>0.52</text:p>
          </table:table-cell>
          <table:table-cell table:style-name="ce40" office:value-type="float" office:value="2.03">
            <text:p>2.03</text:p>
          </table:table-cell>
          <table:table-cell table:style-name="ce40" office:value-type="float" office:value="8.29">
            <text:p>8.29</text:p>
          </table:table-cell>
          <table:table-cell table:style-name="ce40" office:value-type="float" office:value="35.3">
            <text:p>35.3</text:p>
          </table:table-cell>
          <table:table-cell table:style-name="ce40" office:value-type="float" office:value="177.5">
            <text:p>177.5</text:p>
          </table:table-cell>
          <table:table-cell table:number-columns-repeated="4"/>
          <table:table-cell table:style-name="ce50" office:value-type="float" office:value="20940">
            <text:p>20940</text:p>
          </table:table-cell>
          <table:table-cell office:value-type="float" office:value="18050">
            <text:p>18050</text:p>
          </table:table-cell>
          <table:table-cell office:value-type="float" office:value="780325">
            <text:p>780325</text:p>
          </table:table-cell>
          <table:table-cell office:value-type="float" office:value="66401">
            <text:p>66401</text:p>
          </table:table-cell>
          <table:table-cell office:value-type="float" office:value="1226">
            <text:p>1226</text:p>
          </table:table-cell>
          <table:table-cell table:style-name="ce53" office:value-type="float" office:value="3706">
            <text:p>3706</text:p>
          </table:table-cell>
          <table:table-cell table:style-name="ce53" office:value-type="float" office:value="19978">
            <text:p>19978</text:p>
          </table:table-cell>
          <table:table-cell table:style-name="ce53" office:value-type="float" office:value="2972">
            <text:p>2972</text:p>
          </table:table-cell>
          <table:table-cell table:style-name="ce53" office:value-type="float" office:value="62594">
            <text:p>62594</text:p>
          </table:table-cell>
          <table:table-cell table:style-name="ce56" office:value-type="float" office:value="21358">
            <text:p>21358</text:p>
          </table:table-cell>
          <table:table-cell table:number-columns-repeated="2"/>
          <table:table-cell table:style-name="ce44"/>
          <table:table-cell table:style-name="ce58" table:formula="of:=[.$X$6]" office:value-type="string" office:string-value="REQUESTS_TO_L2:DATA:SNOOP" table:number-columns-spanned="3" table:number-rows-spanned="1">
            <text:p>REQUESTS_TO_L2:DATA:SNOOP</text:p>
          </table:table-cell>
          <table:covered-table-cell table:style-name="ce44"/>
          <table:covered-table-cell table:style-name="ce44"/>
          <table:table-cell/>
          <table:table-cell table:style-name="ce44"/>
          <table:table-cell table:style-name="ce58" table:formula="of:=[.$Y$6]" office:value-type="string" office:string-value="DATA_CACHE_MISSES" table:number-columns-spanned="3" table:number-rows-spanned="1">
            <text:p>DATA_CACHE_MISSES</text:p>
          </table:table-cell>
          <table:covered-table-cell table:style-name="ce44"/>
          <table:covered-table-cell table:style-name="ce44"/>
          <table:table-cell/>
          <table:table-cell table:style-name="ce44"/>
          <table:table-cell table:style-name="ce58" table:formula="of:=[.$Z$6]" office:value-type="string" office:string-value="DATA_CACHE_REFILLS:L2_OWNED" table:number-columns-spanned="3" table:number-rows-spanned="1">
            <text:p>DATA_CACHE_REFILLS:L2_OWNED</text:p>
          </table:table-cell>
          <table:covered-table-cell table:style-name="ce44"/>
          <table:covered-table-cell table:style-name="ce44"/>
        </table:table-row>
        <table:table-row table:style-name="ro2">
          <table:table-cell table:number-columns-repeated="2"/>
          <table:table-cell table:style-name="ce18"/>
          <table:table-cell office:value-type="float" office:value="0.13">
            <text:p>0.13</text:p>
          </table:table-cell>
          <table:table-cell office:value-type="float" office:value="0.53">
            <text:p>0.53</text:p>
          </table:table-cell>
          <table:table-cell office:value-type="float" office:value="2.07">
            <text:p>2.07</text:p>
          </table:table-cell>
          <table:table-cell office:value-type="float" office:value="9.4">
            <text:p>9.4</text:p>
          </table:table-cell>
          <table:table-cell office:value-type="float" office:value="35.91">
            <text:p>35.91</text:p>
          </table:table-cell>
          <table:table-cell table:style-name="ce40" office:value-type="float" office:value="140.78">
            <text:p>140.78</text:p>
          </table:table-cell>
          <table:table-cell/>
          <table:table-cell table:style-name="ce18"/>
          <table:table-cell table:style-name="ce40" office:value-type="float" office:value="0.12">
            <text:p>0.12</text:p>
          </table:table-cell>
          <table:table-cell table:style-name="ce40" office:value-type="float" office:value="0.54">
            <text:p>0.54</text:p>
          </table:table-cell>
          <table:table-cell table:style-name="ce40" office:value-type="float" office:value="2.05">
            <text:p>2.05</text:p>
          </table:table-cell>
          <table:table-cell table:style-name="ce40" office:value-type="float" office:value="8.25">
            <text:p>8.25</text:p>
          </table:table-cell>
          <table:table-cell table:style-name="ce40" office:value-type="float" office:value="42.25">
            <text:p>42.25</text:p>
          </table:table-cell>
          <table:table-cell table:style-name="ce40" office:value-type="float" office:value="141.49">
            <text:p>141.49</text:p>
          </table:table-cell>
          <table:table-cell table:number-columns-repeated="4"/>
          <table:table-cell table:style-name="ce50" office:value-type="float" office:value="52661">
            <text:p>52661</text:p>
          </table:table-cell>
          <table:table-cell office:value-type="float" office:value="48658">
            <text:p>48658</text:p>
          </table:table-cell>
          <table:table-cell office:value-type="float" office:value="1049237">
            <text:p>1049237</text:p>
          </table:table-cell>
          <table:table-cell office:value-type="float" office:value="189639">
            <text:p>189639</text:p>
          </table:table-cell>
          <table:table-cell office:value-type="float" office:value="3506">
            <text:p>3506</text:p>
          </table:table-cell>
          <table:table-cell table:style-name="ce53" office:value-type="float" office:value="4931">
            <text:p>4931</text:p>
          </table:table-cell>
          <table:table-cell table:style-name="ce53" office:value-type="float" office:value="21456">
            <text:p>21456</text:p>
          </table:table-cell>
          <table:table-cell table:style-name="ce53" office:value-type="float" office:value="14158">
            <text:p>14158</text:p>
          </table:table-cell>
          <table:table-cell table:style-name="ce53" office:value-type="float" office:value="152821">
            <text:p>152821</text:p>
          </table:table-cell>
          <table:table-cell table:style-name="ce56" office:value-type="float" office:value="49576">
            <text:p>49576</text:p>
          </table:table-cell>
          <table:table-cell table:number-columns-repeated="2"/>
          <table:table-cell table:style-name="ce44"/>
          <table:table-cell table:style-name="ce44" office:value-type="string">
            <text:p>Sequential</text:p>
          </table:table-cell>
          <table:table-cell table:style-name="ce44" office:value-type="string">
            <text:p>Best-case</text:p>
          </table:table-cell>
          <table:table-cell table:style-name="ce44" office:value-type="string">
            <text:p>Parallel</text:p>
          </table:table-cell>
          <table:table-cell/>
          <table:table-cell table:style-name="ce44"/>
          <table:table-cell table:style-name="ce44" office:value-type="string">
            <text:p>Sequential</text:p>
          </table:table-cell>
          <table:table-cell table:style-name="ce44" office:value-type="string">
            <text:p>Best-case</text:p>
          </table:table-cell>
          <table:table-cell table:style-name="ce44" office:value-type="string">
            <text:p>Parallel</text:p>
          </table:table-cell>
          <table:table-cell/>
          <table:table-cell table:style-name="ce44"/>
          <table:table-cell table:style-name="ce44" office:value-type="string">
            <text:p>Sequential</text:p>
          </table:table-cell>
          <table:table-cell table:style-name="ce44" office:value-type="string">
            <text:p>Best-case</text:p>
          </table:table-cell>
          <table:table-cell table:style-name="ce44" office:value-type="string">
            <text:p>Parallel</text:p>
          </table:table-cell>
        </table:table-row>
        <table:table-row table:style-name="ro2">
          <table:table-cell table:number-columns-repeated="2"/>
          <table:table-cell table:style-name="ce18"/>
          <table:table-cell office:value-type="float" office:value="0.14">
            <text:p>0.14</text:p>
          </table:table-cell>
          <table:table-cell office:value-type="float" office:value="0.53">
            <text:p>0.53</text:p>
          </table:table-cell>
          <table:table-cell office:value-type="float" office:value="2.06">
            <text:p>2.06</text:p>
          </table:table-cell>
          <table:table-cell office:value-type="float" office:value="8.6">
            <text:p>8.6</text:p>
          </table:table-cell>
          <table:table-cell office:value-type="float" office:value="36.43">
            <text:p>36.43</text:p>
          </table:table-cell>
          <table:table-cell table:style-name="ce40" office:value-type="float" office:value="142.79">
            <text:p>142.79</text:p>
          </table:table-cell>
          <table:table-cell/>
          <table:table-cell table:style-name="ce18"/>
          <table:table-cell table:style-name="ce40" office:value-type="float" office:value="0.12">
            <text:p>0.12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2.07">
            <text:p>2.07</text:p>
          </table:table-cell>
          <table:table-cell table:style-name="ce40" office:value-type="float" office:value="8.23">
            <text:p>8.23</text:p>
          </table:table-cell>
          <table:table-cell table:style-name="ce40" office:value-type="float" office:value="45.15">
            <text:p>45.15</text:p>
          </table:table-cell>
          <table:table-cell table:style-name="ce40" office:value-type="float" office:value="180.1">
            <text:p>180.1</text:p>
          </table:table-cell>
          <table:table-cell table:number-columns-repeated="4"/>
          <table:table-cell table:style-name="ce50" office:value-type="float" office:value="52058">
            <text:p>52058</text:p>
          </table:table-cell>
          <table:table-cell office:value-type="float" office:value="41143">
            <text:p>41143</text:p>
          </table:table-cell>
          <table:table-cell office:value-type="float" office:value="646757">
            <text:p>646757</text:p>
          </table:table-cell>
          <table:table-cell office:value-type="float" office:value="178809">
            <text:p>178809</text:p>
          </table:table-cell>
          <table:table-cell office:value-type="float" office:value="4659">
            <text:p>4659</text:p>
          </table:table-cell>
          <table:table-cell table:style-name="ce53" office:value-type="float" office:value="4296">
            <text:p>4296</text:p>
          </table:table-cell>
          <table:table-cell table:style-name="ce53" office:value-type="float" office:value="17078">
            <text:p>17078</text:p>
          </table:table-cell>
          <table:table-cell table:style-name="ce53" office:value-type="float" office:value="3908">
            <text:p>3908</text:p>
          </table:table-cell>
          <table:table-cell table:style-name="ce53" office:value-type="float" office:value="144118">
            <text:p>144118</text:p>
          </table:table-cell>
          <table:table-cell table:style-name="ce56" office:value-type="float" office:value="48285">
            <text:p>48285</text:p>
          </table:table-cell>
          <table:table-cell table:number-columns-repeated="2"/>
          <table:table-cell table:style-name="ce44" office:value-type="string">
            <text:p>64x64</text:p>
          </table:table-cell>
          <table:table-cell table:style-name="ce44" table:formula="of:=[.$X$12]" office:value-type="float" office:value="796775">
            <text:p>796775</text:p>
          </table:table-cell>
          <table:table-cell table:style-name="ce44" table:formula="of:=[.$X$22]" office:value-type="float" office:value="926126.2">
            <text:p>926126.2</text:p>
          </table:table-cell>
          <table:table-cell table:style-name="ce44" table:formula="of:=[.$X$32]" office:value-type="float" office:value="18653592.8">
            <text:p>18653592.8</text:p>
          </table:table-cell>
          <table:table-cell/>
          <table:table-cell table:style-name="ce44" office:value-type="string">
            <text:p>64x64</text:p>
          </table:table-cell>
          <table:table-cell table:style-name="ce44" table:formula="of:=[.$Y$12]" office:value-type="float" office:value="46500.4">
            <text:p>46500.4</text:p>
          </table:table-cell>
          <table:table-cell table:style-name="ce44" table:formula="of:=[.$Y$22]" office:value-type="float" office:value="132454.8">
            <text:p>132454.8</text:p>
          </table:table-cell>
          <table:table-cell table:style-name="ce44" table:formula="of:=[.$Y$32]" office:value-type="float" office:value="2561964.4">
            <text:p>2561964.4</text:p>
          </table:table-cell>
          <table:table-cell/>
          <table:table-cell table:style-name="ce44" office:value-type="string">
            <text:p>64x64</text:p>
          </table:table-cell>
          <table:table-cell table:style-name="ce44" table:formula="of:=[.$Z$12]" office:value-type="float" office:value="789.4">
            <text:p>789.4</text:p>
          </table:table-cell>
          <table:table-cell table:style-name="ce44" table:formula="of:=[.$Z$22]" office:value-type="float" office:value="3064.6">
            <text:p>3064.6</text:p>
          </table:table-cell>
          <table:table-cell table:style-name="ce44" table:formula="of:=[.$Z$32]" office:value-type="float" office:value="10095.6">
            <text:p>10095.6</text:p>
          </table:table-cell>
        </table:table-row>
        <table:table-row table:style-name="ro2">
          <table:table-cell table:number-columns-repeated="2"/>
          <table:table-cell table:style-name="ce19" office:value-type="string">
            <text:p>Average</text:p>
          </table:table-cell>
          <table:table-cell table:style-name="ce24" table:formula="of:=AVERAGE([.D16:.D20])" office:value-type="float" office:value="0.14">
            <text:p>0.14</text:p>
          </table:table-cell>
          <table:table-cell table:style-name="ce29" table:formula="of:=AVERAGE([.E16:.E20])" office:value-type="float" office:value="0.55">
            <text:p>0,55</text:p>
          </table:table-cell>
          <table:table-cell table:style-name="ce29" table:formula="of:=AVERAGE([.F16:.F20])" office:value-type="float" office:value="2.102">
            <text:p>2,10</text:p>
          </table:table-cell>
          <table:table-cell table:style-name="ce24" table:formula="of:=AVERAGE([.G16:.G20])" office:value-type="float" office:value="8.894">
            <text:p>8.89</text:p>
          </table:table-cell>
          <table:table-cell table:style-name="ce26" table:formula="of:=AVERAGE([.H16:.H20])" office:value-type="float" office:value="37.93">
            <text:p>37.93</text:p>
          </table:table-cell>
          <table:table-cell table:style-name="ce29" table:formula="of:=AVERAGE([.I16:.I20])" office:value-type="float" office:value="146.934">
            <text:p>146,93</text:p>
          </table:table-cell>
          <table:table-cell/>
          <table:table-cell table:style-name="ce19" office:value-type="string">
            <text:p>Average</text:p>
          </table:table-cell>
          <table:table-cell table:style-name="ce24" table:formula="of:=AVERAGE([.L16:.L20])" office:value-type="float" office:value="0.12">
            <text:p>0.12</text:p>
          </table:table-cell>
          <table:table-cell table:style-name="ce29" table:formula="of:=AVERAGE([.M16:.M20])" office:value-type="float" office:value="0.522">
            <text:p>0,52</text:p>
          </table:table-cell>
          <table:table-cell table:style-name="ce29" table:formula="of:=AVERAGE([.N16:.N20])" office:value-type="float" office:value="2.08">
            <text:p>2,08</text:p>
          </table:table-cell>
          <table:table-cell table:style-name="ce24" table:formula="of:=AVERAGE([.O16:.O20])" office:value-type="float" office:value="8.294">
            <text:p>8.29</text:p>
          </table:table-cell>
          <table:table-cell table:style-name="ce26" table:formula="of:=AVERAGE([.P16:.P20])" office:value-type="float" office:value="38.694">
            <text:p>38.69</text:p>
          </table:table-cell>
          <table:table-cell table:style-name="ce29" table:formula="of:=AVERAGE([.Q16:.Q20])" office:value-type="float" office:value="156.374">
            <text:p>156,37</text:p>
          </table:table-cell>
          <table:table-cell table:number-columns-repeated="4"/>
          <table:table-cell table:style-name="ce51" office:value-type="float" office:value="35737">
            <text:p>35737</text:p>
          </table:table-cell>
          <table:table-cell table:style-name="ce46" office:value-type="float" office:value="23845">
            <text:p>23845</text:p>
          </table:table-cell>
          <table:table-cell table:style-name="ce46" office:value-type="float" office:value="518489">
            <text:p>518489</text:p>
          </table:table-cell>
          <table:table-cell table:style-name="ce46" office:value-type="float" office:value="82617">
            <text:p>82617</text:p>
          </table:table-cell>
          <table:table-cell table:style-name="ce46" office:value-type="float" office:value="3336">
            <text:p>3336</text:p>
          </table:table-cell>
          <table:table-cell table:style-name="ce54" office:value-type="float" office:value="3143">
            <text:p>3143</text:p>
          </table:table-cell>
          <table:table-cell table:style-name="ce54" office:value-type="float" office:value="22440">
            <text:p>22440</text:p>
          </table:table-cell>
          <table:table-cell table:style-name="ce54" office:value-type="float" office:value="2417">
            <text:p>2417</text:p>
          </table:table-cell>
          <table:table-cell table:style-name="ce54" office:value-type="float" office:value="96889">
            <text:p>96889</text:p>
          </table:table-cell>
          <table:table-cell table:style-name="ce57" office:value-type="float" office:value="27218">
            <text:p>27218</text:p>
          </table:table-cell>
          <table:table-cell table:number-columns-repeated="2"/>
          <table:table-cell table:style-name="ce44" office:value-type="string">
            <text:p>128x128</text:p>
          </table:table-cell>
          <table:table-cell table:style-name="ce44" table:formula="of:=[.$X$44]" office:value-type="float" office:value="5388099.6">
            <text:p>5388099.6</text:p>
          </table:table-cell>
          <table:table-cell table:style-name="ce44" table:formula="of:=[.$X$54]" office:value-type="float" office:value="3179002.8">
            <text:p>3179002.8</text:p>
          </table:table-cell>
          <table:table-cell table:style-name="ce44" table:formula="of:=[.$X$64]" office:value-type="float" office:value="105819941.4">
            <text:p>105819941.4</text:p>
          </table:table-cell>
          <table:table-cell/>
          <table:table-cell table:style-name="ce44" office:value-type="string">
            <text:p>128x128</text:p>
          </table:table-cell>
          <table:table-cell table:style-name="ce44" table:formula="of:=[.$Y$44]" office:value-type="float" office:value="412181.6">
            <text:p>412181.6</text:p>
          </table:table-cell>
          <table:table-cell table:style-name="ce44" table:formula="of:=[.$Y$54]" office:value-type="float" office:value="548859.6">
            <text:p>548859.6</text:p>
          </table:table-cell>
          <table:table-cell table:style-name="ce44" table:formula="of:=[.$Y$64]" office:value-type="float" office:value="41362419.2">
            <text:p>41362419.2</text:p>
          </table:table-cell>
          <table:table-cell/>
          <table:table-cell table:style-name="ce44" office:value-type="string">
            <text:p>128x128</text:p>
          </table:table-cell>
          <table:table-cell table:style-name="ce44" table:formula="of:=[.$Z$44]" office:value-type="float" office:value="21485.8">
            <text:p>21485.8</text:p>
          </table:table-cell>
          <table:table-cell table:style-name="ce44" table:formula="of:=[.$Z$54]" office:value-type="float" office:value="14893">
            <text:p>14893</text:p>
          </table:table-cell>
          <table:table-cell table:style-name="ce44" table:formula="of:=[.$Z$64]" office:value-type="float" office:value="1539691.8">
            <text:p>1539691.8</text:p>
          </table:table-cell>
        </table:table-row>
        <table:table-row table:style-name="ro2">
          <table:table-cell table:number-columns-repeated="2"/>
          <table:table-cell table:style-name="ce19" office:value-type="string">
            <text:p>STD</text:p>
          </table:table-cell>
          <table:table-cell table:style-name="ce24" table:formula="of:=STDEV([.D16:.D20])" office:value-type="float" office:value="0.00707106781186547">
            <text:p>0.01</text:p>
          </table:table-cell>
          <table:table-cell table:style-name="ce29" table:formula="of:=STDEV([.E16:.E20])" office:value-type="float" office:value="0.0212132034355964">
            <text:p>0,02</text:p>
          </table:table-cell>
          <table:table-cell table:style-name="ce29" table:formula="of:=STDEV([.F16:.F20])" office:value-type="float" office:value="0.0402492235949963">
            <text:p>0,04</text:p>
          </table:table-cell>
          <table:table-cell table:style-name="ce24" table:formula="of:=STDEV([.G16:.G20])" office:value-type="float" office:value="0.572258682765059">
            <text:p>0.57</text:p>
          </table:table-cell>
          <table:table-cell table:style-name="ce26" table:formula="of:=STDEV([.H16:.H20])" office:value-type="float" office:value="4.15881593725907">
            <text:p>4.16</text:p>
          </table:table-cell>
          <table:table-cell table:style-name="ce29" table:formula="of:=STDEV([.I16:.I20])" office:value-type="float" office:value="8.60746943067474">
            <text:p>8,61</text:p>
          </table:table-cell>
          <table:table-cell/>
          <table:table-cell table:style-name="ce19" office:value-type="string">
            <text:p>STD</text:p>
          </table:table-cell>
          <table:table-cell table:style-name="ce24" table:formula="of:=STDEV([.L16:.L20])" office:value-type="float" office:value="0.00707106781186548">
            <text:p>0.01</text:p>
          </table:table-cell>
          <table:table-cell table:style-name="ce29" table:formula="of:=STDEV([.M16:.M20])" office:value-type="float" office:value="0.0228035085019828">
            <text:p>0,02</text:p>
          </table:table-cell>
          <table:table-cell table:style-name="ce29" table:formula="of:=STDEV([.N16:.N20])" office:value-type="float" office:value="0.0583095189484532">
            <text:p>0,06</text:p>
          </table:table-cell>
          <table:table-cell table:style-name="ce24" table:formula="of:=STDEV([.O16:.O20])" office:value-type="float" office:value="0.0955510334847303">
            <text:p>0.1</text:p>
          </table:table-cell>
          <table:table-cell table:style-name="ce26" table:formula="of:=STDEV([.P16:.P20])" office:value-type="float" office:value="4.68502187828403">
            <text:p>4.69</text:p>
          </table:table-cell>
          <table:table-cell table:style-name="ce29" table:formula="of:=STDEV([.Q16:.Q20])" office:value-type="float" office:value="20.4927714084747">
            <text:p>20,49</text:p>
          </table:table-cell>
          <table:table-cell table:number-columns-repeated="3"/>
          <table:table-cell table:style-name="ce1" office:value-type="string">
            <text:p>Average</text:p>
          </table:table-cell>
          <table:table-cell table:style-name="ce48" table:formula="of:=AVERAGE([.V17:.V21])" office:value-type="float" office:value="40308.6">
            <text:p>40308.6</text:p>
          </table:table-cell>
          <table:table-cell table:style-name="ce48" table:formula="of:=AVERAGE([.W17:.W21])" office:value-type="float" office:value="35364.4">
            <text:p>35364.4</text:p>
          </table:table-cell>
          <table:table-cell table:style-name="ce48" table:formula="of:=AVERAGE([.X17:.X21])" office:value-type="float" office:value="926126.2">
            <text:p>926126.2</text:p>
          </table:table-cell>
          <table:table-cell table:style-name="ce48" table:formula="of:=AVERAGE([.Y17:.Y21])" office:value-type="float" office:value="132454.8">
            <text:p>132454.8</text:p>
          </table:table-cell>
          <table:table-cell table:style-name="ce48" table:formula="of:=AVERAGE([.Z17:.Z21])" office:value-type="float" office:value="3064.6">
            <text:p>3064.6</text:p>
          </table:table-cell>
          <table:table-cell table:style-name="ce48" table:formula="of:=AVERAGE([.AA17:.AA21])" office:value-type="float" office:value="4034.6">
            <text:p>4034.6</text:p>
          </table:table-cell>
          <table:table-cell table:style-name="ce48" table:formula="of:=AVERAGE([.AB17:.AB21])" office:value-type="float" office:value="22393.4">
            <text:p>22393.4</text:p>
          </table:table-cell>
          <table:table-cell table:style-name="ce48" table:formula="of:=AVERAGE([.AC17:.AC21])" office:value-type="float" office:value="5259">
            <text:p>5259</text:p>
          </table:table-cell>
          <table:table-cell table:style-name="ce48" table:formula="of:=AVERAGE([.AD17:.AD21])" office:value-type="float" office:value="113541.4">
            <text:p>113541.4</text:p>
          </table:table-cell>
          <table:table-cell table:style-name="ce48" table:formula="of:=AVERAGE([.AE17:.AE21])" office:value-type="float" office:value="38363">
            <text:p>38363</text:p>
          </table:table-cell>
          <table:table-cell table:number-columns-repeated="2"/>
          <table:table-cell table:style-name="ce44" office:value-type="string">
            <text:p>256x256</text:p>
          </table:table-cell>
          <table:table-cell table:style-name="ce44" table:formula="of:=[.$X$76]" office:value-type="float" office:value="189097996.8">
            <text:p>189097996.8</text:p>
          </table:table-cell>
          <table:table-cell table:style-name="ce44" table:formula="of:=[.$X$86]" office:value-type="float" office:value="184596807.4">
            <text:p>184596807.4</text:p>
          </table:table-cell>
          <table:table-cell table:style-name="ce44" table:formula="of:=[.$X$96]" office:value-type="float" office:value="391897144">
            <text:p>391897144</text:p>
          </table:table-cell>
          <table:table-cell/>
          <table:table-cell table:style-name="ce44" office:value-type="string">
            <text:p>256x256</text:p>
          </table:table-cell>
          <table:table-cell table:style-name="ce44" table:formula="of:=[.$Y$76]" office:value-type="float" office:value="82475811.6">
            <text:p>82475811.6</text:p>
          </table:table-cell>
          <table:table-cell table:style-name="ce44" table:formula="of:=[.$Y$86]" office:value-type="float" office:value="82389355.6">
            <text:p>82389355.6</text:p>
          </table:table-cell>
          <table:table-cell table:style-name="ce44" table:formula="of:=[.$Y$96]" office:value-type="float" office:value="164866624">
            <text:p>164866624</text:p>
          </table:table-cell>
          <table:table-cell/>
          <table:table-cell table:style-name="ce44" office:value-type="string">
            <text:p>256x256</text:p>
          </table:table-cell>
          <table:table-cell table:style-name="ce44" table:formula="of:=[.$Z$76]" office:value-type="float" office:value="2593088.8">
            <text:p>2593088.8</text:p>
          </table:table-cell>
          <table:table-cell table:style-name="ce44" table:formula="of:=[.$Z$86]" office:value-type="float" office:value="72767.4">
            <text:p>72767.4</text:p>
          </table:table-cell>
          <table:table-cell table:style-name="ce44" table:formula="of:=[.$Z$96]" office:value-type="float" office:value="1430820.8">
            <text:p>1430820.8</text:p>
          </table:table-cell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2"/>
          <table:table-cell table:style-name="ce1" office:value-type="string">
            <text:p>STD</text:p>
          </table:table-cell>
          <table:table-cell table:style-name="ce1" table:formula="of:=STDEV([.V17:.V21])" office:value-type="float" office:value="13102.4663060051">
            <text:p>13102.47</text:p>
          </table:table-cell>
          <table:table-cell table:style-name="ce1" table:formula="of:=STDEV([.W17:.W21])" office:value-type="float" office:value="13582.0274370213">
            <text:p>13582.03</text:p>
          </table:table-cell>
          <table:table-cell table:style-name="ce1" table:formula="of:=STDEV([.X17:.X21])" office:value-type="float" office:value="442803.298220779">
            <text:p>442803.3</text:p>
          </table:table-cell>
          <table:table-cell table:style-name="ce1" table:formula="of:=STDEV([.Y17:.Y21])" office:value-type="float" office:value="55718.6165944561">
            <text:p>55718.62</text:p>
          </table:table-cell>
          <table:table-cell table:style-name="ce1" table:formula="of:=STDEV([.Z17:.Z21])" office:value-type="float" office:value="1265.96200574899">
            <text:p>1265.96</text:p>
          </table:table-cell>
          <table:table-cell table:style-name="ce1" table:formula="of:=STDEV([.AA17:.AA21])" office:value-type="float" office:value="666.836786627732">
            <text:p>666.84</text:p>
          </table:table-cell>
          <table:table-cell table:style-name="ce1" table:formula="of:=STDEV([.AB17:.AB21])" office:value-type="float" office:value="5227.34423966894">
            <text:p>5227.34</text:p>
          </table:table-cell>
          <table:table-cell table:style-name="ce1" table:formula="of:=STDEV([.AC17:.AC21])" office:value-type="float" office:value="5004.40545919293">
            <text:p>5004.41</text:p>
          </table:table-cell>
          <table:table-cell table:style-name="ce1" table:formula="of:=STDEV([.AD17:.AD21])" office:value-type="float" office:value="36591.8255119911">
            <text:p>36591.83</text:p>
          </table:table-cell>
          <table:table-cell table:style-name="ce1" table:formula="of:=STDEV([.AE17:.AE21])" office:value-type="float" office:value="13103.1363421129">
            <text:p>13103.14</text:p>
          </table:table-cell>
          <table:table-cell table:number-columns-repeated="2"/>
          <table:table-cell table:style-name="ce44" office:value-type="string">
            <text:p>512x512</text:p>
          </table:table-cell>
          <table:table-cell table:style-name="ce44" table:formula="of:=[.$X$108]" office:value-type="float" office:value="806834981.6">
            <text:p>806834981.6</text:p>
          </table:table-cell>
          <table:table-cell table:style-name="ce44" table:formula="of:=[.$X$118]" office:value-type="float" office:value="997950269.4">
            <text:p>997950269.4</text:p>
          </table:table-cell>
          <table:table-cell table:style-name="ce44" table:formula="of:=[.$X$128]" office:value-type="float" office:value="2482639798">
            <text:p>2482639798</text:p>
          </table:table-cell>
          <table:table-cell/>
          <table:table-cell table:style-name="ce44" office:value-type="string">
            <text:p>512x512</text:p>
          </table:table-cell>
          <table:table-cell table:style-name="ce44" table:formula="of:=[.$Y$108]" office:value-type="float" office:value="329291411.4">
            <text:p>329291411.4</text:p>
          </table:table-cell>
          <table:table-cell table:style-name="ce44" table:formula="of:=[.$Y$118]" office:value-type="float" office:value="329473928.4">
            <text:p>329473928.4</text:p>
          </table:table-cell>
          <table:table-cell table:style-name="ce44" table:formula="of:=[.$Y$128]" office:value-type="float" office:value="671907354">
            <text:p>671907354</text:p>
          </table:table-cell>
          <table:table-cell/>
          <table:table-cell table:style-name="ce44" office:value-type="string">
            <text:p>512x512</text:p>
          </table:table-cell>
          <table:table-cell table:style-name="ce44" table:formula="of:=[.$Z$108]" office:value-type="float" office:value="38572">
            <text:p>38572</text:p>
          </table:table-cell>
          <table:table-cell table:style-name="ce44" table:formula="of:=[.$Z$118]" office:value-type="float" office:value="51490.2">
            <text:p>51490.2</text:p>
          </table:table-cell>
          <table:table-cell table:style-name="ce44" table:formula="of:=[.$Z$128]" office:value-type="float" office:value="42283.4">
            <text:p>42283.4</text:p>
          </table:table-cell>
        </table:table-row>
        <table:table-row table:style-name="ro1">
          <table:table-cell table:number-columns-repeated="2"/>
          <table:table-cell table:style-name="ce18"/>
          <table:table-cell table:style-name="ce25" office:value-type="string">
            <text:p>Concurrent 64x46</text:p>
          </table:table-cell>
          <table:table-cell table:style-name="ce25" office:value-type="string">
            <text:p>Concurrent 128x128</text:p>
          </table:table-cell>
          <table:table-cell table:style-name="ce25" office:value-type="string">
            <text:p>Concurrent 256x256</text:p>
          </table:table-cell>
          <table:table-cell table:style-name="ce25" office:value-type="string">
            <text:p>Concurrent 512x512</text:p>
          </table:table-cell>
          <table:table-cell table:style-name="ce25" office:value-type="string">
            <text:p>Concurrent 1024x1024</text:p>
          </table:table-cell>
          <table:table-cell table:style-name="ce25" office:value-type="string">
            <text:p>Concurrent 2048x2048</text:p>
          </table:table-cell>
          <table:table-cell/>
          <table:table-cell table:style-name="ce18"/>
          <table:table-cell table:style-name="ce25" office:value-type="string">
            <text:p>Concurrent 64x46</text:p>
          </table:table-cell>
          <table:table-cell table:style-name="ce25" office:value-type="string">
            <text:p>Concurrent 128x128</text:p>
          </table:table-cell>
          <table:table-cell table:style-name="ce25" office:value-type="string">
            <text:p>Concurrent 256x256</text:p>
          </table:table-cell>
          <table:table-cell table:style-name="ce25" office:value-type="string">
            <text:p>Concurrent 512x512</text:p>
          </table:table-cell>
          <table:table-cell table:style-name="ce25" office:value-type="string">
            <text:p>Concurrent 1024x1024</text:p>
          </table:table-cell>
          <table:table-cell table:style-name="ce25" office:value-type="string">
            <text:p>Concurrent 2048x2048</text:p>
          </table:table-cell>
          <table:table-cell table:number-columns-repeated="3"/>
          <table:table-cell table:style-name="Default" table:number-columns-repeated="11"/>
          <table:table-cell table:number-columns-repeated="2"/>
          <table:table-cell table:style-name="ce44" office:value-type="string">
            <text:p>1024x1024</text:p>
          </table:table-cell>
          <table:table-cell table:style-name="ce44" table:formula="of:=[.$X$140]" office:value-type="float" office:value="3674145523.6">
            <text:p>3674145523.6</text:p>
          </table:table-cell>
          <table:table-cell table:style-name="ce44" table:formula="of:=[.$X$150]" office:value-type="float" office:value="5005129031.8">
            <text:p>5005129031.8</text:p>
          </table:table-cell>
          <table:table-cell table:style-name="ce44" table:formula="of:=[.$X$160]" office:value-type="float" office:value="8987265251.6">
            <text:p>8987265251.6</text:p>
          </table:table-cell>
          <table:table-cell/>
          <table:table-cell table:style-name="ce44" office:value-type="string">
            <text:p>1024x1024</text:p>
          </table:table-cell>
          <table:table-cell table:style-name="ce44" table:formula="of:=[.$Y$140]" office:value-type="float" office:value="1317713769.8">
            <text:p>1317713769.8</text:p>
          </table:table-cell>
          <table:table-cell table:style-name="ce44" table:formula="of:=[.$Y$150]" office:value-type="float" office:value="1317869867.4">
            <text:p>1317869867.4</text:p>
          </table:table-cell>
          <table:table-cell table:style-name="ce44" table:formula="of:=[.$Y$160]" office:value-type="float" office:value="2650035228.4">
            <text:p>2650035228.4</text:p>
          </table:table-cell>
          <table:table-cell/>
          <table:table-cell table:style-name="ce44" office:value-type="string">
            <text:p>1024x1024</text:p>
          </table:table-cell>
          <table:table-cell table:style-name="ce44" table:formula="of:=[.$Z$140]" office:value-type="float" office:value="59213">
            <text:p>59213</text:p>
          </table:table-cell>
          <table:table-cell table:style-name="ce44" table:formula="of:=[.$Z$150]" office:value-type="float" office:value="64262.6">
            <text:p>64262.6</text:p>
          </table:table-cell>
          <table:table-cell table:style-name="ce44" table:formula="of:=[.$Z$160]" office:value-type="float" office:value="95429">
            <text:p>95429</text:p>
          </table:table-cell>
        </table:table-row>
        <table:table-row table:style-name="ro2">
          <table:table-cell table:number-columns-repeated="2"/>
          <table:table-cell table:style-name="ce18"/>
          <table:table-cell office:value-type="float" office:value="0.25">
            <text:p>0.25</text:p>
          </table:table-cell>
          <table:table-cell office:value-type="float" office:value="0.86">
            <text:p>0.86</text:p>
          </table:table-cell>
          <table:table-cell office:value-type="float" office:value="2.89">
            <text:p>2.89</text:p>
          </table:table-cell>
          <table:table-cell office:value-type="float" office:value="13.04">
            <text:p>13.04</text:p>
          </table:table-cell>
          <table:table-cell office:value-type="float" office:value="51.82">
            <text:p>51.82</text:p>
          </table:table-cell>
          <table:table-cell table:style-name="ce40" office:value-type="float" office:value="211.66">
            <text:p>211.66</text:p>
          </table:table-cell>
          <table:table-cell/>
          <table:table-cell table:style-name="ce18"/>
          <table:table-cell table:style-name="ce40" office:value-type="float" office:value="0.29">
            <text:p>0.29</text:p>
          </table:table-cell>
          <table:table-cell table:style-name="ce40" office:value-type="float" office:value="1.11">
            <text:p>1.11</text:p>
          </table:table-cell>
          <table:table-cell table:style-name="ce40" office:value-type="float" office:value="3.6">
            <text:p>3.6</text:p>
          </table:table-cell>
          <table:table-cell table:style-name="ce40" office:value-type="float" office:value="14.56">
            <text:p>14.56</text:p>
          </table:table-cell>
          <table:table-cell table:style-name="ce40" office:value-type="float" office:value="59.2">
            <text:p>59.2</text:p>
          </table:table-cell>
          <table:table-cell table:style-name="ce40" office:value-type="float" office:value="237.14">
            <text:p>237.14</text:p>
          </table:table-cell>
          <table:table-cell table:number-columns-repeated="3"/>
          <table:table-cell table:style-name="Default"/>
          <table:table-cell table:style-name="ce45" office:value-type="string">
            <text:p>0x530a42</text:p>
          </table:table-cell>
          <table:table-cell table:style-name="ce45" office:value-type="string">
            <text:p>0x530244</text:p>
          </table:table-cell>
          <table:table-cell table:style-name="ce45" office:value-type="string">
            <text:p>0x530a7d</text:p>
          </table:table-cell>
          <table:table-cell table:style-name="ce45" office:value-type="string">
            <text:p>0x530041</text:p>
          </table:table-cell>
          <table:table-cell table:style-name="ce45" office:value-type="string">
            <text:p>0x530842</text:p>
          </table:table-cell>
          <table:table-cell table:style-name="ce45" office:value-type="string">
            <text:p>0x530844</text:p>
          </table:table-cell>
          <table:table-cell table:style-name="ce45" office:value-type="string">
            <text:p>0x53046c</text:p>
          </table:table-cell>
          <table:table-cell table:style-name="ce45" office:value-type="string">
            <text:p>0x530144</text:p>
          </table:table-cell>
          <table:table-cell table:style-name="ce45" office:value-type="string">
            <text:p>0x530367</text:p>
          </table:table-cell>
          <table:table-cell table:style-name="ce45" office:value-type="string">
            <text:p>0x530242</text:p>
          </table:table-cell>
          <table:table-cell table:number-columns-repeated="2"/>
          <table:table-cell table:style-name="ce44" office:value-type="string">
            <text:p>2048x2048</text:p>
          </table:table-cell>
          <table:table-cell table:style-name="ce44" table:formula="of:=[.$X$172]" office:value-type="float" office:value="14653484094.6">
            <text:p>14653484094.6</text:p>
          </table:table-cell>
          <table:table-cell table:style-name="ce44" table:formula="of:=[.$X$182]" office:value-type="float" office:value="20042439742.2">
            <text:p>20042439742.2</text:p>
          </table:table-cell>
          <table:table-cell table:style-name="ce44" table:formula="of:=[.$X$192]" office:value-type="float" office:value="35453752764.4">
            <text:p>35453752764.4</text:p>
          </table:table-cell>
          <table:table-cell/>
          <table:table-cell table:style-name="ce44" office:value-type="string">
            <text:p>2048x2048</text:p>
          </table:table-cell>
          <table:table-cell table:style-name="ce44" table:formula="of:=[.$Y$172]" office:value-type="float" office:value="5266940458.4">
            <text:p>5266940458.4</text:p>
          </table:table-cell>
          <table:table-cell table:style-name="ce44" table:formula="of:=[.$Y$182]" office:value-type="float" office:value="5271130332.6">
            <text:p>5271130332.6</text:p>
          </table:table-cell>
          <table:table-cell table:style-name="ce44" table:formula="of:=[.$Y$192]" office:value-type="float" office:value="10566240764.4">
            <text:p>10566240764.4</text:p>
          </table:table-cell>
          <table:table-cell/>
          <table:table-cell table:style-name="ce44" office:value-type="string">
            <text:p>2048x2048</text:p>
          </table:table-cell>
          <table:table-cell table:style-name="ce44" table:formula="of:=[.$Z$172]" office:value-type="float" office:value="191100.2">
            <text:p>191100.2</text:p>
          </table:table-cell>
          <table:table-cell table:style-name="ce44" table:formula="of:=[.$Z$182]" office:value-type="float" office:value="225273.8">
            <text:p>225273.8</text:p>
          </table:table-cell>
          <table:table-cell table:style-name="ce44" table:formula="of:=[.$Z$192]" office:value-type="float" office:value="468329.8">
            <text:p>468329.8</text:p>
          </table:table-cell>
        </table:table-row>
        <table:table-row table:style-name="ro2">
          <table:table-cell table:number-columns-repeated="2"/>
          <table:table-cell table:style-name="ce18"/>
          <table:table-cell office:value-type="float" office:value="0.28">
            <text:p>0.28</text:p>
          </table:table-cell>
          <table:table-cell office:value-type="float" office:value="0.94">
            <text:p>0.94</text:p>
          </table:table-cell>
          <table:table-cell office:value-type="float" office:value="2.88">
            <text:p>2.88</text:p>
          </table:table-cell>
          <table:table-cell office:value-type="float" office:value="13.09">
            <text:p>13.09</text:p>
          </table:table-cell>
          <table:table-cell office:value-type="float" office:value="50.7">
            <text:p>50.7</text:p>
          </table:table-cell>
          <table:table-cell table:style-name="ce40" office:value-type="float" office:value="209.19">
            <text:p>209.19</text:p>
          </table:table-cell>
          <table:table-cell/>
          <table:table-cell table:style-name="ce18"/>
          <table:table-cell table:style-name="ce40" office:value-type="float" office:value="0.26">
            <text:p>0.26</text:p>
          </table:table-cell>
          <table:table-cell table:style-name="ce40" office:value-type="float" office:value="1.11">
            <text:p>1.11</text:p>
          </table:table-cell>
          <table:table-cell table:style-name="ce40" office:value-type="float" office:value="3.67">
            <text:p>3.67</text:p>
          </table:table-cell>
          <table:table-cell table:style-name="ce40" office:value-type="float" office:value="14.41">
            <text:p>14.41</text:p>
          </table:table-cell>
          <table:table-cell table:style-name="ce40" office:value-type="float" office:value="59.26">
            <text:p>59.26</text:p>
          </table:table-cell>
          <table:table-cell table:style-name="ce40" office:value-type="float" office:value="237.16">
            <text:p>237.16</text:p>
          </table:table-cell>
          <table:table-cell table:number-columns-repeated="3"/>
          <table:table-cell table:style-name="ce43" office:value-type="string">
            <text:p>Parallel 64 x 64</text:p>
          </table:table-cell>
          <table:table-cell table:style-name="ce46" office:value-type="string">
            <text:p>DATA_CACHE_REFILLS:L2_SHARED:L2_OWNED</text:p>
          </table:table-cell>
          <table:table-cell table:style-name="ce46" office:value-type="string">
            <text:p>DATA_CACHE_LINES_EVICTED:SHARED</text:p>
          </table:table-cell>
          <table:table-cell table:style-name="ce46" office:value-type="string">
            <text:p>REQUESTS_TO_L2:DATA:SNOOP</text:p>
          </table:table-cell>
          <table:table-cell table:style-name="ce46" office:value-type="string">
            <text:p>DATA_CACHE_MISSES</text:p>
          </table:table-cell>
          <table:table-cell table:style-name="ce46" office:value-type="string">
            <text:p>DATA_CACHE_REFILLS:L2_OWNED</text:p>
          </table:table-cell>
          <table:table-cell table:style-name="ce46" office:value-type="string">
            <text:p>DATA_CACHE_LINES_EVICTED:OWNED</text:p>
          </table:table-cell>
          <table:table-cell table:style-name="ce46" office:value-type="string">
            <text:p>SYSTEM_READ_RESPONSES:SHARED</text:p>
          </table:table-cell>
          <table:table-cell table:style-name="ce46" office:value-type="string">
            <text:p>DATA_CACHE_LINES_EVICTED:INVALID</text:p>
          </table:table-cell>
          <table:table-cell table:style-name="ce46" office:value-type="string">
            <text:p>DATA_PREFETCHES:ALL</text:p>
          </table:table-cell>
          <table:table-cell table:style-name="ce46" office:value-type="string">
            <text:p>DATA_CACHE_REFILLS:L2_SHARED</text:p>
          </table:table-cell>
          <table:table-cell table:number-columns-repeated="10"/>
          <table:table-cell office:value-type="string">
            <text:p><text:tab/><text:tab/>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8"/>
          <table:table-cell office:value-type="float" office:value="0.25">
            <text:p>0.25</text:p>
          </table:table-cell>
          <table:table-cell office:value-type="float" office:value="0.95">
            <text:p>0.95</text:p>
          </table:table-cell>
          <table:table-cell office:value-type="float" office:value="3.06">
            <text:p>3.06</text:p>
          </table:table-cell>
          <table:table-cell office:value-type="float" office:value="13.14">
            <text:p>13.14</text:p>
          </table:table-cell>
          <table:table-cell office:value-type="float" office:value="52.01">
            <text:p>52.01</text:p>
          </table:table-cell>
          <table:table-cell table:style-name="ce40" office:value-type="float" office:value="203.43">
            <text:p>203.43</text:p>
          </table:table-cell>
          <table:table-cell/>
          <table:table-cell table:style-name="ce18"/>
          <table:table-cell table:style-name="ce40" office:value-type="float" office:value="0.25">
            <text:p>0.25</text:p>
          </table:table-cell>
          <table:table-cell table:style-name="ce40" office:value-type="float" office:value="1.15">
            <text:p>1.15</text:p>
          </table:table-cell>
          <table:table-cell table:style-name="ce40" office:value-type="float" office:value="3.7">
            <text:p>3.7</text:p>
          </table:table-cell>
          <table:table-cell table:style-name="ce40" office:value-type="float" office:value="14.42">
            <text:p>14.42</text:p>
          </table:table-cell>
          <table:table-cell table:style-name="ce40" office:value-type="float" office:value="59.36">
            <text:p>59.36</text:p>
          </table:table-cell>
          <table:table-cell table:style-name="ce40" office:value-type="float" office:value="236">
            <text:p>236</text:p>
          </table:table-cell>
          <table:table-cell table:number-columns-repeated="3"/>
          <table:table-cell table:style-name="Default"/>
          <table:table-cell table:style-name="ce45" office:value-type="float" office:value="237500">
            <text:p>237500</text:p>
          </table:table-cell>
          <table:table-cell table:style-name="ce45" office:value-type="float" office:value="1765533">
            <text:p>1765533</text:p>
          </table:table-cell>
          <table:table-cell table:style-name="ce45" office:value-type="float" office:value="36061031">
            <text:p>36061031</text:p>
          </table:table-cell>
          <table:table-cell table:style-name="ce45" office:value-type="float" office:value="3527844">
            <text:p>3527844</text:p>
          </table:table-cell>
          <table:table-cell table:style-name="ce45" office:value-type="float" office:value="28530">
            <text:p>28530</text:p>
          </table:table-cell>
          <table:table-cell table:style-name="ce45" office:value-type="float" office:value="1323174">
            <text:p>1323174</text:p>
          </table:table-cell>
          <table:table-cell table:style-name="ce45" office:value-type="float" office:value="2487867">
            <text:p>2487867</text:p>
          </table:table-cell>
          <table:table-cell table:style-name="ce45" office:value-type="float" office:value="5432729">
            <text:p>5432729</text:p>
          </table:table-cell>
          <table:table-cell table:style-name="ce45" office:value-type="float" office:value="1642255">
            <text:p>1642255</text:p>
          </table:table-cell>
          <table:table-cell table:style-name="ce45" office:value-type="float" office:value="201966">
            <text:p>201966</text:p>
          </table:table-cell>
          <table:table-cell table:number-columns-repeated="10"/>
          <table:table-cell office:value-type="string">
            <text:p><text:tab/>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8"/>
          <table:table-cell office:value-type="float" office:value="0.25">
            <text:p>0.25</text:p>
          </table:table-cell>
          <table:table-cell office:value-type="float" office:value="0.87">
            <text:p>0.87</text:p>
          </table:table-cell>
          <table:table-cell office:value-type="float" office:value="2.92">
            <text:p>2.92</text:p>
          </table:table-cell>
          <table:table-cell office:value-type="float" office:value="17.31">
            <text:p>17.31</text:p>
          </table:table-cell>
          <table:table-cell office:value-type="float" office:value="67.88">
            <text:p>67.88</text:p>
          </table:table-cell>
          <table:table-cell table:style-name="ce40" office:value-type="float" office:value="204.2">
            <text:p>204.2</text:p>
          </table:table-cell>
          <table:table-cell/>
          <table:table-cell table:style-name="ce18"/>
          <table:table-cell table:style-name="ce40" office:value-type="float" office:value="0.25">
            <text:p>0.25</text:p>
          </table:table-cell>
          <table:table-cell table:style-name="ce40" office:value-type="float" office:value="1.12">
            <text:p>1.12</text:p>
          </table:table-cell>
          <table:table-cell table:style-name="ce40" office:value-type="float" office:value="4.27">
            <text:p>4.27</text:p>
          </table:table-cell>
          <table:table-cell table:style-name="ce40" office:value-type="float" office:value="14.37">
            <text:p>14.37</text:p>
          </table:table-cell>
          <table:table-cell table:style-name="ce40" office:value-type="float" office:value="60.27">
            <text:p>60.27</text:p>
          </table:table-cell>
          <table:table-cell table:style-name="ce40" office:value-type="float" office:value="237.42">
            <text:p>237.42</text:p>
          </table:table-cell>
          <table:table-cell table:number-columns-repeated="4"/>
          <table:table-cell office:value-type="float" office:value="150008">
            <text:p>150008</text:p>
          </table:table-cell>
          <table:table-cell office:value-type="float" office:value="1230330">
            <text:p>1230330</text:p>
          </table:table-cell>
          <table:table-cell office:value-type="float" office:value="11840341">
            <text:p>11840341</text:p>
          </table:table-cell>
          <table:table-cell office:value-type="float" office:value="1688239">
            <text:p>1688239</text:p>
          </table:table-cell>
          <table:table-cell office:value-type="float" office:value="13075">
            <text:p>13075</text:p>
          </table:table-cell>
          <table:table-cell office:value-type="float" office:value="969855">
            <text:p>969855</text:p>
          </table:table-cell>
          <table:table-cell office:value-type="float" office:value="1806430">
            <text:p>1806430</text:p>
          </table:table-cell>
          <table:table-cell office:value-type="float" office:value="2265441">
            <text:p>2265441</text:p>
          </table:table-cell>
          <table:table-cell office:value-type="float" office:value="1323599">
            <text:p>1323599</text:p>
          </table:table-cell>
          <table:table-cell office:value-type="float" office:value="131173">
            <text:p>131173</text:p>
          </table:table-cell>
          <table:table-cell table:number-columns-repeated="2"/>
          <table:table-cell table:style-name="ce44"/>
          <table:table-cell table:style-name="ce58" table:formula="of:=[.$AA$5]" office:value-type="string" office:string-value="0x530844" table:number-columns-spanned="3" table:number-rows-spanned="1">
            <text:p>0x530844</text:p>
          </table:table-cell>
          <table:covered-table-cell table:style-name="ce44"/>
          <table:covered-table-cell table:style-name="ce44"/>
          <table:table-cell/>
          <table:table-cell table:style-name="ce44"/>
          <table:table-cell table:style-name="ce58" table:formula="of:=[.$AB$5]" office:value-type="string" office:string-value="0x53046c" table:number-columns-spanned="3" table:number-rows-spanned="1">
            <text:p>0x53046c</text:p>
          </table:table-cell>
          <table:covered-table-cell table:style-name="ce44"/>
          <table:covered-table-cell table:style-name="ce44"/>
          <table:table-cell/>
          <table:table-cell table:style-name="ce44"/>
          <table:table-cell table:style-name="ce58" table:formula="of:=[.$AC$5]" office:value-type="string" office:string-value="0x530144" table:number-columns-spanned="3" table:number-rows-spanned="1">
            <text:p>0x530144</text:p>
          </table:table-cell>
          <table:covered-table-cell table:style-name="ce44"/>
          <table:covered-table-cell table:style-name="ce44"/>
        </table:table-row>
        <table:table-row table:style-name="ro2">
          <table:table-cell table:number-columns-repeated="2"/>
          <table:table-cell table:style-name="ce18"/>
          <table:table-cell office:value-type="float" office:value="0.28">
            <text:p>0.28</text:p>
          </table:table-cell>
          <table:table-cell office:value-type="float" office:value="0.84">
            <text:p>0.84</text:p>
          </table:table-cell>
          <table:table-cell office:value-type="float" office:value="2.87">
            <text:p>2.87</text:p>
          </table:table-cell>
          <table:table-cell office:value-type="float" office:value="12.98">
            <text:p>12.98</text:p>
          </table:table-cell>
          <table:table-cell office:value-type="float" office:value="51.71">
            <text:p>51.71</text:p>
          </table:table-cell>
          <table:table-cell table:style-name="ce40" office:value-type="float" office:value="209.69">
            <text:p>209.69</text:p>
          </table:table-cell>
          <table:table-cell/>
          <table:table-cell table:style-name="ce18"/>
          <table:table-cell table:style-name="ce40" office:value-type="float" office:value="0.25">
            <text:p>0.25</text:p>
          </table:table-cell>
          <table:table-cell table:style-name="ce40" office:value-type="float" office:value="1.09">
            <text:p>1.09</text:p>
          </table:table-cell>
          <table:table-cell table:style-name="ce40" office:value-type="float" office:value="3.64">
            <text:p>3.64</text:p>
          </table:table-cell>
          <table:table-cell table:style-name="ce40" office:value-type="float" office:value="19.63">
            <text:p>19.63</text:p>
          </table:table-cell>
          <table:table-cell table:style-name="ce40" office:value-type="float" office:value="59.75">
            <text:p>59.75</text:p>
          </table:table-cell>
          <table:table-cell table:style-name="ce40" office:value-type="float" office:value="237.77">
            <text:p>237.77</text:p>
          </table:table-cell>
          <table:table-cell table:number-columns-repeated="4"/>
          <table:table-cell office:value-type="float" office:value="170078">
            <text:p>170078</text:p>
          </table:table-cell>
          <table:table-cell office:value-type="float" office:value="1781852">
            <text:p>1781852</text:p>
          </table:table-cell>
          <table:table-cell office:value-type="float" office:value="11812886">
            <text:p>11812886</text:p>
          </table:table-cell>
          <table:table-cell office:value-type="float" office:value="2364666">
            <text:p>2364666</text:p>
          </table:table-cell>
          <table:table-cell office:value-type="float" office:value="2108">
            <text:p>2108</text:p>
          </table:table-cell>
          <table:table-cell office:value-type="float" office:value="1339911">
            <text:p>1339911</text:p>
          </table:table-cell>
          <table:table-cell office:value-type="float" office:value="2265230">
            <text:p>2265230</text:p>
          </table:table-cell>
          <table:table-cell office:value-type="float" office:value="3326488">
            <text:p>3326488</text:p>
          </table:table-cell>
          <table:table-cell office:value-type="float" office:value="1650951">
            <text:p>1650951</text:p>
          </table:table-cell>
          <table:table-cell office:value-type="float" office:value="160714">
            <text:p>160714</text:p>
          </table:table-cell>
          <table:table-cell table:number-columns-repeated="2"/>
          <table:table-cell table:style-name="ce44"/>
          <table:table-cell table:style-name="ce58" table:formula="of:=[.$AA$6]" office:value-type="string" office:string-value="DATA_CACHE_LINES_EVICTED:OWNED" table:number-columns-spanned="3" table:number-rows-spanned="1">
            <text:p>DATA_CACHE_LINES_EVICTED:OWNED</text:p>
          </table:table-cell>
          <table:covered-table-cell table:style-name="ce44"/>
          <table:covered-table-cell table:style-name="ce44"/>
          <table:table-cell/>
          <table:table-cell table:style-name="ce44"/>
          <table:table-cell table:style-name="ce58" table:formula="of:=[.$AB$6]" office:value-type="string" office:string-value="SYSTEM_READ_RESPONSES:SHARED" table:number-columns-spanned="3" table:number-rows-spanned="1">
            <text:p>SYSTEM_READ_RESPONSES:SHARED</text:p>
          </table:table-cell>
          <table:covered-table-cell table:style-name="ce44"/>
          <table:covered-table-cell table:style-name="ce44"/>
          <table:table-cell/>
          <table:table-cell table:style-name="ce44"/>
          <table:table-cell table:style-name="ce58" table:formula="of:=[.$AC$6]" office:value-type="string" office:string-value="DATA_CACHE_LINES_EVICTED:INVALID" table:number-columns-spanned="3" table:number-rows-spanned="1">
            <text:p>DATA_CACHE_LINES_EVICTED:INVALID</text:p>
          </table:table-cell>
          <table:covered-table-cell table:style-name="ce44"/>
          <table:covered-table-cell table:style-name="ce44"/>
        </table:table-row>
        <table:table-row table:style-name="ro2">
          <table:table-cell table:number-columns-repeated="2"/>
          <table:table-cell table:style-name="ce19" office:value-type="string">
            <text:p>Average</text:p>
          </table:table-cell>
          <table:table-cell table:style-name="ce24" table:formula="of:=AVERAGE([.D25:.D29])" office:value-type="float" office:value="0.262">
            <text:p>0.26</text:p>
          </table:table-cell>
          <table:table-cell table:style-name="ce24" table:formula="of:=AVERAGE([.E25:.E29])" office:value-type="float" office:value="0.892">
            <text:p>0.89</text:p>
          </table:table-cell>
          <table:table-cell table:style-name="ce29" table:formula="of:=AVERAGE([.F25:.F29])" office:value-type="float" office:value="2.924">
            <text:p>2,92</text:p>
          </table:table-cell>
          <table:table-cell table:style-name="ce29" table:formula="of:=AVERAGE([.G25:.G29])" office:value-type="float" office:value="13.912">
            <text:p>13,91</text:p>
          </table:table-cell>
          <table:table-cell table:style-name="ce29" table:formula="of:=AVERAGE([.H25:.H29])" office:value-type="float" office:value="54.824">
            <text:p>54,82</text:p>
          </table:table-cell>
          <table:table-cell table:style-name="ce29" table:formula="of:=AVERAGE([.I25:.I29])" office:value-type="float" office:value="207.634">
            <text:p>207,63</text:p>
          </table:table-cell>
          <table:table-cell/>
          <table:table-cell table:style-name="ce19" office:value-type="string">
            <text:p>Average</text:p>
          </table:table-cell>
          <table:table-cell table:style-name="ce24" table:formula="of:=AVERAGE([.L25:.L29])" office:value-type="float" office:value="0.26">
            <text:p>0.26</text:p>
          </table:table-cell>
          <table:table-cell table:style-name="ce24" table:formula="of:=AVERAGE([.M25:.M29])" office:value-type="float" office:value="1.116">
            <text:p>1.12</text:p>
          </table:table-cell>
          <table:table-cell table:style-name="ce29" table:formula="of:=AVERAGE([.N25:.N29])" office:value-type="float" office:value="3.776">
            <text:p>3,78</text:p>
          </table:table-cell>
          <table:table-cell table:style-name="ce29" table:formula="of:=AVERAGE([.O25:.O29])" office:value-type="float" office:value="15.478">
            <text:p>15,48</text:p>
          </table:table-cell>
          <table:table-cell table:style-name="ce29" table:formula="of:=AVERAGE([.P25:.P29])" office:value-type="float" office:value="59.568">
            <text:p>59,57</text:p>
          </table:table-cell>
          <table:table-cell table:style-name="ce29" table:formula="of:=AVERAGE([.Q25:.Q29])" office:value-type="float" office:value="237.098">
            <text:p>237,10</text:p>
          </table:table-cell>
          <table:table-cell table:number-columns-repeated="4"/>
          <table:table-cell office:value-type="float" office:value="154437">
            <text:p>154437</text:p>
          </table:table-cell>
          <table:table-cell office:value-type="float" office:value="1876430">
            <text:p>1876430</text:p>
          </table:table-cell>
          <table:table-cell office:value-type="float" office:value="18844238">
            <text:p>18844238</text:p>
          </table:table-cell>
          <table:table-cell office:value-type="float" office:value="2752810">
            <text:p>2752810</text:p>
          </table:table-cell>
          <table:table-cell office:value-type="float" office:value="4867">
            <text:p>4867</text:p>
          </table:table-cell>
          <table:table-cell office:value-type="float" office:value="1302136">
            <text:p>1302136</text:p>
          </table:table-cell>
          <table:table-cell office:value-type="float" office:value="2241834">
            <text:p>2241834</text:p>
          </table:table-cell>
          <table:table-cell office:value-type="float" office:value="3385362">
            <text:p>3385362</text:p>
          </table:table-cell>
          <table:table-cell office:value-type="float" office:value="1329813">
            <text:p>1329813</text:p>
          </table:table-cell>
          <table:table-cell office:value-type="float" office:value="153999">
            <text:p>153999</text:p>
          </table:table-cell>
          <table:table-cell table:number-columns-repeated="2"/>
          <table:table-cell table:style-name="ce44"/>
          <table:table-cell table:style-name="ce44" office:value-type="string">
            <text:p>Sequential</text:p>
          </table:table-cell>
          <table:table-cell table:style-name="ce44" office:value-type="string">
            <text:p>Best-case</text:p>
          </table:table-cell>
          <table:table-cell table:style-name="ce44" office:value-type="string">
            <text:p>Parallel</text:p>
          </table:table-cell>
          <table:table-cell/>
          <table:table-cell table:style-name="ce44"/>
          <table:table-cell table:style-name="ce44" office:value-type="string">
            <text:p>Sequential</text:p>
          </table:table-cell>
          <table:table-cell table:style-name="ce44" office:value-type="string">
            <text:p>Best-case</text:p>
          </table:table-cell>
          <table:table-cell table:style-name="ce44" office:value-type="string">
            <text:p>Parallel</text:p>
          </table:table-cell>
          <table:table-cell/>
          <table:table-cell table:style-name="ce44"/>
          <table:table-cell table:style-name="ce44" office:value-type="string">
            <text:p>Sequential</text:p>
          </table:table-cell>
          <table:table-cell table:style-name="ce44" office:value-type="string">
            <text:p>Best-case</text:p>
          </table:table-cell>
          <table:table-cell table:style-name="ce44" office:value-type="string">
            <text:p>Parallel</text:p>
          </table:table-cell>
        </table:table-row>
        <table:table-row table:style-name="ro2">
          <table:table-cell table:number-columns-repeated="2"/>
          <table:table-cell table:style-name="ce1" office:value-type="string">
            <text:p>STD</text:p>
          </table:table-cell>
          <table:table-cell table:style-name="ce26" table:formula="of:=STDEV([.D25:.D29])" office:value-type="float" office:value="0.016431676725155">
            <text:p>0.02</text:p>
          </table:table-cell>
          <table:table-cell table:style-name="ce26" table:formula="of:=STDEV([.E25:.E29])" office:value-type="float" office:value="0.0496990945591568">
            <text:p>0.05</text:p>
          </table:table-cell>
          <table:table-cell table:style-name="ce26" table:formula="of:=STDEV([.F25:.F29])" office:value-type="float" office:value="0.0782943165242535">
            <text:p>0.08</text:p>
          </table:table-cell>
          <table:table-cell table:style-name="ce26" table:formula="of:=STDEV([.G25:.G29])" office:value-type="float" office:value="1.90046573239298">
            <text:p>1.90</text:p>
          </table:table-cell>
          <table:table-cell table:style-name="ce26" table:formula="of:=STDEV([.H25:.H29])" office:value-type="float" office:value="7.31618274785424">
            <text:p>7.32</text:p>
          </table:table-cell>
          <table:table-cell table:style-name="ce26" table:formula="of:=STDEV([.I25:.I29])" office:value-type="float" office:value="3.61672918532754">
            <text:p>3.62</text:p>
          </table:table-cell>
          <table:table-cell/>
          <table:table-cell table:style-name="ce1" office:value-type="string">
            <text:p>STD</text:p>
          </table:table-cell>
          <table:table-cell table:style-name="ce26" table:formula="of:=STDEV([.L25:.L29])" office:value-type="float" office:value="0.0173205080756888">
            <text:p>0.02</text:p>
          </table:table-cell>
          <table:table-cell table:style-name="ce26" table:formula="of:=STDEV([.M25:.M29])" office:value-type="float" office:value="0.0219089023002066">
            <text:p>0.02</text:p>
          </table:table-cell>
          <table:table-cell table:style-name="ce26" table:formula="of:=STDEV([.N25:.N29])" office:value-type="float" office:value="0.278621607202313">
            <text:p>0.28</text:p>
          </table:table-cell>
          <table:table-cell table:style-name="ce26" table:formula="of:=STDEV([.O25:.O29])" office:value-type="float" office:value="2.32214771278659">
            <text:p>2.32</text:p>
          </table:table-cell>
          <table:table-cell table:style-name="ce26" table:formula="of:=STDEV([.P25:.P29])" office:value-type="float" office:value="0.447068227455274">
            <text:p>0.45</text:p>
          </table:table-cell>
          <table:table-cell table:style-name="ce26" table:formula="of:=STDEV([.Q25:.Q29])" office:value-type="float" office:value="0.664544957094703">
            <text:p>0.66</text:p>
          </table:table-cell>
          <table:table-cell table:number-columns-repeated="4"/>
          <table:table-cell table:style-name="ce46" office:value-type="float" office:value="158703">
            <text:p>158703</text:p>
          </table:table-cell>
          <table:table-cell table:style-name="ce46" office:value-type="float" office:value="1908773">
            <text:p>1908773</text:p>
          </table:table-cell>
          <table:table-cell table:style-name="ce46" office:value-type="float" office:value="14709468">
            <text:p>14709468</text:p>
          </table:table-cell>
          <table:table-cell table:style-name="ce46" office:value-type="float" office:value="2476263">
            <text:p>2476263</text:p>
          </table:table-cell>
          <table:table-cell table:style-name="ce46" office:value-type="float" office:value="1898">
            <text:p>1898</text:p>
          </table:table-cell>
          <table:table-cell table:style-name="ce46" office:value-type="float" office:value="1311821">
            <text:p>1311821</text:p>
          </table:table-cell>
          <table:table-cell table:style-name="ce46" office:value-type="float" office:value="2100728">
            <text:p>2100728</text:p>
          </table:table-cell>
          <table:table-cell table:style-name="ce46" office:value-type="float" office:value="3187012">
            <text:p>3187012</text:p>
          </table:table-cell>
          <table:table-cell table:style-name="ce46" office:value-type="float" office:value="1683195">
            <text:p>1683195</text:p>
          </table:table-cell>
          <table:table-cell table:style-name="ce46" office:value-type="float" office:value="169946">
            <text:p>169946</text:p>
          </table:table-cell>
          <table:table-cell table:number-columns-repeated="2"/>
          <table:table-cell table:style-name="ce44" office:value-type="string">
            <text:p>64x64</text:p>
          </table:table-cell>
          <table:table-cell table:style-name="ce44" table:formula="of:=[.$AA$12]" office:value-type="float" office:value="917.6">
            <text:p>917.6</text:p>
          </table:table-cell>
          <table:table-cell table:style-name="ce44" table:formula="of:=[.$AA$22]" office:value-type="float" office:value="4034.6">
            <text:p>4034.6</text:p>
          </table:table-cell>
          <table:table-cell table:style-name="ce44" table:formula="of:=[.$AA$32]" office:value-type="float" office:value="1249379.4">
            <text:p>1249379.4</text:p>
          </table:table-cell>
          <table:table-cell/>
          <table:table-cell table:style-name="ce44" office:value-type="string">
            <text:p>64x64</text:p>
          </table:table-cell>
          <table:table-cell table:style-name="ce44" table:formula="of:=[.$AB$12]" office:value-type="float" office:value="7164.6">
            <text:p>7164.6</text:p>
          </table:table-cell>
          <table:table-cell table:style-name="ce44" table:formula="of:=[.$AB$22]" office:value-type="float" office:value="22393.4">
            <text:p>22393.4</text:p>
          </table:table-cell>
          <table:table-cell table:style-name="ce44" table:formula="of:=[.$AB$32]" office:value-type="float" office:value="2180417.8">
            <text:p>2180417.8</text:p>
          </table:table-cell>
          <table:table-cell/>
          <table:table-cell table:style-name="ce44" office:value-type="string">
            <text:p>64x64</text:p>
          </table:table-cell>
          <table:table-cell table:style-name="ce44" table:formula="of:=[.$AC$12]" office:value-type="float" office:value="1459.4">
            <text:p>1459.4</text:p>
          </table:table-cell>
          <table:table-cell table:style-name="ce44" table:formula="of:=[.$AC$22]" office:value-type="float" office:value="5259">
            <text:p>5259</text:p>
          </table:table-cell>
          <table:table-cell table:style-name="ce44" table:formula="of:=[.$AC$32]" office:value-type="float" office:value="3519406.4">
            <text:p>3519406.4</text:p>
          </table:table-cell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2"/>
          <table:table-cell table:style-name="ce1" office:value-type="string">
            <text:p>Average</text:p>
          </table:table-cell>
          <table:table-cell table:style-name="ce48" table:formula="of:=AVERAGE([.V27:.V31])" office:value-type="float" office:value="174145.2">
            <text:p>174145.2</text:p>
          </table:table-cell>
          <table:table-cell table:style-name="ce48" table:formula="of:=AVERAGE([.W27:.W31])" office:value-type="float" office:value="1712583.6">
            <text:p>1712583.6</text:p>
          </table:table-cell>
          <table:table-cell table:style-name="ce48" table:formula="of:=AVERAGE([.X27:.X31])" office:value-type="float" office:value="18653592.8">
            <text:p>18653592.8</text:p>
          </table:table-cell>
          <table:table-cell table:style-name="ce48" table:formula="of:=AVERAGE([.Y27:.Y31])" office:value-type="float" office:value="2561964.4">
            <text:p>2561964.4</text:p>
          </table:table-cell>
          <table:table-cell table:style-name="ce48" table:formula="of:=AVERAGE([.Z27:.Z31])" office:value-type="float" office:value="10095.6">
            <text:p>10095.6</text:p>
          </table:table-cell>
          <table:table-cell table:style-name="ce48" table:formula="of:=AVERAGE([.AA27:.AA31])" office:value-type="float" office:value="1249379.4">
            <text:p>1249379.4</text:p>
          </table:table-cell>
          <table:table-cell table:style-name="ce48" table:formula="of:=AVERAGE([.AB27:.AB31])" office:value-type="float" office:value="2180417.8">
            <text:p>2180417.8</text:p>
          </table:table-cell>
          <table:table-cell table:style-name="ce48" table:formula="of:=AVERAGE([.AC27:.AC31])" office:value-type="float" office:value="3519406.4">
            <text:p>3519406.4</text:p>
          </table:table-cell>
          <table:table-cell table:style-name="ce48" table:formula="of:=AVERAGE([.AD27:.AD31])" office:value-type="float" office:value="1525962.6">
            <text:p>1525962.6</text:p>
          </table:table-cell>
          <table:table-cell table:style-name="ce48" table:formula="of:=AVERAGE([.AE27:.AE31])" office:value-type="float" office:value="163559.6">
            <text:p>163559.6</text:p>
          </table:table-cell>
          <table:table-cell table:number-columns-repeated="2"/>
          <table:table-cell table:style-name="ce44" office:value-type="string">
            <text:p>128x128</text:p>
          </table:table-cell>
          <table:table-cell table:style-name="ce44" table:formula="of:=[.$AA$44]" office:value-type="float" office:value="17935.2">
            <text:p>17935.2</text:p>
          </table:table-cell>
          <table:table-cell table:style-name="ce44" table:formula="of:=[.$AA$54]" office:value-type="float" office:value="6339.6">
            <text:p>6339.6</text:p>
          </table:table-cell>
          <table:table-cell table:style-name="ce44" table:formula="of:=[.$AA$64]" office:value-type="float" office:value="2637811.4">
            <text:p>2637811.4</text:p>
          </table:table-cell>
          <table:table-cell/>
          <table:table-cell table:style-name="ce44" office:value-type="string">
            <text:p>128x128</text:p>
          </table:table-cell>
          <table:table-cell table:style-name="ce44" table:formula="of:=[.$AB$44]" office:value-type="float" office:value="16478.6">
            <text:p>16478.6</text:p>
          </table:table-cell>
          <table:table-cell table:style-name="ce44" table:formula="of:=[.$AB$54]" office:value-type="float" office:value="24694.6">
            <text:p>24694.6</text:p>
          </table:table-cell>
          <table:table-cell table:style-name="ce44" table:formula="of:=[.$AB$64]" office:value-type="float" office:value="4847400.6">
            <text:p>4847400.6</text:p>
          </table:table-cell>
          <table:table-cell/>
          <table:table-cell table:style-name="ce44" office:value-type="string">
            <text:p>128x128</text:p>
          </table:table-cell>
          <table:table-cell table:style-name="ce44" table:formula="of:=[.$AC$44]" office:value-type="float" office:value="1493.6">
            <text:p>1493.6</text:p>
          </table:table-cell>
          <table:table-cell table:style-name="ce44" table:formula="of:=[.$AC$54]" office:value-type="float" office:value="2754.8">
            <text:p>2754.8</text:p>
          </table:table-cell>
          <table:table-cell table:style-name="ce44" table:formula="of:=[.$AC$64]" office:value-type="float" office:value="3396104.2">
            <text:p>3396104.2</text:p>
          </table:table-cell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2"/>
          <table:table-cell table:style-name="ce1" office:value-type="string">
            <text:p>STD</text:p>
          </table:table-cell>
          <table:table-cell table:style-name="ce1" table:formula="of:=STDEV([.V27:.V31])" office:value-type="float" office:value="36193.4106944897">
            <text:p>36193.41</text:p>
          </table:table-cell>
          <table:table-cell table:style-name="ce1" table:formula="of:=STDEV([.W27:.W31])" office:value-type="float" office:value="276363.080193972">
            <text:p>276363.08</text:p>
          </table:table-cell>
          <table:table-cell table:style-name="ce1" table:formula="of:=STDEV([.X27:.X31])" office:value-type="float" office:value="10146761.0636455">
            <text:p>10146761.06</text:p>
          </table:table-cell>
          <table:table-cell table:style-name="ce1" table:formula="of:=STDEV([.Y27:.Y31])" office:value-type="float" office:value="666898.213362654">
            <text:p>666898.21</text:p>
          </table:table-cell>
          <table:table-cell table:style-name="ce1" table:formula="of:=STDEV([.Z27:.Z31])" office:value-type="float" office:value="11258.8252628771">
            <text:p>11258.83</text:p>
          </table:table-cell>
          <table:table-cell table:style-name="ce1" table:formula="of:=STDEV([.AA27:.AA31])" office:value-type="float" office:value="156889.862672194">
            <text:p>156889.86</text:p>
          </table:table-cell>
          <table:table-cell table:style-name="ce1" table:formula="of:=STDEV([.AB27:.AB31])" office:value-type="float" office:value="250852.251457307">
            <text:p>250852.25</text:p>
          </table:table-cell>
          <table:table-cell table:style-name="ce1" table:formula="of:=STDEV([.AC27:.AC31])" office:value-type="float" office:value="1161777.09172728">
            <text:p>1161777.09</text:p>
          </table:table-cell>
          <table:table-cell table:style-name="ce1" table:formula="of:=STDEV([.AD27:.AD31])" office:value-type="float" office:value="182547.077645193">
            <text:p>182547.08</text:p>
          </table:table-cell>
          <table:table-cell table:style-name="ce1" table:formula="of:=STDEV([.AE27:.AE31])" office:value-type="float" office:value="25808.0996840139">
            <text:p>25808.1</text:p>
          </table:table-cell>
          <table:table-cell table:number-columns-repeated="2"/>
          <table:table-cell table:style-name="ce44" office:value-type="string">
            <text:p>256x256</text:p>
          </table:table-cell>
          <table:table-cell table:style-name="ce44" table:formula="of:=[.$AA$76]" office:value-type="float" office:value="2649607.4">
            <text:p>2649607.4</text:p>
          </table:table-cell>
          <table:table-cell table:style-name="ce44" table:formula="of:=[.$AA$86]" office:value-type="float" office:value="74826.8">
            <text:p>74826.8</text:p>
          </table:table-cell>
          <table:table-cell table:style-name="ce44" table:formula="of:=[.$AA$96]" office:value-type="float" office:value="1471016.8">
            <text:p>1471016.8</text:p>
          </table:table-cell>
          <table:table-cell/>
          <table:table-cell table:style-name="ce44" office:value-type="string">
            <text:p>256x256</text:p>
          </table:table-cell>
          <table:table-cell table:style-name="ce44" table:formula="of:=[.$AB$76]" office:value-type="float" office:value="107508.8">
            <text:p>107508.8</text:p>
          </table:table-cell>
          <table:table-cell table:style-name="ce44" table:formula="of:=[.$AB$86]" office:value-type="float" office:value="165003">
            <text:p>165003</text:p>
          </table:table-cell>
          <table:table-cell table:style-name="ce44" table:formula="of:=[.$AB$96]" office:value-type="float" office:value="10832875">
            <text:p>10832875</text:p>
          </table:table-cell>
          <table:table-cell/>
          <table:table-cell table:style-name="ce44" office:value-type="string">
            <text:p>256x256</text:p>
          </table:table-cell>
          <table:table-cell table:style-name="ce44" table:formula="of:=[.$AC$76]" office:value-type="float" office:value="10106.6">
            <text:p>10106.6</text:p>
          </table:table-cell>
          <table:table-cell table:style-name="ce44" table:formula="of:=[.$AC$86]" office:value-type="float" office:value="11491.8">
            <text:p>11491.8</text:p>
          </table:table-cell>
          <table:table-cell table:style-name="ce44" table:formula="of:=[.$AC$96]" office:value-type="float" office:value="951467.2">
            <text:p>951467.2</text:p>
          </table:table-cell>
        </table:table-row>
        <table:table-row table:style-name="ro1">
          <table:table-cell table:number-columns-repeated="2"/>
          <table:table-cell office:value-type="string">
            <text:p>AMD Opteron</text:p>
          </table:table-cell>
          <table:table-cell table:style-name="Default" table:number-columns-repeated="5"/>
          <table:table-cell table:number-columns-repeated="12"/>
          <table:table-cell table:style-name="Default" table:number-columns-repeated="11"/>
          <table:table-cell table:number-columns-repeated="2"/>
          <table:table-cell table:style-name="ce44" office:value-type="string">
            <text:p>512x512</text:p>
          </table:table-cell>
          <table:table-cell table:style-name="ce44" table:formula="of:=[.$AA$108]" office:value-type="float" office:value="51875">
            <text:p>51875</text:p>
          </table:table-cell>
          <table:table-cell table:style-name="ce44" table:formula="of:=[.$AA$118]" office:value-type="float" office:value="58245.8">
            <text:p>58245.8</text:p>
          </table:table-cell>
          <table:table-cell table:style-name="ce44" table:formula="of:=[.$AA$128]" office:value-type="float" office:value="263642">
            <text:p>263642</text:p>
          </table:table-cell>
          <table:table-cell/>
          <table:table-cell table:style-name="ce44" office:value-type="string">
            <text:p>512x512</text:p>
          </table:table-cell>
          <table:table-cell table:style-name="ce44" table:formula="of:=[.$AB$108]" office:value-type="float" office:value="3750092.6">
            <text:p>3750092.6</text:p>
          </table:table-cell>
          <table:table-cell table:style-name="ce44" table:formula="of:=[.$AB$118]" office:value-type="float" office:value="4377595.4">
            <text:p>4377595.4</text:p>
          </table:table-cell>
          <table:table-cell table:style-name="ce44" table:formula="of:=[.$AB$128]" office:value-type="float" office:value="317367632.4">
            <text:p>317367632.4</text:p>
          </table:table-cell>
          <table:table-cell/>
          <table:table-cell table:style-name="ce44" office:value-type="string">
            <text:p>512x512</text:p>
          </table:table-cell>
          <table:table-cell table:style-name="ce44" table:formula="of:=[.$AC$108]" office:value-type="float" office:value="56082.6">
            <text:p>56082.6</text:p>
          </table:table-cell>
          <table:table-cell table:style-name="ce44" table:formula="of:=[.$AC$118]" office:value-type="float" office:value="74518">
            <text:p>74518</text:p>
          </table:table-cell>
          <table:table-cell table:style-name="ce44" table:formula="of:=[.$AC$128]" office:value-type="float" office:value="20788987.8">
            <text:p>20788987.8</text:p>
          </table:table-cell>
        </table:table-row>
        <table:table-row table:style-name="ro1">
          <table:table-cell table:number-columns-repeated="2"/>
          <table:table-cell office:value-type="string">
            <text:p>Linux cgrpup (CPUS 0 and 2 – different chips)</text:p>
          </table:table-cell>
          <table:table-cell table:style-name="Default" table:number-columns-repeated="5"/>
          <table:table-cell table:number-columns-repeated="2"/>
          <table:table-cell office:value-type="string">
            <text:p>AMD Opteron</text:p>
          </table:table-cell>
          <table:table-cell table:number-columns-repeated="9"/>
          <table:table-cell table:style-name="Default" table:number-columns-repeated="11"/>
          <table:table-cell table:number-columns-repeated="2"/>
          <table:table-cell table:style-name="ce44" office:value-type="string">
            <text:p>1024x1024</text:p>
          </table:table-cell>
          <table:table-cell table:style-name="ce44" table:formula="of:=[.$AA$140]" office:value-type="float" office:value="158874">
            <text:p>158874</text:p>
          </table:table-cell>
          <table:table-cell table:style-name="ce44" table:formula="of:=[.$AA$150]" office:value-type="float" office:value="155866.4">
            <text:p>155866.4</text:p>
          </table:table-cell>
          <table:table-cell table:style-name="ce44" table:formula="of:=[.$AA$160]" office:value-type="float" office:value="441316.8">
            <text:p>441316.8</text:p>
          </table:table-cell>
          <table:table-cell/>
          <table:table-cell table:style-name="ce44" office:value-type="string">
            <text:p>1024x1024</text:p>
          </table:table-cell>
          <table:table-cell table:style-name="ce44" table:formula="of:=[.$AB$140]" office:value-type="float" office:value="12044319.4">
            <text:p>12044319.4</text:p>
          </table:table-cell>
          <table:table-cell table:style-name="ce44" table:formula="of:=[.$AB$150]" office:value-type="float" office:value="9283686.2">
            <text:p>9283686.2</text:p>
          </table:table-cell>
          <table:table-cell table:style-name="ce44" table:formula="of:=[.$AB$160]" office:value-type="float" office:value="337823289.2">
            <text:p>337823289.2</text:p>
          </table:table-cell>
          <table:table-cell/>
          <table:table-cell table:style-name="ce44" office:value-type="string">
            <text:p>1024x1024</text:p>
          </table:table-cell>
          <table:table-cell table:style-name="ce44" table:formula="of:=[.$AC$140]" office:value-type="float" office:value="313276.6">
            <text:p>313276.6</text:p>
          </table:table-cell>
          <table:table-cell table:style-name="ce44" table:formula="of:=[.$AC$150]" office:value-type="float" office:value="518645.8">
            <text:p>518645.8</text:p>
          </table:table-cell>
          <table:table-cell table:style-name="ce44" table:formula="of:=[.$AC$160]" office:value-type="float" office:value="19395864.8">
            <text:p>19395864.8</text:p>
          </table:table-cell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2"/>
          <table:table-cell office:value-type="string">
            <text:p>CPUS 0 and 2 – different chips</text:p>
          </table:table-cell>
          <table:table-cell table:number-columns-repeated="9"/>
          <table:table-cell table:style-name="Default" table:number-columns-repeated="11"/>
          <table:table-cell table:number-columns-repeated="2"/>
          <table:table-cell table:style-name="ce44" office:value-type="string">
            <text:p>2048x2048</text:p>
          </table:table-cell>
          <table:table-cell table:style-name="ce44" table:formula="of:=[.$AA$172]" office:value-type="float" office:value="527555.2">
            <text:p>527555.2</text:p>
          </table:table-cell>
          <table:table-cell table:style-name="ce44" table:formula="of:=[.$AA$182]" office:value-type="float" office:value="552074.8">
            <text:p>552074.8</text:p>
          </table:table-cell>
          <table:table-cell table:style-name="ce44" table:formula="of:=[.$AA$192]" office:value-type="float" office:value="1036195.8">
            <text:p>1036195.8</text:p>
          </table:table-cell>
          <table:table-cell/>
          <table:table-cell table:style-name="ce44" office:value-type="string">
            <text:p>2048x2048</text:p>
          </table:table-cell>
          <table:table-cell table:style-name="ce44" table:formula="of:=[.$AB$172]" office:value-type="float" office:value="15786875.2">
            <text:p>15786875.2</text:p>
          </table:table-cell>
          <table:table-cell table:style-name="ce44" table:formula="of:=[.$AB$182]" office:value-type="float" office:value="20393155.2">
            <text:p>20393155.2</text:p>
          </table:table-cell>
          <table:table-cell table:style-name="ce44" table:formula="of:=[.$AB$192]" office:value-type="float" office:value="381436933.6">
            <text:p>381436933.6</text:p>
          </table:table-cell>
          <table:table-cell/>
          <table:table-cell table:style-name="ce44" office:value-type="string">
            <text:p>2048x2048</text:p>
          </table:table-cell>
          <table:table-cell table:style-name="ce44" table:formula="of:=[.$AC$172]" office:value-type="float" office:value="1435826.2">
            <text:p>1435826.2</text:p>
          </table:table-cell>
          <table:table-cell table:style-name="ce44" table:formula="of:=[.$AC$182]" office:value-type="float" office:value="2485683.8">
            <text:p>2485683.8</text:p>
          </table:table-cell>
          <table:table-cell table:style-name="ce44" table:formula="of:=[.$AC$192]" office:value-type="float" office:value="7108749.6">
            <text:p>7108749.6</text:p>
          </table:table-cell>
        </table:table-row>
        <table:table-row table:style-name="ro2">
          <table:table-cell table:number-columns-repeated="3"/>
          <table:table-cell table:style-name="ce20" office:value-type="string">
            <text:p>Sequential 64x64</text:p>
          </table:table-cell>
          <table:table-cell table:style-name="ce20" office:value-type="string">
            <text:p>Sequential 128x128</text:p>
          </table:table-cell>
          <table:table-cell table:style-name="ce20" office:value-type="string">
            <text:p>Sequential 256x256</text:p>
          </table:table-cell>
          <table:table-cell table:style-name="ce20" office:value-type="string">
            <text:p>Sequential 512x512</text:p>
          </table:table-cell>
          <table:table-cell table:style-name="ce20" office:value-type="string">
            <text:p>Sequential 1024x1024</text:p>
          </table:table-cell>
          <table:table-cell table:style-name="ce20" office:value-type="string">
            <text:p>Sequential 2048x2048</text:p>
          </table:table-cell>
          <table:table-cell table:number-columns-repeated="11"/>
          <table:table-cell table:style-name="Default"/>
          <table:table-cell table:style-name="ce45" office:value-type="string">
            <text:p>0x530a42</text:p>
          </table:table-cell>
          <table:table-cell table:style-name="ce45" office:value-type="string">
            <text:p>0x530244</text:p>
          </table:table-cell>
          <table:table-cell table:style-name="ce45" office:value-type="string">
            <text:p>0x530a7d</text:p>
          </table:table-cell>
          <table:table-cell table:style-name="ce45" office:value-type="string">
            <text:p>0x530041</text:p>
          </table:table-cell>
          <table:table-cell table:style-name="ce45" office:value-type="string">
            <text:p>0x530842</text:p>
          </table:table-cell>
          <table:table-cell table:style-name="ce45" office:value-type="string">
            <text:p>0x530844</text:p>
          </table:table-cell>
          <table:table-cell table:style-name="ce45" office:value-type="string">
            <text:p>0x53046c</text:p>
          </table:table-cell>
          <table:table-cell table:style-name="ce45" office:value-type="string">
            <text:p>0x530144</text:p>
          </table:table-cell>
          <table:table-cell table:style-name="ce45" office:value-type="string">
            <text:p>0x530367</text:p>
          </table:table-cell>
          <table:table-cell table:style-name="ce45" office:value-type="string">
            <text:p>0x530242</text:p>
          </table:table-cell>
          <table:table-cell table:number-columns-repeated="16"/>
        </table:table-row>
        <table:table-row table:style-name="ro2">
          <table:table-cell table:number-columns-repeated="3"/>
          <table:table-cell office:value-type="float" office:value="0.26">
            <text:p>0.26</text:p>
          </table:table-cell>
          <table:table-cell office:value-type="float" office:value="1.04">
            <text:p>1.04</text:p>
          </table:table-cell>
          <table:table-cell office:value-type="float" office:value="4.02">
            <text:p>4.02</text:p>
          </table:table-cell>
          <table:table-cell office:value-type="float" office:value="18.07">
            <text:p>18.07</text:p>
          </table:table-cell>
          <table:table-cell office:value-type="float" office:value="75.74">
            <text:p>75.74</text:p>
          </table:table-cell>
          <table:table-cell table:style-name="ce41" office:value-type="float" office:value="319.8">
            <text:p>319.8</text:p>
          </table:table-cell>
          <table:table-cell table:number-columns-repeated="2"/>
          <table:table-cell table:style-name="ce20" office:value-type="string">
            <text:p>Sequential 64x64</text:p>
          </table:table-cell>
          <table:table-cell table:style-name="ce20" office:value-type="string">
            <text:p>Sequential 128x128</text:p>
          </table:table-cell>
          <table:table-cell table:style-name="ce20" office:value-type="string">
            <text:p>Sequential 256x256</text:p>
          </table:table-cell>
          <table:table-cell table:style-name="ce20" office:value-type="string">
            <text:p>Sequential 512x512</text:p>
          </table:table-cell>
          <table:table-cell table:style-name="ce20" office:value-type="string">
            <text:p>Sequential 1024x1024</text:p>
          </table:table-cell>
          <table:table-cell table:style-name="ce20" office:value-type="string">
            <text:p>Sequential 2048x2048</text:p>
          </table:table-cell>
          <table:table-cell table:number-columns-repeated="3"/>
          <table:table-cell table:style-name="ce43" office:value-type="string">
            <text:p>Sequential 128 x 128</text:p>
          </table:table-cell>
          <table:table-cell table:style-name="ce46" office:value-type="string">
            <text:p>DATA_CACHE_REFILLS:L2_SHARED:L2_OWNED</text:p>
          </table:table-cell>
          <table:table-cell table:style-name="ce46" office:value-type="string">
            <text:p>DATA_CACHE_LINES_EVICTED:SHARED</text:p>
          </table:table-cell>
          <table:table-cell table:style-name="ce46" office:value-type="string">
            <text:p>REQUESTS_TO_L2:DATA:SNOOP</text:p>
          </table:table-cell>
          <table:table-cell table:style-name="ce46" office:value-type="string">
            <text:p>DATA_CACHE_MISSES</text:p>
          </table:table-cell>
          <table:table-cell table:style-name="ce46" office:value-type="string">
            <text:p>DATA_CACHE_REFILLS:L2_OWNED</text:p>
          </table:table-cell>
          <table:table-cell table:style-name="ce46" office:value-type="string">
            <text:p>DATA_CACHE_LINES_EVICTED:OWNED</text:p>
          </table:table-cell>
          <table:table-cell table:style-name="ce46" office:value-type="string">
            <text:p>SYSTEM_READ_RESPONSES:SHARED</text:p>
          </table:table-cell>
          <table:table-cell table:style-name="ce46" office:value-type="string">
            <text:p>DATA_CACHE_LINES_EVICTED:INVALID</text:p>
          </table:table-cell>
          <table:table-cell table:style-name="ce46" office:value-type="string">
            <text:p>DATA_PREFETCHES:ALL</text:p>
          </table:table-cell>
          <table:table-cell table:style-name="ce46" office:value-type="string">
            <text:p>DATA_CACHE_REFILLS:L2_SHARED</text:p>
          </table:table-cell>
          <table:table-cell table:number-columns-repeated="16"/>
        </table:table-row>
        <table:table-row table:style-name="ro2">
          <table:table-cell table:number-columns-repeated="3"/>
          <table:table-cell office:value-type="float" office:value="0.24">
            <text:p>0.24</text:p>
          </table:table-cell>
          <table:table-cell office:value-type="float" office:value="1.1">
            <text:p>1.1</text:p>
          </table:table-cell>
          <table:table-cell office:value-type="float" office:value="4.06">
            <text:p>4.06</text:p>
          </table:table-cell>
          <table:table-cell office:value-type="float" office:value="18.74">
            <text:p>18.74</text:p>
          </table:table-cell>
          <table:table-cell office:value-type="float" office:value="80.31">
            <text:p>80.31</text:p>
          </table:table-cell>
          <table:table-cell table:style-name="ce41" office:value-type="float" office:value="302.11">
            <text:p>302.11</text:p>
          </table:table-cell>
          <table:table-cell table:number-columns-repeated="2"/>
          <table:table-cell table:style-name="ce40" office:value-type="float" office:value="0.22">
            <text:p>0.22</text:p>
          </table:table-cell>
          <table:table-cell table:style-name="ce40" office:value-type="float" office:value="0.83">
            <text:p>0.83</text:p>
          </table:table-cell>
          <table:table-cell table:style-name="ce40" office:value-type="float" office:value="3.62">
            <text:p>3.62</text:p>
          </table:table-cell>
          <table:table-cell table:style-name="ce40" office:value-type="float" office:value="16.86">
            <text:p>16.86</text:p>
          </table:table-cell>
          <table:table-cell table:style-name="ce40" office:value-type="float" office:value="68.26">
            <text:p>68.26</text:p>
          </table:table-cell>
          <table:table-cell table:style-name="ce40" office:value-type="float" office:value="274.43">
            <text:p>274.43</text:p>
          </table:table-cell>
          <table:table-cell table:number-columns-repeated="3"/>
          <table:table-cell table:style-name="Default"/>
          <table:table-cell table:style-name="ce45" office:value-type="float" office:value="167409">
            <text:p>167409</text:p>
          </table:table-cell>
          <table:table-cell table:style-name="ce45" office:value-type="float" office:value="93511">
            <text:p>93511</text:p>
          </table:table-cell>
          <table:table-cell table:style-name="ce45" office:value-type="float" office:value="7826038">
            <text:p>7826038</text:p>
          </table:table-cell>
          <table:table-cell table:style-name="ce45" office:value-type="float" office:value="286777">
            <text:p>286777</text:p>
          </table:table-cell>
          <table:table-cell table:style-name="ce45" office:value-type="float" office:value="50423">
            <text:p>50423</text:p>
          </table:table-cell>
          <table:table-cell table:style-name="ce45" office:value-type="float" office:value="46400">
            <text:p>46400</text:p>
          </table:table-cell>
          <table:table-cell table:style-name="ce45" office:value-type="float" office:value="22868">
            <text:p>22868</text:p>
          </table:table-cell>
          <table:table-cell table:style-name="ce45" office:value-type="float" office:value="387">
            <text:p>387</text:p>
          </table:table-cell>
          <table:table-cell table:style-name="ce45" office:value-type="float" office:value="229856">
            <text:p>229856</text:p>
          </table:table-cell>
          <table:table-cell table:style-name="ce45" office:value-type="float" office:value="123064">
            <text:p>123064</text:p>
          </table:table-cell>
          <table:table-cell table:number-columns-repeated="2"/>
          <table:table-cell table:style-name="ce44"/>
          <table:table-cell table:style-name="ce58" table:formula="of:=[.$AD$5]" office:value-type="string" office:string-value="0x530367" table:number-columns-spanned="3" table:number-rows-spanned="1">
            <text:p>0x530367</text:p>
          </table:table-cell>
          <table:covered-table-cell table:style-name="ce44"/>
          <table:covered-table-cell table:style-name="ce44"/>
          <table:table-cell/>
          <table:table-cell table:style-name="ce44"/>
          <table:table-cell table:style-name="ce58" table:formula="of:=[.$AE$5]" office:value-type="string" office:string-value="0x530242" table:number-columns-spanned="3" table:number-rows-spanned="1">
            <text:p>0x530242</text:p>
          </table:table-cell>
          <table:covered-table-cell table:style-name="ce44"/>
          <table:covered-table-cell table:style-name="ce44"/>
          <table:table-cell table:number-columns-repeated="5"/>
        </table:table-row>
        <table:table-row table:style-name="ro2">
          <table:table-cell table:number-columns-repeated="3"/>
          <table:table-cell office:value-type="float" office:value="0.26">
            <text:p>0.26</text:p>
          </table:table-cell>
          <table:table-cell office:value-type="float" office:value="1.07">
            <text:p>1.07</text:p>
          </table:table-cell>
          <table:table-cell office:value-type="float" office:value="4.23">
            <text:p>4.23</text:p>
          </table:table-cell>
          <table:table-cell office:value-type="float" office:value="16.5">
            <text:p>16.5</text:p>
          </table:table-cell>
          <table:table-cell office:value-type="float" office:value="80.42">
            <text:p>80.42</text:p>
          </table:table-cell>
          <table:table-cell table:style-name="ce41" office:value-type="float" office:value="295.69">
            <text:p>295.69</text:p>
          </table:table-cell>
          <table:table-cell table:number-columns-repeated="2"/>
          <table:table-cell table:style-name="ce40" office:value-type="float" office:value="0.21">
            <text:p>0.21</text:p>
          </table:table-cell>
          <table:table-cell table:style-name="ce40" office:value-type="float" office:value="0.82">
            <text:p>0.82</text:p>
          </table:table-cell>
          <table:table-cell table:style-name="ce40" office:value-type="float" office:value="3.56">
            <text:p>3.56</text:p>
          </table:table-cell>
          <table:table-cell table:style-name="ce40" office:value-type="float" office:value="15.33">
            <text:p>15.33</text:p>
          </table:table-cell>
          <table:table-cell table:style-name="ce40" office:value-type="float" office:value="68.94">
            <text:p>68.94</text:p>
          </table:table-cell>
          <table:table-cell table:style-name="ce40" office:value-type="float" office:value="272.94">
            <text:p>272.94</text:p>
          </table:table-cell>
          <table:table-cell table:number-columns-repeated="4"/>
          <table:table-cell office:value-type="float" office:value="189337">
            <text:p>189337</text:p>
          </table:table-cell>
          <table:table-cell office:value-type="float" office:value="134180">
            <text:p>134180</text:p>
          </table:table-cell>
          <table:table-cell office:value-type="float" office:value="5249629">
            <text:p>5249629</text:p>
          </table:table-cell>
          <table:table-cell office:value-type="float" office:value="557154">
            <text:p>557154</text:p>
          </table:table-cell>
          <table:table-cell office:value-type="float" office:value="5898">
            <text:p>5898</text:p>
          </table:table-cell>
          <table:table-cell office:value-type="float" office:value="4207">
            <text:p>4207</text:p>
          </table:table-cell>
          <table:table-cell office:value-type="float" office:value="8027">
            <text:p>8027</text:p>
          </table:table-cell>
          <table:table-cell office:value-type="float" office:value="1568">
            <text:p>1568</text:p>
          </table:table-cell>
          <table:table-cell office:value-type="float" office:value="526712">
            <text:p>526712</text:p>
          </table:table-cell>
          <table:table-cell office:value-type="float" office:value="189376">
            <text:p>189376</text:p>
          </table:table-cell>
          <table:table-cell table:number-columns-repeated="2"/>
          <table:table-cell table:style-name="ce44"/>
          <table:table-cell table:style-name="ce58" table:formula="of:=[.$AD$6]" office:value-type="string" office:string-value="DATA_PREFETCHES:ALL" table:number-columns-spanned="3" table:number-rows-spanned="1">
            <text:p>DATA_PREFETCHES:ALL</text:p>
          </table:table-cell>
          <table:covered-table-cell table:style-name="ce44"/>
          <table:covered-table-cell table:style-name="ce44"/>
          <table:table-cell/>
          <table:table-cell table:style-name="ce44"/>
          <table:table-cell table:style-name="ce58" table:formula="of:=[.$AE$6]" office:value-type="string" office:string-value="DATA_CACHE_REFILLS:L2_SHARED" table:number-columns-spanned="3" table:number-rows-spanned="1">
            <text:p>DATA_CACHE_REFILLS:L2_SHARED</text:p>
          </table:table-cell>
          <table:covered-table-cell table:style-name="ce44"/>
          <table:covered-table-cell table:style-name="ce44"/>
          <table:table-cell table:number-columns-repeated="5"/>
        </table:table-row>
        <table:table-row table:style-name="ro2">
          <table:table-cell table:number-columns-repeated="3"/>
          <table:table-cell office:value-type="float" office:value="0.26">
            <text:p>0.26</text:p>
          </table:table-cell>
          <table:table-cell office:value-type="float" office:value="1.08">
            <text:p>1.08</text:p>
          </table:table-cell>
          <table:table-cell office:value-type="float" office:value="4.18">
            <text:p>4.18</text:p>
          </table:table-cell>
          <table:table-cell office:value-type="float" office:value="17.16">
            <text:p>17.16</text:p>
          </table:table-cell>
          <table:table-cell office:value-type="float" office:value="74.69">
            <text:p>74.69</text:p>
          </table:table-cell>
          <table:table-cell table:style-name="ce41" office:value-type="float" office:value="315.45">
            <text:p>315.45</text:p>
          </table:table-cell>
          <table:table-cell table:number-columns-repeated="2"/>
          <table:table-cell table:style-name="ce40" office:value-type="float" office:value="0.2">
            <text:p>0.2</text:p>
          </table:table-cell>
          <table:table-cell table:style-name="ce40" office:value-type="float" office:value="0.83">
            <text:p>0.83</text:p>
          </table:table-cell>
          <table:table-cell table:style-name="ce40" office:value-type="float" office:value="3.32">
            <text:p>3.32</text:p>
          </table:table-cell>
          <table:table-cell table:style-name="ce40" office:value-type="float" office:value="17.58">
            <text:p>17.58</text:p>
          </table:table-cell>
          <table:table-cell table:style-name="ce40" office:value-type="float" office:value="69.08">
            <text:p>69.08</text:p>
          </table:table-cell>
          <table:table-cell table:style-name="ce40" office:value-type="float" office:value="272.17">
            <text:p>272.17</text:p>
          </table:table-cell>
          <table:table-cell table:number-columns-repeated="4"/>
          <table:table-cell office:value-type="float" office:value="231801">
            <text:p>231801</text:p>
          </table:table-cell>
          <table:table-cell office:value-type="float" office:value="212560">
            <text:p>212560</text:p>
          </table:table-cell>
          <table:table-cell office:value-type="float" office:value="7566379">
            <text:p>7566379</text:p>
          </table:table-cell>
          <table:table-cell office:value-type="float" office:value="448118">
            <text:p>448118</text:p>
          </table:table-cell>
          <table:table-cell office:value-type="float" office:value="5018">
            <text:p>5018</text:p>
          </table:table-cell>
          <table:table-cell office:value-type="float" office:value="3199">
            <text:p>3199</text:p>
          </table:table-cell>
          <table:table-cell office:value-type="float" office:value="29536">
            <text:p>29536</text:p>
          </table:table-cell>
          <table:table-cell office:value-type="float" office:value="2417">
            <text:p>2417</text:p>
          </table:table-cell>
          <table:table-cell office:value-type="float" office:value="603283">
            <text:p>603283</text:p>
          </table:table-cell>
          <table:table-cell office:value-type="float" office:value="205900">
            <text:p>205900</text:p>
          </table:table-cell>
          <table:table-cell table:number-columns-repeated="2"/>
          <table:table-cell table:style-name="ce44"/>
          <table:table-cell table:style-name="ce44" office:value-type="string">
            <text:p>Sequential</text:p>
          </table:table-cell>
          <table:table-cell table:style-name="ce44" office:value-type="string">
            <text:p>Best-case</text:p>
          </table:table-cell>
          <table:table-cell table:style-name="ce44" office:value-type="string">
            <text:p>Parallel</text:p>
          </table:table-cell>
          <table:table-cell/>
          <table:table-cell table:style-name="ce44"/>
          <table:table-cell table:style-name="ce44" office:value-type="string">
            <text:p>Sequential</text:p>
          </table:table-cell>
          <table:table-cell table:style-name="ce44" office:value-type="string">
            <text:p>Best-case</text:p>
          </table:table-cell>
          <table:table-cell table:style-name="ce44" office:value-type="string">
            <text:p>Paralle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0.25">
            <text:p>0.25</text:p>
          </table:table-cell>
          <table:table-cell office:value-type="float" office:value="1.02">
            <text:p>1.02</text:p>
          </table:table-cell>
          <table:table-cell office:value-type="float" office:value="4.02">
            <text:p>4.02</text:p>
          </table:table-cell>
          <table:table-cell office:value-type="float" office:value="17.86">
            <text:p>17.86</text:p>
          </table:table-cell>
          <table:table-cell office:value-type="float" office:value="70.84">
            <text:p>70.84</text:p>
          </table:table-cell>
          <table:table-cell table:style-name="ce41" office:value-type="float" office:value="307.8">
            <text:p>307.8</text:p>
          </table:table-cell>
          <table:table-cell table:number-columns-repeated="2"/>
          <table:table-cell table:style-name="ce40" office:value-type="float" office:value="0.2">
            <text:p>0.2</text:p>
          </table:table-cell>
          <table:table-cell table:style-name="ce40" office:value-type="float" office:value="0.83">
            <text:p>0.83</text:p>
          </table:table-cell>
          <table:table-cell table:style-name="ce40" office:value-type="float" office:value="3.33">
            <text:p>3.33</text:p>
          </table:table-cell>
          <table:table-cell table:style-name="ce40" office:value-type="float" office:value="15.52">
            <text:p>15.52</text:p>
          </table:table-cell>
          <table:table-cell table:style-name="ce40" office:value-type="float" office:value="69.88">
            <text:p>69.88</text:p>
          </table:table-cell>
          <table:table-cell table:style-name="ce40" office:value-type="float" office:value="275.88">
            <text:p>275.88</text:p>
          </table:table-cell>
          <table:table-cell table:number-columns-repeated="4"/>
          <table:table-cell office:value-type="float" office:value="116400">
            <text:p>116400</text:p>
          </table:table-cell>
          <table:table-cell office:value-type="float" office:value="89660">
            <text:p>89660</text:p>
          </table:table-cell>
          <table:table-cell office:value-type="float" office:value="2045535">
            <text:p>2045535</text:p>
          </table:table-cell>
          <table:table-cell office:value-type="float" office:value="325275">
            <text:p>325275</text:p>
          </table:table-cell>
          <table:table-cell office:value-type="float" office:value="13252">
            <text:p>13252</text:p>
          </table:table-cell>
          <table:table-cell office:value-type="float" office:value="1552">
            <text:p>1552</text:p>
          </table:table-cell>
          <table:table-cell office:value-type="float" office:value="1817">
            <text:p>1817</text:p>
          </table:table-cell>
          <table:table-cell office:value-type="float" office:value="557">
            <text:p>557</text:p>
          </table:table-cell>
          <table:table-cell office:value-type="float" office:value="243364">
            <text:p>243364</text:p>
          </table:table-cell>
          <table:table-cell office:value-type="float" office:value="98480">
            <text:p>98480</text:p>
          </table:table-cell>
          <table:table-cell table:number-columns-repeated="2"/>
          <table:table-cell table:style-name="ce44" office:value-type="string">
            <text:p>64x64</text:p>
          </table:table-cell>
          <table:table-cell table:style-name="ce44" table:formula="of:=[.$AD$12]" office:value-type="float" office:value="27462.2">
            <text:p>27462.2</text:p>
          </table:table-cell>
          <table:table-cell table:style-name="ce44" table:formula="of:=[.$AD$22]" office:value-type="float" office:value="113541.4">
            <text:p>113541.4</text:p>
          </table:table-cell>
          <table:table-cell table:style-name="ce44" table:formula="of:=[.$AD$32]" office:value-type="float" office:value="1525962.6">
            <text:p>1525962.6</text:p>
          </table:table-cell>
          <table:table-cell/>
          <table:table-cell table:style-name="ce44" office:value-type="string">
            <text:p>64x64</text:p>
          </table:table-cell>
          <table:table-cell table:style-name="ce44" table:formula="of:=[.$AE$12]" office:value-type="float" office:value="14166.4">
            <text:p>14166.4</text:p>
          </table:table-cell>
          <table:table-cell table:style-name="ce44" table:formula="of:=[.$AE$22]" office:value-type="float" office:value="38363">
            <text:p>38363</text:p>
          </table:table-cell>
          <table:table-cell table:style-name="ce44" table:formula="of:=[.$AE$32]" office:value-type="float" office:value="163559.6">
            <text:p>163559.6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 office:value-type="string">
            <text:p>Average</text:p>
          </table:table-cell>
          <table:table-cell table:style-name="ce21" table:formula="of:=AVERAGE([.D38:.D42])" office:value-type="float" office:value="0.254">
            <text:p>0.25</text:p>
          </table:table-cell>
          <table:table-cell table:style-name="ce28" table:formula="of:=AVERAGE([.E38:.E42])" office:value-type="float" office:value="1.062">
            <text:p>1.06</text:p>
          </table:table-cell>
          <table:table-cell table:style-name="ce21" table:formula="of:=AVERAGE([.F38:.F42])" office:value-type="float" office:value="4.102">
            <text:p>4.1</text:p>
          </table:table-cell>
          <table:table-cell table:style-name="ce21" table:formula="of:=AVERAGE([.G38:.G42])" office:value-type="float" office:value="17.666">
            <text:p>17.67</text:p>
          </table:table-cell>
          <table:table-cell table:style-name="ce21" table:formula="of:=AVERAGE([.H38:.H42])" office:value-type="float" office:value="76.4">
            <text:p>76.4</text:p>
          </table:table-cell>
          <table:table-cell table:style-name="ce26" table:formula="of:=AVERAGE([.I38:.I42])" office:value-type="float" office:value="308.17">
            <text:p>308.17</text:p>
          </table:table-cell>
          <table:table-cell table:number-columns-repeated="2"/>
          <table:table-cell table:style-name="ce40" office:value-type="float" office:value="0.2">
            <text:p>0.2</text:p>
          </table:table-cell>
          <table:table-cell table:style-name="ce40" office:value-type="float" office:value="0.84">
            <text:p>0.84</text:p>
          </table:table-cell>
          <table:table-cell table:style-name="ce40" office:value-type="float" office:value="3.33">
            <text:p>3.33</text:p>
          </table:table-cell>
          <table:table-cell table:style-name="ce40" office:value-type="float" office:value="17.32">
            <text:p>17.32</text:p>
          </table:table-cell>
          <table:table-cell table:style-name="ce40" office:value-type="float" office:value="69.73">
            <text:p>69.73</text:p>
          </table:table-cell>
          <table:table-cell table:style-name="ce40" office:value-type="float" office:value="273.74">
            <text:p>273.74</text:p>
          </table:table-cell>
          <table:table-cell table:number-columns-repeated="4"/>
          <table:table-cell table:style-name="ce46" office:value-type="float" office:value="214580">
            <text:p>214580</text:p>
          </table:table-cell>
          <table:table-cell table:style-name="ce46" office:value-type="float" office:value="137819">
            <text:p>137819</text:p>
          </table:table-cell>
          <table:table-cell table:style-name="ce46" office:value-type="float" office:value="4252917">
            <text:p>4252917</text:p>
          </table:table-cell>
          <table:table-cell table:style-name="ce46" office:value-type="float" office:value="443584">
            <text:p>443584</text:p>
          </table:table-cell>
          <table:table-cell table:style-name="ce46" office:value-type="float" office:value="32838">
            <text:p>32838</text:p>
          </table:table-cell>
          <table:table-cell table:style-name="ce46" office:value-type="float" office:value="34318">
            <text:p>34318</text:p>
          </table:table-cell>
          <table:table-cell table:style-name="ce46" office:value-type="float" office:value="20145">
            <text:p>20145</text:p>
          </table:table-cell>
          <table:table-cell table:style-name="ce46" office:value-type="float" office:value="2539">
            <text:p>2539</text:p>
          </table:table-cell>
          <table:table-cell table:style-name="ce46" office:value-type="float" office:value="419337">
            <text:p>419337</text:p>
          </table:table-cell>
          <table:table-cell table:style-name="ce46" office:value-type="float" office:value="182034">
            <text:p>182034</text:p>
          </table:table-cell>
          <table:table-cell table:number-columns-repeated="2"/>
          <table:table-cell table:style-name="ce44" office:value-type="string">
            <text:p>128x128</text:p>
          </table:table-cell>
          <table:table-cell table:style-name="ce44" table:formula="of:=[.$AD$44]" office:value-type="float" office:value="404510.4">
            <text:p>404510.4</text:p>
          </table:table-cell>
          <table:table-cell table:style-name="ce44" table:formula="of:=[.$AD$54]" office:value-type="float" office:value="666844.6">
            <text:p>666844.6</text:p>
          </table:table-cell>
          <table:table-cell table:style-name="ce44" table:formula="of:=[.$AD$64]" office:value-type="float" office:value="74749281.8">
            <text:p>74749281.8</text:p>
          </table:table-cell>
          <table:table-cell/>
          <table:table-cell table:style-name="ce44" office:value-type="string">
            <text:p>128x128</text:p>
          </table:table-cell>
          <table:table-cell table:style-name="ce44" table:formula="of:=[.$AE$44]" office:value-type="float" office:value="159770.8">
            <text:p>159770.8</text:p>
          </table:table-cell>
          <table:table-cell table:style-name="ce44" table:formula="of:=[.$AE$54]" office:value-type="float" office:value="313916.4">
            <text:p>313916.4</text:p>
          </table:table-cell>
          <table:table-cell table:style-name="ce44" table:formula="of:=[.$AE$64]" office:value-type="float" office:value="39020061">
            <text:p>3902006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>
            <text:p>STD</text:p>
          </table:table-cell>
          <table:table-cell table:style-name="ce22" table:formula="of:=STDEV([.D38:.D42])" office:value-type="float" office:value="0.00894427190999917">
            <text:p>0.01</text:p>
          </table:table-cell>
          <table:table-cell table:style-name="ce22" table:formula="of:=STDEV([.E38:.E42])" office:value-type="float" office:value="0.0319374388453427">
            <text:p>0.03</text:p>
          </table:table-cell>
          <table:table-cell table:style-name="ce22" table:formula="of:=STDEV([.F38:.F42])" office:value-type="float" office:value="0.0970566844684077">
            <text:p>0.1</text:p>
          </table:table-cell>
          <table:table-cell table:style-name="ce22" table:formula="of:=STDEV([.G38:.G42])" office:value-type="float" office:value="0.86167279172549">
            <text:p>0.86</text:p>
          </table:table-cell>
          <table:table-cell table:style-name="ce22" table:formula="of:=STDEV([.H38:.H42])" office:value-type="float" office:value="4.05344914856471">
            <text:p>4.05</text:p>
          </table:table-cell>
          <table:table-cell table:style-name="ce32" table:formula="of:=STDEV([.I38:.I42])" office:value-type="float" office:value="9.75789680207779">
            <text:p>9.76</text:p>
          </table:table-cell>
          <table:table-cell/>
          <table:table-cell table:style-name="ce1" office:value-type="string">
            <text:p>Average</text:p>
          </table:table-cell>
          <table:table-cell table:style-name="ce21" table:formula="of:=AVERAGE([.L39:.L43])" office:value-type="float" office:value="0.206">
            <text:p>0.21</text:p>
          </table:table-cell>
          <table:table-cell table:style-name="ce28" table:formula="of:=AVERAGE([.M39:.M43])" office:value-type="float" office:value="0.83">
            <text:p>0.83</text:p>
          </table:table-cell>
          <table:table-cell table:style-name="ce21" table:formula="of:=AVERAGE([.N39:.N43])" office:value-type="float" office:value="3.432">
            <text:p>3.43</text:p>
          </table:table-cell>
          <table:table-cell table:style-name="ce21" table:formula="of:=AVERAGE([.O39:.O43])" office:value-type="float" office:value="16.522">
            <text:p>16.52</text:p>
          </table:table-cell>
          <table:table-cell table:style-name="ce21" table:formula="of:=AVERAGE([.P39:.P43])" office:value-type="float" office:value="69.178">
            <text:p>69.18</text:p>
          </table:table-cell>
          <table:table-cell table:style-name="ce26" table:formula="of:=AVERAGE([.Q39:.Q43])" office:value-type="float" office:value="273.832">
            <text:p>273.83</text:p>
          </table:table-cell>
          <table:table-cell table:number-columns-repeated="3"/>
          <table:table-cell table:style-name="ce1" office:value-type="string">
            <text:p>Average</text:p>
          </table:table-cell>
          <table:table-cell table:style-name="ce48" table:formula="of:=AVERAGE([.V39:.V43])" office:value-type="float" office:value="183905.4">
            <text:p>183905.4</text:p>
          </table:table-cell>
          <table:table-cell table:style-name="ce48" table:formula="of:=AVERAGE([.W39:.W43])" office:value-type="float" office:value="133546">
            <text:p>133546</text:p>
          </table:table-cell>
          <table:table-cell table:style-name="ce48" table:formula="of:=AVERAGE([.X39:.X43])" office:value-type="float" office:value="5388099.6">
            <text:p>5388099.6</text:p>
          </table:table-cell>
          <table:table-cell table:style-name="ce48" table:formula="of:=AVERAGE([.Y39:.Y43])" office:value-type="float" office:value="412181.6">
            <text:p>412181.6</text:p>
          </table:table-cell>
          <table:table-cell table:style-name="ce48" table:formula="of:=AVERAGE([.Z39:.Z43])" office:value-type="float" office:value="21485.8">
            <text:p>21485.8</text:p>
          </table:table-cell>
          <table:table-cell table:style-name="ce48" table:formula="of:=AVERAGE([.AA39:.AA43])" office:value-type="float" office:value="17935.2">
            <text:p>17935.2</text:p>
          </table:table-cell>
          <table:table-cell table:style-name="ce48" table:formula="of:=AVERAGE([.AB39:.AB43])" office:value-type="float" office:value="16478.6">
            <text:p>16478.6</text:p>
          </table:table-cell>
          <table:table-cell table:style-name="ce48" table:formula="of:=AVERAGE([.AC39:.AC43])" office:value-type="float" office:value="1493.6">
            <text:p>1493.6</text:p>
          </table:table-cell>
          <table:table-cell table:style-name="ce48" table:formula="of:=AVERAGE([.AD39:.AD43])" office:value-type="float" office:value="404510.4">
            <text:p>404510.4</text:p>
          </table:table-cell>
          <table:table-cell table:style-name="ce48" table:formula="of:=AVERAGE([.AE39:.AE43])" office:value-type="float" office:value="159770.8">
            <text:p>159770.8</text:p>
          </table:table-cell>
          <table:table-cell table:number-columns-repeated="2"/>
          <table:table-cell table:style-name="ce44" office:value-type="string">
            <text:p>256x256</text:p>
          </table:table-cell>
          <table:table-cell table:style-name="ce44" table:formula="of:=[.$AC$76]" office:value-type="float" office:value="10106.6">
            <text:p>10106.6</text:p>
          </table:table-cell>
          <table:table-cell table:style-name="ce44" table:formula="of:=[.$AD$86]" office:value-type="float" office:value="158849806.6">
            <text:p>158849806.6</text:p>
          </table:table-cell>
          <table:table-cell table:style-name="ce44" table:formula="of:=[.$AD$96]" office:value-type="float" office:value="306830866.4">
            <text:p>306830866.4</text:p>
          </table:table-cell>
          <table:table-cell/>
          <table:table-cell table:style-name="ce44" office:value-type="string">
            <text:p>256x256</text:p>
          </table:table-cell>
          <table:table-cell table:style-name="ce44" table:formula="of:=[.$AE$76]" office:value-type="float" office:value="44184211.2">
            <text:p>44184211.2</text:p>
          </table:table-cell>
          <table:table-cell table:style-name="ce44" table:formula="of:=[.$AE$86]" office:value-type="float" office:value="50000031">
            <text:p>50000031</text:p>
          </table:table-cell>
          <table:table-cell table:style-name="ce44" table:formula="of:=[.$AE$96]" office:value-type="float" office:value="161387950.2">
            <text:p>161387950.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2"/>
          <table:table-cell table:style-name="ce3" office:value-type="string">
            <text:p>STD</text:p>
          </table:table-cell>
          <table:table-cell table:style-name="ce22" table:formula="of:=STDEV([.L39:.L43])" office:value-type="float" office:value="0.00894427190999915">
            <text:p>0.01</text:p>
          </table:table-cell>
          <table:table-cell table:style-name="ce22" table:formula="of:=STDEV([.M39:.M43])" office:value-type="float" office:value="0.00707106781186544">
            <text:p>0.01</text:p>
          </table:table-cell>
          <table:table-cell table:style-name="ce22" table:formula="of:=STDEV([.N39:.N43])" office:value-type="float" office:value="0.145842380671738">
            <text:p>0.15</text:p>
          </table:table-cell>
          <table:table-cell table:style-name="ce22" table:formula="of:=STDEV([.O39:.O43])" office:value-type="float" office:value="1.03625286489351">
            <text:p>1.04</text:p>
          </table:table-cell>
          <table:table-cell table:style-name="ce22" table:formula="of:=STDEV([.P39:.P43])" office:value-type="float" office:value="0.653161542039944">
            <text:p>0.65</text:p>
          </table:table-cell>
          <table:table-cell table:style-name="ce32" table:formula="of:=STDEV([.Q39:.Q43])" office:value-type="float" office:value="1.42462977646825">
            <text:p>1.42</text:p>
          </table:table-cell>
          <table:table-cell table:number-columns-repeated="3"/>
          <table:table-cell table:style-name="ce1" office:value-type="string">
            <text:p>STD</text:p>
          </table:table-cell>
          <table:table-cell table:style-name="ce1" table:formula="of:=STDEV([.V39:.V43])" office:value-type="float" office:value="44982.0300375606">
            <text:p>44982.03</text:p>
          </table:table-cell>
          <table:table-cell table:style-name="ce1" table:formula="of:=STDEV([.W39:.W43])" office:value-type="float" office:value="49473.8691179495">
            <text:p>49473.87</text:p>
          </table:table-cell>
          <table:table-cell table:style-name="ce1" table:formula="of:=STDEV([.X39:.X43])" office:value-type="float" office:value="2406709.19173044">
            <text:p>2406709.19</text:p>
          </table:table-cell>
          <table:table-cell table:style-name="ce1" table:formula="of:=STDEV([.Y39:.Y43])" office:value-type="float" office:value="107904.59114097">
            <text:p>107904.59</text:p>
          </table:table-cell>
          <table:table-cell table:style-name="ce1" table:formula="of:=STDEV([.Z39:.Z43])" office:value-type="float" office:value="19673.5698133308">
            <text:p>19673.57</text:p>
          </table:table-cell>
          <table:table-cell table:style-name="ce1" table:formula="of:=STDEV([.AA39:.AA43])" office:value-type="float" office:value="20932.4466009112">
            <text:p>20932.45</text:p>
          </table:table-cell>
          <table:table-cell table:style-name="ce1" table:formula="of:=STDEV([.AB39:.AB43])" office:value-type="float" office:value="11304.365010915">
            <text:p>11304.37</text:p>
          </table:table-cell>
          <table:table-cell table:style-name="ce1" table:formula="of:=STDEV([.AC39:.AC43])" office:value-type="float" office:value="1006.58422399718">
            <text:p>1006.58</text:p>
          </table:table-cell>
          <table:table-cell table:style-name="ce1" table:formula="of:=STDEV([.AD39:.AD43])" office:value-type="float" office:value="166685.277764114">
            <text:p>166685.28</text:p>
          </table:table-cell>
          <table:table-cell table:style-name="ce1" table:formula="of:=STDEV([.AE39:.AE43])" office:value-type="float" office:value="46378.8000189742">
            <text:p>46378.8</text:p>
          </table:table-cell>
          <table:table-cell table:number-columns-repeated="2"/>
          <table:table-cell table:style-name="ce44" office:value-type="string">
            <text:p>512x512</text:p>
          </table:table-cell>
          <table:table-cell table:style-name="ce44" table:formula="of:=[.$AD$108]" office:value-type="float" office:value="477615472.8">
            <text:p>477615472.8</text:p>
          </table:table-cell>
          <table:table-cell table:style-name="ce44" table:formula="of:=[.$AD$118]" office:value-type="float" office:value="473676269">
            <text:p>473676269</text:p>
          </table:table-cell>
          <table:table-cell table:style-name="ce44" table:formula="of:=[.$AD$128]" office:value-type="float" office:value="634970906">
            <text:p>634970906</text:p>
          </table:table-cell>
          <table:table-cell/>
          <table:table-cell table:style-name="ce44" office:value-type="string">
            <text:p>512x512</text:p>
          </table:table-cell>
          <table:table-cell table:style-name="ce44" table:formula="of:=[.$AE$108]" office:value-type="float" office:value="17173636">
            <text:p>17173636</text:p>
          </table:table-cell>
          <table:table-cell table:style-name="ce44" table:formula="of:=[.$AE$118]" office:value-type="float" office:value="15445101.4">
            <text:p>15445101.4</text:p>
          </table:table-cell>
          <table:table-cell table:style-name="ce44" table:formula="of:=[.$AE$128]" office:value-type="float" office:value="300703493.2">
            <text:p>300703493.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0" office:value-type="string">
            <text:p>Parallel 64x64</text:p>
          </table:table-cell>
          <table:table-cell table:style-name="ce20" office:value-type="string">
            <text:p>Parallel 128x128</text:p>
          </table:table-cell>
          <table:table-cell table:style-name="ce20" office:value-type="string">
            <text:p>Parallel 256x256</text:p>
          </table:table-cell>
          <table:table-cell table:style-name="ce20" office:value-type="string">
            <text:p>Parallel 512x512</text:p>
          </table:table-cell>
          <table:table-cell table:style-name="ce20" office:value-type="string">
            <text:p>Parallel 1024x1024</text:p>
          </table:table-cell>
          <table:table-cell table:style-name="ce20" office:value-type="string">
            <text:p>Parallel 2048x2048</text:p>
          </table:table-cell>
          <table:table-cell table:number-columns-repeated="11"/>
          <table:table-cell table:style-name="Default" table:number-columns-repeated="11"/>
          <table:table-cell table:number-columns-repeated="2"/>
          <table:table-cell table:style-name="ce44" office:value-type="string">
            <text:p>1024x1024</text:p>
          </table:table-cell>
          <table:table-cell table:style-name="ce44" table:formula="of:=[.$AD$140]" office:value-type="float" office:value="1269456156">
            <text:p>1269456156</text:p>
          </table:table-cell>
          <table:table-cell table:style-name="ce44" table:formula="of:=[.$AD$150]" office:value-type="float" office:value="1269486053.4">
            <text:p>1269486053.4</text:p>
          </table:table-cell>
          <table:table-cell table:style-name="ce44" table:formula="of:=[.$AD$160]" office:value-type="float" office:value="2517991013.6">
            <text:p>2517991013.6</text:p>
          </table:table-cell>
          <table:table-cell/>
          <table:table-cell table:style-name="ce44" office:value-type="string">
            <text:p>1024x1024</text:p>
          </table:table-cell>
          <table:table-cell table:style-name="ce44" table:formula="of:=[.$AE$140]" office:value-type="float" office:value="7851101.8">
            <text:p>7851101.8</text:p>
          </table:table-cell>
          <table:table-cell table:style-name="ce44" table:formula="of:=[.$AE$150]" office:value-type="float" office:value="5347909.6">
            <text:p>5347909.6</text:p>
          </table:table-cell>
          <table:table-cell table:style-name="ce44" table:formula="of:=[.$AE$160]" office:value-type="float" office:value="320068394">
            <text:p>320068394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8"/>
          <table:table-cell office:value-type="float" office:value="0.13">
            <text:p>0.13</text:p>
          </table:table-cell>
          <table:table-cell office:value-type="float" office:value="0.57">
            <text:p>0.57</text:p>
          </table:table-cell>
          <table:table-cell office:value-type="float" office:value="2.11">
            <text:p>2.11</text:p>
          </table:table-cell>
          <table:table-cell office:value-type="float" office:value="9.21">
            <text:p>9.21</text:p>
          </table:table-cell>
          <table:table-cell office:value-type="float" office:value="44.17">
            <text:p>44.17</text:p>
          </table:table-cell>
          <table:table-cell table:style-name="ce40" office:value-type="float" office:value="169.47">
            <text:p>169.47</text:p>
          </table:table-cell>
          <table:table-cell table:number-columns-repeated="2"/>
          <table:table-cell table:style-name="ce20" office:value-type="string">
            <text:p>Parallel 64x64</text:p>
          </table:table-cell>
          <table:table-cell table:style-name="ce20" office:value-type="string">
            <text:p>Parallel 128x128</text:p>
          </table:table-cell>
          <table:table-cell table:style-name="ce20" office:value-type="string">
            <text:p>Parallel 256x256</text:p>
          </table:table-cell>
          <table:table-cell table:style-name="ce20" office:value-type="string">
            <text:p>Parallel 512x512</text:p>
          </table:table-cell>
          <table:table-cell table:style-name="ce20" office:value-type="string">
            <text:p>Parallel 1024x1024</text:p>
          </table:table-cell>
          <table:table-cell table:style-name="ce20" office:value-type="string">
            <text:p>Parallel 2048x2048</text:p>
          </table:table-cell>
          <table:table-cell table:number-columns-repeated="3"/>
          <table:table-cell table:style-name="Default"/>
          <table:table-cell table:style-name="ce45" office:value-type="string">
            <text:p>0x530a42</text:p>
          </table:table-cell>
          <table:table-cell table:style-name="ce45" office:value-type="string">
            <text:p>0x530244</text:p>
          </table:table-cell>
          <table:table-cell table:style-name="ce45" office:value-type="string">
            <text:p>0x530a7d</text:p>
          </table:table-cell>
          <table:table-cell table:style-name="ce45" office:value-type="string">
            <text:p>0x530041</text:p>
          </table:table-cell>
          <table:table-cell table:style-name="ce45" office:value-type="string">
            <text:p>0x530842</text:p>
          </table:table-cell>
          <table:table-cell table:style-name="ce45" office:value-type="string">
            <text:p>0x530844</text:p>
          </table:table-cell>
          <table:table-cell table:style-name="ce45" office:value-type="string">
            <text:p>0x53046c</text:p>
          </table:table-cell>
          <table:table-cell table:style-name="ce45" office:value-type="string">
            <text:p>0x530144</text:p>
          </table:table-cell>
          <table:table-cell table:style-name="ce45" office:value-type="string">
            <text:p>0x530367</text:p>
          </table:table-cell>
          <table:table-cell table:style-name="ce45" office:value-type="string">
            <text:p>0x530242</text:p>
          </table:table-cell>
          <table:table-cell table:number-columns-repeated="2"/>
          <table:table-cell table:style-name="ce44" office:value-type="string">
            <text:p>2048x2048</text:p>
          </table:table-cell>
          <table:table-cell table:style-name="ce44" table:formula="of:=[.$AD$172]" office:value-type="float" office:value="5064572737.6">
            <text:p>5064572737.6</text:p>
          </table:table-cell>
          <table:table-cell table:style-name="ce44" table:formula="of:=[.$AD$182]" office:value-type="float" office:value="5068244099.2">
            <text:p>5068244099.2</text:p>
          </table:table-cell>
          <table:table-cell table:style-name="ce44" table:formula="of:=[.$AD$192]" office:value-type="float" office:value="10073138646.4">
            <text:p>10073138646.4</text:p>
          </table:table-cell>
          <table:table-cell/>
          <table:table-cell table:style-name="ce44" office:value-type="string">
            <text:p>2048x2048</text:p>
          </table:table-cell>
          <table:table-cell table:style-name="ce44" table:formula="of:=[.$AE$172]" office:value-type="float" office:value="4526491.4">
            <text:p>4526491.4</text:p>
          </table:table-cell>
          <table:table-cell table:style-name="ce44" table:formula="of:=[.$AE$182]" office:value-type="float" office:value="5419803.6">
            <text:p>5419803.6</text:p>
          </table:table-cell>
          <table:table-cell table:style-name="ce44" table:formula="of:=[.$AE$192]" office:value-type="float" office:value="339250153.4">
            <text:p>339250153.4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8"/>
          <table:table-cell office:value-type="float" office:value="0.13">
            <text:p>0.13</text:p>
          </table:table-cell>
          <table:table-cell office:value-type="float" office:value="0.57">
            <text:p>0.57</text:p>
          </table:table-cell>
          <table:table-cell office:value-type="float" office:value="2.14">
            <text:p>2.14</text:p>
          </table:table-cell>
          <table:table-cell office:value-type="float" office:value="8.95">
            <text:p>8.95</text:p>
          </table:table-cell>
          <table:table-cell office:value-type="float" office:value="38.18">
            <text:p>38.18</text:p>
          </table:table-cell>
          <table:table-cell table:style-name="ce40" office:value-type="float" office:value="152.88">
            <text:p>152.88</text:p>
          </table:table-cell>
          <table:table-cell/>
          <table:table-cell table:style-name="ce18"/>
          <table:table-cell table:style-name="ce40" office:value-type="float" office:value="0.1">
            <text:p>0.1</text:p>
          </table:table-cell>
          <table:table-cell table:style-name="ce40" office:value-type="float" office:value="0.45">
            <text:p>0.45</text:p>
          </table:table-cell>
          <table:table-cell table:style-name="ce40" office:value-type="float" office:value="1.79">
            <text:p>1.79</text:p>
          </table:table-cell>
          <table:table-cell table:style-name="ce40" office:value-type="float" office:value="8.62">
            <text:p>8.62</text:p>
          </table:table-cell>
          <table:table-cell table:style-name="ce40" office:value-type="float" office:value="42.18">
            <text:p>42.18</text:p>
          </table:table-cell>
          <table:table-cell table:style-name="ce40" office:value-type="float" office:value="167.65">
            <text:p>167.65</text:p>
          </table:table-cell>
          <table:table-cell table:number-columns-repeated="3"/>
          <table:table-cell table:style-name="ce43" office:value-type="string">
            <text:p>Best-case 128 x 128</text:p>
          </table:table-cell>
          <table:table-cell table:style-name="ce46" office:value-type="string">
            <text:p>DATA_CACHE_REFILLS:L2_SHARED:L2_OWNED</text:p>
          </table:table-cell>
          <table:table-cell table:style-name="ce46" office:value-type="string">
            <text:p>DATA_CACHE_LINES_EVICTED:SHARED</text:p>
          </table:table-cell>
          <table:table-cell table:style-name="ce46" office:value-type="string">
            <text:p>REQUESTS_TO_L2:DATA:SNOOP</text:p>
          </table:table-cell>
          <table:table-cell table:style-name="ce46" office:value-type="string">
            <text:p>DATA_CACHE_MISSES</text:p>
          </table:table-cell>
          <table:table-cell table:style-name="ce46" office:value-type="string">
            <text:p>DATA_CACHE_REFILLS:L2_OWNED</text:p>
          </table:table-cell>
          <table:table-cell table:style-name="ce46" office:value-type="string">
            <text:p>DATA_CACHE_LINES_EVICTED:OWNED</text:p>
          </table:table-cell>
          <table:table-cell table:style-name="ce46" office:value-type="string">
            <text:p>SYSTEM_READ_RESPONSES:SHARED</text:p>
          </table:table-cell>
          <table:table-cell table:style-name="ce46" office:value-type="string">
            <text:p>DATA_CACHE_LINES_EVICTED:INVALID</text:p>
          </table:table-cell>
          <table:table-cell table:style-name="ce46" office:value-type="string">
            <text:p>DATA_PREFETCHES:ALL</text:p>
          </table:table-cell>
          <table:table-cell table:style-name="ce46" office:value-type="string">
            <text:p>DATA_CACHE_REFILLS:L2_SHARED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15">
            <text:p>0.15</text:p>
          </table:table-cell>
          <table:table-cell office:value-type="float" office:value="0.54">
            <text:p>0.54</text:p>
          </table:table-cell>
          <table:table-cell office:value-type="float" office:value="2.17">
            <text:p>2.17</text:p>
          </table:table-cell>
          <table:table-cell office:value-type="float" office:value="9.61">
            <text:p>9.61</text:p>
          </table:table-cell>
          <table:table-cell office:value-type="float" office:value="45.43">
            <text:p>45.43</text:p>
          </table:table-cell>
          <table:table-cell table:style-name="ce40" office:value-type="float" office:value="163.09">
            <text:p>163.09</text:p>
          </table:table-cell>
          <table:table-cell/>
          <table:table-cell table:style-name="ce18"/>
          <table:table-cell table:style-name="ce40" office:value-type="float" office:value="0.11">
            <text:p>0.11</text:p>
          </table:table-cell>
          <table:table-cell table:style-name="ce40" office:value-type="float" office:value="0.46">
            <text:p>0.46</text:p>
          </table:table-cell>
          <table:table-cell table:style-name="ce40" office:value-type="float" office:value="1.76">
            <text:p>1.76</text:p>
          </table:table-cell>
          <table:table-cell table:style-name="ce40" office:value-type="float" office:value="9.92">
            <text:p>9.92</text:p>
          </table:table-cell>
          <table:table-cell table:style-name="ce40" office:value-type="float" office:value="38.73">
            <text:p>38.73</text:p>
          </table:table-cell>
          <table:table-cell table:style-name="ce40" office:value-type="float" office:value="152.18">
            <text:p>152.18</text:p>
          </table:table-cell>
          <table:table-cell table:number-columns-repeated="3"/>
          <table:table-cell table:style-name="Default"/>
          <table:table-cell table:style-name="ce45" office:value-type="float" office:value="282819">
            <text:p>282819</text:p>
          </table:table-cell>
          <table:table-cell table:style-name="ce45" office:value-type="float" office:value="218451">
            <text:p>218451</text:p>
          </table:table-cell>
          <table:table-cell table:style-name="ce45" office:value-type="float" office:value="2160721">
            <text:p>2160721</text:p>
          </table:table-cell>
          <table:table-cell table:style-name="ce45" office:value-type="float" office:value="517920">
            <text:p>517920</text:p>
          </table:table-cell>
          <table:table-cell table:style-name="ce45" office:value-type="float" office:value="12752">
            <text:p>12752</text:p>
          </table:table-cell>
          <table:table-cell table:style-name="ce45" office:value-type="float" office:value="3954">
            <text:p>3954</text:p>
          </table:table-cell>
          <table:table-cell table:style-name="ce45" office:value-type="float" office:value="14138">
            <text:p>14138</text:p>
          </table:table-cell>
          <table:table-cell table:style-name="ce45" office:value-type="float" office:value="1725">
            <text:p>1725</text:p>
          </table:table-cell>
          <table:table-cell table:style-name="ce45" office:value-type="float" office:value="545503">
            <text:p>545503</text:p>
          </table:table-cell>
          <table:table-cell table:style-name="ce45" office:value-type="float" office:value="276051">
            <text:p>276051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15">
            <text:p>0.15</text:p>
          </table:table-cell>
          <table:table-cell office:value-type="float" office:value="0.6">
            <text:p>0.6</text:p>
          </table:table-cell>
          <table:table-cell office:value-type="float" office:value="2.1">
            <text:p>2.1</text:p>
          </table:table-cell>
          <table:table-cell office:value-type="float" office:value="9">
            <text:p>9</text:p>
          </table:table-cell>
          <table:table-cell office:value-type="float" office:value="43.96">
            <text:p>43.96</text:p>
          </table:table-cell>
          <table:table-cell table:style-name="ce40" office:value-type="float" office:value="156.9">
            <text:p>156.9</text:p>
          </table:table-cell>
          <table:table-cell/>
          <table:table-cell table:style-name="ce18"/>
          <table:table-cell table:style-name="ce40" office:value-type="float" office:value="0.11">
            <text:p>0.11</text:p>
          </table:table-cell>
          <table:table-cell table:style-name="ce40" office:value-type="float" office:value="0.45">
            <text:p>0.45</text:p>
          </table:table-cell>
          <table:table-cell table:style-name="ce40" office:value-type="float" office:value="1.79">
            <text:p>1.79</text:p>
          </table:table-cell>
          <table:table-cell table:style-name="ce40" office:value-type="float" office:value="8.36">
            <text:p>8.36</text:p>
          </table:table-cell>
          <table:table-cell table:style-name="ce40" office:value-type="float" office:value="38.81">
            <text:p>38.81</text:p>
          </table:table-cell>
          <table:table-cell table:style-name="ce40" office:value-type="float" office:value="151.06">
            <text:p>151.06</text:p>
          </table:table-cell>
          <table:table-cell table:number-columns-repeated="4"/>
          <table:table-cell office:value-type="float" office:value="362243">
            <text:p>362243</text:p>
          </table:table-cell>
          <table:table-cell office:value-type="float" office:value="212130">
            <text:p>212130</text:p>
          </table:table-cell>
          <table:table-cell office:value-type="float" office:value="3119393">
            <text:p>3119393</text:p>
          </table:table-cell>
          <table:table-cell office:value-type="float" office:value="559792">
            <text:p>559792</text:p>
          </table:table-cell>
          <table:table-cell office:value-type="float" office:value="19698">
            <text:p>19698</text:p>
          </table:table-cell>
          <table:table-cell office:value-type="float" office:value="8632">
            <text:p>8632</text:p>
          </table:table-cell>
          <table:table-cell office:value-type="float" office:value="19142">
            <text:p>19142</text:p>
          </table:table-cell>
          <table:table-cell office:value-type="float" office:value="2421">
            <text:p>2421</text:p>
          </table:table-cell>
          <table:table-cell office:value-type="float" office:value="805617">
            <text:p>805617</text:p>
          </table:table-cell>
          <table:table-cell office:value-type="float" office:value="301483">
            <text:p>301483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14">
            <text:p>0.14</text:p>
          </table:table-cell>
          <table:table-cell office:value-type="float" office:value="0.57">
            <text:p>0.57</text:p>
          </table:table-cell>
          <table:table-cell office:value-type="float" office:value="2.13">
            <text:p>2.13</text:p>
          </table:table-cell>
          <table:table-cell office:value-type="float" office:value="9.14">
            <text:p>9.14</text:p>
          </table:table-cell>
          <table:table-cell office:value-type="float" office:value="34.99">
            <text:p>34.99</text:p>
          </table:table-cell>
          <table:table-cell table:style-name="ce40" office:value-type="float" office:value="160.7">
            <text:p>160.7</text:p>
          </table:table-cell>
          <table:table-cell/>
          <table:table-cell table:style-name="ce18"/>
          <table:table-cell table:style-name="ce40" office:value-type="float" office:value="0.11">
            <text:p>0.11</text:p>
          </table:table-cell>
          <table:table-cell table:style-name="ce40" office:value-type="float" office:value="0.46">
            <text:p>0.46</text:p>
          </table:table-cell>
          <table:table-cell table:style-name="ce40" office:value-type="float" office:value="1.73">
            <text:p>1.73</text:p>
          </table:table-cell>
          <table:table-cell table:style-name="ce40" office:value-type="float" office:value="8.65">
            <text:p>8.65</text:p>
          </table:table-cell>
          <table:table-cell table:style-name="ce40" office:value-type="float" office:value="42">
            <text:p>42</text:p>
          </table:table-cell>
          <table:table-cell table:style-name="ce40" office:value-type="float" office:value="164.43">
            <text:p>164.43</text:p>
          </table:table-cell>
          <table:table-cell table:number-columns-repeated="4"/>
          <table:table-cell office:value-type="float" office:value="341922">
            <text:p>341922</text:p>
          </table:table-cell>
          <table:table-cell office:value-type="float" office:value="275930">
            <text:p>275930</text:p>
          </table:table-cell>
          <table:table-cell office:value-type="float" office:value="2078320">
            <text:p>2078320</text:p>
          </table:table-cell>
          <table:table-cell office:value-type="float" office:value="576150">
            <text:p>576150</text:p>
          </table:table-cell>
          <table:table-cell office:value-type="float" office:value="14650">
            <text:p>14650</text:p>
          </table:table-cell>
          <table:table-cell office:value-type="float" office:value="7568">
            <text:p>7568</text:p>
          </table:table-cell>
          <table:table-cell office:value-type="float" office:value="17935">
            <text:p>17935</text:p>
          </table:table-cell>
          <table:table-cell office:value-type="float" office:value="3766">
            <text:p>3766</text:p>
          </table:table-cell>
          <table:table-cell office:value-type="float" office:value="715012">
            <text:p>715012</text:p>
          </table:table-cell>
          <table:table-cell office:value-type="float" office:value="344720">
            <text:p>344720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9" office:value-type="string">
            <text:p>Average</text:p>
          </table:table-cell>
          <table:table-cell table:style-name="ce24" table:formula="of:=AVERAGE([.D47:.D51])" office:value-type="float" office:value="0.14">
            <text:p>0.14</text:p>
          </table:table-cell>
          <table:table-cell table:style-name="ce29" table:formula="of:=AVERAGE([.E47:.E51])" office:value-type="float" office:value="0.57">
            <text:p>0,57</text:p>
          </table:table-cell>
          <table:table-cell table:style-name="ce29" table:formula="of:=AVERAGE([.F47:.F51])" office:value-type="float" office:value="2.13">
            <text:p>2,13</text:p>
          </table:table-cell>
          <table:table-cell table:style-name="ce24" table:formula="of:=AVERAGE([.G47:.G51])" office:value-type="float" office:value="9.182">
            <text:p>9.18</text:p>
          </table:table-cell>
          <table:table-cell table:style-name="ce26" table:formula="of:=AVERAGE([.H47:.H51])" office:value-type="float" office:value="41.346">
            <text:p>41.35</text:p>
          </table:table-cell>
          <table:table-cell table:style-name="ce29" table:formula="of:=AVERAGE([.I47:.I51])" office:value-type="float" office:value="160.608">
            <text:p>160,61</text:p>
          </table:table-cell>
          <table:table-cell/>
          <table:table-cell table:style-name="ce18"/>
          <table:table-cell table:style-name="ce40" office:value-type="float" office:value="0.1">
            <text:p>0.1</text:p>
          </table:table-cell>
          <table:table-cell table:style-name="ce40" office:value-type="float" office:value="0.47">
            <text:p>0.47</text:p>
          </table:table-cell>
          <table:table-cell table:style-name="ce40" office:value-type="float" office:value="1.77">
            <text:p>1.77</text:p>
          </table:table-cell>
          <table:table-cell table:style-name="ce40" office:value-type="float" office:value="8.71">
            <text:p>8.71</text:p>
          </table:table-cell>
          <table:table-cell table:style-name="ce40" office:value-type="float" office:value="37.43">
            <text:p>37.43</text:p>
          </table:table-cell>
          <table:table-cell table:style-name="ce40" office:value-type="float" office:value="166.94">
            <text:p>166.94</text:p>
          </table:table-cell>
          <table:table-cell table:number-columns-repeated="4"/>
          <table:table-cell office:value-type="float" office:value="317769">
            <text:p>317769</text:p>
          </table:table-cell>
          <table:table-cell office:value-type="float" office:value="235848">
            <text:p>235848</text:p>
          </table:table-cell>
          <table:table-cell office:value-type="float" office:value="1977870">
            <text:p>1977870</text:p>
          </table:table-cell>
          <table:table-cell office:value-type="float" office:value="525378">
            <text:p>525378</text:p>
          </table:table-cell>
          <table:table-cell office:value-type="float" office:value="13751">
            <text:p>13751</text:p>
          </table:table-cell>
          <table:table-cell office:value-type="float" office:value="5594">
            <text:p>5594</text:p>
          </table:table-cell>
          <table:table-cell office:value-type="float" office:value="42872">
            <text:p>42872</text:p>
          </table:table-cell>
          <table:table-cell office:value-type="float" office:value="2111">
            <text:p>2111</text:p>
          </table:table-cell>
          <table:table-cell office:value-type="float" office:value="608939">
            <text:p>608939</text:p>
          </table:table-cell>
          <table:table-cell office:value-type="float" office:value="319447">
            <text:p>319447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9" office:value-type="string">
            <text:p>STD</text:p>
          </table:table-cell>
          <table:table-cell table:style-name="ce24" table:formula="of:=STDEV([.D47:.D51])" office:value-type="float" office:value="0.01">
            <text:p>0.01</text:p>
          </table:table-cell>
          <table:table-cell table:style-name="ce29" table:formula="of:=STDEV([.E47:.E51])" office:value-type="float" office:value="0.0212132034355964">
            <text:p>0,02</text:p>
          </table:table-cell>
          <table:table-cell table:style-name="ce29" table:formula="of:=STDEV([.F47:.F51])" office:value-type="float" office:value="0.0273861278752583">
            <text:p>0,03</text:p>
          </table:table-cell>
          <table:table-cell table:style-name="ce24" table:formula="of:=STDEV([.G47:.G51])" office:value-type="float" office:value="0.26109385285755">
            <text:p>0.26</text:p>
          </table:table-cell>
          <table:table-cell table:style-name="ce26" table:formula="of:=STDEV([.H47:.H51])" office:value-type="float" office:value="4.52518839386826">
            <text:p>4.53</text:p>
          </table:table-cell>
          <table:table-cell table:style-name="ce29" table:formula="of:=STDEV([.I47:.I51])" office:value-type="float" office:value="6.28838373511032">
            <text:p>6,29</text:p>
          </table:table-cell>
          <table:table-cell/>
          <table:table-cell table:style-name="ce19" office:value-type="string">
            <text:p>Average</text:p>
          </table:table-cell>
          <table:table-cell table:style-name="ce24" table:formula="of:=AVERAGE([.L48:.L52])" office:value-type="float" office:value="0.106">
            <text:p>0.11</text:p>
          </table:table-cell>
          <table:table-cell table:style-name="ce29" table:formula="of:=AVERAGE([.M48:.M52])" office:value-type="float" office:value="0.458">
            <text:p>0,46</text:p>
          </table:table-cell>
          <table:table-cell table:style-name="ce29" table:formula="of:=AVERAGE([.N48:.N52])" office:value-type="float" office:value="1.768">
            <text:p>1,77</text:p>
          </table:table-cell>
          <table:table-cell table:style-name="ce24" table:formula="of:=AVERAGE([.O48:.O52])" office:value-type="float" office:value="8.852">
            <text:p>8.85</text:p>
          </table:table-cell>
          <table:table-cell table:style-name="ce26" table:formula="of:=AVERAGE([.P48:.P52])" office:value-type="float" office:value="39.83">
            <text:p>39.83</text:p>
          </table:table-cell>
          <table:table-cell table:style-name="ce29" table:formula="of:=AVERAGE([.Q48:.Q52])" office:value-type="float" office:value="160.452">
            <text:p>160,45</text:p>
          </table:table-cell>
          <table:table-cell table:number-columns-repeated="4"/>
          <table:table-cell table:style-name="ce46" office:value-type="float" office:value="348316">
            <text:p>348316</text:p>
          </table:table-cell>
          <table:table-cell table:style-name="ce46" office:value-type="float" office:value="242957">
            <text:p>242957</text:p>
          </table:table-cell>
          <table:table-cell table:style-name="ce46" office:value-type="float" office:value="6558710">
            <text:p>6558710</text:p>
          </table:table-cell>
          <table:table-cell table:style-name="ce46" office:value-type="float" office:value="565058">
            <text:p>565058</text:p>
          </table:table-cell>
          <table:table-cell table:style-name="ce46" office:value-type="float" office:value="13614">
            <text:p>13614</text:p>
          </table:table-cell>
          <table:table-cell table:style-name="ce46" office:value-type="float" office:value="5950">
            <text:p>5950</text:p>
          </table:table-cell>
          <table:table-cell table:style-name="ce46" office:value-type="float" office:value="29386">
            <text:p>29386</text:p>
          </table:table-cell>
          <table:table-cell table:style-name="ce46" office:value-type="float" office:value="3751">
            <text:p>3751</text:p>
          </table:table-cell>
          <table:table-cell table:style-name="ce46" office:value-type="float" office:value="659152">
            <text:p>659152</text:p>
          </table:table-cell>
          <table:table-cell table:style-name="ce46" office:value-type="float" office:value="327881">
            <text:p>327881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2"/>
          <table:table-cell table:style-name="ce19" office:value-type="string">
            <text:p>STD</text:p>
          </table:table-cell>
          <table:table-cell table:style-name="ce24" table:formula="of:=STDEV([.L48:.L52])" office:value-type="float" office:value="0.00547722557505166">
            <text:p>0.01</text:p>
          </table:table-cell>
          <table:table-cell table:style-name="ce29" table:formula="of:=STDEV([.M48:.M52])" office:value-type="float" office:value="0.00836660026534076">
            <text:p>0,01</text:p>
          </table:table-cell>
          <table:table-cell table:style-name="ce29" table:formula="of:=STDEV([.N48:.N52])" office:value-type="float" office:value="0.0248997991959775">
            <text:p>0,02</text:p>
          </table:table-cell>
          <table:table-cell table:style-name="ce24" table:formula="of:=STDEV([.O48:.O52])" office:value-type="float" office:value="0.611857826623146">
            <text:p>0.61</text:p>
          </table:table-cell>
          <table:table-cell table:style-name="ce26" table:formula="of:=STDEV([.P48:.P52])" office:value-type="float" office:value="2.13552101371071">
            <text:p>2.14</text:p>
          </table:table-cell>
          <table:table-cell table:style-name="ce29" table:formula="of:=STDEV([.Q48:.Q52])" office:value-type="float" office:value="8.16035354626256">
            <text:p>8,16</text:p>
          </table:table-cell>
          <table:table-cell table:number-columns-repeated="3"/>
          <table:table-cell table:style-name="ce1" office:value-type="string">
            <text:p>Average</text:p>
          </table:table-cell>
          <table:table-cell table:style-name="ce48" table:formula="of:=AVERAGE([.V49:.V53])" office:value-type="float" office:value="330613.8">
            <text:p>330613.8</text:p>
          </table:table-cell>
          <table:table-cell table:style-name="ce48" table:formula="of:=AVERAGE([.W49:.W53])" office:value-type="float" office:value="237063.2">
            <text:p>237063.2</text:p>
          </table:table-cell>
          <table:table-cell table:style-name="ce48" table:formula="of:=AVERAGE([.X49:.X53])" office:value-type="float" office:value="3179002.8">
            <text:p>3179002.8</text:p>
          </table:table-cell>
          <table:table-cell table:style-name="ce48" table:formula="of:=AVERAGE([.Y49:.Y53])" office:value-type="float" office:value="548859.6">
            <text:p>548859.6</text:p>
          </table:table-cell>
          <table:table-cell table:style-name="ce48" table:formula="of:=AVERAGE([.Z49:.Z53])" office:value-type="float" office:value="14893">
            <text:p>14893</text:p>
          </table:table-cell>
          <table:table-cell table:style-name="ce48" table:formula="of:=AVERAGE([.AA49:.AA53])" office:value-type="float" office:value="6339.6">
            <text:p>6339.6</text:p>
          </table:table-cell>
          <table:table-cell table:style-name="ce48" table:formula="of:=AVERAGE([.AB49:.AB53])" office:value-type="float" office:value="24694.6">
            <text:p>24694.6</text:p>
          </table:table-cell>
          <table:table-cell table:style-name="ce48" table:formula="of:=AVERAGE([.AC49:.AC53])" office:value-type="float" office:value="2754.8">
            <text:p>2754.8</text:p>
          </table:table-cell>
          <table:table-cell table:style-name="ce48" table:formula="of:=AVERAGE([.AD49:.AD53])" office:value-type="float" office:value="666844.6">
            <text:p>666844.6</text:p>
          </table:table-cell>
          <table:table-cell table:style-name="ce48" table:formula="of:=AVERAGE([.AE49:.AE53])" office:value-type="float" office:value="313916.4">
            <text:p>313916.4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8"/>
          <table:table-cell table:style-name="ce25" office:value-type="string">
            <text:p>Concurrent 64x46</text:p>
          </table:table-cell>
          <table:table-cell table:style-name="ce25" office:value-type="string">
            <text:p>Concurrent 128x128</text:p>
          </table:table-cell>
          <table:table-cell table:style-name="ce25" office:value-type="string">
            <text:p>Concurrent 256x256</text:p>
          </table:table-cell>
          <table:table-cell table:style-name="ce25" office:value-type="string">
            <text:p>Concurrent 512x512</text:p>
          </table:table-cell>
          <table:table-cell table:style-name="ce25" office:value-type="string">
            <text:p>Concurrent 1024x1024</text:p>
          </table:table-cell>
          <table:table-cell table:style-name="ce25" office:value-type="string">
            <text:p>Concurrent 2048x2048</text:p>
          </table:table-cell>
          <table:table-cell table:number-columns-repeated="11"/>
          <table:table-cell table:style-name="ce1" office:value-type="string">
            <text:p>STD</text:p>
          </table:table-cell>
          <table:table-cell table:style-name="ce1" table:formula="of:=STDEV([.V49:.V53])" office:value-type="float" office:value="31188.8656366339">
            <text:p>31188.87</text:p>
          </table:table-cell>
          <table:table-cell table:style-name="ce1" table:formula="of:=STDEV([.W49:.W53])" office:value-type="float" office:value="25074.4899389798">
            <text:p>25074.49</text:p>
          </table:table-cell>
          <table:table-cell table:style-name="ce1" table:formula="of:=STDEV([.X49:.X53])" office:value-type="float" office:value="1944035.3996038">
            <text:p>1944035.4</text:p>
          </table:table-cell>
          <table:table-cell table:style-name="ce1" table:formula="of:=STDEV([.Y49:.Y53])" office:value-type="float" office:value="25667.6637581218">
            <text:p>25667.66</text:p>
          </table:table-cell>
          <table:table-cell table:style-name="ce1" table:formula="of:=STDEV([.Z49:.Z53])" office:value-type="float" office:value="2769.06843541289">
            <text:p>2769.07</text:p>
          </table:table-cell>
          <table:table-cell table:style-name="ce1" table:formula="of:=STDEV([.AA49:.AA53])" office:value-type="float" office:value="1814.03274501868">
            <text:p>1814.03</text:p>
          </table:table-cell>
          <table:table-cell table:style-name="ce1" table:formula="of:=STDEV([.AB49:.AB53])" office:value-type="float" office:value="11623.1715465272">
            <text:p>11623.17</text:p>
          </table:table-cell>
          <table:table-cell table:style-name="ce1" table:formula="of:=STDEV([.AC49:.AC53])" office:value-type="float" office:value="948.858366670179">
            <text:p>948.86</text:p>
          </table:table-cell>
          <table:table-cell table:style-name="ce1" table:formula="of:=STDEV([.AD49:.AD53])" office:value-type="float" office:value="99641.7281077561">
            <text:p>99641.73</text:p>
          </table:table-cell>
          <table:table-cell table:style-name="ce1" table:formula="of:=STDEV([.AE49:.AE53])" office:value-type="float" office:value="26281.3494478499">
            <text:p>26281.35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28">
            <text:p>0.28</text:p>
          </table:table-cell>
          <table:table-cell office:value-type="float" office:value="0.91">
            <text:p>0.91</text:p>
          </table:table-cell>
          <table:table-cell office:value-type="float" office:value="3.07">
            <text:p>3.07</text:p>
          </table:table-cell>
          <table:table-cell office:value-type="float" office:value="16.75">
            <text:p>16.75</text:p>
          </table:table-cell>
          <table:table-cell office:value-type="float" office:value="53.41">
            <text:p>53.41</text:p>
          </table:table-cell>
          <table:table-cell table:style-name="ce40" office:value-type="float" office:value="223.48">
            <text:p>223.48</text:p>
          </table:table-cell>
          <table:table-cell/>
          <table:table-cell table:style-name="ce18"/>
          <table:table-cell table:style-name="ce25" office:value-type="string">
            <text:p>Concurrent 64x46</text:p>
          </table:table-cell>
          <table:table-cell table:style-name="ce25" office:value-type="string">
            <text:p>Concurrent 128x128</text:p>
          </table:table-cell>
          <table:table-cell table:style-name="ce25" office:value-type="string">
            <text:p>Concurrent 256x256</text:p>
          </table:table-cell>
          <table:table-cell table:style-name="ce25" office:value-type="string">
            <text:p>Concurrent 512x512</text:p>
          </table:table-cell>
          <table:table-cell table:style-name="ce25" office:value-type="string">
            <text:p>Concurrent 1024x1024</text:p>
          </table:table-cell>
          <table:table-cell table:style-name="ce25" office:value-type="string">
            <text:p>Concurrent 2048x2048</text:p>
          </table:table-cell>
          <table:table-cell table:number-columns-repeated="3"/>
          <table:table-cell table:style-name="Default" table:number-columns-repeated="11"/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37">
            <text:p>0.37</text:p>
          </table:table-cell>
          <table:table-cell office:value-type="float" office:value="0.95">
            <text:p>0.95</text:p>
          </table:table-cell>
          <table:table-cell office:value-type="float" office:value="3.28">
            <text:p>3.28</text:p>
          </table:table-cell>
          <table:table-cell office:value-type="float" office:value="16.75">
            <text:p>16.75</text:p>
          </table:table-cell>
          <table:table-cell office:value-type="float" office:value="55.95">
            <text:p>55.95</text:p>
          </table:table-cell>
          <table:table-cell table:style-name="ce40" office:value-type="float" office:value="204.82">
            <text:p>204.82</text:p>
          </table:table-cell>
          <table:table-cell/>
          <table:table-cell table:style-name="ce18"/>
          <table:table-cell table:style-name="ce40" office:value-type="float" office:value="0.31">
            <text:p>0.31</text:p>
          </table:table-cell>
          <table:table-cell table:style-name="ce40" office:value-type="float" office:value="1.13">
            <text:p>1.13</text:p>
          </table:table-cell>
          <table:table-cell table:style-name="ce40" office:value-type="float" office:value="4.47">
            <text:p>4.47</text:p>
          </table:table-cell>
          <table:table-cell table:style-name="ce40" office:value-type="float" office:value="18.38">
            <text:p>18.38</text:p>
          </table:table-cell>
          <table:table-cell table:style-name="ce40" office:value-type="float" office:value="71.36">
            <text:p>71.36</text:p>
          </table:table-cell>
          <table:table-cell table:style-name="ce40" office:value-type="float" office:value="273.42">
            <text:p>273.42</text:p>
          </table:table-cell>
          <table:table-cell table:number-columns-repeated="3"/>
          <table:table-cell table:style-name="Default"/>
          <table:table-cell table:style-name="ce45" office:value-type="string">
            <text:p>0x530a42</text:p>
          </table:table-cell>
          <table:table-cell table:style-name="ce45" office:value-type="string">
            <text:p>0x530244</text:p>
          </table:table-cell>
          <table:table-cell table:style-name="ce45" office:value-type="string">
            <text:p>0x530a7d</text:p>
          </table:table-cell>
          <table:table-cell table:style-name="ce45" office:value-type="string">
            <text:p>0x530041</text:p>
          </table:table-cell>
          <table:table-cell table:style-name="ce45" office:value-type="string">
            <text:p>0x530842</text:p>
          </table:table-cell>
          <table:table-cell table:style-name="ce45" office:value-type="string">
            <text:p>0x530844</text:p>
          </table:table-cell>
          <table:table-cell table:style-name="ce45" office:value-type="string">
            <text:p>0x53046c</text:p>
          </table:table-cell>
          <table:table-cell table:style-name="ce45" office:value-type="string">
            <text:p>0x530144</text:p>
          </table:table-cell>
          <table:table-cell table:style-name="ce45" office:value-type="string">
            <text:p>0x530367</text:p>
          </table:table-cell>
          <table:table-cell table:style-name="ce45" office:value-type="string">
            <text:p>0x530242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28">
            <text:p>0.28</text:p>
          </table:table-cell>
          <table:table-cell office:value-type="float" office:value="0.91">
            <text:p>0.91</text:p>
          </table:table-cell>
          <table:table-cell office:value-type="float" office:value="3.11">
            <text:p>3.11</text:p>
          </table:table-cell>
          <table:table-cell office:value-type="float" office:value="16.71">
            <text:p>16.71</text:p>
          </table:table-cell>
          <table:table-cell office:value-type="float" office:value="60.8">
            <text:p>60.8</text:p>
          </table:table-cell>
          <table:table-cell table:style-name="ce40" office:value-type="float" office:value="217.54">
            <text:p>217.54</text:p>
          </table:table-cell>
          <table:table-cell/>
          <table:table-cell table:style-name="ce18"/>
          <table:table-cell table:style-name="ce40" office:value-type="float" office:value="0.62">
            <text:p>0.62</text:p>
          </table:table-cell>
          <table:table-cell table:style-name="ce40" office:value-type="float" office:value="1.1">
            <text:p>1.1</text:p>
          </table:table-cell>
          <table:table-cell table:style-name="ce40" office:value-type="float" office:value="4.44">
            <text:p>4.44</text:p>
          </table:table-cell>
          <table:table-cell table:style-name="ce40" office:value-type="float" office:value="19.46">
            <text:p>19.46</text:p>
          </table:table-cell>
          <table:table-cell table:style-name="ce40" office:value-type="float" office:value="69.16">
            <text:p>69.16</text:p>
          </table:table-cell>
          <table:table-cell table:style-name="ce40" office:value-type="float" office:value="252.05">
            <text:p>252.05</text:p>
          </table:table-cell>
          <table:table-cell table:number-columns-repeated="3"/>
          <table:table-cell table:style-name="ce43" office:value-type="string">
            <text:p>Parallel 128 x 128</text:p>
          </table:table-cell>
          <table:table-cell table:style-name="ce46" office:value-type="string">
            <text:p>DATA_CACHE_REFILLS:L2_SHARED:L2_OWNED</text:p>
          </table:table-cell>
          <table:table-cell table:style-name="ce46" office:value-type="string">
            <text:p>DATA_CACHE_LINES_EVICTED:SHARED</text:p>
          </table:table-cell>
          <table:table-cell table:style-name="ce46" office:value-type="string">
            <text:p>REQUESTS_TO_L2:DATA:SNOOP</text:p>
          </table:table-cell>
          <table:table-cell table:style-name="ce46" office:value-type="string">
            <text:p>DATA_CACHE_MISSES</text:p>
          </table:table-cell>
          <table:table-cell table:style-name="ce46" office:value-type="string">
            <text:p>DATA_CACHE_REFILLS:L2_OWNED</text:p>
          </table:table-cell>
          <table:table-cell table:style-name="ce46" office:value-type="string">
            <text:p>DATA_CACHE_LINES_EVICTED:OWNED</text:p>
          </table:table-cell>
          <table:table-cell table:style-name="ce46" office:value-type="string">
            <text:p>SYSTEM_READ_RESPONSES:SHARED</text:p>
          </table:table-cell>
          <table:table-cell table:style-name="ce46" office:value-type="string">
            <text:p>DATA_CACHE_LINES_EVICTED:INVALID</text:p>
          </table:table-cell>
          <table:table-cell table:style-name="ce46" office:value-type="string">
            <text:p>DATA_PREFETCHES:ALL</text:p>
          </table:table-cell>
          <table:table-cell table:style-name="ce46" office:value-type="string">
            <text:p>DATA_CACHE_REFILLS:L2_SHARED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3">
            <text:p>0.3</text:p>
          </table:table-cell>
          <table:table-cell office:value-type="float" office:value="0.96">
            <text:p>0.96</text:p>
          </table:table-cell>
          <table:table-cell office:value-type="float" office:value="3.09">
            <text:p>3.09</text:p>
          </table:table-cell>
          <table:table-cell office:value-type="float" office:value="17.74">
            <text:p>17.74</text:p>
          </table:table-cell>
          <table:table-cell office:value-type="float" office:value="60.52">
            <text:p>60.52</text:p>
          </table:table-cell>
          <table:table-cell table:style-name="ce40" office:value-type="float" office:value="245.88">
            <text:p>245.88</text:p>
          </table:table-cell>
          <table:table-cell/>
          <table:table-cell table:style-name="ce18"/>
          <table:table-cell table:style-name="ce40" office:value-type="float" office:value="0.47">
            <text:p>0.47</text:p>
          </table:table-cell>
          <table:table-cell table:style-name="ce40" office:value-type="float" office:value="1.12">
            <text:p>1.12</text:p>
          </table:table-cell>
          <table:table-cell table:style-name="ce40" office:value-type="float" office:value="3.9">
            <text:p>3.9</text:p>
          </table:table-cell>
          <table:table-cell table:style-name="ce40" office:value-type="float" office:value="17.54">
            <text:p>17.54</text:p>
          </table:table-cell>
          <table:table-cell table:style-name="ce40" office:value-type="float" office:value="69.24">
            <text:p>69.24</text:p>
          </table:table-cell>
          <table:table-cell table:style-name="ce40" office:value-type="float" office:value="275.63">
            <text:p>275.63</text:p>
          </table:table-cell>
          <table:table-cell table:number-columns-repeated="3"/>
          <table:table-cell table:style-name="Default"/>
          <table:table-cell table:style-name="ce45" office:value-type="float" office:value="40372980">
            <text:p>40372980</text:p>
          </table:table-cell>
          <table:table-cell table:style-name="ce45" office:value-type="float" office:value="37446392">
            <text:p>37446392</text:p>
          </table:table-cell>
          <table:table-cell table:style-name="ce45" office:value-type="float" office:value="107321399">
            <text:p>107321399</text:p>
          </table:table-cell>
          <table:table-cell table:style-name="ce45" office:value-type="float" office:value="41741051">
            <text:p>41741051</text:p>
          </table:table-cell>
          <table:table-cell table:style-name="ce45" office:value-type="float" office:value="265696">
            <text:p>265696</text:p>
          </table:table-cell>
          <table:table-cell table:style-name="ce45" office:value-type="float" office:value="1683967">
            <text:p>1683967</text:p>
          </table:table-cell>
          <table:table-cell table:style-name="ce45" office:value-type="float" office:value="4505208">
            <text:p>4505208</text:p>
          </table:table-cell>
          <table:table-cell table:style-name="ce45" office:value-type="float" office:value="3146918">
            <text:p>3146918</text:p>
          </table:table-cell>
          <table:table-cell table:style-name="ce45" office:value-type="float" office:value="75575310">
            <text:p>75575310</text:p>
          </table:table-cell>
          <table:table-cell table:style-name="ce45" office:value-type="float" office:value="40015467">
            <text:p>40015467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3">
            <text:p>0.3</text:p>
          </table:table-cell>
          <table:table-cell office:value-type="float" office:value="0.91">
            <text:p>0.91</text:p>
          </table:table-cell>
          <table:table-cell office:value-type="float" office:value="3.13">
            <text:p>3.13</text:p>
          </table:table-cell>
          <table:table-cell office:value-type="float" office:value="16.66">
            <text:p>16.66</text:p>
          </table:table-cell>
          <table:table-cell office:value-type="float" office:value="61.12">
            <text:p>61.12</text:p>
          </table:table-cell>
          <table:table-cell table:style-name="ce40" office:value-type="float" office:value="202.75">
            <text:p>202.75</text:p>
          </table:table-cell>
          <table:table-cell/>
          <table:table-cell table:style-name="ce18"/>
          <table:table-cell table:style-name="ce40" office:value-type="float" office:value="0.3">
            <text:p>0.3</text:p>
          </table:table-cell>
          <table:table-cell table:style-name="ce40" office:value-type="float" office:value="1.17">
            <text:p>1.17</text:p>
          </table:table-cell>
          <table:table-cell table:style-name="ce40" office:value-type="float" office:value="3.94">
            <text:p>3.94</text:p>
          </table:table-cell>
          <table:table-cell table:style-name="ce40" office:value-type="float" office:value="18.27">
            <text:p>18.27</text:p>
          </table:table-cell>
          <table:table-cell table:style-name="ce40" office:value-type="float" office:value="69.62">
            <text:p>69.62</text:p>
          </table:table-cell>
          <table:table-cell table:style-name="ce40" office:value-type="float" office:value="280.2">
            <text:p>280.2</text:p>
          </table:table-cell>
          <table:table-cell table:number-columns-repeated="4"/>
          <table:table-cell office:value-type="float" office:value="40750104">
            <text:p>40750104</text:p>
          </table:table-cell>
          <table:table-cell office:value-type="float" office:value="38402134">
            <text:p>38402134</text:p>
          </table:table-cell>
          <table:table-cell office:value-type="float" office:value="107210100">
            <text:p>107210100</text:p>
          </table:table-cell>
          <table:table-cell office:value-type="float" office:value="41194497">
            <text:p>41194497</text:p>
          </table:table-cell>
          <table:table-cell office:value-type="float" office:value="18441">
            <text:p>18441</text:p>
          </table:table-cell>
          <table:table-cell office:value-type="float" office:value="1243413">
            <text:p>1243413</text:p>
          </table:table-cell>
          <table:table-cell office:value-type="float" office:value="4864297">
            <text:p>4864297</text:p>
          </table:table-cell>
          <table:table-cell office:value-type="float" office:value="3370405">
            <text:p>3370405</text:p>
          </table:table-cell>
          <table:table-cell office:value-type="float" office:value="74813035">
            <text:p>74813035</text:p>
          </table:table-cell>
          <table:table-cell office:value-type="float" office:value="40559729">
            <text:p>40559729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9" office:value-type="string">
            <text:p>Average</text:p>
          </table:table-cell>
          <table:table-cell table:style-name="ce24" table:formula="of:=AVERAGE([.D56:.D60])" office:value-type="float" office:value="0.306">
            <text:p>0.31</text:p>
          </table:table-cell>
          <table:table-cell table:style-name="ce24" table:formula="of:=AVERAGE([.E56:.E60])" office:value-type="float" office:value="0.928">
            <text:p>0.93</text:p>
          </table:table-cell>
          <table:table-cell table:style-name="ce29" table:formula="of:=AVERAGE([.F56:.F60])" office:value-type="float" office:value="3.136">
            <text:p>3,14</text:p>
          </table:table-cell>
          <table:table-cell table:style-name="ce29" table:formula="of:=AVERAGE([.G56:.G60])" office:value-type="float" office:value="16.922">
            <text:p>16,92</text:p>
          </table:table-cell>
          <table:table-cell table:style-name="ce29" table:formula="of:=AVERAGE([.H56:.H60])" office:value-type="float" office:value="58.36">
            <text:p>58,36</text:p>
          </table:table-cell>
          <table:table-cell table:style-name="ce29" table:formula="of:=AVERAGE([.I56:.I60])" office:value-type="float" office:value="218.894">
            <text:p>218,89</text:p>
          </table:table-cell>
          <table:table-cell/>
          <table:table-cell table:style-name="ce18"/>
          <table:table-cell table:style-name="ce40" office:value-type="float" office:value="0.26">
            <text:p>0.26</text:p>
          </table:table-cell>
          <table:table-cell table:style-name="ce40" office:value-type="float" office:value="1.24">
            <text:p>1.24</text:p>
          </table:table-cell>
          <table:table-cell table:style-name="ce40" office:value-type="float" office:value="4.21">
            <text:p>4.21</text:p>
          </table:table-cell>
          <table:table-cell table:style-name="ce40" office:value-type="float" office:value="17.98">
            <text:p>17.98</text:p>
          </table:table-cell>
          <table:table-cell table:style-name="ce40" office:value-type="float" office:value="70.77">
            <text:p>70.77</text:p>
          </table:table-cell>
          <table:table-cell table:style-name="ce40" office:value-type="float" office:value="281.06">
            <text:p>281.06</text:p>
          </table:table-cell>
          <table:table-cell table:number-columns-repeated="4"/>
          <table:table-cell office:value-type="float" office:value="40579093">
            <text:p>40579093</text:p>
          </table:table-cell>
          <table:table-cell office:value-type="float" office:value="38389430">
            <text:p>38389430</text:p>
          </table:table-cell>
          <table:table-cell office:value-type="float" office:value="105308065">
            <text:p>105308065</text:p>
          </table:table-cell>
          <table:table-cell office:value-type="float" office:value="41213540">
            <text:p>41213540</text:p>
          </table:table-cell>
          <table:table-cell office:value-type="float" office:value="16496">
            <text:p>16496</text:p>
          </table:table-cell>
          <table:table-cell office:value-type="float" office:value="1201975">
            <text:p>1201975</text:p>
          </table:table-cell>
          <table:table-cell office:value-type="float" office:value="4957483">
            <text:p>4957483</text:p>
          </table:table-cell>
          <table:table-cell office:value-type="float" office:value="3610486">
            <text:p>3610486</text:p>
          </table:table-cell>
          <table:table-cell office:value-type="float" office:value="74656139">
            <text:p>74656139</text:p>
          </table:table-cell>
          <table:table-cell office:value-type="float" office:value="40601545">
            <text:p>40601545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" office:value-type="string">
            <text:p>STD</text:p>
          </table:table-cell>
          <table:table-cell table:style-name="ce26" table:formula="of:=STDEV([.D56:.D60])" office:value-type="float" office:value="0.0371483512420134">
            <text:p>0.04</text:p>
          </table:table-cell>
          <table:table-cell table:style-name="ce26" table:formula="of:=STDEV([.E56:.E60])" office:value-type="float" office:value="0.0248997991959775">
            <text:p>0.02</text:p>
          </table:table-cell>
          <table:table-cell table:style-name="ce26" table:formula="of:=STDEV([.F56:.F60])" office:value-type="float" office:value="0.0835463942968217">
            <text:p>0.08</text:p>
          </table:table-cell>
          <table:table-cell table:style-name="ce26" table:formula="of:=STDEV([.G56:.G60])" office:value-type="float" office:value="0.458770094927731">
            <text:p>0.46</text:p>
          </table:table-cell>
          <table:table-cell table:style-name="ce26" table:formula="of:=STDEV([.H56:.H60])" office:value-type="float" office:value="3.4837982145928">
            <text:p>3.48</text:p>
          </table:table-cell>
          <table:table-cell table:style-name="ce26" table:formula="of:=STDEV([.I56:.I60])" office:value-type="float" office:value="17.39119834859">
            <text:p>17.39</text:p>
          </table:table-cell>
          <table:table-cell/>
          <table:table-cell table:style-name="ce19" office:value-type="string">
            <text:p>Average</text:p>
          </table:table-cell>
          <table:table-cell table:style-name="ce24" table:formula="of:=AVERAGE([.L57:.L61])" office:value-type="float" office:value="0.392">
            <text:p>0.39</text:p>
          </table:table-cell>
          <table:table-cell table:style-name="ce24" table:formula="of:=AVERAGE([.M57:.M61])" office:value-type="float" office:value="1.152">
            <text:p>1.15</text:p>
          </table:table-cell>
          <table:table-cell table:style-name="ce29" table:formula="of:=AVERAGE([.N57:.N61])" office:value-type="float" office:value="4.192">
            <text:p>4,19</text:p>
          </table:table-cell>
          <table:table-cell table:style-name="ce29" table:formula="of:=AVERAGE([.O57:.O61])" office:value-type="float" office:value="18.326">
            <text:p>18,33</text:p>
          </table:table-cell>
          <table:table-cell table:style-name="ce29" table:formula="of:=AVERAGE([.P57:.P61])" office:value-type="float" office:value="70.03">
            <text:p>70,03</text:p>
          </table:table-cell>
          <table:table-cell table:style-name="ce29" table:formula="of:=AVERAGE([.Q57:.Q61])" office:value-type="float" office:value="272.472">
            <text:p>272,47</text:p>
          </table:table-cell>
          <table:table-cell table:number-columns-repeated="4"/>
          <table:table-cell office:value-type="float" office:value="40556037">
            <text:p>40556037</text:p>
          </table:table-cell>
          <table:table-cell office:value-type="float" office:value="32140114">
            <text:p>32140114</text:p>
          </table:table-cell>
          <table:table-cell office:value-type="float" office:value="103980364">
            <text:p>103980364</text:p>
          </table:table-cell>
          <table:table-cell office:value-type="float" office:value="41398938">
            <text:p>41398938</text:p>
          </table:table-cell>
          <table:table-cell office:value-type="float" office:value="7376626">
            <text:p>7376626</text:p>
          </table:table-cell>
          <table:table-cell office:value-type="float" office:value="7793753">
            <text:p>7793753</text:p>
          </table:table-cell>
          <table:table-cell office:value-type="float" office:value="5128661">
            <text:p>5128661</text:p>
          </table:table-cell>
          <table:table-cell office:value-type="float" office:value="3498305">
            <text:p>3498305</text:p>
          </table:table-cell>
          <table:table-cell office:value-type="float" office:value="73843855">
            <text:p>73843855</text:p>
          </table:table-cell>
          <table:table-cell office:value-type="float" office:value="33378161">
            <text:p>33378161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2"/>
          <table:table-cell table:style-name="ce1" office:value-type="string">
            <text:p>STD</text:p>
          </table:table-cell>
          <table:table-cell table:style-name="ce26" table:formula="of:=STDEV([.L57:.L61])" office:value-type="float" office:value="0.150565600320923">
            <text:p>0.15</text:p>
          </table:table-cell>
          <table:table-cell table:style-name="ce26" table:formula="of:=STDEV([.M57:.M61])" office:value-type="float" office:value="0.0554075807087802">
            <text:p>0.06</text:p>
          </table:table-cell>
          <table:table-cell table:style-name="ce26" table:formula="of:=STDEV([.N57:.N61])" office:value-type="float" office:value="0.26827224977623">
            <text:p>0.27</text:p>
          </table:table-cell>
          <table:table-cell table:style-name="ce26" table:formula="of:=STDEV([.O57:.O61])" office:value-type="float" office:value="0.712306113970673">
            <text:p>0.71</text:p>
          </table:table-cell>
          <table:table-cell table:style-name="ce26" table:formula="of:=STDEV([.P57:.P61])" office:value-type="float" office:value="0.983056458195561">
            <text:p>0.98</text:p>
          </table:table-cell>
          <table:table-cell table:style-name="ce26" table:formula="of:=STDEV([.Q57:.Q61])" office:value-type="float" office:value="11.8469983540136">
            <text:p>11.85</text:p>
          </table:table-cell>
          <table:table-cell table:number-columns-repeated="4"/>
          <table:table-cell table:style-name="ce46" office:value-type="float" office:value="40628801">
            <text:p>40628801</text:p>
          </table:table-cell>
          <table:table-cell table:style-name="ce46" office:value-type="float" office:value="38126947">
            <text:p>38126947</text:p>
          </table:table-cell>
          <table:table-cell table:style-name="ce46" office:value-type="float" office:value="105279779">
            <text:p>105279779</text:p>
          </table:table-cell>
          <table:table-cell table:style-name="ce46" office:value-type="float" office:value="41264070">
            <text:p>41264070</text:p>
          </table:table-cell>
          <table:table-cell table:style-name="ce46" office:value-type="float" office:value="21200">
            <text:p>21200</text:p>
          </table:table-cell>
          <table:table-cell table:style-name="ce46" office:value-type="float" office:value="1265949">
            <text:p>1265949</text:p>
          </table:table-cell>
          <table:table-cell table:style-name="ce46" office:value-type="float" office:value="4781354">
            <text:p>4781354</text:p>
          </table:table-cell>
          <table:table-cell table:style-name="ce46" office:value-type="float" office:value="3354407">
            <text:p>3354407</text:p>
          </table:table-cell>
          <table:table-cell table:style-name="ce46" office:value-type="float" office:value="74858070">
            <text:p>74858070</text:p>
          </table:table-cell>
          <table:table-cell table:style-name="ce46" office:value-type="float" office:value="40545403">
            <text:p>40545403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2"/>
          <table:table-cell table:style-name="ce1" office:value-type="string">
            <text:p>Average</text:p>
          </table:table-cell>
          <table:table-cell table:style-name="ce48" table:formula="of:=AVERAGE([.V59:.V63])" office:value-type="float" office:value="40577403">
            <text:p>40577403</text:p>
          </table:table-cell>
          <table:table-cell table:style-name="ce48" table:formula="of:=AVERAGE([.W59:.W63])" office:value-type="float" office:value="36901003.4">
            <text:p>36901003.4</text:p>
          </table:table-cell>
          <table:table-cell table:style-name="ce48" table:formula="of:=AVERAGE([.X59:.X63])" office:value-type="float" office:value="105819941.4">
            <text:p>105819941.4</text:p>
          </table:table-cell>
          <table:table-cell table:style-name="ce48" table:formula="of:=AVERAGE([.Y59:.Y63])" office:value-type="float" office:value="41362419.2">
            <text:p>41362419.2</text:p>
          </table:table-cell>
          <table:table-cell table:style-name="ce48" table:formula="of:=AVERAGE([.Z59:.Z63])" office:value-type="float" office:value="1539691.8">
            <text:p>1539691.8</text:p>
          </table:table-cell>
          <table:table-cell table:style-name="ce48" table:formula="of:=AVERAGE([.AA59:.AA63])" office:value-type="float" office:value="2637811.4">
            <text:p>2637811.4</text:p>
          </table:table-cell>
          <table:table-cell table:style-name="ce48" table:formula="of:=AVERAGE([.AB59:.AB63])" office:value-type="float" office:value="4847400.6">
            <text:p>4847400.6</text:p>
          </table:table-cell>
          <table:table-cell table:style-name="ce48" table:formula="of:=AVERAGE([.AC59:.AC63])" office:value-type="float" office:value="3396104.2">
            <text:p>3396104.2</text:p>
          </table:table-cell>
          <table:table-cell table:style-name="ce48" table:formula="of:=AVERAGE([.AD59:.AD63])" office:value-type="float" office:value="74749281.8">
            <text:p>74749281.8</text:p>
          </table:table-cell>
          <table:table-cell table:style-name="ce48" table:formula="of:=AVERAGE([.AE59:.AE63])" office:value-type="float" office:value="39020061">
            <text:p>3902006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AMD Opteron</text:p>
          </table:table-cell>
          <table:table-cell table:style-name="Default" table:number-columns-repeated="5"/>
          <table:table-cell table:number-columns-repeated="12"/>
          <table:table-cell table:style-name="ce1" office:value-type="string">
            <text:p>STD</text:p>
          </table:table-cell>
          <table:table-cell table:style-name="ce1" table:formula="of:=STDEV([.V59:.V63])" office:value-type="float" office:value="136670.694362398">
            <text:p>136670.69</text:p>
          </table:table-cell>
          <table:table-cell table:style-name="ce1" table:formula="of:=STDEV([.W59:.W63])" office:value-type="float" office:value="2689575.29808459">
            <text:p>2689575.3</text:p>
          </table:table-cell>
          <table:table-cell table:style-name="ce1" table:formula="of:=STDEV([.X59:.X63])" office:value-type="float" office:value="1425197.68239297">
            <text:p>1425197.68</text:p>
          </table:table-cell>
          <table:table-cell table:style-name="ce1" table:formula="of:=STDEV([.Y59:.Y63])" office:value-type="float" office:value="226236.109690076">
            <text:p>226236.11</text:p>
          </table:table-cell>
          <table:table-cell table:style-name="ce1" table:formula="of:=STDEV([.Z59:.Z63])" office:value-type="float" office:value="3264698.03128302">
            <text:p>3264698.03</text:p>
          </table:table-cell>
          <table:table-cell table:style-name="ce1" table:formula="of:=STDEV([.AA59:.AA63])" office:value-type="float" office:value="2888837.67422311">
            <text:p>2888837.67</text:p>
          </table:table-cell>
          <table:table-cell table:style-name="ce1" table:formula="of:=STDEV([.AB59:.AB63])" office:value-type="float" office:value="230742.803028177">
            <text:p>230742.8</text:p>
          </table:table-cell>
          <table:table-cell table:style-name="ce1" table:formula="of:=STDEV([.AC59:.AC63])" office:value-type="float" office:value="173851.536756797">
            <text:p>173851.54</text:p>
          </table:table-cell>
          <table:table-cell table:style-name="ce1" table:formula="of:=STDEV([.AD59:.AD63])" office:value-type="float" office:value="617797.53995844">
            <text:p>617797.54</text:p>
          </table:table-cell>
          <table:table-cell table:style-name="ce1" table:formula="of:=STDEV([.AE59:.AE63])" office:value-type="float" office:value="3163076.27651785">
            <text:p>3163076.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Linux cgrpup (CPUS 0, 1 and 2)</text:p>
          </table:table-cell>
          <table:table-cell table:style-name="Default" table:number-columns-repeated="5"/>
          <table:table-cell table:number-columns-repeated="2"/>
          <table:table-cell office:value-type="string">
            <text:p>AMD Opteron</text:p>
          </table:table-cell>
          <table:table-cell table:number-columns-repeated="9"/>
          <table:table-cell table:style-name="Default" table:number-columns-repeated="11"/>
          <table:table-cell table:number-columns-repeated="16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2"/>
          <table:table-cell office:value-type="string">
            <text:p>All CPUS</text:p>
          </table:table-cell>
          <table:table-cell table:number-columns-repeated="9"/>
          <table:table-cell table:style-name="Default" table:number-columns-repeated="11"/>
          <table:table-cell table:number-columns-repeated="16"/>
        </table:table-row>
        <table:table-row table:style-name="ro1">
          <table:table-cell table:number-columns-repeated="3"/>
          <table:table-cell table:style-name="ce20" office:value-type="string">
            <text:p>Sequential 64x64</text:p>
          </table:table-cell>
          <table:table-cell table:style-name="ce20" office:value-type="string">
            <text:p>Sequential 128x128</text:p>
          </table:table-cell>
          <table:table-cell table:style-name="ce20" office:value-type="string">
            <text:p>Sequential 256x256</text:p>
          </table:table-cell>
          <table:table-cell table:style-name="ce20" office:value-type="string">
            <text:p>Sequential 512x512</text:p>
          </table:table-cell>
          <table:table-cell table:style-name="ce20" office:value-type="string">
            <text:p>Sequential 1024x1024</text:p>
          </table:table-cell>
          <table:table-cell table:style-name="ce20" office:value-type="string">
            <text:p>Sequential 2048x2048</text:p>
          </table:table-cell>
          <table:table-cell table:number-columns-repeated="11"/>
          <table:table-cell table:style-name="Default" table:number-columns-repeated="11"/>
          <table:table-cell table:number-columns-repeated="16"/>
        </table:table-row>
        <table:table-row table:style-name="ro2">
          <table:table-cell table:number-columns-repeated="3"/>
          <table:table-cell office:value-type="float" office:value="0.26">
            <text:p>0.26</text:p>
          </table:table-cell>
          <table:table-cell office:value-type="float" office:value="0.99">
            <text:p>0.99</text:p>
          </table:table-cell>
          <table:table-cell office:value-type="float" office:value="3.91">
            <text:p>3.91</text:p>
          </table:table-cell>
          <table:table-cell office:value-type="float" office:value="16.03">
            <text:p>16.03</text:p>
          </table:table-cell>
          <table:table-cell office:value-type="float" office:value="69.55">
            <text:p>69.55</text:p>
          </table:table-cell>
          <table:table-cell table:style-name="ce40" office:value-type="float" office:value="310.16">
            <text:p>310.16</text:p>
          </table:table-cell>
          <table:table-cell table:number-columns-repeated="2"/>
          <table:table-cell table:style-name="ce20" office:value-type="string">
            <text:p>Sequential 64x64</text:p>
          </table:table-cell>
          <table:table-cell table:style-name="ce20" office:value-type="string">
            <text:p>Sequential 128x128</text:p>
          </table:table-cell>
          <table:table-cell table:style-name="ce20" office:value-type="string">
            <text:p>Sequential 256x256</text:p>
          </table:table-cell>
          <table:table-cell table:style-name="ce20" office:value-type="string">
            <text:p>Sequential 512x512</text:p>
          </table:table-cell>
          <table:table-cell table:style-name="ce20" office:value-type="string">
            <text:p>Sequential 1024x1024</text:p>
          </table:table-cell>
          <table:table-cell table:style-name="ce20" office:value-type="string">
            <text:p>Sequential 2048x2048</text:p>
          </table:table-cell>
          <table:table-cell table:number-columns-repeated="3"/>
          <table:table-cell table:style-name="Default"/>
          <table:table-cell table:style-name="ce45" office:value-type="string">
            <text:p>0x530a42</text:p>
          </table:table-cell>
          <table:table-cell table:style-name="ce45" office:value-type="string">
            <text:p>0x530244</text:p>
          </table:table-cell>
          <table:table-cell table:style-name="ce45" office:value-type="string">
            <text:p>0x530a7d</text:p>
          </table:table-cell>
          <table:table-cell table:style-name="ce45" office:value-type="string">
            <text:p>0x530041</text:p>
          </table:table-cell>
          <table:table-cell table:style-name="ce45" office:value-type="string">
            <text:p>0x530842</text:p>
          </table:table-cell>
          <table:table-cell table:style-name="ce45" office:value-type="string">
            <text:p>0x530844</text:p>
          </table:table-cell>
          <table:table-cell table:style-name="ce45" office:value-type="string">
            <text:p>0x53046c</text:p>
          </table:table-cell>
          <table:table-cell table:style-name="ce45" office:value-type="string">
            <text:p>0x530144</text:p>
          </table:table-cell>
          <table:table-cell table:style-name="ce45" office:value-type="string">
            <text:p>0x530367</text:p>
          </table:table-cell>
          <table:table-cell table:style-name="ce45" office:value-type="string">
            <text:p>0x530242</text:p>
          </table:table-cell>
          <table:table-cell table:number-columns-repeated="16"/>
        </table:table-row>
        <table:table-row table:style-name="ro2">
          <table:table-cell table:number-columns-repeated="3"/>
          <table:table-cell office:value-type="float" office:value="0.25">
            <text:p>0.25</text:p>
          </table:table-cell>
          <table:table-cell office:value-type="float" office:value="1.03">
            <text:p>1.03</text:p>
          </table:table-cell>
          <table:table-cell office:value-type="float" office:value="3.91">
            <text:p>3.91</text:p>
          </table:table-cell>
          <table:table-cell office:value-type="float" office:value="16.64">
            <text:p>16.64</text:p>
          </table:table-cell>
          <table:table-cell office:value-type="float" office:value="66">
            <text:p>66</text:p>
          </table:table-cell>
          <table:table-cell table:style-name="ce40" office:value-type="float" office:value="314.25">
            <text:p>314.25</text:p>
          </table:table-cell>
          <table:table-cell table:number-columns-repeated="2"/>
          <table:table-cell table:style-name="ce40" office:value-type="float" office:value="0.2">
            <text:p>0.2</text:p>
          </table:table-cell>
          <table:table-cell table:style-name="ce40" office:value-type="float" office:value="0.86">
            <text:p>0.86</text:p>
          </table:table-cell>
          <table:table-cell table:style-name="ce40" office:value-type="float" office:value="3.21">
            <text:p>3.21</text:p>
          </table:table-cell>
          <table:table-cell table:style-name="ce40" office:value-type="float" office:value="14.06">
            <text:p>14.06</text:p>
          </table:table-cell>
          <table:table-cell table:style-name="ce40" office:value-type="float" office:value="75.68">
            <text:p>75.68</text:p>
          </table:table-cell>
          <table:table-cell table:style-name="ce40" office:value-type="float" office:value="259.24">
            <text:p>259.24</text:p>
          </table:table-cell>
          <table:table-cell table:number-columns-repeated="3"/>
          <table:table-cell table:style-name="ce43" office:value-type="string">
            <text:p>Sequential 256 x 256</text:p>
          </table:table-cell>
          <table:table-cell table:style-name="ce46" office:value-type="string">
            <text:p>DATA_CACHE_REFILLS:L2_SHARED:L2_OWNED</text:p>
          </table:table-cell>
          <table:table-cell table:style-name="ce46" office:value-type="string">
            <text:p>DATA_CACHE_LINES_EVICTED:SHARED</text:p>
          </table:table-cell>
          <table:table-cell table:style-name="ce46" office:value-type="string">
            <text:p>REQUESTS_TO_L2:DATA:SNOOP</text:p>
          </table:table-cell>
          <table:table-cell table:style-name="ce46" office:value-type="string">
            <text:p>DATA_CACHE_MISSES</text:p>
          </table:table-cell>
          <table:table-cell table:style-name="ce46" office:value-type="string">
            <text:p>DATA_CACHE_REFILLS:L2_OWNED</text:p>
          </table:table-cell>
          <table:table-cell table:style-name="ce46" office:value-type="string">
            <text:p>DATA_CACHE_LINES_EVICTED:OWNED</text:p>
          </table:table-cell>
          <table:table-cell table:style-name="ce46" office:value-type="string">
            <text:p>SYSTEM_READ_RESPONSES:SHARED</text:p>
          </table:table-cell>
          <table:table-cell table:style-name="ce46" office:value-type="string">
            <text:p>DATA_CACHE_LINES_EVICTED:INVALID</text:p>
          </table:table-cell>
          <table:table-cell table:style-name="ce46" office:value-type="string">
            <text:p>DATA_PREFETCHES:ALL</text:p>
          </table:table-cell>
          <table:table-cell table:style-name="ce46" office:value-type="string">
            <text:p>DATA_CACHE_REFILLS:L2_SHARED</text:p>
          </table:table-cell>
          <table:table-cell table:number-columns-repeated="16"/>
        </table:table-row>
        <table:table-row table:style-name="ro2">
          <table:table-cell table:number-columns-repeated="3"/>
          <table:table-cell office:value-type="float" office:value="0.23">
            <text:p>0.23</text:p>
          </table:table-cell>
          <table:table-cell office:value-type="float" office:value="1.04">
            <text:p>1.04</text:p>
          </table:table-cell>
          <table:table-cell office:value-type="float" office:value="3.89">
            <text:p>3.89</text:p>
          </table:table-cell>
          <table:table-cell office:value-type="float" office:value="16.25">
            <text:p>16.25</text:p>
          </table:table-cell>
          <table:table-cell office:value-type="float" office:value="79.5">
            <text:p>79.5</text:p>
          </table:table-cell>
          <table:table-cell table:style-name="ce40" office:value-type="float" office:value="300.15">
            <text:p>300.15</text:p>
          </table:table-cell>
          <table:table-cell table:number-columns-repeated="2"/>
          <table:table-cell table:style-name="ce40" office:value-type="float" office:value="0.2">
            <text:p>0.2</text:p>
          </table:table-cell>
          <table:table-cell table:style-name="ce40" office:value-type="float" office:value="0.83">
            <text:p>0.83</text:p>
          </table:table-cell>
          <table:table-cell table:style-name="ce40" office:value-type="float" office:value="3.28">
            <text:p>3.28</text:p>
          </table:table-cell>
          <table:table-cell table:style-name="ce40" office:value-type="float" office:value="14.8">
            <text:p>14.8</text:p>
          </table:table-cell>
          <table:table-cell table:style-name="ce40" office:value-type="float" office:value="68.85">
            <text:p>68.85</text:p>
          </table:table-cell>
          <table:table-cell table:style-name="ce40" office:value-type="float" office:value="251.72">
            <text:p>251.72</text:p>
          </table:table-cell>
          <table:table-cell table:number-columns-repeated="3"/>
          <table:table-cell table:style-name="Default"/>
          <table:table-cell table:style-name="ce45" office:value-type="float" office:value="45823657">
            <text:p>45823657</text:p>
          </table:table-cell>
          <table:table-cell table:style-name="ce45" office:value-type="float" office:value="43657602">
            <text:p>43657602</text:p>
          </table:table-cell>
          <table:table-cell table:style-name="ce45" office:value-type="float" office:value="185082889">
            <text:p>185082889</text:p>
          </table:table-cell>
          <table:table-cell table:style-name="ce45" office:value-type="float" office:value="82231793">
            <text:p>82231793</text:p>
          </table:table-cell>
          <table:table-cell table:style-name="ce45" office:value-type="float" office:value="15021">
            <text:p>15021</text:p>
          </table:table-cell>
          <table:table-cell table:style-name="ce45" office:value-type="float" office:value="14657">
            <text:p>14657</text:p>
          </table:table-cell>
          <table:table-cell table:style-name="ce45" office:value-type="float" office:value="74124">
            <text:p>74124</text:p>
          </table:table-cell>
          <table:table-cell table:style-name="ce45" office:value-type="float" office:value="4483">
            <text:p>4483</text:p>
          </table:table-cell>
          <table:table-cell table:style-name="ce45" office:value-type="float" office:value="159041365">
            <text:p>159041365</text:p>
          </table:table-cell>
          <table:table-cell table:style-name="ce45" office:value-type="float" office:value="45418456">
            <text:p>45418456</text:p>
          </table:table-cell>
          <table:table-cell table:number-columns-repeated="16"/>
        </table:table-row>
        <table:table-row table:style-name="ro2">
          <table:table-cell table:number-columns-repeated="3"/>
          <table:table-cell office:value-type="float" office:value="0.28">
            <text:p>0.28</text:p>
          </table:table-cell>
          <table:table-cell office:value-type="float" office:value="1.03">
            <text:p>1.03</text:p>
          </table:table-cell>
          <table:table-cell office:value-type="float" office:value="3.92">
            <text:p>3.92</text:p>
          </table:table-cell>
          <table:table-cell office:value-type="float" office:value="15.6">
            <text:p>15.6</text:p>
          </table:table-cell>
          <table:table-cell office:value-type="float" office:value="68.23">
            <text:p>68.23</text:p>
          </table:table-cell>
          <table:table-cell table:style-name="ce40" office:value-type="float" office:value="262.36">
            <text:p>262.36</text:p>
          </table:table-cell>
          <table:table-cell table:number-columns-repeated="2"/>
          <table:table-cell table:style-name="ce40" office:value-type="float" office:value="0.2">
            <text:p>0.2</text:p>
          </table:table-cell>
          <table:table-cell table:style-name="ce40" office:value-type="float" office:value="0.85">
            <text:p>0.85</text:p>
          </table:table-cell>
          <table:table-cell table:style-name="ce40" office:value-type="float" office:value="3.25">
            <text:p>3.25</text:p>
          </table:table-cell>
          <table:table-cell table:style-name="ce40" office:value-type="float" office:value="16.29">
            <text:p>16.29</text:p>
          </table:table-cell>
          <table:table-cell table:style-name="ce40" office:value-type="float" office:value="67.76">
            <text:p>67.76</text:p>
          </table:table-cell>
          <table:table-cell table:style-name="ce40" office:value-type="float" office:value="261.45">
            <text:p>261.45</text:p>
          </table:table-cell>
          <table:table-cell table:number-columns-repeated="4"/>
          <table:table-cell office:value-type="float" office:value="44263655">
            <text:p>44263655</text:p>
          </table:table-cell>
          <table:table-cell office:value-type="float" office:value="45612165">
            <text:p>45612165</text:p>
          </table:table-cell>
          <table:table-cell office:value-type="float" office:value="190738247">
            <text:p>190738247</text:p>
          </table:table-cell>
          <table:table-cell office:value-type="float" office:value="82648258">
            <text:p>82648258</text:p>
          </table:table-cell>
          <table:table-cell office:value-type="float" office:value="37985">
            <text:p>37985</text:p>
          </table:table-cell>
          <table:table-cell office:value-type="float" office:value="41304">
            <text:p>41304</text:p>
          </table:table-cell>
          <table:table-cell office:value-type="float" office:value="178888">
            <text:p>178888</text:p>
          </table:table-cell>
          <table:table-cell office:value-type="float" office:value="15039">
            <text:p>15039</text:p>
          </table:table-cell>
          <table:table-cell office:value-type="float" office:value="159180743">
            <text:p>159180743</text:p>
          </table:table-cell>
          <table:table-cell office:value-type="float" office:value="44139708">
            <text:p>44139708</text:p>
          </table:table-cell>
          <table:table-cell table:number-columns-repeated="16"/>
        </table:table-row>
        <table:table-row table:style-name="ro2">
          <table:table-cell table:number-columns-repeated="3"/>
          <table:table-cell office:value-type="float" office:value="0.26">
            <text:p>0.26</text:p>
          </table:table-cell>
          <table:table-cell office:value-type="float" office:value="1.03">
            <text:p>1.03</text:p>
          </table:table-cell>
          <table:table-cell office:value-type="float" office:value="3.97">
            <text:p>3.97</text:p>
          </table:table-cell>
          <table:table-cell office:value-type="float" office:value="15.99">
            <text:p>15.99</text:p>
          </table:table-cell>
          <table:table-cell office:value-type="float" office:value="72.86">
            <text:p>72.86</text:p>
          </table:table-cell>
          <table:table-cell table:style-name="ce40" office:value-type="float" office:value="274.14">
            <text:p>274.14</text:p>
          </table:table-cell>
          <table:table-cell table:number-columns-repeated="2"/>
          <table:table-cell table:style-name="ce40" office:value-type="float" office:value="0.22">
            <text:p>0.22</text:p>
          </table:table-cell>
          <table:table-cell table:style-name="ce40" office:value-type="float" office:value="0.83">
            <text:p>0.83</text:p>
          </table:table-cell>
          <table:table-cell table:style-name="ce40" office:value-type="float" office:value="3.33">
            <text:p>3.33</text:p>
          </table:table-cell>
          <table:table-cell table:style-name="ce40" office:value-type="float" office:value="16.22">
            <text:p>16.22</text:p>
          </table:table-cell>
          <table:table-cell table:style-name="ce40" office:value-type="float" office:value="72.02">
            <text:p>72.02</text:p>
          </table:table-cell>
          <table:table-cell table:style-name="ce40" office:value-type="float" office:value="299.01">
            <text:p>299.01</text:p>
          </table:table-cell>
          <table:table-cell table:number-columns-repeated="4"/>
          <table:table-cell office:value-type="float" office:value="62646467">
            <text:p>62646467</text:p>
          </table:table-cell>
          <table:table-cell office:value-type="float" office:value="50021335">
            <text:p>50021335</text:p>
          </table:table-cell>
          <table:table-cell office:value-type="float" office:value="186462607">
            <text:p>186462607</text:p>
          </table:table-cell>
          <table:table-cell office:value-type="float" office:value="82263715">
            <text:p>82263715</text:p>
          </table:table-cell>
          <table:table-cell office:value-type="float" office:value="12700229">
            <text:p>12700229</text:p>
          </table:table-cell>
          <table:table-cell office:value-type="float" office:value="13136690">
            <text:p>13136690</text:p>
          </table:table-cell>
          <table:table-cell office:value-type="float" office:value="29875">
            <text:p>29875</text:p>
          </table:table-cell>
          <table:table-cell office:value-type="float" office:value="8493">
            <text:p>8493</text:p>
          </table:table-cell>
          <table:table-cell office:value-type="float" office:value="159051882">
            <text:p>159051882</text:p>
          </table:table-cell>
          <table:table-cell office:value-type="float" office:value="50233387">
            <text:p>50233387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" office:value-type="string">
            <text:p>Average</text:p>
          </table:table-cell>
          <table:table-cell table:style-name="ce21" table:formula="of:=AVERAGE([.D69:.D73])" office:value-type="float" office:value="0.256">
            <text:p>0.26</text:p>
          </table:table-cell>
          <table:table-cell table:style-name="ce28" table:formula="of:=AVERAGE([.E69:.E73])" office:value-type="float" office:value="1.024">
            <text:p>1.02</text:p>
          </table:table-cell>
          <table:table-cell table:style-name="ce21" table:formula="of:=AVERAGE([.F69:.F73])" office:value-type="float" office:value="3.92">
            <text:p>3.92</text:p>
          </table:table-cell>
          <table:table-cell table:style-name="ce21" table:formula="of:=AVERAGE([.G69:.G73])" office:value-type="float" office:value="16.102">
            <text:p>16.1</text:p>
          </table:table-cell>
          <table:table-cell table:style-name="ce21" table:formula="of:=AVERAGE([.H69:.H73])" office:value-type="float" office:value="71.228">
            <text:p>71.23</text:p>
          </table:table-cell>
          <table:table-cell table:style-name="ce26" table:formula="of:=AVERAGE([.I69:.I73])" office:value-type="float" office:value="292.212">
            <text:p>292.21</text:p>
          </table:table-cell>
          <table:table-cell table:number-columns-repeated="2"/>
          <table:table-cell table:style-name="ce40" office:value-type="float" office:value="0.2">
            <text:p>0.2</text:p>
          </table:table-cell>
          <table:table-cell table:style-name="ce40" office:value-type="float" office:value="0.85">
            <text:p>0.85</text:p>
          </table:table-cell>
          <table:table-cell table:style-name="ce40" office:value-type="float" office:value="3.25">
            <text:p>3.25</text:p>
          </table:table-cell>
          <table:table-cell table:style-name="ce40" office:value-type="float" office:value="16.82">
            <text:p>16.82</text:p>
          </table:table-cell>
          <table:table-cell table:style-name="ce40" office:value-type="float" office:value="64.84">
            <text:p>64.84</text:p>
          </table:table-cell>
          <table:table-cell table:style-name="ce40" office:value-type="float" office:value="253.09">
            <text:p>253.09</text:p>
          </table:table-cell>
          <table:table-cell table:number-columns-repeated="4"/>
          <table:table-cell office:value-type="float" office:value="21505098">
            <text:p>21505098</text:p>
          </table:table-cell>
          <table:table-cell office:value-type="float" office:value="24178513">
            <text:p>24178513</text:p>
          </table:table-cell>
          <table:table-cell office:value-type="float" office:value="188864689">
            <text:p>188864689</text:p>
          </table:table-cell>
          <table:table-cell office:value-type="float" office:value="82265175">
            <text:p>82265175</text:p>
          </table:table-cell>
          <table:table-cell office:value-type="float" office:value="21586">
            <text:p>21586</text:p>
          </table:table-cell>
          <table:table-cell office:value-type="float" office:value="18242">
            <text:p>18242</text:p>
          </table:table-cell>
          <table:table-cell office:value-type="float" office:value="49385">
            <text:p>49385</text:p>
          </table:table-cell>
          <table:table-cell office:value-type="float" office:value="7031">
            <text:p>7031</text:p>
          </table:table-cell>
          <table:table-cell office:value-type="float" office:value="159113814">
            <text:p>159113814</text:p>
          </table:table-cell>
          <table:table-cell office:value-type="float" office:value="21931592">
            <text:p>21931592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3" office:value-type="string">
            <text:p>STD</text:p>
          </table:table-cell>
          <table:table-cell table:style-name="ce22" table:formula="of:=STDEV([.D69:.D73])" office:value-type="float" office:value="0.018165902124585">
            <text:p>0.02</text:p>
          </table:table-cell>
          <table:table-cell table:style-name="ce22" table:formula="of:=STDEV([.E69:.E73])" office:value-type="float" office:value="0.0194935886896179">
            <text:p>0.02</text:p>
          </table:table-cell>
          <table:table-cell table:style-name="ce22" table:formula="of:=STDEV([.F69:.F73])" office:value-type="float" office:value="0.03">
            <text:p>0.03</text:p>
          </table:table-cell>
          <table:table-cell table:style-name="ce22" table:formula="of:=STDEV([.G69:.G73])" office:value-type="float" office:value="0.381143017776792">
            <text:p>0.38</text:p>
          </table:table-cell>
          <table:table-cell table:style-name="ce22" table:formula="of:=STDEV([.H69:.H73])" office:value-type="float" office:value="5.24940663313483">
            <text:p>5.25</text:p>
          </table:table-cell>
          <table:table-cell table:style-name="ce32" table:formula="of:=STDEV([.I69:.I73])" office:value-type="float" office:value="22.850356014732">
            <text:p>22.85</text:p>
          </table:table-cell>
          <table:table-cell/>
          <table:table-cell table:style-name="ce1" office:value-type="string">
            <text:p>Average</text:p>
          </table:table-cell>
          <table:table-cell table:style-name="ce21" table:formula="of:=AVERAGE([.L70:.L74])" office:value-type="float" office:value="0.204">
            <text:p>0.2</text:p>
          </table:table-cell>
          <table:table-cell table:style-name="ce28" table:formula="of:=AVERAGE([.M70:.M74])" office:value-type="float" office:value="0.844">
            <text:p>0.84</text:p>
          </table:table-cell>
          <table:table-cell table:style-name="ce21" table:formula="of:=AVERAGE([.N70:.N74])" office:value-type="float" office:value="3.264">
            <text:p>3.26</text:p>
          </table:table-cell>
          <table:table-cell table:style-name="ce21" table:formula="of:=AVERAGE([.O70:.O74])" office:value-type="float" office:value="15.638">
            <text:p>15.64</text:p>
          </table:table-cell>
          <table:table-cell table:style-name="ce21" table:formula="of:=AVERAGE([.P70:.P74])" office:value-type="float" office:value="69.83">
            <text:p>69.83</text:p>
          </table:table-cell>
          <table:table-cell table:style-name="ce26" table:formula="of:=AVERAGE([.Q70:.Q74])" office:value-type="float" office:value="264.902">
            <text:p>264.90</text:p>
          </table:table-cell>
          <table:table-cell table:number-columns-repeated="4"/>
          <table:table-cell table:style-name="ce46" office:value-type="float" office:value="58851029">
            <text:p>58851029</text:p>
          </table:table-cell>
          <table:table-cell table:style-name="ce46" office:value-type="float" office:value="60853327">
            <text:p>60853327</text:p>
          </table:table-cell>
          <table:table-cell table:style-name="ce46" office:value-type="float" office:value="194341552">
            <text:p>194341552</text:p>
          </table:table-cell>
          <table:table-cell table:style-name="ce46" office:value-type="float" office:value="82970117">
            <text:p>82970117</text:p>
          </table:table-cell>
          <table:table-cell table:style-name="ce46" office:value-type="float" office:value="190623">
            <text:p>190623</text:p>
          </table:table-cell>
          <table:table-cell table:style-name="ce46" office:value-type="float" office:value="37144">
            <text:p>37144</text:p>
          </table:table-cell>
          <table:table-cell table:style-name="ce46" office:value-type="float" office:value="205272">
            <text:p>205272</text:p>
          </table:table-cell>
          <table:table-cell table:style-name="ce46" office:value-type="float" office:value="15487">
            <text:p>15487</text:p>
          </table:table-cell>
          <table:table-cell table:style-name="ce46" office:value-type="float" office:value="159141392">
            <text:p>159141392</text:p>
          </table:table-cell>
          <table:table-cell table:style-name="ce46" office:value-type="float" office:value="59197913">
            <text:p>59197913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2"/>
          <table:table-cell table:style-name="ce3" office:value-type="string">
            <text:p>STD</text:p>
          </table:table-cell>
          <table:table-cell table:style-name="ce22" table:formula="of:=STDEV([.L70:.L74])" office:value-type="float" office:value="0.00894427190999915">
            <text:p>0.01</text:p>
          </table:table-cell>
          <table:table-cell table:style-name="ce22" table:formula="of:=STDEV([.M70:.M74])" office:value-type="float" office:value="0.0134164078649987">
            <text:p>0.01</text:p>
          </table:table-cell>
          <table:table-cell table:style-name="ce22" table:formula="of:=STDEV([.N70:.N74])" office:value-type="float" office:value="0.044497190922574">
            <text:p>0.04</text:p>
          </table:table-cell>
          <table:table-cell table:style-name="ce22" table:formula="of:=STDEV([.O70:.O74])" office:value-type="float" office:value="1.15685781321647">
            <text:p>1.16</text:p>
          </table:table-cell>
          <table:table-cell table:style-name="ce22" table:formula="of:=STDEV([.P70:.P74])" office:value-type="float" office:value="4.1582448220373">
            <text:p>4.16</text:p>
          </table:table-cell>
          <table:table-cell table:style-name="ce32" table:formula="of:=STDEV([.Q70:.Q74])" office:value-type="float" office:value="19.4975554878041">
            <text:p>19.5</text:p>
          </table:table-cell>
          <table:table-cell table:number-columns-repeated="3"/>
          <table:table-cell table:style-name="ce1" office:value-type="string">
            <text:p>Average</text:p>
          </table:table-cell>
          <table:table-cell table:style-name="ce48" table:formula="of:=AVERAGE([.V71:.V75])" office:value-type="float" office:value="46617981.2">
            <text:p>46617981.2</text:p>
          </table:table-cell>
          <table:table-cell table:style-name="ce48" table:formula="of:=AVERAGE([.W71:.W75])" office:value-type="float" office:value="44864588.4">
            <text:p>44864588.4</text:p>
          </table:table-cell>
          <table:table-cell table:style-name="ce48" table:formula="of:=AVERAGE([.X71:.X75])" office:value-type="float" office:value="189097996.8">
            <text:p>189097996.8</text:p>
          </table:table-cell>
          <table:table-cell table:style-name="ce48" table:formula="of:=AVERAGE([.Y71:.Y75])" office:value-type="float" office:value="82475811.6">
            <text:p>82475811.6</text:p>
          </table:table-cell>
          <table:table-cell table:style-name="ce48" table:formula="of:=AVERAGE([.Z71:.Z75])" office:value-type="float" office:value="2593088.8">
            <text:p>2593088.8</text:p>
          </table:table-cell>
          <table:table-cell table:style-name="ce48" table:formula="of:=AVERAGE([.AA71:.AA75])" office:value-type="float" office:value="2649607.4">
            <text:p>2649607.4</text:p>
          </table:table-cell>
          <table:table-cell table:style-name="ce48" table:formula="of:=AVERAGE([.AB71:.AB75])" office:value-type="float" office:value="107508.8">
            <text:p>107508.8</text:p>
          </table:table-cell>
          <table:table-cell table:style-name="ce48" table:formula="of:=AVERAGE([.AC71:.AC75])" office:value-type="float" office:value="10106.6">
            <text:p>10106.6</text:p>
          </table:table-cell>
          <table:table-cell table:style-name="ce48" table:formula="of:=AVERAGE([.AD71:.AD75])" office:value-type="float" office:value="159105839.2">
            <text:p>159105839.2</text:p>
          </table:table-cell>
          <table:table-cell table:style-name="ce48" table:formula="of:=AVERAGE([.AE71:.AE75])" office:value-type="float" office:value="44184211.2">
            <text:p>44184211.2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0" office:value-type="string">
            <text:p>Parallel 64x64</text:p>
          </table:table-cell>
          <table:table-cell table:style-name="ce20" office:value-type="string">
            <text:p>Parallel 128x128</text:p>
          </table:table-cell>
          <table:table-cell table:style-name="ce20" office:value-type="string">
            <text:p>Parallel 256x256</text:p>
          </table:table-cell>
          <table:table-cell table:style-name="ce20" office:value-type="string">
            <text:p>Parallel 512x512</text:p>
          </table:table-cell>
          <table:table-cell table:style-name="ce20" office:value-type="string">
            <text:p>Parallel 1024x1024</text:p>
          </table:table-cell>
          <table:table-cell table:style-name="ce20" office:value-type="string">
            <text:p>Parallel 2048x2048</text:p>
          </table:table-cell>
          <table:table-cell table:number-columns-repeated="11"/>
          <table:table-cell table:style-name="ce1" office:value-type="string">
            <text:p>STD</text:p>
          </table:table-cell>
          <table:table-cell table:style-name="ce1" table:formula="of:=STDEV([.V71:.V75])" office:value-type="float" office:value="16150778.0069989">
            <text:p>16150778.01</text:p>
          </table:table-cell>
          <table:table-cell table:style-name="ce1" table:formula="of:=STDEV([.W71:.W75])" office:value-type="float" office:value="13343174.2841881">
            <text:p>13343174.28</text:p>
          </table:table-cell>
          <table:table-cell table:style-name="ce1" table:formula="of:=STDEV([.X71:.X75])" office:value-type="float" office:value="3650551.13740216">
            <text:p>3650551.14</text:p>
          </table:table-cell>
          <table:table-cell table:style-name="ce1" table:formula="of:=STDEV([.Y71:.Y75])" office:value-type="float" office:value="325182.03036115">
            <text:p>325182.03</text:p>
          </table:table-cell>
          <table:table-cell table:style-name="ce1" table:formula="of:=STDEV([.Z71:.Z75])" office:value-type="float" office:value="5650525.21017305">
            <text:p>5650525.21</text:p>
          </table:table-cell>
          <table:table-cell table:style-name="ce1" table:formula="of:=STDEV([.AA71:.AA75])" office:value-type="float" office:value="5862468.77562668">
            <text:p>5862468.78</text:p>
          </table:table-cell>
          <table:table-cell table:style-name="ce1" table:formula="of:=STDEV([.AB71:.AB75])" office:value-type="float" office:value="79329.3157773342">
            <text:p>79329.32</text:p>
          </table:table-cell>
          <table:table-cell table:style-name="ce1" table:formula="of:=STDEV([.AC71:.AC75])" office:value-type="float" office:value="4923.5447393113">
            <text:p>4923.54</text:p>
          </table:table-cell>
          <table:table-cell table:style-name="ce1" table:formula="of:=STDEV([.AD71:.AD75])" office:value-type="float" office:value="59174.4881152342">
            <text:p>59174.49</text:p>
          </table:table-cell>
          <table:table-cell table:style-name="ce1" table:formula="of:=STDEV([.AE71:.AE75])" office:value-type="float" office:value="13772328.8845784">
            <text:p>13772328.88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13">
            <text:p>0.13</text:p>
          </table:table-cell>
          <table:table-cell office:value-type="float" office:value="0.56">
            <text:p>0.56</text:p>
          </table:table-cell>
          <table:table-cell office:value-type="float" office:value="2.03">
            <text:p>2.03</text:p>
          </table:table-cell>
          <table:table-cell office:value-type="float" office:value="8.94">
            <text:p>8.94</text:p>
          </table:table-cell>
          <table:table-cell office:value-type="float" office:value="40.24">
            <text:p>40.24</text:p>
          </table:table-cell>
          <table:table-cell table:style-name="ce40" office:value-type="float" office:value="169.55">
            <text:p>169.55</text:p>
          </table:table-cell>
          <table:table-cell table:number-columns-repeated="2"/>
          <table:table-cell table:style-name="ce20" office:value-type="string">
            <text:p>Parallel 64x64</text:p>
          </table:table-cell>
          <table:table-cell table:style-name="ce20" office:value-type="string">
            <text:p>Parallel 128x128</text:p>
          </table:table-cell>
          <table:table-cell table:style-name="ce20" office:value-type="string">
            <text:p>Parallel 256x256</text:p>
          </table:table-cell>
          <table:table-cell table:style-name="ce20" office:value-type="string">
            <text:p>Parallel 512x512</text:p>
          </table:table-cell>
          <table:table-cell table:style-name="ce20" office:value-type="string">
            <text:p>Parallel 1024x1024</text:p>
          </table:table-cell>
          <table:table-cell table:style-name="ce20" office:value-type="string">
            <text:p>Parallel 2048x2048</text:p>
          </table:table-cell>
          <table:table-cell table:number-columns-repeated="3"/>
          <table:table-cell table:style-name="Default"/>
          <table:table-cell table:style-name="ce44" table:number-columns-repeated="10"/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14">
            <text:p>0.14</text:p>
          </table:table-cell>
          <table:table-cell office:value-type="float" office:value="0.55">
            <text:p>0.55</text:p>
          </table:table-cell>
          <table:table-cell office:value-type="float" office:value="2.18">
            <text:p>2.18</text:p>
          </table:table-cell>
          <table:table-cell office:value-type="float" office:value="8.58">
            <text:p>8.58</text:p>
          </table:table-cell>
          <table:table-cell office:value-type="float" office:value="43.63">
            <text:p>43.63</text:p>
          </table:table-cell>
          <table:table-cell table:style-name="ce40" office:value-type="float" office:value="155.91">
            <text:p>155.91</text:p>
          </table:table-cell>
          <table:table-cell/>
          <table:table-cell table:style-name="ce18"/>
          <table:table-cell table:style-name="ce40" office:value-type="float" office:value="0.11">
            <text:p>0.11</text:p>
          </table:table-cell>
          <table:table-cell table:style-name="ce40" office:value-type="float" office:value="0.48">
            <text:p>0.48</text:p>
          </table:table-cell>
          <table:table-cell table:style-name="ce40" office:value-type="float" office:value="1.87">
            <text:p>1.87</text:p>
          </table:table-cell>
          <table:table-cell table:style-name="ce40" office:value-type="float" office:value="8.93">
            <text:p>8.93</text:p>
          </table:table-cell>
          <table:table-cell table:style-name="ce40" office:value-type="float" office:value="38.54">
            <text:p>38.54</text:p>
          </table:table-cell>
          <table:table-cell table:style-name="ce40" office:value-type="float" office:value="155.52">
            <text:p>155.52</text:p>
          </table:table-cell>
          <table:table-cell table:number-columns-repeated="3"/>
          <table:table-cell table:style-name="Default"/>
          <table:table-cell table:style-name="ce45" office:value-type="string">
            <text:p>0x530a42</text:p>
          </table:table-cell>
          <table:table-cell table:style-name="ce45" office:value-type="string">
            <text:p>0x530244</text:p>
          </table:table-cell>
          <table:table-cell table:style-name="ce45" office:value-type="string">
            <text:p>0x530a7d</text:p>
          </table:table-cell>
          <table:table-cell table:style-name="ce45" office:value-type="string">
            <text:p>0x530041</text:p>
          </table:table-cell>
          <table:table-cell table:style-name="ce45" office:value-type="string">
            <text:p>0x530842</text:p>
          </table:table-cell>
          <table:table-cell table:style-name="ce45" office:value-type="string">
            <text:p>0x530844</text:p>
          </table:table-cell>
          <table:table-cell table:style-name="ce45" office:value-type="string">
            <text:p>0x53046c</text:p>
          </table:table-cell>
          <table:table-cell table:style-name="ce45" office:value-type="string">
            <text:p>0x530144</text:p>
          </table:table-cell>
          <table:table-cell table:style-name="ce45" office:value-type="string">
            <text:p>0x530367</text:p>
          </table:table-cell>
          <table:table-cell table:style-name="ce45" office:value-type="string">
            <text:p>0x530242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14">
            <text:p>0.14</text:p>
          </table:table-cell>
          <table:table-cell office:value-type="float" office:value="0.55">
            <text:p>0.55</text:p>
          </table:table-cell>
          <table:table-cell office:value-type="float" office:value="2.14">
            <text:p>2.14</text:p>
          </table:table-cell>
          <table:table-cell office:value-type="float" office:value="8.76">
            <text:p>8.76</text:p>
          </table:table-cell>
          <table:table-cell office:value-type="float" office:value="40.2">
            <text:p>40.2</text:p>
          </table:table-cell>
          <table:table-cell table:style-name="ce40" office:value-type="float" office:value="159.65">
            <text:p>159.65</text:p>
          </table:table-cell>
          <table:table-cell/>
          <table:table-cell table:style-name="ce18"/>
          <table:table-cell table:style-name="ce40" office:value-type="float" office:value="0.11">
            <text:p>0.11</text:p>
          </table:table-cell>
          <table:table-cell table:style-name="ce40" office:value-type="float" office:value="0.48">
            <text:p>0.48</text:p>
          </table:table-cell>
          <table:table-cell table:style-name="ce40" office:value-type="float" office:value="1.76">
            <text:p>1.76</text:p>
          </table:table-cell>
          <table:table-cell table:style-name="ce40" office:value-type="float" office:value="8.39">
            <text:p>8.39</text:p>
          </table:table-cell>
          <table:table-cell table:style-name="ce40" office:value-type="float" office:value="42.17">
            <text:p>42.17</text:p>
          </table:table-cell>
          <table:table-cell table:style-name="ce40" office:value-type="float" office:value="166.93">
            <text:p>166.93</text:p>
          </table:table-cell>
          <table:table-cell table:number-columns-repeated="3"/>
          <table:table-cell table:style-name="ce43" office:value-type="string">
            <text:p>Best-case 256 x 256</text:p>
          </table:table-cell>
          <table:table-cell table:style-name="ce46" office:value-type="string">
            <text:p>DATA_CACHE_REFILLS:L2_SHARED:L2_OWNED</text:p>
          </table:table-cell>
          <table:table-cell table:style-name="ce46" office:value-type="string">
            <text:p>DATA_CACHE_LINES_EVICTED:SHARED</text:p>
          </table:table-cell>
          <table:table-cell table:style-name="ce46" office:value-type="string">
            <text:p>REQUESTS_TO_L2:DATA:SNOOP</text:p>
          </table:table-cell>
          <table:table-cell table:style-name="ce46" office:value-type="string">
            <text:p>DATA_CACHE_MISSES</text:p>
          </table:table-cell>
          <table:table-cell table:style-name="ce46" office:value-type="string">
            <text:p>DATA_CACHE_REFILLS:L2_OWNED</text:p>
          </table:table-cell>
          <table:table-cell table:style-name="ce46" office:value-type="string">
            <text:p>DATA_CACHE_LINES_EVICTED:OWNED</text:p>
          </table:table-cell>
          <table:table-cell table:style-name="ce46" office:value-type="string">
            <text:p>SYSTEM_READ_RESPONSES:SHARED</text:p>
          </table:table-cell>
          <table:table-cell table:style-name="ce46" office:value-type="string">
            <text:p>DATA_CACHE_LINES_EVICTED:INVALID</text:p>
          </table:table-cell>
          <table:table-cell table:style-name="ce46" office:value-type="string">
            <text:p>DATA_PREFETCHES:ALL</text:p>
          </table:table-cell>
          <table:table-cell table:style-name="ce46" office:value-type="string">
            <text:p>DATA_CACHE_REFILLS:L2_SHARED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12">
            <text:p>0.12</text:p>
          </table:table-cell>
          <table:table-cell office:value-type="float" office:value="0.55">
            <text:p>0.55</text:p>
          </table:table-cell>
          <table:table-cell office:value-type="float" office:value="2.08">
            <text:p>2.08</text:p>
          </table:table-cell>
          <table:table-cell office:value-type="float" office:value="9.27">
            <text:p>9.27</text:p>
          </table:table-cell>
          <table:table-cell office:value-type="float" office:value="43.8">
            <text:p>43.8</text:p>
          </table:table-cell>
          <table:table-cell table:style-name="ce40" office:value-type="float" office:value="157.32">
            <text:p>157.32</text:p>
          </table:table-cell>
          <table:table-cell/>
          <table:table-cell table:style-name="ce18"/>
          <table:table-cell table:style-name="ce40" office:value-type="float" office:value="0.13">
            <text:p>0.13</text:p>
          </table:table-cell>
          <table:table-cell table:style-name="ce40" office:value-type="float" office:value="0.45">
            <text:p>0.45</text:p>
          </table:table-cell>
          <table:table-cell table:style-name="ce40" office:value-type="float" office:value="1.73">
            <text:p>1.73</text:p>
          </table:table-cell>
          <table:table-cell table:style-name="ce40" office:value-type="float" office:value="9.29">
            <text:p>9.29</text:p>
          </table:table-cell>
          <table:table-cell table:style-name="ce40" office:value-type="float" office:value="41.54">
            <text:p>41.54</text:p>
          </table:table-cell>
          <table:table-cell table:style-name="ce40" office:value-type="float" office:value="152.55">
            <text:p>152.55</text:p>
          </table:table-cell>
          <table:table-cell table:number-columns-repeated="3"/>
          <table:table-cell table:style-name="Default"/>
          <table:table-cell table:style-name="ce45" office:value-type="float" office:value="50840145">
            <text:p>50840145</text:p>
          </table:table-cell>
          <table:table-cell table:style-name="ce45" office:value-type="float" office:value="51190910">
            <text:p>51190910</text:p>
          </table:table-cell>
          <table:table-cell table:style-name="ce45" office:value-type="float" office:value="185592250">
            <text:p>185592250</text:p>
          </table:table-cell>
          <table:table-cell table:style-name="ce45" office:value-type="float" office:value="82411308">
            <text:p>82411308</text:p>
          </table:table-cell>
          <table:table-cell table:style-name="ce45" office:value-type="float" office:value="238206">
            <text:p>238206</text:p>
          </table:table-cell>
          <table:table-cell table:style-name="ce45" office:value-type="float" office:value="277897">
            <text:p>277897</text:p>
          </table:table-cell>
          <table:table-cell table:style-name="ce45" office:value-type="float" office:value="165610">
            <text:p>165610</text:p>
          </table:table-cell>
          <table:table-cell table:style-name="ce45" office:value-type="float" office:value="9395">
            <text:p>9395</text:p>
          </table:table-cell>
          <table:table-cell table:style-name="ce45" office:value-type="float" office:value="158610541">
            <text:p>158610541</text:p>
          </table:table-cell>
          <table:table-cell table:style-name="ce45" office:value-type="float" office:value="51237202">
            <text:p>51237202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13">
            <text:p>0.13</text:p>
          </table:table-cell>
          <table:table-cell office:value-type="float" office:value="0.55">
            <text:p>0.55</text:p>
          </table:table-cell>
          <table:table-cell office:value-type="float" office:value="2.23">
            <text:p>2.23</text:p>
          </table:table-cell>
          <table:table-cell office:value-type="float" office:value="9.18">
            <text:p>9.18</text:p>
          </table:table-cell>
          <table:table-cell office:value-type="float" office:value="40.99">
            <text:p>40.99</text:p>
          </table:table-cell>
          <table:table-cell table:style-name="ce40" office:value-type="float" office:value="143.82">
            <text:p>143.82</text:p>
          </table:table-cell>
          <table:table-cell/>
          <table:table-cell table:style-name="ce18"/>
          <table:table-cell table:style-name="ce40" office:value-type="float" office:value="0.11">
            <text:p>0.11</text:p>
          </table:table-cell>
          <table:table-cell table:style-name="ce40" office:value-type="float" office:value="0.48">
            <text:p>0.48</text:p>
          </table:table-cell>
          <table:table-cell table:style-name="ce40" office:value-type="float" office:value="1.83">
            <text:p>1.83</text:p>
          </table:table-cell>
          <table:table-cell table:style-name="ce40" office:value-type="float" office:value="9.84">
            <text:p>9.84</text:p>
          </table:table-cell>
          <table:table-cell table:style-name="ce40" office:value-type="float" office:value="41.92">
            <text:p>41.92</text:p>
          </table:table-cell>
          <table:table-cell table:style-name="ce40" office:value-type="float" office:value="164.7">
            <text:p>164.7</text:p>
          </table:table-cell>
          <table:table-cell table:number-columns-repeated="4"/>
          <table:table-cell office:value-type="float" office:value="61357068">
            <text:p>61357068</text:p>
          </table:table-cell>
          <table:table-cell office:value-type="float" office:value="61404133">
            <text:p>61404133</text:p>
          </table:table-cell>
          <table:table-cell office:value-type="float" office:value="180935656">
            <text:p>180935656</text:p>
          </table:table-cell>
          <table:table-cell office:value-type="float" office:value="82249324">
            <text:p>82249324</text:p>
          </table:table-cell>
          <table:table-cell office:value-type="float" office:value="27371">
            <text:p>27371</text:p>
          </table:table-cell>
          <table:table-cell office:value-type="float" office:value="18788">
            <text:p>18788</text:p>
          </table:table-cell>
          <table:table-cell office:value-type="float" office:value="228665">
            <text:p>228665</text:p>
          </table:table-cell>
          <table:table-cell office:value-type="float" office:value="11047">
            <text:p>11047</text:p>
          </table:table-cell>
          <table:table-cell office:value-type="float" office:value="158914402">
            <text:p>158914402</text:p>
          </table:table-cell>
          <table:table-cell office:value-type="float" office:value="60626745">
            <text:p>60626745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9" office:value-type="string">
            <text:p>Average</text:p>
          </table:table-cell>
          <table:table-cell table:style-name="ce24" table:formula="of:=AVERAGE([.D78:.D82])" office:value-type="float" office:value="0.132">
            <text:p>0.13</text:p>
          </table:table-cell>
          <table:table-cell table:style-name="ce29" table:formula="of:=AVERAGE([.E78:.E82])" office:value-type="float" office:value="0.552">
            <text:p>0,55</text:p>
          </table:table-cell>
          <table:table-cell table:style-name="ce29" table:formula="of:=AVERAGE([.F78:.F82])" office:value-type="float" office:value="2.132">
            <text:p>2,13</text:p>
          </table:table-cell>
          <table:table-cell table:style-name="ce24" table:formula="of:=AVERAGE([.G78:.G82])" office:value-type="float" office:value="8.946">
            <text:p>8.95</text:p>
          </table:table-cell>
          <table:table-cell table:style-name="ce26" table:formula="of:=AVERAGE([.H78:.H82])" office:value-type="float" office:value="41.772">
            <text:p>41.77</text:p>
          </table:table-cell>
          <table:table-cell table:style-name="ce29" table:formula="of:=AVERAGE([.I78:.I82])" office:value-type="float" office:value="157.25">
            <text:p>157,25</text:p>
          </table:table-cell>
          <table:table-cell/>
          <table:table-cell table:style-name="ce18"/>
          <table:table-cell table:style-name="ce40" office:value-type="float" office:value="0.11">
            <text:p>0.11</text:p>
          </table:table-cell>
          <table:table-cell table:style-name="ce40" office:value-type="float" office:value="0.52">
            <text:p>0.52</text:p>
          </table:table-cell>
          <table:table-cell table:style-name="ce40" office:value-type="float" office:value="1.74">
            <text:p>1.74</text:p>
          </table:table-cell>
          <table:table-cell table:style-name="ce40" office:value-type="float" office:value="9.58">
            <text:p>9.58</text:p>
          </table:table-cell>
          <table:table-cell table:style-name="ce40" office:value-type="float" office:value="41.42">
            <text:p>41.42</text:p>
          </table:table-cell>
          <table:table-cell table:style-name="ce40" office:value-type="float" office:value="159.02">
            <text:p>159.02</text:p>
          </table:table-cell>
          <table:table-cell table:number-columns-repeated="4"/>
          <table:table-cell office:value-type="float" office:value="40119060">
            <text:p>40119060</text:p>
          </table:table-cell>
          <table:table-cell office:value-type="float" office:value="40885135">
            <text:p>40885135</text:p>
          </table:table-cell>
          <table:table-cell office:value-type="float" office:value="179866167">
            <text:p>179866167</text:p>
          </table:table-cell>
          <table:table-cell office:value-type="float" office:value="82385197">
            <text:p>82385197</text:p>
          </table:table-cell>
          <table:table-cell office:value-type="float" office:value="30009">
            <text:p>30009</text:p>
          </table:table-cell>
          <table:table-cell office:value-type="float" office:value="31275">
            <text:p>31275</text:p>
          </table:table-cell>
          <table:table-cell office:value-type="float" office:value="119544">
            <text:p>119544</text:p>
          </table:table-cell>
          <table:table-cell office:value-type="float" office:value="10001">
            <text:p>10001</text:p>
          </table:table-cell>
          <table:table-cell office:value-type="float" office:value="158827469">
            <text:p>158827469</text:p>
          </table:table-cell>
          <table:table-cell office:value-type="float" office:value="40048441">
            <text:p>40048441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9" office:value-type="string">
            <text:p>STD</text:p>
          </table:table-cell>
          <table:table-cell table:style-name="ce24" table:formula="of:=STDEV([.D78:.D82])" office:value-type="float" office:value="0.00836660026534076">
            <text:p>0.01</text:p>
          </table:table-cell>
          <table:table-cell table:style-name="ce29" table:formula="of:=STDEV([.E78:.E82])" office:value-type="float" office:value="0.00447213595499958">
            <text:p>0,00</text:p>
          </table:table-cell>
          <table:table-cell table:style-name="ce29" table:formula="of:=STDEV([.F78:.F82])" office:value-type="float" office:value="0.0791833315793167">
            <text:p>0,08</text:p>
          </table:table-cell>
          <table:table-cell table:style-name="ce24" table:formula="of:=STDEV([.G78:.G82])" office:value-type="float" office:value="0.28649607327152">
            <text:p>0.29</text:p>
          </table:table-cell>
          <table:table-cell table:style-name="ce26" table:formula="of:=STDEV([.H78:.H82])" office:value-type="float" office:value="1.80240672435497">
            <text:p>1.80</text:p>
          </table:table-cell>
          <table:table-cell table:style-name="ce29" table:formula="of:=STDEV([.I78:.I82])" office:value-type="float" office:value="9.20890058584629">
            <text:p>9,21</text:p>
          </table:table-cell>
          <table:table-cell/>
          <table:table-cell table:style-name="ce19" office:value-type="string">
            <text:p>Average</text:p>
          </table:table-cell>
          <table:table-cell table:style-name="ce24" table:formula="of:=AVERAGE([.L79:.L83])" office:value-type="float" office:value="0.114">
            <text:p>0.11</text:p>
          </table:table-cell>
          <table:table-cell table:style-name="ce29" table:formula="of:=AVERAGE([.M79:.M83])" office:value-type="float" office:value="0.482">
            <text:p>0,48</text:p>
          </table:table-cell>
          <table:table-cell table:style-name="ce29" table:formula="of:=AVERAGE([.N79:.N83])" office:value-type="float" office:value="1.786">
            <text:p>1,79</text:p>
          </table:table-cell>
          <table:table-cell table:style-name="ce24" table:formula="of:=AVERAGE([.O79:.O83])" office:value-type="float" office:value="9.206">
            <text:p>9.21</text:p>
          </table:table-cell>
          <table:table-cell table:style-name="ce26" table:formula="of:=AVERAGE([.P79:.P83])" office:value-type="float" office:value="41.118">
            <text:p>41.12</text:p>
          </table:table-cell>
          <table:table-cell table:style-name="ce29" table:formula="of:=AVERAGE([.Q79:.Q83])" office:value-type="float" office:value="159.744">
            <text:p>159,74</text:p>
          </table:table-cell>
          <table:table-cell table:number-columns-repeated="4"/>
          <table:table-cell office:value-type="float" office:value="37798689">
            <text:p>37798689</text:p>
          </table:table-cell>
          <table:table-cell office:value-type="float" office:value="40217508">
            <text:p>40217508</text:p>
          </table:table-cell>
          <table:table-cell office:value-type="float" office:value="188001121">
            <text:p>188001121</text:p>
          </table:table-cell>
          <table:table-cell office:value-type="float" office:value="82505976">
            <text:p>82505976</text:p>
          </table:table-cell>
          <table:table-cell office:value-type="float" office:value="34185">
            <text:p>34185</text:p>
          </table:table-cell>
          <table:table-cell office:value-type="float" office:value="23984">
            <text:p>23984</text:p>
          </table:table-cell>
          <table:table-cell office:value-type="float" office:value="155090">
            <text:p>155090</text:p>
          </table:table-cell>
          <table:table-cell office:value-type="float" office:value="13454">
            <text:p>13454</text:p>
          </table:table-cell>
          <table:table-cell office:value-type="float" office:value="158917571">
            <text:p>158917571</text:p>
          </table:table-cell>
          <table:table-cell office:value-type="float" office:value="38380626">
            <text:p>38380626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2"/>
          <table:table-cell table:style-name="ce19" office:value-type="string">
            <text:p>STD</text:p>
          </table:table-cell>
          <table:table-cell table:style-name="ce24" table:formula="of:=STDEV([.L79:.L83])" office:value-type="float" office:value="0.00894427190999916">
            <text:p>0.01</text:p>
          </table:table-cell>
          <table:table-cell table:style-name="ce29" table:formula="of:=STDEV([.M79:.M83])" office:value-type="float" office:value="0.0248997991959775">
            <text:p>0,02</text:p>
          </table:table-cell>
          <table:table-cell table:style-name="ce29" table:formula="of:=STDEV([.N79:.N83])" office:value-type="float" office:value="0.0610737259384099">
            <text:p>0,06</text:p>
          </table:table-cell>
          <table:table-cell table:style-name="ce24" table:formula="of:=STDEV([.O79:.O83])" office:value-type="float" office:value="0.568093302196039">
            <text:p>0.57</text:p>
          </table:table-cell>
          <table:table-cell table:style-name="ce26" table:formula="of:=STDEV([.P79:.P83])" office:value-type="float" office:value="1.47184238286578">
            <text:p>1.47</text:p>
          </table:table-cell>
          <table:table-cell table:style-name="ce29" table:formula="of:=STDEV([.Q79:.Q83])" office:value-type="float" office:value="6.04815095711077">
            <text:p>6,05</text:p>
          </table:table-cell>
          <table:table-cell table:number-columns-repeated="4"/>
          <table:table-cell table:style-name="ce46" office:value-type="float" office:value="60420700">
            <text:p>60420700</text:p>
          </table:table-cell>
          <table:table-cell table:style-name="ce46" office:value-type="float" office:value="59668897">
            <text:p>59668897</text:p>
          </table:table-cell>
          <table:table-cell table:style-name="ce46" office:value-type="float" office:value="188588843">
            <text:p>188588843</text:p>
          </table:table-cell>
          <table:table-cell table:style-name="ce46" office:value-type="float" office:value="82394973">
            <text:p>82394973</text:p>
          </table:table-cell>
          <table:table-cell table:style-name="ce46" office:value-type="float" office:value="34066">
            <text:p>34066</text:p>
          </table:table-cell>
          <table:table-cell table:style-name="ce46" office:value-type="float" office:value="22190">
            <text:p>22190</text:p>
          </table:table-cell>
          <table:table-cell table:style-name="ce46" office:value-type="float" office:value="156106">
            <text:p>156106</text:p>
          </table:table-cell>
          <table:table-cell table:style-name="ce46" office:value-type="float" office:value="13562">
            <text:p>13562</text:p>
          </table:table-cell>
          <table:table-cell table:style-name="ce46" office:value-type="float" office:value="158979050">
            <text:p>158979050</text:p>
          </table:table-cell>
          <table:table-cell table:style-name="ce46" office:value-type="float" office:value="59707141">
            <text:p>59707141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table:style-name="ce25" office:value-type="string">
            <text:p>Concurrent 64x46</text:p>
          </table:table-cell>
          <table:table-cell table:style-name="ce25" office:value-type="string">
            <text:p>Concurrent 128x128</text:p>
          </table:table-cell>
          <table:table-cell table:style-name="ce25" office:value-type="string">
            <text:p>Concurrent 256x256</text:p>
          </table:table-cell>
          <table:table-cell table:style-name="ce25" office:value-type="string">
            <text:p>Concurrent 512x512</text:p>
          </table:table-cell>
          <table:table-cell table:style-name="ce25" office:value-type="string">
            <text:p>Concurrent 1024x1024</text:p>
          </table:table-cell>
          <table:table-cell table:style-name="ce25" office:value-type="string">
            <text:p>Concurrent 2048x2048</text:p>
          </table:table-cell>
          <table:table-cell table:number-columns-repeated="11"/>
          <table:table-cell table:style-name="ce1" office:value-type="string">
            <text:p>Average</text:p>
          </table:table-cell>
          <table:table-cell table:style-name="ce48" table:formula="of:=AVERAGE([.V81:.V85])" office:value-type="float" office:value="50107132.4">
            <text:p>50107132.4</text:p>
          </table:table-cell>
          <table:table-cell table:style-name="ce48" table:formula="of:=AVERAGE([.W81:.W85])" office:value-type="float" office:value="50673316.6">
            <text:p>50673316.6</text:p>
          </table:table-cell>
          <table:table-cell table:style-name="ce48" table:formula="of:=AVERAGE([.X81:.X85])" office:value-type="float" office:value="184596807.4">
            <text:p>184596807.4</text:p>
          </table:table-cell>
          <table:table-cell table:style-name="ce48" table:formula="of:=AVERAGE([.Y81:.Y85])" office:value-type="float" office:value="82389355.6">
            <text:p>82389355.6</text:p>
          </table:table-cell>
          <table:table-cell table:style-name="ce48" table:formula="of:=AVERAGE([.Z81:.Z85])" office:value-type="float" office:value="72767.4">
            <text:p>72767.4</text:p>
          </table:table-cell>
          <table:table-cell table:style-name="ce48" table:formula="of:=AVERAGE([.AA81:.AA85])" office:value-type="float" office:value="74826.8">
            <text:p>74826.8</text:p>
          </table:table-cell>
          <table:table-cell table:style-name="ce48" table:formula="of:=AVERAGE([.AB81:.AB85])" office:value-type="float" office:value="165003">
            <text:p>165003</text:p>
          </table:table-cell>
          <table:table-cell table:style-name="ce48" table:formula="of:=AVERAGE([.AC81:.AC85])" office:value-type="float" office:value="11491.8">
            <text:p>11491.8</text:p>
          </table:table-cell>
          <table:table-cell table:style-name="ce48" table:formula="of:=AVERAGE([.AD81:.AD85])" office:value-type="float" office:value="158849806.6">
            <text:p>158849806.6</text:p>
          </table:table-cell>
          <table:table-cell table:style-name="ce48" table:formula="of:=AVERAGE([.AE81:.AE85])" office:value-type="float" office:value="50000031">
            <text:p>50000031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31">
            <text:p>0.31</text:p>
          </table:table-cell>
          <table:table-cell office:value-type="float" office:value="0.91">
            <text:p>0.91</text:p>
          </table:table-cell>
          <table:table-cell office:value-type="float" office:value="2.97">
            <text:p>2.97</text:p>
          </table:table-cell>
          <table:table-cell office:value-type="float" office:value="16.25">
            <text:p>16.25</text:p>
          </table:table-cell>
          <table:table-cell office:value-type="float" office:value="58.81">
            <text:p>58.81</text:p>
          </table:table-cell>
          <table:table-cell table:style-name="ce40" office:value-type="float" office:value="218.57">
            <text:p>218.57</text:p>
          </table:table-cell>
          <table:table-cell/>
          <table:table-cell table:style-name="ce18"/>
          <table:table-cell table:style-name="ce25" office:value-type="string">
            <text:p>Concurrent 64x46</text:p>
          </table:table-cell>
          <table:table-cell table:style-name="ce25" office:value-type="string">
            <text:p>Concurrent 128x128</text:p>
          </table:table-cell>
          <table:table-cell table:style-name="ce25" office:value-type="string">
            <text:p>Concurrent 256x256</text:p>
          </table:table-cell>
          <table:table-cell table:style-name="ce25" office:value-type="string">
            <text:p>Concurrent 512x512</text:p>
          </table:table-cell>
          <table:table-cell table:style-name="ce25" office:value-type="string">
            <text:p>Concurrent 1024x1024</text:p>
          </table:table-cell>
          <table:table-cell table:style-name="ce25" office:value-type="string">
            <text:p>Concurrent 2048x2048</text:p>
          </table:table-cell>
          <table:table-cell table:number-columns-repeated="3"/>
          <table:table-cell table:style-name="ce1" office:value-type="string">
            <text:p>STD</text:p>
          </table:table-cell>
          <table:table-cell table:style-name="ce1" table:formula="of:=STDEV([.V81:.V85])" office:value-type="float" office:value="11008262.8547187">
            <text:p>11008262.85</text:p>
          </table:table-cell>
          <table:table-cell table:style-name="ce1" table:formula="of:=STDEV([.W81:.W85])" office:value-type="float" office:value="10018373.405717">
            <text:p>10018373.41</text:p>
          </table:table-cell>
          <table:table-cell table:style-name="ce1" table:formula="of:=STDEV([.X81:.X85])" office:value-type="float" office:value="4009351.36451463">
            <text:p>4009351.36</text:p>
          </table:table-cell>
          <table:table-cell table:style-name="ce1" table:formula="of:=STDEV([.Y81:.Y85])" office:value-type="float" office:value="91842.1522194466">
            <text:p>91842.15</text:p>
          </table:table-cell>
          <table:table-cell table:style-name="ce1" table:formula="of:=STDEV([.Z81:.Z85])" office:value-type="float" office:value="92527.6232068024">
            <text:p>92527.62</text:p>
          </table:table-cell>
          <table:table-cell table:style-name="ce1" table:formula="of:=STDEV([.AA81:.AA85])" office:value-type="float" office:value="113611.438181637">
            <text:p>113611.44</text:p>
          </table:table-cell>
          <table:table-cell table:style-name="ce1" table:formula="of:=STDEV([.AB81:.AB85])" office:value-type="float" office:value="39677.3346887111">
            <text:p>39677.33</text:p>
          </table:table-cell>
          <table:table-cell table:style-name="ce1" table:formula="of:=STDEV([.AC81:.AC85])" office:value-type="float" office:value="1933.4463271578">
            <text:p>1933.45</text:p>
          </table:table-cell>
          <table:table-cell table:style-name="ce1" table:formula="of:=STDEV([.AD81:.AD85])" office:value-type="float" office:value="144235.425406867">
            <text:p>144235.43</text:p>
          </table:table-cell>
          <table:table-cell table:style-name="ce1" table:formula="of:=STDEV([.AE81:.AE85])" office:value-type="float" office:value="10520579.1565301">
            <text:p>10520579.16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26">
            <text:p>0.26</text:p>
          </table:table-cell>
          <table:table-cell office:value-type="float" office:value="0.95">
            <text:p>0.95</text:p>
          </table:table-cell>
          <table:table-cell office:value-type="float" office:value="3.04">
            <text:p>3.04</text:p>
          </table:table-cell>
          <table:table-cell office:value-type="float" office:value="15.52">
            <text:p>15.52</text:p>
          </table:table-cell>
          <table:table-cell office:value-type="float" office:value="56.01">
            <text:p>56.01</text:p>
          </table:table-cell>
          <table:table-cell table:style-name="ce40" office:value-type="float" office:value="211.67">
            <text:p>211.67</text:p>
          </table:table-cell>
          <table:table-cell/>
          <table:table-cell table:style-name="ce18"/>
          <table:table-cell table:style-name="ce40" office:value-type="float" office:value="0.26">
            <text:p>0.26</text:p>
          </table:table-cell>
          <table:table-cell table:style-name="ce40" office:value-type="float" office:value="1.1">
            <text:p>1.1</text:p>
          </table:table-cell>
          <table:table-cell table:style-name="ce40" office:value-type="float" office:value="3.86">
            <text:p>3.86</text:p>
          </table:table-cell>
          <table:table-cell table:style-name="ce40" office:value-type="float" office:value="17.87">
            <text:p>17.87</text:p>
          </table:table-cell>
          <table:table-cell table:style-name="ce40" office:value-type="float" office:value="69.75">
            <text:p>69.75</text:p>
          </table:table-cell>
          <table:table-cell table:style-name="ce40" office:value-type="float" office:value="276.25">
            <text:p>276.25</text:p>
          </table:table-cell>
          <table:table-cell table:number-columns-repeated="3"/>
          <table:table-cell table:style-name="Default"/>
          <table:table-cell table:style-name="ce44" table:number-columns-repeated="10"/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32">
            <text:p>0.32</text:p>
          </table:table-cell>
          <table:table-cell office:value-type="float" office:value="0.93">
            <text:p>0.93</text:p>
          </table:table-cell>
          <table:table-cell office:value-type="float" office:value="3">
            <text:p>3</text:p>
          </table:table-cell>
          <table:table-cell office:value-type="float" office:value="15.65">
            <text:p>15.65</text:p>
          </table:table-cell>
          <table:table-cell office:value-type="float" office:value="57.21">
            <text:p>57.21</text:p>
          </table:table-cell>
          <table:table-cell table:style-name="ce40" office:value-type="float" office:value="204.16">
            <text:p>204.16</text:p>
          </table:table-cell>
          <table:table-cell/>
          <table:table-cell table:style-name="ce18"/>
          <table:table-cell table:style-name="ce40" office:value-type="float" office:value="0.26">
            <text:p>0.26</text:p>
          </table:table-cell>
          <table:table-cell table:style-name="ce40" office:value-type="float" office:value="1.19">
            <text:p>1.19</text:p>
          </table:table-cell>
          <table:table-cell table:style-name="ce40" office:value-type="float" office:value="3.94">
            <text:p>3.94</text:p>
          </table:table-cell>
          <table:table-cell table:style-name="ce40" office:value-type="float" office:value="17.97">
            <text:p>17.97</text:p>
          </table:table-cell>
          <table:table-cell table:style-name="ce40" office:value-type="float" office:value="71.71">
            <text:p>71.71</text:p>
          </table:table-cell>
          <table:table-cell table:style-name="ce40" office:value-type="float" office:value="280.24">
            <text:p>280.24</text:p>
          </table:table-cell>
          <table:table-cell table:number-columns-repeated="3"/>
          <table:table-cell table:style-name="Default"/>
          <table:table-cell table:style-name="ce45" office:value-type="string">
            <text:p>0x530a42</text:p>
          </table:table-cell>
          <table:table-cell table:style-name="ce45" office:value-type="string">
            <text:p>0x530244</text:p>
          </table:table-cell>
          <table:table-cell table:style-name="ce45" office:value-type="string">
            <text:p>0x530a7d</text:p>
          </table:table-cell>
          <table:table-cell table:style-name="ce45" office:value-type="string">
            <text:p>0x530041</text:p>
          </table:table-cell>
          <table:table-cell table:style-name="ce45" office:value-type="string">
            <text:p>0x530842</text:p>
          </table:table-cell>
          <table:table-cell table:style-name="ce45" office:value-type="string">
            <text:p>0x530844</text:p>
          </table:table-cell>
          <table:table-cell table:style-name="ce45" office:value-type="string">
            <text:p>0x53046c</text:p>
          </table:table-cell>
          <table:table-cell table:style-name="ce45" office:value-type="string">
            <text:p>0x530144</text:p>
          </table:table-cell>
          <table:table-cell table:style-name="ce45" office:value-type="string">
            <text:p>0x530367</text:p>
          </table:table-cell>
          <table:table-cell table:style-name="ce45" office:value-type="string">
            <text:p>0x530242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28">
            <text:p>0.28</text:p>
          </table:table-cell>
          <table:table-cell office:value-type="float" office:value="0.91">
            <text:p>0.91</text:p>
          </table:table-cell>
          <table:table-cell office:value-type="float" office:value="3.07">
            <text:p>3.07</text:p>
          </table:table-cell>
          <table:table-cell office:value-type="float" office:value="15.56">
            <text:p>15.56</text:p>
          </table:table-cell>
          <table:table-cell office:value-type="float" office:value="57.34">
            <text:p>57.34</text:p>
          </table:table-cell>
          <table:table-cell table:style-name="ce40" office:value-type="float" office:value="232.13">
            <text:p>232.13</text:p>
          </table:table-cell>
          <table:table-cell/>
          <table:table-cell table:style-name="ce18"/>
          <table:table-cell table:style-name="ce40" office:value-type="float" office:value="0.31">
            <text:p>0.31</text:p>
          </table:table-cell>
          <table:table-cell table:style-name="ce40" office:value-type="float" office:value="1.17">
            <text:p>1.17</text:p>
          </table:table-cell>
          <table:table-cell table:style-name="ce40" office:value-type="float" office:value="4.03">
            <text:p>4.03</text:p>
          </table:table-cell>
          <table:table-cell table:style-name="ce40" office:value-type="float" office:value="20.24">
            <text:p>20.24</text:p>
          </table:table-cell>
          <table:table-cell table:style-name="ce40" office:value-type="float" office:value="71.99">
            <text:p>71.99</text:p>
          </table:table-cell>
          <table:table-cell table:style-name="ce40" office:value-type="float" office:value="284.5">
            <text:p>284.5</text:p>
          </table:table-cell>
          <table:table-cell table:number-columns-repeated="3"/>
          <table:table-cell table:style-name="ce43" office:value-type="string">
            <text:p>Parallel 256 x 256</text:p>
          </table:table-cell>
          <table:table-cell table:style-name="ce46" office:value-type="string">
            <text:p>DATA_CACHE_REFILLS:L2_SHARED:L2_OWNED</text:p>
          </table:table-cell>
          <table:table-cell table:style-name="ce46" office:value-type="string">
            <text:p>DATA_CACHE_LINES_EVICTED:SHARED</text:p>
          </table:table-cell>
          <table:table-cell table:style-name="ce46" office:value-type="string">
            <text:p>REQUESTS_TO_L2:DATA:SNOOP</text:p>
          </table:table-cell>
          <table:table-cell table:style-name="ce46" office:value-type="string">
            <text:p>DATA_CACHE_MISSES</text:p>
          </table:table-cell>
          <table:table-cell table:style-name="ce46" office:value-type="string">
            <text:p>DATA_CACHE_REFILLS:L2_OWNED</text:p>
          </table:table-cell>
          <table:table-cell table:style-name="ce46" office:value-type="string">
            <text:p>DATA_CACHE_LINES_EVICTED:OWNED</text:p>
          </table:table-cell>
          <table:table-cell table:style-name="ce46" office:value-type="string">
            <text:p>SYSTEM_READ_RESPONSES:SHARED</text:p>
          </table:table-cell>
          <table:table-cell table:style-name="ce46" office:value-type="string">
            <text:p>DATA_CACHE_LINES_EVICTED:INVALID</text:p>
          </table:table-cell>
          <table:table-cell table:style-name="ce46" office:value-type="string">
            <text:p>DATA_PREFETCHES:ALL</text:p>
          </table:table-cell>
          <table:table-cell table:style-name="ce46" office:value-type="string">
            <text:p>DATA_CACHE_REFILLS:L2_SHARED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27">
            <text:p>0.27</text:p>
          </table:table-cell>
          <table:table-cell office:value-type="float" office:value="0.91">
            <text:p>0.91</text:p>
          </table:table-cell>
          <table:table-cell office:value-type="float" office:value="3.1">
            <text:p>3.1</text:p>
          </table:table-cell>
          <table:table-cell office:value-type="float" office:value="16.27">
            <text:p>16.27</text:p>
          </table:table-cell>
          <table:table-cell office:value-type="float" office:value="59.99">
            <text:p>59.99</text:p>
          </table:table-cell>
          <table:table-cell table:style-name="ce40" office:value-type="float" office:value="201.47">
            <text:p>201.47</text:p>
          </table:table-cell>
          <table:table-cell/>
          <table:table-cell table:style-name="ce18"/>
          <table:table-cell table:style-name="ce40" office:value-type="float" office:value="0.26">
            <text:p>0.26</text:p>
          </table:table-cell>
          <table:table-cell table:style-name="ce40" office:value-type="float" office:value="1.19">
            <text:p>1.19</text:p>
          </table:table-cell>
          <table:table-cell table:style-name="ce40" office:value-type="float" office:value="4.06">
            <text:p>4.06</text:p>
          </table:table-cell>
          <table:table-cell table:style-name="ce40" office:value-type="float" office:value="17.98">
            <text:p>17.98</text:p>
          </table:table-cell>
          <table:table-cell table:style-name="ce40" office:value-type="float" office:value="70.85">
            <text:p>70.85</text:p>
          </table:table-cell>
          <table:table-cell table:style-name="ce40" office:value-type="float" office:value="274.9">
            <text:p>274.9</text:p>
          </table:table-cell>
          <table:table-cell table:number-columns-repeated="3"/>
          <table:table-cell table:style-name="Default"/>
          <table:table-cell table:style-name="ce45" office:value-type="float" office:value="161870567">
            <text:p>161870567</text:p>
          </table:table-cell>
          <table:table-cell table:style-name="ce45" office:value-type="float" office:value="156301473">
            <text:p>156301473</text:p>
          </table:table-cell>
          <table:table-cell table:style-name="ce45" office:value-type="float" office:value="400633585">
            <text:p>400633585</text:p>
          </table:table-cell>
          <table:table-cell table:style-name="ce45" office:value-type="float" office:value="164859621">
            <text:p>164859621</text:p>
          </table:table-cell>
          <table:table-cell table:style-name="ce45" office:value-type="float" office:value="441239">
            <text:p>441239</text:p>
          </table:table-cell>
          <table:table-cell table:style-name="ce45" office:value-type="float" office:value="375185">
            <text:p>375185</text:p>
          </table:table-cell>
          <table:table-cell table:style-name="ce45" office:value-type="float" office:value="10379375">
            <text:p>10379375</text:p>
          </table:table-cell>
          <table:table-cell table:style-name="ce45" office:value-type="float" office:value="872554">
            <text:p>872554</text:p>
          </table:table-cell>
          <table:table-cell table:style-name="ce45" office:value-type="float" office:value="306961238">
            <text:p>306961238</text:p>
          </table:table-cell>
          <table:table-cell table:style-name="ce45" office:value-type="float" office:value="161506398">
            <text:p>161506398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9" office:value-type="string">
            <text:p>Average</text:p>
          </table:table-cell>
          <table:table-cell table:style-name="ce24" table:formula="of:=AVERAGE([.D87:.D91])" office:value-type="float" office:value="0.288">
            <text:p>0.29</text:p>
          </table:table-cell>
          <table:table-cell table:style-name="ce24" table:formula="of:=AVERAGE([.E87:.E91])" office:value-type="float" office:value="0.922">
            <text:p>0.92</text:p>
          </table:table-cell>
          <table:table-cell table:style-name="ce29" table:formula="of:=AVERAGE([.F87:.F91])" office:value-type="float" office:value="3.036">
            <text:p>3,04</text:p>
          </table:table-cell>
          <table:table-cell table:style-name="ce29" table:formula="of:=AVERAGE([.G87:.G91])" office:value-type="float" office:value="15.85">
            <text:p>15,85</text:p>
          </table:table-cell>
          <table:table-cell table:style-name="ce29" table:formula="of:=AVERAGE([.H87:.H91])" office:value-type="float" office:value="57.872">
            <text:p>57,87</text:p>
          </table:table-cell>
          <table:table-cell table:style-name="ce29" table:formula="of:=AVERAGE([.I87:.I91])" office:value-type="float" office:value="213.6">
            <text:p>213,60</text:p>
          </table:table-cell>
          <table:table-cell/>
          <table:table-cell table:style-name="ce18"/>
          <table:table-cell table:style-name="ce40" office:value-type="float" office:value="0.27">
            <text:p>0.27</text:p>
          </table:table-cell>
          <table:table-cell table:style-name="ce40" office:value-type="float" office:value="1.1">
            <text:p>1.1</text:p>
          </table:table-cell>
          <table:table-cell table:style-name="ce40" office:value-type="float" office:value="4.05">
            <text:p>4.05</text:p>
          </table:table-cell>
          <table:table-cell table:style-name="ce40" office:value-type="float" office:value="17.61">
            <text:p>17.61</text:p>
          </table:table-cell>
          <table:table-cell table:style-name="ce40" office:value-type="float" office:value="68.67">
            <text:p>68.67</text:p>
          </table:table-cell>
          <table:table-cell table:style-name="ce40" office:value-type="float" office:value="282.66">
            <text:p>282.66</text:p>
          </table:table-cell>
          <table:table-cell table:number-columns-repeated="4"/>
          <table:table-cell office:value-type="float" office:value="162392272">
            <text:p>162392272</text:p>
          </table:table-cell>
          <table:table-cell office:value-type="float" office:value="156567555">
            <text:p>156567555</text:p>
          </table:table-cell>
          <table:table-cell office:value-type="float" office:value="378910282">
            <text:p>378910282</text:p>
          </table:table-cell>
          <table:table-cell office:value-type="float" office:value="164863839">
            <text:p>164863839</text:p>
          </table:table-cell>
          <table:table-cell office:value-type="float" office:value="76217">
            <text:p>76217</text:p>
          </table:table-cell>
          <table:table-cell office:value-type="float" office:value="403942">
            <text:p>403942</text:p>
          </table:table-cell>
          <table:table-cell office:value-type="float" office:value="10142542">
            <text:p>10142542</text:p>
          </table:table-cell>
          <table:table-cell office:value-type="float" office:value="1088857">
            <text:p>1088857</text:p>
          </table:table-cell>
          <table:table-cell office:value-type="float" office:value="307274280">
            <text:p>307274280</text:p>
          </table:table-cell>
          <table:table-cell office:value-type="float" office:value="162141494">
            <text:p>162141494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" office:value-type="string">
            <text:p>STD</text:p>
          </table:table-cell>
          <table:table-cell table:style-name="ce26" table:formula="of:=STDEV([.D87:.D91])" office:value-type="float" office:value="0.0258843582110896">
            <text:p>0.03</text:p>
          </table:table-cell>
          <table:table-cell table:style-name="ce26" table:formula="of:=STDEV([.E87:.E91])" office:value-type="float" office:value="0.0178885438199983">
            <text:p>0.02</text:p>
          </table:table-cell>
          <table:table-cell table:style-name="ce26" table:formula="of:=STDEV([.F87:.F91])" office:value-type="float" office:value="0.0522494019104525">
            <text:p>0.05</text:p>
          </table:table-cell>
          <table:table-cell table:style-name="ce26" table:formula="of:=STDEV([.G87:.G91])" office:value-type="float" office:value="0.377292989598269">
            <text:p>0.38</text:p>
          </table:table-cell>
          <table:table-cell table:style-name="ce26" table:formula="of:=STDEV([.H87:.H91])" office:value-type="float" office:value="1.5454837430397">
            <text:p>1.55</text:p>
          </table:table-cell>
          <table:table-cell table:style-name="ce26" table:formula="of:=STDEV([.I87:.I91])" office:value-type="float" office:value="12.3292051649731">
            <text:p>12.33</text:p>
          </table:table-cell>
          <table:table-cell/>
          <table:table-cell table:style-name="ce19" office:value-type="string">
            <text:p>Average</text:p>
          </table:table-cell>
          <table:table-cell table:style-name="ce24" table:formula="of:=AVERAGE([.L88:.L92])" office:value-type="float" office:value="0.272">
            <text:p>0.27</text:p>
          </table:table-cell>
          <table:table-cell table:style-name="ce24" table:formula="of:=AVERAGE([.M88:.M92])" office:value-type="float" office:value="1.15">
            <text:p>1.15</text:p>
          </table:table-cell>
          <table:table-cell table:style-name="ce29" table:formula="of:=AVERAGE([.N88:.N92])" office:value-type="float" office:value="3.988">
            <text:p>3,99</text:p>
          </table:table-cell>
          <table:table-cell table:style-name="ce29" table:formula="of:=AVERAGE([.O88:.O92])" office:value-type="float" office:value="18.334">
            <text:p>18,33</text:p>
          </table:table-cell>
          <table:table-cell table:style-name="ce29" table:formula="of:=AVERAGE([.P88:.P92])" office:value-type="float" office:value="70.594">
            <text:p>70,59</text:p>
          </table:table-cell>
          <table:table-cell table:style-name="ce29" table:formula="of:=AVERAGE([.Q88:.Q92])" office:value-type="float" office:value="279.71">
            <text:p>279,71</text:p>
          </table:table-cell>
          <table:table-cell table:number-columns-repeated="4"/>
          <table:table-cell office:value-type="float" office:value="163357287">
            <text:p>163357287</text:p>
          </table:table-cell>
          <table:table-cell office:value-type="float" office:value="157276447">
            <text:p>157276447</text:p>
          </table:table-cell>
          <table:table-cell office:value-type="float" office:value="393941230">
            <text:p>393941230</text:p>
          </table:table-cell>
          <table:table-cell office:value-type="float" office:value="164820569">
            <text:p>164820569</text:p>
          </table:table-cell>
          <table:table-cell office:value-type="float" office:value="53192">
            <text:p>53192</text:p>
          </table:table-cell>
          <table:table-cell office:value-type="float" office:value="367839">
            <text:p>367839</text:p>
          </table:table-cell>
          <table:table-cell office:value-type="float" office:value="10626485">
            <text:p>10626485</text:p>
          </table:table-cell>
          <table:table-cell office:value-type="float" office:value="800773">
            <text:p>800773</text:p>
          </table:table-cell>
          <table:table-cell office:value-type="float" office:value="307356450">
            <text:p>307356450</text:p>
          </table:table-cell>
          <table:table-cell office:value-type="float" office:value="163204812">
            <text:p>163204812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2"/>
          <table:table-cell table:style-name="ce1" office:value-type="string">
            <text:p>STD</text:p>
          </table:table-cell>
          <table:table-cell table:style-name="ce26" table:formula="of:=STDEV([.L88:.L92])" office:value-type="float" office:value="0.0216794833886788">
            <text:p>0.02</text:p>
          </table:table-cell>
          <table:table-cell table:style-name="ce26" table:formula="of:=STDEV([.M88:.M92])" office:value-type="float" office:value="0.0463680924774784">
            <text:p>0.05</text:p>
          </table:table-cell>
          <table:table-cell table:style-name="ce26" table:formula="of:=STDEV([.N88:.N92])" office:value-type="float" office:value="0.085848704125339">
            <text:p>0.09</text:p>
          </table:table-cell>
          <table:table-cell table:style-name="ce26" table:formula="of:=STDEV([.O88:.O92])" office:value-type="float" office:value="1.07588568165953">
            <text:p>1.08</text:p>
          </table:table-cell>
          <table:table-cell table:style-name="ce26" table:formula="of:=STDEV([.P88:.P92])" office:value-type="float" office:value="1.3850920547025">
            <text:p>1.39</text:p>
          </table:table-cell>
          <table:table-cell table:style-name="ce26" table:formula="of:=STDEV([.Q88:.Q92])" office:value-type="float" office:value="4.09375133587766">
            <text:p>4.09</text:p>
          </table:table-cell>
          <table:table-cell table:number-columns-repeated="4"/>
          <table:table-cell office:value-type="float" office:value="163152590">
            <text:p>163152590</text:p>
          </table:table-cell>
          <table:table-cell office:value-type="float" office:value="158459975">
            <text:p>158459975</text:p>
          </table:table-cell>
          <table:table-cell office:value-type="float" office:value="400295062">
            <text:p>400295062</text:p>
          </table:table-cell>
          <table:table-cell office:value-type="float" office:value="164788551">
            <text:p>164788551</text:p>
          </table:table-cell>
          <table:table-cell office:value-type="float" office:value="384224">
            <text:p>384224</text:p>
          </table:table-cell>
          <table:table-cell office:value-type="float" office:value="323402">
            <text:p>323402</text:p>
          </table:table-cell>
          <table:table-cell office:value-type="float" office:value="11928109">
            <text:p>11928109</text:p>
          </table:table-cell>
          <table:table-cell office:value-type="float" office:value="896473">
            <text:p>896473</text:p>
          </table:table-cell>
          <table:table-cell office:value-type="float" office:value="305760272">
            <text:p>305760272</text:p>
          </table:table-cell>
          <table:table-cell office:value-type="float" office:value="162940796">
            <text:p>162940796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3"/>
          <table:table-cell table:style-name="ce46" office:value-type="float" office:value="163315677">
            <text:p>163315677</text:p>
          </table:table-cell>
          <table:table-cell table:style-name="ce46" office:value-type="float" office:value="152213852">
            <text:p>152213852</text:p>
          </table:table-cell>
          <table:table-cell table:style-name="ce46" office:value-type="float" office:value="385705561">
            <text:p>385705561</text:p>
          </table:table-cell>
          <table:table-cell table:style-name="ce46" office:value-type="float" office:value="165000540">
            <text:p>165000540</text:p>
          </table:table-cell>
          <table:table-cell table:style-name="ce46" office:value-type="float" office:value="6199232">
            <text:p>6199232</text:p>
          </table:table-cell>
          <table:table-cell table:style-name="ce46" office:value-type="float" office:value="5884716">
            <text:p>5884716</text:p>
          </table:table-cell>
          <table:table-cell table:style-name="ce46" office:value-type="float" office:value="11087864">
            <text:p>11087864</text:p>
          </table:table-cell>
          <table:table-cell table:style-name="ce46" office:value-type="float" office:value="1098679">
            <text:p>1098679</text:p>
          </table:table-cell>
          <table:table-cell table:style-name="ce46" office:value-type="float" office:value="306802092">
            <text:p>306802092</text:p>
          </table:table-cell>
          <table:table-cell table:style-name="ce46" office:value-type="float" office:value="157146251">
            <text:p>157146251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AMD Opteron</text:p>
          </table:table-cell>
          <table:table-cell table:style-name="Default" table:number-columns-repeated="5"/>
          <table:table-cell table:number-columns-repeated="12"/>
          <table:table-cell table:style-name="ce1" office:value-type="string">
            <text:p>Average</text:p>
          </table:table-cell>
          <table:table-cell table:style-name="ce48" table:formula="of:=AVERAGE([.V91:.V95])" office:value-type="float" office:value="162817678.6">
            <text:p>162817678.6</text:p>
          </table:table-cell>
          <table:table-cell table:style-name="ce48" table:formula="of:=AVERAGE([.W91:.W95])" office:value-type="float" office:value="156163860.4">
            <text:p>156163860.4</text:p>
          </table:table-cell>
          <table:table-cell table:style-name="ce48" table:formula="of:=AVERAGE([.X91:.X95])" office:value-type="float" office:value="391897144">
            <text:p>391897144</text:p>
          </table:table-cell>
          <table:table-cell table:style-name="ce48" table:formula="of:=AVERAGE([.Y91:.Y95])" office:value-type="float" office:value="164866624">
            <text:p>164866624</text:p>
          </table:table-cell>
          <table:table-cell table:style-name="ce48" table:formula="of:=AVERAGE([.Z91:.Z95])" office:value-type="float" office:value="1430820.8">
            <text:p>1430820.8</text:p>
          </table:table-cell>
          <table:table-cell table:style-name="ce48" table:formula="of:=AVERAGE([.AA91:.AA95])" office:value-type="float" office:value="1471016.8">
            <text:p>1471016.8</text:p>
          </table:table-cell>
          <table:table-cell table:style-name="ce48" table:formula="of:=AVERAGE([.AB91:.AB95])" office:value-type="float" office:value="10832875">
            <text:p>10832875</text:p>
          </table:table-cell>
          <table:table-cell table:style-name="ce48" table:formula="of:=AVERAGE([.AC91:.AC95])" office:value-type="float" office:value="951467.2">
            <text:p>951467.2</text:p>
          </table:table-cell>
          <table:table-cell table:style-name="ce48" table:formula="of:=AVERAGE([.AD91:.AD95])" office:value-type="float" office:value="306830866.4">
            <text:p>306830866.4</text:p>
          </table:table-cell>
          <table:table-cell table:style-name="ce48" table:formula="of:=AVERAGE([.AE91:.AE95])" office:value-type="float" office:value="161387950.2">
            <text:p>161387950.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Linux cgrpup (CPUS 0, 1, 2, and 3 – all cores)</text:p>
          </table:table-cell>
          <table:table-cell table:style-name="Default" table:number-columns-repeated="5"/>
          <table:table-cell table:number-columns-repeated="12"/>
          <table:table-cell table:style-name="ce1" office:value-type="string">
            <text:p>STD</text:p>
          </table:table-cell>
          <table:table-cell table:style-name="ce1" table:formula="of:=STDEV([.V91:.V95])" office:value-type="float" office:value="657521.185168432">
            <text:p>657521.19</text:p>
          </table:table-cell>
          <table:table-cell table:style-name="ce1" table:formula="of:=STDEV([.W91:.W95])" office:value-type="float" office:value="2360850.70031182">
            <text:p>2360850.7</text:p>
          </table:table-cell>
          <table:table-cell table:style-name="ce1" table:formula="of:=STDEV([.X91:.X95])" office:value-type="float" office:value="9460747.86036408">
            <text:p>9460747.86</text:p>
          </table:table-cell>
          <table:table-cell table:style-name="ce1" table:formula="of:=STDEV([.Y91:.Y95])" office:value-type="float" office:value="80942.4944698395">
            <text:p>80942.49</text:p>
          </table:table-cell>
          <table:table-cell table:style-name="ce1" table:formula="of:=STDEV([.Z91:.Z95])" office:value-type="float" office:value="2671385.17152201">
            <text:p>2671385.17</text:p>
          </table:table-cell>
          <table:table-cell table:style-name="ce1" table:formula="of:=STDEV([.AA91:.AA95])" office:value-type="float" office:value="2467501.65037223">
            <text:p>2467501.65</text:p>
          </table:table-cell>
          <table:table-cell table:style-name="ce1" table:formula="of:=STDEV([.AB91:.AB95])" office:value-type="float" office:value="705226.140657378">
            <text:p>705226.14</text:p>
          </table:table-cell>
          <table:table-cell table:style-name="ce1" table:formula="of:=STDEV([.AC91:.AC95])" office:value-type="float" office:value="134636.239813803">
            <text:p>134636.24</text:p>
          </table:table-cell>
          <table:table-cell table:style-name="ce1" table:formula="of:=STDEV([.AD91:.AD95])" office:value-type="float" office:value="639697.356323129">
            <text:p>639697.36</text:p>
          </table:table-cell>
          <table:table-cell table:style-name="ce1" table:formula="of:=STDEV([.AE91:.AE95])" office:value-type="float" office:value="2464050.88837471">
            <text:p>2464050.89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2"/>
          <table:table-cell table:style-name="Default"/>
          <table:table-cell table:style-name="ce44" table:number-columns-repeated="10"/>
          <table:table-cell table:number-columns-repeated="16"/>
        </table:table-row>
        <table:table-row table:style-name="ro1">
          <table:table-cell table:number-columns-repeated="3"/>
          <table:table-cell table:style-name="ce20" office:value-type="string">
            <text:p>Sequential 64x64</text:p>
          </table:table-cell>
          <table:table-cell table:style-name="ce20" office:value-type="string">
            <text:p>Sequential 128x128</text:p>
          </table:table-cell>
          <table:table-cell table:style-name="ce20" office:value-type="string">
            <text:p>Sequential 256x256</text:p>
          </table:table-cell>
          <table:table-cell table:style-name="ce20" office:value-type="string">
            <text:p>Sequential 512x512</text:p>
          </table:table-cell>
          <table:table-cell table:style-name="ce20" office:value-type="string">
            <text:p>Sequential 1024x1024</text:p>
          </table:table-cell>
          <table:table-cell table:style-name="ce20" office:value-type="string">
            <text:p>Sequential 2048x2048</text:p>
          </table:table-cell>
          <table:table-cell table:number-columns-repeated="11"/>
          <table:table-cell table:style-name="Default"/>
          <table:table-cell table:style-name="ce44" table:number-columns-repeated="10"/>
          <table:table-cell table:number-columns-repeated="16"/>
        </table:table-row>
        <table:table-row table:style-name="ro2">
          <table:table-cell table:number-columns-repeated="3"/>
          <table:table-cell office:value-type="float" office:value="0.27">
            <text:p>0.27</text:p>
          </table:table-cell>
          <table:table-cell office:value-type="float" office:value="1.04">
            <text:p>1.04</text:p>
          </table:table-cell>
          <table:table-cell office:value-type="float" office:value="4.08">
            <text:p>4.08</text:p>
          </table:table-cell>
          <table:table-cell office:value-type="float" office:value="17.53">
            <text:p>17.53</text:p>
          </table:table-cell>
          <table:table-cell office:value-type="float" office:value="81.48">
            <text:p>81.48</text:p>
          </table:table-cell>
          <table:table-cell table:style-name="ce40" office:value-type="float" office:value="281.28">
            <text:p>281.28</text:p>
          </table:table-cell>
          <table:table-cell table:number-columns-repeated="11"/>
          <table:table-cell table:style-name="Default"/>
          <table:table-cell table:style-name="ce44" table:number-columns-repeated="10"/>
          <table:table-cell table:number-columns-repeated="16"/>
        </table:table-row>
        <table:table-row table:style-name="ro2">
          <table:table-cell table:number-columns-repeated="3"/>
          <table:table-cell office:value-type="float" office:value="0.28">
            <text:p>0.28</text:p>
          </table:table-cell>
          <table:table-cell office:value-type="float" office:value="1.02">
            <text:p>1.02</text:p>
          </table:table-cell>
          <table:table-cell office:value-type="float" office:value="3.95">
            <text:p>3.95</text:p>
          </table:table-cell>
          <table:table-cell office:value-type="float" office:value="18.3">
            <text:p>18.3</text:p>
          </table:table-cell>
          <table:table-cell office:value-type="float" office:value="79.8">
            <text:p>79.8</text:p>
          </table:table-cell>
          <table:table-cell table:style-name="ce40" office:value-type="float" office:value="291.49">
            <text:p>291.49</text:p>
          </table:table-cell>
          <table:table-cell table:number-columns-repeated="11"/>
          <table:table-cell table:style-name="Default"/>
          <table:table-cell table:style-name="ce45" office:value-type="string">
            <text:p>0x530a42</text:p>
          </table:table-cell>
          <table:table-cell table:style-name="ce45" office:value-type="string">
            <text:p>0x530244</text:p>
          </table:table-cell>
          <table:table-cell table:style-name="ce45" office:value-type="string">
            <text:p>0x530a7d</text:p>
          </table:table-cell>
          <table:table-cell table:style-name="ce45" office:value-type="string">
            <text:p>0x530041</text:p>
          </table:table-cell>
          <table:table-cell table:style-name="ce45" office:value-type="string">
            <text:p>0x530842</text:p>
          </table:table-cell>
          <table:table-cell table:style-name="ce45" office:value-type="string">
            <text:p>0x530844</text:p>
          </table:table-cell>
          <table:table-cell table:style-name="ce45" office:value-type="string">
            <text:p>0x53046c</text:p>
          </table:table-cell>
          <table:table-cell table:style-name="ce45" office:value-type="string">
            <text:p>0x530144</text:p>
          </table:table-cell>
          <table:table-cell table:style-name="ce45" office:value-type="string">
            <text:p>0x530367</text:p>
          </table:table-cell>
          <table:table-cell table:style-name="ce45" office:value-type="string">
            <text:p>0x530242</text:p>
          </table:table-cell>
          <table:table-cell table:number-columns-repeated="16"/>
        </table:table-row>
        <table:table-row table:style-name="ro2">
          <table:table-cell table:number-columns-repeated="3"/>
          <table:table-cell office:value-type="float" office:value="0.28">
            <text:p>0.28</text:p>
          </table:table-cell>
          <table:table-cell office:value-type="float" office:value="0.98">
            <text:p>0.98</text:p>
          </table:table-cell>
          <table:table-cell office:value-type="float" office:value="3.99">
            <text:p>3.99</text:p>
          </table:table-cell>
          <table:table-cell office:value-type="float" office:value="17.52">
            <text:p>17.52</text:p>
          </table:table-cell>
          <table:table-cell office:value-type="float" office:value="72.54">
            <text:p>72.54</text:p>
          </table:table-cell>
          <table:table-cell table:style-name="ce40" office:value-type="float" office:value="312">
            <text:p>312</text:p>
          </table:table-cell>
          <table:table-cell table:number-columns-repeated="11"/>
          <table:table-cell table:style-name="ce43" office:value-type="string">
            <text:p>Sequential 512 x 512</text:p>
          </table:table-cell>
          <table:table-cell table:style-name="ce46" office:value-type="string">
            <text:p>DATA_CACHE_REFILLS:L2_SHARED:L2_OWNED</text:p>
          </table:table-cell>
          <table:table-cell table:style-name="ce46" office:value-type="string">
            <text:p>DATA_CACHE_LINES_EVICTED:SHARED</text:p>
          </table:table-cell>
          <table:table-cell table:style-name="ce46" office:value-type="string">
            <text:p>REQUESTS_TO_L2:DATA:SNOOP</text:p>
          </table:table-cell>
          <table:table-cell table:style-name="ce46" office:value-type="string">
            <text:p>DATA_CACHE_MISSES</text:p>
          </table:table-cell>
          <table:table-cell table:style-name="ce46" office:value-type="string">
            <text:p>DATA_CACHE_REFILLS:L2_OWNED</text:p>
          </table:table-cell>
          <table:table-cell table:style-name="ce46" office:value-type="string">
            <text:p>DATA_CACHE_LINES_EVICTED:OWNED</text:p>
          </table:table-cell>
          <table:table-cell table:style-name="ce46" office:value-type="string">
            <text:p>SYSTEM_READ_RESPONSES:SHARED</text:p>
          </table:table-cell>
          <table:table-cell table:style-name="ce46" office:value-type="string">
            <text:p>DATA_CACHE_LINES_EVICTED:INVALID</text:p>
          </table:table-cell>
          <table:table-cell table:style-name="ce46" office:value-type="string">
            <text:p>DATA_PREFETCHES:ALL</text:p>
          </table:table-cell>
          <table:table-cell table:style-name="ce46" office:value-type="string">
            <text:p>DATA_CACHE_REFILLS:L2_SHARED</text:p>
          </table:table-cell>
          <table:table-cell table:number-columns-repeated="16"/>
        </table:table-row>
        <table:table-row table:style-name="ro2">
          <table:table-cell table:number-columns-repeated="3"/>
          <table:table-cell office:value-type="float" office:value="0.24">
            <text:p>0.24</text:p>
          </table:table-cell>
          <table:table-cell office:value-type="float" office:value="1.06">
            <text:p>1.06</text:p>
          </table:table-cell>
          <table:table-cell office:value-type="float" office:value="3.93">
            <text:p>3.93</text:p>
          </table:table-cell>
          <table:table-cell office:value-type="float" office:value="16.93">
            <text:p>16.93</text:p>
          </table:table-cell>
          <table:table-cell office:value-type="float" office:value="73.37">
            <text:p>73.37</text:p>
          </table:table-cell>
          <table:table-cell table:style-name="ce40" office:value-type="float" office:value="285.21">
            <text:p>285.21</text:p>
          </table:table-cell>
          <table:table-cell table:number-columns-repeated="11"/>
          <table:table-cell table:style-name="Default"/>
          <table:table-cell table:style-name="ce45" office:value-type="float" office:value="18191302">
            <text:p>18191302</text:p>
          </table:table-cell>
          <table:table-cell table:style-name="ce45" office:value-type="float" office:value="14463942">
            <text:p>14463942</text:p>
          </table:table-cell>
          <table:table-cell table:style-name="ce45" office:value-type="float" office:value="834868000">
            <text:p>834868000</text:p>
          </table:table-cell>
          <table:table-cell table:style-name="ce45" office:value-type="float" office:value="329221094">
            <text:p>329221094</text:p>
          </table:table-cell>
          <table:table-cell table:style-name="ce45" office:value-type="float" office:value="27608">
            <text:p>27608</text:p>
          </table:table-cell>
          <table:table-cell table:style-name="ce45" office:value-type="float" office:value="44295">
            <text:p>44295</text:p>
          </table:table-cell>
          <table:table-cell table:style-name="ce45" office:value-type="float" office:value="4709315">
            <text:p>4709315</text:p>
          </table:table-cell>
          <table:table-cell table:style-name="ce45" office:value-type="float" office:value="59348">
            <text:p>59348</text:p>
          </table:table-cell>
          <table:table-cell table:style-name="ce45" office:value-type="float" office:value="456152555">
            <text:p>456152555</text:p>
          </table:table-cell>
          <table:table-cell table:style-name="ce45" office:value-type="float" office:value="16353949">
            <text:p>16353949</text:p>
          </table:table-cell>
          <table:table-cell table:number-columns-repeated="16"/>
        </table:table-row>
        <table:table-row table:style-name="ro2">
          <table:table-cell table:number-columns-repeated="3"/>
          <table:table-cell office:value-type="float" office:value="0.24">
            <text:p>0.24</text:p>
          </table:table-cell>
          <table:table-cell office:value-type="float" office:value="1">
            <text:p>1</text:p>
          </table:table-cell>
          <table:table-cell office:value-type="float" office:value="3.94">
            <text:p>3.94</text:p>
          </table:table-cell>
          <table:table-cell office:value-type="float" office:value="17.2">
            <text:p>17.2</text:p>
          </table:table-cell>
          <table:table-cell office:value-type="float" office:value="69.13">
            <text:p>69.13</text:p>
          </table:table-cell>
          <table:table-cell table:style-name="ce40" office:value-type="float" office:value="294.35">
            <text:p>294.35</text:p>
          </table:table-cell>
          <table:table-cell table:number-columns-repeated="12"/>
          <table:table-cell office:value-type="float" office:value="20203458">
            <text:p>20203458</text:p>
          </table:table-cell>
          <table:table-cell office:value-type="float" office:value="21992262">
            <text:p>21992262</text:p>
          </table:table-cell>
          <table:table-cell office:value-type="float" office:value="793956872">
            <text:p>793956872</text:p>
          </table:table-cell>
          <table:table-cell office:value-type="float" office:value="330063180">
            <text:p>330063180</text:p>
          </table:table-cell>
          <table:table-cell office:value-type="float" office:value="46509">
            <text:p>46509</text:p>
          </table:table-cell>
          <table:table-cell office:value-type="float" office:value="71363">
            <text:p>71363</text:p>
          </table:table-cell>
          <table:table-cell office:value-type="float" office:value="4428446">
            <text:p>4428446</text:p>
          </table:table-cell>
          <table:table-cell office:value-type="float" office:value="81502">
            <text:p>81502</text:p>
          </table:table-cell>
          <table:table-cell office:value-type="float" office:value="495185688">
            <text:p>495185688</text:p>
          </table:table-cell>
          <table:table-cell office:value-type="float" office:value="20711788">
            <text:p>20711788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" office:value-type="string">
            <text:p>Average</text:p>
          </table:table-cell>
          <table:table-cell table:style-name="ce21" table:formula="of:=AVERAGE([.D100:.D104])" office:value-type="float" office:value="0.262">
            <text:p>0.26</text:p>
          </table:table-cell>
          <table:table-cell table:style-name="ce28" table:formula="of:=AVERAGE([.E100:.E104])" office:value-type="float" office:value="1.02">
            <text:p>1.02</text:p>
          </table:table-cell>
          <table:table-cell table:style-name="ce21" table:formula="of:=AVERAGE([.F100:.F104])" office:value-type="float" office:value="3.978">
            <text:p>3.98</text:p>
          </table:table-cell>
          <table:table-cell table:style-name="ce21" table:formula="of:=AVERAGE([.G100:.G104])" office:value-type="float" office:value="17.496">
            <text:p>17.5</text:p>
          </table:table-cell>
          <table:table-cell table:style-name="ce21" table:formula="of:=AVERAGE([.H100:.H104])" office:value-type="float" office:value="75.264">
            <text:p>75.26</text:p>
          </table:table-cell>
          <table:table-cell table:style-name="ce26" table:formula="of:=AVERAGE([.I100:.I104])" office:value-type="float" office:value="292.866">
            <text:p>292.87</text:p>
          </table:table-cell>
          <table:table-cell table:number-columns-repeated="12"/>
          <table:table-cell office:value-type="float" office:value="22210881">
            <text:p>22210881</text:p>
          </table:table-cell>
          <table:table-cell office:value-type="float" office:value="20565548">
            <text:p>20565548</text:p>
          </table:table-cell>
          <table:table-cell office:value-type="float" office:value="809742924">
            <text:p>809742924</text:p>
          </table:table-cell>
          <table:table-cell office:value-type="float" office:value="328995797">
            <text:p>328995797</text:p>
          </table:table-cell>
          <table:table-cell office:value-type="float" office:value="34047">
            <text:p>34047</text:p>
          </table:table-cell>
          <table:table-cell office:value-type="float" office:value="47792">
            <text:p>47792</text:p>
          </table:table-cell>
          <table:table-cell office:value-type="float" office:value="4389223">
            <text:p>4389223</text:p>
          </table:table-cell>
          <table:table-cell office:value-type="float" office:value="45003">
            <text:p>45003</text:p>
          </table:table-cell>
          <table:table-cell office:value-type="float" office:value="487280515">
            <text:p>487280515</text:p>
          </table:table-cell>
          <table:table-cell office:value-type="float" office:value="21730557">
            <text:p>21730557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3" office:value-type="string">
            <text:p>STD</text:p>
          </table:table-cell>
          <table:table-cell table:style-name="ce22" table:formula="of:=STDEV([.D100:.D104])" office:value-type="float" office:value="0.0204939015319192">
            <text:p>0.02</text:p>
          </table:table-cell>
          <table:table-cell table:style-name="ce22" table:formula="of:=STDEV([.E100:.E104])" office:value-type="float" office:value="0.0316227766016838">
            <text:p>0.03</text:p>
          </table:table-cell>
          <table:table-cell table:style-name="ce22" table:formula="of:=STDEV([.F100:.F104])" office:value-type="float" office:value="0.061400325732035">
            <text:p>0.06</text:p>
          </table:table-cell>
          <table:table-cell table:style-name="ce22" table:formula="of:=STDEV([.G100:.G104])" office:value-type="float" office:value="0.513838496027692">
            <text:p>0.51</text:p>
          </table:table-cell>
          <table:table-cell table:style-name="ce22" table:formula="of:=STDEV([.H100:.H104])" office:value-type="float" office:value="5.19247821372416">
            <text:p>5.19</text:p>
          </table:table-cell>
          <table:table-cell table:style-name="ce32" table:formula="of:=STDEV([.I100:.I104])" office:value-type="float" office:value="11.8643933683944">
            <text:p>11.86</text:p>
          </table:table-cell>
          <table:table-cell table:number-columns-repeated="12"/>
          <table:table-cell office:value-type="float" office:value="17959068">
            <text:p>17959068</text:p>
          </table:table-cell>
          <table:table-cell office:value-type="float" office:value="19452611">
            <text:p>19452611</text:p>
          </table:table-cell>
          <table:table-cell office:value-type="float" office:value="790531033">
            <text:p>790531033</text:p>
          </table:table-cell>
          <table:table-cell office:value-type="float" office:value="328754320">
            <text:p>328754320</text:p>
          </table:table-cell>
          <table:table-cell office:value-type="float" office:value="37988">
            <text:p>37988</text:p>
          </table:table-cell>
          <table:table-cell office:value-type="float" office:value="34183">
            <text:p>34183</text:p>
          </table:table-cell>
          <table:table-cell office:value-type="float" office:value="1910506">
            <text:p>1910506</text:p>
          </table:table-cell>
          <table:table-cell office:value-type="float" office:value="29284">
            <text:p>29284</text:p>
          </table:table-cell>
          <table:table-cell office:value-type="float" office:value="473820510">
            <text:p>473820510</text:p>
          </table:table-cell>
          <table:table-cell office:value-type="float" office:value="18208929">
            <text:p>18208929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3"/>
          <table:table-cell table:style-name="ce46" office:value-type="float" office:value="9437285">
            <text:p>9437285</text:p>
          </table:table-cell>
          <table:table-cell table:style-name="ce46" office:value-type="float" office:value="8926381">
            <text:p>8926381</text:p>
          </table:table-cell>
          <table:table-cell table:style-name="ce46" office:value-type="float" office:value="805076079">
            <text:p>805076079</text:p>
          </table:table-cell>
          <table:table-cell table:style-name="ce46" office:value-type="float" office:value="329422666">
            <text:p>329422666</text:p>
          </table:table-cell>
          <table:table-cell table:style-name="ce46" office:value-type="float" office:value="46708">
            <text:p>46708</text:p>
          </table:table-cell>
          <table:table-cell table:style-name="ce46" office:value-type="float" office:value="61742">
            <text:p>61742</text:p>
          </table:table-cell>
          <table:table-cell table:style-name="ce46" office:value-type="float" office:value="3312973">
            <text:p>3312973</text:p>
          </table:table-cell>
          <table:table-cell table:style-name="ce46" office:value-type="float" office:value="65276">
            <text:p>65276</text:p>
          </table:table-cell>
          <table:table-cell table:style-name="ce46" office:value-type="float" office:value="475638096">
            <text:p>475638096</text:p>
          </table:table-cell>
          <table:table-cell table:style-name="ce46" office:value-type="float" office:value="8862957">
            <text:p>8862957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ce20" office:value-type="string">
            <text:p>Parallel 64x64</text:p>
          </table:table-cell>
          <table:table-cell table:style-name="ce20" office:value-type="string">
            <text:p>Parallel 128x128</text:p>
          </table:table-cell>
          <table:table-cell table:style-name="ce20" office:value-type="string">
            <text:p>Parallel 256x256</text:p>
          </table:table-cell>
          <table:table-cell table:style-name="ce20" office:value-type="string">
            <text:p>Parallel 512x512</text:p>
          </table:table-cell>
          <table:table-cell table:style-name="ce20" office:value-type="string">
            <text:p>Parallel 1024x1024</text:p>
          </table:table-cell>
          <table:table-cell table:style-name="ce20" office:value-type="string">
            <text:p>Parallel 2048x2048</text:p>
          </table:table-cell>
          <table:table-cell table:number-columns-repeated="11"/>
          <table:table-cell table:style-name="ce1" office:value-type="string">
            <text:p>Average</text:p>
          </table:table-cell>
          <table:table-cell table:style-name="ce48" table:formula="of:=AVERAGE([.V103:.V107])" office:value-type="float" office:value="17600398.8">
            <text:p>17600398.8</text:p>
          </table:table-cell>
          <table:table-cell table:style-name="ce48" table:formula="of:=AVERAGE([.W103:.W107])" office:value-type="float" office:value="17080148.8">
            <text:p>17080148.8</text:p>
          </table:table-cell>
          <table:table-cell table:style-name="ce48" table:formula="of:=AVERAGE([.X103:.X107])" office:value-type="float" office:value="806834981.6">
            <text:p>806834981.6</text:p>
          </table:table-cell>
          <table:table-cell table:style-name="ce48" table:formula="of:=AVERAGE([.Y103:.Y107])" office:value-type="float" office:value="329291411.4">
            <text:p>329291411.4</text:p>
          </table:table-cell>
          <table:table-cell table:style-name="ce48" table:formula="of:=AVERAGE([.Z103:.Z107])" office:value-type="float" office:value="38572">
            <text:p>38572</text:p>
          </table:table-cell>
          <table:table-cell table:style-name="ce48" table:formula="of:=AVERAGE([.AA103:.AA107])" office:value-type="float" office:value="51875">
            <text:p>51875</text:p>
          </table:table-cell>
          <table:table-cell table:style-name="ce48" table:formula="of:=AVERAGE([.AB103:.AB107])" office:value-type="float" office:value="3750092.6">
            <text:p>3750092.6</text:p>
          </table:table-cell>
          <table:table-cell table:style-name="ce48" table:formula="of:=AVERAGE([.AC103:.AC107])" office:value-type="float" office:value="56082.6">
            <text:p>56082.6</text:p>
          </table:table-cell>
          <table:table-cell table:style-name="ce48" table:formula="of:=AVERAGE([.AD103:.AD107])" office:value-type="float" office:value="477615472.8">
            <text:p>477615472.8</text:p>
          </table:table-cell>
          <table:table-cell table:style-name="ce48" table:formula="of:=AVERAGE([.AE103:.AE107])" office:value-type="float" office:value="17173636">
            <text:p>17173636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17">
            <text:p>0.17</text:p>
          </table:table-cell>
          <table:table-cell office:value-type="float" office:value="0.56">
            <text:p>0.56</text:p>
          </table:table-cell>
          <table:table-cell office:value-type="float" office:value="2.05">
            <text:p>2.05</text:p>
          </table:table-cell>
          <table:table-cell office:value-type="float" office:value="9.7">
            <text:p>9.7</text:p>
          </table:table-cell>
          <table:table-cell office:value-type="float" office:value="40.45">
            <text:p>40.45</text:p>
          </table:table-cell>
          <table:table-cell table:style-name="ce40" office:value-type="float" office:value="161.66">
            <text:p>161.66</text:p>
          </table:table-cell>
          <table:table-cell table:number-columns-repeated="11"/>
          <table:table-cell table:style-name="ce1" office:value-type="string">
            <text:p>STD</text:p>
          </table:table-cell>
          <table:table-cell table:style-name="ce1" table:formula="of:=STDEV([.V103:.V107])" office:value-type="float" office:value="4877158.50710664">
            <text:p>4877158.51</text:p>
          </table:table-cell>
          <table:table-cell table:style-name="ce1" table:formula="of:=STDEV([.W103:.W107])" office:value-type="float" office:value="5367352.88387318">
            <text:p>5367352.88</text:p>
          </table:table-cell>
          <table:table-cell table:style-name="ce1" table:formula="of:=STDEV([.X103:.X107])" office:value-type="float" office:value="17529007.6358717">
            <text:p>17529007.64</text:p>
          </table:table-cell>
          <table:table-cell table:style-name="ce1" table:formula="of:=STDEV([.Y103:.Y107])" office:value-type="float" office:value="498411.006136301">
            <text:p>498411.01</text:p>
          </table:table-cell>
          <table:table-cell table:style-name="ce1" table:formula="of:=STDEV([.Z103:.Z107])" office:value-type="float" office:value="8219.13076304301">
            <text:p>8219.13</text:p>
          </table:table-cell>
          <table:table-cell table:style-name="ce1" table:formula="of:=STDEV([.AA103:.AA107])" office:value-type="float" office:value="14699.2685702385">
            <text:p>14699.27</text:p>
          </table:table-cell>
          <table:table-cell table:style-name="ce1" table:formula="of:=STDEV([.AB103:.AB107])" office:value-type="float" office:value="1158005.93907816">
            <text:p>1158005.94</text:p>
          </table:table-cell>
          <table:table-cell table:style-name="ce1" table:formula="of:=STDEV([.AC103:.AC107])" office:value-type="float" office:value="19888.7520674375">
            <text:p>19888.75</text:p>
          </table:table-cell>
          <table:table-cell table:style-name="ce1" table:formula="of:=STDEV([.AD103:.AD107])" office:value-type="float" office:value="14841614.678449">
            <text:p>14841614.68</text:p>
          </table:table-cell>
          <table:table-cell table:style-name="ce1" table:formula="of:=STDEV([.AE103:.AE107])" office:value-type="float" office:value="5101351.59517073">
            <text:p>5101351.6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13">
            <text:p>0.13</text:p>
          </table:table-cell>
          <table:table-cell office:value-type="float" office:value="0.58">
            <text:p>0.58</text:p>
          </table:table-cell>
          <table:table-cell office:value-type="float" office:value="2.21">
            <text:p>2.21</text:p>
          </table:table-cell>
          <table:table-cell office:value-type="float" office:value="8.87">
            <text:p>8.87</text:p>
          </table:table-cell>
          <table:table-cell office:value-type="float" office:value="42.17">
            <text:p>42.17</text:p>
          </table:table-cell>
          <table:table-cell table:style-name="ce40" office:value-type="float" office:value="160.54">
            <text:p>160.54</text:p>
          </table:table-cell>
          <table:table-cell table:number-columns-repeated="11"/>
          <table:table-cell table:style-name="Default"/>
          <table:table-cell table:style-name="ce44" table:number-columns-repeated="10"/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12">
            <text:p>0.12</text:p>
          </table:table-cell>
          <table:table-cell office:value-type="float" office:value="0.54">
            <text:p>0.54</text:p>
          </table:table-cell>
          <table:table-cell office:value-type="float" office:value="2.07">
            <text:p>2.07</text:p>
          </table:table-cell>
          <table:table-cell office:value-type="float" office:value="9.31">
            <text:p>9.31</text:p>
          </table:table-cell>
          <table:table-cell office:value-type="float" office:value="42.04">
            <text:p>42.04</text:p>
          </table:table-cell>
          <table:table-cell table:style-name="ce40" office:value-type="float" office:value="140.25">
            <text:p>140.25</text:p>
          </table:table-cell>
          <table:table-cell table:number-columns-repeated="11"/>
          <table:table-cell table:style-name="Default"/>
          <table:table-cell table:style-name="ce45" office:value-type="string">
            <text:p>0x530a42</text:p>
          </table:table-cell>
          <table:table-cell table:style-name="ce45" office:value-type="string">
            <text:p>0x530244</text:p>
          </table:table-cell>
          <table:table-cell table:style-name="ce45" office:value-type="string">
            <text:p>0x530a7d</text:p>
          </table:table-cell>
          <table:table-cell table:style-name="ce45" office:value-type="string">
            <text:p>0x530041</text:p>
          </table:table-cell>
          <table:table-cell table:style-name="ce45" office:value-type="string">
            <text:p>0x530842</text:p>
          </table:table-cell>
          <table:table-cell table:style-name="ce45" office:value-type="string">
            <text:p>0x530844</text:p>
          </table:table-cell>
          <table:table-cell table:style-name="ce45" office:value-type="string">
            <text:p>0x53046c</text:p>
          </table:table-cell>
          <table:table-cell table:style-name="ce45" office:value-type="string">
            <text:p>0x530144</text:p>
          </table:table-cell>
          <table:table-cell table:style-name="ce45" office:value-type="string">
            <text:p>0x530367</text:p>
          </table:table-cell>
          <table:table-cell table:style-name="ce45" office:value-type="string">
            <text:p>0x530242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13">
            <text:p>0.13</text:p>
          </table:table-cell>
          <table:table-cell office:value-type="float" office:value="0.58">
            <text:p>0.58</text:p>
          </table:table-cell>
          <table:table-cell office:value-type="float" office:value="2.06">
            <text:p>2.06</text:p>
          </table:table-cell>
          <table:table-cell office:value-type="float" office:value="8.67">
            <text:p>8.67</text:p>
          </table:table-cell>
          <table:table-cell office:value-type="float" office:value="41.55">
            <text:p>41.55</text:p>
          </table:table-cell>
          <table:table-cell table:style-name="ce40" office:value-type="float" office:value="157.14">
            <text:p>157.14</text:p>
          </table:table-cell>
          <table:table-cell table:number-columns-repeated="11"/>
          <table:table-cell table:style-name="ce43" office:value-type="string">
            <text:p>Best-case 512 x 512</text:p>
          </table:table-cell>
          <table:table-cell table:style-name="ce46" office:value-type="string">
            <text:p>DATA_CACHE_REFILLS:L2_SHARED:L2_OWNED</text:p>
          </table:table-cell>
          <table:table-cell table:style-name="ce46" office:value-type="string">
            <text:p>DATA_CACHE_LINES_EVICTED:SHARED</text:p>
          </table:table-cell>
          <table:table-cell table:style-name="ce46" office:value-type="string">
            <text:p>REQUESTS_TO_L2:DATA:SNOOP</text:p>
          </table:table-cell>
          <table:table-cell table:style-name="ce46" office:value-type="string">
            <text:p>DATA_CACHE_MISSES</text:p>
          </table:table-cell>
          <table:table-cell table:style-name="ce46" office:value-type="string">
            <text:p>DATA_CACHE_REFILLS:L2_OWNED</text:p>
          </table:table-cell>
          <table:table-cell table:style-name="ce46" office:value-type="string">
            <text:p>DATA_CACHE_LINES_EVICTED:OWNED</text:p>
          </table:table-cell>
          <table:table-cell table:style-name="ce46" office:value-type="string">
            <text:p>SYSTEM_READ_RESPONSES:SHARED</text:p>
          </table:table-cell>
          <table:table-cell table:style-name="ce46" office:value-type="string">
            <text:p>DATA_CACHE_LINES_EVICTED:INVALID</text:p>
          </table:table-cell>
          <table:table-cell table:style-name="ce46" office:value-type="string">
            <text:p>DATA_PREFETCHES:ALL</text:p>
          </table:table-cell>
          <table:table-cell table:style-name="ce46" office:value-type="string">
            <text:p>DATA_CACHE_REFILLS:L2_SHARED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13">
            <text:p>0.13</text:p>
          </table:table-cell>
          <table:table-cell office:value-type="float" office:value="0.55">
            <text:p>0.55</text:p>
          </table:table-cell>
          <table:table-cell office:value-type="float" office:value="2.14">
            <text:p>2.14</text:p>
          </table:table-cell>
          <table:table-cell office:value-type="float" office:value="9.53">
            <text:p>9.53</text:p>
          </table:table-cell>
          <table:table-cell office:value-type="float" office:value="40.79">
            <text:p>40.79</text:p>
          </table:table-cell>
          <table:table-cell table:style-name="ce40" office:value-type="float" office:value="147.88">
            <text:p>147.88</text:p>
          </table:table-cell>
          <table:table-cell table:number-columns-repeated="11"/>
          <table:table-cell table:style-name="Default"/>
          <table:table-cell table:style-name="ce45" office:value-type="float" office:value="24531113">
            <text:p>24531113</text:p>
          </table:table-cell>
          <table:table-cell table:style-name="ce45" office:value-type="float" office:value="28534608">
            <text:p>28534608</text:p>
          </table:table-cell>
          <table:table-cell table:style-name="ce45" office:value-type="float" office:value="971339619">
            <text:p>971339619</text:p>
          </table:table-cell>
          <table:table-cell table:style-name="ce45" office:value-type="float" office:value="329654108">
            <text:p>329654108</text:p>
          </table:table-cell>
          <table:table-cell table:style-name="ce45" office:value-type="float" office:value="58178">
            <text:p>58178</text:p>
          </table:table-cell>
          <table:table-cell table:style-name="ce45" office:value-type="float" office:value="83311">
            <text:p>83311</text:p>
          </table:table-cell>
          <table:table-cell table:style-name="ce45" office:value-type="float" office:value="7078109">
            <text:p>7078109</text:p>
          </table:table-cell>
          <table:table-cell table:style-name="ce45" office:value-type="float" office:value="99127">
            <text:p>99127</text:p>
          </table:table-cell>
          <table:table-cell table:style-name="ce45" office:value-type="float" office:value="473784681">
            <text:p>473784681</text:p>
          </table:table-cell>
          <table:table-cell table:style-name="ce45" office:value-type="float" office:value="25855332">
            <text:p>25855332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9" office:value-type="string">
            <text:p>Average</text:p>
          </table:table-cell>
          <table:table-cell table:style-name="ce24" table:formula="of:=AVERAGE([.D109:.D113])" office:value-type="float" office:value="0.136">
            <text:p>0.14</text:p>
          </table:table-cell>
          <table:table-cell table:style-name="ce29" table:formula="of:=AVERAGE([.E109:.E113])" office:value-type="float" office:value="0.562">
            <text:p>0,56</text:p>
          </table:table-cell>
          <table:table-cell table:style-name="ce29" table:formula="of:=AVERAGE([.F109:.F113])" office:value-type="float" office:value="2.106">
            <text:p>2,11</text:p>
          </table:table-cell>
          <table:table-cell table:style-name="ce24" table:formula="of:=AVERAGE([.G109:.G113])" office:value-type="float" office:value="9.216">
            <text:p>9.22</text:p>
          </table:table-cell>
          <table:table-cell table:style-name="ce26" table:formula="of:=AVERAGE([.H109:.H113])" office:value-type="float" office:value="41.4">
            <text:p>41.40</text:p>
          </table:table-cell>
          <table:table-cell table:style-name="ce29" table:formula="of:=AVERAGE([.I109:.I113])" office:value-type="float" office:value="153.494">
            <text:p>153,49</text:p>
          </table:table-cell>
          <table:table-cell table:number-columns-repeated="12"/>
          <table:table-cell office:value-type="float" office:value="18255877">
            <text:p>18255877</text:p>
          </table:table-cell>
          <table:table-cell office:value-type="float" office:value="19405248">
            <text:p>19405248</text:p>
          </table:table-cell>
          <table:table-cell office:value-type="float" office:value="978574661">
            <text:p>978574661</text:p>
          </table:table-cell>
          <table:table-cell office:value-type="float" office:value="328519618">
            <text:p>328519618</text:p>
          </table:table-cell>
          <table:table-cell office:value-type="float" office:value="42326">
            <text:p>42326</text:p>
          </table:table-cell>
          <table:table-cell office:value-type="float" office:value="44843">
            <text:p>44843</text:p>
          </table:table-cell>
          <table:table-cell office:value-type="float" office:value="3947598">
            <text:p>3947598</text:p>
          </table:table-cell>
          <table:table-cell office:value-type="float" office:value="69659">
            <text:p>69659</text:p>
          </table:table-cell>
          <table:table-cell office:value-type="float" office:value="484353059">
            <text:p>484353059</text:p>
          </table:table-cell>
          <table:table-cell office:value-type="float" office:value="19229037">
            <text:p>19229037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9" office:value-type="string">
            <text:p>STD</text:p>
          </table:table-cell>
          <table:table-cell table:style-name="ce24" table:formula="of:=STDEV([.D109:.D113])" office:value-type="float" office:value="0.0194935886896179">
            <text:p>0.02</text:p>
          </table:table-cell>
          <table:table-cell table:style-name="ce29" table:formula="of:=STDEV([.E109:.E113])" office:value-type="float" office:value="0.0178885438199983">
            <text:p>0,02</text:p>
          </table:table-cell>
          <table:table-cell table:style-name="ce29" table:formula="of:=STDEV([.F109:.F113])" office:value-type="float" office:value="0.068044103344816">
            <text:p>0,07</text:p>
          </table:table-cell>
          <table:table-cell table:style-name="ce24" table:formula="of:=STDEV([.G109:.G113])" office:value-type="float" office:value="0.435752223172757">
            <text:p>0.44</text:p>
          </table:table-cell>
          <table:table-cell table:style-name="ce26" table:formula="of:=STDEV([.H109:.H113])" office:value-type="float" office:value="0.758221603490694">
            <text:p>0.76</text:p>
          </table:table-cell>
          <table:table-cell table:style-name="ce29" table:formula="of:=STDEV([.I109:.I113])" office:value-type="float" office:value="9.17256125626861">
            <text:p>9,17</text:p>
          </table:table-cell>
          <table:table-cell table:number-columns-repeated="12"/>
          <table:table-cell office:value-type="float" office:value="9757098">
            <text:p>9757098</text:p>
          </table:table-cell>
          <table:table-cell office:value-type="float" office:value="12407207">
            <text:p>12407207</text:p>
          </table:table-cell>
          <table:table-cell office:value-type="float" office:value="1053233349">
            <text:p>1053233349</text:p>
          </table:table-cell>
          <table:table-cell office:value-type="float" office:value="329841213">
            <text:p>329841213</text:p>
          </table:table-cell>
          <table:table-cell office:value-type="float" office:value="40270">
            <text:p>40270</text:p>
          </table:table-cell>
          <table:table-cell office:value-type="float" office:value="46216">
            <text:p>46216</text:p>
          </table:table-cell>
          <table:table-cell office:value-type="float" office:value="3450253">
            <text:p>3450253</text:p>
          </table:table-cell>
          <table:table-cell office:value-type="float" office:value="76404">
            <text:p>76404</text:p>
          </table:table-cell>
          <table:table-cell office:value-type="float" office:value="459614515">
            <text:p>459614515</text:p>
          </table:table-cell>
          <table:table-cell office:value-type="float" office:value="9737150">
            <text:p>9737150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3"/>
          <table:table-cell office:value-type="float" office:value="10418127">
            <text:p>10418127</text:p>
          </table:table-cell>
          <table:table-cell office:value-type="float" office:value="12891486">
            <text:p>12891486</text:p>
          </table:table-cell>
          <table:table-cell office:value-type="float" office:value="964727509">
            <text:p>964727509</text:p>
          </table:table-cell>
          <table:table-cell office:value-type="float" office:value="329121609">
            <text:p>329121609</text:p>
          </table:table-cell>
          <table:table-cell office:value-type="float" office:value="30735">
            <text:p>30735</text:p>
          </table:table-cell>
          <table:table-cell office:value-type="float" office:value="41108">
            <text:p>41108</text:p>
          </table:table-cell>
          <table:table-cell office:value-type="float" office:value="3707693">
            <text:p>3707693</text:p>
          </table:table-cell>
          <table:table-cell office:value-type="float" office:value="58558">
            <text:p>58558</text:p>
          </table:table-cell>
          <table:table-cell office:value-type="float" office:value="483365139">
            <text:p>483365139</text:p>
          </table:table-cell>
          <table:table-cell office:value-type="float" office:value="10412371">
            <text:p>10412371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table:style-name="ce25" office:value-type="string">
            <text:p>Concurrent 64x46</text:p>
          </table:table-cell>
          <table:table-cell table:style-name="ce25" office:value-type="string">
            <text:p>Concurrent 128x128</text:p>
          </table:table-cell>
          <table:table-cell table:style-name="ce25" office:value-type="string">
            <text:p>Concurrent 256x256</text:p>
          </table:table-cell>
          <table:table-cell table:style-name="ce25" office:value-type="string">
            <text:p>Concurrent 512x512</text:p>
          </table:table-cell>
          <table:table-cell table:style-name="ce25" office:value-type="string">
            <text:p>Concurrent 1024x1024</text:p>
          </table:table-cell>
          <table:table-cell table:style-name="ce25" office:value-type="string">
            <text:p>Concurrent 2048x2048</text:p>
          </table:table-cell>
          <table:table-cell table:number-columns-repeated="12"/>
          <table:table-cell table:style-name="ce46" office:value-type="float" office:value="12143084">
            <text:p>12143084</text:p>
          </table:table-cell>
          <table:table-cell table:style-name="ce46" office:value-type="float" office:value="11817946">
            <text:p>11817946</text:p>
          </table:table-cell>
          <table:table-cell table:style-name="ce46" office:value-type="float" office:value="1021876209">
            <text:p>1021876209</text:p>
          </table:table-cell>
          <table:table-cell table:style-name="ce46" office:value-type="float" office:value="330233094">
            <text:p>330233094</text:p>
          </table:table-cell>
          <table:table-cell table:style-name="ce46" office:value-type="float" office:value="85942">
            <text:p>85942</text:p>
          </table:table-cell>
          <table:table-cell table:style-name="ce46" office:value-type="float" office:value="75751">
            <text:p>75751</text:p>
          </table:table-cell>
          <table:table-cell table:style-name="ce46" office:value-type="float" office:value="3704324">
            <text:p>3704324</text:p>
          </table:table-cell>
          <table:table-cell table:style-name="ce46" office:value-type="float" office:value="68842">
            <text:p>68842</text:p>
          </table:table-cell>
          <table:table-cell table:style-name="ce46" office:value-type="float" office:value="467263951">
            <text:p>467263951</text:p>
          </table:table-cell>
          <table:table-cell table:style-name="ce46" office:value-type="float" office:value="11991617">
            <text:p>11991617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28">
            <text:p>0.28</text:p>
          </table:table-cell>
          <table:table-cell office:value-type="float" office:value="0.96">
            <text:p>0.96</text:p>
          </table:table-cell>
          <table:table-cell office:value-type="float" office:value="3.14">
            <text:p>3.14</text:p>
          </table:table-cell>
          <table:table-cell office:value-type="float" office:value="15.88">
            <text:p>15.88</text:p>
          </table:table-cell>
          <table:table-cell office:value-type="float" office:value="60.68">
            <text:p>60.68</text:p>
          </table:table-cell>
          <table:table-cell table:style-name="ce40" office:value-type="float" office:value="230.1">
            <text:p>230.1</text:p>
          </table:table-cell>
          <table:table-cell table:number-columns-repeated="11"/>
          <table:table-cell table:style-name="ce1" office:value-type="string">
            <text:p>Average</text:p>
          </table:table-cell>
          <table:table-cell table:style-name="ce48" table:formula="of:=AVERAGE([.V113:.V117])" office:value-type="float" office:value="15021059.8">
            <text:p>15021059.8</text:p>
          </table:table-cell>
          <table:table-cell table:style-name="ce48" table:formula="of:=AVERAGE([.W113:.W117])" office:value-type="float" office:value="17011299">
            <text:p>17011299</text:p>
          </table:table-cell>
          <table:table-cell table:style-name="ce48" table:formula="of:=AVERAGE([.X113:.X117])" office:value-type="float" office:value="997950269.4">
            <text:p>997950269.4</text:p>
          </table:table-cell>
          <table:table-cell table:style-name="ce48" table:formula="of:=AVERAGE([.Y113:.Y117])" office:value-type="float" office:value="329473928.4">
            <text:p>329473928.4</text:p>
          </table:table-cell>
          <table:table-cell table:style-name="ce48" table:formula="of:=AVERAGE([.Z113:.Z117])" office:value-type="float" office:value="51490.2">
            <text:p>51490.2</text:p>
          </table:table-cell>
          <table:table-cell table:style-name="ce48" table:formula="of:=AVERAGE([.AA113:.AA117])" office:value-type="float" office:value="58245.8">
            <text:p>58245.8</text:p>
          </table:table-cell>
          <table:table-cell table:style-name="ce48" table:formula="of:=AVERAGE([.AB113:.AB117])" office:value-type="float" office:value="4377595.4">
            <text:p>4377595.4</text:p>
          </table:table-cell>
          <table:table-cell table:style-name="ce48" table:formula="of:=AVERAGE([.AC113:.AC117])" office:value-type="float" office:value="74518">
            <text:p>74518</text:p>
          </table:table-cell>
          <table:table-cell table:style-name="ce48" table:formula="of:=AVERAGE([.AD113:.AD117])" office:value-type="float" office:value="473676269">
            <text:p>473676269</text:p>
          </table:table-cell>
          <table:table-cell table:style-name="ce48" table:formula="of:=AVERAGE([.AE113:.AE117])" office:value-type="float" office:value="15445101.4">
            <text:p>15445101.4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28">
            <text:p>0.28</text:p>
          </table:table-cell>
          <table:table-cell office:value-type="float" office:value="0.9">
            <text:p>0.9</text:p>
          </table:table-cell>
          <table:table-cell office:value-type="float" office:value="3.08">
            <text:p>3.08</text:p>
          </table:table-cell>
          <table:table-cell office:value-type="float" office:value="16.25">
            <text:p>16.25</text:p>
          </table:table-cell>
          <table:table-cell office:value-type="float" office:value="56.56">
            <text:p>56.56</text:p>
          </table:table-cell>
          <table:table-cell table:style-name="ce40" office:value-type="float" office:value="213.16">
            <text:p>213.16</text:p>
          </table:table-cell>
          <table:table-cell table:number-columns-repeated="11"/>
          <table:table-cell table:style-name="ce1" office:value-type="string">
            <text:p>STD</text:p>
          </table:table-cell>
          <table:table-cell table:style-name="ce1" table:formula="of:=STDEV([.V113:.V117])" office:value-type="float" office:value="6286576.63364583">
            <text:p>6286576.63</text:p>
          </table:table-cell>
          <table:table-cell table:style-name="ce1" table:formula="of:=STDEV([.W113:.W117])" office:value-type="float" office:value="7135458.63638288">
            <text:p>7135458.64</text:p>
          </table:table-cell>
          <table:table-cell table:style-name="ce1" table:formula="of:=STDEV([.X113:.X117])" office:value-type="float" office:value="38131228.0158264">
            <text:p>38131228.02</text:p>
          </table:table-cell>
          <table:table-cell table:style-name="ce1" table:formula="of:=STDEV([.Y113:.Y117])" office:value-type="float" office:value="666808.138267898">
            <text:p>666808.14</text:p>
          </table:table-cell>
          <table:table-cell table:style-name="ce1" table:formula="of:=STDEV([.Z113:.Z117])" office:value-type="float" office:value="21635.0812848022">
            <text:p>21635.08</text:p>
          </table:table-cell>
          <table:table-cell table:style-name="ce1" table:formula="of:=STDEV([.AA113:.AA117])" office:value-type="float" office:value="19702.4846326548">
            <text:p>19702.48</text:p>
          </table:table-cell>
          <table:table-cell table:style-name="ce1" table:formula="of:=STDEV([.AB113:.AB117])" office:value-type="float" office:value="1519843.65957598">
            <text:p>1519843.66</text:p>
          </table:table-cell>
          <table:table-cell table:style-name="ce1" table:formula="of:=STDEV([.AC113:.AC117])" office:value-type="float" office:value="15163.3467117256">
            <text:p>15163.35</text:p>
          </table:table-cell>
          <table:table-cell table:style-name="ce1" table:formula="of:=STDEV([.AD113:.AD117])" office:value-type="float" office:value="10568000.6083505">
            <text:p>10568000.61</text:p>
          </table:table-cell>
          <table:table-cell table:style-name="ce1" table:formula="of:=STDEV([.AE113:.AE117])" office:value-type="float" office:value="6937699.70406282">
            <text:p>6937699.7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29">
            <text:p>0.29</text:p>
          </table:table-cell>
          <table:table-cell office:value-type="float" office:value="0.9">
            <text:p>0.9</text:p>
          </table:table-cell>
          <table:table-cell office:value-type="float" office:value="3.13">
            <text:p>3.13</text:p>
          </table:table-cell>
          <table:table-cell office:value-type="float" office:value="16.41">
            <text:p>16.41</text:p>
          </table:table-cell>
          <table:table-cell office:value-type="float" office:value="59.45">
            <text:p>59.45</text:p>
          </table:table-cell>
          <table:table-cell table:style-name="ce40" office:value-type="float" office:value="206.47">
            <text:p>206.47</text:p>
          </table:table-cell>
          <table:table-cell table:number-columns-repeated="11"/>
          <table:table-cell table:style-name="Default"/>
          <table:table-cell table:style-name="ce44" table:number-columns-repeated="10"/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28">
            <text:p>0.28</text:p>
          </table:table-cell>
          <table:table-cell office:value-type="float" office:value="0.89">
            <text:p>0.89</text:p>
          </table:table-cell>
          <table:table-cell office:value-type="float" office:value="3.06">
            <text:p>3.06</text:p>
          </table:table-cell>
          <table:table-cell office:value-type="float" office:value="15.64">
            <text:p>15.64</text:p>
          </table:table-cell>
          <table:table-cell office:value-type="float" office:value="58.03">
            <text:p>58.03</text:p>
          </table:table-cell>
          <table:table-cell table:style-name="ce40" office:value-type="float" office:value="228">
            <text:p>228</text:p>
          </table:table-cell>
          <table:table-cell table:number-columns-repeated="11"/>
          <table:table-cell table:style-name="Default"/>
          <table:table-cell table:style-name="ce45" office:value-type="string">
            <text:p>0x530a42</text:p>
          </table:table-cell>
          <table:table-cell table:style-name="ce45" office:value-type="string">
            <text:p>0x530244</text:p>
          </table:table-cell>
          <table:table-cell table:style-name="ce45" office:value-type="string">
            <text:p>0x530a7d</text:p>
          </table:table-cell>
          <table:table-cell table:style-name="ce45" office:value-type="string">
            <text:p>0x530041</text:p>
          </table:table-cell>
          <table:table-cell table:style-name="ce45" office:value-type="string">
            <text:p>0x530842</text:p>
          </table:table-cell>
          <table:table-cell table:style-name="ce45" office:value-type="string">
            <text:p>0x530844</text:p>
          </table:table-cell>
          <table:table-cell table:style-name="ce45" office:value-type="string">
            <text:p>0x53046c</text:p>
          </table:table-cell>
          <table:table-cell table:style-name="ce45" office:value-type="string">
            <text:p>0x530144</text:p>
          </table:table-cell>
          <table:table-cell table:style-name="ce45" office:value-type="string">
            <text:p>0x530367</text:p>
          </table:table-cell>
          <table:table-cell table:style-name="ce45" office:value-type="string">
            <text:p>0x530242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28">
            <text:p>0.28</text:p>
          </table:table-cell>
          <table:table-cell office:value-type="float" office:value="1">
            <text:p>1</text:p>
          </table:table-cell>
          <table:table-cell office:value-type="float" office:value="3.06">
            <text:p>3.06</text:p>
          </table:table-cell>
          <table:table-cell office:value-type="float" office:value="13.34">
            <text:p>13.34</text:p>
          </table:table-cell>
          <table:table-cell office:value-type="float" office:value="57.45">
            <text:p>57.45</text:p>
          </table:table-cell>
          <table:table-cell table:style-name="ce40" office:value-type="float" office:value="210.35">
            <text:p>210.35</text:p>
          </table:table-cell>
          <table:table-cell table:number-columns-repeated="11"/>
          <table:table-cell table:style-name="ce43" office:value-type="string">
            <text:p>Parallel 512 x 512</text:p>
          </table:table-cell>
          <table:table-cell table:style-name="ce46" office:value-type="string">
            <text:p>DATA_CACHE_REFILLS:L2_SHARED:L2_OWNED</text:p>
          </table:table-cell>
          <table:table-cell table:style-name="ce46" office:value-type="string">
            <text:p>DATA_CACHE_LINES_EVICTED:SHARED</text:p>
          </table:table-cell>
          <table:table-cell table:style-name="ce46" office:value-type="string">
            <text:p>REQUESTS_TO_L2:DATA:SNOOP</text:p>
          </table:table-cell>
          <table:table-cell table:style-name="ce46" office:value-type="string">
            <text:p>DATA_CACHE_MISSES</text:p>
          </table:table-cell>
          <table:table-cell table:style-name="ce46" office:value-type="string">
            <text:p>DATA_CACHE_REFILLS:L2_OWNED</text:p>
          </table:table-cell>
          <table:table-cell table:style-name="ce46" office:value-type="string">
            <text:p>DATA_CACHE_LINES_EVICTED:OWNED</text:p>
          </table:table-cell>
          <table:table-cell table:style-name="ce46" office:value-type="string">
            <text:p>SYSTEM_READ_RESPONSES:SHARED</text:p>
          </table:table-cell>
          <table:table-cell table:style-name="ce46" office:value-type="string">
            <text:p>DATA_CACHE_LINES_EVICTED:INVALID</text:p>
          </table:table-cell>
          <table:table-cell table:style-name="ce46" office:value-type="string">
            <text:p>DATA_PREFETCHES:ALL</text:p>
          </table:table-cell>
          <table:table-cell table:style-name="ce46" office:value-type="string">
            <text:p>DATA_CACHE_REFILLS:L2_SHARED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9" office:value-type="string">
            <text:p>Average</text:p>
          </table:table-cell>
          <table:table-cell table:style-name="ce24" table:formula="of:=AVERAGE([.D118:.D122])" office:value-type="float" office:value="0.282">
            <text:p>0.28</text:p>
          </table:table-cell>
          <table:table-cell table:style-name="ce24" table:formula="of:=AVERAGE([.E118:.E122])" office:value-type="float" office:value="0.93">
            <text:p>0.93</text:p>
          </table:table-cell>
          <table:table-cell table:style-name="ce29" table:formula="of:=AVERAGE([.F118:.F122])" office:value-type="float" office:value="3.094">
            <text:p>3,09</text:p>
          </table:table-cell>
          <table:table-cell table:style-name="ce29" table:formula="of:=AVERAGE([.G118:.G122])" office:value-type="float" office:value="15.504">
            <text:p>15,50</text:p>
          </table:table-cell>
          <table:table-cell table:style-name="ce29" table:formula="of:=AVERAGE([.H118:.H122])" office:value-type="float" office:value="58.434">
            <text:p>58,43</text:p>
          </table:table-cell>
          <table:table-cell table:style-name="ce29" table:formula="of:=AVERAGE([.I118:.I122])" office:value-type="float" office:value="217.616">
            <text:p>217,62</text:p>
          </table:table-cell>
          <table:table-cell table:number-columns-repeated="11"/>
          <table:table-cell table:style-name="Default"/>
          <table:table-cell table:style-name="ce45" office:value-type="float" office:value="318828737">
            <text:p>318828737</text:p>
          </table:table-cell>
          <table:table-cell table:style-name="ce45" office:value-type="float" office:value="345563740">
            <text:p>345563740</text:p>
          </table:table-cell>
          <table:table-cell table:style-name="ce45" office:value-type="float" office:value="2535082125">
            <text:p>2535082125</text:p>
          </table:table-cell>
          <table:table-cell table:style-name="ce45" office:value-type="float" office:value="672360811">
            <text:p>672360811</text:p>
          </table:table-cell>
          <table:table-cell table:style-name="ce45" office:value-type="float" office:value="53528">
            <text:p>53528</text:p>
          </table:table-cell>
          <table:table-cell table:style-name="ce45" office:value-type="float" office:value="271440">
            <text:p>271440</text:p>
          </table:table-cell>
          <table:table-cell table:style-name="ce45" office:value-type="float" office:value="330401286">
            <text:p>330401286</text:p>
          </table:table-cell>
          <table:table-cell table:style-name="ce45" office:value-type="float" office:value="20495055">
            <text:p>20495055</text:p>
          </table:table-cell>
          <table:table-cell table:style-name="ce45" office:value-type="float" office:value="635418711">
            <text:p>635418711</text:p>
          </table:table-cell>
          <table:table-cell table:style-name="ce45" office:value-type="float" office:value="317263981">
            <text:p>317263981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" office:value-type="string">
            <text:p>STD</text:p>
          </table:table-cell>
          <table:table-cell table:style-name="ce26" table:formula="of:=STDEV([.D118:.D122])" office:value-type="float" office:value="0.00447213595499956">
            <text:p>0.00</text:p>
          </table:table-cell>
          <table:table-cell table:style-name="ce26" table:formula="of:=STDEV([.E118:.E122])" office:value-type="float" office:value="0.0479583152331272">
            <text:p>0.05</text:p>
          </table:table-cell>
          <table:table-cell table:style-name="ce26" table:formula="of:=STDEV([.F118:.F122])" office:value-type="float" office:value="0.0384707681233427">
            <text:p>0.04</text:p>
          </table:table-cell>
          <table:table-cell table:style-name="ce26" table:formula="of:=STDEV([.G118:.G122])" office:value-type="float" office:value="1.24700842018007">
            <text:p>1.25</text:p>
          </table:table-cell>
          <table:table-cell table:style-name="ce26" table:formula="of:=STDEV([.H118:.H122])" office:value-type="float" office:value="1.63707971705717">
            <text:p>1.64</text:p>
          </table:table-cell>
          <table:table-cell table:style-name="ce26" table:formula="of:=STDEV([.I118:.I122])" office:value-type="float" office:value="10.7303508796311">
            <text:p>10.73</text:p>
          </table:table-cell>
          <table:table-cell table:number-columns-repeated="12"/>
          <table:table-cell office:value-type="float" office:value="283460631">
            <text:p>283460631</text:p>
          </table:table-cell>
          <table:table-cell office:value-type="float" office:value="308642905">
            <text:p>308642905</text:p>
          </table:table-cell>
          <table:table-cell office:value-type="float" office:value="2404882124">
            <text:p>2404882124</text:p>
          </table:table-cell>
          <table:table-cell office:value-type="float" office:value="668492855">
            <text:p>668492855</text:p>
          </table:table-cell>
          <table:table-cell office:value-type="float" office:value="37704">
            <text:p>37704</text:p>
          </table:table-cell>
          <table:table-cell office:value-type="float" office:value="241736">
            <text:p>241736</text:p>
          </table:table-cell>
          <table:table-cell office:value-type="float" office:value="297772472">
            <text:p>297772472</text:p>
          </table:table-cell>
          <table:table-cell office:value-type="float" office:value="15633367">
            <text:p>15633367</text:p>
          </table:table-cell>
          <table:table-cell office:value-type="float" office:value="636555278">
            <text:p>636555278</text:p>
          </table:table-cell>
          <table:table-cell office:value-type="float" office:value="280715597">
            <text:p>280715597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3"/>
          <table:table-cell office:value-type="float" office:value="318645310">
            <text:p>318645310</text:p>
          </table:table-cell>
          <table:table-cell office:value-type="float" office:value="357399301">
            <text:p>357399301</text:p>
          </table:table-cell>
          <table:table-cell office:value-type="float" office:value="2531751457">
            <text:p>2531751457</text:p>
          </table:table-cell>
          <table:table-cell office:value-type="float" office:value="675899557">
            <text:p>675899557</text:p>
          </table:table-cell>
          <table:table-cell office:value-type="float" office:value="55838">
            <text:p>55838</text:p>
          </table:table-cell>
          <table:table-cell office:value-type="float" office:value="303185">
            <text:p>303185</text:p>
          </table:table-cell>
          <table:table-cell office:value-type="float" office:value="336582357">
            <text:p>336582357</text:p>
          </table:table-cell>
          <table:table-cell office:value-type="float" office:value="25622794">
            <text:p>25622794</text:p>
          </table:table-cell>
          <table:table-cell office:value-type="float" office:value="634145981">
            <text:p>634145981</text:p>
          </table:table-cell>
          <table:table-cell office:value-type="float" office:value="314715013">
            <text:p>314715013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3"/>
          <table:table-cell office:value-type="float" office:value="300027985">
            <text:p>300027985</text:p>
          </table:table-cell>
          <table:table-cell office:value-type="float" office:value="334274580">
            <text:p>334274580</text:p>
          </table:table-cell>
          <table:table-cell office:value-type="float" office:value="2495531040">
            <text:p>2495531040</text:p>
          </table:table-cell>
          <table:table-cell office:value-type="float" office:value="669444540">
            <text:p>669444540</text:p>
          </table:table-cell>
          <table:table-cell office:value-type="float" office:value="33100">
            <text:p>33100</text:p>
          </table:table-cell>
          <table:table-cell office:value-type="float" office:value="247435">
            <text:p>247435</text:p>
          </table:table-cell>
          <table:table-cell office:value-type="float" office:value="311919896">
            <text:p>311919896</text:p>
          </table:table-cell>
          <table:table-cell office:value-type="float" office:value="16528557">
            <text:p>16528557</text:p>
          </table:table-cell>
          <table:table-cell office:value-type="float" office:value="633879942">
            <text:p>633879942</text:p>
          </table:table-cell>
          <table:table-cell office:value-type="float" office:value="294163830">
            <text:p>294163830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AMD Opteron</text:p>
          </table:table-cell>
          <table:table-cell table:style-name="Default" table:number-columns-repeated="5"/>
          <table:table-cell table:number-columns-repeated="13"/>
          <table:table-cell table:style-name="ce46" office:value-type="float" office:value="298353634">
            <text:p>298353634</text:p>
          </table:table-cell>
          <table:table-cell table:style-name="ce46" office:value-type="float" office:value="332646222">
            <text:p>332646222</text:p>
          </table:table-cell>
          <table:table-cell table:style-name="ce46" office:value-type="float" office:value="2445952244">
            <text:p>2445952244</text:p>
          </table:table-cell>
          <table:table-cell table:style-name="ce46" office:value-type="float" office:value="673339007">
            <text:p>673339007</text:p>
          </table:table-cell>
          <table:table-cell table:style-name="ce46" office:value-type="float" office:value="31247">
            <text:p>31247</text:p>
          </table:table-cell>
          <table:table-cell table:style-name="ce46" office:value-type="float" office:value="254414">
            <text:p>254414</text:p>
          </table:table-cell>
          <table:table-cell table:style-name="ce46" office:value-type="float" office:value="310162151">
            <text:p>310162151</text:p>
          </table:table-cell>
          <table:table-cell table:style-name="ce46" office:value-type="float" office:value="25665166">
            <text:p>25665166</text:p>
          </table:table-cell>
          <table:table-cell table:style-name="ce46" office:value-type="float" office:value="634854618">
            <text:p>634854618</text:p>
          </table:table-cell>
          <table:table-cell table:style-name="ce46" office:value-type="float" office:value="296659045">
            <text:p>296659045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Linux cgrpup with cpu and mem exclusive (CPUS 0 and 1 – same chip)</text:p>
          </table:table-cell>
          <table:table-cell table:style-name="Default" table:number-columns-repeated="5"/>
          <table:table-cell table:number-columns-repeated="12"/>
          <table:table-cell table:style-name="ce1" office:value-type="string">
            <text:p>Average</text:p>
          </table:table-cell>
          <table:table-cell table:style-name="ce48" table:formula="of:=AVERAGE([.V123:.V127])" office:value-type="float" office:value="303863259.4">
            <text:p>303863259.4</text:p>
          </table:table-cell>
          <table:table-cell table:style-name="ce48" table:formula="of:=AVERAGE([.W123:.W127])" office:value-type="float" office:value="335705349.6">
            <text:p>335705349.6</text:p>
          </table:table-cell>
          <table:table-cell table:style-name="ce48" table:formula="of:=AVERAGE([.X123:.X127])" office:value-type="float" office:value="2482639798">
            <text:p>2482639798</text:p>
          </table:table-cell>
          <table:table-cell table:style-name="ce48" table:formula="of:=AVERAGE([.Y123:.Y127])" office:value-type="float" office:value="671907354">
            <text:p>671907354</text:p>
          </table:table-cell>
          <table:table-cell table:style-name="ce48" table:formula="of:=AVERAGE([.Z123:.Z127])" office:value-type="float" office:value="42283.4">
            <text:p>42283.4</text:p>
          </table:table-cell>
          <table:table-cell table:style-name="ce48" table:formula="of:=AVERAGE([.AA123:.AA127])" office:value-type="float" office:value="263642">
            <text:p>263642</text:p>
          </table:table-cell>
          <table:table-cell table:style-name="ce48" table:formula="of:=AVERAGE([.AB123:.AB127])" office:value-type="float" office:value="317367632.4">
            <text:p>317367632.4</text:p>
          </table:table-cell>
          <table:table-cell table:style-name="ce48" table:formula="of:=AVERAGE([.AC123:.AC127])" office:value-type="float" office:value="20788987.8">
            <text:p>20788987.8</text:p>
          </table:table-cell>
          <table:table-cell table:style-name="ce48" table:formula="of:=AVERAGE([.AD123:.AD127])" office:value-type="float" office:value="634970906">
            <text:p>634970906</text:p>
          </table:table-cell>
          <table:table-cell table:style-name="ce48" table:formula="of:=AVERAGE([.AE123:.AE127])" office:value-type="float" office:value="300703493.2">
            <text:p>300703493.2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2"/>
          <table:table-cell table:style-name="ce1" office:value-type="string">
            <text:p>STD</text:p>
          </table:table-cell>
          <table:table-cell table:style-name="ce1" table:formula="of:=STDEV([.V123:.V127])" office:value-type="float" office:value="15031692.2461941">
            <text:p>15031692.25</text:p>
          </table:table-cell>
          <table:table-cell table:style-name="ce1" table:formula="of:=STDEV([.W123:.W127])" office:value-type="float" office:value="18107986.2193026">
            <text:p>18107986.22</text:p>
          </table:table-cell>
          <table:table-cell table:style-name="ce1" table:formula="of:=STDEV([.X123:.X127])" office:value-type="float" office:value="56392750.6768445">
            <text:p>56392750.68</text:p>
          </table:table-cell>
          <table:table-cell table:style-name="ce1" table:formula="of:=STDEV([.Y123:.Y127])" office:value-type="float" office:value="2996547.78770771">
            <text:p>2996547.79</text:p>
          </table:table-cell>
          <table:table-cell table:style-name="ce1" table:formula="of:=STDEV([.Z123:.Z127])" office:value-type="float" office:value="11589.6082246123">
            <text:p>11589.61</text:p>
          </table:table-cell>
          <table:table-cell table:style-name="ce1" table:formula="of:=STDEV([.AA123:.AA127])" office:value-type="float" office:value="24759.6108713364">
            <text:p>24759.61</text:p>
          </table:table-cell>
          <table:table-cell table:style-name="ce1" table:formula="of:=STDEV([.AB123:.AB127])" office:value-type="float" office:value="15848098.2519197">
            <text:p>15848098.25</text:p>
          </table:table-cell>
          <table:table-cell table:style-name="ce1" table:formula="of:=STDEV([.AC123:.AC127])" office:value-type="float" office:value="4794812.01777533">
            <text:p>4794812.02</text:p>
          </table:table-cell>
          <table:table-cell table:style-name="ce1" table:formula="of:=STDEV([.AD123:.AD127])" office:value-type="float" office:value="1071796.454122">
            <text:p>1071796.45</text:p>
          </table:table-cell>
          <table:table-cell table:style-name="ce1" table:formula="of:=STDEV([.AE123:.AE127])" office:value-type="float" office:value="15241499.2191847">
            <text:p>15241499.22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0" office:value-type="string">
            <text:p>Sequential 64x64</text:p>
          </table:table-cell>
          <table:table-cell table:style-name="ce20" office:value-type="string">
            <text:p>Sequential 128x128</text:p>
          </table:table-cell>
          <table:table-cell table:style-name="ce20" office:value-type="string">
            <text:p>Sequential 256x256</text:p>
          </table:table-cell>
          <table:table-cell table:style-name="ce20" office:value-type="string">
            <text:p>Sequential 512x512</text:p>
          </table:table-cell>
          <table:table-cell table:style-name="ce20" office:value-type="string">
            <text:p>Sequential 1024x1024</text:p>
          </table:table-cell>
          <table:table-cell table:style-name="ce20" office:value-type="string">
            <text:p>Sequential 2048x2048</text:p>
          </table:table-cell>
          <table:table-cell table:number-columns-repeated="11"/>
          <table:table-cell table:style-name="Default"/>
          <table:table-cell table:style-name="ce44" table:number-columns-repeated="10"/>
          <table:table-cell table:number-columns-repeated="16"/>
        </table:table-row>
        <table:table-row table:style-name="ro2">
          <table:table-cell table:number-columns-repeated="3"/>
          <table:table-cell office:value-type="float" office:value="0.25">
            <text:p>0.25</text:p>
          </table:table-cell>
          <table:table-cell office:value-type="float" office:value="1.01">
            <text:p>1.01</text:p>
          </table:table-cell>
          <table:table-cell office:value-type="float" office:value="4.02">
            <text:p>4.02</text:p>
          </table:table-cell>
          <table:table-cell office:value-type="float" office:value="17.76">
            <text:p>17.76</text:p>
          </table:table-cell>
          <table:table-cell office:value-type="float" office:value="66.73">
            <text:p>66.73</text:p>
          </table:table-cell>
          <table:table-cell table:style-name="ce40" office:value-type="float" office:value="329.57">
            <text:p>329.57</text:p>
          </table:table-cell>
          <table:table-cell table:number-columns-repeated="11"/>
          <table:table-cell table:style-name="Default"/>
          <table:table-cell table:style-name="ce44" table:number-columns-repeated="10"/>
          <table:table-cell table:number-columns-repeated="16"/>
        </table:table-row>
        <table:table-row table:style-name="ro2">
          <table:table-cell table:number-columns-repeated="3"/>
          <table:table-cell office:value-type="float" office:value="0.25">
            <text:p>0.25</text:p>
          </table:table-cell>
          <table:table-cell office:value-type="float" office:value="1.05">
            <text:p>1.05</text:p>
          </table:table-cell>
          <table:table-cell office:value-type="float" office:value="4.01">
            <text:p>4.01</text:p>
          </table:table-cell>
          <table:table-cell office:value-type="float" office:value="17.06">
            <text:p>17.06</text:p>
          </table:table-cell>
          <table:table-cell office:value-type="float" office:value="66.99">
            <text:p>66.99</text:p>
          </table:table-cell>
          <table:table-cell table:style-name="ce40" office:value-type="float" office:value="262.99">
            <text:p>262.99</text:p>
          </table:table-cell>
          <table:table-cell table:number-columns-repeated="11"/>
          <table:table-cell table:style-name="Default"/>
          <table:table-cell table:style-name="ce44" table:number-columns-repeated="10"/>
          <table:table-cell table:number-columns-repeated="16"/>
        </table:table-row>
        <table:table-row table:style-name="ro2">
          <table:table-cell table:number-columns-repeated="3"/>
          <table:table-cell office:value-type="float" office:value="0.24">
            <text:p>0.24</text:p>
          </table:table-cell>
          <table:table-cell office:value-type="float" office:value="1.02">
            <text:p>1.02</text:p>
          </table:table-cell>
          <table:table-cell office:value-type="float" office:value="4.02">
            <text:p>4.02</text:p>
          </table:table-cell>
          <table:table-cell office:value-type="float" office:value="17.21">
            <text:p>17.21</text:p>
          </table:table-cell>
          <table:table-cell office:value-type="float" office:value="66.42">
            <text:p>66.42</text:p>
          </table:table-cell>
          <table:table-cell table:style-name="ce40" office:value-type="float" office:value="264.05">
            <text:p>264.05</text:p>
          </table:table-cell>
          <table:table-cell table:number-columns-repeated="11"/>
          <table:table-cell table:style-name="Default"/>
          <table:table-cell table:style-name="ce45" office:value-type="string">
            <text:p>0x530a42</text:p>
          </table:table-cell>
          <table:table-cell table:style-name="ce45" office:value-type="string">
            <text:p>0x530244</text:p>
          </table:table-cell>
          <table:table-cell table:style-name="ce45" office:value-type="string">
            <text:p>0x530a7d</text:p>
          </table:table-cell>
          <table:table-cell table:style-name="ce45" office:value-type="string">
            <text:p>0x530041</text:p>
          </table:table-cell>
          <table:table-cell table:style-name="ce45" office:value-type="string">
            <text:p>0x530842</text:p>
          </table:table-cell>
          <table:table-cell table:style-name="ce45" office:value-type="string">
            <text:p>0x530844</text:p>
          </table:table-cell>
          <table:table-cell table:style-name="ce45" office:value-type="string">
            <text:p>0x53046c</text:p>
          </table:table-cell>
          <table:table-cell table:style-name="ce45" office:value-type="string">
            <text:p>0x530144</text:p>
          </table:table-cell>
          <table:table-cell table:style-name="ce45" office:value-type="string">
            <text:p>0x530367</text:p>
          </table:table-cell>
          <table:table-cell table:style-name="ce45" office:value-type="string">
            <text:p>0x530242</text:p>
          </table:table-cell>
          <table:table-cell table:number-columns-repeated="16"/>
        </table:table-row>
        <table:table-row table:style-name="ro2">
          <table:table-cell table:number-columns-repeated="3"/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4.08">
            <text:p>4.08</text:p>
          </table:table-cell>
          <table:table-cell office:value-type="float" office:value="17.5">
            <text:p>17.5</text:p>
          </table:table-cell>
          <table:table-cell office:value-type="float" office:value="82.54">
            <text:p>82.54</text:p>
          </table:table-cell>
          <table:table-cell table:style-name="ce40" office:value-type="float" office:value="333.63">
            <text:p>333.63</text:p>
          </table:table-cell>
          <table:table-cell table:number-columns-repeated="11"/>
          <table:table-cell table:style-name="ce43" office:value-type="string">
            <text:p>Sequential 1024 x 1024</text:p>
          </table:table-cell>
          <table:table-cell table:style-name="ce46" office:value-type="string">
            <text:p>DATA_CACHE_REFILLS:L2_SHARED:L2_OWNED</text:p>
          </table:table-cell>
          <table:table-cell table:style-name="ce46" office:value-type="string">
            <text:p>DATA_CACHE_LINES_EVICTED:SHARED</text:p>
          </table:table-cell>
          <table:table-cell table:style-name="ce46" office:value-type="string">
            <text:p>REQUESTS_TO_L2:DATA:SNOOP</text:p>
          </table:table-cell>
          <table:table-cell table:style-name="ce46" office:value-type="string">
            <text:p>DATA_CACHE_MISSES</text:p>
          </table:table-cell>
          <table:table-cell table:style-name="ce46" office:value-type="string">
            <text:p>DATA_CACHE_REFILLS:L2_OWNED</text:p>
          </table:table-cell>
          <table:table-cell table:style-name="ce46" office:value-type="string">
            <text:p>DATA_CACHE_LINES_EVICTED:OWNED</text:p>
          </table:table-cell>
          <table:table-cell table:style-name="ce46" office:value-type="string">
            <text:p>SYSTEM_READ_RESPONSES:SHARED</text:p>
          </table:table-cell>
          <table:table-cell table:style-name="ce46" office:value-type="string">
            <text:p>DATA_CACHE_LINES_EVICTED:INVALID</text:p>
          </table:table-cell>
          <table:table-cell table:style-name="ce46" office:value-type="string">
            <text:p>DATA_PREFETCHES:ALL</text:p>
          </table:table-cell>
          <table:table-cell table:style-name="ce46" office:value-type="string">
            <text:p>DATA_CACHE_REFILLS:L2_SHARED</text:p>
          </table:table-cell>
          <table:table-cell table:number-columns-repeated="16"/>
        </table:table-row>
        <table:table-row table:style-name="ro2">
          <table:table-cell table:number-columns-repeated="3"/>
          <table:table-cell office:value-type="float" office:value="0.23">
            <text:p>0.23</text:p>
          </table:table-cell>
          <table:table-cell office:value-type="float" office:value="1.02">
            <text:p>1.02</text:p>
          </table:table-cell>
          <table:table-cell office:value-type="float" office:value="4">
            <text:p>4</text:p>
          </table:table-cell>
          <table:table-cell office:value-type="float" office:value="18.34">
            <text:p>18.34</text:p>
          </table:table-cell>
          <table:table-cell office:value-type="float" office:value="66.9">
            <text:p>66.9</text:p>
          </table:table-cell>
          <table:table-cell table:style-name="ce40" office:value-type="float" office:value="263.42">
            <text:p>263.42</text:p>
          </table:table-cell>
          <table:table-cell table:number-columns-repeated="11"/>
          <table:table-cell table:style-name="Default"/>
          <table:table-cell table:style-name="ce45" office:value-type="float" office:value="7645819">
            <text:p>7645819</text:p>
          </table:table-cell>
          <table:table-cell table:style-name="ce45" office:value-type="float" office:value="9587397">
            <text:p>9587397</text:p>
          </table:table-cell>
          <table:table-cell table:style-name="ce45" office:value-type="float" office:value="3642803256">
            <text:p>3642803256</text:p>
          </table:table-cell>
          <table:table-cell table:style-name="ce45" office:value-type="float" office:value="1316514728">
            <text:p>1316514728</text:p>
          </table:table-cell>
          <table:table-cell table:style-name="ce45" office:value-type="float" office:value="39751">
            <text:p>39751</text:p>
          </table:table-cell>
          <table:table-cell table:style-name="ce45" office:value-type="float" office:value="127184">
            <text:p>127184</text:p>
          </table:table-cell>
          <table:table-cell table:style-name="ce45" office:value-type="float" office:value="11371262">
            <text:p>11371262</text:p>
          </table:table-cell>
          <table:table-cell table:style-name="ce45" office:value-type="float" office:value="265883">
            <text:p>265883</text:p>
          </table:table-cell>
          <table:table-cell table:style-name="ce45" office:value-type="float" office:value="1270891607">
            <text:p>1270891607</text:p>
          </table:table-cell>
          <table:table-cell table:style-name="ce45" office:value-type="float" office:value="7753863">
            <text:p>7753863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" office:value-type="string">
            <text:p>Average</text:p>
          </table:table-cell>
          <table:table-cell table:style-name="ce21" table:formula="of:=AVERAGE([.D131:.D135])" office:value-type="float" office:value="0.242">
            <text:p>0.24</text:p>
          </table:table-cell>
          <table:table-cell table:style-name="ce28" table:formula="of:=AVERAGE([.E131:.E135])" office:value-type="float" office:value="1.06">
            <text:p>1.06</text:p>
          </table:table-cell>
          <table:table-cell table:style-name="ce21" table:formula="of:=AVERAGE([.F131:.F135])" office:value-type="float" office:value="4.026">
            <text:p>4.03</text:p>
          </table:table-cell>
          <table:table-cell table:style-name="ce21" table:formula="of:=AVERAGE([.G131:.G135])" office:value-type="float" office:value="17.574">
            <text:p>17.57</text:p>
          </table:table-cell>
          <table:table-cell table:style-name="ce21" table:formula="of:=AVERAGE([.H131:.H135])" office:value-type="float" office:value="69.916">
            <text:p>69.92</text:p>
          </table:table-cell>
          <table:table-cell table:style-name="ce26" table:formula="of:=AVERAGE([.I131:.I135])" office:value-type="float" office:value="290.732">
            <text:p>290.73</text:p>
          </table:table-cell>
          <table:table-cell table:number-columns-repeated="12"/>
          <table:table-cell office:value-type="float" office:value="6392687">
            <text:p>6392687</text:p>
          </table:table-cell>
          <table:table-cell office:value-type="float" office:value="8576263">
            <text:p>8576263</text:p>
          </table:table-cell>
          <table:table-cell office:value-type="float" office:value="3850991039">
            <text:p>3850991039</text:p>
          </table:table-cell>
          <table:table-cell office:value-type="float" office:value="1317398662">
            <text:p>1317398662</text:p>
          </table:table-cell>
          <table:table-cell office:value-type="float" office:value="53001">
            <text:p>53001</text:p>
          </table:table-cell>
          <table:table-cell office:value-type="float" office:value="157998">
            <text:p>157998</text:p>
          </table:table-cell>
          <table:table-cell office:value-type="float" office:value="10379590">
            <text:p>10379590</text:p>
          </table:table-cell>
          <table:table-cell office:value-type="float" office:value="321096">
            <text:p>321096</text:p>
          </table:table-cell>
          <table:table-cell office:value-type="float" office:value="1267221291">
            <text:p>1267221291</text:p>
          </table:table-cell>
          <table:table-cell office:value-type="float" office:value="6607849">
            <text:p>6607849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3" office:value-type="string">
            <text:p>STD</text:p>
          </table:table-cell>
          <table:table-cell table:style-name="ce22" table:formula="of:=STDEV([.D131:.D135])" office:value-type="float" office:value="0.00836660026534075">
            <text:p>0.01</text:p>
          </table:table-cell>
          <table:table-cell table:style-name="ce22" table:formula="of:=STDEV([.D140:.D144])" office:value-type="float" office:value="0.0130384048104053">
            <text:p>0.01</text:p>
          </table:table-cell>
          <table:table-cell table:style-name="ce22" table:formula="of:=STDEV([.F131:.F135])" office:value-type="float" office:value="0.0313049516849972">
            <text:p>0.03</text:p>
          </table:table-cell>
          <table:table-cell table:style-name="ce22" table:formula="of:=STDEV([.G131:.G135])" office:value-type="float" office:value="0.505845826314699">
            <text:p>0.51</text:p>
          </table:table-cell>
          <table:table-cell table:style-name="ce22" table:formula="of:=STDEV([.H131:.H135])" office:value-type="float" office:value="7.06037746866271">
            <text:p>7.06</text:p>
          </table:table-cell>
          <table:table-cell table:style-name="ce32" table:formula="of:=STDEV([.I131:.I135])" office:value-type="float" office:value="37.3367167812061">
            <text:p>37.34</text:p>
          </table:table-cell>
          <table:table-cell table:number-columns-repeated="12"/>
          <table:table-cell office:value-type="float" office:value="6483710">
            <text:p>6483710</text:p>
          </table:table-cell>
          <table:table-cell office:value-type="float" office:value="8745744">
            <text:p>8745744</text:p>
          </table:table-cell>
          <table:table-cell office:value-type="float" office:value="3692710226">
            <text:p>3692710226</text:p>
          </table:table-cell>
          <table:table-cell office:value-type="float" office:value="1318028571">
            <text:p>1318028571</text:p>
          </table:table-cell>
          <table:table-cell office:value-type="float" office:value="58762">
            <text:p>58762</text:p>
          </table:table-cell>
          <table:table-cell office:value-type="float" office:value="171068">
            <text:p>171068</text:p>
          </table:table-cell>
          <table:table-cell office:value-type="float" office:value="10830773">
            <text:p>10830773</text:p>
          </table:table-cell>
          <table:table-cell office:value-type="float" office:value="324674">
            <text:p>324674</text:p>
          </table:table-cell>
          <table:table-cell office:value-type="float" office:value="1273664638">
            <text:p>1273664638</text:p>
          </table:table-cell>
          <table:table-cell office:value-type="float" office:value="6222273">
            <text:p>6222273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3"/>
          <table:table-cell office:value-type="float" office:value="13889224">
            <text:p>13889224</text:p>
          </table:table-cell>
          <table:table-cell office:value-type="float" office:value="16595522">
            <text:p>16595522</text:p>
          </table:table-cell>
          <table:table-cell office:value-type="float" office:value="3674026330">
            <text:p>3674026330</text:p>
          </table:table-cell>
          <table:table-cell office:value-type="float" office:value="1318987815">
            <text:p>1318987815</text:p>
          </table:table-cell>
          <table:table-cell office:value-type="float" office:value="80691">
            <text:p>80691</text:p>
          </table:table-cell>
          <table:table-cell office:value-type="float" office:value="190038">
            <text:p>190038</text:p>
          </table:table-cell>
          <table:table-cell office:value-type="float" office:value="19007192">
            <text:p>19007192</text:p>
          </table:table-cell>
          <table:table-cell office:value-type="float" office:value="403171">
            <text:p>403171</text:p>
          </table:table-cell>
          <table:table-cell office:value-type="float" office:value="1267651486">
            <text:p>1267651486</text:p>
          </table:table-cell>
          <table:table-cell office:value-type="float" office:value="13227349">
            <text:p>13227349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ce20" office:value-type="string">
            <text:p>Parallel 64x64</text:p>
          </table:table-cell>
          <table:table-cell table:style-name="ce20" office:value-type="string">
            <text:p>Parallel 128x128</text:p>
          </table:table-cell>
          <table:table-cell table:style-name="ce20" office:value-type="string">
            <text:p>Parallel 256x256</text:p>
          </table:table-cell>
          <table:table-cell table:style-name="ce20" office:value-type="string">
            <text:p>Parallel 512x512</text:p>
          </table:table-cell>
          <table:table-cell table:style-name="ce20" office:value-type="string">
            <text:p>Parallel 1024x1024</text:p>
          </table:table-cell>
          <table:table-cell table:style-name="ce20" office:value-type="string">
            <text:p>Parallel 2048x2048</text:p>
          </table:table-cell>
          <table:table-cell table:number-columns-repeated="12"/>
          <table:table-cell table:style-name="ce46" office:value-type="float" office:value="5564915">
            <text:p>5564915</text:p>
          </table:table-cell>
          <table:table-cell table:style-name="ce46" office:value-type="float" office:value="7462774">
            <text:p>7462774</text:p>
          </table:table-cell>
          <table:table-cell table:style-name="ce46" office:value-type="float" office:value="3510196767">
            <text:p>3510196767</text:p>
          </table:table-cell>
          <table:table-cell table:style-name="ce46" office:value-type="float" office:value="1317639073">
            <text:p>1317639073</text:p>
          </table:table-cell>
          <table:table-cell table:style-name="ce46" office:value-type="float" office:value="63860">
            <text:p>63860</text:p>
          </table:table-cell>
          <table:table-cell table:style-name="ce46" office:value-type="float" office:value="148082">
            <text:p>148082</text:p>
          </table:table-cell>
          <table:table-cell table:style-name="ce46" office:value-type="float" office:value="8632780">
            <text:p>8632780</text:p>
          </table:table-cell>
          <table:table-cell table:style-name="ce46" office:value-type="float" office:value="251559">
            <text:p>251559</text:p>
          </table:table-cell>
          <table:table-cell table:style-name="ce46" office:value-type="float" office:value="1267851758">
            <text:p>1267851758</text:p>
          </table:table-cell>
          <table:table-cell table:style-name="ce46" office:value-type="float" office:value="5444175">
            <text:p>5444175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14">
            <text:p>0.14</text:p>
          </table:table-cell>
          <table:table-cell office:value-type="float" office:value="0.58">
            <text:p>0.58</text:p>
          </table:table-cell>
          <table:table-cell office:value-type="float" office:value="2.08">
            <text:p>2.08</text:p>
          </table:table-cell>
          <table:table-cell office:value-type="float" office:value="9.19">
            <text:p>9.19</text:p>
          </table:table-cell>
          <table:table-cell office:value-type="float" office:value="36.24">
            <text:p>36.24</text:p>
          </table:table-cell>
          <table:table-cell table:style-name="ce40" office:value-type="float" office:value="171.54">
            <text:p>171.54</text:p>
          </table:table-cell>
          <table:table-cell table:number-columns-repeated="11"/>
          <table:table-cell table:style-name="ce1" office:value-type="string">
            <text:p>Average</text:p>
          </table:table-cell>
          <table:table-cell table:style-name="ce48" table:formula="of:=AVERAGE([.V135:.V139])" office:value-type="float" office:value="7995271">
            <text:p>7995271</text:p>
          </table:table-cell>
          <table:table-cell table:style-name="ce48" table:formula="of:=AVERAGE([.W135:.W139])" office:value-type="float" office:value="10193540">
            <text:p>10193540</text:p>
          </table:table-cell>
          <table:table-cell table:style-name="ce48" table:formula="of:=AVERAGE([.X135:.X139])" office:value-type="float" office:value="3674145523.6">
            <text:p>3674145523.6</text:p>
          </table:table-cell>
          <table:table-cell table:style-name="ce48" table:formula="of:=AVERAGE([.Y135:.Y139])" office:value-type="float" office:value="1317713769.8">
            <text:p>1317713769.8</text:p>
          </table:table-cell>
          <table:table-cell table:style-name="ce48" table:formula="of:=AVERAGE([.Z135:.Z139])" office:value-type="float" office:value="59213">
            <text:p>59213</text:p>
          </table:table-cell>
          <table:table-cell table:style-name="ce48" table:formula="of:=AVERAGE([.AA135:.AA139])" office:value-type="float" office:value="158874">
            <text:p>158874</text:p>
          </table:table-cell>
          <table:table-cell table:style-name="ce48" table:formula="of:=AVERAGE([.AB135:.AB139])" office:value-type="float" office:value="12044319.4">
            <text:p>12044319.4</text:p>
          </table:table-cell>
          <table:table-cell table:style-name="ce48" table:formula="of:=AVERAGE([.AC135:.AC139])" office:value-type="float" office:value="313276.6">
            <text:p>313276.6</text:p>
          </table:table-cell>
          <table:table-cell table:style-name="ce48" table:formula="of:=AVERAGE([.AD135:.AD139])" office:value-type="float" office:value="1269456156">
            <text:p>1269456156</text:p>
          </table:table-cell>
          <table:table-cell table:style-name="ce48" table:formula="of:=AVERAGE([.AE135:.AE139])" office:value-type="float" office:value="7851101.8">
            <text:p>7851101.8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15">
            <text:p>0.15</text:p>
          </table:table-cell>
          <table:table-cell office:value-type="float" office:value="0.59">
            <text:p>0.59</text:p>
          </table:table-cell>
          <table:table-cell office:value-type="float" office:value="2.07">
            <text:p>2.07</text:p>
          </table:table-cell>
          <table:table-cell office:value-type="float" office:value="9.97">
            <text:p>9.97</text:p>
          </table:table-cell>
          <table:table-cell office:value-type="float" office:value="35.73">
            <text:p>35.73</text:p>
          </table:table-cell>
          <table:table-cell table:style-name="ce40" office:value-type="float" office:value="141.65">
            <text:p>141.65</text:p>
          </table:table-cell>
          <table:table-cell table:number-columns-repeated="11"/>
          <table:table-cell table:style-name="ce1" office:value-type="string">
            <text:p>STD</text:p>
          </table:table-cell>
          <table:table-cell table:style-name="ce1" table:formula="of:=STDEV([.V135:.V139])" office:value-type="float" office:value="3377148.24545155">
            <text:p>3377148.25</text:p>
          </table:table-cell>
          <table:table-cell table:style-name="ce1" table:formula="of:=STDEV([.W135:.W139])" office:value-type="float" office:value="3657921.67643985">
            <text:p>3657921.68</text:p>
          </table:table-cell>
          <table:table-cell table:style-name="ce1" table:formula="of:=STDEV([.X135:.X139])" office:value-type="float" office:value="121943153.998495">
            <text:p>121943154</text:p>
          </table:table-cell>
          <table:table-cell table:style-name="ce1" table:formula="of:=STDEV([.Y135:.Y139])" office:value-type="float" office:value="903446.836131324">
            <text:p>903446.84</text:p>
          </table:table-cell>
          <table:table-cell table:style-name="ce1" table:formula="of:=STDEV([.Z135:.Z139])" office:value-type="float" office:value="15003.8401917642">
            <text:p>15003.84</text:p>
          </table:table-cell>
          <table:table-cell table:style-name="ce1" table:formula="of:=STDEV([.AA135:.AA139])" office:value-type="float" office:value="23671.6036212167">
            <text:p>23671.6</text:p>
          </table:table-cell>
          <table:table-cell table:style-name="ce1" table:formula="of:=STDEV([.AB135:.AB139])" office:value-type="float" office:value="4025457.14874271">
            <text:p>4025457.15</text:p>
          </table:table-cell>
          <table:table-cell table:style-name="ce1" table:formula="of:=STDEV([.AC135:.AC139])" office:value-type="float" office:value="59848.2714144694">
            <text:p>59848.27</text:p>
          </table:table-cell>
          <table:table-cell table:style-name="ce1" table:formula="of:=STDEV([.AD135:.AD139])" office:value-type="float" office:value="2765745.31714572">
            <text:p>2765745.32</text:p>
          </table:table-cell>
          <table:table-cell table:style-name="ce1" table:formula="of:=STDEV([.AE135:.AE139])" office:value-type="float" office:value="3118715.55069987">
            <text:p>3118715.55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17">
            <text:p>0.17</text:p>
          </table:table-cell>
          <table:table-cell office:value-type="float" office:value="0.61">
            <text:p>0.61</text:p>
          </table:table-cell>
          <table:table-cell office:value-type="float" office:value="2.13">
            <text:p>2.13</text:p>
          </table:table-cell>
          <table:table-cell office:value-type="float" office:value="9.54">
            <text:p>9.54</text:p>
          </table:table-cell>
          <table:table-cell office:value-type="float" office:value="35.59">
            <text:p>35.59</text:p>
          </table:table-cell>
          <table:table-cell table:style-name="ce40" office:value-type="float" office:value="141.53">
            <text:p>141.53</text:p>
          </table:table-cell>
          <table:table-cell table:number-columns-repeated="11"/>
          <table:table-cell table:style-name="Default"/>
          <table:table-cell table:style-name="ce44" table:number-columns-repeated="10"/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14">
            <text:p>0.14</text:p>
          </table:table-cell>
          <table:table-cell office:value-type="float" office:value="0.63">
            <text:p>0.63</text:p>
          </table:table-cell>
          <table:table-cell office:value-type="float" office:value="2.34">
            <text:p>2.34</text:p>
          </table:table-cell>
          <table:table-cell office:value-type="float" office:value="9.12">
            <text:p>9.12</text:p>
          </table:table-cell>
          <table:table-cell office:value-type="float" office:value="35.2">
            <text:p>35.2</text:p>
          </table:table-cell>
          <table:table-cell table:style-name="ce40" office:value-type="float" office:value="143.52">
            <text:p>143.52</text:p>
          </table:table-cell>
          <table:table-cell table:number-columns-repeated="11"/>
          <table:table-cell table:style-name="Default"/>
          <table:table-cell table:style-name="ce45" office:value-type="string">
            <text:p>0x530a42</text:p>
          </table:table-cell>
          <table:table-cell table:style-name="ce45" office:value-type="string">
            <text:p>0x530244</text:p>
          </table:table-cell>
          <table:table-cell table:style-name="ce45" office:value-type="string">
            <text:p>0x530a7d</text:p>
          </table:table-cell>
          <table:table-cell table:style-name="ce45" office:value-type="string">
            <text:p>0x530041</text:p>
          </table:table-cell>
          <table:table-cell table:style-name="ce45" office:value-type="string">
            <text:p>0x530842</text:p>
          </table:table-cell>
          <table:table-cell table:style-name="ce45" office:value-type="string">
            <text:p>0x530844</text:p>
          </table:table-cell>
          <table:table-cell table:style-name="ce45" office:value-type="string">
            <text:p>0x53046c</text:p>
          </table:table-cell>
          <table:table-cell table:style-name="ce45" office:value-type="string">
            <text:p>0x530144</text:p>
          </table:table-cell>
          <table:table-cell table:style-name="ce45" office:value-type="string">
            <text:p>0x530367</text:p>
          </table:table-cell>
          <table:table-cell table:style-name="ce45" office:value-type="string">
            <text:p>0x530242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14">
            <text:p>0.14</text:p>
          </table:table-cell>
          <table:table-cell office:value-type="float" office:value="0.56">
            <text:p>0.56</text:p>
          </table:table-cell>
          <table:table-cell office:value-type="float" office:value="2.13">
            <text:p>2.13</text:p>
          </table:table-cell>
          <table:table-cell office:value-type="float" office:value="10">
            <text:p>10</text:p>
          </table:table-cell>
          <table:table-cell office:value-type="float" office:value="44.2">
            <text:p>44.2</text:p>
          </table:table-cell>
          <table:table-cell table:style-name="ce40" office:value-type="float" office:value="142.07">
            <text:p>142.07</text:p>
          </table:table-cell>
          <table:table-cell table:number-columns-repeated="11"/>
          <table:table-cell table:style-name="ce43" office:value-type="string">
            <text:p>Best-case 1024 x 1024</text:p>
          </table:table-cell>
          <table:table-cell table:style-name="ce46" office:value-type="string">
            <text:p>DATA_CACHE_REFILLS:L2_SHARED:L2_OWNED</text:p>
          </table:table-cell>
          <table:table-cell table:style-name="ce46" office:value-type="string">
            <text:p>DATA_CACHE_LINES_EVICTED:SHARED</text:p>
          </table:table-cell>
          <table:table-cell table:style-name="ce46" office:value-type="string">
            <text:p>REQUESTS_TO_L2:DATA:SNOOP</text:p>
          </table:table-cell>
          <table:table-cell table:style-name="ce46" office:value-type="string">
            <text:p>DATA_CACHE_MISSES</text:p>
          </table:table-cell>
          <table:table-cell table:style-name="ce46" office:value-type="string">
            <text:p>DATA_CACHE_REFILLS:L2_OWNED</text:p>
          </table:table-cell>
          <table:table-cell table:style-name="ce46" office:value-type="string">
            <text:p>DATA_CACHE_LINES_EVICTED:OWNED</text:p>
          </table:table-cell>
          <table:table-cell table:style-name="ce46" office:value-type="string">
            <text:p>SYSTEM_READ_RESPONSES:SHARED</text:p>
          </table:table-cell>
          <table:table-cell table:style-name="ce46" office:value-type="string">
            <text:p>DATA_CACHE_LINES_EVICTED:INVALID</text:p>
          </table:table-cell>
          <table:table-cell table:style-name="ce46" office:value-type="string">
            <text:p>DATA_PREFETCHES:ALL</text:p>
          </table:table-cell>
          <table:table-cell table:style-name="ce46" office:value-type="string">
            <text:p>DATA_CACHE_REFILLS:L2_SHARED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9" office:value-type="string">
            <text:p>Average</text:p>
          </table:table-cell>
          <table:table-cell table:style-name="ce24" table:formula="of:=AVERAGE([.D140:.D144])" office:value-type="float" office:value="0.148">
            <text:p>0.15</text:p>
          </table:table-cell>
          <table:table-cell table:style-name="ce29" table:formula="of:=AVERAGE([.E140:.E144])" office:value-type="float" office:value="0.594">
            <text:p>0,59</text:p>
          </table:table-cell>
          <table:table-cell table:style-name="ce29" table:formula="of:=AVERAGE([.F140:.F144])" office:value-type="float" office:value="2.15">
            <text:p>2,15</text:p>
          </table:table-cell>
          <table:table-cell table:style-name="ce24" table:formula="of:=AVERAGE([.G140:.G144])" office:value-type="float" office:value="9.564">
            <text:p>9.56</text:p>
          </table:table-cell>
          <table:table-cell table:style-name="ce26" table:formula="of:=AVERAGE([.H140:.H144])" office:value-type="float" office:value="37.392">
            <text:p>37.39</text:p>
          </table:table-cell>
          <table:table-cell table:style-name="ce29" table:formula="of:=AVERAGE([.I140:.I144])" office:value-type="float" office:value="148.062">
            <text:p>148,06</text:p>
          </table:table-cell>
          <table:table-cell table:number-columns-repeated="11"/>
          <table:table-cell table:style-name="Default"/>
          <table:table-cell table:style-name="ce45" office:value-type="float" office:value="2062666">
            <text:p>2062666</text:p>
          </table:table-cell>
          <table:table-cell table:style-name="ce45" office:value-type="float" office:value="4134155">
            <text:p>4134155</text:p>
          </table:table-cell>
          <table:table-cell table:style-name="ce45" office:value-type="float" office:value="5025375562">
            <text:p>5025375562</text:p>
          </table:table-cell>
          <table:table-cell table:style-name="ce45" office:value-type="float" office:value="1315800499">
            <text:p>1315800499</text:p>
          </table:table-cell>
          <table:table-cell table:style-name="ce45" office:value-type="float" office:value="22184">
            <text:p>22184</text:p>
          </table:table-cell>
          <table:table-cell table:style-name="ce45" office:value-type="float" office:value="68196">
            <text:p>68196</text:p>
          </table:table-cell>
          <table:table-cell table:style-name="ce45" office:value-type="float" office:value="5010051">
            <text:p>5010051</text:p>
          </table:table-cell>
          <table:table-cell table:style-name="ce45" office:value-type="float" office:value="376279">
            <text:p>376279</text:p>
          </table:table-cell>
          <table:table-cell table:style-name="ce45" office:value-type="float" office:value="1269543791">
            <text:p>1269543791</text:p>
          </table:table-cell>
          <table:table-cell table:style-name="ce45" office:value-type="float" office:value="2189491">
            <text:p>2189491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9" office:value-type="string">
            <text:p>STD</text:p>
          </table:table-cell>
          <table:table-cell table:style-name="ce24" table:formula="of:=STDEV([.D140:.D144])" office:value-type="float" office:value="0.0130384048104053">
            <text:p>0.01</text:p>
          </table:table-cell>
          <table:table-cell table:style-name="ce29" table:formula="of:=STDEV([.E140:.E144])" office:value-type="float" office:value="0.0270185121722126">
            <text:p>0,03</text:p>
          </table:table-cell>
          <table:table-cell table:style-name="ce29" table:formula="of:=STDEV([.F140:.F144])" office:value-type="float" office:value="0.109772492000501">
            <text:p>0,11</text:p>
          </table:table-cell>
          <table:table-cell table:style-name="ce24" table:formula="of:=STDEV([.G140:.G144])" office:value-type="float" office:value="0.416088932801631">
            <text:p>0.42</text:p>
          </table:table-cell>
          <table:table-cell table:style-name="ce26" table:formula="of:=STDEV([.H140:.H144])" office:value-type="float" office:value="3.82394691385746">
            <text:p>3.82</text:p>
          </table:table-cell>
          <table:table-cell table:style-name="ce29" table:formula="of:=STDEV([.I140:.I144])" office:value-type="float" office:value="13.1484892668321">
            <text:p>13,15</text:p>
          </table:table-cell>
          <table:table-cell table:number-columns-repeated="12"/>
          <table:table-cell office:value-type="float" office:value="6518348">
            <text:p>6518348</text:p>
          </table:table-cell>
          <table:table-cell office:value-type="float" office:value="8647487">
            <text:p>8647487</text:p>
          </table:table-cell>
          <table:table-cell office:value-type="float" office:value="4973250831">
            <text:p>4973250831</text:p>
          </table:table-cell>
          <table:table-cell office:value-type="float" office:value="1317323037">
            <text:p>1317323037</text:p>
          </table:table-cell>
          <table:table-cell office:value-type="float" office:value="46464">
            <text:p>46464</text:p>
          </table:table-cell>
          <table:table-cell office:value-type="float" office:value="133410">
            <text:p>133410</text:p>
          </table:table-cell>
          <table:table-cell office:value-type="float" office:value="10720729">
            <text:p>10720729</text:p>
          </table:table-cell>
          <table:table-cell office:value-type="float" office:value="515657">
            <text:p>515657</text:p>
          </table:table-cell>
          <table:table-cell office:value-type="float" office:value="1269415377">
            <text:p>1269415377</text:p>
          </table:table-cell>
          <table:table-cell office:value-type="float" office:value="6442812">
            <text:p>6442812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3"/>
          <table:table-cell office:value-type="float" office:value="6762110">
            <text:p>6762110</text:p>
          </table:table-cell>
          <table:table-cell office:value-type="float" office:value="9076748">
            <text:p>9076748</text:p>
          </table:table-cell>
          <table:table-cell office:value-type="float" office:value="5071225167">
            <text:p>5071225167</text:p>
          </table:table-cell>
          <table:table-cell office:value-type="float" office:value="1319022035">
            <text:p>1319022035</text:p>
          </table:table-cell>
          <table:table-cell office:value-type="float" office:value="78777">
            <text:p>78777</text:p>
          </table:table-cell>
          <table:table-cell office:value-type="float" office:value="170701">
            <text:p>170701</text:p>
          </table:table-cell>
          <table:table-cell office:value-type="float" office:value="10441585">
            <text:p>10441585</text:p>
          </table:table-cell>
          <table:table-cell office:value-type="float" office:value="528081">
            <text:p>528081</text:p>
          </table:table-cell>
          <table:table-cell office:value-type="float" office:value="1270436483">
            <text:p>1270436483</text:p>
          </table:table-cell>
          <table:table-cell office:value-type="float" office:value="7110143">
            <text:p>7110143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table:style-name="ce25" office:value-type="string">
            <text:p>Concurrent 64x46</text:p>
          </table:table-cell>
          <table:table-cell table:style-name="ce25" office:value-type="string">
            <text:p>Concurrent 128x128</text:p>
          </table:table-cell>
          <table:table-cell table:style-name="ce25" office:value-type="string">
            <text:p>Concurrent 256x256</text:p>
          </table:table-cell>
          <table:table-cell table:style-name="ce25" office:value-type="string">
            <text:p>Concurrent 512x512</text:p>
          </table:table-cell>
          <table:table-cell table:style-name="ce25" office:value-type="string">
            <text:p>Concurrent 1024x1024</text:p>
          </table:table-cell>
          <table:table-cell table:style-name="ce25" office:value-type="string">
            <text:p>Concurrent 2048x2048</text:p>
          </table:table-cell>
          <table:table-cell table:number-columns-repeated="12"/>
          <table:table-cell office:value-type="float" office:value="5424082">
            <text:p>5424082</text:p>
          </table:table-cell>
          <table:table-cell office:value-type="float" office:value="7254787">
            <text:p>7254787</text:p>
          </table:table-cell>
          <table:table-cell office:value-type="float" office:value="4941359626">
            <text:p>4941359626</text:p>
          </table:table-cell>
          <table:table-cell office:value-type="float" office:value="1318598475">
            <text:p>1318598475</text:p>
          </table:table-cell>
          <table:table-cell office:value-type="float" office:value="105934">
            <text:p>105934</text:p>
          </table:table-cell>
          <table:table-cell office:value-type="float" office:value="203847">
            <text:p>203847</text:p>
          </table:table-cell>
          <table:table-cell office:value-type="float" office:value="9762721">
            <text:p>9762721</text:p>
          </table:table-cell>
          <table:table-cell office:value-type="float" office:value="598794">
            <text:p>598794</text:p>
          </table:table-cell>
          <table:table-cell office:value-type="float" office:value="1267661783">
            <text:p>1267661783</text:p>
          </table:table-cell>
          <table:table-cell office:value-type="float" office:value="5286882">
            <text:p>5286882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26">
            <text:p>0.26</text:p>
          </table:table-cell>
          <table:table-cell office:value-type="float" office:value="0.86">
            <text:p>0.86</text:p>
          </table:table-cell>
          <table:table-cell office:value-type="float" office:value="3.19">
            <text:p>3.19</text:p>
          </table:table-cell>
          <table:table-cell office:value-type="float" office:value="13.12">
            <text:p>13.12</text:p>
          </table:table-cell>
          <table:table-cell office:value-type="float" office:value="51.22">
            <text:p>51.22</text:p>
          </table:table-cell>
          <table:table-cell table:style-name="ce40" office:value-type="float" office:value="201.2">
            <text:p>201.2</text:p>
          </table:table-cell>
          <table:table-cell table:number-columns-repeated="12"/>
          <table:table-cell table:style-name="ce46" office:value-type="float" office:value="5602193">
            <text:p>5602193</text:p>
          </table:table-cell>
          <table:table-cell table:style-name="ce46" office:value-type="float" office:value="7854774">
            <text:p>7854774</text:p>
          </table:table-cell>
          <table:table-cell table:style-name="ce46" office:value-type="float" office:value="5014433973">
            <text:p>5014433973</text:p>
          </table:table-cell>
          <table:table-cell table:style-name="ce46" office:value-type="float" office:value="1318605291">
            <text:p>1318605291</text:p>
          </table:table-cell>
          <table:table-cell table:style-name="ce46" office:value-type="float" office:value="67954">
            <text:p>67954</text:p>
          </table:table-cell>
          <table:table-cell table:style-name="ce46" office:value-type="float" office:value="203178">
            <text:p>203178</text:p>
          </table:table-cell>
          <table:table-cell table:style-name="ce46" office:value-type="float" office:value="10483345">
            <text:p>10483345</text:p>
          </table:table-cell>
          <table:table-cell table:style-name="ce46" office:value-type="float" office:value="574418">
            <text:p>574418</text:p>
          </table:table-cell>
          <table:table-cell table:style-name="ce46" office:value-type="float" office:value="1270372833">
            <text:p>1270372833</text:p>
          </table:table-cell>
          <table:table-cell table:style-name="ce46" office:value-type="float" office:value="5710220">
            <text:p>5710220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26">
            <text:p>0.26</text:p>
          </table:table-cell>
          <table:table-cell office:value-type="float" office:value="0.96">
            <text:p>0.96</text:p>
          </table:table-cell>
          <table:table-cell office:value-type="float" office:value="3.05">
            <text:p>3.05</text:p>
          </table:table-cell>
          <table:table-cell office:value-type="float" office:value="17.67">
            <text:p>17.67</text:p>
          </table:table-cell>
          <table:table-cell office:value-type="float" office:value="51.43">
            <text:p>51.43</text:p>
          </table:table-cell>
          <table:table-cell table:style-name="ce40" office:value-type="float" office:value="202.6">
            <text:p>202.6</text:p>
          </table:table-cell>
          <table:table-cell table:number-columns-repeated="11"/>
          <table:table-cell table:style-name="ce1" office:value-type="string">
            <text:p>Average</text:p>
          </table:table-cell>
          <table:table-cell table:style-name="ce48" table:formula="of:=AVERAGE([.V145:.V149])" office:value-type="float" office:value="5273879.8">
            <text:p>5273879.8</text:p>
          </table:table-cell>
          <table:table-cell table:style-name="ce48" table:formula="of:=AVERAGE([.W145:.W149])" office:value-type="float" office:value="7393590.2">
            <text:p>7393590.2</text:p>
          </table:table-cell>
          <table:table-cell table:style-name="ce48" table:formula="of:=AVERAGE([.X145:.X149])" office:value-type="float" office:value="5005129031.8">
            <text:p>5005129031.8</text:p>
          </table:table-cell>
          <table:table-cell table:style-name="ce48" table:formula="of:=AVERAGE([.Y145:.Y149])" office:value-type="float" office:value="1317869867.4">
            <text:p>1317869867.4</text:p>
          </table:table-cell>
          <table:table-cell table:style-name="ce48" table:formula="of:=AVERAGE([.Z145:.Z149])" office:value-type="float" office:value="64262.6">
            <text:p>64262.6</text:p>
          </table:table-cell>
          <table:table-cell table:style-name="ce48" table:formula="of:=AVERAGE([.AA145:.AA149])" office:value-type="float" office:value="155866.4">
            <text:p>155866.4</text:p>
          </table:table-cell>
          <table:table-cell table:style-name="ce48" table:formula="of:=AVERAGE([.AB145:.AB149])" office:value-type="float" office:value="9283686.2">
            <text:p>9283686.2</text:p>
          </table:table-cell>
          <table:table-cell table:style-name="ce48" table:formula="of:=AVERAGE([.AC145:.AC149])" office:value-type="float" office:value="518645.8">
            <text:p>518645.8</text:p>
          </table:table-cell>
          <table:table-cell table:style-name="ce48" table:formula="of:=AVERAGE([.AD145:.AD149])" office:value-type="float" office:value="1269486053.4">
            <text:p>1269486053.4</text:p>
          </table:table-cell>
          <table:table-cell table:style-name="ce48" table:formula="of:=AVERAGE([.AE145:.AE149])" office:value-type="float" office:value="5347909.6">
            <text:p>5347909.6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26">
            <text:p>0.26</text:p>
          </table:table-cell>
          <table:table-cell office:value-type="float" office:value="0.96">
            <text:p>0.96</text:p>
          </table:table-cell>
          <table:table-cell office:value-type="float" office:value="3.17">
            <text:p>3.17</text:p>
          </table:table-cell>
          <table:table-cell office:value-type="float" office:value="17.69">
            <text:p>17.69</text:p>
          </table:table-cell>
          <table:table-cell office:value-type="float" office:value="68.05">
            <text:p>68.05</text:p>
          </table:table-cell>
          <table:table-cell table:style-name="ce40" office:value-type="float" office:value="203.48">
            <text:p>203.48</text:p>
          </table:table-cell>
          <table:table-cell table:number-columns-repeated="11"/>
          <table:table-cell table:style-name="ce1" office:value-type="string">
            <text:p>STD</text:p>
          </table:table-cell>
          <table:table-cell table:style-name="ce1" table:formula="of:=STDEV([.V145:.V149])" office:value-type="float" office:value="1884527.43124721">
            <text:p>1884527.43</text:p>
          </table:table-cell>
          <table:table-cell table:style-name="ce1" table:formula="of:=STDEV([.W145:.W149])" office:value-type="float" office:value="1953276.22300731">
            <text:p>1953276.22</text:p>
          </table:table-cell>
          <table:table-cell table:style-name="ce1" table:formula="of:=STDEV([.X145:.X149])" office:value-type="float" office:value="49869729.813239">
            <text:p>49869729.81</text:p>
          </table:table-cell>
          <table:table-cell table:style-name="ce1" table:formula="of:=STDEV([.Y145:.Y149])" office:value-type="float" office:value="1321033.32149375">
            <text:p>1321033.32</text:p>
          </table:table-cell>
          <table:table-cell table:style-name="ce1" table:formula="of:=STDEV([.Z145:.Z149])" office:value-type="float" office:value="31812.7276384783">
            <text:p>31812.73</text:p>
          </table:table-cell>
          <table:table-cell table:style-name="ce1" table:formula="of:=STDEV([.AA145:.AA149])" office:value-type="float" office:value="56901.1857635674">
            <text:p>56901.19</text:p>
          </table:table-cell>
          <table:table-cell table:style-name="ce1" table:formula="of:=STDEV([.AB145:.AB149])" office:value-type="float" office:value="2415493.48160892">
            <text:p>2415493.48</text:p>
          </table:table-cell>
          <table:table-cell table:style-name="ce1" table:formula="of:=STDEV([.AC145:.AC149])" office:value-type="float" office:value="86458.8542643262">
            <text:p>86458.85</text:p>
          </table:table-cell>
          <table:table-cell table:style-name="ce1" table:formula="of:=STDEV([.AD145:.AD149])" office:value-type="float" office:value="1120935.51998088">
            <text:p>1120935.52</text:p>
          </table:table-cell>
          <table:table-cell table:style-name="ce1" table:formula="of:=STDEV([.AE145:.AE149])" office:value-type="float" office:value="1898346.58771371">
            <text:p>1898346.59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31">
            <text:p>0.31</text:p>
          </table:table-cell>
          <table:table-cell office:value-type="float" office:value="0.95">
            <text:p>0.95</text:p>
          </table:table-cell>
          <table:table-cell office:value-type="float" office:value="3.27">
            <text:p>3.27</text:p>
          </table:table-cell>
          <table:table-cell office:value-type="float" office:value="13.2">
            <text:p>13.2</text:p>
          </table:table-cell>
          <table:table-cell office:value-type="float" office:value="50.87">
            <text:p>50.87</text:p>
          </table:table-cell>
          <table:table-cell table:style-name="ce40" office:value-type="float" office:value="204.31">
            <text:p>204.31</text:p>
          </table:table-cell>
          <table:table-cell table:number-columns-repeated="11"/>
          <table:table-cell table:style-name="Default"/>
          <table:table-cell table:style-name="ce44" table:number-columns-repeated="10"/>
          <table:table-cell table:number-columns-repeated="16"/>
        </table:table-row>
        <table:table-row table:style-name="ro2">
          <table:table-cell table:number-columns-repeated="2"/>
          <table:table-cell table:style-name="ce18"/>
          <table:table-cell office:value-type="float" office:value="0.28">
            <text:p>0.28</text:p>
          </table:table-cell>
          <table:table-cell office:value-type="float" office:value="0.95">
            <text:p>0.95</text:p>
          </table:table-cell>
          <table:table-cell office:value-type="float" office:value="2.95">
            <text:p>2.95</text:p>
          </table:table-cell>
          <table:table-cell office:value-type="float" office:value="12.99">
            <text:p>12.99</text:p>
          </table:table-cell>
          <table:table-cell office:value-type="float" office:value="50.48">
            <text:p>50.48</text:p>
          </table:table-cell>
          <table:table-cell table:style-name="ce40" office:value-type="float" office:value="207.06">
            <text:p>207.06</text:p>
          </table:table-cell>
          <table:table-cell table:number-columns-repeated="11"/>
          <table:table-cell table:style-name="Default"/>
          <table:table-cell table:style-name="ce45" office:value-type="string">
            <text:p>0x530a42</text:p>
          </table:table-cell>
          <table:table-cell table:style-name="ce45" office:value-type="string">
            <text:p>0x530244</text:p>
          </table:table-cell>
          <table:table-cell table:style-name="ce45" office:value-type="string">
            <text:p>0x530a7d</text:p>
          </table:table-cell>
          <table:table-cell table:style-name="ce45" office:value-type="string">
            <text:p>0x530041</text:p>
          </table:table-cell>
          <table:table-cell table:style-name="ce45" office:value-type="string">
            <text:p>0x530842</text:p>
          </table:table-cell>
          <table:table-cell table:style-name="ce45" office:value-type="string">
            <text:p>0x530844</text:p>
          </table:table-cell>
          <table:table-cell table:style-name="ce45" office:value-type="string">
            <text:p>0x53046c</text:p>
          </table:table-cell>
          <table:table-cell table:style-name="ce45" office:value-type="string">
            <text:p>0x530144</text:p>
          </table:table-cell>
          <table:table-cell table:style-name="ce45" office:value-type="string">
            <text:p>0x530367</text:p>
          </table:table-cell>
          <table:table-cell table:style-name="ce45" office:value-type="string">
            <text:p>0x530242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9" office:value-type="string">
            <text:p>Average</text:p>
          </table:table-cell>
          <table:table-cell table:style-name="ce24" table:formula="of:=AVERAGE([.D149:.D153])" office:value-type="float" office:value="0.274">
            <text:p>0.27</text:p>
          </table:table-cell>
          <table:table-cell table:style-name="ce24" table:formula="of:=AVERAGE([.E149:.E153])" office:value-type="float" office:value="0.936">
            <text:p>0.94</text:p>
          </table:table-cell>
          <table:table-cell table:style-name="ce29" table:formula="of:=AVERAGE([.F149:.F153])" office:value-type="float" office:value="3.126">
            <text:p>3,13</text:p>
          </table:table-cell>
          <table:table-cell table:style-name="ce29" table:formula="of:=AVERAGE([.G149:.G153])" office:value-type="float" office:value="14.934">
            <text:p>14,93</text:p>
          </table:table-cell>
          <table:table-cell table:style-name="ce29" table:formula="of:=AVERAGE([.H149:.H153])" office:value-type="float" office:value="54.41">
            <text:p>54,41</text:p>
          </table:table-cell>
          <table:table-cell table:style-name="ce29" table:formula="of:=AVERAGE([.I149:.I153])" office:value-type="float" office:value="203.73">
            <text:p>203,73</text:p>
          </table:table-cell>
          <table:table-cell table:number-columns-repeated="11"/>
          <table:table-cell table:style-name="ce43" office:value-type="string">
            <text:p>Parallel 1024 x 1024</text:p>
          </table:table-cell>
          <table:table-cell table:style-name="ce46" office:value-type="string">
            <text:p>DATA_CACHE_REFILLS:L2_SHARED:L2_OWNED</text:p>
          </table:table-cell>
          <table:table-cell table:style-name="ce46" office:value-type="string">
            <text:p>DATA_CACHE_LINES_EVICTED:SHARED</text:p>
          </table:table-cell>
          <table:table-cell table:style-name="ce46" office:value-type="string">
            <text:p>REQUESTS_TO_L2:DATA:SNOOP</text:p>
          </table:table-cell>
          <table:table-cell table:style-name="ce46" office:value-type="string">
            <text:p>DATA_CACHE_MISSES</text:p>
          </table:table-cell>
          <table:table-cell table:style-name="ce46" office:value-type="string">
            <text:p>DATA_CACHE_REFILLS:L2_OWNED</text:p>
          </table:table-cell>
          <table:table-cell table:style-name="ce46" office:value-type="string">
            <text:p>DATA_CACHE_LINES_EVICTED:OWNED</text:p>
          </table:table-cell>
          <table:table-cell table:style-name="ce46" office:value-type="string">
            <text:p>SYSTEM_READ_RESPONSES:SHARED</text:p>
          </table:table-cell>
          <table:table-cell table:style-name="ce46" office:value-type="string">
            <text:p>DATA_CACHE_LINES_EVICTED:INVALID</text:p>
          </table:table-cell>
          <table:table-cell table:style-name="ce46" office:value-type="string">
            <text:p>DATA_PREFETCHES:ALL</text:p>
          </table:table-cell>
          <table:table-cell table:style-name="ce46" office:value-type="string">
            <text:p>DATA_CACHE_REFILLS:L2_SHARED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" office:value-type="string">
            <text:p>STD</text:p>
          </table:table-cell>
          <table:table-cell table:style-name="ce26" table:formula="of:=STDEV([.D149:.D153])" office:value-type="float" office:value="0.0219089023002066">
            <text:p>0.02</text:p>
          </table:table-cell>
          <table:table-cell table:style-name="ce26" table:formula="of:=STDEV([.E149:.E153])" office:value-type="float" office:value="0.0427784992724149">
            <text:p>0.04</text:p>
          </table:table-cell>
          <table:table-cell table:style-name="ce26" table:formula="of:=STDEV([.F149:.F153])" office:value-type="float" office:value="0.126015872016187">
            <text:p>0.13</text:p>
          </table:table-cell>
          <table:table-cell table:style-name="ce26" table:formula="of:=STDEV([.G149:.G153])" office:value-type="float" office:value="2.50787360128058">
            <text:p>2.51</text:p>
          </table:table-cell>
          <table:table-cell table:style-name="ce26" table:formula="of:=STDEV([.H149:.H153])" office:value-type="float" office:value="7.63352146784169">
            <text:p>7.63</text:p>
          </table:table-cell>
          <table:table-cell table:style-name="ce26" table:formula="of:=STDEV([.I149:.I153])" office:value-type="float" office:value="2.1889266776208">
            <text:p>2.19</text:p>
          </table:table-cell>
          <table:table-cell table:number-columns-repeated="11"/>
          <table:table-cell table:style-name="Default"/>
          <table:table-cell table:style-name="ce45" office:value-type="float" office:value="311457087">
            <text:p>311457087</text:p>
          </table:table-cell>
          <table:table-cell table:style-name="ce45" office:value-type="float" office:value="391665927">
            <text:p>391665927</text:p>
          </table:table-cell>
          <table:table-cell table:style-name="ce45" office:value-type="float" office:value="9004901060">
            <text:p>9004901060</text:p>
          </table:table-cell>
          <table:table-cell table:style-name="ce45" office:value-type="float" office:value="2649878705">
            <text:p>2649878705</text:p>
          </table:table-cell>
          <table:table-cell table:style-name="ce45" office:value-type="float" office:value="115342">
            <text:p>115342</text:p>
          </table:table-cell>
          <table:table-cell table:style-name="ce45" office:value-type="float" office:value="459941">
            <text:p>459941</text:p>
          </table:table-cell>
          <table:table-cell table:style-name="ce45" office:value-type="float" office:value="332075032">
            <text:p>332075032</text:p>
          </table:table-cell>
          <table:table-cell table:style-name="ce45" office:value-type="float" office:value="20060006">
            <text:p>20060006</text:p>
          </table:table-cell>
          <table:table-cell table:style-name="ce45" office:value-type="float" office:value="2518765079">
            <text:p>2518765079</text:p>
          </table:table-cell>
          <table:table-cell table:style-name="ce45" office:value-type="float" office:value="331239900">
            <text:p>331239900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3"/>
          <table:table-cell office:value-type="float" office:value="293609512">
            <text:p>293609512</text:p>
          </table:table-cell>
          <table:table-cell office:value-type="float" office:value="415799445">
            <text:p>415799445</text:p>
          </table:table-cell>
          <table:table-cell office:value-type="float" office:value="8985170148">
            <text:p>8985170148</text:p>
          </table:table-cell>
          <table:table-cell office:value-type="float" office:value="2650913427">
            <text:p>2650913427</text:p>
          </table:table-cell>
          <table:table-cell office:value-type="float" office:value="123002">
            <text:p>123002</text:p>
          </table:table-cell>
          <table:table-cell office:value-type="float" office:value="534854">
            <text:p>534854</text:p>
          </table:table-cell>
          <table:table-cell office:value-type="float" office:value="318980816">
            <text:p>318980816</text:p>
          </table:table-cell>
          <table:table-cell office:value-type="float" office:value="19709322">
            <text:p>19709322</text:p>
          </table:table-cell>
          <table:table-cell office:value-type="float" office:value="2521476038">
            <text:p>2521476038</text:p>
          </table:table-cell>
          <table:table-cell office:value-type="float" office:value="314762669">
            <text:p>314762669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3"/>
          <table:table-cell office:value-type="float" office:value="317861734">
            <text:p>317861734</text:p>
          </table:table-cell>
          <table:table-cell office:value-type="float" office:value="381856081">
            <text:p>381856081</text:p>
          </table:table-cell>
          <table:table-cell office:value-type="float" office:value="8953711523">
            <text:p>8953711523</text:p>
          </table:table-cell>
          <table:table-cell office:value-type="float" office:value="2651439761">
            <text:p>2651439761</text:p>
          </table:table-cell>
          <table:table-cell office:value-type="float" office:value="101323">
            <text:p>101323</text:p>
          </table:table-cell>
          <table:table-cell office:value-type="float" office:value="444700">
            <text:p>444700</text:p>
          </table:table-cell>
          <table:table-cell office:value-type="float" office:value="342951949">
            <text:p>342951949</text:p>
          </table:table-cell>
          <table:table-cell office:value-type="float" office:value="19834158">
            <text:p>19834158</text:p>
          </table:table-cell>
          <table:table-cell office:value-type="float" office:value="2515093911">
            <text:p>2515093911</text:p>
          </table:table-cell>
          <table:table-cell office:value-type="float" office:value="311697138">
            <text:p>311697138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3"/>
          <table:table-cell office:value-type="float" office:value="323691808">
            <text:p>323691808</text:p>
          </table:table-cell>
          <table:table-cell office:value-type="float" office:value="375456791">
            <text:p>375456791</text:p>
          </table:table-cell>
          <table:table-cell office:value-type="float" office:value="8935708256">
            <text:p>8935708256</text:p>
          </table:table-cell>
          <table:table-cell office:value-type="float" office:value="2648338482">
            <text:p>2648338482</text:p>
          </table:table-cell>
          <table:table-cell office:value-type="float" office:value="90992">
            <text:p>90992</text:p>
          </table:table-cell>
          <table:table-cell office:value-type="float" office:value="399969">
            <text:p>399969</text:p>
          </table:table-cell>
          <table:table-cell office:value-type="float" office:value="346663955">
            <text:p>346663955</text:p>
          </table:table-cell>
          <table:table-cell office:value-type="float" office:value="15751482">
            <text:p>15751482</text:p>
          </table:table-cell>
          <table:table-cell office:value-type="float" office:value="2512878546">
            <text:p>2512878546</text:p>
          </table:table-cell>
          <table:table-cell office:value-type="float" office:value="316033630">
            <text:p>316033630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3"/>
          <table:table-cell table:style-name="ce46" office:value-type="float" office:value="329718661">
            <text:p>329718661</text:p>
          </table:table-cell>
          <table:table-cell table:style-name="ce46" office:value-type="float" office:value="383946876">
            <text:p>383946876</text:p>
          </table:table-cell>
          <table:table-cell table:style-name="ce46" office:value-type="float" office:value="9056835271">
            <text:p>9056835271</text:p>
          </table:table-cell>
          <table:table-cell table:style-name="ce46" office:value-type="float" office:value="2649605767">
            <text:p>2649605767</text:p>
          </table:table-cell>
          <table:table-cell table:style-name="ce46" office:value-type="float" office:value="46486">
            <text:p>46486</text:p>
          </table:table-cell>
          <table:table-cell table:style-name="ce46" office:value-type="float" office:value="367120">
            <text:p>367120</text:p>
          </table:table-cell>
          <table:table-cell table:style-name="ce46" office:value-type="float" office:value="348444694">
            <text:p>348444694</text:p>
          </table:table-cell>
          <table:table-cell table:style-name="ce46" office:value-type="float" office:value="21624356">
            <text:p>21624356</text:p>
          </table:table-cell>
          <table:table-cell table:style-name="ce46" office:value-type="float" office:value="2521741494">
            <text:p>2521741494</text:p>
          </table:table-cell>
          <table:table-cell table:style-name="ce46" office:value-type="float" office:value="326608633">
            <text:p>326608633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2"/>
          <table:table-cell table:style-name="ce1" office:value-type="string">
            <text:p>Average</text:p>
          </table:table-cell>
          <table:table-cell table:style-name="ce48" table:formula="of:=AVERAGE([.V155:.V159])" office:value-type="float" office:value="315267760.4">
            <text:p>315267760.4</text:p>
          </table:table-cell>
          <table:table-cell table:style-name="ce48" table:formula="of:=AVERAGE([.W155:.W159])" office:value-type="float" office:value="389745024">
            <text:p>389745024</text:p>
          </table:table-cell>
          <table:table-cell table:style-name="ce48" table:formula="of:=AVERAGE([.X155:.X159])" office:value-type="float" office:value="8987265251.6">
            <text:p>8987265251.6</text:p>
          </table:table-cell>
          <table:table-cell table:style-name="ce48" table:formula="of:=AVERAGE([.Y155:.Y159])" office:value-type="float" office:value="2650035228.4">
            <text:p>2650035228.4</text:p>
          </table:table-cell>
          <table:table-cell table:style-name="ce48" table:formula="of:=AVERAGE([.Z155:.Z159])" office:value-type="float" office:value="95429">
            <text:p>95429</text:p>
          </table:table-cell>
          <table:table-cell table:style-name="ce48" table:formula="of:=AVERAGE([.AA155:.AA159])" office:value-type="float" office:value="441316.8">
            <text:p>441316.8</text:p>
          </table:table-cell>
          <table:table-cell table:style-name="ce48" table:formula="of:=AVERAGE([.AB155:.AB159])" office:value-type="float" office:value="337823289.2">
            <text:p>337823289.2</text:p>
          </table:table-cell>
          <table:table-cell table:style-name="ce48" table:formula="of:=AVERAGE([.AC155:.AC159])" office:value-type="float" office:value="19395864.8">
            <text:p>19395864.8</text:p>
          </table:table-cell>
          <table:table-cell table:style-name="ce48" table:formula="of:=AVERAGE([.AD155:.AD159])" office:value-type="float" office:value="2517991013.6">
            <text:p>2517991013.6</text:p>
          </table:table-cell>
          <table:table-cell table:style-name="ce48" table:formula="of:=AVERAGE([.AE155:.AE159])" office:value-type="float" office:value="320068394">
            <text:p>320068394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2"/>
          <table:table-cell table:style-name="ce1" office:value-type="string">
            <text:p>STD</text:p>
          </table:table-cell>
          <table:table-cell table:style-name="ce1" table:formula="of:=STDEV([.V155:.V159])" office:value-type="float" office:value="13875542.8783274">
            <text:p>13875542.88</text:p>
          </table:table-cell>
          <table:table-cell table:style-name="ce1" table:formula="of:=STDEV([.W155:.W159])" office:value-type="float" office:value="15672669.4131065">
            <text:p>15672669.41</text:p>
          </table:table-cell>
          <table:table-cell table:style-name="ce1" table:formula="of:=STDEV([.X155:.X159])" office:value-type="float" office:value="47274134.827074">
            <text:p>47274134.83</text:p>
          </table:table-cell>
          <table:table-cell table:style-name="ce1" table:formula="of:=STDEV([.Y155:.Y159])" office:value-type="float" office:value="1207459.06972609">
            <text:p>1207459.07</text:p>
          </table:table-cell>
          <table:table-cell table:style-name="ce1" table:formula="of:=STDEV([.Z155:.Z159])" office:value-type="float" office:value="30027.6595491557">
            <text:p>30027.66</text:p>
          </table:table-cell>
          <table:table-cell table:style-name="ce1" table:formula="of:=STDEV([.AA155:.AA159])" office:value-type="float" office:value="63879.4183340769">
            <text:p>63879.42</text:p>
          </table:table-cell>
          <table:table-cell table:style-name="ce1" table:formula="of:=STDEV([.AB155:.AB159])" office:value-type="float" office:value="12301991.9137813">
            <text:p>12301991.91</text:p>
          </table:table-cell>
          <table:table-cell table:style-name="ce1" table:formula="of:=STDEV([.AC155:.AC159])" office:value-type="float" office:value="2178252.67705269">
            <text:p>2178252.68</text:p>
          </table:table-cell>
          <table:table-cell table:style-name="ce1" table:formula="of:=STDEV([.AD155:.AD159])" office:value-type="float" office:value="3916031.28111974">
            <text:p>3916031.28</text:p>
          </table:table-cell>
          <table:table-cell table:style-name="ce1" table:formula="of:=STDEV([.AE155:.AE159])" office:value-type="float" office:value="8397696.67548808">
            <text:p>8397696.68</text:p>
          </table:table-cell>
          <table:table-cell table:number-columns-repeated="16"/>
        </table:table-row>
        <table:table-row table:style-name="ro1" table:number-rows-repeated="3">
          <table:table-cell table:number-columns-repeated="3"/>
          <table:table-cell table:style-name="Default" table:number-columns-repeated="5"/>
          <table:table-cell table:number-columns-repeated="12"/>
          <table:table-cell table:style-name="Default"/>
          <table:table-cell table:style-name="ce44" table:number-columns-repeated="10"/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2"/>
          <table:table-cell table:style-name="Default"/>
          <table:table-cell table:style-name="ce45" office:value-type="string">
            <text:p>0x530a42</text:p>
          </table:table-cell>
          <table:table-cell table:style-name="ce45" office:value-type="string">
            <text:p>0x530244</text:p>
          </table:table-cell>
          <table:table-cell table:style-name="ce45" office:value-type="string">
            <text:p>0x530a7d</text:p>
          </table:table-cell>
          <table:table-cell table:style-name="ce45" office:value-type="string">
            <text:p>0x530041</text:p>
          </table:table-cell>
          <table:table-cell table:style-name="ce45" office:value-type="string">
            <text:p>0x530842</text:p>
          </table:table-cell>
          <table:table-cell table:style-name="ce45" office:value-type="string">
            <text:p>0x530844</text:p>
          </table:table-cell>
          <table:table-cell table:style-name="ce45" office:value-type="string">
            <text:p>0x53046c</text:p>
          </table:table-cell>
          <table:table-cell table:style-name="ce45" office:value-type="string">
            <text:p>0x530144</text:p>
          </table:table-cell>
          <table:table-cell table:style-name="ce45" office:value-type="string">
            <text:p>0x530367</text:p>
          </table:table-cell>
          <table:table-cell table:style-name="ce45" office:value-type="string">
            <text:p>0x530242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2"/>
          <table:table-cell table:style-name="ce43" office:value-type="string">
            <text:p>Sequential 2048 x 2048</text:p>
          </table:table-cell>
          <table:table-cell table:style-name="ce46" office:value-type="string">
            <text:p>DATA_CACHE_REFILLS:L2_SHARED:L2_OWNED</text:p>
          </table:table-cell>
          <table:table-cell table:style-name="ce46" office:value-type="string">
            <text:p>DATA_CACHE_LINES_EVICTED:SHARED</text:p>
          </table:table-cell>
          <table:table-cell table:style-name="ce46" office:value-type="string">
            <text:p>REQUESTS_TO_L2:DATA:SNOOP</text:p>
          </table:table-cell>
          <table:table-cell table:style-name="ce46" office:value-type="string">
            <text:p>DATA_CACHE_MISSES</text:p>
          </table:table-cell>
          <table:table-cell table:style-name="ce46" office:value-type="string">
            <text:p>DATA_CACHE_REFILLS:L2_OWNED</text:p>
          </table:table-cell>
          <table:table-cell table:style-name="ce46" office:value-type="string">
            <text:p>DATA_CACHE_LINES_EVICTED:OWNED</text:p>
          </table:table-cell>
          <table:table-cell table:style-name="ce46" office:value-type="string">
            <text:p>SYSTEM_READ_RESPONSES:SHARED</text:p>
          </table:table-cell>
          <table:table-cell table:style-name="ce46" office:value-type="string">
            <text:p>DATA_CACHE_LINES_EVICTED:INVALID</text:p>
          </table:table-cell>
          <table:table-cell table:style-name="ce46" office:value-type="string">
            <text:p>DATA_PREFETCHES:ALL</text:p>
          </table:table-cell>
          <table:table-cell table:style-name="ce46" office:value-type="string">
            <text:p>DATA_CACHE_REFILLS:L2_SHARED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2"/>
          <table:table-cell table:style-name="Default"/>
          <table:table-cell table:style-name="ce45" office:value-type="float" office:value="1778240">
            <text:p>1778240</text:p>
          </table:table-cell>
          <table:table-cell table:style-name="ce45" office:value-type="float" office:value="5724720">
            <text:p>5724720</text:p>
          </table:table-cell>
          <table:table-cell table:style-name="ce45" office:value-type="float" office:value="13995040486">
            <text:p>13995040486</text:p>
          </table:table-cell>
          <table:table-cell table:style-name="ce45" office:value-type="float" office:value="5258960333">
            <text:p>5258960333</text:p>
          </table:table-cell>
          <table:table-cell table:style-name="ce45" office:value-type="float" office:value="72014">
            <text:p>72014</text:p>
          </table:table-cell>
          <table:table-cell table:style-name="ce45" office:value-type="float" office:value="304734">
            <text:p>304734</text:p>
          </table:table-cell>
          <table:table-cell table:style-name="ce45" office:value-type="float" office:value="8734458">
            <text:p>8734458</text:p>
          </table:table-cell>
          <table:table-cell table:style-name="ce45" office:value-type="float" office:value="1124520">
            <text:p>1124520</text:p>
          </table:table-cell>
          <table:table-cell table:style-name="ce45" office:value-type="float" office:value="5044749130">
            <text:p>5044749130</text:p>
          </table:table-cell>
          <table:table-cell table:style-name="ce45" office:value-type="float" office:value="1617549">
            <text:p>1617549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3"/>
          <table:table-cell office:value-type="float" office:value="3489827">
            <text:p>3489827</text:p>
          </table:table-cell>
          <table:table-cell office:value-type="float" office:value="8396819">
            <text:p>8396819</text:p>
          </table:table-cell>
          <table:table-cell office:value-type="float" office:value="15127824226">
            <text:p>15127824226</text:p>
          </table:table-cell>
          <table:table-cell office:value-type="float" office:value="5265139841">
            <text:p>5265139841</text:p>
          </table:table-cell>
          <table:table-cell office:value-type="float" office:value="148592">
            <text:p>148592</text:p>
          </table:table-cell>
          <table:table-cell office:value-type="float" office:value="429851">
            <text:p>429851</text:p>
          </table:table-cell>
          <table:table-cell office:value-type="float" office:value="12724088">
            <text:p>12724088</text:p>
          </table:table-cell>
          <table:table-cell office:value-type="float" office:value="1155938">
            <text:p>1155938</text:p>
          </table:table-cell>
          <table:table-cell office:value-type="float" office:value="5084288664">
            <text:p>5084288664</text:p>
          </table:table-cell>
          <table:table-cell office:value-type="float" office:value="3011477">
            <text:p>3011477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3"/>
          <table:table-cell office:value-type="float" office:value="6884635">
            <text:p>6884635</text:p>
          </table:table-cell>
          <table:table-cell office:value-type="float" office:value="14094617">
            <text:p>14094617</text:p>
          </table:table-cell>
          <table:table-cell office:value-type="float" office:value="14730056720">
            <text:p>14730056720</text:p>
          </table:table-cell>
          <table:table-cell office:value-type="float" office:value="5271574097">
            <text:p>5271574097</text:p>
          </table:table-cell>
          <table:table-cell office:value-type="float" office:value="266485">
            <text:p>266485</text:p>
          </table:table-cell>
          <table:table-cell office:value-type="float" office:value="689479">
            <text:p>689479</text:p>
          </table:table-cell>
          <table:table-cell office:value-type="float" office:value="20537497">
            <text:p>20537497</text:p>
          </table:table-cell>
          <table:table-cell office:value-type="float" office:value="1603963">
            <text:p>1603963</text:p>
          </table:table-cell>
          <table:table-cell office:value-type="float" office:value="5068188099">
            <text:p>5068188099</text:p>
          </table:table-cell>
          <table:table-cell office:value-type="float" office:value="6606032">
            <text:p>6606032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3"/>
          <table:table-cell office:value-type="float" office:value="6415791">
            <text:p>6415791</text:p>
          </table:table-cell>
          <table:table-cell office:value-type="float" office:value="13168082">
            <text:p>13168082</text:p>
          </table:table-cell>
          <table:table-cell office:value-type="float" office:value="14869477265">
            <text:p>14869477265</text:p>
          </table:table-cell>
          <table:table-cell office:value-type="float" office:value="5271695071">
            <text:p>5271695071</text:p>
          </table:table-cell>
          <table:table-cell office:value-type="float" office:value="272501">
            <text:p>272501</text:p>
          </table:table-cell>
          <table:table-cell office:value-type="float" office:value="658854">
            <text:p>658854</text:p>
          </table:table-cell>
          <table:table-cell office:value-type="float" office:value="19616956">
            <text:p>19616956</text:p>
          </table:table-cell>
          <table:table-cell office:value-type="float" office:value="1645497">
            <text:p>1645497</text:p>
          </table:table-cell>
          <table:table-cell office:value-type="float" office:value="5069067644">
            <text:p>5069067644</text:p>
          </table:table-cell>
          <table:table-cell office:value-type="float" office:value="6162667">
            <text:p>6162667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3"/>
          <table:table-cell table:style-name="ce46" office:value-type="float" office:value="5176882">
            <text:p>5176882</text:p>
          </table:table-cell>
          <table:table-cell table:style-name="ce46" office:value-type="float" office:value="11711317">
            <text:p>11711317</text:p>
          </table:table-cell>
          <table:table-cell table:style-name="ce46" office:value-type="float" office:value="14545021776">
            <text:p>14545021776</text:p>
          </table:table-cell>
          <table:table-cell table:style-name="ce46" office:value-type="float" office:value="5267332950">
            <text:p>5267332950</text:p>
          </table:table-cell>
          <table:table-cell table:style-name="ce46" office:value-type="float" office:value="195909">
            <text:p>195909</text:p>
          </table:table-cell>
          <table:table-cell table:style-name="ce46" office:value-type="float" office:value="554858">
            <text:p>554858</text:p>
          </table:table-cell>
          <table:table-cell table:style-name="ce46" office:value-type="float" office:value="17321377">
            <text:p>17321377</text:p>
          </table:table-cell>
          <table:table-cell table:style-name="ce46" office:value-type="float" office:value="1649213">
            <text:p>1649213</text:p>
          </table:table-cell>
          <table:table-cell table:style-name="ce46" office:value-type="float" office:value="5056570151">
            <text:p>5056570151</text:p>
          </table:table-cell>
          <table:table-cell table:style-name="ce46" office:value-type="float" office:value="5234732">
            <text:p>5234732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2"/>
          <table:table-cell table:style-name="ce1" office:value-type="string">
            <text:p>Average</text:p>
          </table:table-cell>
          <table:table-cell table:style-name="ce48" table:formula="of:=AVERAGE([.V167:.V171])" office:value-type="float" office:value="4749075">
            <text:p>4749075</text:p>
          </table:table-cell>
          <table:table-cell table:style-name="ce48" table:formula="of:=AVERAGE([.W167:.W171])" office:value-type="float" office:value="10619111">
            <text:p>10619111</text:p>
          </table:table-cell>
          <table:table-cell table:style-name="ce48" table:formula="of:=AVERAGE([.X167:.X171])" office:value-type="float" office:value="14653484094.6">
            <text:p>14653484094.6</text:p>
          </table:table-cell>
          <table:table-cell table:style-name="ce48" table:formula="of:=AVERAGE([.Y167:.Y171])" office:value-type="float" office:value="5266940458.4">
            <text:p>5266940458.4</text:p>
          </table:table-cell>
          <table:table-cell table:style-name="ce48" table:formula="of:=AVERAGE([.Z167:.Z171])" office:value-type="float" office:value="191100.2">
            <text:p>191100.2</text:p>
          </table:table-cell>
          <table:table-cell table:style-name="ce48" table:formula="of:=AVERAGE([.AA167:.AA171])" office:value-type="float" office:value="527555.2">
            <text:p>527555.2</text:p>
          </table:table-cell>
          <table:table-cell table:style-name="ce48" table:formula="of:=AVERAGE([.AB167:.AB171])" office:value-type="float" office:value="15786875.2">
            <text:p>15786875.2</text:p>
          </table:table-cell>
          <table:table-cell table:style-name="ce48" table:formula="of:=AVERAGE([.AC167:.AC171])" office:value-type="float" office:value="1435826.2">
            <text:p>1435826.2</text:p>
          </table:table-cell>
          <table:table-cell table:style-name="ce48" table:formula="of:=AVERAGE([.AD167:.AD171])" office:value-type="float" office:value="5064572737.6">
            <text:p>5064572737.6</text:p>
          </table:table-cell>
          <table:table-cell table:style-name="ce48" table:formula="of:=AVERAGE([.AE167:.AE171])" office:value-type="float" office:value="4526491.4">
            <text:p>4526491.4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2"/>
          <table:table-cell table:style-name="ce1" office:value-type="string">
            <text:p>STD</text:p>
          </table:table-cell>
          <table:table-cell table:style-name="ce1" table:formula="of:=STDEV([.V167:.V171])" office:value-type="float" office:value="2117377.13281279">
            <text:p>2117377.13</text:p>
          </table:table-cell>
          <table:table-cell table:style-name="ce1" table:formula="of:=STDEV([.W167:.W171])" office:value-type="float" office:value="3487941.87363616">
            <text:p>3487941.87</text:p>
          </table:table-cell>
          <table:table-cell table:style-name="ce1" table:formula="of:=STDEV([.X167:.X171])" office:value-type="float" office:value="425096176.511545">
            <text:p>425096176.51</text:p>
          </table:table-cell>
          <table:table-cell table:style-name="ce1" table:formula="of:=STDEV([.Y167:.Y171])" office:value-type="float" office:value="5271518.32322689">
            <text:p>5271518.32</text:p>
          </table:table-cell>
          <table:table-cell table:style-name="ce1" table:formula="of:=STDEV([.Z167:.Z171])" office:value-type="float" office:value="84143.5573392283">
            <text:p>84143.56</text:p>
          </table:table-cell>
          <table:table-cell table:style-name="ce1" table:formula="of:=STDEV([.AA167:.AA171])" office:value-type="float" office:value="160778.988554786">
            <text:p>160778.99</text:p>
          </table:table-cell>
          <table:table-cell table:style-name="ce1" table:formula="of:=STDEV([.AB167:.AB171])" office:value-type="float" office:value="4967642.19702634">
            <text:p>4967642.2</text:p>
          </table:table-cell>
          <table:table-cell table:style-name="ce1" table:formula="of:=STDEV([.AC167:.AC171])" office:value-type="float" office:value="270654.165383982">
            <text:p>270654.17</text:p>
          </table:table-cell>
          <table:table-cell table:style-name="ce1" table:formula="of:=STDEV([.AD167:.AD171])" office:value-type="float" office:value="14824047.9118969">
            <text:p>14824047.91</text:p>
          </table:table-cell>
          <table:table-cell table:style-name="ce1" table:formula="of:=STDEV([.AE167:.AE171])" office:value-type="float" office:value="2136608.23311722">
            <text:p>2136608.23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2"/>
          <table:table-cell table:style-name="Default"/>
          <table:table-cell table:style-name="ce44" table:number-columns-repeated="10"/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2"/>
          <table:table-cell table:style-name="Default"/>
          <table:table-cell table:style-name="ce45" office:value-type="string">
            <text:p>0x530a42</text:p>
          </table:table-cell>
          <table:table-cell table:style-name="ce45" office:value-type="string">
            <text:p>0x530244</text:p>
          </table:table-cell>
          <table:table-cell table:style-name="ce45" office:value-type="string">
            <text:p>0x530a7d</text:p>
          </table:table-cell>
          <table:table-cell table:style-name="ce45" office:value-type="string">
            <text:p>0x530041</text:p>
          </table:table-cell>
          <table:table-cell table:style-name="ce45" office:value-type="string">
            <text:p>0x530842</text:p>
          </table:table-cell>
          <table:table-cell table:style-name="ce45" office:value-type="string">
            <text:p>0x530844</text:p>
          </table:table-cell>
          <table:table-cell table:style-name="ce45" office:value-type="string">
            <text:p>0x53046c</text:p>
          </table:table-cell>
          <table:table-cell table:style-name="ce45" office:value-type="string">
            <text:p>0x530144</text:p>
          </table:table-cell>
          <table:table-cell table:style-name="ce45" office:value-type="string">
            <text:p>0x530367</text:p>
          </table:table-cell>
          <table:table-cell table:style-name="ce45" office:value-type="string">
            <text:p>0x530242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2"/>
          <table:table-cell table:style-name="ce43" office:value-type="string">
            <text:p>Best-case 2048 x 2048</text:p>
          </table:table-cell>
          <table:table-cell table:style-name="ce46" office:value-type="string">
            <text:p>DATA_CACHE_REFILLS:L2_SHARED:L2_OWNED</text:p>
          </table:table-cell>
          <table:table-cell table:style-name="ce46" office:value-type="string">
            <text:p>DATA_CACHE_LINES_EVICTED:SHARED</text:p>
          </table:table-cell>
          <table:table-cell table:style-name="ce46" office:value-type="string">
            <text:p>REQUESTS_TO_L2:DATA:SNOOP</text:p>
          </table:table-cell>
          <table:table-cell table:style-name="ce46" office:value-type="string">
            <text:p>DATA_CACHE_MISSES</text:p>
          </table:table-cell>
          <table:table-cell table:style-name="ce46" office:value-type="string">
            <text:p>DATA_CACHE_REFILLS:L2_OWNED</text:p>
          </table:table-cell>
          <table:table-cell table:style-name="ce46" office:value-type="string">
            <text:p>DATA_CACHE_LINES_EVICTED:OWNED</text:p>
          </table:table-cell>
          <table:table-cell table:style-name="ce46" office:value-type="string">
            <text:p>SYSTEM_READ_RESPONSES:SHARED</text:p>
          </table:table-cell>
          <table:table-cell table:style-name="ce46" office:value-type="string">
            <text:p>DATA_CACHE_LINES_EVICTED:INVALID</text:p>
          </table:table-cell>
          <table:table-cell table:style-name="ce46" office:value-type="string">
            <text:p>DATA_PREFETCHES:ALL</text:p>
          </table:table-cell>
          <table:table-cell table:style-name="ce46" office:value-type="string">
            <text:p>DATA_CACHE_REFILLS:L2_SHARED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2"/>
          <table:table-cell table:style-name="Default"/>
          <table:table-cell table:style-name="ce45" office:value-type="float" office:value="6272750">
            <text:p>6272750</text:p>
          </table:table-cell>
          <table:table-cell table:style-name="ce45" office:value-type="float" office:value="14579147">
            <text:p>14579147</text:p>
          </table:table-cell>
          <table:table-cell table:style-name="ce45" office:value-type="float" office:value="20314343262">
            <text:p>20314343262</text:p>
          </table:table-cell>
          <table:table-cell table:style-name="ce45" office:value-type="float" office:value="5272475241">
            <text:p>5272475241</text:p>
          </table:table-cell>
          <table:table-cell table:style-name="ce45" office:value-type="float" office:value="257223">
            <text:p>257223</text:p>
          </table:table-cell>
          <table:table-cell table:style-name="ce45" office:value-type="float" office:value="625676">
            <text:p>625676</text:p>
          </table:table-cell>
          <table:table-cell table:style-name="ce45" office:value-type="float" office:value="21014892">
            <text:p>21014892</text:p>
          </table:table-cell>
          <table:table-cell table:style-name="ce45" office:value-type="float" office:value="2485929">
            <text:p>2485929</text:p>
          </table:table-cell>
          <table:table-cell table:style-name="ce45" office:value-type="float" office:value="5068989710">
            <text:p>5068989710</text:p>
          </table:table-cell>
          <table:table-cell table:style-name="ce45" office:value-type="float" office:value="5978538">
            <text:p>5978538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3"/>
          <table:table-cell office:value-type="float" office:value="7448323">
            <text:p>7448323</text:p>
          </table:table-cell>
          <table:table-cell office:value-type="float" office:value="16113605">
            <text:p>16113605</text:p>
          </table:table-cell>
          <table:table-cell office:value-type="float" office:value="20231779700">
            <text:p>20231779700</text:p>
          </table:table-cell>
          <table:table-cell office:value-type="float" office:value="5273926473">
            <text:p>5273926473</text:p>
          </table:table-cell>
          <table:table-cell office:value-type="float" office:value="272948">
            <text:p>272948</text:p>
          </table:table-cell>
          <table:table-cell office:value-type="float" office:value="666358">
            <text:p>666358</text:p>
          </table:table-cell>
          <table:table-cell office:value-type="float" office:value="23324605">
            <text:p>23324605</text:p>
          </table:table-cell>
          <table:table-cell office:value-type="float" office:value="2530632">
            <text:p>2530632</text:p>
          </table:table-cell>
          <table:table-cell office:value-type="float" office:value="5074601375">
            <text:p>5074601375</text:p>
          </table:table-cell>
          <table:table-cell office:value-type="float" office:value="6761018">
            <text:p>6761018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3"/>
          <table:table-cell office:value-type="float" office:value="5124253">
            <text:p>5124253</text:p>
          </table:table-cell>
          <table:table-cell office:value-type="float" office:value="12631797">
            <text:p>12631797</text:p>
          </table:table-cell>
          <table:table-cell office:value-type="float" office:value="19946606391">
            <text:p>19946606391</text:p>
          </table:table-cell>
          <table:table-cell office:value-type="float" office:value="5270253591">
            <text:p>5270253591</text:p>
          </table:table-cell>
          <table:table-cell office:value-type="float" office:value="227546">
            <text:p>227546</text:p>
          </table:table-cell>
          <table:table-cell office:value-type="float" office:value="485631">
            <text:p>485631</text:p>
          </table:table-cell>
          <table:table-cell office:value-type="float" office:value="19365413">
            <text:p>19365413</text:p>
          </table:table-cell>
          <table:table-cell office:value-type="float" office:value="2393703">
            <text:p>2393703</text:p>
          </table:table-cell>
          <table:table-cell office:value-type="float" office:value="5069210651">
            <text:p>5069210651</text:p>
          </table:table-cell>
          <table:table-cell office:value-type="float" office:value="4923011">
            <text:p>4923011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3"/>
          <table:table-cell office:value-type="float" office:value="4370662">
            <text:p>4370662</text:p>
          </table:table-cell>
          <table:table-cell office:value-type="float" office:value="11796001">
            <text:p>11796001</text:p>
          </table:table-cell>
          <table:table-cell office:value-type="float" office:value="20038842792">
            <text:p>20038842792</text:p>
          </table:table-cell>
          <table:table-cell office:value-type="float" office:value="5270239899">
            <text:p>5270239899</text:p>
          </table:table-cell>
          <table:table-cell office:value-type="float" office:value="206399">
            <text:p>206399</text:p>
          </table:table-cell>
          <table:table-cell office:value-type="float" office:value="484528">
            <text:p>484528</text:p>
          </table:table-cell>
          <table:table-cell office:value-type="float" office:value="17994514">
            <text:p>17994514</text:p>
          </table:table-cell>
          <table:table-cell office:value-type="float" office:value="2519252">
            <text:p>2519252</text:p>
          </table:table-cell>
          <table:table-cell office:value-type="float" office:value="5064703146">
            <text:p>5064703146</text:p>
          </table:table-cell>
          <table:table-cell office:value-type="float" office:value="4107362">
            <text:p>4107362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3"/>
          <table:table-cell table:style-name="ce46" office:value-type="float" office:value="5620891">
            <text:p>5620891</text:p>
          </table:table-cell>
          <table:table-cell table:style-name="ce46" office:value-type="float" office:value="14094244">
            <text:p>14094244</text:p>
          </table:table-cell>
          <table:table-cell table:style-name="ce46" office:value-type="float" office:value="19680626566">
            <text:p>19680626566</text:p>
          </table:table-cell>
          <table:table-cell table:style-name="ce46" office:value-type="float" office:value="5268756459">
            <text:p>5268756459</text:p>
          </table:table-cell>
          <table:table-cell table:style-name="ce46" office:value-type="float" office:value="162253">
            <text:p>162253</text:p>
          </table:table-cell>
          <table:table-cell table:style-name="ce46" office:value-type="float" office:value="498181">
            <text:p>498181</text:p>
          </table:table-cell>
          <table:table-cell table:style-name="ce46" office:value-type="float" office:value="20266352">
            <text:p>20266352</text:p>
          </table:table-cell>
          <table:table-cell table:style-name="ce46" office:value-type="float" office:value="2498903">
            <text:p>2498903</text:p>
          </table:table-cell>
          <table:table-cell table:style-name="ce46" office:value-type="float" office:value="5063715614">
            <text:p>5063715614</text:p>
          </table:table-cell>
          <table:table-cell table:style-name="ce46" office:value-type="float" office:value="5329089">
            <text:p>5329089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2"/>
          <table:table-cell table:style-name="ce1" office:value-type="string">
            <text:p>Average</text:p>
          </table:table-cell>
          <table:table-cell table:style-name="ce48" table:formula="of:=AVERAGE([.V177:.V181])" office:value-type="float" office:value="5767375.8">
            <text:p>5767375.8</text:p>
          </table:table-cell>
          <table:table-cell table:style-name="ce48" table:formula="of:=AVERAGE([.W177:.W181])" office:value-type="float" office:value="13842958.8">
            <text:p>13842958.8</text:p>
          </table:table-cell>
          <table:table-cell table:style-name="ce48" table:formula="of:=AVERAGE([.X177:.X181])" office:value-type="float" office:value="20042439742.2">
            <text:p>20042439742.2</text:p>
          </table:table-cell>
          <table:table-cell table:style-name="ce48" table:formula="of:=AVERAGE([.Y177:.Y181])" office:value-type="float" office:value="5271130332.6">
            <text:p>5271130332.6</text:p>
          </table:table-cell>
          <table:table-cell table:style-name="ce48" table:formula="of:=AVERAGE([.Z177:.Z181])" office:value-type="float" office:value="225273.8">
            <text:p>225273.8</text:p>
          </table:table-cell>
          <table:table-cell table:style-name="ce48" table:formula="of:=AVERAGE([.AA177:.AA181])" office:value-type="float" office:value="552074.8">
            <text:p>552074.8</text:p>
          </table:table-cell>
          <table:table-cell table:style-name="ce48" table:formula="of:=AVERAGE([.AB177:.AB181])" office:value-type="float" office:value="20393155.2">
            <text:p>20393155.2</text:p>
          </table:table-cell>
          <table:table-cell table:style-name="ce48" table:formula="of:=AVERAGE([.AC177:.AC181])" office:value-type="float" office:value="2485683.8">
            <text:p>2485683.8</text:p>
          </table:table-cell>
          <table:table-cell table:style-name="ce48" table:formula="of:=AVERAGE([.AD177:.AD181])" office:value-type="float" office:value="5068244099.2">
            <text:p>5068244099.2</text:p>
          </table:table-cell>
          <table:table-cell table:style-name="ce48" table:formula="of:=AVERAGE([.AE177:.AE181])" office:value-type="float" office:value="5419803.6">
            <text:p>5419803.6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2"/>
          <table:table-cell table:style-name="ce1" office:value-type="string">
            <text:p>STD</text:p>
          </table:table-cell>
          <table:table-cell table:style-name="ce1" table:formula="of:=STDEV([.V177:.V181])" office:value-type="float" office:value="1169065.94583398">
            <text:p>1169065.95</text:p>
          </table:table-cell>
          <table:table-cell table:style-name="ce1" table:formula="of:=STDEV([.W177:.W181])" office:value-type="float" office:value="1689519.20852448">
            <text:p>1689519.21</text:p>
          </table:table-cell>
          <table:table-cell table:style-name="ce1" table:formula="of:=STDEV([.X177:.X181])" office:value-type="float" office:value="249943437.31344">
            <text:p>249943437.31</text:p>
          </table:table-cell>
          <table:table-cell table:style-name="ce1" table:formula="of:=STDEV([.Y177:.Y181])" office:value-type="float" office:value="2050853.69047009">
            <text:p>2050853.69</text:p>
          </table:table-cell>
          <table:table-cell table:style-name="ce1" table:formula="of:=STDEV([.Z177:.Z181])" office:value-type="float" office:value="43665.2691701311">
            <text:p>43665.27</text:p>
          </table:table-cell>
          <table:table-cell table:style-name="ce1" table:formula="of:=STDEV([.AA177:.AA181])" office:value-type="float" office:value="87120.1424338826">
            <text:p>87120.14</text:p>
          </table:table-cell>
          <table:table-cell table:style-name="ce1" table:formula="of:=STDEV([.AB177:.AB181])" office:value-type="float" office:value="1987823.38664196">
            <text:p>1987823.39</text:p>
          </table:table-cell>
          <table:table-cell table:style-name="ce1" table:formula="of:=STDEV([.AC177:.AC181])" office:value-type="float" office:value="54273.4734350032">
            <text:p>54273.47</text:p>
          </table:table-cell>
          <table:table-cell table:style-name="ce1" table:formula="of:=STDEV([.AD177:.AD181])" office:value-type="float" office:value="4328701.91904094">
            <text:p>4328701.92</text:p>
          </table:table-cell>
          <table:table-cell table:style-name="ce1" table:formula="of:=STDEV([.AE177:.AE181])" office:value-type="float" office:value="1011011.27293285">
            <text:p>1011011.27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2"/>
          <table:table-cell table:style-name="Default"/>
          <table:table-cell table:style-name="ce44" table:number-columns-repeated="10"/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2"/>
          <table:table-cell table:style-name="Default"/>
          <table:table-cell table:style-name="ce45" office:value-type="string">
            <text:p>0x530a42</text:p>
          </table:table-cell>
          <table:table-cell table:style-name="ce45" office:value-type="string">
            <text:p>0x530244</text:p>
          </table:table-cell>
          <table:table-cell table:style-name="ce45" office:value-type="string">
            <text:p>0x530a7d</text:p>
          </table:table-cell>
          <table:table-cell table:style-name="ce45" office:value-type="string">
            <text:p>0x530041</text:p>
          </table:table-cell>
          <table:table-cell table:style-name="ce45" office:value-type="string">
            <text:p>0x530842</text:p>
          </table:table-cell>
          <table:table-cell table:style-name="ce45" office:value-type="string">
            <text:p>0x530844</text:p>
          </table:table-cell>
          <table:table-cell table:style-name="ce45" office:value-type="string">
            <text:p>0x53046c</text:p>
          </table:table-cell>
          <table:table-cell table:style-name="ce45" office:value-type="string">
            <text:p>0x530144</text:p>
          </table:table-cell>
          <table:table-cell table:style-name="ce45" office:value-type="string">
            <text:p>0x530367</text:p>
          </table:table-cell>
          <table:table-cell table:style-name="ce45" office:value-type="string">
            <text:p>0x530242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2"/>
          <table:table-cell table:style-name="ce43" office:value-type="string">
            <text:p>Parallel 2048 x 2048</text:p>
          </table:table-cell>
          <table:table-cell table:style-name="ce46" office:value-type="string">
            <text:p>DATA_CACHE_REFILLS:L2_SHARED:L2_OWNED</text:p>
          </table:table-cell>
          <table:table-cell table:style-name="ce46" office:value-type="string">
            <text:p>DATA_CACHE_LINES_EVICTED:SHARED</text:p>
          </table:table-cell>
          <table:table-cell table:style-name="ce46" office:value-type="string">
            <text:p>REQUESTS_TO_L2:DATA:SNOOP</text:p>
          </table:table-cell>
          <table:table-cell table:style-name="ce46" office:value-type="string">
            <text:p>DATA_CACHE_MISSES</text:p>
          </table:table-cell>
          <table:table-cell table:style-name="ce46" office:value-type="string">
            <text:p>DATA_CACHE_REFILLS:L2_OWNED</text:p>
          </table:table-cell>
          <table:table-cell table:style-name="ce46" office:value-type="string">
            <text:p>DATA_CACHE_LINES_EVICTED:OWNED</text:p>
          </table:table-cell>
          <table:table-cell table:style-name="ce46" office:value-type="string">
            <text:p>SYSTEM_READ_RESPONSES:SHARED</text:p>
          </table:table-cell>
          <table:table-cell table:style-name="ce46" office:value-type="string">
            <text:p>DATA_CACHE_LINES_EVICTED:INVALID</text:p>
          </table:table-cell>
          <table:table-cell table:style-name="ce46" office:value-type="string">
            <text:p>DATA_PREFETCHES:ALL</text:p>
          </table:table-cell>
          <table:table-cell table:style-name="ce46" office:value-type="string">
            <text:p>DATA_CACHE_REFILLS:L2_SHARED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2"/>
          <table:table-cell table:style-name="Default"/>
          <table:table-cell table:style-name="ce45" office:value-type="float" office:value="327444357">
            <text:p>327444357</text:p>
          </table:table-cell>
          <table:table-cell table:style-name="ce45" office:value-type="float" office:value="464036637">
            <text:p>464036637</text:p>
          </table:table-cell>
          <table:table-cell table:style-name="ce45" office:value-type="float" office:value="35618745053">
            <text:p>35618745053</text:p>
          </table:table-cell>
          <table:table-cell table:style-name="ce45" office:value-type="float" office:value="10562058857">
            <text:p>10562058857</text:p>
          </table:table-cell>
          <table:table-cell table:style-name="ce45" office:value-type="float" office:value="412889">
            <text:p>412889</text:p>
          </table:table-cell>
          <table:table-cell table:style-name="ce45" office:value-type="float" office:value="1008425">
            <text:p>1008425</text:p>
          </table:table-cell>
          <table:table-cell table:style-name="ce45" office:value-type="float" office:value="364139767">
            <text:p>364139767</text:p>
          </table:table-cell>
          <table:table-cell table:style-name="ce45" office:value-type="float" office:value="6736625">
            <text:p>6736625</text:p>
          </table:table-cell>
          <table:table-cell table:style-name="ce45" office:value-type="float" office:value="10099108442">
            <text:p>10099108442</text:p>
          </table:table-cell>
          <table:table-cell table:style-name="ce45" office:value-type="float" office:value="336749298">
            <text:p>336749298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3"/>
          <table:table-cell office:value-type="float" office:value="334925940">
            <text:p>334925940</text:p>
          </table:table-cell>
          <table:table-cell office:value-type="float" office:value="445250211">
            <text:p>445250211</text:p>
          </table:table-cell>
          <table:table-cell office:value-type="float" office:value="35478406179">
            <text:p>35478406179</text:p>
          </table:table-cell>
          <table:table-cell office:value-type="float" office:value="10570795190">
            <text:p>10570795190</text:p>
          </table:table-cell>
          <table:table-cell office:value-type="float" office:value="522612">
            <text:p>522612</text:p>
          </table:table-cell>
          <table:table-cell office:value-type="float" office:value="1181940">
            <text:p>1181940</text:p>
          </table:table-cell>
          <table:table-cell office:value-type="float" office:value="384951770">
            <text:p>384951770</text:p>
          </table:table-cell>
          <table:table-cell office:value-type="float" office:value="6959384">
            <text:p>6959384</text:p>
          </table:table-cell>
          <table:table-cell office:value-type="float" office:value="10063621994">
            <text:p>10063621994</text:p>
          </table:table-cell>
          <table:table-cell office:value-type="float" office:value="338928816">
            <text:p>338928816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3"/>
          <table:table-cell office:value-type="float" office:value="331067930">
            <text:p>331067930</text:p>
          </table:table-cell>
          <table:table-cell office:value-type="float" office:value="443457879">
            <text:p>443457879</text:p>
          </table:table-cell>
          <table:table-cell office:value-type="float" office:value="35277479932">
            <text:p>35277479932</text:p>
          </table:table-cell>
          <table:table-cell office:value-type="float" office:value="10574474830">
            <text:p>10574474830</text:p>
          </table:table-cell>
          <table:table-cell office:value-type="float" office:value="626911">
            <text:p>626911</text:p>
          </table:table-cell>
          <table:table-cell office:value-type="float" office:value="1215989">
            <text:p>1215989</text:p>
          </table:table-cell>
          <table:table-cell office:value-type="float" office:value="376292534">
            <text:p>376292534</text:p>
          </table:table-cell>
          <table:table-cell office:value-type="float" office:value="7074166">
            <text:p>7074166</text:p>
          </table:table-cell>
          <table:table-cell office:value-type="float" office:value="10070515952">
            <text:p>10070515952</text:p>
          </table:table-cell>
          <table:table-cell office:value-type="float" office:value="327230490">
            <text:p>327230490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3"/>
          <table:table-cell office:value-type="float" office:value="311791979">
            <text:p>311791979</text:p>
          </table:table-cell>
          <table:table-cell office:value-type="float" office:value="439736782">
            <text:p>439736782</text:p>
          </table:table-cell>
          <table:table-cell office:value-type="float" office:value="35717336939">
            <text:p>35717336939</text:p>
          </table:table-cell>
          <table:table-cell office:value-type="float" office:value="10571545826">
            <text:p>10571545826</text:p>
          </table:table-cell>
          <table:table-cell office:value-type="float" office:value="469817">
            <text:p>469817</text:p>
          </table:table-cell>
          <table:table-cell office:value-type="float" office:value="1001402">
            <text:p>1001402</text:p>
          </table:table-cell>
          <table:table-cell office:value-type="float" office:value="359772056">
            <text:p>359772056</text:p>
          </table:table-cell>
          <table:table-cell office:value-type="float" office:value="6755314">
            <text:p>6755314</text:p>
          </table:table-cell>
          <table:table-cell office:value-type="float" office:value="10061846712">
            <text:p>10061846712</text:p>
          </table:table-cell>
          <table:table-cell office:value-type="float" office:value="312443697">
            <text:p>312443697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3"/>
          <table:table-cell table:style-name="ce46" office:value-type="float" office:value="373809753">
            <text:p>373809753</text:p>
          </table:table-cell>
          <table:table-cell table:style-name="ce46" office:value-type="float" office:value="483668032">
            <text:p>483668032</text:p>
          </table:table-cell>
          <table:table-cell table:style-name="ce46" office:value-type="float" office:value="35176795719">
            <text:p>35176795719</text:p>
          </table:table-cell>
          <table:table-cell table:style-name="ce46" office:value-type="float" office:value="10552329119">
            <text:p>10552329119</text:p>
          </table:table-cell>
          <table:table-cell table:style-name="ce46" office:value-type="float" office:value="309420">
            <text:p>309420</text:p>
          </table:table-cell>
          <table:table-cell table:style-name="ce46" office:value-type="float" office:value="773223">
            <text:p>773223</text:p>
          </table:table-cell>
          <table:table-cell table:style-name="ce46" office:value-type="float" office:value="422028541">
            <text:p>422028541</text:p>
          </table:table-cell>
          <table:table-cell table:style-name="ce46" office:value-type="float" office:value="8018259">
            <text:p>8018259</text:p>
          </table:table-cell>
          <table:table-cell table:style-name="ce46" office:value-type="float" office:value="10070600132">
            <text:p>10070600132</text:p>
          </table:table-cell>
          <table:table-cell table:style-name="ce46" office:value-type="float" office:value="380898466">
            <text:p>380898466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2"/>
          <table:table-cell table:style-name="ce1" office:value-type="string">
            <text:p>Average</text:p>
          </table:table-cell>
          <table:table-cell table:style-name="ce48" table:formula="of:=AVERAGE([.V187:.V191])" office:value-type="float" office:value="335807991.8">
            <text:p>335807991.8</text:p>
          </table:table-cell>
          <table:table-cell table:style-name="ce48" table:formula="of:=AVERAGE([.W187:.W191])" office:value-type="float" office:value="455229908.2">
            <text:p>455229908.2</text:p>
          </table:table-cell>
          <table:table-cell table:style-name="ce48" table:formula="of:=AVERAGE([.X187:.X191])" office:value-type="float" office:value="35453752764.4">
            <text:p>35453752764.4</text:p>
          </table:table-cell>
          <table:table-cell table:style-name="ce48" table:formula="of:=AVERAGE([.Y187:.Y191])" office:value-type="float" office:value="10566240764.4">
            <text:p>10566240764.4</text:p>
          </table:table-cell>
          <table:table-cell table:style-name="ce48" table:formula="of:=AVERAGE([.Z187:.Z191])" office:value-type="float" office:value="468329.8">
            <text:p>468329.8</text:p>
          </table:table-cell>
          <table:table-cell table:style-name="ce48" table:formula="of:=AVERAGE([.AA187:.AA191])" office:value-type="float" office:value="1036195.8">
            <text:p>1036195.8</text:p>
          </table:table-cell>
          <table:table-cell table:style-name="ce48" table:formula="of:=AVERAGE([.AB187:.AB191])" office:value-type="float" office:value="381436933.6">
            <text:p>381436933.6</text:p>
          </table:table-cell>
          <table:table-cell table:style-name="ce48" table:formula="of:=AVERAGE([.AC187:.AC191])" office:value-type="float" office:value="7108749.6">
            <text:p>7108749.6</text:p>
          </table:table-cell>
          <table:table-cell table:style-name="ce48" table:formula="of:=AVERAGE([.AD187:.AD191])" office:value-type="float" office:value="10073138646.4">
            <text:p>10073138646.4</text:p>
          </table:table-cell>
          <table:table-cell table:style-name="ce48" table:formula="of:=AVERAGE([.AE187:.AE191])" office:value-type="float" office:value="339250153.4">
            <text:p>339250153.4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2"/>
          <table:table-cell table:style-name="ce1" office:value-type="string">
            <text:p>STD</text:p>
          </table:table-cell>
          <table:table-cell table:style-name="ce1" table:formula="of:=STDEV([.V187:.V191])" office:value-type="float" office:value="22989667.8609384">
            <text:p>22989667.86</text:p>
          </table:table-cell>
          <table:table-cell table:style-name="ce1" table:formula="of:=STDEV([.W187:.W191])" office:value-type="float" office:value="18469551.595527">
            <text:p>18469551.6</text:p>
          </table:table-cell>
          <table:table-cell table:style-name="ce1" table:formula="of:=STDEV([.X187:.X191])" office:value-type="float" office:value="226431104.139584">
            <text:p>226431104.14</text:p>
          </table:table-cell>
          <table:table-cell table:style-name="ce1" table:formula="of:=STDEV([.Y187:.Y191])" office:value-type="float" office:value="9051360.87376298">
            <text:p>9051360.87</text:p>
          </table:table-cell>
          <table:table-cell table:style-name="ce1" table:formula="of:=STDEV([.Z187:.Z191])" office:value-type="float" office:value="118767.391184197">
            <text:p>118767.39</text:p>
          </table:table-cell>
          <table:table-cell table:style-name="ce1" table:formula="of:=STDEV([.AA187:.AA191])" office:value-type="float" office:value="176566.903743878">
            <text:p>176566.9</text:p>
          </table:table-cell>
          <table:table-cell table:style-name="ce1" table:formula="of:=STDEV([.AB187:.AB191])" office:value-type="float" office:value="24774262.8916085">
            <text:p>24774262.89</text:p>
          </table:table-cell>
          <table:table-cell table:style-name="ce1" table:formula="of:=STDEV([.AC187:.AC191])" office:value-type="float" office:value="527756.311618629">
            <text:p>527756.31</text:p>
          </table:table-cell>
          <table:table-cell table:style-name="ce1" table:formula="of:=STDEV([.AD187:.AD191])" office:value-type="float" office:value="15048482.6492317">
            <text:p>15048482.65</text:p>
          </table:table-cell>
          <table:table-cell table:style-name="ce1" table:formula="of:=STDEV([.AE187:.AE191])" office:value-type="float" office:value="25514691.3113703">
            <text:p>25514691.31</text:p>
          </table:table-cell>
          <table:table-cell table:number-columns-repeated="16"/>
        </table:table-row>
      </table:table>
      <table:table table:name="Intel i5-650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1" table:number-columns-repeated="2" table:default-cell-style-name="Default"/>
        <table:table-column table:style-name="co11" table:default-cell-style-name="ce44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row table:style-name="ro1" table:number-rows-repeated="2">
          <table:table-cell table:number-columns-repeated="10"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Intel i5-650 (1 physical packet, with 2 cores and 2 threads per core)</text:p>
          </table:table-cell>
          <table:table-cell table:number-columns-repeated="7"/>
          <table:table-cell office:value-type="string">
            <text:p>HARDWARE PERFORMANCE COUNTERS TESTS</text:p>
          </table:table-cell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CPUS 0 and 1 (diffrent cores)</text:p>
          </table:table-cell>
          <table:table-cell table:number-columns-repeated="8"/>
          <table:table-cell table:style-name="Default"/>
          <table:table-cell table:number-columns-repeated="23"/>
        </table:table-row>
        <table:table-row table:style-name="ro1">
          <table:table-cell table:number-columns-repeated="10"/>
          <table:table-cell table:style-name="Default"/>
          <table:table-cell table:number-columns-repeated="23"/>
        </table:table-row>
        <table:table-row table:style-name="ro2">
          <table:table-cell table:number-columns-repeated="2"/>
          <table:table-cell table:style-name="ce20" office:value-type="string">
            <text:p>Sequential 64x64</text:p>
          </table:table-cell>
          <table:table-cell table:style-name="ce20" office:value-type="string">
            <text:p>Sequential 128x128</text:p>
          </table:table-cell>
          <table:table-cell table:style-name="ce20" office:value-type="string">
            <text:p>Sequential 256x256</text:p>
          </table:table-cell>
          <table:table-cell table:style-name="ce20" office:value-type="string">
            <text:p>Sequential 512x512</text:p>
          </table:table-cell>
          <table:table-cell table:style-name="ce20" office:value-type="string">
            <text:p>Sequential 1024x1024</text:p>
          </table:table-cell>
          <table:table-cell table:style-name="ce20" office:value-type="string">
            <text:p>Sequential 2048x2048</text:p>
          </table:table-cell>
          <table:table-cell table:number-columns-repeated="2"/>
          <table:table-cell table:style-name="Default"/>
          <table:table-cell table:style-name="ce45" office:value-type="string">
            <text:p>0x500806</text:p>
          </table:table-cell>
          <table:table-cell table:style-name="ce45" office:value-type="string">
            <text:p>0x5301b8</text:p>
          </table:table-cell>
          <table:table-cell table:style-name="ce45" office:value-type="string">
            <text:p>0x500106</text:p>
          </table:table-cell>
          <table:table-cell table:style-name="ce45" office:value-type="string">
            <text:p>0x53f026</text:p>
          </table:table-cell>
          <table:table-cell table:style-name="ce45" office:value-type="string">
            <text:p>0x500206</text:p>
          </table:table-cell>
          <table:table-cell table:style-name="ce45" office:value-type="string">
            <text:p>0x500309</text:p>
          </table:table-cell>
          <table:table-cell table:style-name="ce45" office:value-type="string">
            <text:p>0x500406</text:p>
          </table:table-cell>
          <table:table-cell table:style-name="ce45" office:value-type="string">
            <text:p>0x530f26</text:p>
          </table:table-cell>
          <table:table-cell/>
          <table:table-cell table:style-name="ce44"/>
          <table:table-cell table:style-name="ce58" table:formula="of:=[.$L$6]" office:value-type="string" office:string-value="0x500806" table:number-columns-spanned="3" table:number-rows-spanned="1">
            <text:p>0x500806</text:p>
          </table:table-cell>
          <table:covered-table-cell table:style-name="ce44"/>
          <table:covered-table-cell table:style-name="ce44"/>
          <table:table-cell/>
          <table:table-cell table:style-name="ce44"/>
          <table:table-cell table:style-name="ce58" table:formula="of:=[.$M$6]" office:value-type="string" office:string-value="0x5301b8" table:number-columns-spanned="3" table:number-rows-spanned="1">
            <text:p>0x5301b8</text:p>
          </table:table-cell>
          <table:covered-table-cell table:style-name="ce44"/>
          <table:covered-table-cell table:style-name="ce44"/>
          <table:table-cell/>
          <table:table-cell table:style-name="ce44"/>
          <table:table-cell table:style-name="ce58" table:formula="of:=[.$N$6]" office:value-type="string" office:string-value="0x500106" table:number-columns-spanned="3" table:number-rows-spanned="1">
            <text:p>0x500106</text:p>
          </table:table-cell>
          <table:covered-table-cell table:style-name="ce44"/>
          <table:covered-table-cell table:style-name="ce44"/>
        </table:table-row>
        <table:table-row table:style-name="ro2">
          <table:table-cell table:number-columns-repeated="2"/>
          <table:table-cell table:style-name="ce40" office:value-type="float" office:value="0.16">
            <text:p>0.16</text:p>
          </table:table-cell>
          <table:table-cell table:style-name="ce40" office:value-type="float" office:value="0.46">
            <text:p>0.46</text:p>
          </table:table-cell>
          <table:table-cell table:style-name="ce40" office:value-type="float" office:value="1.64">
            <text:p>1.64</text:p>
          </table:table-cell>
          <table:table-cell table:style-name="ce40" office:value-type="float" office:value="6.33">
            <text:p>6.33</text:p>
          </table:table-cell>
          <table:table-cell table:style-name="ce40" office:value-type="float" office:value="26.11">
            <text:p>26.11</text:p>
          </table:table-cell>
          <table:table-cell table:style-name="ce40" office:value-type="float" office:value="108.53">
            <text:p>108.53</text:p>
          </table:table-cell>
          <table:table-cell table:number-columns-repeated="2"/>
          <table:table-cell table:style-name="ce43" office:value-type="string">
            <text:p>Sequential 64 x 64</text:p>
          </table:table-cell>
          <table:table-cell table:style-name="ce46" office:value-type="string">
            <text:p>UNC_SNP_RESP_TO_LOCAL_HOME:FWD_I_STATE</text:p>
          </table:table-cell>
          <table:table-cell table:style-name="ce46" office:value-type="string">
            <text:p>SNOOP_RESPONSE:HIT</text:p>
          </table:table-cell>
          <table:table-cell table:style-name="ce46" office:value-type="string">
            <text:p>UNC_SNP_RESP_TO_LOCAL_HOME:I_STATE</text:p>
          </table:table-cell>
          <table:table-cell table:style-name="ce46" office:value-type="string">
            <text:p>L2_DATA_RQSTS:PREFETCH_MESI </text:p>
          </table:table-cell>
          <table:table-cell table:style-name="ce46" office:value-type="string">
            <text:p>UNC_SNP_RESP_TO_LOCAL_HOME:S_STATE </text:p>
          </table:table-cell>
          <table:table-cell table:style-name="ce46" office:value-type="string">
            <text:p>UNC_LLC_MISS:READ:WRITE</text:p>
          </table:table-cell>
          <table:table-cell table:style-name="ce46" office:value-type="string">
            <text:p>UNC_SNP_RESP_TO_LOCAL_HOME:FWD_S_STATE</text:p>
          </table:table-cell>
          <table:table-cell table:style-name="ce46" office:value-type="string">
            <text:p>L2_DATA_RQSTS:DEMAND_MESI</text:p>
          </table:table-cell>
          <table:table-cell/>
          <table:table-cell table:style-name="ce44"/>
          <table:table-cell table:style-name="ce58" table:formula="of:=[.$L$7]" office:value-type="string" office:string-value="UNC_SNP_RESP_TO_LOCAL_HOME:FWD_I_STATE" table:number-columns-spanned="3" table:number-rows-spanned="1">
            <text:p>UNC_SNP_RESP_TO_LOCAL_HOME:FWD_I_STATE</text:p>
          </table:table-cell>
          <table:covered-table-cell table:style-name="ce44"/>
          <table:covered-table-cell table:style-name="ce44"/>
          <table:table-cell/>
          <table:table-cell table:style-name="ce44"/>
          <table:table-cell table:style-name="ce58" table:formula="of:=[.$M$7]" office:value-type="string" office:string-value="SNOOP_RESPONSE:HIT" table:number-columns-spanned="3" table:number-rows-spanned="1">
            <text:p>SNOOP_RESPONSE:HIT</text:p>
          </table:table-cell>
          <table:covered-table-cell table:style-name="ce44"/>
          <table:covered-table-cell table:style-name="ce44"/>
          <table:table-cell/>
          <table:table-cell table:style-name="ce44"/>
          <table:table-cell table:style-name="ce58" table:formula="of:=[.$N$7]" office:value-type="string" office:string-value="UNC_SNP_RESP_TO_LOCAL_HOME:I_STATE" table:number-columns-spanned="3" table:number-rows-spanned="1">
            <text:p>UNC_SNP_RESP_TO_LOCAL_HOME:I_STATE</text:p>
          </table:table-cell>
          <table:covered-table-cell table:style-name="ce44"/>
          <table:covered-table-cell table:style-name="ce44"/>
        </table:table-row>
        <table:table-row table:style-name="ro2">
          <table:table-cell table:number-columns-repeated="2"/>
          <table:table-cell table:style-name="ce40" office:value-type="float" office:value="0.15">
            <text:p>0.15</text:p>
          </table:table-cell>
          <table:table-cell table:style-name="ce40" office:value-type="float" office:value="0.46">
            <text:p>0.46</text:p>
          </table:table-cell>
          <table:table-cell table:style-name="ce40" office:value-type="float" office:value="1.64">
            <text:p>1.64</text:p>
          </table:table-cell>
          <table:table-cell table:style-name="ce40" office:value-type="float" office:value="6.31">
            <text:p>6.31</text:p>
          </table:table-cell>
          <table:table-cell table:style-name="ce40" office:value-type="float" office:value="26.16">
            <text:p>26.16</text:p>
          </table:table-cell>
          <table:table-cell table:style-name="ce40" office:value-type="float" office:value="108.67">
            <text:p>108.67</text:p>
          </table:table-cell>
          <table:table-cell table:number-columns-repeated="2"/>
          <table:table-cell table:style-name="Default"/>
          <table:table-cell office:value-type="float" office:value="23473">
            <text:p>23473</text:p>
          </table:table-cell>
          <table:table-cell office:value-type="float" office:value="172">
            <text:p>172</text:p>
          </table:table-cell>
          <table:table-cell office:value-type="float" office:value="747707">
            <text:p>747707</text:p>
          </table:table-cell>
          <table:table-cell office:value-type="float" office:value="38363">
            <text:p>38363</text:p>
          </table:table-cell>
          <table:table-cell office:value-type="float" office:value="844243">
            <text:p>844243</text:p>
          </table:table-cell>
          <table:table-cell office:value-type="float" office:value="12644">
            <text:p>12644</text:p>
          </table:table-cell>
          <table:table-cell office:value-type="float" office:value="48806">
            <text:p>48806</text:p>
          </table:table-cell>
          <table:table-cell office:value-type="float" office:value="149334">
            <text:p>149334</text:p>
          </table:table-cell>
          <table:table-cell/>
          <table:table-cell table:style-name="ce44"/>
          <table:table-cell table:style-name="ce44" office:value-type="string">
            <text:p>Sequential</text:p>
          </table:table-cell>
          <table:table-cell table:style-name="ce44" office:value-type="string">
            <text:p>Best-case</text:p>
          </table:table-cell>
          <table:table-cell table:style-name="ce44" office:value-type="string">
            <text:p>Parallel</text:p>
          </table:table-cell>
          <table:table-cell/>
          <table:table-cell table:style-name="ce44"/>
          <table:table-cell table:style-name="ce44" office:value-type="string">
            <text:p>Sequential</text:p>
          </table:table-cell>
          <table:table-cell table:style-name="ce44" office:value-type="string">
            <text:p>Best-case</text:p>
          </table:table-cell>
          <table:table-cell table:style-name="ce44" office:value-type="string">
            <text:p>Parallel</text:p>
          </table:table-cell>
          <table:table-cell/>
          <table:table-cell table:style-name="ce44"/>
          <table:table-cell table:style-name="ce44" office:value-type="string">
            <text:p>Sequential</text:p>
          </table:table-cell>
          <table:table-cell table:style-name="ce44" office:value-type="string">
            <text:p>Best-case</text:p>
          </table:table-cell>
          <table:table-cell table:style-name="ce44" office:value-type="string">
            <text:p>Parallel</text:p>
          </table:table-cell>
        </table:table-row>
        <table:table-row table:style-name="ro2">
          <table:table-cell table:number-columns-repeated="2"/>
          <table:table-cell table:style-name="ce40" office:value-type="float" office:value="0.16">
            <text:p>0.16</text:p>
          </table:table-cell>
          <table:table-cell table:style-name="ce40" office:value-type="float" office:value="0.46">
            <text:p>0.46</text:p>
          </table:table-cell>
          <table:table-cell table:style-name="ce40" office:value-type="float" office:value="1.63">
            <text:p>1.63</text:p>
          </table:table-cell>
          <table:table-cell table:style-name="ce40" office:value-type="float" office:value="6.31">
            <text:p>6.31</text:p>
          </table:table-cell>
          <table:table-cell table:style-name="ce40" office:value-type="float" office:value="26.33">
            <text:p>26.33</text:p>
          </table:table-cell>
          <table:table-cell table:style-name="ce40" office:value-type="float" office:value="108.72">
            <text:p>108.72</text:p>
          </table:table-cell>
          <table:table-cell table:number-columns-repeated="3"/>
          <table:table-cell office:value-type="float" office:value="62404">
            <text:p>62404</text:p>
          </table:table-cell>
          <table:table-cell office:value-type="float" office:value="6111">
            <text:p>6111</text:p>
          </table:table-cell>
          <table:table-cell office:value-type="float" office:value="810186">
            <text:p>810186</text:p>
          </table:table-cell>
          <table:table-cell office:value-type="float" office:value="130507">
            <text:p>130507</text:p>
          </table:table-cell>
          <table:table-cell office:value-type="float" office:value="949592">
            <text:p>949592</text:p>
          </table:table-cell>
          <table:table-cell office:value-type="float" office:value="12273">
            <text:p>12273</text:p>
          </table:table-cell>
          <table:table-cell office:value-type="float" office:value="50467">
            <text:p>50467</text:p>
          </table:table-cell>
          <table:table-cell office:value-type="float" office:value="276267">
            <text:p>276267</text:p>
          </table:table-cell>
          <table:table-cell/>
          <table:table-cell table:style-name="ce44" office:value-type="string">
            <text:p>64x64</text:p>
          </table:table-cell>
          <table:table-cell table:style-name="ce44" table:formula="of:=[.$L$13]" office:value-type="float" office:value="39696.8">
            <text:p>39696.8</text:p>
          </table:table-cell>
          <table:table-cell table:style-name="ce44" table:formula="of:=[.$L$23]" office:value-type="float" office:value="50842">
            <text:p>50842</text:p>
          </table:table-cell>
          <table:table-cell table:style-name="ce44" table:formula="of:=[.$L$33]" office:value-type="float" office:value="1157005.6">
            <text:p>1157005.6</text:p>
          </table:table-cell>
          <table:table-cell/>
          <table:table-cell table:style-name="ce44" office:value-type="string">
            <text:p>64x64</text:p>
          </table:table-cell>
          <table:table-cell table:style-name="ce44" table:formula="of:=[.$M$13]" office:value-type="float" office:value="2125">
            <text:p>2125</text:p>
          </table:table-cell>
          <table:table-cell table:style-name="ce44" table:formula="of:=[.$M$23]" office:value-type="float" office:value="17491.2">
            <text:p>17491.2</text:p>
          </table:table-cell>
          <table:table-cell table:style-name="ce44" table:formula="of:=[.$M$33]" office:value-type="float" office:value="1962506.2">
            <text:p>1962506.2</text:p>
          </table:table-cell>
          <table:table-cell/>
          <table:table-cell table:style-name="ce44" office:value-type="string">
            <text:p>64x64</text:p>
          </table:table-cell>
          <table:table-cell table:style-name="ce44" table:formula="of:=[.$N$13]" office:value-type="float" office:value="768744">
            <text:p>768744</text:p>
          </table:table-cell>
          <table:table-cell table:style-name="ce44" table:formula="of:=[.$N$23]" office:value-type="float" office:value="734632.2">
            <text:p>734632.2</text:p>
          </table:table-cell>
          <table:table-cell table:style-name="ce44" table:formula="of:=[.$N$33]" office:value-type="float" office:value="8964363.8">
            <text:p>8964363.8</text:p>
          </table:table-cell>
        </table:table-row>
        <table:table-row table:style-name="ro2">
          <table:table-cell table:number-columns-repeated="2"/>
          <table:table-cell table:style-name="ce40" office:value-type="float" office:value="0.15">
            <text:p>0.15</text:p>
          </table:table-cell>
          <table:table-cell table:style-name="ce40" office:value-type="float" office:value="0.46">
            <text:p>0.46</text:p>
          </table:table-cell>
          <table:table-cell table:style-name="ce40" office:value-type="float" office:value="1.64">
            <text:p>1.64</text:p>
          </table:table-cell>
          <table:table-cell table:style-name="ce40" office:value-type="float" office:value="6.34">
            <text:p>6.34</text:p>
          </table:table-cell>
          <table:table-cell table:style-name="ce40" office:value-type="float" office:value="26.39">
            <text:p>26.39</text:p>
          </table:table-cell>
          <table:table-cell table:style-name="ce40" office:value-type="float" office:value="108.44">
            <text:p>108.44</text:p>
          </table:table-cell>
          <table:table-cell table:number-columns-repeated="3"/>
          <table:table-cell office:value-type="float" office:value="43046">
            <text:p>43046</text:p>
          </table:table-cell>
          <table:table-cell office:value-type="float" office:value="582">
            <text:p>582</text:p>
          </table:table-cell>
          <table:table-cell office:value-type="float" office:value="596252">
            <text:p>596252</text:p>
          </table:table-cell>
          <table:table-cell office:value-type="float" office:value="150700">
            <text:p>150700</text:p>
          </table:table-cell>
          <table:table-cell office:value-type="float" office:value="680352">
            <text:p>680352</text:p>
          </table:table-cell>
          <table:table-cell office:value-type="float" office:value="8624">
            <text:p>8624</text:p>
          </table:table-cell>
          <table:table-cell office:value-type="float" office:value="31841">
            <text:p>31841</text:p>
          </table:table-cell>
          <table:table-cell office:value-type="float" office:value="260036">
            <text:p>260036</text:p>
          </table:table-cell>
          <table:table-cell/>
          <table:table-cell table:style-name="ce44" office:value-type="string">
            <text:p>128x128</text:p>
          </table:table-cell>
          <table:table-cell table:style-name="ce44" table:formula="of:=[.$L$45]" office:value-type="float" office:value="5006475.8">
            <text:p>5006475.8</text:p>
          </table:table-cell>
          <table:table-cell table:style-name="ce44" table:formula="of:=[.$L$55]" office:value-type="float" office:value="4863026">
            <text:p>4863026</text:p>
          </table:table-cell>
          <table:table-cell table:style-name="ce44" table:formula="of:=[.$L$65]" office:value-type="float" office:value="17971089.4">
            <text:p>17971089.4</text:p>
          </table:table-cell>
          <table:table-cell/>
          <table:table-cell table:style-name="ce44" office:value-type="string">
            <text:p>128x128</text:p>
          </table:table-cell>
          <table:table-cell table:style-name="ce44" table:formula="of:=[.$M$45]" office:value-type="float" office:value="2913.8">
            <text:p>2913.8</text:p>
          </table:table-cell>
          <table:table-cell table:style-name="ce44" table:formula="of:=[.$M$55]" office:value-type="float" office:value="66263.8">
            <text:p>66263.8</text:p>
          </table:table-cell>
          <table:table-cell table:style-name="ce44" table:formula="of:=[.$M$65]" office:value-type="float" office:value="1342504.8">
            <text:p>1342504.8</text:p>
          </table:table-cell>
          <table:table-cell/>
          <table:table-cell table:style-name="ce44" office:value-type="string">
            <text:p>128x128</text:p>
          </table:table-cell>
          <table:table-cell table:style-name="ce44" table:formula="of:=[.$N$45]" office:value-type="float" office:value="1405535.8">
            <text:p>1405535.8</text:p>
          </table:table-cell>
          <table:table-cell table:style-name="ce44" table:formula="of:=[.$N$55]" office:value-type="float" office:value="1189268.4">
            <text:p>1189268.4</text:p>
          </table:table-cell>
          <table:table-cell table:style-name="ce44" table:formula="of:=[.$N$65]" office:value-type="float" office:value="13930799">
            <text:p>13930799</text:p>
          </table:table-cell>
        </table:table-row>
        <table:table-row table:style-name="ro2">
          <table:table-cell table:number-columns-repeated="2"/>
          <table:table-cell table:style-name="ce40" office:value-type="float" office:value="0.15">
            <text:p>0.15</text:p>
          </table:table-cell>
          <table:table-cell table:style-name="ce40" office:value-type="float" office:value="0.45">
            <text:p>0.45</text:p>
          </table:table-cell>
          <table:table-cell table:style-name="ce40" office:value-type="float" office:value="1.65">
            <text:p>1.65</text:p>
          </table:table-cell>
          <table:table-cell table:style-name="ce40" office:value-type="float" office:value="6.33">
            <text:p>6.33</text:p>
          </table:table-cell>
          <table:table-cell table:style-name="ce40" office:value-type="float" office:value="26.29">
            <text:p>26.29</text:p>
          </table:table-cell>
          <table:table-cell table:style-name="ce40" office:value-type="float" office:value="108.52">
            <text:p>108.52</text:p>
          </table:table-cell>
          <table:table-cell table:number-columns-repeated="3"/>
          <table:table-cell office:value-type="float" office:value="20173">
            <text:p>20173</text:p>
          </table:table-cell>
          <table:table-cell office:value-type="float" office:value="169">
            <text:p>169</text:p>
          </table:table-cell>
          <table:table-cell office:value-type="float" office:value="727618">
            <text:p>727618</text:p>
          </table:table-cell>
          <table:table-cell office:value-type="float" office:value="42258">
            <text:p>42258</text:p>
          </table:table-cell>
          <table:table-cell office:value-type="float" office:value="820640">
            <text:p>820640</text:p>
          </table:table-cell>
          <table:table-cell office:value-type="float" office:value="11492">
            <text:p>11492</text:p>
          </table:table-cell>
          <table:table-cell office:value-type="float" office:value="40558">
            <text:p>40558</text:p>
          </table:table-cell>
          <table:table-cell office:value-type="float" office:value="147172">
            <text:p>147172</text:p>
          </table:table-cell>
          <table:table-cell/>
          <table:table-cell table:style-name="ce44" office:value-type="string">
            <text:p>256x256</text:p>
          </table:table-cell>
          <table:table-cell table:style-name="ce44" table:formula="of:=[.$L$77]" office:value-type="float" office:value="8473460.4">
            <text:p>8473460.4</text:p>
          </table:table-cell>
          <table:table-cell table:style-name="ce44" table:formula="of:=[.$L$87]" office:value-type="float" office:value="7603139.6">
            <text:p>7603139.6</text:p>
          </table:table-cell>
          <table:table-cell table:style-name="ce44" table:formula="of:=[.$L$97]" office:value-type="float" office:value="71918116.4">
            <text:p>71918116.4</text:p>
          </table:table-cell>
          <table:table-cell/>
          <table:table-cell table:style-name="ce44" office:value-type="string">
            <text:p>256x256</text:p>
          </table:table-cell>
          <table:table-cell table:style-name="ce44" table:formula="of:=[.$M$77]" office:value-type="float" office:value="2316.8">
            <text:p>2316.8</text:p>
          </table:table-cell>
          <table:table-cell table:style-name="ce44" table:formula="of:=[.$M$87]" office:value-type="float" office:value="44003.4">
            <text:p>44003.4</text:p>
          </table:table-cell>
          <table:table-cell table:style-name="ce44" table:formula="of:=[.$M$97]" office:value-type="float" office:value="7364620.4">
            <text:p>7364620.4</text:p>
          </table:table-cell>
          <table:table-cell/>
          <table:table-cell table:style-name="ce44" office:value-type="string">
            <text:p>256x256</text:p>
          </table:table-cell>
          <table:table-cell table:style-name="ce44" table:formula="of:=[.$N$77]" office:value-type="float" office:value="3418300">
            <text:p>3418300</text:p>
          </table:table-cell>
          <table:table-cell table:style-name="ce44" table:formula="of:=[.$N$87]" office:value-type="float" office:value="4253132.2">
            <text:p>4253132.2</text:p>
          </table:table-cell>
          <table:table-cell table:style-name="ce44" table:formula="of:=[.$N$97]" office:value-type="float" office:value="31420245.8">
            <text:p>31420245.8</text:p>
          </table:table-cell>
        </table:table-row>
        <table:table-row table:style-name="ro1">
          <table:table-cell/>
          <table:table-cell table:style-name="ce1" office:value-type="string">
            <text:p>Average</text:p>
          </table:table-cell>
          <table:table-cell table:style-name="ce21" table:formula="of:=AVERAGE([.C7:.C11])" office:value-type="float" office:value="0.154">
            <text:p>0.15</text:p>
          </table:table-cell>
          <table:table-cell table:style-name="ce21" table:formula="of:=AVERAGE([.D7:.D11])" office:value-type="float" office:value="0.458">
            <text:p>0.46</text:p>
          </table:table-cell>
          <table:table-cell table:style-name="ce21" table:formula="of:=AVERAGE([.E7:.E11])" office:value-type="float" office:value="1.64">
            <text:p>1.64</text:p>
          </table:table-cell>
          <table:table-cell table:style-name="ce21" table:formula="of:=AVERAGE([.F7:.F11])" office:value-type="float" office:value="6.324">
            <text:p>6.32</text:p>
          </table:table-cell>
          <table:table-cell table:style-name="ce21" table:formula="of:=AVERAGE([.G7:.G11])" office:value-type="float" office:value="26.256">
            <text:p>26.26</text:p>
          </table:table-cell>
          <table:table-cell table:style-name="ce21" table:formula="of:=AVERAGE([.H7:.H11])" office:value-type="float" office:value="108.576">
            <text:p>108.58</text:p>
          </table:table-cell>
          <table:table-cell table:number-columns-repeated="3"/>
          <table:table-cell office:value-type="float" office:value="49388">
            <text:p>49388</text:p>
          </table:table-cell>
          <table:table-cell office:value-type="float" office:value="3591">
            <text:p>3591</text:p>
          </table:table-cell>
          <table:table-cell office:value-type="float" office:value="961957">
            <text:p>961957</text:p>
          </table:table-cell>
          <table:table-cell office:value-type="float" office:value="72838">
            <text:p>72838</text:p>
          </table:table-cell>
          <table:table-cell office:value-type="float" office:value="1110141">
            <text:p>1110141</text:p>
          </table:table-cell>
          <table:table-cell office:value-type="float" office:value="14360">
            <text:p>14360</text:p>
          </table:table-cell>
          <table:table-cell office:value-type="float" office:value="64072">
            <text:p>64072</text:p>
          </table:table-cell>
          <table:table-cell office:value-type="float" office:value="260043">
            <text:p>260043</text:p>
          </table:table-cell>
          <table:table-cell/>
          <table:table-cell table:style-name="ce44" office:value-type="string">
            <text:p>512x512</text:p>
          </table:table-cell>
          <table:table-cell table:style-name="ce44" table:formula="of:=[.$L$109]" office:value-type="float" office:value="32111788">
            <text:p>32111788</text:p>
          </table:table-cell>
          <table:table-cell table:style-name="ce44" table:formula="of:=[.$L$119]" office:value-type="float" office:value="31260121.2">
            <text:p>31260121.2</text:p>
          </table:table-cell>
          <table:table-cell table:style-name="ce44" table:formula="of:=[.$L$129]" office:value-type="float" office:value="288798602.2">
            <text:p>288798602.2</text:p>
          </table:table-cell>
          <table:table-cell/>
          <table:table-cell table:style-name="ce44" office:value-type="string">
            <text:p>512x512</text:p>
          </table:table-cell>
          <table:table-cell table:style-name="ce44" table:formula="of:=[.$M$109]" office:value-type="float" office:value="1992.2">
            <text:p>1992.2</text:p>
          </table:table-cell>
          <table:table-cell table:style-name="ce44" table:formula="of:=[.$M$119]" office:value-type="float" office:value="15678">
            <text:p>15678</text:p>
          </table:table-cell>
          <table:table-cell table:style-name="ce44" table:formula="of:=[.$M$129]" office:value-type="float" office:value="11898529">
            <text:p>11898529</text:p>
          </table:table-cell>
          <table:table-cell/>
          <table:table-cell table:style-name="ce44" office:value-type="string">
            <text:p>512x512</text:p>
          </table:table-cell>
          <table:table-cell table:style-name="ce44" table:formula="of:=[.$N$109]" office:value-type="float" office:value="11746147.8">
            <text:p>11746147.8</text:p>
          </table:table-cell>
          <table:table-cell table:style-name="ce44" table:formula="of:=[.$N$119]" office:value-type="float" office:value="8564307">
            <text:p>8564307</text:p>
          </table:table-cell>
          <table:table-cell table:style-name="ce44" table:formula="of:=[.$N$129]" office:value-type="float" office:value="70305291.8">
            <text:p>70305291.8</text:p>
          </table:table-cell>
        </table:table-row>
        <table:table-row table:style-name="ro2">
          <table:table-cell/>
          <table:table-cell table:style-name="ce3" office:value-type="string">
            <text:p>STD</text:p>
          </table:table-cell>
          <table:table-cell table:style-name="ce22" table:formula="of:=STDEV([.C7:.C11])" office:value-type="float" office:value="0.00547722557505167">
            <text:p>0.01</text:p>
          </table:table-cell>
          <table:table-cell table:style-name="ce22" table:formula="of:=STDEV([.D7:.D11])" office:value-type="float" office:value="0.00447213595499958">
            <text:p>0</text:p>
          </table:table-cell>
          <table:table-cell table:style-name="ce22" table:formula="of:=STDEV([.E7:.E11])" office:value-type="float" office:value="0.0070710678118654">
            <text:p>0.01</text:p>
          </table:table-cell>
          <table:table-cell table:style-name="ce22" table:formula="of:=STDEV([.F7:.F11])" office:value-type="float" office:value="0.0134164078649989">
            <text:p>0.01</text:p>
          </table:table-cell>
          <table:table-cell table:style-name="ce22" table:formula="of:=STDEV([.G7:.G11])" office:value-type="float" office:value="0.117388244726633">
            <text:p>0.12</text:p>
          </table:table-cell>
          <table:table-cell table:style-name="ce32" table:formula="of:=STDEV([.H7:.H11])" office:value-type="float" office:value="0.115455619178974">
            <text:p>0.12</text:p>
          </table:table-cell>
          <table:table-cell table:number-columns-repeated="2"/>
          <table:table-cell table:style-name="ce1" office:value-type="string">
            <text:p>Average</text:p>
          </table:table-cell>
          <table:table-cell table:style-name="ce48" table:formula="of:=AVERAGE([.L8:.L12])" office:value-type="float" office:value="39696.8">
            <text:p>39696.8</text:p>
          </table:table-cell>
          <table:table-cell table:style-name="ce48" table:formula="of:=AVERAGE([.M8:.M12])" office:value-type="float" office:value="2125">
            <text:p>2125</text:p>
          </table:table-cell>
          <table:table-cell table:style-name="ce48" table:formula="of:=AVERAGE([.N8:.N12])" office:value-type="float" office:value="768744">
            <text:p>768744</text:p>
          </table:table-cell>
          <table:table-cell table:style-name="ce48" table:formula="of:=AVERAGE([.O8:.O12])" office:value-type="float" office:value="86933.2">
            <text:p>86933.2</text:p>
          </table:table-cell>
          <table:table-cell table:style-name="ce48" table:formula="of:=AVERAGE([.P8:.P12])" office:value-type="float" office:value="880993.6">
            <text:p>880993.6</text:p>
          </table:table-cell>
          <table:table-cell table:style-name="ce48" table:formula="of:=AVERAGE([.Q8:.Q12])" office:value-type="float" office:value="11878.6">
            <text:p>11878.6</text:p>
          </table:table-cell>
          <table:table-cell table:style-name="ce48" table:formula="of:=AVERAGE([.R8:.R12])" office:value-type="float" office:value="47148.8">
            <text:p>47148.8</text:p>
          </table:table-cell>
          <table:table-cell table:style-name="ce48" table:formula="of:=AVERAGE([.S8:.S12])" office:value-type="float" office:value="218570.4">
            <text:p>218570.4</text:p>
          </table:table-cell>
          <table:table-cell/>
          <table:table-cell table:style-name="ce44" office:value-type="string">
            <text:p>1024x1024</text:p>
          </table:table-cell>
          <table:table-cell table:style-name="ce44" table:formula="of:=[.$L$141]" office:value-type="float" office:value="165449401.4">
            <text:p>165449401.4</text:p>
          </table:table-cell>
          <table:table-cell table:style-name="ce44" table:formula="of:=[.$L$151]" office:value-type="float" office:value="222448336.4">
            <text:p>222448336.4</text:p>
          </table:table-cell>
          <table:table-cell table:style-name="ce44" table:formula="of:=[.$L$161]" office:value-type="float" office:value="943533271.2">
            <text:p>943533271.2</text:p>
          </table:table-cell>
          <table:table-cell/>
          <table:table-cell table:style-name="ce44" office:value-type="string">
            <text:p>1024x1024</text:p>
          </table:table-cell>
          <table:table-cell table:style-name="ce44" table:formula="of:=[.$M$141]" office:value-type="float" office:value="13973.4">
            <text:p>13973.4</text:p>
          </table:table-cell>
          <table:table-cell table:style-name="ce44" table:formula="of:=[.$M$151]" office:value-type="float" office:value="91572.4">
            <text:p>91572.4</text:p>
          </table:table-cell>
          <table:table-cell table:style-name="ce44" table:formula="of:=[.$M$161]" office:value-type="float" office:value="32990064.4">
            <text:p>32990064.4</text:p>
          </table:table-cell>
          <table:table-cell/>
          <table:table-cell table:style-name="ce44" office:value-type="string">
            <text:p>1024x1024</text:p>
          </table:table-cell>
          <table:table-cell table:style-name="ce44" table:formula="of:=[.$N$141]" office:value-type="float" office:value="9176194">
            <text:p>9176194</text:p>
          </table:table-cell>
          <table:table-cell table:style-name="ce44" table:formula="of:=[.$N$151]" office:value-type="float" office:value="44567950">
            <text:p>44567950</text:p>
          </table:table-cell>
          <table:table-cell table:style-name="ce44" table:formula="of:=[.$N$161]" office:value-type="float" office:value="257575285.4">
            <text:p>257575285.4</text:p>
          </table:table-cell>
        </table:table-row>
        <table:table-row table:style-name="ro1">
          <table:table-cell table:number-columns-repeated="10"/>
          <table:table-cell table:style-name="ce1" office:value-type="string">
            <text:p>STD</text:p>
          </table:table-cell>
          <table:table-cell table:style-name="ce1" table:formula="of:=STDEV([.L8:.L12])" office:value-type="float" office:value="17784.4305700239">
            <text:p>17784.43</text:p>
          </table:table-cell>
          <table:table-cell table:style-name="ce1" table:formula="of:=STDEV([.M8:.M12])" office:value-type="float" office:value="2648.50646591622">
            <text:p>2648.51</text:p>
          </table:table-cell>
          <table:table-cell table:style-name="ce1" table:formula="of:=STDEV([.N8:.N12])" office:value-type="float" office:value="133169.155627345">
            <text:p>133169.16</text:p>
          </table:table-cell>
          <table:table-cell table:style-name="ce1" table:formula="of:=STDEV([.O8:.O12])" office:value-type="float" office:value="51279.8530487364">
            <text:p>51279.85</text:p>
          </table:table-cell>
          <table:table-cell table:style-name="ce1" table:formula="of:=STDEV([.P8:.P12])" office:value-type="float" office:value="160050.372299786">
            <text:p>160050.37</text:p>
          </table:table-cell>
          <table:table-cell table:style-name="ce1" table:formula="of:=STDEV([.Q8:.Q12])" office:value-type="float" office:value="2100.03661872835">
            <text:p>2100.04</text:p>
          </table:table-cell>
          <table:table-cell table:style-name="ce1" table:formula="of:=STDEV([.R8:.R12])" office:value-type="float" office:value="12019.9713685183">
            <text:p>12019.97</text:p>
          </table:table-cell>
          <table:table-cell table:style-name="ce1" table:formula="of:=STDEV([.S8:.S12])" office:value-type="float" office:value="64536.1929331131">
            <text:p>64536.19</text:p>
          </table:table-cell>
          <table:table-cell/>
          <table:table-cell table:style-name="ce44" office:value-type="string">
            <text:p>2048x2048</text:p>
          </table:table-cell>
          <table:table-cell table:style-name="ce44" table:formula="of:=[.$L$173]" office:value-type="float" office:value="1085527844.4">
            <text:p>1085527844.4</text:p>
          </table:table-cell>
          <table:table-cell table:style-name="ce44" table:formula="of:=[.$L$183]" office:value-type="float" office:value="1008736666.4">
            <text:p>1008736666.4</text:p>
          </table:table-cell>
          <table:table-cell table:style-name="ce44" table:formula="of:=[.$L$193]" office:value-type="float" office:value="2147483647">
            <text:p>2147483647</text:p>
          </table:table-cell>
          <table:table-cell/>
          <table:table-cell table:style-name="ce44" office:value-type="string">
            <text:p>2048x2048</text:p>
          </table:table-cell>
          <table:table-cell table:style-name="ce44" table:formula="of:=[.$M$173]" office:value-type="float" office:value="71139.4">
            <text:p>71139.4</text:p>
          </table:table-cell>
          <table:table-cell table:style-name="ce44" table:formula="of:=[.$M$183]" office:value-type="float" office:value="362480.8">
            <text:p>362480.8</text:p>
          </table:table-cell>
          <table:table-cell table:style-name="ce44" table:formula="of:=[.$M$193]" office:value-type="float" office:value="10697213.4">
            <text:p>10697213.4</text:p>
          </table:table-cell>
          <table:table-cell/>
          <table:table-cell table:style-name="ce44" office:value-type="string">
            <text:p>2048x2048</text:p>
          </table:table-cell>
          <table:table-cell table:style-name="ce44" table:formula="of:=[.$N$173]" office:value-type="float" office:value="68214410.8">
            <text:p>68214410.8</text:p>
          </table:table-cell>
          <table:table-cell table:style-name="ce44" table:formula="of:=[.$N$183]" office:value-type="float" office:value="136129297.8">
            <text:p>136129297.8</text:p>
          </table:table-cell>
          <table:table-cell table:style-name="ce44" table:formula="of:=[.$N$193]" office:value-type="float" office:value="349578806.8">
            <text:p>349578806.8</text:p>
          </table:table-cell>
        </table:table-row>
        <table:table-row table:style-name="ro1">
          <table:table-cell table:number-columns-repeated="2"/>
          <table:table-cell table:style-name="ce20" office:value-type="string">
            <text:p>Parallel 64x64</text:p>
          </table:table-cell>
          <table:table-cell table:style-name="ce20" office:value-type="string">
            <text:p>Parallel 128x128</text:p>
          </table:table-cell>
          <table:table-cell table:style-name="ce20" office:value-type="string">
            <text:p>Parallel 256x256</text:p>
          </table:table-cell>
          <table:table-cell table:style-name="ce20" office:value-type="string">
            <text:p>Parallel 512x512</text:p>
          </table:table-cell>
          <table:table-cell table:style-name="ce20" office:value-type="string">
            <text:p>Parallel 1024x1024</text:p>
          </table:table-cell>
          <table:table-cell table:style-name="ce20" office:value-type="string">
            <text:p>Parallel 2048x2048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2">
          <table:table-cell/>
          <table:table-cell table:style-name="ce18"/>
          <table:table-cell table:style-name="ce40" office:value-type="float" office:value="0.07">
            <text:p>0.07</text:p>
          </table:table-cell>
          <table:table-cell table:style-name="ce40" office:value-type="float" office:value="0.24">
            <text:p>0.24</text:p>
          </table:table-cell>
          <table:table-cell table:style-name="ce40" office:value-type="float" office:value="0.85">
            <text:p>0.85</text:p>
          </table:table-cell>
          <table:table-cell table:style-name="ce40" office:value-type="float" office:value="3.28">
            <text:p>3.28</text:p>
          </table:table-cell>
          <table:table-cell table:style-name="ce40" office:value-type="float" office:value="14.59">
            <text:p>14.59</text:p>
          </table:table-cell>
          <table:table-cell table:style-name="ce40" office:value-type="float" office:value="57.08">
            <text:p>57.08</text:p>
          </table:table-cell>
          <table:table-cell table:number-columns-repeated="2"/>
          <table:table-cell table:style-name="Default"/>
          <table:table-cell table:style-name="ce45" office:value-type="string">
            <text:p>0x500806</text:p>
          </table:table-cell>
          <table:table-cell table:style-name="ce45" office:value-type="string">
            <text:p>0x5301b8</text:p>
          </table:table-cell>
          <table:table-cell table:style-name="ce45" office:value-type="string">
            <text:p>0x500106</text:p>
          </table:table-cell>
          <table:table-cell table:style-name="ce45" office:value-type="string">
            <text:p>0x53f026</text:p>
          </table:table-cell>
          <table:table-cell table:style-name="ce45" office:value-type="string">
            <text:p>0x500206</text:p>
          </table:table-cell>
          <table:table-cell table:style-name="ce45" office:value-type="string">
            <text:p>0x500309</text:p>
          </table:table-cell>
          <table:table-cell table:style-name="ce45" office:value-type="string">
            <text:p>0x500406</text:p>
          </table:table-cell>
          <table:table-cell table:style-name="ce45" office:value-type="string">
            <text:p>0x530f26</text:p>
          </table:table-cell>
          <table:table-cell/>
          <table:table-cell table:style-name="ce44"/>
          <table:table-cell table:style-name="ce58" table:formula="of:=[.$O$6]" office:value-type="string" office:string-value="0x53f026" table:number-columns-spanned="3" table:number-rows-spanned="1">
            <text:p>0x53f026</text:p>
          </table:table-cell>
          <table:covered-table-cell table:style-name="ce44"/>
          <table:covered-table-cell table:style-name="ce44"/>
          <table:table-cell/>
          <table:table-cell table:style-name="ce44"/>
          <table:table-cell table:style-name="ce58" table:formula="of:=[.$P$6]" office:value-type="string" office:string-value="0x500206" table:number-columns-spanned="3" table:number-rows-spanned="1">
            <text:p>0x500206</text:p>
          </table:table-cell>
          <table:covered-table-cell table:style-name="ce44"/>
          <table:covered-table-cell table:style-name="ce44"/>
          <table:table-cell/>
          <table:table-cell table:style-name="ce44"/>
          <table:table-cell table:style-name="ce58" table:formula="of:=[.$Q$6]" office:value-type="string" office:string-value="0x500309" table:number-columns-spanned="3" table:number-rows-spanned="1">
            <text:p>0x500309</text:p>
          </table:table-cell>
          <table:covered-table-cell table:style-name="ce44"/>
          <table:covered-table-cell table:style-name="ce44"/>
        </table:table-row>
        <table:table-row table:style-name="ro2">
          <table:table-cell/>
          <table:table-cell table:style-name="ce18"/>
          <table:table-cell table:style-name="ce40" office:value-type="float" office:value="0.08">
            <text:p>0.08</text:p>
          </table:table-cell>
          <table:table-cell table:style-name="ce40" office:value-type="float" office:value="0.23">
            <text:p>0.23</text:p>
          </table:table-cell>
          <table:table-cell table:style-name="ce40" office:value-type="float" office:value="0.86">
            <text:p>0.86</text:p>
          </table:table-cell>
          <table:table-cell table:style-name="ce40" office:value-type="float" office:value="3.28">
            <text:p>3.28</text:p>
          </table:table-cell>
          <table:table-cell table:style-name="ce40" office:value-type="float" office:value="14.63">
            <text:p>14.63</text:p>
          </table:table-cell>
          <table:table-cell table:style-name="ce40" office:value-type="float" office:value="57.3">
            <text:p>57.3</text:p>
          </table:table-cell>
          <table:table-cell table:number-columns-repeated="2"/>
          <table:table-cell table:style-name="ce43" office:value-type="string">
            <text:p>Best-case 64 x 64</text:p>
          </table:table-cell>
          <table:table-cell table:style-name="ce46" office:value-type="string">
            <text:p>UNC_SNP_RESP_TO_LOCAL_HOME:FWD_I_STATE</text:p>
          </table:table-cell>
          <table:table-cell table:style-name="ce46" office:value-type="string">
            <text:p>SNOOP_RESPONSE:HIT</text:p>
          </table:table-cell>
          <table:table-cell table:style-name="ce46" office:value-type="string">
            <text:p>UNC_SNP_RESP_TO_LOCAL_HOME:I_STATE</text:p>
          </table:table-cell>
          <table:table-cell table:style-name="ce46" office:value-type="string">
            <text:p>L2_DATA_RQSTS:PREFETCH_MESI </text:p>
          </table:table-cell>
          <table:table-cell table:style-name="ce46" office:value-type="string">
            <text:p>UNC_SNP_RESP_TO_LOCAL_HOME:S_STATE </text:p>
          </table:table-cell>
          <table:table-cell table:style-name="ce46" office:value-type="string">
            <text:p>UNC_LLC_MISS:READ:WRITE</text:p>
          </table:table-cell>
          <table:table-cell table:style-name="ce46" office:value-type="string">
            <text:p>UNC_SNP_RESP_TO_LOCAL_HOME:FWD_S_STATE</text:p>
          </table:table-cell>
          <table:table-cell table:style-name="ce46" office:value-type="string">
            <text:p>L2_DATA_RQSTS:DEMAND_MESI</text:p>
          </table:table-cell>
          <table:table-cell/>
          <table:table-cell table:style-name="ce44"/>
          <table:table-cell table:style-name="ce58" table:formula="of:=[.$O$7]" office:value-type="string" office:string-value="L2_DATA_RQSTS:PREFETCH_MESI " table:number-columns-spanned="3" table:number-rows-spanned="1">
            <text:p>L2_DATA_RQSTS:PREFETCH_MESI </text:p>
          </table:table-cell>
          <table:covered-table-cell table:style-name="ce44"/>
          <table:covered-table-cell table:style-name="ce44"/>
          <table:table-cell/>
          <table:table-cell table:style-name="ce44"/>
          <table:table-cell table:style-name="ce58" table:formula="of:=[.$P$7]" office:value-type="string" office:string-value="UNC_SNP_RESP_TO_LOCAL_HOME:S_STATE " table:number-columns-spanned="3" table:number-rows-spanned="1">
            <text:p>UNC_SNP_RESP_TO_LOCAL_HOME:S_STATE </text:p>
          </table:table-cell>
          <table:covered-table-cell table:style-name="ce44"/>
          <table:covered-table-cell table:style-name="ce44"/>
          <table:table-cell/>
          <table:table-cell table:style-name="ce44"/>
          <table:table-cell table:style-name="ce58" table:formula="of:=[.$Q$7]" office:value-type="string" office:string-value="UNC_LLC_MISS:READ:WRITE" table:number-columns-spanned="3" table:number-rows-spanned="1">
            <text:p>UNC_LLC_MISS:READ:WRITE</text:p>
          </table:table-cell>
          <table:covered-table-cell table:style-name="ce44"/>
          <table:covered-table-cell table:style-name="ce44"/>
        </table:table-row>
        <table:table-row table:style-name="ro2">
          <table:table-cell/>
          <table:table-cell table:style-name="ce18"/>
          <table:table-cell table:style-name="ce40" office:value-type="float" office:value="0.08">
            <text:p>0.08</text:p>
          </table:table-cell>
          <table:table-cell table:style-name="ce40" office:value-type="float" office:value="0.23">
            <text:p>0.23</text:p>
          </table:table-cell>
          <table:table-cell table:style-name="ce40" office:value-type="float" office:value="0.86">
            <text:p>0.86</text:p>
          </table:table-cell>
          <table:table-cell table:style-name="ce40" office:value-type="float" office:value="3.28">
            <text:p>3.28</text:p>
          </table:table-cell>
          <table:table-cell table:style-name="ce40" office:value-type="float" office:value="14.53">
            <text:p>14.53</text:p>
          </table:table-cell>
          <table:table-cell table:style-name="ce40" office:value-type="float" office:value="57.45">
            <text:p>57.45</text:p>
          </table:table-cell>
          <table:table-cell table:number-columns-repeated="2"/>
          <table:table-cell table:style-name="Default"/>
          <table:table-cell office:value-type="float" office:value="49330">
            <text:p>49330</text:p>
          </table:table-cell>
          <table:table-cell office:value-type="float" office:value="20531">
            <text:p>20531</text:p>
          </table:table-cell>
          <table:table-cell office:value-type="float" office:value="730941">
            <text:p>730941</text:p>
          </table:table-cell>
          <table:table-cell office:value-type="float" office:value="65828">
            <text:p>65828</text:p>
          </table:table-cell>
          <table:table-cell office:value-type="float" office:value="841764">
            <text:p>841764</text:p>
          </table:table-cell>
          <table:table-cell office:value-type="float" office:value="12512">
            <text:p>12512</text:p>
          </table:table-cell>
          <table:table-cell office:value-type="float" office:value="43983">
            <text:p>43983</text:p>
          </table:table-cell>
          <table:table-cell office:value-type="float" office:value="166495">
            <text:p>166495</text:p>
          </table:table-cell>
          <table:table-cell/>
          <table:table-cell table:style-name="ce44"/>
          <table:table-cell table:style-name="ce44" office:value-type="string">
            <text:p>Sequential</text:p>
          </table:table-cell>
          <table:table-cell table:style-name="ce44" office:value-type="string">
            <text:p>Best-case</text:p>
          </table:table-cell>
          <table:table-cell table:style-name="ce44" office:value-type="string">
            <text:p>Parallel</text:p>
          </table:table-cell>
          <table:table-cell/>
          <table:table-cell table:style-name="ce44"/>
          <table:table-cell table:style-name="ce44" office:value-type="string">
            <text:p>Sequential</text:p>
          </table:table-cell>
          <table:table-cell table:style-name="ce44" office:value-type="string">
            <text:p>Best-case</text:p>
          </table:table-cell>
          <table:table-cell table:style-name="ce44" office:value-type="string">
            <text:p>Parallel</text:p>
          </table:table-cell>
          <table:table-cell/>
          <table:table-cell table:style-name="ce44"/>
          <table:table-cell table:style-name="ce44" office:value-type="string">
            <text:p>Sequential</text:p>
          </table:table-cell>
          <table:table-cell table:style-name="ce44" office:value-type="string">
            <text:p>Best-case</text:p>
          </table:table-cell>
          <table:table-cell table:style-name="ce44" office:value-type="string">
            <text:p>Parallel</text:p>
          </table:table-cell>
        </table:table-row>
        <table:table-row table:style-name="ro2">
          <table:table-cell/>
          <table:table-cell table:style-name="ce18"/>
          <table:table-cell table:style-name="ce40" office:value-type="float" office:value="0.08">
            <text:p>0.08</text:p>
          </table:table-cell>
          <table:table-cell table:style-name="ce40" office:value-type="float" office:value="0.23">
            <text:p>0.23</text:p>
          </table:table-cell>
          <table:table-cell table:style-name="ce40" office:value-type="float" office:value="0.85">
            <text:p>0.85</text:p>
          </table:table-cell>
          <table:table-cell table:style-name="ce40" office:value-type="float" office:value="3.3">
            <text:p>3.3</text:p>
          </table:table-cell>
          <table:table-cell table:style-name="ce40" office:value-type="float" office:value="14.53">
            <text:p>14.53</text:p>
          </table:table-cell>
          <table:table-cell table:style-name="ce40" office:value-type="float" office:value="57.44">
            <text:p>57.44</text:p>
          </table:table-cell>
          <table:table-cell table:number-columns-repeated="3"/>
          <table:table-cell office:value-type="float" office:value="43688">
            <text:p>43688</text:p>
          </table:table-cell>
          <table:table-cell office:value-type="float" office:value="16049">
            <text:p>16049</text:p>
          </table:table-cell>
          <table:table-cell office:value-type="float" office:value="668417">
            <text:p>668417</text:p>
          </table:table-cell>
          <table:table-cell office:value-type="float" office:value="104470">
            <text:p>104470</text:p>
          </table:table-cell>
          <table:table-cell office:value-type="float" office:value="734392">
            <text:p>734392</text:p>
          </table:table-cell>
          <table:table-cell office:value-type="float" office:value="11233">
            <text:p>11233</text:p>
          </table:table-cell>
          <table:table-cell office:value-type="float" office:value="39374">
            <text:p>39374</text:p>
          </table:table-cell>
          <table:table-cell office:value-type="float" office:value="158249">
            <text:p>158249</text:p>
          </table:table-cell>
          <table:table-cell/>
          <table:table-cell table:style-name="ce44" office:value-type="string">
            <text:p>64x64</text:p>
          </table:table-cell>
          <table:table-cell table:style-name="ce44" table:formula="of:=[.$O$13]" office:value-type="float" office:value="86933.2">
            <text:p>86933.2</text:p>
          </table:table-cell>
          <table:table-cell table:style-name="ce44" table:formula="of:=[.$O$23]" office:value-type="float" office:value="79701.4">
            <text:p>79701.4</text:p>
          </table:table-cell>
          <table:table-cell table:style-name="ce44" table:formula="of:=[.$O$33]" office:value-type="float" office:value="10649499.4">
            <text:p>10649499.4</text:p>
          </table:table-cell>
          <table:table-cell/>
          <table:table-cell table:style-name="ce44" office:value-type="string">
            <text:p>64x64</text:p>
          </table:table-cell>
          <table:table-cell table:style-name="ce44" table:formula="of:=[.$P$13]" office:value-type="float" office:value="880993.6">
            <text:p>880993.6</text:p>
          </table:table-cell>
          <table:table-cell table:style-name="ce44" table:formula="of:=[.$P$23]" office:value-type="float" office:value="827660.8">
            <text:p>827660.8</text:p>
          </table:table-cell>
          <table:table-cell table:style-name="ce44" table:formula="of:=[.$P$33]" office:value-type="float" office:value="8884279.6">
            <text:p>8884279.6</text:p>
          </table:table-cell>
          <table:table-cell/>
          <table:table-cell table:style-name="ce44" office:value-type="string">
            <text:p>64x64</text:p>
          </table:table-cell>
          <table:table-cell table:style-name="ce44" table:formula="of:=[.$Q$13]" office:value-type="float" office:value="11878.6">
            <text:p>11878.6</text:p>
          </table:table-cell>
          <table:table-cell table:style-name="ce44" table:formula="of:=[.$Q$23]" office:value-type="float" office:value="9378.2">
            <text:p>9378.2</text:p>
          </table:table-cell>
          <table:table-cell table:style-name="ce44" table:formula="of:=[.$Q$33]" office:value-type="float" office:value="9868.6">
            <text:p>9868.6</text:p>
          </table:table-cell>
        </table:table-row>
        <table:table-row table:style-name="ro2">
          <table:table-cell/>
          <table:table-cell table:style-name="ce18"/>
          <table:table-cell table:style-name="ce40" office:value-type="float" office:value="0.08">
            <text:p>0.08</text:p>
          </table:table-cell>
          <table:table-cell table:style-name="ce40" office:value-type="float" office:value="0.23">
            <text:p>0.23</text:p>
          </table:table-cell>
          <table:table-cell table:style-name="ce40" office:value-type="float" office:value="0.85">
            <text:p>0.85</text:p>
          </table:table-cell>
          <table:table-cell table:style-name="ce40" office:value-type="float" office:value="3.3">
            <text:p>3.3</text:p>
          </table:table-cell>
          <table:table-cell table:style-name="ce40" office:value-type="float" office:value="14.56">
            <text:p>14.56</text:p>
          </table:table-cell>
          <table:table-cell table:style-name="ce40" office:value-type="float" office:value="57.28">
            <text:p>57.28</text:p>
          </table:table-cell>
          <table:table-cell table:number-columns-repeated="3"/>
          <table:table-cell office:value-type="float" office:value="60387">
            <text:p>60387</text:p>
          </table:table-cell>
          <table:table-cell office:value-type="float" office:value="14807">
            <text:p>14807</text:p>
          </table:table-cell>
          <table:table-cell office:value-type="float" office:value="778533">
            <text:p>778533</text:p>
          </table:table-cell>
          <table:table-cell office:value-type="float" office:value="68339">
            <text:p>68339</text:p>
          </table:table-cell>
          <table:table-cell office:value-type="float" office:value="886109">
            <text:p>886109</text:p>
          </table:table-cell>
          <table:table-cell office:value-type="float" office:value="5701">
            <text:p>5701</text:p>
          </table:table-cell>
          <table:table-cell office:value-type="float" office:value="44198">
            <text:p>44198</text:p>
          </table:table-cell>
          <table:table-cell office:value-type="float" office:value="160888">
            <text:p>160888</text:p>
          </table:table-cell>
          <table:table-cell/>
          <table:table-cell table:style-name="ce44" office:value-type="string">
            <text:p>128x128</text:p>
          </table:table-cell>
          <table:table-cell table:style-name="ce44" table:formula="of:=[.$O$45]" office:value-type="float" office:value="11627276">
            <text:p>11627276</text:p>
          </table:table-cell>
          <table:table-cell table:style-name="ce44" table:formula="of:=[.$O$55]" office:value-type="float" office:value="9067539.8">
            <text:p>9067539.8</text:p>
          </table:table-cell>
          <table:table-cell table:style-name="ce44" table:formula="of:=[.$O$65]" office:value-type="float" office:value="39538378.6">
            <text:p>39538378.6</text:p>
          </table:table-cell>
          <table:table-cell/>
          <table:table-cell table:style-name="ce44" office:value-type="string">
            <text:p>128x128</text:p>
          </table:table-cell>
          <table:table-cell table:style-name="ce44" table:formula="of:=[.$P$45]" office:value-type="float" office:value="1619454.8">
            <text:p>1619454.8</text:p>
          </table:table-cell>
          <table:table-cell table:style-name="ce44" table:formula="of:=[.$P$55]" office:value-type="float" office:value="1367907.6">
            <text:p>1367907.6</text:p>
          </table:table-cell>
          <table:table-cell table:style-name="ce44" table:formula="of:=[.$P$65]" office:value-type="float" office:value="14158796.4">
            <text:p>14158796.4</text:p>
          </table:table-cell>
          <table:table-cell/>
          <table:table-cell table:style-name="ce44" office:value-type="string">
            <text:p>128x128</text:p>
          </table:table-cell>
          <table:table-cell table:style-name="ce44" table:formula="of:=[.$Q$45]" office:value-type="float" office:value="12736">
            <text:p>12736</text:p>
          </table:table-cell>
          <table:table-cell table:style-name="ce44" table:formula="of:=[.$Q$55]" office:value-type="float" office:value="15080.4">
            <text:p>15080.4</text:p>
          </table:table-cell>
          <table:table-cell table:style-name="ce44" table:formula="of:=[.$Q$65]" office:value-type="float" office:value="23230">
            <text:p>23230</text:p>
          </table:table-cell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16:.C20])" office:value-type="float" office:value="0.078">
            <text:p>0.08</text:p>
          </table:table-cell>
          <table:table-cell table:style-name="ce29" table:formula="of:=AVERAGE([.D16:.D20])" office:value-type="float" office:value="0.232">
            <text:p>0,23</text:p>
          </table:table-cell>
          <table:table-cell table:style-name="ce29" table:formula="of:=AVERAGE([.E16:.E20])" office:value-type="float" office:value="0.854">
            <text:p>0,85</text:p>
          </table:table-cell>
          <table:table-cell table:style-name="ce24" table:formula="of:=AVERAGE([.F16:.F20])" office:value-type="float" office:value="3.288">
            <text:p>3.29</text:p>
          </table:table-cell>
          <table:table-cell table:style-name="ce26" table:formula="of:=AVERAGE([.G16:.G20])" office:value-type="float" office:value="14.568">
            <text:p>14.57</text:p>
          </table:table-cell>
          <table:table-cell table:style-name="ce29" table:formula="of:=AVERAGE([.H16:.H20])" office:value-type="float" office:value="57.31">
            <text:p>57,31</text:p>
          </table:table-cell>
          <table:table-cell table:number-columns-repeated="3"/>
          <table:table-cell office:value-type="float" office:value="50985">
            <text:p>50985</text:p>
          </table:table-cell>
          <table:table-cell office:value-type="float" office:value="19950">
            <text:p>19950</text:p>
          </table:table-cell>
          <table:table-cell office:value-type="float" office:value="681727">
            <text:p>681727</text:p>
          </table:table-cell>
          <table:table-cell office:value-type="float" office:value="92483">
            <text:p>92483</text:p>
          </table:table-cell>
          <table:table-cell office:value-type="float" office:value="829967">
            <text:p>829967</text:p>
          </table:table-cell>
          <table:table-cell office:value-type="float" office:value="10833">
            <text:p>10833</text:p>
          </table:table-cell>
          <table:table-cell office:value-type="float" office:value="43918">
            <text:p>43918</text:p>
          </table:table-cell>
          <table:table-cell office:value-type="float" office:value="281144">
            <text:p>281144</text:p>
          </table:table-cell>
          <table:table-cell/>
          <table:table-cell table:style-name="ce44" office:value-type="string">
            <text:p>256x256</text:p>
          </table:table-cell>
          <table:table-cell table:style-name="ce44" table:formula="of:=[.$O$77]" office:value-type="float" office:value="59914305.2">
            <text:p>59914305.2</text:p>
          </table:table-cell>
          <table:table-cell table:style-name="ce44" table:formula="of:=[.$O$87]" office:value-type="float" office:value="52078571">
            <text:p>52078571</text:p>
          </table:table-cell>
          <table:table-cell table:style-name="ce44" table:formula="of:=[.$O$97]" office:value-type="float" office:value="185925430.6">
            <text:p>185925430.6</text:p>
          </table:table-cell>
          <table:table-cell/>
          <table:table-cell table:style-name="ce44" office:value-type="string">
            <text:p>256x256</text:p>
          </table:table-cell>
          <table:table-cell table:style-name="ce44" table:formula="of:=[.$P$77]" office:value-type="float" office:value="3929464.4">
            <text:p>3929464.4</text:p>
          </table:table-cell>
          <table:table-cell table:style-name="ce44" table:formula="of:=[.$P$87]" office:value-type="float" office:value="5072214">
            <text:p>5072214</text:p>
          </table:table-cell>
          <table:table-cell table:style-name="ce44" table:formula="of:=[.$P$97]" office:value-type="float" office:value="32109495.6">
            <text:p>32109495.6</text:p>
          </table:table-cell>
          <table:table-cell/>
          <table:table-cell table:style-name="ce44" office:value-type="string">
            <text:p>256x256</text:p>
          </table:table-cell>
          <table:table-cell table:style-name="ce44" table:formula="of:=[.$Q$77]" office:value-type="float" office:value="29711.6">
            <text:p>29711.6</text:p>
          </table:table-cell>
          <table:table-cell table:style-name="ce44" table:formula="of:=[.$Q$87]" office:value-type="float" office:value="46405.8">
            <text:p>46405.8</text:p>
          </table:table-cell>
          <table:table-cell table:style-name="ce44" table:formula="of:=[.$Q$97]" office:value-type="float" office:value="39477.6">
            <text:p>39477.6</text:p>
          </table:table-cell>
        </table:table-row>
        <table:table-row table:style-name="ro1">
          <table:table-cell/>
          <table:table-cell table:style-name="ce19" office:value-type="string">
            <text:p>STD</text:p>
          </table:table-cell>
          <table:table-cell table:style-name="ce24" table:formula="of:=STDEV([.C16:.C20])" office:value-type="float" office:value="0.00447213595499958">
            <text:p>0</text:p>
          </table:table-cell>
          <table:table-cell table:style-name="ce29" table:formula="of:=STDEV([.D16:.D20])" office:value-type="float" office:value="0.00447213595499957">
            <text:p>0,00</text:p>
          </table:table-cell>
          <table:table-cell table:style-name="ce29" table:formula="of:=STDEV([.E16:.E20])" office:value-type="float" office:value="0.00547722557505167">
            <text:p>0,01</text:p>
          </table:table-cell>
          <table:table-cell table:style-name="ce24" table:formula="of:=STDEV([.F16:.F20])" office:value-type="float" office:value="0.0109544511501033">
            <text:p>0.01</text:p>
          </table:table-cell>
          <table:table-cell table:style-name="ce26" table:formula="of:=STDEV([.G16:.G20])" office:value-type="float" office:value="0.0426614580154036">
            <text:p>0.04</text:p>
          </table:table-cell>
          <table:table-cell table:style-name="ce29" table:formula="of:=STDEV([.H16:.H20])" office:value-type="float" office:value="0.15033296378373">
            <text:p>0,15</text:p>
          </table:table-cell>
          <table:table-cell table:number-columns-repeated="3"/>
          <table:table-cell office:value-type="float" office:value="49820">
            <text:p>49820</text:p>
          </table:table-cell>
          <table:table-cell office:value-type="float" office:value="16119">
            <text:p>16119</text:p>
          </table:table-cell>
          <table:table-cell office:value-type="float" office:value="813543">
            <text:p>813543</text:p>
          </table:table-cell>
          <table:table-cell office:value-type="float" office:value="67387">
            <text:p>67387</text:p>
          </table:table-cell>
          <table:table-cell office:value-type="float" office:value="846072">
            <text:p>846072</text:p>
          </table:table-cell>
          <table:table-cell office:value-type="float" office:value="6612">
            <text:p>6612</text:p>
          </table:table-cell>
          <table:table-cell office:value-type="float" office:value="45365">
            <text:p>45365</text:p>
          </table:table-cell>
          <table:table-cell office:value-type="float" office:value="262318">
            <text:p>262318</text:p>
          </table:table-cell>
          <table:table-cell/>
          <table:table-cell table:style-name="ce44" office:value-type="string">
            <text:p>512x512</text:p>
          </table:table-cell>
          <table:table-cell table:style-name="ce44" table:formula="of:=[.$O$109]" office:value-type="float" office:value="326819015.2">
            <text:p>326819015.2</text:p>
          </table:table-cell>
          <table:table-cell table:style-name="ce44" table:formula="of:=[.$O$119]" office:value-type="float" office:value="327654625">
            <text:p>327654625</text:p>
          </table:table-cell>
          <table:table-cell table:style-name="ce44" table:formula="of:=[.$O$129]" office:value-type="float" office:value="673845238.2">
            <text:p>673845238.2</text:p>
          </table:table-cell>
          <table:table-cell/>
          <table:table-cell table:style-name="ce44" office:value-type="string">
            <text:p>512x512</text:p>
          </table:table-cell>
          <table:table-cell table:style-name="ce44" table:formula="of:=[.$P$109]" office:value-type="float" office:value="13976887.8">
            <text:p>13976887.8</text:p>
          </table:table-cell>
          <table:table-cell table:style-name="ce44" table:formula="of:=[.$P$119]" office:value-type="float" office:value="10084163.2">
            <text:p>10084163.2</text:p>
          </table:table-cell>
          <table:table-cell table:style-name="ce44" table:formula="of:=[.$P$129]" office:value-type="float" office:value="72200715.4">
            <text:p>72200715.4</text:p>
          </table:table-cell>
          <table:table-cell/>
          <table:table-cell table:style-name="ce44" office:value-type="string">
            <text:p>512x512</text:p>
          </table:table-cell>
          <table:table-cell table:style-name="ce44" table:formula="of:=[.$Q$109]" office:value-type="float" office:value="120800.4">
            <text:p>120800.4</text:p>
          </table:table-cell>
          <table:table-cell table:style-name="ce44" table:formula="of:=[.$Q$119]" office:value-type="float" office:value="54442.6">
            <text:p>54442.6</text:p>
          </table:table-cell>
          <table:table-cell table:style-name="ce44" table:formula="of:=[.$Q$129]" office:value-type="float" office:value="63203">
            <text:p>63203</text:p>
          </table:table-cell>
        </table:table-row>
        <table:table-row table:style-name="ro2">
          <table:table-cell table:number-columns-repeated="10"/>
          <table:table-cell table:style-name="ce1" office:value-type="string">
            <text:p>Average</text:p>
          </table:table-cell>
          <table:table-cell table:style-name="ce48" table:formula="of:=AVERAGE([.L18:.L22])" office:value-type="float" office:value="50842">
            <text:p>50842</text:p>
          </table:table-cell>
          <table:table-cell table:style-name="ce48" table:formula="of:=AVERAGE([.M18:.M22])" office:value-type="float" office:value="17491.2">
            <text:p>17491.2</text:p>
          </table:table-cell>
          <table:table-cell table:style-name="ce48" table:formula="of:=AVERAGE([.N18:.N22])" office:value-type="float" office:value="734632.2">
            <text:p>734632.2</text:p>
          </table:table-cell>
          <table:table-cell table:style-name="ce48" table:formula="of:=AVERAGE([.O18:.O22])" office:value-type="float" office:value="79701.4">
            <text:p>79701.4</text:p>
          </table:table-cell>
          <table:table-cell table:style-name="ce48" table:formula="of:=AVERAGE([.P18:.P22])" office:value-type="float" office:value="827660.8">
            <text:p>827660.8</text:p>
          </table:table-cell>
          <table:table-cell table:style-name="ce48" table:formula="of:=AVERAGE([.Q18:.Q22])" office:value-type="float" office:value="9378.2">
            <text:p>9378.2</text:p>
          </table:table-cell>
          <table:table-cell table:style-name="ce48" table:formula="of:=AVERAGE([.R18:.R22])" office:value-type="float" office:value="43367.6">
            <text:p>43367.6</text:p>
          </table:table-cell>
          <table:table-cell table:style-name="ce48" table:formula="of:=AVERAGE([.S18:.S22])" office:value-type="float" office:value="205818.8">
            <text:p>205818.8</text:p>
          </table:table-cell>
          <table:table-cell/>
          <table:table-cell table:style-name="ce44" office:value-type="string">
            <text:p>1024x1024</text:p>
          </table:table-cell>
          <table:table-cell table:style-name="ce44" table:formula="of:=[.$O$141]" office:value-type="float" office:value="1318791613.8">
            <text:p>1318791613.8</text:p>
          </table:table-cell>
          <table:table-cell table:style-name="ce44" table:formula="of:=[.$O$151]" office:value-type="float" office:value="1325575699.8">
            <text:p>1325575699.8</text:p>
          </table:table-cell>
          <table:table-cell table:style-name="ce44" table:formula="of:=[.$O$161]" office:value-type="float" office:value="2147483647">
            <text:p>2147483647</text:p>
          </table:table-cell>
          <table:table-cell/>
          <table:table-cell table:style-name="ce44" office:value-type="string">
            <text:p>1024x1024</text:p>
          </table:table-cell>
          <table:table-cell table:style-name="ce44" table:formula="of:=[.$P$141]" office:value-type="float" office:value="11289235.2">
            <text:p>11289235.2</text:p>
          </table:table-cell>
          <table:table-cell table:style-name="ce44" table:formula="of:=[.$P$151]" office:value-type="float" office:value="52252950.4">
            <text:p>52252950.4</text:p>
          </table:table-cell>
          <table:table-cell table:style-name="ce44" table:formula="of:=[.$P$161]" office:value-type="float" office:value="403743724.4">
            <text:p>403743724.4</text:p>
          </table:table-cell>
          <table:table-cell/>
          <table:table-cell table:style-name="ce44" office:value-type="string">
            <text:p>1024x1024</text:p>
          </table:table-cell>
          <table:table-cell table:style-name="ce44" table:formula="of:=[.$Q$141]" office:value-type="float" office:value="113806.8">
            <text:p>113806.8</text:p>
          </table:table-cell>
          <table:table-cell table:style-name="ce44" table:formula="of:=[.$Q$151]" office:value-type="float" office:value="385533.6">
            <text:p>385533.6</text:p>
          </table:table-cell>
          <table:table-cell table:style-name="ce44" table:formula="of:=[.$Q$161]" office:value-type="float" office:value="287271.8">
            <text:p>287271.8</text:p>
          </table:table-cell>
        </table:table-row>
        <table:table-row table:style-name="ro1">
          <table:table-cell/>
          <table:table-cell table:style-name="ce18"/>
          <table:table-cell table:style-name="ce25" office:value-type="string">
            <text:p>Concurrent 64x46</text:p>
          </table:table-cell>
          <table:table-cell table:style-name="ce25" office:value-type="string">
            <text:p>Concurrent 128x128</text:p>
          </table:table-cell>
          <table:table-cell table:style-name="ce25" office:value-type="string">
            <text:p>Concurrent 256x256</text:p>
          </table:table-cell>
          <table:table-cell table:style-name="ce25" office:value-type="string">
            <text:p>Concurrent 512x512</text:p>
          </table:table-cell>
          <table:table-cell table:style-name="ce25" office:value-type="string">
            <text:p>Concurrent 1024x1024</text:p>
          </table:table-cell>
          <table:table-cell table:style-name="ce25" office:value-type="string">
            <text:p>Concurrent 2048x2048</text:p>
          </table:table-cell>
          <table:table-cell table:number-columns-repeated="2"/>
          <table:table-cell table:style-name="ce1" office:value-type="string">
            <text:p>STD</text:p>
          </table:table-cell>
          <table:table-cell table:style-name="ce1" table:formula="of:=STDEV([.L18:.L22])" office:value-type="float" office:value="6034.02473478523">
            <text:p>6034.02</text:p>
          </table:table-cell>
          <table:table-cell table:style-name="ce1" table:formula="of:=STDEV([.M18:.M22])" office:value-type="float" office:value="2571.66700799306">
            <text:p>2571.67</text:p>
          </table:table-cell>
          <table:table-cell table:style-name="ce1" table:formula="of:=STDEV([.N18:.N22])" office:value-type="float" office:value="61950.0453042611">
            <text:p>61950.05</text:p>
          </table:table-cell>
          <table:table-cell table:style-name="ce1" table:formula="of:=STDEV([.O18:.O22])" office:value-type="float" office:value="17678.1832579029">
            <text:p>17678.18</text:p>
          </table:table-cell>
          <table:table-cell table:style-name="ce1" table:formula="of:=STDEV([.P18:.P22])" office:value-type="float" office:value="56254.8936333542">
            <text:p>56254.89</text:p>
          </table:table-cell>
          <table:table-cell table:style-name="ce1" table:formula="of:=STDEV([.Q18:.Q22])" office:value-type="float" office:value="3022.87490644254">
            <text:p>3022.87</text:p>
          </table:table-cell>
          <table:table-cell table:style-name="ce1" table:formula="of:=STDEV([.R18:.R22])" office:value-type="float" office:value="2308.11986257213">
            <text:p>2308.12</text:p>
          </table:table-cell>
          <table:table-cell table:style-name="ce1" table:formula="of:=STDEV([.S18:.S22])" office:value-type="float" office:value="60609.5480572162">
            <text:p>60609.55</text:p>
          </table:table-cell>
          <table:table-cell/>
          <table:table-cell table:style-name="ce44" office:value-type="string">
            <text:p>2048x2048</text:p>
          </table:table-cell>
          <table:table-cell table:style-name="ce44" table:formula="of:=[.$O$173]" office:value-type="float" office:value="2147483647">
            <text:p>2147483647</text:p>
          </table:table-cell>
          <table:table-cell table:style-name="ce44" table:formula="of:=[.$O$183]" office:value-type="float" office:value="2147483647">
            <text:p>2147483647</text:p>
          </table:table-cell>
          <table:table-cell table:style-name="ce44" table:formula="of:=[.$O$193]" office:value-type="float" office:value="2147483647">
            <text:p>2147483647</text:p>
          </table:table-cell>
          <table:table-cell/>
          <table:table-cell table:style-name="ce44" office:value-type="string">
            <text:p>2048x2048</text:p>
          </table:table-cell>
          <table:table-cell table:style-name="ce44" table:formula="of:=[.$P$173]" office:value-type="float" office:value="80307362.2">
            <text:p>80307362.2</text:p>
          </table:table-cell>
          <table:table-cell table:style-name="ce44" table:formula="of:=[.$P$183]" office:value-type="float" office:value="158881418.4">
            <text:p>158881418.4</text:p>
          </table:table-cell>
          <table:table-cell table:style-name="ce44" table:formula="of:=[.$P$193]" office:value-type="float" office:value="370634260.6">
            <text:p>370634260.6</text:p>
          </table:table-cell>
          <table:table-cell/>
          <table:table-cell table:style-name="ce44" office:value-type="string">
            <text:p>2048x2048</text:p>
          </table:table-cell>
          <table:table-cell table:style-name="ce44" table:formula="of:=[.$Q$173]" office:value-type="float" office:value="511832.6">
            <text:p>511832.6</text:p>
          </table:table-cell>
          <table:table-cell table:style-name="ce44" table:formula="of:=[.$Q$183]" office:value-type="float" office:value="835826.8">
            <text:p>835826.8</text:p>
          </table:table-cell>
          <table:table-cell table:style-name="ce44" table:formula="of:=[.$Q$193]" office:value-type="float" office:value="532124.6">
            <text:p>532124.6</text:p>
          </table:table-cell>
        </table:table-row>
        <table:table-row table:style-name="ro2">
          <table:table-cell/>
          <table:table-cell table:style-name="ce18"/>
          <table:table-cell table:style-name="ce40" office:value-type="float" office:value="0.09">
            <text:p>0.09</text:p>
          </table:table-cell>
          <table:table-cell table:style-name="ce40" office:value-type="float" office:value="0.38">
            <text:p>0.38</text:p>
          </table:table-cell>
          <table:table-cell table:style-name="ce40" office:value-type="float" office:value="1.13">
            <text:p>1.13</text:p>
          </table:table-cell>
          <table:table-cell table:style-name="ce40" office:value-type="float" office:value="4.15">
            <text:p>4.15</text:p>
          </table:table-cell>
          <table:table-cell table:style-name="ce40" office:value-type="float" office:value="23.99">
            <text:p>23.99</text:p>
          </table:table-cell>
          <table:table-cell table:style-name="ce40" office:value-type="float" office:value="109.77">
            <text:p>109.77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2">
          <table:table-cell/>
          <table:table-cell table:style-name="ce18"/>
          <table:table-cell table:style-name="ce40" office:value-type="float" office:value="0.12">
            <text:p>0.12</text:p>
          </table:table-cell>
          <table:table-cell table:style-name="ce40" office:value-type="float" office:value="0.38">
            <text:p>0.38</text:p>
          </table:table-cell>
          <table:table-cell table:style-name="ce40" office:value-type="float" office:value="1.11">
            <text:p>1.11</text:p>
          </table:table-cell>
          <table:table-cell table:style-name="ce40" office:value-type="float" office:value="4.17">
            <text:p>4.17</text:p>
          </table:table-cell>
          <table:table-cell table:style-name="ce40" office:value-type="float" office:value="24.04">
            <text:p>24.04</text:p>
          </table:table-cell>
          <table:table-cell table:style-name="ce40" office:value-type="float" office:value="116.02">
            <text:p>116.02</text:p>
          </table:table-cell>
          <table:table-cell table:number-columns-repeated="2"/>
          <table:table-cell table:style-name="Default"/>
          <table:table-cell table:style-name="ce45" office:value-type="string">
            <text:p>0x500806</text:p>
          </table:table-cell>
          <table:table-cell table:style-name="ce45" office:value-type="string">
            <text:p>0x5301b8</text:p>
          </table:table-cell>
          <table:table-cell table:style-name="ce45" office:value-type="string">
            <text:p>0x500106</text:p>
          </table:table-cell>
          <table:table-cell table:style-name="ce45" office:value-type="string">
            <text:p>0x53f026</text:p>
          </table:table-cell>
          <table:table-cell table:style-name="ce45" office:value-type="string">
            <text:p>0x500206</text:p>
          </table:table-cell>
          <table:table-cell table:style-name="ce45" office:value-type="string">
            <text:p>0x500309</text:p>
          </table:table-cell>
          <table:table-cell table:style-name="ce45" office:value-type="string">
            <text:p>0x500406</text:p>
          </table:table-cell>
          <table:table-cell table:style-name="ce45" office:value-type="string">
            <text:p>0x530f26</text:p>
          </table:table-cell>
          <table:table-cell/>
          <table:table-cell table:style-name="ce44"/>
          <table:table-cell table:style-name="ce58" table:formula="of:=[.$R$6]" office:value-type="string" office:string-value="0x500406" table:number-columns-spanned="3" table:number-rows-spanned="1">
            <text:p>0x500406</text:p>
          </table:table-cell>
          <table:covered-table-cell table:style-name="ce44"/>
          <table:covered-table-cell table:style-name="ce44"/>
          <table:table-cell table:number-columns-repeated="10"/>
        </table:table-row>
        <table:table-row table:style-name="ro2">
          <table:table-cell/>
          <table:table-cell table:style-name="ce18"/>
          <table:table-cell table:style-name="ce40" office:value-type="float" office:value="0.11">
            <text:p>0.11</text:p>
          </table:table-cell>
          <table:table-cell table:style-name="ce40" office:value-type="float" office:value="0.38">
            <text:p>0.38</text:p>
          </table:table-cell>
          <table:table-cell table:style-name="ce40" office:value-type="float" office:value="1.12">
            <text:p>1.12</text:p>
          </table:table-cell>
          <table:table-cell table:style-name="ce40" office:value-type="float" office:value="4.18">
            <text:p>4.18</text:p>
          </table:table-cell>
          <table:table-cell table:style-name="ce40" office:value-type="float" office:value="23.48">
            <text:p>23.48</text:p>
          </table:table-cell>
          <table:table-cell table:style-name="ce40" office:value-type="float" office:value="122.38">
            <text:p>122.38</text:p>
          </table:table-cell>
          <table:table-cell table:number-columns-repeated="2"/>
          <table:table-cell table:style-name="ce43" office:value-type="string">
            <text:p>Parallel 64 x 64</text:p>
          </table:table-cell>
          <table:table-cell table:style-name="ce46" office:value-type="string">
            <text:p>UNC_SNP_RESP_TO_LOCAL_HOME:FWD_I_STATE</text:p>
          </table:table-cell>
          <table:table-cell table:style-name="ce46" office:value-type="string">
            <text:p>SNOOP_RESPONSE:HIT</text:p>
          </table:table-cell>
          <table:table-cell table:style-name="ce46" office:value-type="string">
            <text:p>UNC_SNP_RESP_TO_LOCAL_HOME:I_STATE</text:p>
          </table:table-cell>
          <table:table-cell table:style-name="ce46" office:value-type="string">
            <text:p>L2_DATA_RQSTS:PREFETCH_MESI </text:p>
          </table:table-cell>
          <table:table-cell table:style-name="ce46" office:value-type="string">
            <text:p>UNC_SNP_RESP_TO_LOCAL_HOME:S_STATE </text:p>
          </table:table-cell>
          <table:table-cell table:style-name="ce46" office:value-type="string">
            <text:p>UNC_LLC_MISS:READ:WRITE</text:p>
          </table:table-cell>
          <table:table-cell table:style-name="ce46" office:value-type="string">
            <text:p>UNC_SNP_RESP_TO_LOCAL_HOME:FWD_S_STATE</text:p>
          </table:table-cell>
          <table:table-cell table:style-name="ce46" office:value-type="string">
            <text:p>L2_DATA_RQSTS:DEMAND_MESI</text:p>
          </table:table-cell>
          <table:table-cell/>
          <table:table-cell table:style-name="ce44"/>
          <table:table-cell table:style-name="ce58" table:formula="of:=[.$R$7]" office:value-type="string" office:string-value="UNC_SNP_RESP_TO_LOCAL_HOME:FWD_S_STATE" table:number-columns-spanned="3" table:number-rows-spanned="1">
            <text:p>UNC_SNP_RESP_TO_LOCAL_HOME:FWD_S_STATE</text:p>
          </table:table-cell>
          <table:covered-table-cell table:style-name="ce44"/>
          <table:covered-table-cell table:style-name="ce44"/>
          <table:table-cell table:number-columns-repeated="10"/>
        </table:table-row>
        <table:table-row table:style-name="ro2">
          <table:table-cell/>
          <table:table-cell table:style-name="ce18"/>
          <table:table-cell table:style-name="ce40" office:value-type="float" office:value="0.11">
            <text:p>0.11</text:p>
          </table:table-cell>
          <table:table-cell table:style-name="ce40" office:value-type="float" office:value="0.38">
            <text:p>0.38</text:p>
          </table:table-cell>
          <table:table-cell table:style-name="ce40" office:value-type="float" office:value="1.1">
            <text:p>1.1</text:p>
          </table:table-cell>
          <table:table-cell table:style-name="ce40" office:value-type="float" office:value="4.16">
            <text:p>4.16</text:p>
          </table:table-cell>
          <table:table-cell table:style-name="ce40" office:value-type="float" office:value="24.1">
            <text:p>24.1</text:p>
          </table:table-cell>
          <table:table-cell table:style-name="ce40" office:value-type="float" office:value="114.79">
            <text:p>114.79</text:p>
          </table:table-cell>
          <table:table-cell table:number-columns-repeated="2"/>
          <table:table-cell table:style-name="Default"/>
          <table:table-cell office:value-type="float" office:value="1075572">
            <text:p>1075572</text:p>
          </table:table-cell>
          <table:table-cell office:value-type="float" office:value="1837849">
            <text:p>1837849</text:p>
          </table:table-cell>
          <table:table-cell office:value-type="float" office:value="8717459">
            <text:p>8717459</text:p>
          </table:table-cell>
          <table:table-cell office:value-type="float" office:value="10206749">
            <text:p>10206749</text:p>
          </table:table-cell>
          <table:table-cell office:value-type="float" office:value="8994860">
            <text:p>8994860</text:p>
          </table:table-cell>
          <table:table-cell office:value-type="float" office:value="13757">
            <text:p>13757</text:p>
          </table:table-cell>
          <table:table-cell office:value-type="float" office:value="59296">
            <text:p>59296</text:p>
          </table:table-cell>
          <table:table-cell office:value-type="float" office:value="6595355">
            <text:p>6595355</text:p>
          </table:table-cell>
          <table:table-cell/>
          <table:table-cell table:style-name="ce44"/>
          <table:table-cell table:style-name="ce44" office:value-type="string">
            <text:p>Sequential</text:p>
          </table:table-cell>
          <table:table-cell table:style-name="ce44" office:value-type="string">
            <text:p>Best-case</text:p>
          </table:table-cell>
          <table:table-cell table:style-name="ce44" office:value-type="string">
            <text:p>Parallel</text:p>
          </table:table-cell>
          <table:table-cell table:number-columns-repeated="10"/>
        </table:table-row>
        <table:table-row table:style-name="ro2">
          <table:table-cell/>
          <table:table-cell table:style-name="ce18"/>
          <table:table-cell table:style-name="ce40" office:value-type="float" office:value="0.11">
            <text:p>0.11</text:p>
          </table:table-cell>
          <table:table-cell table:style-name="ce40" office:value-type="float" office:value="0.36">
            <text:p>0.36</text:p>
          </table:table-cell>
          <table:table-cell table:style-name="ce40" office:value-type="float" office:value="1.1">
            <text:p>1.1</text:p>
          </table:table-cell>
          <table:table-cell table:style-name="ce40" office:value-type="float" office:value="4.16">
            <text:p>4.16</text:p>
          </table:table-cell>
          <table:table-cell table:style-name="ce40" office:value-type="float" office:value="24.06">
            <text:p>24.06</text:p>
          </table:table-cell>
          <table:table-cell table:style-name="ce40" office:value-type="float" office:value="123.05">
            <text:p>123.05</text:p>
          </table:table-cell>
          <table:table-cell table:number-columns-repeated="3"/>
          <table:table-cell office:value-type="float" office:value="1199396">
            <text:p>1199396</text:p>
          </table:table-cell>
          <table:table-cell office:value-type="float" office:value="2376137">
            <text:p>2376137</text:p>
          </table:table-cell>
          <table:table-cell office:value-type="float" office:value="8556147">
            <text:p>8556147</text:p>
          </table:table-cell>
          <table:table-cell office:value-type="float" office:value="10459350">
            <text:p>10459350</text:p>
          </table:table-cell>
          <table:table-cell office:value-type="float" office:value="8496604">
            <text:p>8496604</text:p>
          </table:table-cell>
          <table:table-cell office:value-type="float" office:value="1664">
            <text:p>1664</text:p>
          </table:table-cell>
          <table:table-cell office:value-type="float" office:value="15018">
            <text:p>15018</text:p>
          </table:table-cell>
          <table:table-cell office:value-type="float" office:value="6602477">
            <text:p>6602477</text:p>
          </table:table-cell>
          <table:table-cell/>
          <table:table-cell table:style-name="ce44" office:value-type="string">
            <text:p>64x64</text:p>
          </table:table-cell>
          <table:table-cell table:style-name="ce44" table:formula="of:=[.$R$13]" office:value-type="float" office:value="47148.8">
            <text:p>47148.8</text:p>
          </table:table-cell>
          <table:table-cell table:style-name="ce44" table:formula="of:=[.$R$23]" office:value-type="float" office:value="43367.6">
            <text:p>43367.6</text:p>
          </table:table-cell>
          <table:table-cell table:style-name="ce44" table:formula="of:=[.$R$33]" office:value-type="float" office:value="44982.6">
            <text:p>44982.6</text:p>
          </table:table-cell>
          <table:table-cell table:number-columns-repeated="10"/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25:.C29])" office:value-type="float" office:value="0.108">
            <text:p>0.11</text:p>
          </table:table-cell>
          <table:table-cell table:style-name="ce24" table:formula="of:=AVERAGE([.D25:.D29])" office:value-type="float" office:value="0.376">
            <text:p>0.38</text:p>
          </table:table-cell>
          <table:table-cell table:style-name="ce29" table:formula="of:=AVERAGE([.E25:.E29])" office:value-type="float" office:value="1.112">
            <text:p>1,11</text:p>
          </table:table-cell>
          <table:table-cell table:style-name="ce29" table:formula="of:=AVERAGE([.F25:.F29])" office:value-type="float" office:value="4.164">
            <text:p>4,16</text:p>
          </table:table-cell>
          <table:table-cell table:style-name="ce29" table:formula="of:=AVERAGE([.G25:.G29])" office:value-type="float" office:value="23.934">
            <text:p>23,93</text:p>
          </table:table-cell>
          <table:table-cell table:style-name="ce29" table:formula="of:=AVERAGE([.H25:.H29])" office:value-type="float" office:value="117.202">
            <text:p>117,20</text:p>
          </table:table-cell>
          <table:table-cell table:number-columns-repeated="3"/>
          <table:table-cell office:value-type="float" office:value="1174925">
            <text:p>1174925</text:p>
          </table:table-cell>
          <table:table-cell office:value-type="float" office:value="1784453">
            <text:p>1784453</text:p>
          </table:table-cell>
          <table:table-cell office:value-type="float" office:value="9000206">
            <text:p>9000206</text:p>
          </table:table-cell>
          <table:table-cell office:value-type="float" office:value="10942115">
            <text:p>10942115</text:p>
          </table:table-cell>
          <table:table-cell office:value-type="float" office:value="8754460">
            <text:p>8754460</text:p>
          </table:table-cell>
          <table:table-cell office:value-type="float" office:value="12543">
            <text:p>12543</text:p>
          </table:table-cell>
          <table:table-cell office:value-type="float" office:value="49224">
            <text:p>49224</text:p>
          </table:table-cell>
          <table:table-cell office:value-type="float" office:value="8118156">
            <text:p>8118156</text:p>
          </table:table-cell>
          <table:table-cell/>
          <table:table-cell table:style-name="ce44" office:value-type="string">
            <text:p>128x128</text:p>
          </table:table-cell>
          <table:table-cell table:style-name="ce44" table:formula="of:=[.$R$45]" office:value-type="float" office:value="63524">
            <text:p>63524</text:p>
          </table:table-cell>
          <table:table-cell table:style-name="ce44" table:formula="of:=[.$R$55]" office:value-type="float" office:value="65488.8">
            <text:p>65488.8</text:p>
          </table:table-cell>
          <table:table-cell table:style-name="ce44" table:formula="of:=[.$R$65]" office:value-type="float" office:value="119267.4">
            <text:p>119267.4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>
            <text:p>STD</text:p>
          </table:table-cell>
          <table:table-cell table:style-name="ce26" table:formula="of:=STDEV([.C25:.C29])" office:value-type="float" office:value="0.0109544511501033">
            <text:p>0.01</text:p>
          </table:table-cell>
          <table:table-cell table:style-name="ce26" table:formula="of:=STDEV([.D25:.D29])" office:value-type="float" office:value="0.00894427190999917">
            <text:p>0.01</text:p>
          </table:table-cell>
          <table:table-cell table:style-name="ce26" table:formula="of:=STDEV([.E25:.E29])" office:value-type="float" office:value="0.0130384048104052">
            <text:p>0.01</text:p>
          </table:table-cell>
          <table:table-cell table:style-name="ce26" table:formula="of:=STDEV([.F25:.F29])" office:value-type="float" office:value="0.0114017542509911">
            <text:p>0.01</text:p>
          </table:table-cell>
          <table:table-cell table:style-name="ce26" table:formula="of:=STDEV([.G25:.G29])" office:value-type="float" office:value="0.256865723676788">
            <text:p>0.26</text:p>
          </table:table-cell>
          <table:table-cell table:style-name="ce26" table:formula="of:=STDEV([.H25:.H29])" office:value-type="float" office:value="5.55563407722287">
            <text:p>5.56</text:p>
          </table:table-cell>
          <table:table-cell table:number-columns-repeated="3"/>
          <table:table-cell office:value-type="float" office:value="1032442">
            <text:p>1032442</text:p>
          </table:table-cell>
          <table:table-cell office:value-type="float" office:value="1990334">
            <text:p>1990334</text:p>
          </table:table-cell>
          <table:table-cell office:value-type="float" office:value="9739025">
            <text:p>9739025</text:p>
          </table:table-cell>
          <table:table-cell office:value-type="float" office:value="10927181">
            <text:p>10927181</text:p>
          </table:table-cell>
          <table:table-cell office:value-type="float" office:value="9372327">
            <text:p>9372327</text:p>
          </table:table-cell>
          <table:table-cell office:value-type="float" office:value="10950">
            <text:p>10950</text:p>
          </table:table-cell>
          <table:table-cell office:value-type="float" office:value="47325">
            <text:p>47325</text:p>
          </table:table-cell>
          <table:table-cell office:value-type="float" office:value="7849231">
            <text:p>7849231</text:p>
          </table:table-cell>
          <table:table-cell/>
          <table:table-cell table:style-name="ce44" office:value-type="string">
            <text:p>256x256</text:p>
          </table:table-cell>
          <table:table-cell table:style-name="ce44" table:formula="of:=[.$R$77]" office:value-type="float" office:value="150292">
            <text:p>150292</text:p>
          </table:table-cell>
          <table:table-cell table:style-name="ce44" table:formula="of:=[.$R$87]" office:value-type="float" office:value="294353.8">
            <text:p>294353.8</text:p>
          </table:table-cell>
          <table:table-cell table:style-name="ce44" table:formula="of:=[.$R$97]" office:value-type="float" office:value="226442.4">
            <text:p>226442.4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1302693">
            <text:p>1302693</text:p>
          </table:table-cell>
          <table:table-cell office:value-type="float" office:value="1823758">
            <text:p>1823758</text:p>
          </table:table-cell>
          <table:table-cell office:value-type="float" office:value="8808982">
            <text:p>8808982</text:p>
          </table:table-cell>
          <table:table-cell office:value-type="float" office:value="10712102">
            <text:p>10712102</text:p>
          </table:table-cell>
          <table:table-cell office:value-type="float" office:value="8803147">
            <text:p>8803147</text:p>
          </table:table-cell>
          <table:table-cell office:value-type="float" office:value="10429">
            <text:p>10429</text:p>
          </table:table-cell>
          <table:table-cell office:value-type="float" office:value="54050">
            <text:p>54050</text:p>
          </table:table-cell>
          <table:table-cell office:value-type="float" office:value="7346726">
            <text:p>7346726</text:p>
          </table:table-cell>
          <table:table-cell/>
          <table:table-cell table:style-name="ce44" office:value-type="string">
            <text:p>512x512</text:p>
          </table:table-cell>
          <table:table-cell table:style-name="ce44" table:formula="of:=[.$R$109]" office:value-type="float" office:value="731124.8">
            <text:p>731124.8</text:p>
          </table:table-cell>
          <table:table-cell table:style-name="ce44" table:formula="of:=[.$R$119]" office:value-type="float" office:value="305786.6">
            <text:p>305786.6</text:p>
          </table:table-cell>
          <table:table-cell table:style-name="ce44" table:formula="of:=[.$R$129]" office:value-type="float" office:value="304652.8">
            <text:p>304652.8</text:p>
          </table:table-cell>
          <table:table-cell table:number-columns-repeated="10"/>
        </table:table-row>
        <table:table-row table:style-name="ro2">
          <table:table-cell table:number-columns-repeated="10"/>
          <table:table-cell table:style-name="ce1" office:value-type="string">
            <text:p>Average</text:p>
          </table:table-cell>
          <table:table-cell table:style-name="ce48" table:formula="of:=AVERAGE([.L28:.L32])" office:value-type="float" office:value="1157005.6">
            <text:p>1157005.6</text:p>
          </table:table-cell>
          <table:table-cell table:style-name="ce48" table:formula="of:=AVERAGE([.M28:.M32])" office:value-type="float" office:value="1962506.2">
            <text:p>1962506.2</text:p>
          </table:table-cell>
          <table:table-cell table:style-name="ce48" table:formula="of:=AVERAGE([.N28:.N32])" office:value-type="float" office:value="8964363.8">
            <text:p>8964363.8</text:p>
          </table:table-cell>
          <table:table-cell table:style-name="ce48" table:formula="of:=AVERAGE([.O28:.O32])" office:value-type="float" office:value="10649499.4">
            <text:p>10649499.4</text:p>
          </table:table-cell>
          <table:table-cell table:style-name="ce48" table:formula="of:=AVERAGE([.P28:.P32])" office:value-type="float" office:value="8884279.6">
            <text:p>8884279.6</text:p>
          </table:table-cell>
          <table:table-cell table:style-name="ce48" table:formula="of:=AVERAGE([.Q28:.Q32])" office:value-type="float" office:value="9868.6">
            <text:p>9868.6</text:p>
          </table:table-cell>
          <table:table-cell table:style-name="ce48" table:formula="of:=AVERAGE([.R28:.R32])" office:value-type="float" office:value="44982.6">
            <text:p>44982.6</text:p>
          </table:table-cell>
          <table:table-cell table:style-name="ce48" table:formula="of:=AVERAGE([.S28:.S32])" office:value-type="float" office:value="7302389">
            <text:p>7302389</text:p>
          </table:table-cell>
          <table:table-cell/>
          <table:table-cell table:style-name="ce44" office:value-type="string">
            <text:p>1024x1024</text:p>
          </table:table-cell>
          <table:table-cell table:style-name="ce44" table:formula="of:=[.$R$141]" office:value-type="float" office:value="540864.8">
            <text:p>540864.8</text:p>
          </table:table-cell>
          <table:table-cell table:style-name="ce44" table:formula="of:=[.$R$151]" office:value-type="float" office:value="2420377">
            <text:p>2420377</text:p>
          </table:table-cell>
          <table:table-cell table:style-name="ce44" table:formula="of:=[.$R$161]" office:value-type="float" office:value="1552551.4">
            <text:p>1552551.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l i5-650</text:p>
          </table:table-cell>
          <table:table-cell table:number-columns-repeated="8"/>
          <table:table-cell table:style-name="ce1" office:value-type="string">
            <text:p>STD</text:p>
          </table:table-cell>
          <table:table-cell table:style-name="ce1" table:formula="of:=STDEV([.L28:.L32])" office:value-type="float" office:value="106642.382617325">
            <text:p>106642.38</text:p>
          </table:table-cell>
          <table:table-cell table:style-name="ce1" table:formula="of:=STDEV([.M28:.M32])" office:value-type="float" office:value="244109.73337149">
            <text:p>244109.73</text:p>
          </table:table-cell>
          <table:table-cell table:style-name="ce1" table:formula="of:=STDEV([.N28:.N32])" office:value-type="float" office:value="461825.475131786">
            <text:p>461825.48</text:p>
          </table:table-cell>
          <table:table-cell table:style-name="ce1" table:formula="of:=STDEV([.O28:.O32])" office:value-type="float" office:value="315766.827298721">
            <text:p>315766.83</text:p>
          </table:table-cell>
          <table:table-cell table:style-name="ce1" table:formula="of:=STDEV([.P28:.P32])" office:value-type="float" office:value="325632.571955417">
            <text:p>325632.57</text:p>
          </table:table-cell>
          <table:table-cell table:style-name="ce1" table:formula="of:=STDEV([.Q28:.Q32])" office:value-type="float" office:value="4771.5564860955">
            <text:p>4771.56</text:p>
          </table:table-cell>
          <table:table-cell table:style-name="ce1" table:formula="of:=STDEV([.R28:.R32])" office:value-type="float" office:value="17381.3457994483">
            <text:p>17381.35</text:p>
          </table:table-cell>
          <table:table-cell table:style-name="ce1" table:formula="of:=STDEV([.S28:.S32])" office:value-type="float" office:value="699330.327120525">
            <text:p>699330.33</text:p>
          </table:table-cell>
          <table:table-cell/>
          <table:table-cell table:style-name="ce44" office:value-type="string">
            <text:p>2048x2048</text:p>
          </table:table-cell>
          <table:table-cell table:style-name="ce44" table:formula="of:=[.$R$173]" office:value-type="float" office:value="2247895.2">
            <text:p>2247895.2</text:p>
          </table:table-cell>
          <table:table-cell table:style-name="ce44" table:formula="of:=[.$R$183]" office:value-type="float" office:value="4532017.8">
            <text:p>4532017.8</text:p>
          </table:table-cell>
          <table:table-cell table:style-name="ce44" table:formula="of:=[.$R$193]" office:value-type="float" office:value="1747530.4">
            <text:p>1747530.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S 0 and 2 (same core, using threads)</text:p>
          </table:table-cell>
          <table:table-cell table:number-columns-repeated="8"/>
          <table:table-cell table:style-name="Default"/>
          <table:table-cell table:number-columns-repeated="23"/>
        </table:table-row>
        <table:table-row table:style-name="ro1">
          <table:table-cell table:number-columns-repeated="10"/>
          <table:table-cell table:style-name="Default"/>
          <table:table-cell table:number-columns-repeated="23"/>
        </table:table-row>
        <table:table-row table:style-name="ro1">
          <table:table-cell table:number-columns-repeated="2"/>
          <table:table-cell table:style-name="ce20" office:value-type="string">
            <text:p>Sequential 64x64</text:p>
          </table:table-cell>
          <table:table-cell table:style-name="ce20" office:value-type="string">
            <text:p>Sequential 128x128</text:p>
          </table:table-cell>
          <table:table-cell table:style-name="ce20" office:value-type="string">
            <text:p>Sequential 256x256</text:p>
          </table:table-cell>
          <table:table-cell table:style-name="ce20" office:value-type="string">
            <text:p>Sequential 512x512</text:p>
          </table:table-cell>
          <table:table-cell table:style-name="ce20" office:value-type="string">
            <text:p>Sequential 1024x1024</text:p>
          </table:table-cell>
          <table:table-cell table:style-name="ce20" office:value-type="string">
            <text:p>Sequential 2048x2048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2">
          <table:table-cell table:number-columns-repeated="2"/>
          <table:table-cell table:style-name="ce40" office:value-type="float" office:value="0.15">
            <text:p>0.15</text:p>
          </table:table-cell>
          <table:table-cell table:style-name="ce40" office:value-type="float" office:value="0.51">
            <text:p>0.51</text:p>
          </table:table-cell>
          <table:table-cell table:style-name="ce40" office:value-type="float" office:value="1.65">
            <text:p>1.65</text:p>
          </table:table-cell>
          <table:table-cell table:style-name="ce40" office:value-type="float" office:value="6.32">
            <text:p>6.32</text:p>
          </table:table-cell>
          <table:table-cell table:style-name="ce40" office:value-type="float" office:value="26.27">
            <text:p>26.27</text:p>
          </table:table-cell>
          <table:table-cell table:style-name="ce40" office:value-type="float" office:value="110.05">
            <text:p>110.05</text:p>
          </table:table-cell>
          <table:table-cell table:number-columns-repeated="2"/>
          <table:table-cell table:style-name="Default"/>
          <table:table-cell table:style-name="ce45" office:value-type="string">
            <text:p>0x500806</text:p>
          </table:table-cell>
          <table:table-cell table:style-name="ce45" office:value-type="string">
            <text:p>0x5301b8</text:p>
          </table:table-cell>
          <table:table-cell table:style-name="ce45" office:value-type="string">
            <text:p>0x500106</text:p>
          </table:table-cell>
          <table:table-cell table:style-name="ce45" office:value-type="string">
            <text:p>0x53f026</text:p>
          </table:table-cell>
          <table:table-cell table:style-name="ce45" office:value-type="string">
            <text:p>0x500206</text:p>
          </table:table-cell>
          <table:table-cell table:style-name="ce45" office:value-type="string">
            <text:p>0x500309</text:p>
          </table:table-cell>
          <table:table-cell table:style-name="ce45" office:value-type="string">
            <text:p>0x500406</text:p>
          </table:table-cell>
          <table:table-cell table:style-name="ce45" office:value-type="string">
            <text:p>0x530f26</text:p>
          </table:table-cell>
          <table:table-cell table:number-columns-repeated="15"/>
        </table:table-row>
        <table:table-row table:style-name="ro2">
          <table:table-cell table:number-columns-repeated="2"/>
          <table:table-cell table:style-name="ce40" office:value-type="float" office:value="0.16">
            <text:p>0.16</text:p>
          </table:table-cell>
          <table:table-cell table:style-name="ce40" office:value-type="float" office:value="0.49">
            <text:p>0.49</text:p>
          </table:table-cell>
          <table:table-cell table:style-name="ce40" office:value-type="float" office:value="1.65">
            <text:p>1.65</text:p>
          </table:table-cell>
          <table:table-cell table:style-name="ce40" office:value-type="float" office:value="6.33">
            <text:p>6.33</text:p>
          </table:table-cell>
          <table:table-cell table:style-name="ce40" office:value-type="float" office:value="26.25">
            <text:p>26.25</text:p>
          </table:table-cell>
          <table:table-cell table:style-name="ce40" office:value-type="float" office:value="108.53">
            <text:p>108.53</text:p>
          </table:table-cell>
          <table:table-cell table:number-columns-repeated="2"/>
          <table:table-cell table:style-name="ce43" office:value-type="string">
            <text:p>Sequential 128 x 128</text:p>
          </table:table-cell>
          <table:table-cell table:style-name="ce46" office:value-type="string">
            <text:p>UNC_SNP_RESP_TO_LOCAL_HOME:FWD_I_STATE</text:p>
          </table:table-cell>
          <table:table-cell table:style-name="ce46" office:value-type="string">
            <text:p>SNOOP_RESPONSE:HIT</text:p>
          </table:table-cell>
          <table:table-cell table:style-name="ce46" office:value-type="string">
            <text:p>UNC_SNP_RESP_TO_LOCAL_HOME:I_STATE</text:p>
          </table:table-cell>
          <table:table-cell table:style-name="ce46" office:value-type="string">
            <text:p>L2_DATA_RQSTS:PREFETCH_MESI </text:p>
          </table:table-cell>
          <table:table-cell table:style-name="ce46" office:value-type="string">
            <text:p>UNC_SNP_RESP_TO_LOCAL_HOME:S_STATE </text:p>
          </table:table-cell>
          <table:table-cell table:style-name="ce46" office:value-type="string">
            <text:p>UNC_LLC_MISS:READ:WRITE</text:p>
          </table:table-cell>
          <table:table-cell table:style-name="ce46" office:value-type="string">
            <text:p>UNC_SNP_RESP_TO_LOCAL_HOME:FWD_S_STATE</text:p>
          </table:table-cell>
          <table:table-cell table:style-name="ce46" office:value-type="string">
            <text:p>L2_DATA_RQSTS:DEMAND_MESI</text:p>
          </table:table-cell>
          <table:table-cell table:number-columns-repeated="15"/>
        </table:table-row>
        <table:table-row table:style-name="ro2">
          <table:table-cell table:number-columns-repeated="2"/>
          <table:table-cell table:style-name="ce40" office:value-type="float" office:value="0.14">
            <text:p>0.14</text:p>
          </table:table-cell>
          <table:table-cell table:style-name="ce40" office:value-type="float" office:value="0.51">
            <text:p>0.51</text:p>
          </table:table-cell>
          <table:table-cell table:style-name="ce40" office:value-type="float" office:value="1.63">
            <text:p>1.63</text:p>
          </table:table-cell>
          <table:table-cell table:style-name="ce40" office:value-type="float" office:value="6.33">
            <text:p>6.33</text:p>
          </table:table-cell>
          <table:table-cell table:style-name="ce40" office:value-type="float" office:value="26.24">
            <text:p>26.24</text:p>
          </table:table-cell>
          <table:table-cell table:style-name="ce40" office:value-type="float" office:value="108.51">
            <text:p>108.51</text:p>
          </table:table-cell>
          <table:table-cell table:number-columns-repeated="2"/>
          <table:table-cell table:style-name="Default"/>
          <table:table-cell office:value-type="float" office:value="5303874">
            <text:p>5303874</text:p>
          </table:table-cell>
          <table:table-cell office:value-type="float" office:value="5408">
            <text:p>5408</text:p>
          </table:table-cell>
          <table:table-cell office:value-type="float" office:value="1824155">
            <text:p>1824155</text:p>
          </table:table-cell>
          <table:table-cell office:value-type="float" office:value="14230054">
            <text:p>14230054</text:p>
          </table:table-cell>
          <table:table-cell office:value-type="float" office:value="2079026">
            <text:p>2079026</text:p>
          </table:table-cell>
          <table:table-cell office:value-type="float" office:value="20128">
            <text:p>20128</text:p>
          </table:table-cell>
          <table:table-cell office:value-type="float" office:value="95283">
            <text:p>95283</text:p>
          </table:table-cell>
          <table:table-cell office:value-type="float" office:value="21400794">
            <text:p>21400794</text:p>
          </table:table-cell>
          <table:table-cell table:number-columns-repeated="15"/>
        </table:table-row>
        <table:table-row table:style-name="ro2">
          <table:table-cell table:number-columns-repeated="2"/>
          <table:table-cell table:style-name="ce40" office:value-type="float" office:value="0.14">
            <text:p>0.14</text:p>
          </table:table-cell>
          <table:table-cell table:style-name="ce40" office:value-type="float" office:value="0.49">
            <text:p>0.49</text:p>
          </table:table-cell>
          <table:table-cell table:style-name="ce40" office:value-type="float" office:value="1.64">
            <text:p>1.64</text:p>
          </table:table-cell>
          <table:table-cell table:style-name="ce40" office:value-type="float" office:value="6.32">
            <text:p>6.32</text:p>
          </table:table-cell>
          <table:table-cell table:style-name="ce40" office:value-type="float" office:value="26.2">
            <text:p>26.2</text:p>
          </table:table-cell>
          <table:table-cell table:style-name="ce40" office:value-type="float" office:value="108.45">
            <text:p>108.45</text:p>
          </table:table-cell>
          <table:table-cell table:number-columns-repeated="3"/>
          <table:table-cell office:value-type="float" office:value="4930452">
            <text:p>4930452</text:p>
          </table:table-cell>
          <table:table-cell office:value-type="float" office:value="505">
            <text:p>505</text:p>
          </table:table-cell>
          <table:table-cell office:value-type="float" office:value="1183591">
            <text:p>1183591</text:p>
          </table:table-cell>
          <table:table-cell office:value-type="float" office:value="10863871">
            <text:p>10863871</text:p>
          </table:table-cell>
          <table:table-cell office:value-type="float" office:value="1364775">
            <text:p>1364775</text:p>
          </table:table-cell>
          <table:table-cell office:value-type="float" office:value="7121">
            <text:p>7121</text:p>
          </table:table-cell>
          <table:table-cell office:value-type="float" office:value="26793">
            <text:p>26793</text:p>
          </table:table-cell>
          <table:table-cell office:value-type="float" office:value="20751488">
            <text:p>20751488</text:p>
          </table:table-cell>
          <table:table-cell table:number-columns-repeated="15"/>
        </table:table-row>
        <table:table-row table:style-name="ro2">
          <table:table-cell table:number-columns-repeated="2"/>
          <table:table-cell table:style-name="ce40" office:value-type="float" office:value="0.15">
            <text:p>0.15</text:p>
          </table:table-cell>
          <table:table-cell table:style-name="ce40" office:value-type="float" office:value="0.49">
            <text:p>0.49</text:p>
          </table:table-cell>
          <table:table-cell table:style-name="ce40" office:value-type="float" office:value="1.64">
            <text:p>1.64</text:p>
          </table:table-cell>
          <table:table-cell table:style-name="ce40" office:value-type="float" office:value="6.31">
            <text:p>6.31</text:p>
          </table:table-cell>
          <table:table-cell table:style-name="ce40" office:value-type="float" office:value="26.23">
            <text:p>26.23</text:p>
          </table:table-cell>
          <table:table-cell table:style-name="ce40" office:value-type="float" office:value="108.48">
            <text:p>108.48</text:p>
          </table:table-cell>
          <table:table-cell table:number-columns-repeated="3"/>
          <table:table-cell office:value-type="float" office:value="5224313">
            <text:p>5224313</text:p>
          </table:table-cell>
          <table:table-cell office:value-type="float" office:value="5347">
            <text:p>5347</text:p>
          </table:table-cell>
          <table:table-cell office:value-type="float" office:value="1729028">
            <text:p>1729028</text:p>
          </table:table-cell>
          <table:table-cell office:value-type="float" office:value="12621884">
            <text:p>12621884</text:p>
          </table:table-cell>
          <table:table-cell office:value-type="float" office:value="1959211">
            <text:p>1959211</text:p>
          </table:table-cell>
          <table:table-cell office:value-type="float" office:value="18561">
            <text:p>18561</text:p>
          </table:table-cell>
          <table:table-cell office:value-type="float" office:value="91134">
            <text:p>91134</text:p>
          </table:table-cell>
          <table:table-cell office:value-type="float" office:value="21120410">
            <text:p>2112041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>
            <text:p>Average</text:p>
          </table:table-cell>
          <table:table-cell table:style-name="ce21" table:formula="of:=AVERAGE([.C38:.C42])" office:value-type="float" office:value="0.148">
            <text:p>0.15</text:p>
          </table:table-cell>
          <table:table-cell table:style-name="ce21" table:formula="of:=AVERAGE([.D38:.D42])" office:value-type="float" office:value="0.498">
            <text:p>0.5</text:p>
          </table:table-cell>
          <table:table-cell table:style-name="ce21" table:formula="of:=AVERAGE([.E38:.E42])" office:value-type="float" office:value="1.642">
            <text:p>1.64</text:p>
          </table:table-cell>
          <table:table-cell table:style-name="ce21" table:formula="of:=AVERAGE([.F38:.F42])" office:value-type="float" office:value="6.322">
            <text:p>6.32</text:p>
          </table:table-cell>
          <table:table-cell table:style-name="ce21" table:formula="of:=AVERAGE([.G38:.G42])" office:value-type="float" office:value="26.238">
            <text:p>26.24</text:p>
          </table:table-cell>
          <table:table-cell table:style-name="ce21" table:formula="of:=AVERAGE([.H38:.H42])" office:value-type="float" office:value="108.804">
            <text:p>108.8</text:p>
          </table:table-cell>
          <table:table-cell table:number-columns-repeated="3"/>
          <table:table-cell office:value-type="float" office:value="5055423">
            <text:p>5055423</text:p>
          </table:table-cell>
          <table:table-cell office:value-type="float" office:value="2509">
            <text:p>2509</text:p>
          </table:table-cell>
          <table:table-cell office:value-type="float" office:value="1786421">
            <text:p>1786421</text:p>
          </table:table-cell>
          <table:table-cell office:value-type="float" office:value="12739826">
            <text:p>12739826</text:p>
          </table:table-cell>
          <table:table-cell office:value-type="float" office:value="2127043">
            <text:p>2127043</text:p>
          </table:table-cell>
          <table:table-cell office:value-type="float" office:value="11690">
            <text:p>11690</text:p>
          </table:table-cell>
          <table:table-cell office:value-type="float" office:value="87085">
            <text:p>87085</text:p>
          </table:table-cell>
          <table:table-cell office:value-type="float" office:value="21108570">
            <text:p>21108570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STD</text:p>
          </table:table-cell>
          <table:table-cell table:style-name="ce22" table:formula="of:=STDEV([.C38:.C42])" office:value-type="float" office:value="0.00836660026534075">
            <text:p>0.01</text:p>
          </table:table-cell>
          <table:table-cell table:style-name="ce22" table:formula="of:=STDEV([.D38:.D42])" office:value-type="float" office:value="0.0109544511501033">
            <text:p>0.01</text:p>
          </table:table-cell>
          <table:table-cell table:style-name="ce22" table:formula="of:=STDEV([.E38:.E42])" office:value-type="float" office:value="0.00836660026534066">
            <text:p>0.01</text:p>
          </table:table-cell>
          <table:table-cell table:style-name="ce22" table:formula="of:=STDEV([.F38:.F42])" office:value-type="float" office:value="0.00836660026534089">
            <text:p>0.01</text:p>
          </table:table-cell>
          <table:table-cell table:style-name="ce22" table:formula="of:=STDEV([.G38:.G42])" office:value-type="float" office:value="0.0258843582110896">
            <text:p>0.03</text:p>
          </table:table-cell>
          <table:table-cell table:style-name="ce32" table:formula="of:=STDEV([.H38:.H42])" office:value-type="float" office:value="0.697194377487366">
            <text:p>0.7</text:p>
          </table:table-cell>
          <table:table-cell table:number-columns-repeated="3"/>
          <table:table-cell office:value-type="float" office:value="4518317">
            <text:p>4518317</text:p>
          </table:table-cell>
          <table:table-cell office:value-type="float" office:value="800">
            <text:p>800</text:p>
          </table:table-cell>
          <table:table-cell office:value-type="float" office:value="504484">
            <text:p>504484</text:p>
          </table:table-cell>
          <table:table-cell office:value-type="float" office:value="7680745">
            <text:p>7680745</text:p>
          </table:table-cell>
          <table:table-cell office:value-type="float" office:value="567219">
            <text:p>567219</text:p>
          </table:table-cell>
          <table:table-cell office:value-type="float" office:value="6180">
            <text:p>6180</text:p>
          </table:table-cell>
          <table:table-cell office:value-type="float" office:value="17325">
            <text:p>17325</text:p>
          </table:table-cell>
          <table:table-cell office:value-type="float" office:value="20660332">
            <text:p>20660332</text:p>
          </table:table-cell>
          <table:table-cell table:number-columns-repeated="15"/>
        </table:table-row>
        <table:table-row table:style-name="ro2">
          <table:table-cell table:number-columns-repeated="10"/>
          <table:table-cell table:style-name="ce1" office:value-type="string">
            <text:p>Average</text:p>
          </table:table-cell>
          <table:table-cell table:style-name="ce48" table:formula="of:=AVERAGE([.L40:.L44])" office:value-type="float" office:value="5006475.8">
            <text:p>5006475.8</text:p>
          </table:table-cell>
          <table:table-cell table:style-name="ce48" table:formula="of:=AVERAGE([.M40:.M44])" office:value-type="float" office:value="2913.8">
            <text:p>2913.8</text:p>
          </table:table-cell>
          <table:table-cell table:style-name="ce48" table:formula="of:=AVERAGE([.N40:.N44])" office:value-type="float" office:value="1405535.8">
            <text:p>1405535.8</text:p>
          </table:table-cell>
          <table:table-cell table:style-name="ce48" table:formula="of:=AVERAGE([.O40:.O44])" office:value-type="float" office:value="11627276">
            <text:p>11627276</text:p>
          </table:table-cell>
          <table:table-cell table:style-name="ce48" table:formula="of:=AVERAGE([.P40:.P44])" office:value-type="float" office:value="1619454.8">
            <text:p>1619454.8</text:p>
          </table:table-cell>
          <table:table-cell table:style-name="ce48" table:formula="of:=AVERAGE([.Q40:.Q44])" office:value-type="float" office:value="12736">
            <text:p>12736</text:p>
          </table:table-cell>
          <table:table-cell table:style-name="ce48" table:formula="of:=AVERAGE([.R40:.R44])" office:value-type="float" office:value="63524">
            <text:p>63524</text:p>
          </table:table-cell>
          <table:table-cell table:style-name="ce48" table:formula="of:=AVERAGE([.S40:.S44])" office:value-type="float" office:value="21008318.8">
            <text:p>21008318.8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0" office:value-type="string">
            <text:p>Parallel 64x64</text:p>
          </table:table-cell>
          <table:table-cell table:style-name="ce20" office:value-type="string">
            <text:p>Parallel 128x128</text:p>
          </table:table-cell>
          <table:table-cell table:style-name="ce20" office:value-type="string">
            <text:p>Parallel 256x256</text:p>
          </table:table-cell>
          <table:table-cell table:style-name="ce20" office:value-type="string">
            <text:p>Parallel 512x512</text:p>
          </table:table-cell>
          <table:table-cell table:style-name="ce20" office:value-type="string">
            <text:p>Parallel 1024x1024</text:p>
          </table:table-cell>
          <table:table-cell table:style-name="ce20" office:value-type="string">
            <text:p>Parallel 2048x2048</text:p>
          </table:table-cell>
          <table:table-cell table:number-columns-repeated="2"/>
          <table:table-cell table:style-name="ce1" office:value-type="string">
            <text:p>STD</text:p>
          </table:table-cell>
          <table:table-cell table:style-name="ce1" table:formula="of:=STDEV([.L40:.L44])" office:value-type="float" office:value="309181.660047455">
            <text:p>309181.66</text:p>
          </table:table-cell>
          <table:table-cell table:style-name="ce1" table:formula="of:=STDEV([.M40:.M44])" office:value-type="float" office:value="2375.70130698285">
            <text:p>2375.7</text:p>
          </table:table-cell>
          <table:table-cell table:style-name="ce1" table:formula="of:=STDEV([.N40:.N44])" office:value-type="float" office:value="567035.407664019">
            <text:p>567035.41</text:p>
          </table:table-cell>
          <table:table-cell table:style-name="ce1" table:formula="of:=STDEV([.O40:.O44])" office:value-type="float" office:value="2507955.34357343">
            <text:p>2507955.34</text:p>
          </table:table-cell>
          <table:table-cell table:style-name="ce1" table:formula="of:=STDEV([.P40:.P44])" office:value-type="float" office:value="662636.348877874">
            <text:p>662636.35</text:p>
          </table:table-cell>
          <table:table-cell table:style-name="ce1" table:formula="of:=STDEV([.Q40:.Q44])" office:value-type="float" office:value="6406.55457324762">
            <text:p>6406.55</text:p>
          </table:table-cell>
          <table:table-cell table:style-name="ce1" table:formula="of:=STDEV([.R40:.R44])" office:value-type="float" office:value="38110.3032787723">
            <text:p>38110.3</text:p>
          </table:table-cell>
          <table:table-cell table:style-name="ce1" table:formula="of:=STDEV([.S40:.S44])" office:value-type="float" office:value="301541.205988833">
            <text:p>301541.21</text:p>
          </table:table-cell>
          <table:table-cell table:number-columns-repeated="15"/>
        </table:table-row>
        <table:table-row table:style-name="ro2">
          <table:table-cell/>
          <table:table-cell table:style-name="ce18"/>
          <table:table-cell table:style-name="ce40" office:value-type="float" office:value="0.11">
            <text:p>0.11</text:p>
          </table:table-cell>
          <table:table-cell table:style-name="ce40" office:value-type="float" office:value="0.43">
            <text:p>0.43</text:p>
          </table:table-cell>
          <table:table-cell table:style-name="ce40" office:value-type="float" office:value="1.56">
            <text:p>1.56</text:p>
          </table:table-cell>
          <table:table-cell table:style-name="ce40" office:value-type="float" office:value="6.16">
            <text:p>6.16</text:p>
          </table:table-cell>
          <table:table-cell table:style-name="ce40" office:value-type="float" office:value="24.74">
            <text:p>24.74</text:p>
          </table:table-cell>
          <table:table-cell table:style-name="ce40" office:value-type="float" office:value="98.78">
            <text:p>98.78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2">
          <table:table-cell/>
          <table:table-cell table:style-name="ce18"/>
          <table:table-cell table:style-name="ce40" office:value-type="float" office:value="0.11">
            <text:p>0.11</text:p>
          </table:table-cell>
          <table:table-cell table:style-name="ce40" office:value-type="float" office:value="0.41">
            <text:p>0.41</text:p>
          </table:table-cell>
          <table:table-cell table:style-name="ce40" office:value-type="float" office:value="1.55">
            <text:p>1.55</text:p>
          </table:table-cell>
          <table:table-cell table:style-name="ce40" office:value-type="float" office:value="6.17">
            <text:p>6.17</text:p>
          </table:table-cell>
          <table:table-cell table:style-name="ce40" office:value-type="float" office:value="24.71">
            <text:p>24.71</text:p>
          </table:table-cell>
          <table:table-cell table:style-name="ce40" office:value-type="float" office:value="98.79">
            <text:p>98.79</text:p>
          </table:table-cell>
          <table:table-cell table:number-columns-repeated="2"/>
          <table:table-cell table:style-name="Default"/>
          <table:table-cell table:style-name="ce45" office:value-type="string">
            <text:p>0x500806</text:p>
          </table:table-cell>
          <table:table-cell table:style-name="ce45" office:value-type="string">
            <text:p>0x5301b8</text:p>
          </table:table-cell>
          <table:table-cell table:style-name="ce45" office:value-type="string">
            <text:p>0x500106</text:p>
          </table:table-cell>
          <table:table-cell table:style-name="ce45" office:value-type="string">
            <text:p>0x53f026</text:p>
          </table:table-cell>
          <table:table-cell table:style-name="ce45" office:value-type="string">
            <text:p>0x500206</text:p>
          </table:table-cell>
          <table:table-cell table:style-name="ce45" office:value-type="string">
            <text:p>0x500309</text:p>
          </table:table-cell>
          <table:table-cell table:style-name="ce45" office:value-type="string">
            <text:p>0x500406</text:p>
          </table:table-cell>
          <table:table-cell table:style-name="ce45" office:value-type="string">
            <text:p>0x530f26</text:p>
          </table:table-cell>
          <table:table-cell table:number-columns-repeated="15"/>
        </table:table-row>
        <table:table-row table:style-name="ro2">
          <table:table-cell/>
          <table:table-cell table:style-name="ce18"/>
          <table:table-cell table:style-name="ce40" office:value-type="float" office:value="0.11">
            <text:p>0.11</text:p>
          </table:table-cell>
          <table:table-cell table:style-name="ce40" office:value-type="float" office:value="0.41">
            <text:p>0.41</text:p>
          </table:table-cell>
          <table:table-cell table:style-name="ce40" office:value-type="float" office:value="1.56">
            <text:p>1.56</text:p>
          </table:table-cell>
          <table:table-cell table:style-name="ce40" office:value-type="float" office:value="6.15">
            <text:p>6.15</text:p>
          </table:table-cell>
          <table:table-cell table:style-name="ce40" office:value-type="float" office:value="24.71">
            <text:p>24.71</text:p>
          </table:table-cell>
          <table:table-cell table:style-name="ce40" office:value-type="float" office:value="99.06">
            <text:p>99.06</text:p>
          </table:table-cell>
          <table:table-cell table:number-columns-repeated="2"/>
          <table:table-cell table:style-name="ce43" office:value-type="string">
            <text:p>Best-case 128 x 128</text:p>
          </table:table-cell>
          <table:table-cell table:style-name="ce46" office:value-type="string">
            <text:p>UNC_SNP_RESP_TO_LOCAL_HOME:FWD_I_STATE</text:p>
          </table:table-cell>
          <table:table-cell table:style-name="ce46" office:value-type="string">
            <text:p>SNOOP_RESPONSE:HIT</text:p>
          </table:table-cell>
          <table:table-cell table:style-name="ce46" office:value-type="string">
            <text:p>UNC_SNP_RESP_TO_LOCAL_HOME:I_STATE</text:p>
          </table:table-cell>
          <table:table-cell table:style-name="ce46" office:value-type="string">
            <text:p>L2_DATA_RQSTS:PREFETCH_MESI </text:p>
          </table:table-cell>
          <table:table-cell table:style-name="ce46" office:value-type="string">
            <text:p>UNC_SNP_RESP_TO_LOCAL_HOME:S_STATE </text:p>
          </table:table-cell>
          <table:table-cell table:style-name="ce46" office:value-type="string">
            <text:p>UNC_LLC_MISS:READ:WRITE</text:p>
          </table:table-cell>
          <table:table-cell table:style-name="ce46" office:value-type="string">
            <text:p>UNC_SNP_RESP_TO_LOCAL_HOME:FWD_S_STATE</text:p>
          </table:table-cell>
          <table:table-cell table:style-name="ce46" office:value-type="string">
            <text:p>L2_DATA_RQSTS:DEMAND_MESI</text:p>
          </table:table-cell>
          <table:table-cell table:number-columns-repeated="15"/>
        </table:table-row>
        <table:table-row table:style-name="ro2">
          <table:table-cell/>
          <table:table-cell table:style-name="ce18"/>
          <table:table-cell table:style-name="ce40" office:value-type="float" office:value="0.11">
            <text:p>0.11</text:p>
          </table:table-cell>
          <table:table-cell table:style-name="ce40" office:value-type="float" office:value="0.42">
            <text:p>0.42</text:p>
          </table:table-cell>
          <table:table-cell table:style-name="ce40" office:value-type="float" office:value="1.56">
            <text:p>1.56</text:p>
          </table:table-cell>
          <table:table-cell table:style-name="ce40" office:value-type="float" office:value="6.14">
            <text:p>6.14</text:p>
          </table:table-cell>
          <table:table-cell table:style-name="ce40" office:value-type="float" office:value="24.74">
            <text:p>24.74</text:p>
          </table:table-cell>
          <table:table-cell table:style-name="ce40" office:value-type="float" office:value="98.67">
            <text:p>98.67</text:p>
          </table:table-cell>
          <table:table-cell table:number-columns-repeated="2"/>
          <table:table-cell table:style-name="Default"/>
          <table:table-cell office:value-type="float" office:value="4816905">
            <text:p>4816905</text:p>
          </table:table-cell>
          <table:table-cell office:value-type="float" office:value="62876">
            <text:p>62876</text:p>
          </table:table-cell>
          <table:table-cell office:value-type="float" office:value="1238964">
            <text:p>1238964</text:p>
          </table:table-cell>
          <table:table-cell office:value-type="float" office:value="8152010">
            <text:p>8152010</text:p>
          </table:table-cell>
          <table:table-cell office:value-type="float" office:value="1423833">
            <text:p>1423833</text:p>
          </table:table-cell>
          <table:table-cell office:value-type="float" office:value="14074">
            <text:p>14074</text:p>
          </table:table-cell>
          <table:table-cell office:value-type="float" office:value="62950">
            <text:p>62950</text:p>
          </table:table-cell>
          <table:table-cell office:value-type="float" office:value="20722092">
            <text:p>20722092</text:p>
          </table:table-cell>
          <table:table-cell table:number-columns-repeated="15"/>
        </table:table-row>
        <table:table-row table:style-name="ro2">
          <table:table-cell/>
          <table:table-cell table:style-name="ce18"/>
          <table:table-cell table:style-name="ce40" office:value-type="float" office:value="0.1">
            <text:p>0.1</text:p>
          </table:table-cell>
          <table:table-cell table:style-name="ce40" office:value-type="float" office:value="0.41">
            <text:p>0.41</text:p>
          </table:table-cell>
          <table:table-cell table:style-name="ce40" office:value-type="float" office:value="1.56">
            <text:p>1.56</text:p>
          </table:table-cell>
          <table:table-cell table:style-name="ce40" office:value-type="float" office:value="6.16">
            <text:p>6.16</text:p>
          </table:table-cell>
          <table:table-cell table:style-name="ce40" office:value-type="float" office:value="24.75">
            <text:p>24.75</text:p>
          </table:table-cell>
          <table:table-cell table:style-name="ce40" office:value-type="float" office:value="98.69">
            <text:p>98.69</text:p>
          </table:table-cell>
          <table:table-cell table:number-columns-repeated="3"/>
          <table:table-cell office:value-type="float" office:value="4821929">
            <text:p>4821929</text:p>
          </table:table-cell>
          <table:table-cell office:value-type="float" office:value="70909">
            <text:p>70909</text:p>
          </table:table-cell>
          <table:table-cell office:value-type="float" office:value="780442">
            <text:p>780442</text:p>
          </table:table-cell>
          <table:table-cell office:value-type="float" office:value="10544129">
            <text:p>10544129</text:p>
          </table:table-cell>
          <table:table-cell office:value-type="float" office:value="889012">
            <text:p>889012</text:p>
          </table:table-cell>
          <table:table-cell office:value-type="float" office:value="8435">
            <text:p>8435</text:p>
          </table:table-cell>
          <table:table-cell office:value-type="float" office:value="26209">
            <text:p>26209</text:p>
          </table:table-cell>
          <table:table-cell office:value-type="float" office:value="20712014">
            <text:p>20712014</text:p>
          </table:table-cell>
          <table:table-cell table:number-columns-repeated="15"/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47:.C51])" office:value-type="float" office:value="0.108">
            <text:p>0.11</text:p>
          </table:table-cell>
          <table:table-cell table:style-name="ce29" table:formula="of:=AVERAGE([.D47:.D51])" office:value-type="float" office:value="0.416">
            <text:p>0,42</text:p>
          </table:table-cell>
          <table:table-cell table:style-name="ce29" table:formula="of:=AVERAGE([.E47:.E51])" office:value-type="float" office:value="1.558">
            <text:p>1,56</text:p>
          </table:table-cell>
          <table:table-cell table:style-name="ce24" table:formula="of:=AVERAGE([.F47:.F51])" office:value-type="float" office:value="6.156">
            <text:p>6.16</text:p>
          </table:table-cell>
          <table:table-cell table:style-name="ce26" table:formula="of:=AVERAGE([.G47:.G51])" office:value-type="float" office:value="24.73">
            <text:p>24.73</text:p>
          </table:table-cell>
          <table:table-cell table:style-name="ce29" table:formula="of:=AVERAGE([.H47:.H51])" office:value-type="float" office:value="98.798">
            <text:p>98,80</text:p>
          </table:table-cell>
          <table:table-cell table:number-columns-repeated="3"/>
          <table:table-cell office:value-type="float" office:value="4772753">
            <text:p>4772753</text:p>
          </table:table-cell>
          <table:table-cell office:value-type="float" office:value="75863">
            <text:p>75863</text:p>
          </table:table-cell>
          <table:table-cell office:value-type="float" office:value="833115">
            <text:p>833115</text:p>
          </table:table-cell>
          <table:table-cell office:value-type="float" office:value="8211552">
            <text:p>8211552</text:p>
          </table:table-cell>
          <table:table-cell office:value-type="float" office:value="971736">
            <text:p>971736</text:p>
          </table:table-cell>
          <table:table-cell office:value-type="float" office:value="9690">
            <text:p>9690</text:p>
          </table:table-cell>
          <table:table-cell office:value-type="float" office:value="32338">
            <text:p>32338</text:p>
          </table:table-cell>
          <table:table-cell office:value-type="float" office:value="20723304">
            <text:p>20723304</text:p>
          </table:table-cell>
          <table:table-cell table:number-columns-repeated="15"/>
        </table:table-row>
        <table:table-row table:style-name="ro1">
          <table:table-cell/>
          <table:table-cell table:style-name="ce19" office:value-type="string">
            <text:p>STD</text:p>
          </table:table-cell>
          <table:table-cell table:style-name="ce24" table:formula="of:=STDEV([.C47:.C51])" office:value-type="float" office:value="0.00447213595499958">
            <text:p>0</text:p>
          </table:table-cell>
          <table:table-cell table:style-name="ce29" table:formula="of:=STDEV([.D47:.D51])" office:value-type="float" office:value="0.00894427190999914">
            <text:p>0,01</text:p>
          </table:table-cell>
          <table:table-cell table:style-name="ce29" table:formula="of:=STDEV([.E47:.E51])" office:value-type="float" office:value="0.00447213595499958">
            <text:p>0,00</text:p>
          </table:table-cell>
          <table:table-cell table:style-name="ce24" table:formula="of:=STDEV([.F47:.F51])" office:value-type="float" office:value="0.0114017542509914">
            <text:p>0.01</text:p>
          </table:table-cell>
          <table:table-cell table:style-name="ce26" table:formula="of:=STDEV([.G47:.G51])" office:value-type="float" office:value="0.0187082869338688">
            <text:p>0.02</text:p>
          </table:table-cell>
          <table:table-cell table:style-name="ce29" table:formula="of:=STDEV([.H47:.H51])" office:value-type="float" office:value="0.1557883179189">
            <text:p>0,16</text:p>
          </table:table-cell>
          <table:table-cell table:number-columns-repeated="3"/>
          <table:table-cell office:value-type="float" office:value="4887585">
            <text:p>4887585</text:p>
          </table:table-cell>
          <table:table-cell office:value-type="float" office:value="61068">
            <text:p>61068</text:p>
          </table:table-cell>
          <table:table-cell office:value-type="float" office:value="1509127">
            <text:p>1509127</text:p>
          </table:table-cell>
          <table:table-cell office:value-type="float" office:value="8431977">
            <text:p>8431977</text:p>
          </table:table-cell>
          <table:table-cell office:value-type="float" office:value="1733723">
            <text:p>1733723</text:p>
          </table:table-cell>
          <table:table-cell office:value-type="float" office:value="21559">
            <text:p>21559</text:p>
          </table:table-cell>
          <table:table-cell office:value-type="float" office:value="104098">
            <text:p>104098</text:p>
          </table:table-cell>
          <table:table-cell office:value-type="float" office:value="21705627">
            <text:p>21705627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5015958">
            <text:p>5015958</text:p>
          </table:table-cell>
          <table:table-cell office:value-type="float" office:value="60603">
            <text:p>60603</text:p>
          </table:table-cell>
          <table:table-cell office:value-type="float" office:value="1584694">
            <text:p>1584694</text:p>
          </table:table-cell>
          <table:table-cell office:value-type="float" office:value="9998031">
            <text:p>9998031</text:p>
          </table:table-cell>
          <table:table-cell office:value-type="float" office:value="1821234">
            <text:p>1821234</text:p>
          </table:table-cell>
          <table:table-cell office:value-type="float" office:value="21644">
            <text:p>21644</text:p>
          </table:table-cell>
          <table:table-cell office:value-type="float" office:value="101849">
            <text:p>101849</text:p>
          </table:table-cell>
          <table:table-cell office:value-type="float" office:value="20593486">
            <text:p>20593486</text:p>
          </table:table-cell>
          <table:table-cell table:number-columns-repeated="15"/>
        </table:table-row>
        <table:table-row table:style-name="ro2">
          <table:table-cell/>
          <table:table-cell table:style-name="ce18"/>
          <table:table-cell table:style-name="ce25" office:value-type="string">
            <text:p>Concurrent 64x46</text:p>
          </table:table-cell>
          <table:table-cell table:style-name="ce25" office:value-type="string">
            <text:p>Concurrent 128x128</text:p>
          </table:table-cell>
          <table:table-cell table:style-name="ce25" office:value-type="string">
            <text:p>Concurrent 256x256</text:p>
          </table:table-cell>
          <table:table-cell table:style-name="ce25" office:value-type="string">
            <text:p>Concurrent 512x512</text:p>
          </table:table-cell>
          <table:table-cell table:style-name="ce25" office:value-type="string">
            <text:p>Concurrent 1024x1024</text:p>
          </table:table-cell>
          <table:table-cell table:style-name="ce25" office:value-type="string">
            <text:p>Concurrent 2048x2048</text:p>
          </table:table-cell>
          <table:table-cell table:number-columns-repeated="2"/>
          <table:table-cell table:style-name="ce1" office:value-type="string">
            <text:p>Average</text:p>
          </table:table-cell>
          <table:table-cell table:style-name="ce48" table:formula="of:=AVERAGE([.L50:.L54])" office:value-type="float" office:value="4863026">
            <text:p>4863026</text:p>
          </table:table-cell>
          <table:table-cell table:style-name="ce48" table:formula="of:=AVERAGE([.M50:.M54])" office:value-type="float" office:value="66263.8">
            <text:p>66263.8</text:p>
          </table:table-cell>
          <table:table-cell table:style-name="ce48" table:formula="of:=AVERAGE([.N50:.N54])" office:value-type="float" office:value="1189268.4">
            <text:p>1189268.4</text:p>
          </table:table-cell>
          <table:table-cell table:style-name="ce48" table:formula="of:=AVERAGE([.O50:.O54])" office:value-type="float" office:value="9067539.8">
            <text:p>9067539.8</text:p>
          </table:table-cell>
          <table:table-cell table:style-name="ce48" table:formula="of:=AVERAGE([.P50:.P54])" office:value-type="float" office:value="1367907.6">
            <text:p>1367907.6</text:p>
          </table:table-cell>
          <table:table-cell table:style-name="ce48" table:formula="of:=AVERAGE([.Q50:.Q54])" office:value-type="float" office:value="15080.4">
            <text:p>15080.4</text:p>
          </table:table-cell>
          <table:table-cell table:style-name="ce48" table:formula="of:=AVERAGE([.R50:.R54])" office:value-type="float" office:value="65488.8">
            <text:p>65488.8</text:p>
          </table:table-cell>
          <table:table-cell table:style-name="ce48" table:formula="of:=AVERAGE([.S50:.S54])" office:value-type="float" office:value="20891304.6">
            <text:p>20891304.6</text:p>
          </table:table-cell>
          <table:table-cell table:number-columns-repeated="15"/>
        </table:table-row>
        <table:table-row table:style-name="ro2">
          <table:table-cell/>
          <table:table-cell table:style-name="ce18"/>
          <table:table-cell table:style-name="ce40" office:value-type="float" office:value="0.15">
            <text:p>0.15</text:p>
          </table:table-cell>
          <table:table-cell table:style-name="ce40" office:value-type="float" office:value="0.54">
            <text:p>0.54</text:p>
          </table:table-cell>
          <table:table-cell table:style-name="ce40" office:value-type="float" office:value="2.06">
            <text:p>2.06</text:p>
          </table:table-cell>
          <table:table-cell table:style-name="ce40" office:value-type="float" office:value="8.1">
            <text:p>8.1</text:p>
          </table:table-cell>
          <table:table-cell table:style-name="ce40" office:value-type="float" office:value="32.54">
            <text:p>32.54</text:p>
          </table:table-cell>
          <table:table-cell table:style-name="ce40" office:value-type="float" office:value="130.15">
            <text:p>130.15</text:p>
          </table:table-cell>
          <table:table-cell table:number-columns-repeated="2"/>
          <table:table-cell table:style-name="ce1" office:value-type="string">
            <text:p>STD</text:p>
          </table:table-cell>
          <table:table-cell table:style-name="ce1" table:formula="of:=STDEV([.L50:.L54])" office:value-type="float" office:value="94811.2146372991">
            <text:p>94811.21</text:p>
          </table:table-cell>
          <table:table-cell table:style-name="ce1" table:formula="of:=STDEV([.M50:.M54])" office:value-type="float" office:value="6786.76481837996">
            <text:p>6786.76</text:p>
          </table:table-cell>
          <table:table-cell table:style-name="ce1" table:formula="of:=STDEV([.N50:.N54])" office:value-type="float" office:value="372533.505693515">
            <text:p>372533.51</text:p>
          </table:table-cell>
          <table:table-cell table:style-name="ce1" table:formula="of:=STDEV([.O50:.O54])" office:value-type="float" office:value="1120377.11731528">
            <text:p>1120377.12</text:p>
          </table:table-cell>
          <table:table-cell table:style-name="ce1" table:formula="of:=STDEV([.P50:.P54])" office:value-type="float" office:value="426833.197667777">
            <text:p>426833.2</text:p>
          </table:table-cell>
          <table:table-cell table:style-name="ce1" table:formula="of:=STDEV([.Q50:.Q54])" office:value-type="float" office:value="6310.38226258917">
            <text:p>6310.38</text:p>
          </table:table-cell>
          <table:table-cell table:style-name="ce1" table:formula="of:=STDEV([.R50:.R54])" office:value-type="float" office:value="36949.4864741041">
            <text:p>36949.49</text:p>
          </table:table-cell>
          <table:table-cell table:style-name="ce1" table:formula="of:=STDEV([.S50:.S54])" office:value-type="float" office:value="458480.946849267">
            <text:p>458480.95</text:p>
          </table:table-cell>
          <table:table-cell table:number-columns-repeated="15"/>
        </table:table-row>
        <table:table-row table:style-name="ro2">
          <table:table-cell/>
          <table:table-cell table:style-name="ce18"/>
          <table:table-cell table:style-name="ce40" office:value-type="float" office:value="0.14">
            <text:p>0.14</text:p>
          </table:table-cell>
          <table:table-cell table:style-name="ce40" office:value-type="float" office:value="0.54">
            <text:p>0.54</text:p>
          </table:table-cell>
          <table:table-cell table:style-name="ce40" office:value-type="float" office:value="2.06">
            <text:p>2.06</text:p>
          </table:table-cell>
          <table:table-cell table:style-name="ce40" office:value-type="float" office:value="8.14">
            <text:p>8.14</text:p>
          </table:table-cell>
          <table:table-cell table:style-name="ce40" office:value-type="float" office:value="32.45">
            <text:p>32.45</text:p>
          </table:table-cell>
          <table:table-cell table:style-name="ce40" office:value-type="float" office:value="131.06">
            <text:p>131.06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2">
          <table:table-cell/>
          <table:table-cell table:style-name="ce18"/>
          <table:table-cell table:style-name="ce40" office:value-type="float" office:value="0.14">
            <text:p>0.14</text:p>
          </table:table-cell>
          <table:table-cell table:style-name="ce40" office:value-type="float" office:value="0.55">
            <text:p>0.55</text:p>
          </table:table-cell>
          <table:table-cell table:style-name="ce40" office:value-type="float" office:value="2.06">
            <text:p>2.06</text:p>
          </table:table-cell>
          <table:table-cell table:style-name="ce40" office:value-type="float" office:value="8.11">
            <text:p>8.11</text:p>
          </table:table-cell>
          <table:table-cell table:style-name="ce40" office:value-type="float" office:value="32.55">
            <text:p>32.55</text:p>
          </table:table-cell>
          <table:table-cell table:style-name="ce40" office:value-type="float" office:value="130.13">
            <text:p>130.13</text:p>
          </table:table-cell>
          <table:table-cell table:number-columns-repeated="2"/>
          <table:table-cell table:style-name="Default"/>
          <table:table-cell table:style-name="ce45" office:value-type="string">
            <text:p>0x500806</text:p>
          </table:table-cell>
          <table:table-cell table:style-name="ce45" office:value-type="string">
            <text:p>0x5301b8</text:p>
          </table:table-cell>
          <table:table-cell table:style-name="ce45" office:value-type="string">
            <text:p>0x500106</text:p>
          </table:table-cell>
          <table:table-cell table:style-name="ce45" office:value-type="string">
            <text:p>0x53f026</text:p>
          </table:table-cell>
          <table:table-cell table:style-name="ce45" office:value-type="string">
            <text:p>0x500206</text:p>
          </table:table-cell>
          <table:table-cell table:style-name="ce45" office:value-type="string">
            <text:p>0x500309</text:p>
          </table:table-cell>
          <table:table-cell table:style-name="ce45" office:value-type="string">
            <text:p>0x500406</text:p>
          </table:table-cell>
          <table:table-cell table:style-name="ce45" office:value-type="string">
            <text:p>0x530f26</text:p>
          </table:table-cell>
          <table:table-cell table:number-columns-repeated="15"/>
        </table:table-row>
        <table:table-row table:style-name="ro2">
          <table:table-cell/>
          <table:table-cell table:style-name="ce18"/>
          <table:table-cell table:style-name="ce40" office:value-type="float" office:value="0.14">
            <text:p>0.14</text:p>
          </table:table-cell>
          <table:table-cell table:style-name="ce40" office:value-type="float" office:value="0.56">
            <text:p>0.56</text:p>
          </table:table-cell>
          <table:table-cell table:style-name="ce40" office:value-type="float" office:value="2.06">
            <text:p>2.06</text:p>
          </table:table-cell>
          <table:table-cell table:style-name="ce40" office:value-type="float" office:value="8.1">
            <text:p>8.1</text:p>
          </table:table-cell>
          <table:table-cell table:style-name="ce40" office:value-type="float" office:value="32.55">
            <text:p>32.55</text:p>
          </table:table-cell>
          <table:table-cell table:style-name="ce40" office:value-type="float" office:value="130.21">
            <text:p>130.21</text:p>
          </table:table-cell>
          <table:table-cell table:number-columns-repeated="2"/>
          <table:table-cell table:style-name="ce43" office:value-type="string">
            <text:p>Parallel 128 x 128</text:p>
          </table:table-cell>
          <table:table-cell table:style-name="ce46" office:value-type="string">
            <text:p>UNC_SNP_RESP_TO_LOCAL_HOME:FWD_I_STATE</text:p>
          </table:table-cell>
          <table:table-cell table:style-name="ce46" office:value-type="string">
            <text:p>SNOOP_RESPONSE:HIT</text:p>
          </table:table-cell>
          <table:table-cell table:style-name="ce46" office:value-type="string">
            <text:p>UNC_SNP_RESP_TO_LOCAL_HOME:I_STATE</text:p>
          </table:table-cell>
          <table:table-cell table:style-name="ce46" office:value-type="string">
            <text:p>L2_DATA_RQSTS:PREFETCH_MESI </text:p>
          </table:table-cell>
          <table:table-cell table:style-name="ce46" office:value-type="string">
            <text:p>UNC_SNP_RESP_TO_LOCAL_HOME:S_STATE </text:p>
          </table:table-cell>
          <table:table-cell table:style-name="ce46" office:value-type="string">
            <text:p>UNC_LLC_MISS:READ:WRITE</text:p>
          </table:table-cell>
          <table:table-cell table:style-name="ce46" office:value-type="string">
            <text:p>UNC_SNP_RESP_TO_LOCAL_HOME:FWD_S_STATE</text:p>
          </table:table-cell>
          <table:table-cell table:style-name="ce46" office:value-type="string">
            <text:p>L2_DATA_RQSTS:DEMAND_MESI</text:p>
          </table:table-cell>
          <table:table-cell table:number-columns-repeated="15"/>
        </table:table-row>
        <table:table-row table:style-name="ro2">
          <table:table-cell/>
          <table:table-cell table:style-name="ce18"/>
          <table:table-cell table:style-name="ce40" office:value-type="float" office:value="0.14">
            <text:p>0.14</text:p>
          </table:table-cell>
          <table:table-cell table:style-name="ce40" office:value-type="float" office:value="0.55">
            <text:p>0.55</text:p>
          </table:table-cell>
          <table:table-cell table:style-name="ce40" office:value-type="float" office:value="2.06">
            <text:p>2.06</text:p>
          </table:table-cell>
          <table:table-cell table:style-name="ce40" office:value-type="float" office:value="8.12">
            <text:p>8.12</text:p>
          </table:table-cell>
          <table:table-cell table:style-name="ce40" office:value-type="float" office:value="32.52">
            <text:p>32.52</text:p>
          </table:table-cell>
          <table:table-cell table:style-name="ce40" office:value-type="float" office:value="129.95">
            <text:p>129.95</text:p>
          </table:table-cell>
          <table:table-cell table:number-columns-repeated="2"/>
          <table:table-cell table:style-name="Default"/>
          <table:table-cell office:value-type="float" office:value="17487791">
            <text:p>17487791</text:p>
          </table:table-cell>
          <table:table-cell office:value-type="float" office:value="1826082">
            <text:p>1826082</text:p>
          </table:table-cell>
          <table:table-cell office:value-type="float" office:value="14102772">
            <text:p>14102772</text:p>
          </table:table-cell>
          <table:table-cell office:value-type="float" office:value="40430904">
            <text:p>40430904</text:p>
          </table:table-cell>
          <table:table-cell office:value-type="float" office:value="14332868">
            <text:p>14332868</text:p>
          </table:table-cell>
          <table:table-cell office:value-type="float" office:value="26753">
            <text:p>26753</text:p>
          </table:table-cell>
          <table:table-cell office:value-type="float" office:value="133068">
            <text:p>133068</text:p>
          </table:table-cell>
          <table:table-cell office:value-type="float" office:value="43630809">
            <text:p>43630809</text:p>
          </table:table-cell>
          <table:table-cell table:number-columns-repeated="15"/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56:.C60])" office:value-type="float" office:value="0.142">
            <text:p>0.14</text:p>
          </table:table-cell>
          <table:table-cell table:style-name="ce24" table:formula="of:=AVERAGE([.D56:.D60])" office:value-type="float" office:value="0.548">
            <text:p>0.55</text:p>
          </table:table-cell>
          <table:table-cell table:style-name="ce29" table:formula="of:=AVERAGE([.E56:.E60])" office:value-type="float" office:value="2.06">
            <text:p>2,06</text:p>
          </table:table-cell>
          <table:table-cell table:style-name="ce29" table:formula="of:=AVERAGE([.F56:.F60])" office:value-type="float" office:value="8.114">
            <text:p>8,11</text:p>
          </table:table-cell>
          <table:table-cell table:style-name="ce29" table:formula="of:=AVERAGE([.G56:.G60])" office:value-type="float" office:value="32.522">
            <text:p>32,52</text:p>
          </table:table-cell>
          <table:table-cell table:style-name="ce29" table:formula="of:=AVERAGE([.H56:.H60])" office:value-type="float" office:value="130.3">
            <text:p>130,30</text:p>
          </table:table-cell>
          <table:table-cell table:number-columns-repeated="3"/>
          <table:table-cell office:value-type="float" office:value="18027381">
            <text:p>18027381</text:p>
          </table:table-cell>
          <table:table-cell office:value-type="float" office:value="1331039">
            <text:p>1331039</text:p>
          </table:table-cell>
          <table:table-cell office:value-type="float" office:value="14212429">
            <text:p>14212429</text:p>
          </table:table-cell>
          <table:table-cell office:value-type="float" office:value="40061564">
            <text:p>40061564</text:p>
          </table:table-cell>
          <table:table-cell office:value-type="float" office:value="14443322">
            <text:p>14443322</text:p>
          </table:table-cell>
          <table:table-cell office:value-type="float" office:value="21025">
            <text:p>21025</text:p>
          </table:table-cell>
          <table:table-cell office:value-type="float" office:value="131603">
            <text:p>131603</text:p>
          </table:table-cell>
          <table:table-cell office:value-type="float" office:value="43994162">
            <text:p>43994162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>
            <text:p>STD</text:p>
          </table:table-cell>
          <table:table-cell table:style-name="ce26" table:formula="of:=STDEV([.C56:.C60])" office:value-type="float" office:value="0.00447213595499957">
            <text:p>0.00</text:p>
          </table:table-cell>
          <table:table-cell table:style-name="ce26" table:formula="of:=STDEV([.D56:.D60])" office:value-type="float" office:value="0.00836660026534076">
            <text:p>0.01</text:p>
          </table:table-cell>
          <table:table-cell table:style-name="ce26" table:formula="of:=STDEV([.E56:.E60])" office:value-type="float" office:value="9.93983401202521E-017">
            <text:p>0.00</text:p>
          </table:table-cell>
          <table:table-cell table:style-name="ce26" table:formula="of:=STDEV([.F56:.F60])" office:value-type="float" office:value="0.0167332005306818">
            <text:p>0.02</text:p>
          </table:table-cell>
          <table:table-cell table:style-name="ce26" table:formula="of:=STDEV([.G56:.G60])" office:value-type="float" office:value="0.042071367935923">
            <text:p>0.04</text:p>
          </table:table-cell>
          <table:table-cell table:style-name="ce26" table:formula="of:=STDEV([.H56:.H60])" office:value-type="float" office:value="0.435775171390021">
            <text:p>0.44</text:p>
          </table:table-cell>
          <table:table-cell table:number-columns-repeated="3"/>
          <table:table-cell office:value-type="float" office:value="18405982">
            <text:p>18405982</text:p>
          </table:table-cell>
          <table:table-cell office:value-type="float" office:value="1623423">
            <text:p>1623423</text:p>
          </table:table-cell>
          <table:table-cell office:value-type="float" office:value="14272382">
            <text:p>14272382</text:p>
          </table:table-cell>
          <table:table-cell office:value-type="float" office:value="39283353">
            <text:p>39283353</text:p>
          </table:table-cell>
          <table:table-cell office:value-type="float" office:value="14577708">
            <text:p>14577708</text:p>
          </table:table-cell>
          <table:table-cell office:value-type="float" office:value="26025">
            <text:p>26025</text:p>
          </table:table-cell>
          <table:table-cell office:value-type="float" office:value="130163">
            <text:p>130163</text:p>
          </table:table-cell>
          <table:table-cell office:value-type="float" office:value="43671686">
            <text:p>43671686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8519102">
            <text:p>18519102</text:p>
          </table:table-cell>
          <table:table-cell office:value-type="float" office:value="840479">
            <text:p>840479</text:p>
          </table:table-cell>
          <table:table-cell office:value-type="float" office:value="13709571">
            <text:p>13709571</text:p>
          </table:table-cell>
          <table:table-cell office:value-type="float" office:value="38071940">
            <text:p>38071940</text:p>
          </table:table-cell>
          <table:table-cell office:value-type="float" office:value="14044155">
            <text:p>14044155</text:p>
          </table:table-cell>
          <table:table-cell office:value-type="float" office:value="24408">
            <text:p>24408</text:p>
          </table:table-cell>
          <table:table-cell office:value-type="float" office:value="128019">
            <text:p>128019</text:p>
          </table:table-cell>
          <table:table-cell office:value-type="float" office:value="45323169">
            <text:p>45323169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7415191">
            <text:p>17415191</text:p>
          </table:table-cell>
          <table:table-cell office:value-type="float" office:value="1091501">
            <text:p>1091501</text:p>
          </table:table-cell>
          <table:table-cell office:value-type="float" office:value="13356841">
            <text:p>13356841</text:p>
          </table:table-cell>
          <table:table-cell office:value-type="float" office:value="39844132">
            <text:p>39844132</text:p>
          </table:table-cell>
          <table:table-cell office:value-type="float" office:value="13395929">
            <text:p>13395929</text:p>
          </table:table-cell>
          <table:table-cell office:value-type="float" office:value="17939">
            <text:p>17939</text:p>
          </table:table-cell>
          <table:table-cell office:value-type="float" office:value="73484">
            <text:p>73484</text:p>
          </table:table-cell>
          <table:table-cell office:value-type="float" office:value="44539911">
            <text:p>44539911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Intel i5-650</text:p>
          </table:table-cell>
          <table:table-cell table:number-columns-repeated="8"/>
          <table:table-cell table:style-name="ce1" office:value-type="string">
            <text:p>Average</text:p>
          </table:table-cell>
          <table:table-cell table:style-name="ce48" table:formula="of:=AVERAGE([.L60:.L64])" office:value-type="float" office:value="17971089.4">
            <text:p>17971089.4</text:p>
          </table:table-cell>
          <table:table-cell table:style-name="ce48" table:formula="of:=AVERAGE([.M60:.M64])" office:value-type="float" office:value="1342504.8">
            <text:p>1342504.8</text:p>
          </table:table-cell>
          <table:table-cell table:style-name="ce48" table:formula="of:=AVERAGE([.N60:.N64])" office:value-type="float" office:value="13930799">
            <text:p>13930799</text:p>
          </table:table-cell>
          <table:table-cell table:style-name="ce48" table:formula="of:=AVERAGE([.O60:.O64])" office:value-type="float" office:value="39538378.6">
            <text:p>39538378.6</text:p>
          </table:table-cell>
          <table:table-cell table:style-name="ce48" table:formula="of:=AVERAGE([.P60:.P64])" office:value-type="float" office:value="14158796.4">
            <text:p>14158796.4</text:p>
          </table:table-cell>
          <table:table-cell table:style-name="ce48" table:formula="of:=AVERAGE([.Q60:.Q64])" office:value-type="float" office:value="23230">
            <text:p>23230</text:p>
          </table:table-cell>
          <table:table-cell table:style-name="ce48" table:formula="of:=AVERAGE([.R60:.R64])" office:value-type="float" office:value="119267.4">
            <text:p>119267.4</text:p>
          </table:table-cell>
          <table:table-cell table:style-name="ce48" table:formula="of:=AVERAGE([.S60:.S64])" office:value-type="float" office:value="44231947.4">
            <text:p>44231947.4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CPUS random (linux scheduler)</text:p>
          </table:table-cell>
          <table:table-cell table:number-columns-repeated="8"/>
          <table:table-cell table:style-name="ce1" office:value-type="string">
            <text:p>STD</text:p>
          </table:table-cell>
          <table:table-cell table:style-name="ce1" table:formula="of:=STDEV([.L60:.L64])" office:value-type="float" office:value="508728.439859912">
            <text:p>508728.44</text:p>
          </table:table-cell>
          <table:table-cell table:style-name="ce1" table:formula="of:=STDEV([.M60:.M64])" office:value-type="float" office:value="396208.978791748">
            <text:p>396208.98</text:p>
          </table:table-cell>
          <table:table-cell table:style-name="ce1" table:formula="of:=STDEV([.N60:.N64])" office:value-type="float" office:value="388567.474599329">
            <text:p>388567.47</text:p>
          </table:table-cell>
          <table:table-cell table:style-name="ce1" table:formula="of:=STDEV([.O60:.O64])" office:value-type="float" office:value="919142.252082777">
            <text:p>919142.25</text:p>
          </table:table-cell>
          <table:table-cell table:style-name="ce1" table:formula="of:=STDEV([.P60:.P64])" office:value-type="float" office:value="469534.873085376">
            <text:p>469534.87</text:p>
          </table:table-cell>
          <table:table-cell table:style-name="ce1" table:formula="of:=STDEV([.Q60:.Q64])" office:value-type="float" office:value="3690.12005224762">
            <text:p>3690.12</text:p>
          </table:table-cell>
          <table:table-cell table:style-name="ce1" table:formula="of:=STDEV([.R60:.R64])" office:value-type="float" office:value="25661.4881933999">
            <text:p>25661.49</text:p>
          </table:table-cell>
          <table:table-cell table:style-name="ce1" table:formula="of:=STDEV([.S60:.S64])" office:value-type="float" office:value="710177.489781463">
            <text:p>710177.49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Default"/>
          <table:table-cell table:number-columns-repeated="23"/>
        </table:table-row>
        <table:table-row table:style-name="ro1">
          <table:table-cell table:number-columns-repeated="2"/>
          <table:table-cell table:style-name="ce20" office:value-type="string">
            <text:p>Sequential 64x64</text:p>
          </table:table-cell>
          <table:table-cell table:style-name="ce20" office:value-type="string">
            <text:p>Sequential 128x128</text:p>
          </table:table-cell>
          <table:table-cell table:style-name="ce20" office:value-type="string">
            <text:p>Sequential 256x256</text:p>
          </table:table-cell>
          <table:table-cell table:style-name="ce20" office:value-type="string">
            <text:p>Sequential 512x512</text:p>
          </table:table-cell>
          <table:table-cell table:style-name="ce20" office:value-type="string">
            <text:p>Sequential 1024x1024</text:p>
          </table:table-cell>
          <table:table-cell table:style-name="ce20" office:value-type="string">
            <text:p>Sequential 2048x2048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2">
          <table:table-cell table:number-columns-repeated="2"/>
          <table:table-cell table:style-name="ce40" office:value-type="float" office:value="0.13">
            <text:p>0.13</text:p>
          </table:table-cell>
          <table:table-cell table:style-name="ce40" office:value-type="float" office:value="0.45">
            <text:p>0.45</text:p>
          </table:table-cell>
          <table:table-cell table:style-name="ce40" office:value-type="float" office:value="1.64">
            <text:p>1.64</text:p>
          </table:table-cell>
          <table:table-cell table:style-name="ce40" office:value-type="float" office:value="6.32">
            <text:p>6.32</text:p>
          </table:table-cell>
          <table:table-cell table:style-name="ce40" office:value-type="float" office:value="26.19">
            <text:p>26.19</text:p>
          </table:table-cell>
          <table:table-cell table:style-name="ce40" office:value-type="float" office:value="109.1">
            <text:p>109.1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2">
          <table:table-cell table:number-columns-repeated="2"/>
          <table:table-cell table:style-name="ce40" office:value-type="float" office:value="0.12">
            <text:p>0.12</text:p>
          </table:table-cell>
          <table:table-cell table:style-name="ce40" office:value-type="float" office:value="0.44">
            <text:p>0.44</text:p>
          </table:table-cell>
          <table:table-cell table:style-name="ce40" office:value-type="float" office:value="1.62">
            <text:p>1.62</text:p>
          </table:table-cell>
          <table:table-cell table:style-name="ce40" office:value-type="float" office:value="6.31">
            <text:p>6.31</text:p>
          </table:table-cell>
          <table:table-cell table:style-name="ce40" office:value-type="float" office:value="26.62">
            <text:p>26.62</text:p>
          </table:table-cell>
          <table:table-cell table:style-name="ce40" office:value-type="float" office:value="109.18">
            <text:p>109.18</text:p>
          </table:table-cell>
          <table:table-cell table:number-columns-repeated="2"/>
          <table:table-cell table:style-name="Default"/>
          <table:table-cell table:style-name="ce45" office:value-type="string">
            <text:p>0x500806</text:p>
          </table:table-cell>
          <table:table-cell table:style-name="ce45" office:value-type="string">
            <text:p>0x5301b8</text:p>
          </table:table-cell>
          <table:table-cell table:style-name="ce45" office:value-type="string">
            <text:p>0x500106</text:p>
          </table:table-cell>
          <table:table-cell table:style-name="ce45" office:value-type="string">
            <text:p>0x53f026</text:p>
          </table:table-cell>
          <table:table-cell table:style-name="ce45" office:value-type="string">
            <text:p>0x500206</text:p>
          </table:table-cell>
          <table:table-cell table:style-name="ce45" office:value-type="string">
            <text:p>0x500309</text:p>
          </table:table-cell>
          <table:table-cell table:style-name="ce45" office:value-type="string">
            <text:p>0x500406</text:p>
          </table:table-cell>
          <table:table-cell table:style-name="ce45" office:value-type="string">
            <text:p>0x530f26</text:p>
          </table:table-cell>
          <table:table-cell table:number-columns-repeated="15"/>
        </table:table-row>
        <table:table-row table:style-name="ro2">
          <table:table-cell table:number-columns-repeated="2"/>
          <table:table-cell table:style-name="ce40" office:value-type="float" office:value="0.13">
            <text:p>0.13</text:p>
          </table:table-cell>
          <table:table-cell table:style-name="ce40" office:value-type="float" office:value="0.43">
            <text:p>0.43</text:p>
          </table:table-cell>
          <table:table-cell table:style-name="ce40" office:value-type="float" office:value="1.62">
            <text:p>1.62</text:p>
          </table:table-cell>
          <table:table-cell table:style-name="ce40" office:value-type="float" office:value="6.32">
            <text:p>6.32</text:p>
          </table:table-cell>
          <table:table-cell table:style-name="ce40" office:value-type="float" office:value="26.35">
            <text:p>26.35</text:p>
          </table:table-cell>
          <table:table-cell table:style-name="ce40" office:value-type="float" office:value="109.47">
            <text:p>109.47</text:p>
          </table:table-cell>
          <table:table-cell table:number-columns-repeated="2"/>
          <table:table-cell table:style-name="ce43" office:value-type="string">
            <text:p>Sequential 256 x 256</text:p>
          </table:table-cell>
          <table:table-cell table:style-name="ce46" office:value-type="string">
            <text:p>UNC_SNP_RESP_TO_LOCAL_HOME:FWD_I_STATE</text:p>
          </table:table-cell>
          <table:table-cell table:style-name="ce46" office:value-type="string">
            <text:p>SNOOP_RESPONSE:HIT</text:p>
          </table:table-cell>
          <table:table-cell table:style-name="ce46" office:value-type="string">
            <text:p>UNC_SNP_RESP_TO_LOCAL_HOME:I_STATE</text:p>
          </table:table-cell>
          <table:table-cell table:style-name="ce46" office:value-type="string">
            <text:p>L2_DATA_RQSTS:PREFETCH_MESI </text:p>
          </table:table-cell>
          <table:table-cell table:style-name="ce46" office:value-type="string">
            <text:p>UNC_SNP_RESP_TO_LOCAL_HOME:S_STATE </text:p>
          </table:table-cell>
          <table:table-cell table:style-name="ce46" office:value-type="string">
            <text:p>UNC_LLC_MISS:READ:WRITE</text:p>
          </table:table-cell>
          <table:table-cell table:style-name="ce46" office:value-type="string">
            <text:p>UNC_SNP_RESP_TO_LOCAL_HOME:FWD_S_STATE</text:p>
          </table:table-cell>
          <table:table-cell table:style-name="ce46" office:value-type="string">
            <text:p>L2_DATA_RQSTS:DEMAND_MESI</text:p>
          </table:table-cell>
          <table:table-cell table:number-columns-repeated="15"/>
        </table:table-row>
        <table:table-row table:style-name="ro2">
          <table:table-cell table:number-columns-repeated="2"/>
          <table:table-cell table:style-name="ce40" office:value-type="float" office:value="0.12">
            <text:p>0.12</text:p>
          </table:table-cell>
          <table:table-cell table:style-name="ce40" office:value-type="float" office:value="0.44">
            <text:p>0.44</text:p>
          </table:table-cell>
          <table:table-cell table:style-name="ce40" office:value-type="float" office:value="1.62">
            <text:p>1.62</text:p>
          </table:table-cell>
          <table:table-cell table:style-name="ce40" office:value-type="float" office:value="6.32">
            <text:p>6.32</text:p>
          </table:table-cell>
          <table:table-cell table:style-name="ce40" office:value-type="float" office:value="26.25">
            <text:p>26.25</text:p>
          </table:table-cell>
          <table:table-cell table:style-name="ce40" office:value-type="float" office:value="108.85">
            <text:p>108.85</text:p>
          </table:table-cell>
          <table:table-cell table:number-columns-repeated="2"/>
          <table:table-cell table:style-name="Default"/>
          <table:table-cell office:value-type="float" office:value="7688060">
            <text:p>7688060</text:p>
          </table:table-cell>
          <table:table-cell office:value-type="float" office:value="2466">
            <text:p>2466</text:p>
          </table:table-cell>
          <table:table-cell office:value-type="float" office:value="4015242">
            <text:p>4015242</text:p>
          </table:table-cell>
          <table:table-cell office:value-type="float" office:value="54476333">
            <text:p>54476333</text:p>
          </table:table-cell>
          <table:table-cell office:value-type="float" office:value="4753982">
            <text:p>4753982</text:p>
          </table:table-cell>
          <table:table-cell office:value-type="float" office:value="49526">
            <text:p>49526</text:p>
          </table:table-cell>
          <table:table-cell office:value-type="float" office:value="288731">
            <text:p>288731</text:p>
          </table:table-cell>
          <table:table-cell office:value-type="float" office:value="81377651">
            <text:p>81377651</text:p>
          </table:table-cell>
          <table:table-cell table:number-columns-repeated="15"/>
        </table:table-row>
        <table:table-row table:style-name="ro2">
          <table:table-cell table:number-columns-repeated="2"/>
          <table:table-cell table:style-name="ce40" office:value-type="float" office:value="0.13">
            <text:p>0.13</text:p>
          </table:table-cell>
          <table:table-cell table:style-name="ce40" office:value-type="float" office:value="0.45">
            <text:p>0.45</text:p>
          </table:table-cell>
          <table:table-cell table:style-name="ce40" office:value-type="float" office:value="1.63">
            <text:p>1.63</text:p>
          </table:table-cell>
          <table:table-cell table:style-name="ce40" office:value-type="float" office:value="6.33">
            <text:p>6.33</text:p>
          </table:table-cell>
          <table:table-cell table:style-name="ce40" office:value-type="float" office:value="26.69">
            <text:p>26.69</text:p>
          </table:table-cell>
          <table:table-cell table:style-name="ce40" office:value-type="float" office:value="108.46">
            <text:p>108.46</text:p>
          </table:table-cell>
          <table:table-cell table:number-columns-repeated="3"/>
          <table:table-cell office:value-type="float" office:value="7768799">
            <text:p>7768799</text:p>
          </table:table-cell>
          <table:table-cell office:value-type="float" office:value="1409">
            <text:p>1409</text:p>
          </table:table-cell>
          <table:table-cell office:value-type="float" office:value="2262501">
            <text:p>2262501</text:p>
          </table:table-cell>
          <table:table-cell office:value-type="float" office:value="52144530">
            <text:p>52144530</text:p>
          </table:table-cell>
          <table:table-cell office:value-type="float" office:value="2568649">
            <text:p>2568649</text:p>
          </table:table-cell>
          <table:table-cell office:value-type="float" office:value="18999">
            <text:p>18999</text:p>
          </table:table-cell>
          <table:table-cell office:value-type="float" office:value="72421">
            <text:p>72421</text:p>
          </table:table-cell>
          <table:table-cell office:value-type="float" office:value="81719576">
            <text:p>81719576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>
            <text:p>Average</text:p>
          </table:table-cell>
          <table:table-cell table:style-name="ce21" table:formula="of:=AVERAGE([.C69:.C73])" office:value-type="float" office:value="0.126">
            <text:p>0.13</text:p>
          </table:table-cell>
          <table:table-cell table:style-name="ce21" table:formula="of:=AVERAGE([.D69:.D73])" office:value-type="float" office:value="0.442">
            <text:p>0.44</text:p>
          </table:table-cell>
          <table:table-cell table:style-name="ce21" table:formula="of:=AVERAGE([.E69:.E73])" office:value-type="float" office:value="1.626">
            <text:p>1.63</text:p>
          </table:table-cell>
          <table:table-cell table:style-name="ce21" table:formula="of:=AVERAGE([.F69:.F73])" office:value-type="float" office:value="6.32">
            <text:p>6.32</text:p>
          </table:table-cell>
          <table:table-cell table:style-name="ce21" table:formula="of:=AVERAGE([.G69:.G73])" office:value-type="float" office:value="26.42">
            <text:p>26.42</text:p>
          </table:table-cell>
          <table:table-cell table:style-name="ce21" table:formula="of:=AVERAGE([.H69:.H73])" office:value-type="float" office:value="109.012">
            <text:p>109.01</text:p>
          </table:table-cell>
          <table:table-cell table:number-columns-repeated="3"/>
          <table:table-cell office:value-type="float" office:value="9394535">
            <text:p>9394535</text:p>
          </table:table-cell>
          <table:table-cell office:value-type="float" office:value="1638">
            <text:p>1638</text:p>
          </table:table-cell>
          <table:table-cell office:value-type="float" office:value="3134733">
            <text:p>3134733</text:p>
          </table:table-cell>
          <table:table-cell office:value-type="float" office:value="66601877">
            <text:p>66601877</text:p>
          </table:table-cell>
          <table:table-cell office:value-type="float" office:value="3622516">
            <text:p>3622516</text:p>
          </table:table-cell>
          <table:table-cell office:value-type="float" office:value="12031">
            <text:p>12031</text:p>
          </table:table-cell>
          <table:table-cell office:value-type="float" office:value="45290">
            <text:p>45290</text:p>
          </table:table-cell>
          <table:table-cell office:value-type="float" office:value="81325667">
            <text:p>81325667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STD</text:p>
          </table:table-cell>
          <table:table-cell table:style-name="ce22" table:formula="of:=STDEV([.C69:.C73])" office:value-type="float" office:value="0.00547722557505167">
            <text:p>0.01</text:p>
          </table:table-cell>
          <table:table-cell table:style-name="ce22" table:formula="of:=STDEV([.D69:.D73])" office:value-type="float" office:value="0.00836660026534076">
            <text:p>0.01</text:p>
          </table:table-cell>
          <table:table-cell table:style-name="ce22" table:formula="of:=STDEV([.E69:.E73])" office:value-type="float" office:value="0.00894427190999917">
            <text:p>0.01</text:p>
          </table:table-cell>
          <table:table-cell table:style-name="ce22" table:formula="of:=STDEV([.F69:.F73])" office:value-type="float" office:value="0.00707106781186564">
            <text:p>0.01</text:p>
          </table:table-cell>
          <table:table-cell table:style-name="ce22" table:formula="of:=STDEV([.G69:.G73])" office:value-type="float" office:value="0.223383079036887">
            <text:p>0.22</text:p>
          </table:table-cell>
          <table:table-cell table:style-name="ce32" table:formula="of:=STDEV([.H69:.H73])" office:value-type="float" office:value="0.379697247817261">
            <text:p>0.38</text:p>
          </table:table-cell>
          <table:table-cell table:number-columns-repeated="3"/>
          <table:table-cell office:value-type="float" office:value="9359368">
            <text:p>9359368</text:p>
          </table:table-cell>
          <table:table-cell office:value-type="float" office:value="3277">
            <text:p>3277</text:p>
          </table:table-cell>
          <table:table-cell office:value-type="float" office:value="4404650">
            <text:p>4404650</text:p>
          </table:table-cell>
          <table:table-cell office:value-type="float" office:value="68313576">
            <text:p>68313576</text:p>
          </table:table-cell>
          <table:table-cell office:value-type="float" office:value="4918823">
            <text:p>4918823</text:p>
          </table:table-cell>
          <table:table-cell office:value-type="float" office:value="31802">
            <text:p>31802</text:p>
          </table:table-cell>
          <table:table-cell office:value-type="float" office:value="163433">
            <text:p>163433</text:p>
          </table:table-cell>
          <table:table-cell office:value-type="float" office:value="81349287">
            <text:p>81349287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8156540">
            <text:p>8156540</text:p>
          </table:table-cell>
          <table:table-cell office:value-type="float" office:value="2794">
            <text:p>2794</text:p>
          </table:table-cell>
          <table:table-cell office:value-type="float" office:value="3274374">
            <text:p>3274374</text:p>
          </table:table-cell>
          <table:table-cell office:value-type="float" office:value="58035210">
            <text:p>58035210</text:p>
          </table:table-cell>
          <table:table-cell office:value-type="float" office:value="3783352">
            <text:p>3783352</text:p>
          </table:table-cell>
          <table:table-cell office:value-type="float" office:value="36200">
            <text:p>36200</text:p>
          </table:table-cell>
          <table:table-cell office:value-type="float" office:value="181585">
            <text:p>181585</text:p>
          </table:table-cell>
          <table:table-cell office:value-type="float" office:value="81947507">
            <text:p>81947507</text:p>
          </table:table-cell>
          <table:table-cell table:number-columns-repeated="15"/>
        </table:table-row>
        <table:table-row table:style-name="ro2">
          <table:table-cell table:number-columns-repeated="2"/>
          <table:table-cell table:style-name="ce20" office:value-type="string">
            <text:p>Parallel 64x64</text:p>
          </table:table-cell>
          <table:table-cell table:style-name="ce20" office:value-type="string">
            <text:p>Parallel 128x128</text:p>
          </table:table-cell>
          <table:table-cell table:style-name="ce20" office:value-type="string">
            <text:p>Parallel 256x256</text:p>
          </table:table-cell>
          <table:table-cell table:style-name="ce20" office:value-type="string">
            <text:p>Parallel 512x512</text:p>
          </table:table-cell>
          <table:table-cell table:style-name="ce20" office:value-type="string">
            <text:p>Parallel 1024x1024</text:p>
          </table:table-cell>
          <table:table-cell table:style-name="ce20" office:value-type="string">
            <text:p>Parallel 2048x2048</text:p>
          </table:table-cell>
          <table:table-cell table:number-columns-repeated="2"/>
          <table:table-cell table:style-name="ce1" office:value-type="string">
            <text:p>Average</text:p>
          </table:table-cell>
          <table:table-cell table:style-name="ce48" table:formula="of:=AVERAGE([.L72:.L76])" office:value-type="float" office:value="8473460.4">
            <text:p>8473460.4</text:p>
          </table:table-cell>
          <table:table-cell table:style-name="ce48" table:formula="of:=AVERAGE([.M72:.M76])" office:value-type="float" office:value="2316.8">
            <text:p>2316.8</text:p>
          </table:table-cell>
          <table:table-cell table:style-name="ce48" table:formula="of:=AVERAGE([.N72:.N76])" office:value-type="float" office:value="3418300">
            <text:p>3418300</text:p>
          </table:table-cell>
          <table:table-cell table:style-name="ce48" table:formula="of:=AVERAGE([.O72:.O76])" office:value-type="float" office:value="59914305.2">
            <text:p>59914305.2</text:p>
          </table:table-cell>
          <table:table-cell table:style-name="ce48" table:formula="of:=AVERAGE([.P72:.P76])" office:value-type="float" office:value="3929464.4">
            <text:p>3929464.4</text:p>
          </table:table-cell>
          <table:table-cell table:style-name="ce48" table:formula="of:=AVERAGE([.Q72:.Q76])" office:value-type="float" office:value="29711.6">
            <text:p>29711.6</text:p>
          </table:table-cell>
          <table:table-cell table:style-name="ce48" table:formula="of:=AVERAGE([.R72:.R76])" office:value-type="float" office:value="150292">
            <text:p>150292</text:p>
          </table:table-cell>
          <table:table-cell table:style-name="ce48" table:formula="of:=AVERAGE([.S72:.S76])" office:value-type="float" office:value="81543937.6">
            <text:p>81543937.6</text:p>
          </table:table-cell>
          <table:table-cell table:number-columns-repeated="15"/>
        </table:table-row>
        <table:table-row table:style-name="ro2">
          <table:table-cell/>
          <table:table-cell table:style-name="ce18"/>
          <table:table-cell table:style-name="ce40" office:value-type="float" office:value="0.06">
            <text:p>0.06</text:p>
          </table:table-cell>
          <table:table-cell table:style-name="ce40" office:value-type="float" office:value="0.24">
            <text:p>0.24</text:p>
          </table:table-cell>
          <table:table-cell table:style-name="ce40" office:value-type="float" office:value="0.84">
            <text:p>0.84</text:p>
          </table:table-cell>
          <table:table-cell table:style-name="ce40" office:value-type="float" office:value="3.29">
            <text:p>3.29</text:p>
          </table:table-cell>
          <table:table-cell table:style-name="ce40" office:value-type="float" office:value="14.59">
            <text:p>14.59</text:p>
          </table:table-cell>
          <table:table-cell table:style-name="ce40" office:value-type="float" office:value="57.22">
            <text:p>57.22</text:p>
          </table:table-cell>
          <table:table-cell table:number-columns-repeated="2"/>
          <table:table-cell table:style-name="ce1" office:value-type="string">
            <text:p>STD</text:p>
          </table:table-cell>
          <table:table-cell table:style-name="ce1" table:formula="of:=STDEV([.L72:.L76])" office:value-type="float" office:value="843660.285809579">
            <text:p>843660.29</text:p>
          </table:table-cell>
          <table:table-cell table:style-name="ce1" table:formula="of:=STDEV([.M72:.M76])" office:value-type="float" office:value="783.714680224889">
            <text:p>783.71</text:p>
          </table:table-cell>
          <table:table-cell table:style-name="ce1" table:formula="of:=STDEV([.N72:.N76])" office:value-type="float" office:value="831598.211161797">
            <text:p>831598.21</text:p>
          </table:table-cell>
          <table:table-cell table:style-name="ce1" table:formula="of:=STDEV([.O72:.O76])" office:value-type="float" office:value="7223975.94176951">
            <text:p>7223975.94</text:p>
          </table:table-cell>
          <table:table-cell table:style-name="ce1" table:formula="of:=STDEV([.P72:.P76])" office:value-type="float" office:value="952108.767247367">
            <text:p>952108.77</text:p>
          </table:table-cell>
          <table:table-cell table:style-name="ce1" table:formula="of:=STDEV([.Q72:.Q76])" office:value-type="float" office:value="14717.7016650019">
            <text:p>14717.7</text:p>
          </table:table-cell>
          <table:table-cell table:style-name="ce1" table:formula="of:=STDEV([.R72:.R76])" office:value-type="float" office:value="96703.9387719032">
            <text:p>96703.94</text:p>
          </table:table-cell>
          <table:table-cell table:style-name="ce1" table:formula="of:=STDEV([.S72:.S76])" office:value-type="float" office:value="276992.44232253">
            <text:p>276992.44</text:p>
          </table:table-cell>
          <table:table-cell table:number-columns-repeated="15"/>
        </table:table-row>
        <table:table-row table:style-name="ro2">
          <table:table-cell/>
          <table:table-cell table:style-name="ce18"/>
          <table:table-cell table:style-name="ce40" office:value-type="float" office:value="0.08">
            <text:p>0.08</text:p>
          </table:table-cell>
          <table:table-cell table:style-name="ce40" office:value-type="float" office:value="0.24">
            <text:p>0.24</text:p>
          </table:table-cell>
          <table:table-cell table:style-name="ce40" office:value-type="float" office:value="0.87">
            <text:p>0.87</text:p>
          </table:table-cell>
          <table:table-cell table:style-name="ce40" office:value-type="float" office:value="3.3">
            <text:p>3.3</text:p>
          </table:table-cell>
          <table:table-cell table:style-name="ce40" office:value-type="float" office:value="14.74">
            <text:p>14.74</text:p>
          </table:table-cell>
          <table:table-cell table:style-name="ce40" office:value-type="float" office:value="57.8">
            <text:p>57.8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2">
          <table:table-cell/>
          <table:table-cell table:style-name="ce18"/>
          <table:table-cell table:style-name="ce40" office:value-type="float" office:value="0.07">
            <text:p>0.07</text:p>
          </table:table-cell>
          <table:table-cell table:style-name="ce40" office:value-type="float" office:value="0.24">
            <text:p>0.24</text:p>
          </table:table-cell>
          <table:table-cell table:style-name="ce40" office:value-type="float" office:value="0.85">
            <text:p>0.85</text:p>
          </table:table-cell>
          <table:table-cell table:style-name="ce40" office:value-type="float" office:value="3.29">
            <text:p>3.29</text:p>
          </table:table-cell>
          <table:table-cell table:style-name="ce40" office:value-type="float" office:value="14.7">
            <text:p>14.7</text:p>
          </table:table-cell>
          <table:table-cell table:style-name="ce40" office:value-type="float" office:value="57.76">
            <text:p>57.76</text:p>
          </table:table-cell>
          <table:table-cell table:number-columns-repeated="2"/>
          <table:table-cell table:style-name="Default"/>
          <table:table-cell table:style-name="ce45" office:value-type="string">
            <text:p>0x500806</text:p>
          </table:table-cell>
          <table:table-cell table:style-name="ce45" office:value-type="string">
            <text:p>0x5301b8</text:p>
          </table:table-cell>
          <table:table-cell table:style-name="ce45" office:value-type="string">
            <text:p>0x500106</text:p>
          </table:table-cell>
          <table:table-cell table:style-name="ce45" office:value-type="string">
            <text:p>0x53f026</text:p>
          </table:table-cell>
          <table:table-cell table:style-name="ce45" office:value-type="string">
            <text:p>0x500206</text:p>
          </table:table-cell>
          <table:table-cell table:style-name="ce45" office:value-type="string">
            <text:p>0x500309</text:p>
          </table:table-cell>
          <table:table-cell table:style-name="ce45" office:value-type="string">
            <text:p>0x500406</text:p>
          </table:table-cell>
          <table:table-cell table:style-name="ce45" office:value-type="string">
            <text:p>0x530f26</text:p>
          </table:table-cell>
          <table:table-cell table:number-columns-repeated="15"/>
        </table:table-row>
        <table:table-row table:style-name="ro2">
          <table:table-cell/>
          <table:table-cell table:style-name="ce18"/>
          <table:table-cell table:style-name="ce40" office:value-type="float" office:value="0.08">
            <text:p>0.08</text:p>
          </table:table-cell>
          <table:table-cell table:style-name="ce40" office:value-type="float" office:value="0.23">
            <text:p>0.23</text:p>
          </table:table-cell>
          <table:table-cell table:style-name="ce40" office:value-type="float" office:value="0.84">
            <text:p>0.84</text:p>
          </table:table-cell>
          <table:table-cell table:style-name="ce40" office:value-type="float" office:value="3.3">
            <text:p>3.3</text:p>
          </table:table-cell>
          <table:table-cell table:style-name="ce40" office:value-type="float" office:value="14.65">
            <text:p>14.65</text:p>
          </table:table-cell>
          <table:table-cell table:style-name="ce40" office:value-type="float" office:value="57.23">
            <text:p>57.23</text:p>
          </table:table-cell>
          <table:table-cell table:number-columns-repeated="2"/>
          <table:table-cell table:style-name="ce43" office:value-type="string">
            <text:p>Best-case 256 x 256</text:p>
          </table:table-cell>
          <table:table-cell table:style-name="ce46" office:value-type="string">
            <text:p>UNC_SNP_RESP_TO_LOCAL_HOME:FWD_I_STATE</text:p>
          </table:table-cell>
          <table:table-cell table:style-name="ce46" office:value-type="string">
            <text:p>SNOOP_RESPONSE:HIT</text:p>
          </table:table-cell>
          <table:table-cell table:style-name="ce46" office:value-type="string">
            <text:p>UNC_SNP_RESP_TO_LOCAL_HOME:I_STATE</text:p>
          </table:table-cell>
          <table:table-cell table:style-name="ce46" office:value-type="string">
            <text:p>L2_DATA_RQSTS:PREFETCH_MESI </text:p>
          </table:table-cell>
          <table:table-cell table:style-name="ce46" office:value-type="string">
            <text:p>UNC_SNP_RESP_TO_LOCAL_HOME:S_STATE </text:p>
          </table:table-cell>
          <table:table-cell table:style-name="ce46" office:value-type="string">
            <text:p>UNC_LLC_MISS:READ:WRITE</text:p>
          </table:table-cell>
          <table:table-cell table:style-name="ce46" office:value-type="string">
            <text:p>UNC_SNP_RESP_TO_LOCAL_HOME:FWD_S_STATE</text:p>
          </table:table-cell>
          <table:table-cell table:style-name="ce46" office:value-type="string">
            <text:p>L2_DATA_RQSTS:DEMAND_MESI</text:p>
          </table:table-cell>
          <table:table-cell table:number-columns-repeated="15"/>
        </table:table-row>
        <table:table-row table:style-name="ro2">
          <table:table-cell/>
          <table:table-cell table:style-name="ce18"/>
          <table:table-cell table:style-name="ce40" office:value-type="float" office:value="0.07">
            <text:p>0.07</text:p>
          </table:table-cell>
          <table:table-cell table:style-name="ce40" office:value-type="float" office:value="0.25">
            <text:p>0.25</text:p>
          </table:table-cell>
          <table:table-cell table:style-name="ce40" office:value-type="float" office:value="0.84">
            <text:p>0.84</text:p>
          </table:table-cell>
          <table:table-cell table:style-name="ce40" office:value-type="float" office:value="3.28">
            <text:p>3.28</text:p>
          </table:table-cell>
          <table:table-cell table:style-name="ce40" office:value-type="float" office:value="14.84">
            <text:p>14.84</text:p>
          </table:table-cell>
          <table:table-cell table:style-name="ce40" office:value-type="float" office:value="57.23">
            <text:p>57.23</text:p>
          </table:table-cell>
          <table:table-cell table:number-columns-repeated="2"/>
          <table:table-cell table:style-name="Default"/>
          <table:table-cell office:value-type="float" office:value="7541001">
            <text:p>7541001</text:p>
          </table:table-cell>
          <table:table-cell office:value-type="float" office:value="51748">
            <text:p>51748</text:p>
          </table:table-cell>
          <table:table-cell office:value-type="float" office:value="4283084">
            <text:p>4283084</text:p>
          </table:table-cell>
          <table:table-cell office:value-type="float" office:value="52872199">
            <text:p>52872199</text:p>
          </table:table-cell>
          <table:table-cell office:value-type="float" office:value="5018773">
            <text:p>5018773</text:p>
          </table:table-cell>
          <table:table-cell office:value-type="float" office:value="47226">
            <text:p>47226</text:p>
          </table:table-cell>
          <table:table-cell office:value-type="float" office:value="314260">
            <text:p>314260</text:p>
          </table:table-cell>
          <table:table-cell office:value-type="float" office:value="82793288">
            <text:p>82793288</text:p>
          </table:table-cell>
          <table:table-cell table:number-columns-repeated="15"/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78:.C82])" office:value-type="float" office:value="0.072">
            <text:p>0.07</text:p>
          </table:table-cell>
          <table:table-cell table:style-name="ce29" table:formula="of:=AVERAGE([.D78:.D82])" office:value-type="float" office:value="0.24">
            <text:p>0,24</text:p>
          </table:table-cell>
          <table:table-cell table:style-name="ce29" table:formula="of:=AVERAGE([.E78:.E82])" office:value-type="float" office:value="0.848">
            <text:p>0,85</text:p>
          </table:table-cell>
          <table:table-cell table:style-name="ce24" table:formula="of:=AVERAGE([.F78:.F82])" office:value-type="float" office:value="3.292">
            <text:p>3.29</text:p>
          </table:table-cell>
          <table:table-cell table:style-name="ce26" table:formula="of:=AVERAGE([.G78:.G82])" office:value-type="float" office:value="14.704">
            <text:p>14.70</text:p>
          </table:table-cell>
          <table:table-cell table:style-name="ce29" table:formula="of:=AVERAGE([.H78:.H82])" office:value-type="float" office:value="57.448">
            <text:p>57,45</text:p>
          </table:table-cell>
          <table:table-cell table:number-columns-repeated="3"/>
          <table:table-cell office:value-type="float" office:value="7502734">
            <text:p>7502734</text:p>
          </table:table-cell>
          <table:table-cell office:value-type="float" office:value="36124">
            <text:p>36124</text:p>
          </table:table-cell>
          <table:table-cell office:value-type="float" office:value="4767974">
            <text:p>4767974</text:p>
          </table:table-cell>
          <table:table-cell office:value-type="float" office:value="51885345">
            <text:p>51885345</text:p>
          </table:table-cell>
          <table:table-cell office:value-type="float" office:value="5908898">
            <text:p>5908898</text:p>
          </table:table-cell>
          <table:table-cell office:value-type="float" office:value="63948">
            <text:p>63948</text:p>
          </table:table-cell>
          <table:table-cell office:value-type="float" office:value="375137">
            <text:p>375137</text:p>
          </table:table-cell>
          <table:table-cell office:value-type="float" office:value="83127929">
            <text:p>83127929</text:p>
          </table:table-cell>
          <table:table-cell table:number-columns-repeated="15"/>
        </table:table-row>
        <table:table-row table:style-name="ro1">
          <table:table-cell/>
          <table:table-cell table:style-name="ce19" office:value-type="string">
            <text:p>STD</text:p>
          </table:table-cell>
          <table:table-cell table:style-name="ce24" table:formula="of:=STDEV([.C78:.C82])" office:value-type="float" office:value="0.00836660026534076">
            <text:p>0.01</text:p>
          </table:table-cell>
          <table:table-cell table:style-name="ce29" table:formula="of:=STDEV([.D78:.D82])" office:value-type="float" office:value="0.00707106781186547">
            <text:p>0,01</text:p>
          </table:table-cell>
          <table:table-cell table:style-name="ce29" table:formula="of:=STDEV([.E78:.E82])" office:value-type="float" office:value="0.0130384048104053">
            <text:p>0,01</text:p>
          </table:table-cell>
          <table:table-cell table:style-name="ce24" table:formula="of:=STDEV([.F78:.F82])" office:value-type="float" office:value="0.00836660026534074">
            <text:p>0.01</text:p>
          </table:table-cell>
          <table:table-cell table:style-name="ce26" table:formula="of:=STDEV([.G78:.G82])" office:value-type="float" office:value="0.0944986772394196">
            <text:p>0.09</text:p>
          </table:table-cell>
          <table:table-cell table:style-name="ce29" table:formula="of:=STDEV([.H78:.H82])" office:value-type="float" office:value="0.303430387403767">
            <text:p>0,30</text:p>
          </table:table-cell>
          <table:table-cell table:number-columns-repeated="3"/>
          <table:table-cell office:value-type="float" office:value="7661712">
            <text:p>7661712</text:p>
          </table:table-cell>
          <table:table-cell office:value-type="float" office:value="36919">
            <text:p>36919</text:p>
          </table:table-cell>
          <table:table-cell office:value-type="float" office:value="4911218">
            <text:p>4911218</text:p>
          </table:table-cell>
          <table:table-cell office:value-type="float" office:value="49707306">
            <text:p>49707306</text:p>
          </table:table-cell>
          <table:table-cell office:value-type="float" office:value="5873053">
            <text:p>5873053</text:p>
          </table:table-cell>
          <table:table-cell office:value-type="float" office:value="54929">
            <text:p>54929</text:p>
          </table:table-cell>
          <table:table-cell office:value-type="float" office:value="328593">
            <text:p>328593</text:p>
          </table:table-cell>
          <table:table-cell office:value-type="float" office:value="82257513">
            <text:p>82257513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7492097">
            <text:p>7492097</text:p>
          </table:table-cell>
          <table:table-cell office:value-type="float" office:value="41469">
            <text:p>41469</text:p>
          </table:table-cell>
          <table:table-cell office:value-type="float" office:value="4843998">
            <text:p>4843998</text:p>
          </table:table-cell>
          <table:table-cell office:value-type="float" office:value="47900162">
            <text:p>47900162</text:p>
          </table:table-cell>
          <table:table-cell office:value-type="float" office:value="5779676">
            <text:p>5779676</text:p>
          </table:table-cell>
          <table:table-cell office:value-type="float" office:value="51836">
            <text:p>51836</text:p>
          </table:table-cell>
          <table:table-cell office:value-type="float" office:value="365396">
            <text:p>365396</text:p>
          </table:table-cell>
          <table:table-cell office:value-type="float" office:value="81984400">
            <text:p>81984400</text:p>
          </table:table-cell>
          <table:table-cell table:number-columns-repeated="15"/>
        </table:table-row>
        <table:table-row table:style-name="ro1">
          <table:table-cell/>
          <table:table-cell table:style-name="ce18"/>
          <table:table-cell table:style-name="ce25" office:value-type="string">
            <text:p>Concurrent 64x46</text:p>
          </table:table-cell>
          <table:table-cell table:style-name="ce25" office:value-type="string">
            <text:p>Concurrent 128x128</text:p>
          </table:table-cell>
          <table:table-cell table:style-name="ce25" office:value-type="string">
            <text:p>Concurrent 256x256</text:p>
          </table:table-cell>
          <table:table-cell table:style-name="ce25" office:value-type="string">
            <text:p>Concurrent 512x512</text:p>
          </table:table-cell>
          <table:table-cell table:style-name="ce25" office:value-type="string">
            <text:p>Concurrent 1024x1024</text:p>
          </table:table-cell>
          <table:table-cell table:style-name="ce25" office:value-type="string">
            <text:p>Concurrent 2048x2048</text:p>
          </table:table-cell>
          <table:table-cell table:number-columns-repeated="3"/>
          <table:table-cell office:value-type="float" office:value="7818154">
            <text:p>7818154</text:p>
          </table:table-cell>
          <table:table-cell office:value-type="float" office:value="53757">
            <text:p>53757</text:p>
          </table:table-cell>
          <table:table-cell office:value-type="float" office:value="2459387">
            <text:p>2459387</text:p>
          </table:table-cell>
          <table:table-cell office:value-type="float" office:value="58027843">
            <text:p>58027843</text:p>
          </table:table-cell>
          <table:table-cell office:value-type="float" office:value="2780670">
            <text:p>2780670</text:p>
          </table:table-cell>
          <table:table-cell office:value-type="float" office:value="14090">
            <text:p>14090</text:p>
          </table:table-cell>
          <table:table-cell office:value-type="float" office:value="88383">
            <text:p>88383</text:p>
          </table:table-cell>
          <table:table-cell office:value-type="float" office:value="81516524">
            <text:p>81516524</text:p>
          </table:table-cell>
          <table:table-cell table:number-columns-repeated="15"/>
        </table:table-row>
        <table:table-row table:style-name="ro2">
          <table:table-cell/>
          <table:table-cell table:style-name="ce18"/>
          <table:table-cell table:style-name="ce40" office:value-type="float" office:value="0.11">
            <text:p>0.11</text:p>
          </table:table-cell>
          <table:table-cell table:style-name="ce40" office:value-type="float" office:value="0.3">
            <text:p>0.3</text:p>
          </table:table-cell>
          <table:table-cell table:style-name="ce40" office:value-type="float" office:value="1.32">
            <text:p>1.32</text:p>
          </table:table-cell>
          <table:table-cell table:style-name="ce40" office:value-type="float" office:value="4.89">
            <text:p>4.89</text:p>
          </table:table-cell>
          <table:table-cell table:style-name="ce40" office:value-type="float" office:value="20.99">
            <text:p>20.99</text:p>
          </table:table-cell>
          <table:table-cell table:style-name="ce40" office:value-type="float" office:value="93.84">
            <text:p>93.84</text:p>
          </table:table-cell>
          <table:table-cell table:number-columns-repeated="2"/>
          <table:table-cell table:style-name="ce1" office:value-type="string">
            <text:p>Average</text:p>
          </table:table-cell>
          <table:table-cell table:style-name="ce48" table:formula="of:=AVERAGE([.L82:.L86])" office:value-type="float" office:value="7603139.6">
            <text:p>7603139.6</text:p>
          </table:table-cell>
          <table:table-cell table:style-name="ce48" table:formula="of:=AVERAGE([.M82:.M86])" office:value-type="float" office:value="44003.4">
            <text:p>44003.4</text:p>
          </table:table-cell>
          <table:table-cell table:style-name="ce48" table:formula="of:=AVERAGE([.N82:.N86])" office:value-type="float" office:value="4253132.2">
            <text:p>4253132.2</text:p>
          </table:table-cell>
          <table:table-cell table:style-name="ce48" table:formula="of:=AVERAGE([.O82:.O86])" office:value-type="float" office:value="52078571">
            <text:p>52078571</text:p>
          </table:table-cell>
          <table:table-cell table:style-name="ce48" table:formula="of:=AVERAGE([.P82:.P86])" office:value-type="float" office:value="5072214">
            <text:p>5072214</text:p>
          </table:table-cell>
          <table:table-cell table:style-name="ce48" table:formula="of:=AVERAGE([.Q82:.Q86])" office:value-type="float" office:value="46405.8">
            <text:p>46405.8</text:p>
          </table:table-cell>
          <table:table-cell table:style-name="ce48" table:formula="of:=AVERAGE([.R82:.R86])" office:value-type="float" office:value="294353.8">
            <text:p>294353.8</text:p>
          </table:table-cell>
          <table:table-cell table:style-name="ce48" table:formula="of:=AVERAGE([.S82:.S86])" office:value-type="float" office:value="82335930.8">
            <text:p>82335930.8</text:p>
          </table:table-cell>
          <table:table-cell table:number-columns-repeated="15"/>
        </table:table-row>
        <table:table-row table:style-name="ro2">
          <table:table-cell/>
          <table:table-cell table:style-name="ce18"/>
          <table:table-cell table:style-name="ce40" office:value-type="float" office:value="0.11">
            <text:p>0.11</text:p>
          </table:table-cell>
          <table:table-cell table:style-name="ce40" office:value-type="float" office:value="0.31">
            <text:p>0.31</text:p>
          </table:table-cell>
          <table:table-cell table:style-name="ce40" office:value-type="float" office:value="1.32">
            <text:p>1.32</text:p>
          </table:table-cell>
          <table:table-cell table:style-name="ce40" office:value-type="float" office:value="4.78">
            <text:p>4.78</text:p>
          </table:table-cell>
          <table:table-cell table:style-name="ce40" office:value-type="float" office:value="19.96">
            <text:p>19.96</text:p>
          </table:table-cell>
          <table:table-cell table:style-name="ce40" office:value-type="float" office:value="82.9">
            <text:p>82.9</text:p>
          </table:table-cell>
          <table:table-cell table:number-columns-repeated="2"/>
          <table:table-cell table:style-name="ce1" office:value-type="string">
            <text:p>STD</text:p>
          </table:table-cell>
          <table:table-cell table:style-name="ce1" table:formula="of:=STDEV([.L82:.L86])" office:value-type="float" office:value="137781.409654206">
            <text:p>137781.41</text:p>
          </table:table-cell>
          <table:table-cell table:style-name="ce1" table:formula="of:=STDEV([.M82:.M86])" office:value-type="float" office:value="8273.57832500545">
            <text:p>8273.58</text:p>
          </table:table-cell>
          <table:table-cell table:style-name="ce1" table:formula="of:=STDEV([.N82:.N86])" office:value-type="float" office:value="1032676.17693602">
            <text:p>1032676.18</text:p>
          </table:table-cell>
          <table:table-cell table:style-name="ce1" table:formula="of:=STDEV([.O82:.O86])" office:value-type="float" office:value="3845224.91185334">
            <text:p>3845224.91</text:p>
          </table:table-cell>
          <table:table-cell table:style-name="ce1" table:formula="of:=STDEV([.P82:.P86])" office:value-type="float" office:value="1331907.9872159">
            <text:p>1331907.99</text:p>
          </table:table-cell>
          <table:table-cell table:style-name="ce1" table:formula="of:=STDEV([.Q82:.Q86])" office:value-type="float" office:value="19071.2116080757">
            <text:p>19071.21</text:p>
          </table:table-cell>
          <table:table-cell table:style-name="ce1" table:formula="of:=STDEV([.R82:.R86])" office:value-type="float" office:value="117861.645214633">
            <text:p>117861.65</text:p>
          </table:table-cell>
          <table:table-cell table:style-name="ce1" table:formula="of:=STDEV([.S82:.S86])" office:value-type="float" office:value="639841.291998805">
            <text:p>639841.29</text:p>
          </table:table-cell>
          <table:table-cell table:number-columns-repeated="15"/>
        </table:table-row>
        <table:table-row table:style-name="ro2">
          <table:table-cell/>
          <table:table-cell table:style-name="ce18"/>
          <table:table-cell table:style-name="ce40" office:value-type="float" office:value="0.12">
            <text:p>0.12</text:p>
          </table:table-cell>
          <table:table-cell table:style-name="ce40" office:value-type="float" office:value="0.29">
            <text:p>0.29</text:p>
          </table:table-cell>
          <table:table-cell table:style-name="ce40" office:value-type="float" office:value="1.31">
            <text:p>1.31</text:p>
          </table:table-cell>
          <table:table-cell table:style-name="ce40" office:value-type="float" office:value="4.81">
            <text:p>4.81</text:p>
          </table:table-cell>
          <table:table-cell table:style-name="ce40" office:value-type="float" office:value="20.35">
            <text:p>20.35</text:p>
          </table:table-cell>
          <table:table-cell table:style-name="ce40" office:value-type="float" office:value="84.66">
            <text:p>84.66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2">
          <table:table-cell/>
          <table:table-cell table:style-name="ce18"/>
          <table:table-cell table:style-name="ce40" office:value-type="float" office:value="0.12">
            <text:p>0.12</text:p>
          </table:table-cell>
          <table:table-cell table:style-name="ce40" office:value-type="float" office:value="0.29">
            <text:p>0.29</text:p>
          </table:table-cell>
          <table:table-cell table:style-name="ce40" office:value-type="float" office:value="1.31">
            <text:p>1.31</text:p>
          </table:table-cell>
          <table:table-cell table:style-name="ce40" office:value-type="float" office:value="4.78">
            <text:p>4.78</text:p>
          </table:table-cell>
          <table:table-cell table:style-name="ce40" office:value-type="float" office:value="21.27">
            <text:p>21.27</text:p>
          </table:table-cell>
          <table:table-cell table:style-name="ce40" office:value-type="float" office:value="81.66">
            <text:p>81.66</text:p>
          </table:table-cell>
          <table:table-cell table:number-columns-repeated="2"/>
          <table:table-cell table:style-name="Default"/>
          <table:table-cell table:style-name="ce45" office:value-type="string">
            <text:p>0x500806</text:p>
          </table:table-cell>
          <table:table-cell table:style-name="ce45" office:value-type="string">
            <text:p>0x5301b8</text:p>
          </table:table-cell>
          <table:table-cell table:style-name="ce45" office:value-type="string">
            <text:p>0x500106</text:p>
          </table:table-cell>
          <table:table-cell table:style-name="ce45" office:value-type="string">
            <text:p>0x53f026</text:p>
          </table:table-cell>
          <table:table-cell table:style-name="ce45" office:value-type="string">
            <text:p>0x500206</text:p>
          </table:table-cell>
          <table:table-cell table:style-name="ce45" office:value-type="string">
            <text:p>0x500309</text:p>
          </table:table-cell>
          <table:table-cell table:style-name="ce45" office:value-type="string">
            <text:p>0x500406</text:p>
          </table:table-cell>
          <table:table-cell table:style-name="ce45" office:value-type="string">
            <text:p>0x530f26</text:p>
          </table:table-cell>
          <table:table-cell table:number-columns-repeated="15"/>
        </table:table-row>
        <table:table-row table:style-name="ro2">
          <table:table-cell/>
          <table:table-cell table:style-name="ce18"/>
          <table:table-cell table:style-name="ce40" office:value-type="float" office:value="0.11">
            <text:p>0.11</text:p>
          </table:table-cell>
          <table:table-cell table:style-name="ce40" office:value-type="float" office:value="0.3">
            <text:p>0.3</text:p>
          </table:table-cell>
          <table:table-cell table:style-name="ce40" office:value-type="float" office:value="1.31">
            <text:p>1.31</text:p>
          </table:table-cell>
          <table:table-cell table:style-name="ce40" office:value-type="float" office:value="4.71">
            <text:p>4.71</text:p>
          </table:table-cell>
          <table:table-cell table:style-name="ce40" office:value-type="float" office:value="21.79">
            <text:p>21.79</text:p>
          </table:table-cell>
          <table:table-cell table:style-name="ce40" office:value-type="float" office:value="86.01">
            <text:p>86.01</text:p>
          </table:table-cell>
          <table:table-cell table:number-columns-repeated="2"/>
          <table:table-cell table:style-name="ce43" office:value-type="string">
            <text:p>Parallel 256 x 256</text:p>
          </table:table-cell>
          <table:table-cell table:style-name="ce46" office:value-type="string">
            <text:p>UNC_SNP_RESP_TO_LOCAL_HOME:FWD_I_STATE</text:p>
          </table:table-cell>
          <table:table-cell table:style-name="ce46" office:value-type="string">
            <text:p>SNOOP_RESPONSE:HIT</text:p>
          </table:table-cell>
          <table:table-cell table:style-name="ce46" office:value-type="string">
            <text:p>UNC_SNP_RESP_TO_LOCAL_HOME:I_STATE</text:p>
          </table:table-cell>
          <table:table-cell table:style-name="ce46" office:value-type="string">
            <text:p>L2_DATA_RQSTS:PREFETCH_MESI </text:p>
          </table:table-cell>
          <table:table-cell table:style-name="ce46" office:value-type="string">
            <text:p>UNC_SNP_RESP_TO_LOCAL_HOME:S_STATE </text:p>
          </table:table-cell>
          <table:table-cell table:style-name="ce46" office:value-type="string">
            <text:p>UNC_LLC_MISS:READ:WRITE</text:p>
          </table:table-cell>
          <table:table-cell table:style-name="ce46" office:value-type="string">
            <text:p>UNC_SNP_RESP_TO_LOCAL_HOME:FWD_S_STATE</text:p>
          </table:table-cell>
          <table:table-cell table:style-name="ce46" office:value-type="string">
            <text:p>L2_DATA_RQSTS:DEMAND_MESI</text:p>
          </table:table-cell>
          <table:table-cell table:number-columns-repeated="15"/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87:.C91])" office:value-type="float" office:value="0.114">
            <text:p>0.11</text:p>
          </table:table-cell>
          <table:table-cell table:style-name="ce24" table:formula="of:=AVERAGE([.D87:.D91])" office:value-type="float" office:value="0.298">
            <text:p>0.3</text:p>
          </table:table-cell>
          <table:table-cell table:style-name="ce29" table:formula="of:=AVERAGE([.E87:.E91])" office:value-type="float" office:value="1.314">
            <text:p>1,31</text:p>
          </table:table-cell>
          <table:table-cell table:style-name="ce29" table:formula="of:=AVERAGE([.F87:.F91])" office:value-type="float" office:value="4.794">
            <text:p>4,79</text:p>
          </table:table-cell>
          <table:table-cell table:style-name="ce29" table:formula="of:=AVERAGE([.G87:.G91])" office:value-type="float" office:value="20.872">
            <text:p>20,87</text:p>
          </table:table-cell>
          <table:table-cell table:style-name="ce29" table:formula="of:=AVERAGE([.H87:.H91])" office:value-type="float" office:value="85.814">
            <text:p>85,81</text:p>
          </table:table-cell>
          <table:table-cell table:number-columns-repeated="2"/>
          <table:table-cell table:style-name="Default"/>
          <table:table-cell office:value-type="float" office:value="72705046">
            <text:p>72705046</text:p>
          </table:table-cell>
          <table:table-cell office:value-type="float" office:value="10164837">
            <text:p>10164837</text:p>
          </table:table-cell>
          <table:table-cell office:value-type="float" office:value="34396191">
            <text:p>34396191</text:p>
          </table:table-cell>
          <table:table-cell office:value-type="float" office:value="195800115">
            <text:p>195800115</text:p>
          </table:table-cell>
          <table:table-cell office:value-type="float" office:value="35278599">
            <text:p>35278599</text:p>
          </table:table-cell>
          <table:table-cell office:value-type="float" office:value="41319">
            <text:p>41319</text:p>
          </table:table-cell>
          <table:table-cell office:value-type="float" office:value="226191">
            <text:p>226191</text:p>
          </table:table-cell>
          <table:table-cell office:value-type="float" office:value="163570051">
            <text:p>163570051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>
            <text:p>STD</text:p>
          </table:table-cell>
          <table:table-cell table:style-name="ce26" table:formula="of:=STDEV([.C87:.C91])" office:value-type="float" office:value="0.00547722557505166">
            <text:p>0.01</text:p>
          </table:table-cell>
          <table:table-cell table:style-name="ce26" table:formula="of:=STDEV([.D87:.D91])" office:value-type="float" office:value="0.00836660026534077">
            <text:p>0.01</text:p>
          </table:table-cell>
          <table:table-cell table:style-name="ce26" table:formula="of:=STDEV([.E87:.E91])" office:value-type="float" office:value="0.00547722557505167">
            <text:p>0.01</text:p>
          </table:table-cell>
          <table:table-cell table:style-name="ce26" table:formula="of:=STDEV([.F87:.F91])" office:value-type="float" office:value="0.0650384501660362">
            <text:p>0.07</text:p>
          </table:table-cell>
          <table:table-cell table:style-name="ce26" table:formula="of:=STDEV([.G87:.G91])" office:value-type="float" office:value="0.727887353922294">
            <text:p>0.73</text:p>
          </table:table-cell>
          <table:table-cell table:style-name="ce26" table:formula="of:=STDEV([.H87:.H91])" office:value-type="float" office:value="4.78366804868398">
            <text:p>4.78</text:p>
          </table:table-cell>
          <table:table-cell table:number-columns-repeated="3"/>
          <table:table-cell office:value-type="float" office:value="70827489">
            <text:p>70827489</text:p>
          </table:table-cell>
          <table:table-cell office:value-type="float" office:value="15093912">
            <text:p>15093912</text:p>
          </table:table-cell>
          <table:table-cell office:value-type="float" office:value="37546045">
            <text:p>37546045</text:p>
          </table:table-cell>
          <table:table-cell office:value-type="float" office:value="209982430">
            <text:p>209982430</text:p>
          </table:table-cell>
          <table:table-cell office:value-type="float" office:value="37534695">
            <text:p>37534695</text:p>
          </table:table-cell>
          <table:table-cell office:value-type="float" office:value="14017">
            <text:p>14017</text:p>
          </table:table-cell>
          <table:table-cell office:value-type="float" office:value="35886">
            <text:p>35886</text:p>
          </table:table-cell>
          <table:table-cell office:value-type="float" office:value="164424881">
            <text:p>164424881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72490138">
            <text:p>72490138</text:p>
          </table:table-cell>
          <table:table-cell office:value-type="float" office:value="3577481">
            <text:p>3577481</text:p>
          </table:table-cell>
          <table:table-cell office:value-type="float" office:value="28599295">
            <text:p>28599295</text:p>
          </table:table-cell>
          <table:table-cell office:value-type="float" office:value="175316986">
            <text:p>175316986</text:p>
          </table:table-cell>
          <table:table-cell office:value-type="float" office:value="29559673">
            <text:p>29559673</text:p>
          </table:table-cell>
          <table:table-cell office:value-type="float" office:value="53311">
            <text:p>53311</text:p>
          </table:table-cell>
          <table:table-cell office:value-type="float" office:value="323634">
            <text:p>323634</text:p>
          </table:table-cell>
          <table:table-cell office:value-type="float" office:value="164683182">
            <text:p>164683182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72098678">
            <text:p>72098678</text:p>
          </table:table-cell>
          <table:table-cell office:value-type="float" office:value="4098706">
            <text:p>4098706</text:p>
          </table:table-cell>
          <table:table-cell office:value-type="float" office:value="30080924">
            <text:p>30080924</text:p>
          </table:table-cell>
          <table:table-cell office:value-type="float" office:value="173762497">
            <text:p>173762497</text:p>
          </table:table-cell>
          <table:table-cell office:value-type="float" office:value="30865715">
            <text:p>30865715</text:p>
          </table:table-cell>
          <table:table-cell office:value-type="float" office:value="59272">
            <text:p>59272</text:p>
          </table:table-cell>
          <table:table-cell office:value-type="float" office:value="413646">
            <text:p>413646</text:p>
          </table:table-cell>
          <table:table-cell office:value-type="float" office:value="164834381">
            <text:p>164834381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71469231">
            <text:p>71469231</text:p>
          </table:table-cell>
          <table:table-cell office:value-type="float" office:value="3888166">
            <text:p>3888166</text:p>
          </table:table-cell>
          <table:table-cell office:value-type="float" office:value="26478774">
            <text:p>26478774</text:p>
          </table:table-cell>
          <table:table-cell office:value-type="float" office:value="174765125">
            <text:p>174765125</text:p>
          </table:table-cell>
          <table:table-cell office:value-type="float" office:value="27308796">
            <text:p>27308796</text:p>
          </table:table-cell>
          <table:table-cell office:value-type="float" office:value="29469">
            <text:p>29469</text:p>
          </table:table-cell>
          <table:table-cell office:value-type="float" office:value="132855">
            <text:p>132855</text:p>
          </table:table-cell>
          <table:table-cell office:value-type="float" office:value="163970646">
            <text:p>163970646</text:p>
          </table:table-cell>
          <table:table-cell table:number-columns-repeated="15"/>
        </table:table-row>
        <table:table-row table:style-name="ro2">
          <table:table-cell table:number-columns-repeated="10"/>
          <table:table-cell table:style-name="ce1" office:value-type="string">
            <text:p>Average</text:p>
          </table:table-cell>
          <table:table-cell table:style-name="ce48" table:formula="of:=AVERAGE([.L92:.L96])" office:value-type="float" office:value="71918116.4">
            <text:p>71918116.4</text:p>
          </table:table-cell>
          <table:table-cell table:style-name="ce48" table:formula="of:=AVERAGE([.M92:.M96])" office:value-type="float" office:value="7364620.4">
            <text:p>7364620.4</text:p>
          </table:table-cell>
          <table:table-cell table:style-name="ce48" table:formula="of:=AVERAGE([.N92:.N96])" office:value-type="float" office:value="31420245.8">
            <text:p>31420245.8</text:p>
          </table:table-cell>
          <table:table-cell table:style-name="ce48" table:formula="of:=AVERAGE([.O92:.O96])" office:value-type="float" office:value="185925430.6">
            <text:p>185925430.6</text:p>
          </table:table-cell>
          <table:table-cell table:style-name="ce48" table:formula="of:=AVERAGE([.P92:.P96])" office:value-type="float" office:value="32109495.6">
            <text:p>32109495.6</text:p>
          </table:table-cell>
          <table:table-cell table:style-name="ce48" table:formula="of:=AVERAGE([.Q92:.Q96])" office:value-type="float" office:value="39477.6">
            <text:p>39477.6</text:p>
          </table:table-cell>
          <table:table-cell table:style-name="ce48" table:formula="of:=AVERAGE([.R92:.R96])" office:value-type="float" office:value="226442.4">
            <text:p>226442.4</text:p>
          </table:table-cell>
          <table:table-cell table:style-name="ce48" table:formula="of:=AVERAGE([.S92:.S96])" office:value-type="float" office:value="164296628.2">
            <text:p>164296628.2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>
            <text:p>STD</text:p>
          </table:table-cell>
          <table:table-cell table:style-name="ce1" table:formula="of:=STDEV([.L92:.L96])" office:value-type="float" office:value="769746.001220727">
            <text:p>769746</text:p>
          </table:table-cell>
          <table:table-cell table:style-name="ce1" table:formula="of:=STDEV([.M92:.M96])" office:value-type="float" office:value="5115601.59080008">
            <text:p>5115601.59</text:p>
          </table:table-cell>
          <table:table-cell table:style-name="ce1" table:formula="of:=STDEV([.N92:.N96])" office:value-type="float" office:value="4487520.3487643">
            <text:p>4487520.35</text:p>
          </table:table-cell>
          <table:table-cell table:style-name="ce1" table:formula="of:=STDEV([.O92:.O96])" office:value-type="float" office:value="16288623.9735426">
            <text:p>16288623.97</text:p>
          </table:table-cell>
          <table:table-cell table:style-name="ce1" table:formula="of:=STDEV([.P92:.P96])" office:value-type="float" office:value="4200336.50471897">
            <text:p>4200336.5</text:p>
          </table:table-cell>
          <table:table-cell table:style-name="ce1" table:formula="of:=STDEV([.Q92:.Q96])" office:value-type="float" office:value="18268.7315323205">
            <text:p>18268.73</text:p>
          </table:table-cell>
          <table:table-cell table:style-name="ce1" table:formula="of:=STDEV([.R92:.R96])" office:value-type="float" office:value="149634.388749044">
            <text:p>149634.39</text:p>
          </table:table-cell>
          <table:table-cell table:style-name="ce1" table:formula="of:=STDEV([.S92:.S96])" office:value-type="float" office:value="521830.795657654">
            <text:p>521830.8</text:p>
          </table:table-cell>
          <table:table-cell table:number-columns-repeated="15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23"/>
        </table:table-row>
        <table:table-row table:style-name="ro2">
          <table:table-cell table:number-columns-repeated="10"/>
          <table:table-cell table:style-name="Default"/>
          <table:table-cell table:style-name="ce45" office:value-type="string">
            <text:p>0x500806</text:p>
          </table:table-cell>
          <table:table-cell table:style-name="ce45" office:value-type="string">
            <text:p>0x5301b8</text:p>
          </table:table-cell>
          <table:table-cell table:style-name="ce45" office:value-type="string">
            <text:p>0x500106</text:p>
          </table:table-cell>
          <table:table-cell table:style-name="ce45" office:value-type="string">
            <text:p>0x53f026</text:p>
          </table:table-cell>
          <table:table-cell table:style-name="ce45" office:value-type="string">
            <text:p>0x500206</text:p>
          </table:table-cell>
          <table:table-cell table:style-name="ce45" office:value-type="string">
            <text:p>0x500309</text:p>
          </table:table-cell>
          <table:table-cell table:style-name="ce45" office:value-type="string">
            <text:p>0x500406</text:p>
          </table:table-cell>
          <table:table-cell table:style-name="ce45" office:value-type="string">
            <text:p>0x530f26</text:p>
          </table:table-cell>
          <table:table-cell table:number-columns-repeated="15"/>
        </table:table-row>
        <table:table-row table:style-name="ro2">
          <table:table-cell table:number-columns-repeated="10"/>
          <table:table-cell table:style-name="ce43" office:value-type="string">
            <text:p>Sequential 512 x 512</text:p>
          </table:table-cell>
          <table:table-cell table:style-name="ce46" office:value-type="string">
            <text:p>UNC_SNP_RESP_TO_LOCAL_HOME:FWD_I_STATE</text:p>
          </table:table-cell>
          <table:table-cell table:style-name="ce46" office:value-type="string">
            <text:p>SNOOP_RESPONSE:HIT</text:p>
          </table:table-cell>
          <table:table-cell table:style-name="ce46" office:value-type="string">
            <text:p>UNC_SNP_RESP_TO_LOCAL_HOME:I_STATE</text:p>
          </table:table-cell>
          <table:table-cell table:style-name="ce46" office:value-type="string">
            <text:p>L2_DATA_RQSTS:PREFETCH_MESI </text:p>
          </table:table-cell>
          <table:table-cell table:style-name="ce46" office:value-type="string">
            <text:p>UNC_SNP_RESP_TO_LOCAL_HOME:S_STATE </text:p>
          </table:table-cell>
          <table:table-cell table:style-name="ce46" office:value-type="string">
            <text:p>UNC_LLC_MISS:READ:WRITE</text:p>
          </table:table-cell>
          <table:table-cell table:style-name="ce46" office:value-type="string">
            <text:p>UNC_SNP_RESP_TO_LOCAL_HOME:FWD_S_STATE</text:p>
          </table:table-cell>
          <table:table-cell table:style-name="ce46" office:value-type="string">
            <text:p>L2_DATA_RQSTS:DEMAND_MESI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Default"/>
          <table:table-cell office:value-type="float" office:value="37132751">
            <text:p>37132751</text:p>
          </table:table-cell>
          <table:table-cell office:value-type="float" office:value="2420">
            <text:p>2420</text:p>
          </table:table-cell>
          <table:table-cell office:value-type="float" office:value="11259334">
            <text:p>11259334</text:p>
          </table:table-cell>
          <table:table-cell office:value-type="float" office:value="326840789">
            <text:p>326840789</text:p>
          </table:table-cell>
          <table:table-cell office:value-type="float" office:value="13726910">
            <text:p>13726910</text:p>
          </table:table-cell>
          <table:table-cell office:value-type="float" office:value="90538">
            <text:p>90538</text:p>
          </table:table-cell>
          <table:table-cell office:value-type="float" office:value="596562">
            <text:p>596562</text:p>
          </table:table-cell>
          <table:table-cell office:value-type="float" office:value="319986862">
            <text:p>319986862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35296329">
            <text:p>35296329</text:p>
          </table:table-cell>
          <table:table-cell office:value-type="float" office:value="1648">
            <text:p>1648</text:p>
          </table:table-cell>
          <table:table-cell office:value-type="float" office:value="22345407">
            <text:p>22345407</text:p>
          </table:table-cell>
          <table:table-cell office:value-type="float" office:value="325837589">
            <text:p>325837589</text:p>
          </table:table-cell>
          <table:table-cell office:value-type="float" office:value="26394835">
            <text:p>26394835</text:p>
          </table:table-cell>
          <table:table-cell office:value-type="float" office:value="246814">
            <text:p>246814</text:p>
          </table:table-cell>
          <table:table-cell office:value-type="float" office:value="1493736">
            <text:p>1493736</text:p>
          </table:table-cell>
          <table:table-cell office:value-type="float" office:value="323387425">
            <text:p>32338742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28292102">
            <text:p>28292102</text:p>
          </table:table-cell>
          <table:table-cell office:value-type="float" office:value="2156">
            <text:p>2156</text:p>
          </table:table-cell>
          <table:table-cell office:value-type="float" office:value="12117997">
            <text:p>12117997</text:p>
          </table:table-cell>
          <table:table-cell office:value-type="float" office:value="326230095">
            <text:p>326230095</text:p>
          </table:table-cell>
          <table:table-cell office:value-type="float" office:value="14299295">
            <text:p>14299295</text:p>
          </table:table-cell>
          <table:table-cell office:value-type="float" office:value="160027">
            <text:p>160027</text:p>
          </table:table-cell>
          <table:table-cell office:value-type="float" office:value="968818">
            <text:p>968818</text:p>
          </table:table-cell>
          <table:table-cell office:value-type="float" office:value="320965870">
            <text:p>320965870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27559376">
            <text:p>27559376</text:p>
          </table:table-cell>
          <table:table-cell office:value-type="float" office:value="2277">
            <text:p>2277</text:p>
          </table:table-cell>
          <table:table-cell office:value-type="float" office:value="6546947">
            <text:p>6546947</text:p>
          </table:table-cell>
          <table:table-cell office:value-type="float" office:value="326686158">
            <text:p>326686158</text:p>
          </table:table-cell>
          <table:table-cell office:value-type="float" office:value="7917128">
            <text:p>7917128</text:p>
          </table:table-cell>
          <table:table-cell office:value-type="float" office:value="84574">
            <text:p>84574</text:p>
          </table:table-cell>
          <table:table-cell office:value-type="float" office:value="491322">
            <text:p>491322</text:p>
          </table:table-cell>
          <table:table-cell office:value-type="float" office:value="319263801">
            <text:p>319263801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32278382">
            <text:p>32278382</text:p>
          </table:table-cell>
          <table:table-cell office:value-type="float" office:value="1460">
            <text:p>1460</text:p>
          </table:table-cell>
          <table:table-cell office:value-type="float" office:value="6461054">
            <text:p>6461054</text:p>
          </table:table-cell>
          <table:table-cell office:value-type="float" office:value="328500445">
            <text:p>328500445</text:p>
          </table:table-cell>
          <table:table-cell office:value-type="float" office:value="7546271">
            <text:p>7546271</text:p>
          </table:table-cell>
          <table:table-cell office:value-type="float" office:value="22049">
            <text:p>22049</text:p>
          </table:table-cell>
          <table:table-cell office:value-type="float" office:value="105186">
            <text:p>105186</text:p>
          </table:table-cell>
          <table:table-cell office:value-type="float" office:value="318664308">
            <text:p>318664308</text:p>
          </table:table-cell>
          <table:table-cell table:number-columns-repeated="15"/>
        </table:table-row>
        <table:table-row table:style-name="ro2">
          <table:table-cell table:number-columns-repeated="10"/>
          <table:table-cell table:style-name="ce1" office:value-type="string">
            <text:p>Average</text:p>
          </table:table-cell>
          <table:table-cell table:style-name="ce48" table:formula="of:=AVERAGE([.L104:.L108])" office:value-type="float" office:value="32111788">
            <text:p>32111788</text:p>
          </table:table-cell>
          <table:table-cell table:style-name="ce48" table:formula="of:=AVERAGE([.M104:.M108])" office:value-type="float" office:value="1992.2">
            <text:p>1992.2</text:p>
          </table:table-cell>
          <table:table-cell table:style-name="ce48" table:formula="of:=AVERAGE([.N104:.N108])" office:value-type="float" office:value="11746147.8">
            <text:p>11746147.8</text:p>
          </table:table-cell>
          <table:table-cell table:style-name="ce48" table:formula="of:=AVERAGE([.O104:.O108])" office:value-type="float" office:value="326819015.2">
            <text:p>326819015.2</text:p>
          </table:table-cell>
          <table:table-cell table:style-name="ce48" table:formula="of:=AVERAGE([.P104:.P108])" office:value-type="float" office:value="13976887.8">
            <text:p>13976887.8</text:p>
          </table:table-cell>
          <table:table-cell table:style-name="ce48" table:formula="of:=AVERAGE([.Q104:.Q108])" office:value-type="float" office:value="120800.4">
            <text:p>120800.4</text:p>
          </table:table-cell>
          <table:table-cell table:style-name="ce48" table:formula="of:=AVERAGE([.R104:.R108])" office:value-type="float" office:value="731124.8">
            <text:p>731124.8</text:p>
          </table:table-cell>
          <table:table-cell table:style-name="ce48" table:formula="of:=AVERAGE([.S104:.S108])" office:value-type="float" office:value="320453653.2">
            <text:p>320453653.2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>
            <text:p>STD</text:p>
          </table:table-cell>
          <table:table-cell table:style-name="ce1" table:formula="of:=STDEV([.L104:.L108])" office:value-type="float" office:value="4203973.7316385">
            <text:p>4203973.73</text:p>
          </table:table-cell>
          <table:table-cell table:style-name="ce1" table:formula="of:=STDEV([.M104:.M108])" office:value-type="float" office:value="416.132430843836">
            <text:p>416.13</text:p>
          </table:table-cell>
          <table:table-cell table:style-name="ce1" table:formula="of:=STDEV([.N104:.N108])" office:value-type="float" office:value="6474632.43214846">
            <text:p>6474632.43</text:p>
          </table:table-cell>
          <table:table-cell table:style-name="ce1" table:formula="of:=STDEV([.O104:.O108])" office:value-type="float" office:value="1019234.47919269">
            <text:p>1019234.48</text:p>
          </table:table-cell>
          <table:table-cell table:style-name="ce1" table:formula="of:=STDEV([.P104:.P108])" office:value-type="float" office:value="7623079.5815607">
            <text:p>7623079.58</text:p>
          </table:table-cell>
          <table:table-cell table:style-name="ce1" table:formula="of:=STDEV([.Q104:.Q108])" office:value-type="float" office:value="85729.4544558637">
            <text:p>85729.45</text:p>
          </table:table-cell>
          <table:table-cell table:style-name="ce1" table:formula="of:=STDEV([.R104:.R108])" office:value-type="float" office:value="525710.426724827">
            <text:p>525710.43</text:p>
          </table:table-cell>
          <table:table-cell table:style-name="ce1" table:formula="of:=STDEV([.S104:.S108])" office:value-type="float" office:value="1850998.48404063">
            <text:p>1850998.48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Default"/>
          <table:table-cell table:number-columns-repeated="23"/>
        </table:table-row>
        <table:table-row table:style-name="ro2">
          <table:table-cell table:number-columns-repeated="10"/>
          <table:table-cell table:style-name="Default"/>
          <table:table-cell table:style-name="ce45" office:value-type="string">
            <text:p>0x500806</text:p>
          </table:table-cell>
          <table:table-cell table:style-name="ce45" office:value-type="string">
            <text:p>0x5301b8</text:p>
          </table:table-cell>
          <table:table-cell table:style-name="ce45" office:value-type="string">
            <text:p>0x500106</text:p>
          </table:table-cell>
          <table:table-cell table:style-name="ce45" office:value-type="string">
            <text:p>0x53f026</text:p>
          </table:table-cell>
          <table:table-cell table:style-name="ce45" office:value-type="string">
            <text:p>0x500206</text:p>
          </table:table-cell>
          <table:table-cell table:style-name="ce45" office:value-type="string">
            <text:p>0x500309</text:p>
          </table:table-cell>
          <table:table-cell table:style-name="ce45" office:value-type="string">
            <text:p>0x500406</text:p>
          </table:table-cell>
          <table:table-cell table:style-name="ce45" office:value-type="string">
            <text:p>0x530f26</text:p>
          </table:table-cell>
          <table:table-cell table:number-columns-repeated="15"/>
        </table:table-row>
        <table:table-row table:style-name="ro2">
          <table:table-cell table:number-columns-repeated="10"/>
          <table:table-cell table:style-name="ce43" office:value-type="string">
            <text:p>Best-case 512 x 512</text:p>
          </table:table-cell>
          <table:table-cell table:style-name="ce46" office:value-type="string">
            <text:p>UNC_SNP_RESP_TO_LOCAL_HOME:FWD_I_STATE</text:p>
          </table:table-cell>
          <table:table-cell table:style-name="ce46" office:value-type="string">
            <text:p>SNOOP_RESPONSE:HIT</text:p>
          </table:table-cell>
          <table:table-cell table:style-name="ce46" office:value-type="string">
            <text:p>UNC_SNP_RESP_TO_LOCAL_HOME:I_STATE</text:p>
          </table:table-cell>
          <table:table-cell table:style-name="ce46" office:value-type="string">
            <text:p>L2_DATA_RQSTS:PREFETCH_MESI </text:p>
          </table:table-cell>
          <table:table-cell table:style-name="ce46" office:value-type="string">
            <text:p>UNC_SNP_RESP_TO_LOCAL_HOME:S_STATE </text:p>
          </table:table-cell>
          <table:table-cell table:style-name="ce46" office:value-type="string">
            <text:p>UNC_LLC_MISS:READ:WRITE</text:p>
          </table:table-cell>
          <table:table-cell table:style-name="ce46" office:value-type="string">
            <text:p>UNC_SNP_RESP_TO_LOCAL_HOME:FWD_S_STATE</text:p>
          </table:table-cell>
          <table:table-cell table:style-name="ce46" office:value-type="string">
            <text:p>L2_DATA_RQSTS:DEMAND_MESI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Default"/>
          <table:table-cell office:value-type="float" office:value="30782563">
            <text:p>30782563</text:p>
          </table:table-cell>
          <table:table-cell office:value-type="float" office:value="13182">
            <text:p>13182</text:p>
          </table:table-cell>
          <table:table-cell office:value-type="float" office:value="11980953">
            <text:p>11980953</text:p>
          </table:table-cell>
          <table:table-cell office:value-type="float" office:value="326312192">
            <text:p>326312192</text:p>
          </table:table-cell>
          <table:table-cell office:value-type="float" office:value="14079305">
            <text:p>14079305</text:p>
          </table:table-cell>
          <table:table-cell office:value-type="float" office:value="104559">
            <text:p>104559</text:p>
          </table:table-cell>
          <table:table-cell office:value-type="float" office:value="645954">
            <text:p>645954</text:p>
          </table:table-cell>
          <table:table-cell office:value-type="float" office:value="320087955">
            <text:p>3200879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31555413">
            <text:p>31555413</text:p>
          </table:table-cell>
          <table:table-cell office:value-type="float" office:value="11049">
            <text:p>11049</text:p>
          </table:table-cell>
          <table:table-cell office:value-type="float" office:value="7365476">
            <text:p>7365476</text:p>
          </table:table-cell>
          <table:table-cell office:value-type="float" office:value="327876601">
            <text:p>327876601</text:p>
          </table:table-cell>
          <table:table-cell office:value-type="float" office:value="8447998">
            <text:p>8447998</text:p>
          </table:table-cell>
          <table:table-cell office:value-type="float" office:value="28947">
            <text:p>28947</text:p>
          </table:table-cell>
          <table:table-cell office:value-type="float" office:value="178649">
            <text:p>178649</text:p>
          </table:table-cell>
          <table:table-cell office:value-type="float" office:value="318382818">
            <text:p>318382818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31246037">
            <text:p>31246037</text:p>
          </table:table-cell>
          <table:table-cell office:value-type="float" office:value="13855">
            <text:p>13855</text:p>
          </table:table-cell>
          <table:table-cell office:value-type="float" office:value="8598287">
            <text:p>8598287</text:p>
          </table:table-cell>
          <table:table-cell office:value-type="float" office:value="328032095">
            <text:p>328032095</text:p>
          </table:table-cell>
          <table:table-cell office:value-type="float" office:value="10430674">
            <text:p>10430674</text:p>
          </table:table-cell>
          <table:table-cell office:value-type="float" office:value="56060">
            <text:p>56060</text:p>
          </table:table-cell>
          <table:table-cell office:value-type="float" office:value="330483">
            <text:p>330483</text:p>
          </table:table-cell>
          <table:table-cell office:value-type="float" office:value="319467516">
            <text:p>319467516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31031904">
            <text:p>31031904</text:p>
          </table:table-cell>
          <table:table-cell office:value-type="float" office:value="19856">
            <text:p>19856</text:p>
          </table:table-cell>
          <table:table-cell office:value-type="float" office:value="7887173">
            <text:p>7887173</text:p>
          </table:table-cell>
          <table:table-cell office:value-type="float" office:value="327750195">
            <text:p>327750195</text:p>
          </table:table-cell>
          <table:table-cell office:value-type="float" office:value="9109093">
            <text:p>9109093</text:p>
          </table:table-cell>
          <table:table-cell office:value-type="float" office:value="48740">
            <text:p>48740</text:p>
          </table:table-cell>
          <table:table-cell office:value-type="float" office:value="239609">
            <text:p>239609</text:p>
          </table:table-cell>
          <table:table-cell office:value-type="float" office:value="319196290">
            <text:p>319196290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31684689">
            <text:p>31684689</text:p>
          </table:table-cell>
          <table:table-cell office:value-type="float" office:value="20448">
            <text:p>20448</text:p>
          </table:table-cell>
          <table:table-cell office:value-type="float" office:value="6989646">
            <text:p>6989646</text:p>
          </table:table-cell>
          <table:table-cell office:value-type="float" office:value="328302042">
            <text:p>328302042</text:p>
          </table:table-cell>
          <table:table-cell office:value-type="float" office:value="8353746">
            <text:p>8353746</text:p>
          </table:table-cell>
          <table:table-cell office:value-type="float" office:value="33907">
            <text:p>33907</text:p>
          </table:table-cell>
          <table:table-cell office:value-type="float" office:value="134238">
            <text:p>134238</text:p>
          </table:table-cell>
          <table:table-cell office:value-type="float" office:value="318763669">
            <text:p>318763669</text:p>
          </table:table-cell>
          <table:table-cell table:number-columns-repeated="15"/>
        </table:table-row>
        <table:table-row table:style-name="ro2">
          <table:table-cell table:number-columns-repeated="10"/>
          <table:table-cell table:style-name="ce1" office:value-type="string">
            <text:p>Average</text:p>
          </table:table-cell>
          <table:table-cell table:style-name="ce48" table:formula="of:=AVERAGE([.L114:.L118])" office:value-type="float" office:value="31260121.2">
            <text:p>31260121.2</text:p>
          </table:table-cell>
          <table:table-cell table:style-name="ce48" table:formula="of:=AVERAGE([.M114:.M118])" office:value-type="float" office:value="15678">
            <text:p>15678</text:p>
          </table:table-cell>
          <table:table-cell table:style-name="ce48" table:formula="of:=AVERAGE([.N114:.N118])" office:value-type="float" office:value="8564307">
            <text:p>8564307</text:p>
          </table:table-cell>
          <table:table-cell table:style-name="ce48" table:formula="of:=AVERAGE([.O114:.O118])" office:value-type="float" office:value="327654625">
            <text:p>327654625</text:p>
          </table:table-cell>
          <table:table-cell table:style-name="ce48" table:formula="of:=AVERAGE([.P114:.P118])" office:value-type="float" office:value="10084163.2">
            <text:p>10084163.2</text:p>
          </table:table-cell>
          <table:table-cell table:style-name="ce48" table:formula="of:=AVERAGE([.Q114:.Q118])" office:value-type="float" office:value="54442.6">
            <text:p>54442.6</text:p>
          </table:table-cell>
          <table:table-cell table:style-name="ce48" table:formula="of:=AVERAGE([.R114:.R118])" office:value-type="float" office:value="305786.6">
            <text:p>305786.6</text:p>
          </table:table-cell>
          <table:table-cell table:style-name="ce48" table:formula="of:=AVERAGE([.S114:.S118])" office:value-type="float" office:value="319179649.6">
            <text:p>319179649.6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>
            <text:p>STD</text:p>
          </table:table-cell>
          <table:table-cell table:style-name="ce1" table:formula="of:=STDEV([.L114:.L118])" office:value-type="float" office:value="370067.005215542">
            <text:p>370067.01</text:p>
          </table:table-cell>
          <table:table-cell table:style-name="ce1" table:formula="of:=STDEV([.M114:.M118])" office:value-type="float" office:value="4218.69559224175">
            <text:p>4218.7</text:p>
          </table:table-cell>
          <table:table-cell table:style-name="ce1" table:formula="of:=STDEV([.N114:.N118])" office:value-type="float" office:value="2003115.5742464">
            <text:p>2003115.57</text:p>
          </table:table-cell>
          <table:table-cell table:style-name="ce1" table:formula="of:=STDEV([.O114:.O118])" office:value-type="float" office:value="778165.422926578">
            <text:p>778165.42</text:p>
          </table:table-cell>
          <table:table-cell table:style-name="ce1" table:formula="of:=STDEV([.P114:.P118])" office:value-type="float" office:value="2382402.66743989">
            <text:p>2382402.67</text:p>
          </table:table-cell>
          <table:table-cell table:style-name="ce1" table:formula="of:=STDEV([.Q114:.Q118])" office:value-type="float" office:value="30077.0912207281">
            <text:p>30077.09</text:p>
          </table:table-cell>
          <table:table-cell table:style-name="ce1" table:formula="of:=STDEV([.R114:.R118])" office:value-type="float" office:value="203897.117704739">
            <text:p>203897.12</text:p>
          </table:table-cell>
          <table:table-cell table:style-name="ce1" table:formula="of:=STDEV([.S114:.S118])" office:value-type="float" office:value="655008.229941655">
            <text:p>655008.23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Default"/>
          <table:table-cell table:number-columns-repeated="23"/>
        </table:table-row>
        <table:table-row table:style-name="ro2">
          <table:table-cell table:number-columns-repeated="10"/>
          <table:table-cell table:style-name="Default"/>
          <table:table-cell table:style-name="ce45" office:value-type="string">
            <text:p>0x500806</text:p>
          </table:table-cell>
          <table:table-cell table:style-name="ce45" office:value-type="string">
            <text:p>0x5301b8</text:p>
          </table:table-cell>
          <table:table-cell table:style-name="ce45" office:value-type="string">
            <text:p>0x500106</text:p>
          </table:table-cell>
          <table:table-cell table:style-name="ce45" office:value-type="string">
            <text:p>0x53f026</text:p>
          </table:table-cell>
          <table:table-cell table:style-name="ce45" office:value-type="string">
            <text:p>0x500206</text:p>
          </table:table-cell>
          <table:table-cell table:style-name="ce45" office:value-type="string">
            <text:p>0x500309</text:p>
          </table:table-cell>
          <table:table-cell table:style-name="ce45" office:value-type="string">
            <text:p>0x500406</text:p>
          </table:table-cell>
          <table:table-cell table:style-name="ce45" office:value-type="string">
            <text:p>0x530f26</text:p>
          </table:table-cell>
          <table:table-cell table:number-columns-repeated="15"/>
        </table:table-row>
        <table:table-row table:style-name="ro2">
          <table:table-cell table:number-columns-repeated="10"/>
          <table:table-cell table:style-name="ce43" office:value-type="string">
            <text:p>Parallel 512 x 512</text:p>
          </table:table-cell>
          <table:table-cell table:style-name="ce46" office:value-type="string">
            <text:p>UNC_SNP_RESP_TO_LOCAL_HOME:FWD_I_STATE</text:p>
          </table:table-cell>
          <table:table-cell table:style-name="ce46" office:value-type="string">
            <text:p>SNOOP_RESPONSE:HIT</text:p>
          </table:table-cell>
          <table:table-cell table:style-name="ce46" office:value-type="string">
            <text:p>UNC_SNP_RESP_TO_LOCAL_HOME:I_STATE</text:p>
          </table:table-cell>
          <table:table-cell table:style-name="ce46" office:value-type="string">
            <text:p>L2_DATA_RQSTS:PREFETCH_MESI </text:p>
          </table:table-cell>
          <table:table-cell table:style-name="ce46" office:value-type="string">
            <text:p>UNC_SNP_RESP_TO_LOCAL_HOME:S_STATE </text:p>
          </table:table-cell>
          <table:table-cell table:style-name="ce46" office:value-type="string">
            <text:p>UNC_LLC_MISS:READ:WRITE</text:p>
          </table:table-cell>
          <table:table-cell table:style-name="ce46" office:value-type="string">
            <text:p>UNC_SNP_RESP_TO_LOCAL_HOME:FWD_S_STATE</text:p>
          </table:table-cell>
          <table:table-cell table:style-name="ce46" office:value-type="string">
            <text:p>L2_DATA_RQSTS:DEMAND_MESI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Default"/>
          <table:table-cell office:value-type="float" office:value="293183919">
            <text:p>293183919</text:p>
          </table:table-cell>
          <table:table-cell office:value-type="float" office:value="20768731">
            <text:p>20768731</text:p>
          </table:table-cell>
          <table:table-cell office:value-type="float" office:value="82153960">
            <text:p>82153960</text:p>
          </table:table-cell>
          <table:table-cell office:value-type="float" office:value="686866096">
            <text:p>686866096</text:p>
          </table:table-cell>
          <table:table-cell office:value-type="float" office:value="84664428">
            <text:p>84664428</text:p>
          </table:table-cell>
          <table:table-cell office:value-type="float" office:value="41427">
            <text:p>41427</text:p>
          </table:table-cell>
          <table:table-cell office:value-type="float" office:value="162888">
            <text:p>162888</text:p>
          </table:table-cell>
          <table:table-cell office:value-type="float" office:value="647038855">
            <text:p>6470388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281868824">
            <text:p>281868824</text:p>
          </table:table-cell>
          <table:table-cell office:value-type="float" office:value="5817869">
            <text:p>5817869</text:p>
          </table:table-cell>
          <table:table-cell office:value-type="float" office:value="68623607">
            <text:p>68623607</text:p>
          </table:table-cell>
          <table:table-cell office:value-type="float" office:value="665042147">
            <text:p>665042147</text:p>
          </table:table-cell>
          <table:table-cell office:value-type="float" office:value="71547676">
            <text:p>71547676</text:p>
          </table:table-cell>
          <table:table-cell office:value-type="float" office:value="95201">
            <text:p>95201</text:p>
          </table:table-cell>
          <table:table-cell office:value-type="float" office:value="547554">
            <text:p>547554</text:p>
          </table:table-cell>
          <table:table-cell office:value-type="float" office:value="651762225">
            <text:p>65176222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291561786">
            <text:p>291561786</text:p>
          </table:table-cell>
          <table:table-cell office:value-type="float" office:value="5964330">
            <text:p>5964330</text:p>
          </table:table-cell>
          <table:table-cell office:value-type="float" office:value="60068205">
            <text:p>60068205</text:p>
          </table:table-cell>
          <table:table-cell office:value-type="float" office:value="665264140">
            <text:p>665264140</text:p>
          </table:table-cell>
          <table:table-cell office:value-type="float" office:value="61378483">
            <text:p>61378483</text:p>
          </table:table-cell>
          <table:table-cell office:value-type="float" office:value="65564">
            <text:p>65564</text:p>
          </table:table-cell>
          <table:table-cell office:value-type="float" office:value="312549">
            <text:p>312549</text:p>
          </table:table-cell>
          <table:table-cell office:value-type="float" office:value="649706069">
            <text:p>649706069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294035895">
            <text:p>294035895</text:p>
          </table:table-cell>
          <table:table-cell office:value-type="float" office:value="20541895">
            <text:p>20541895</text:p>
          </table:table-cell>
          <table:table-cell office:value-type="float" office:value="81347606">
            <text:p>81347606</text:p>
          </table:table-cell>
          <table:table-cell office:value-type="float" office:value="685409292">
            <text:p>685409292</text:p>
          </table:table-cell>
          <table:table-cell office:value-type="float" office:value="83109781">
            <text:p>83109781</text:p>
          </table:table-cell>
          <table:table-cell office:value-type="float" office:value="63095">
            <text:p>63095</text:p>
          </table:table-cell>
          <table:table-cell office:value-type="float" office:value="283733">
            <text:p>283733</text:p>
          </table:table-cell>
          <table:table-cell office:value-type="float" office:value="647287793">
            <text:p>647287793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283342587">
            <text:p>283342587</text:p>
          </table:table-cell>
          <table:table-cell office:value-type="float" office:value="6399820">
            <text:p>6399820</text:p>
          </table:table-cell>
          <table:table-cell office:value-type="float" office:value="59333081">
            <text:p>59333081</text:p>
          </table:table-cell>
          <table:table-cell office:value-type="float" office:value="666644516">
            <text:p>666644516</text:p>
          </table:table-cell>
          <table:table-cell office:value-type="float" office:value="60303209">
            <text:p>60303209</text:p>
          </table:table-cell>
          <table:table-cell office:value-type="float" office:value="50728">
            <text:p>50728</text:p>
          </table:table-cell>
          <table:table-cell office:value-type="float" office:value="216540">
            <text:p>216540</text:p>
          </table:table-cell>
          <table:table-cell office:value-type="float" office:value="648129132">
            <text:p>648129132</text:p>
          </table:table-cell>
          <table:table-cell table:number-columns-repeated="15"/>
        </table:table-row>
        <table:table-row table:style-name="ro2">
          <table:table-cell table:number-columns-repeated="10"/>
          <table:table-cell table:style-name="ce1" office:value-type="string">
            <text:p>Average</text:p>
          </table:table-cell>
          <table:table-cell table:style-name="ce48" table:formula="of:=AVERAGE([.L124:.L128])" office:value-type="float" office:value="288798602.2">
            <text:p>288798602.2</text:p>
          </table:table-cell>
          <table:table-cell table:style-name="ce48" table:formula="of:=AVERAGE([.M124:.M128])" office:value-type="float" office:value="11898529">
            <text:p>11898529</text:p>
          </table:table-cell>
          <table:table-cell table:style-name="ce48" table:formula="of:=AVERAGE([.N124:.N128])" office:value-type="float" office:value="70305291.8">
            <text:p>70305291.8</text:p>
          </table:table-cell>
          <table:table-cell table:style-name="ce48" table:formula="of:=AVERAGE([.O124:.O128])" office:value-type="float" office:value="673845238.2">
            <text:p>673845238.2</text:p>
          </table:table-cell>
          <table:table-cell table:style-name="ce48" table:formula="of:=AVERAGE([.P124:.P128])" office:value-type="float" office:value="72200715.4">
            <text:p>72200715.4</text:p>
          </table:table-cell>
          <table:table-cell table:style-name="ce48" table:formula="of:=AVERAGE([.Q124:.Q128])" office:value-type="float" office:value="63203">
            <text:p>63203</text:p>
          </table:table-cell>
          <table:table-cell table:style-name="ce48" table:formula="of:=AVERAGE([.R124:.R128])" office:value-type="float" office:value="304652.8">
            <text:p>304652.8</text:p>
          </table:table-cell>
          <table:table-cell table:style-name="ce48" table:formula="of:=AVERAGE([.S124:.S128])" office:value-type="float" office:value="648784814.8">
            <text:p>648784814.8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>
            <text:p>STD</text:p>
          </table:table-cell>
          <table:table-cell table:style-name="ce1" table:formula="of:=STDEV([.L124:.L128])" office:value-type="float" office:value="5746419.57626013">
            <text:p>5746419.58</text:p>
          </table:table-cell>
          <table:table-cell table:style-name="ce1" table:formula="of:=STDEV([.M124:.M128])" office:value-type="float" office:value="7997080.77683104">
            <text:p>7997080.78</text:p>
          </table:table-cell>
          <table:table-cell table:style-name="ce1" table:formula="of:=STDEV([.N124:.N128])" office:value-type="float" office:value="11071800.4493639">
            <text:p>11071800.45</text:p>
          </table:table-cell>
          <table:table-cell table:style-name="ce1" table:formula="of:=STDEV([.O124:.O128])" office:value-type="float" office:value="11250001.548136">
            <text:p>11250001.55</text:p>
          </table:table-cell>
          <table:table-cell table:style-name="ce1" table:formula="of:=STDEV([.P124:.P128])" office:value-type="float" office:value="11548264.7739401">
            <text:p>11548264.77</text:p>
          </table:table-cell>
          <table:table-cell table:style-name="ce1" table:formula="of:=STDEV([.Q124:.Q128])" office:value-type="float" office:value="20367.1168185387">
            <text:p>20367.12</text:p>
          </table:table-cell>
          <table:table-cell table:style-name="ce1" table:formula="of:=STDEV([.R124:.R128])" office:value-type="float" office:value="147785.406088355">
            <text:p>147785.41</text:p>
          </table:table-cell>
          <table:table-cell table:style-name="ce1" table:formula="of:=STDEV([.S124:.S128])" office:value-type="float" office:value="1964246.07847316">
            <text:p>1964246.08</text:p>
          </table:table-cell>
          <table:table-cell table:number-columns-repeated="15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23"/>
        </table:table-row>
        <table:table-row table:style-name="ro2">
          <table:table-cell table:number-columns-repeated="10"/>
          <table:table-cell table:style-name="Default"/>
          <table:table-cell table:style-name="ce45" office:value-type="string">
            <text:p>0x500806</text:p>
          </table:table-cell>
          <table:table-cell table:style-name="ce45" office:value-type="string">
            <text:p>0x5301b8</text:p>
          </table:table-cell>
          <table:table-cell table:style-name="ce45" office:value-type="string">
            <text:p>0x500106</text:p>
          </table:table-cell>
          <table:table-cell table:style-name="ce45" office:value-type="string">
            <text:p>0x53f026</text:p>
          </table:table-cell>
          <table:table-cell table:style-name="ce45" office:value-type="string">
            <text:p>0x500206</text:p>
          </table:table-cell>
          <table:table-cell table:style-name="ce45" office:value-type="string">
            <text:p>0x500309</text:p>
          </table:table-cell>
          <table:table-cell table:style-name="ce45" office:value-type="string">
            <text:p>0x500406</text:p>
          </table:table-cell>
          <table:table-cell table:style-name="ce45" office:value-type="string">
            <text:p>0x530f26</text:p>
          </table:table-cell>
          <table:table-cell table:number-columns-repeated="15"/>
        </table:table-row>
        <table:table-row table:style-name="ro2">
          <table:table-cell table:number-columns-repeated="10"/>
          <table:table-cell table:style-name="ce43" office:value-type="string">
            <text:p>Sequential 1024 x 1024</text:p>
          </table:table-cell>
          <table:table-cell table:style-name="ce46" office:value-type="string">
            <text:p>UNC_SNP_RESP_TO_LOCAL_HOME:FWD_I_STATE</text:p>
          </table:table-cell>
          <table:table-cell table:style-name="ce46" office:value-type="string">
            <text:p>SNOOP_RESPONSE:HIT</text:p>
          </table:table-cell>
          <table:table-cell table:style-name="ce46" office:value-type="string">
            <text:p>UNC_SNP_RESP_TO_LOCAL_HOME:I_STATE</text:p>
          </table:table-cell>
          <table:table-cell table:style-name="ce46" office:value-type="string">
            <text:p>L2_DATA_RQSTS:PREFETCH_MESI </text:p>
          </table:table-cell>
          <table:table-cell table:style-name="ce46" office:value-type="string">
            <text:p>UNC_SNP_RESP_TO_LOCAL_HOME:S_STATE </text:p>
          </table:table-cell>
          <table:table-cell table:style-name="ce46" office:value-type="string">
            <text:p>UNC_LLC_MISS:READ:WRITE</text:p>
          </table:table-cell>
          <table:table-cell table:style-name="ce46" office:value-type="string">
            <text:p>UNC_SNP_RESP_TO_LOCAL_HOME:FWD_S_STATE</text:p>
          </table:table-cell>
          <table:table-cell table:style-name="ce46" office:value-type="string">
            <text:p>L2_DATA_RQSTS:DEMAND_MESI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Default"/>
          <table:table-cell office:value-type="float" office:value="167186507">
            <text:p>167186507</text:p>
          </table:table-cell>
          <table:table-cell office:value-type="float" office:value="10542">
            <text:p>10542</text:p>
          </table:table-cell>
          <table:table-cell office:value-type="float" office:value="14372512">
            <text:p>14372512</text:p>
          </table:table-cell>
          <table:table-cell office:value-type="float" office:value="1318778159">
            <text:p>1318778159</text:p>
          </table:table-cell>
          <table:table-cell office:value-type="float" office:value="17286009">
            <text:p>17286009</text:p>
          </table:table-cell>
          <table:table-cell office:value-type="float" office:value="141970">
            <text:p>141970</text:p>
          </table:table-cell>
          <table:table-cell office:value-type="float" office:value="702262">
            <text:p>702262</text:p>
          </table:table-cell>
          <table:table-cell office:value-type="float" office:value="1210798622">
            <text:p>1210798622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66865158">
            <text:p>166865158</text:p>
          </table:table-cell>
          <table:table-cell office:value-type="float" office:value="11849">
            <text:p>11849</text:p>
          </table:table-cell>
          <table:table-cell office:value-type="float" office:value="8446835">
            <text:p>8446835</text:p>
          </table:table-cell>
          <table:table-cell office:value-type="float" office:value="1319551397">
            <text:p>1319551397</text:p>
          </table:table-cell>
          <table:table-cell office:value-type="float" office:value="10207312">
            <text:p>10207312</text:p>
          </table:table-cell>
          <table:table-cell office:value-type="float" office:value="92938">
            <text:p>92938</text:p>
          </table:table-cell>
          <table:table-cell office:value-type="float" office:value="401619">
            <text:p>401619</text:p>
          </table:table-cell>
          <table:table-cell office:value-type="float" office:value="1211898505">
            <text:p>121189850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63728657">
            <text:p>163728657</text:p>
          </table:table-cell>
          <table:table-cell office:value-type="float" office:value="14679">
            <text:p>14679</text:p>
          </table:table-cell>
          <table:table-cell office:value-type="float" office:value="12990743">
            <text:p>12990743</text:p>
          </table:table-cell>
          <table:table-cell office:value-type="float" office:value="1317974931">
            <text:p>1317974931</text:p>
          </table:table-cell>
          <table:table-cell office:value-type="float" office:value="15735104">
            <text:p>15735104</text:p>
          </table:table-cell>
          <table:table-cell office:value-type="float" office:value="176990">
            <text:p>176990</text:p>
          </table:table-cell>
          <table:table-cell office:value-type="float" office:value="956327">
            <text:p>956327</text:p>
          </table:table-cell>
          <table:table-cell office:value-type="float" office:value="1213991216">
            <text:p>1213991216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67624188">
            <text:p>167624188</text:p>
          </table:table-cell>
          <table:table-cell office:value-type="float" office:value="16272">
            <text:p>16272</text:p>
          </table:table-cell>
          <table:table-cell office:value-type="float" office:value="6224026">
            <text:p>6224026</text:p>
          </table:table-cell>
          <table:table-cell office:value-type="float" office:value="1318090702">
            <text:p>1318090702</text:p>
          </table:table-cell>
          <table:table-cell office:value-type="float" office:value="8236791">
            <text:p>8236791</text:p>
          </table:table-cell>
          <table:table-cell office:value-type="float" office:value="85156">
            <text:p>85156</text:p>
          </table:table-cell>
          <table:table-cell office:value-type="float" office:value="389253">
            <text:p>389253</text:p>
          </table:table-cell>
          <table:table-cell office:value-type="float" office:value="1209863357">
            <text:p>1209863357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61842497">
            <text:p>161842497</text:p>
          </table:table-cell>
          <table:table-cell office:value-type="float" office:value="16525">
            <text:p>16525</text:p>
          </table:table-cell>
          <table:table-cell office:value-type="float" office:value="3846854">
            <text:p>3846854</text:p>
          </table:table-cell>
          <table:table-cell office:value-type="float" office:value="1319562880">
            <text:p>1319562880</text:p>
          </table:table-cell>
          <table:table-cell office:value-type="float" office:value="4980960">
            <text:p>4980960</text:p>
          </table:table-cell>
          <table:table-cell office:value-type="float" office:value="71980">
            <text:p>71980</text:p>
          </table:table-cell>
          <table:table-cell office:value-type="float" office:value="254863">
            <text:p>254863</text:p>
          </table:table-cell>
          <table:table-cell office:value-type="float" office:value="1210986121">
            <text:p>1210986121</text:p>
          </table:table-cell>
          <table:table-cell table:number-columns-repeated="15"/>
        </table:table-row>
        <table:table-row table:style-name="ro2">
          <table:table-cell table:number-columns-repeated="10"/>
          <table:table-cell table:style-name="ce1" office:value-type="string">
            <text:p>Average</text:p>
          </table:table-cell>
          <table:table-cell table:style-name="ce48" table:formula="of:=AVERAGE([.L136:.L140])" office:value-type="float" office:value="165449401.4">
            <text:p>165449401.4</text:p>
          </table:table-cell>
          <table:table-cell table:style-name="ce48" table:formula="of:=AVERAGE([.M136:.M140])" office:value-type="float" office:value="13973.4">
            <text:p>13973.4</text:p>
          </table:table-cell>
          <table:table-cell table:style-name="ce48" table:formula="of:=AVERAGE([.N136:.N140])" office:value-type="float" office:value="9176194">
            <text:p>9176194</text:p>
          </table:table-cell>
          <table:table-cell table:style-name="ce48" table:formula="of:=AVERAGE([.O136:.O140])" office:value-type="float" office:value="1318791613.8">
            <text:p>1318791613.8</text:p>
          </table:table-cell>
          <table:table-cell table:style-name="ce48" table:formula="of:=AVERAGE([.P136:.P140])" office:value-type="float" office:value="11289235.2">
            <text:p>11289235.2</text:p>
          </table:table-cell>
          <table:table-cell table:style-name="ce48" table:formula="of:=AVERAGE([.Q136:.Q140])" office:value-type="float" office:value="113806.8">
            <text:p>113806.8</text:p>
          </table:table-cell>
          <table:table-cell table:style-name="ce48" table:formula="of:=AVERAGE([.R136:.R140])" office:value-type="float" office:value="540864.8">
            <text:p>540864.8</text:p>
          </table:table-cell>
          <table:table-cell table:style-name="ce48" table:formula="of:=AVERAGE([.S136:.S140])" office:value-type="float" office:value="1211507564.2">
            <text:p>1211507564.2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>
            <text:p>STD</text:p>
          </table:table-cell>
          <table:table-cell table:style-name="ce1" table:formula="of:=STDEV([.L136:.L140])" office:value-type="float" office:value="2535858.82948978">
            <text:p>2535858.83</text:p>
          </table:table-cell>
          <table:table-cell table:style-name="ce1" table:formula="of:=STDEV([.M136:.M140])" office:value-type="float" office:value="2672.99818555868">
            <text:p>2673</text:p>
          </table:table-cell>
          <table:table-cell table:style-name="ce1" table:formula="of:=STDEV([.N136:.N140])" office:value-type="float" office:value="4449764.88472228">
            <text:p>4449764.88</text:p>
          </table:table-cell>
          <table:table-cell table:style-name="ce1" table:formula="of:=STDEV([.O136:.O140])" office:value-type="float" office:value="763307.153297871">
            <text:p>763307.15</text:p>
          </table:table-cell>
          <table:table-cell table:style-name="ce1" table:formula="of:=STDEV([.P136:.P140])" office:value-type="float" office:value="5148042.22008053">
            <text:p>5148042.22</text:p>
          </table:table-cell>
          <table:table-cell table:style-name="ce1" table:formula="of:=STDEV([.Q136:.Q140])" office:value-type="float" office:value="44133.7142919107">
            <text:p>44133.71</text:p>
          </table:table-cell>
          <table:table-cell table:style-name="ce1" table:formula="of:=STDEV([.R136:.R140])" office:value-type="float" office:value="284090.855236841">
            <text:p>284090.86</text:p>
          </table:table-cell>
          <table:table-cell table:style-name="ce1" table:formula="of:=STDEV([.S136:.S140])" office:value-type="float" office:value="1565190.11169944">
            <text:p>1565190.11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Default"/>
          <table:table-cell table:number-columns-repeated="23"/>
        </table:table-row>
        <table:table-row table:style-name="ro2">
          <table:table-cell table:number-columns-repeated="10"/>
          <table:table-cell table:style-name="Default"/>
          <table:table-cell table:style-name="ce45" office:value-type="string">
            <text:p>0x500806</text:p>
          </table:table-cell>
          <table:table-cell table:style-name="ce45" office:value-type="string">
            <text:p>0x5301b8</text:p>
          </table:table-cell>
          <table:table-cell table:style-name="ce45" office:value-type="string">
            <text:p>0x500106</text:p>
          </table:table-cell>
          <table:table-cell table:style-name="ce45" office:value-type="string">
            <text:p>0x53f026</text:p>
          </table:table-cell>
          <table:table-cell table:style-name="ce45" office:value-type="string">
            <text:p>0x500206</text:p>
          </table:table-cell>
          <table:table-cell table:style-name="ce45" office:value-type="string">
            <text:p>0x500309</text:p>
          </table:table-cell>
          <table:table-cell table:style-name="ce45" office:value-type="string">
            <text:p>0x500406</text:p>
          </table:table-cell>
          <table:table-cell table:style-name="ce45" office:value-type="string">
            <text:p>0x530f26</text:p>
          </table:table-cell>
          <table:table-cell table:number-columns-repeated="15"/>
        </table:table-row>
        <table:table-row table:style-name="ro2">
          <table:table-cell table:number-columns-repeated="10"/>
          <table:table-cell table:style-name="ce43" office:value-type="string">
            <text:p>Best-case 1024 x 1024</text:p>
          </table:table-cell>
          <table:table-cell table:style-name="ce46" office:value-type="string">
            <text:p>UNC_SNP_RESP_TO_LOCAL_HOME:FWD_I_STATE</text:p>
          </table:table-cell>
          <table:table-cell table:style-name="ce46" office:value-type="string">
            <text:p>SNOOP_RESPONSE:HIT</text:p>
          </table:table-cell>
          <table:table-cell table:style-name="ce46" office:value-type="string">
            <text:p>UNC_SNP_RESP_TO_LOCAL_HOME:I_STATE</text:p>
          </table:table-cell>
          <table:table-cell table:style-name="ce46" office:value-type="string">
            <text:p>L2_DATA_RQSTS:PREFETCH_MESI </text:p>
          </table:table-cell>
          <table:table-cell table:style-name="ce46" office:value-type="string">
            <text:p>UNC_SNP_RESP_TO_LOCAL_HOME:S_STATE </text:p>
          </table:table-cell>
          <table:table-cell table:style-name="ce46" office:value-type="string">
            <text:p>UNC_LLC_MISS:READ:WRITE</text:p>
          </table:table-cell>
          <table:table-cell table:style-name="ce46" office:value-type="string">
            <text:p>UNC_SNP_RESP_TO_LOCAL_HOME:FWD_S_STATE</text:p>
          </table:table-cell>
          <table:table-cell table:style-name="ce46" office:value-type="string">
            <text:p>L2_DATA_RQSTS:DEMAND_MESI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Default"/>
          <table:table-cell office:value-type="float" office:value="220194930">
            <text:p>220194930</text:p>
          </table:table-cell>
          <table:table-cell office:value-type="float" office:value="81152">
            <text:p>81152</text:p>
          </table:table-cell>
          <table:table-cell office:value-type="float" office:value="71270886">
            <text:p>71270886</text:p>
          </table:table-cell>
          <table:table-cell office:value-type="float" office:value="1321286386">
            <text:p>1321286386</text:p>
          </table:table-cell>
          <table:table-cell office:value-type="float" office:value="85199549">
            <text:p>85199549</text:p>
          </table:table-cell>
          <table:table-cell office:value-type="float" office:value="815910">
            <text:p>815910</text:p>
          </table:table-cell>
          <table:table-cell office:value-type="float" office:value="5371882">
            <text:p>5371882</text:p>
          </table:table-cell>
          <table:table-cell office:value-type="float" office:value="1170884313">
            <text:p>1170884313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227241912">
            <text:p>227241912</text:p>
          </table:table-cell>
          <table:table-cell office:value-type="float" office:value="96422">
            <text:p>96422</text:p>
          </table:table-cell>
          <table:table-cell office:value-type="float" office:value="34431969">
            <text:p>34431969</text:p>
          </table:table-cell>
          <table:table-cell office:value-type="float" office:value="1328616882">
            <text:p>1328616882</text:p>
          </table:table-cell>
          <table:table-cell office:value-type="float" office:value="38112318">
            <text:p>38112318</text:p>
          </table:table-cell>
          <table:table-cell office:value-type="float" office:value="132377">
            <text:p>132377</text:p>
          </table:table-cell>
          <table:table-cell office:value-type="float" office:value="640952">
            <text:p>640952</text:p>
          </table:table-cell>
          <table:table-cell office:value-type="float" office:value="1160036212">
            <text:p>1160036212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219880483">
            <text:p>219880483</text:p>
          </table:table-cell>
          <table:table-cell office:value-type="float" office:value="94607">
            <text:p>94607</text:p>
          </table:table-cell>
          <table:table-cell office:value-type="float" office:value="63310038">
            <text:p>63310038</text:p>
          </table:table-cell>
          <table:table-cell office:value-type="float" office:value="1322258547">
            <text:p>1322258547</text:p>
          </table:table-cell>
          <table:table-cell office:value-type="float" office:value="76007095">
            <text:p>76007095</text:p>
          </table:table-cell>
          <table:table-cell office:value-type="float" office:value="729433">
            <text:p>729433</text:p>
          </table:table-cell>
          <table:table-cell office:value-type="float" office:value="4810361">
            <text:p>4810361</text:p>
          </table:table-cell>
          <table:table-cell office:value-type="float" office:value="1168584884">
            <text:p>1168584884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221568585">
            <text:p>221568585</text:p>
          </table:table-cell>
          <table:table-cell office:value-type="float" office:value="92150">
            <text:p>92150</text:p>
          </table:table-cell>
          <table:table-cell office:value-type="float" office:value="28176859">
            <text:p>28176859</text:p>
          </table:table-cell>
          <table:table-cell office:value-type="float" office:value="1327370517">
            <text:p>1327370517</text:p>
          </table:table-cell>
          <table:table-cell office:value-type="float" office:value="32398861">
            <text:p>32398861</text:p>
          </table:table-cell>
          <table:table-cell office:value-type="float" office:value="150936">
            <text:p>150936</text:p>
          </table:table-cell>
          <table:table-cell office:value-type="float" office:value="810380">
            <text:p>810380</text:p>
          </table:table-cell>
          <table:table-cell office:value-type="float" office:value="1160006307">
            <text:p>1160006307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223355772">
            <text:p>223355772</text:p>
          </table:table-cell>
          <table:table-cell office:value-type="float" office:value="93531">
            <text:p>93531</text:p>
          </table:table-cell>
          <table:table-cell office:value-type="float" office:value="25649998">
            <text:p>25649998</text:p>
          </table:table-cell>
          <table:table-cell office:value-type="float" office:value="1328346167">
            <text:p>1328346167</text:p>
          </table:table-cell>
          <table:table-cell office:value-type="float" office:value="29546929">
            <text:p>29546929</text:p>
          </table:table-cell>
          <table:table-cell office:value-type="float" office:value="99012">
            <text:p>99012</text:p>
          </table:table-cell>
          <table:table-cell office:value-type="float" office:value="468310">
            <text:p>468310</text:p>
          </table:table-cell>
          <table:table-cell office:value-type="float" office:value="1160184341">
            <text:p>1160184341</text:p>
          </table:table-cell>
          <table:table-cell table:number-columns-repeated="15"/>
        </table:table-row>
        <table:table-row table:style-name="ro2">
          <table:table-cell table:number-columns-repeated="10"/>
          <table:table-cell table:style-name="ce1" office:value-type="string">
            <text:p>Average</text:p>
          </table:table-cell>
          <table:table-cell table:style-name="ce48" table:formula="of:=AVERAGE([.L146:.L150])" office:value-type="float" office:value="222448336.4">
            <text:p>222448336.4</text:p>
          </table:table-cell>
          <table:table-cell table:style-name="ce48" table:formula="of:=AVERAGE([.M146:.M150])" office:value-type="float" office:value="91572.4">
            <text:p>91572.4</text:p>
          </table:table-cell>
          <table:table-cell table:style-name="ce48" table:formula="of:=AVERAGE([.N146:.N150])" office:value-type="float" office:value="44567950">
            <text:p>44567950</text:p>
          </table:table-cell>
          <table:table-cell table:style-name="ce48" table:formula="of:=AVERAGE([.O146:.O150])" office:value-type="float" office:value="1325575699.8">
            <text:p>1325575699.8</text:p>
          </table:table-cell>
          <table:table-cell table:style-name="ce48" table:formula="of:=AVERAGE([.P146:.P150])" office:value-type="float" office:value="52252950.4">
            <text:p>52252950.4</text:p>
          </table:table-cell>
          <table:table-cell table:style-name="ce48" table:formula="of:=AVERAGE([.Q146:.Q150])" office:value-type="float" office:value="385533.6">
            <text:p>385533.6</text:p>
          </table:table-cell>
          <table:table-cell table:style-name="ce48" table:formula="of:=AVERAGE([.R146:.R150])" office:value-type="float" office:value="2420377">
            <text:p>2420377</text:p>
          </table:table-cell>
          <table:table-cell table:style-name="ce48" table:formula="of:=AVERAGE([.S146:.S150])" office:value-type="float" office:value="1163939211.4">
            <text:p>1163939211.4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>
            <text:p>STD</text:p>
          </table:table-cell>
          <table:table-cell table:style-name="ce1" table:formula="of:=STDEV([.L146:.L150])" office:value-type="float" office:value="3010294.02277905">
            <text:p>3010294.02</text:p>
          </table:table-cell>
          <table:table-cell table:style-name="ce1" table:formula="of:=STDEV([.M146:.M150])" office:value-type="float" office:value="6030.79367081979">
            <text:p>6030.79</text:p>
          </table:table-cell>
          <table:table-cell table:style-name="ce1" table:formula="of:=STDEV([.N146:.N150])" office:value-type="float" office:value="21175501.9804537">
            <text:p>21175501.98</text:p>
          </table:table-cell>
          <table:table-cell table:style-name="ce1" table:formula="of:=STDEV([.O146:.O150])" office:value-type="float" office:value="3519494.35411917">
            <text:p>3519494.35</text:p>
          </table:table-cell>
          <table:table-cell table:style-name="ce1" table:formula="of:=STDEV([.P146:.P150])" office:value-type="float" office:value="26265202.7565923">
            <text:p>26265202.76</text:p>
          </table:table-cell>
          <table:table-cell table:style-name="ce1" table:formula="of:=STDEV([.Q146:.Q150])" office:value-type="float" office:value="355214.57188339">
            <text:p>355214.57</text:p>
          </table:table-cell>
          <table:table-cell table:style-name="ce1" table:formula="of:=STDEV([.R146:.R150])" office:value-type="float" office:value="2449102.61771552">
            <text:p>2449102.62</text:p>
          </table:table-cell>
          <table:table-cell table:style-name="ce1" table:formula="of:=STDEV([.S146:.S150])" office:value-type="float" office:value="5352964.20680751">
            <text:p>5352964.21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Default"/>
          <table:table-cell table:number-columns-repeated="23"/>
        </table:table-row>
        <table:table-row table:style-name="ro2">
          <table:table-cell table:number-columns-repeated="10"/>
          <table:table-cell table:style-name="Default"/>
          <table:table-cell table:style-name="ce45" office:value-type="string">
            <text:p>0x500806</text:p>
          </table:table-cell>
          <table:table-cell table:style-name="ce45" office:value-type="string">
            <text:p>0x5301b8</text:p>
          </table:table-cell>
          <table:table-cell table:style-name="ce45" office:value-type="string">
            <text:p>0x500106</text:p>
          </table:table-cell>
          <table:table-cell table:style-name="ce45" office:value-type="string">
            <text:p>0x53f026</text:p>
          </table:table-cell>
          <table:table-cell table:style-name="ce45" office:value-type="string">
            <text:p>0x500206</text:p>
          </table:table-cell>
          <table:table-cell table:style-name="ce45" office:value-type="string">
            <text:p>0x500309</text:p>
          </table:table-cell>
          <table:table-cell table:style-name="ce45" office:value-type="string">
            <text:p>0x500406</text:p>
          </table:table-cell>
          <table:table-cell table:style-name="ce45" office:value-type="string">
            <text:p>0x530f26</text:p>
          </table:table-cell>
          <table:table-cell table:number-columns-repeated="15"/>
        </table:table-row>
        <table:table-row table:style-name="ro2">
          <table:table-cell table:number-columns-repeated="10"/>
          <table:table-cell table:style-name="ce43" office:value-type="string">
            <text:p>Parallel 1024 x 1024</text:p>
          </table:table-cell>
          <table:table-cell table:style-name="ce46" office:value-type="string">
            <text:p>UNC_SNP_RESP_TO_LOCAL_HOME:FWD_I_STATE</text:p>
          </table:table-cell>
          <table:table-cell table:style-name="ce46" office:value-type="string">
            <text:p>SNOOP_RESPONSE:HIT</text:p>
          </table:table-cell>
          <table:table-cell table:style-name="ce46" office:value-type="string">
            <text:p>UNC_SNP_RESP_TO_LOCAL_HOME:I_STATE</text:p>
          </table:table-cell>
          <table:table-cell table:style-name="ce46" office:value-type="string">
            <text:p>L2_DATA_RQSTS:PREFETCH_MESI </text:p>
          </table:table-cell>
          <table:table-cell table:style-name="ce46" office:value-type="string">
            <text:p>UNC_SNP_RESP_TO_LOCAL_HOME:S_STATE </text:p>
          </table:table-cell>
          <table:table-cell table:style-name="ce46" office:value-type="string">
            <text:p>UNC_LLC_MISS:READ:WRITE</text:p>
          </table:table-cell>
          <table:table-cell table:style-name="ce46" office:value-type="string">
            <text:p>UNC_SNP_RESP_TO_LOCAL_HOME:FWD_S_STATE</text:p>
          </table:table-cell>
          <table:table-cell table:style-name="ce46" office:value-type="string">
            <text:p>L2_DATA_RQSTS:DEMAND_MESI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Default"/>
          <table:table-cell office:value-type="float" office:value="920725074">
            <text:p>920725074</text:p>
          </table:table-cell>
          <table:table-cell office:value-type="float" office:value="2962496">
            <text:p>2962496</text:p>
          </table:table-cell>
          <table:table-cell office:value-type="float" office:value="128850424">
            <text:p>128850424</text:p>
          </table:table-cell>
          <table:table-cell office:value-type="float" office:value="2147483647">
            <text:p>2147483647</text:p>
          </table:table-cell>
          <table:table-cell office:value-type="float" office:value="134581211">
            <text:p>134581211</text:p>
          </table:table-cell>
          <table:table-cell office:value-type="float" office:value="140392">
            <text:p>140392</text:p>
          </table:table-cell>
          <table:table-cell office:value-type="float" office:value="540464">
            <text:p>540464</text:p>
          </table:table-cell>
          <table:table-cell office:value-type="float" office:value="2147483647">
            <text:p>2147483647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919015255">
            <text:p>919015255</text:p>
          </table:table-cell>
          <table:table-cell office:value-type="float" office:value="2678810">
            <text:p>2678810</text:p>
          </table:table-cell>
          <table:table-cell office:value-type="float" office:value="127333949">
            <text:p>127333949</text:p>
          </table:table-cell>
          <table:table-cell office:value-type="float" office:value="2147483647">
            <text:p>2147483647</text:p>
          </table:table-cell>
          <table:table-cell office:value-type="float" office:value="134797820">
            <text:p>134797820</text:p>
          </table:table-cell>
          <table:table-cell office:value-type="float" office:value="223071">
            <text:p>223071</text:p>
          </table:table-cell>
          <table:table-cell office:value-type="float" office:value="1147371">
            <text:p>1147371</text:p>
          </table:table-cell>
          <table:table-cell office:value-type="float" office:value="2147483647">
            <text:p>2147483647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917891337">
            <text:p>917891337</text:p>
          </table:table-cell>
          <table:table-cell office:value-type="float" office:value="3103462">
            <text:p>3103462</text:p>
          </table:table-cell>
          <table:table-cell office:value-type="float" office:value="138739613">
            <text:p>138739613</text:p>
          </table:table-cell>
          <table:table-cell office:value-type="float" office:value="2147483647">
            <text:p>2147483647</text:p>
          </table:table-cell>
          <table:table-cell office:value-type="float" office:value="145577553">
            <text:p>145577553</text:p>
          </table:table-cell>
          <table:table-cell office:value-type="float" office:value="281555">
            <text:p>281555</text:p>
          </table:table-cell>
          <table:table-cell office:value-type="float" office:value="1568027">
            <text:p>1568027</text:p>
          </table:table-cell>
          <table:table-cell office:value-type="float" office:value="2147483647">
            <text:p>2147483647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041358781">
            <text:p>1041358781</text:p>
          </table:table-cell>
          <table:table-cell office:value-type="float" office:value="153330227">
            <text:p>153330227</text:p>
          </table:table-cell>
          <table:table-cell office:value-type="float" office:value="762137977">
            <text:p>762137977</text:p>
          </table:table-cell>
          <table:table-cell office:value-type="float" office:value="2147483647">
            <text:p>2147483647</text:p>
          </table:table-cell>
          <table:table-cell office:value-type="float" office:value="1466168662">
            <text:p>1466168662</text:p>
          </table:table-cell>
          <table:table-cell office:value-type="float" office:value="515328">
            <text:p>515328</text:p>
          </table:table-cell>
          <table:table-cell office:value-type="float" office:value="2983114">
            <text:p>2983114</text:p>
          </table:table-cell>
          <table:table-cell office:value-type="float" office:value="2147483647">
            <text:p>2147483647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918675909">
            <text:p>918675909</text:p>
          </table:table-cell>
          <table:table-cell office:value-type="float" office:value="2875327">
            <text:p>2875327</text:p>
          </table:table-cell>
          <table:table-cell office:value-type="float" office:value="130814464">
            <text:p>130814464</text:p>
          </table:table-cell>
          <table:table-cell office:value-type="float" office:value="2147483647">
            <text:p>2147483647</text:p>
          </table:table-cell>
          <table:table-cell office:value-type="float" office:value="137593376">
            <text:p>137593376</text:p>
          </table:table-cell>
          <table:table-cell office:value-type="float" office:value="276013">
            <text:p>276013</text:p>
          </table:table-cell>
          <table:table-cell office:value-type="float" office:value="1523781">
            <text:p>1523781</text:p>
          </table:table-cell>
          <table:table-cell office:value-type="float" office:value="2147483647">
            <text:p>2147483647</text:p>
          </table:table-cell>
          <table:table-cell table:number-columns-repeated="15"/>
        </table:table-row>
        <table:table-row table:style-name="ro2">
          <table:table-cell table:number-columns-repeated="10"/>
          <table:table-cell table:style-name="ce1" office:value-type="string">
            <text:p>Average</text:p>
          </table:table-cell>
          <table:table-cell table:style-name="ce48" table:formula="of:=AVERAGE([.L156:.L160])" office:value-type="float" office:value="943533271.2">
            <text:p>943533271.2</text:p>
          </table:table-cell>
          <table:table-cell table:style-name="ce48" table:formula="of:=AVERAGE([.M156:.M160])" office:value-type="float" office:value="32990064.4">
            <text:p>32990064.4</text:p>
          </table:table-cell>
          <table:table-cell table:style-name="ce48" table:formula="of:=AVERAGE([.N156:.N160])" office:value-type="float" office:value="257575285.4">
            <text:p>257575285.4</text:p>
          </table:table-cell>
          <table:table-cell table:style-name="ce48" table:formula="of:=AVERAGE([.O156:.O160])" office:value-type="float" office:value="2147483647">
            <text:p>2147483647</text:p>
          </table:table-cell>
          <table:table-cell table:style-name="ce48" table:formula="of:=AVERAGE([.P156:.P160])" office:value-type="float" office:value="403743724.4">
            <text:p>403743724.4</text:p>
          </table:table-cell>
          <table:table-cell table:style-name="ce48" table:formula="of:=AVERAGE([.Q156:.Q160])" office:value-type="float" office:value="287271.8">
            <text:p>287271.8</text:p>
          </table:table-cell>
          <table:table-cell table:style-name="ce48" table:formula="of:=AVERAGE([.R156:.R160])" office:value-type="float" office:value="1552551.4">
            <text:p>1552551.4</text:p>
          </table:table-cell>
          <table:table-cell table:style-name="ce48" table:formula="of:=AVERAGE([.S156:.S160])" office:value-type="float" office:value="2147483647">
            <text:p>2147483647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>
            <text:p>STD</text:p>
          </table:table-cell>
          <table:table-cell table:style-name="ce1" table:formula="of:=STDEV([.L156:.L160])" office:value-type="float" office:value="54695919.8445976">
            <text:p>54695919.84</text:p>
          </table:table-cell>
          <table:table-cell table:style-name="ce1" table:formula="of:=STDEV([.M156:.M160])" office:value-type="float" office:value="67272372.0289378">
            <text:p>67272372.03</text:p>
          </table:table-cell>
          <table:table-cell table:style-name="ce1" table:formula="of:=STDEV([.N156:.N160])" office:value-type="float" office:value="282093348.149645">
            <text:p>282093348.15</text:p>
          </table:table-cell>
          <table:table-cell table:style-name="ce1" table:formula="of:=STDEV([.O156:.O160])" office:value-type="float" office:value="0">
            <text:p>0</text:p>
          </table:table-cell>
          <table:table-cell table:style-name="ce1" table:formula="of:=STDEV([.P156:.P160])" office:value-type="float" office:value="593930317.073577">
            <text:p>593930317.07</text:p>
          </table:table-cell>
          <table:table-cell table:style-name="ce1" table:formula="of:=STDEV([.Q156:.Q160])" office:value-type="float" office:value="139521.047791005">
            <text:p>139521.05</text:p>
          </table:table-cell>
          <table:table-cell table:style-name="ce1" table:formula="of:=STDEV([.R156:.R160])" office:value-type="float" office:value="899453.812657048">
            <text:p>899453.81</text:p>
          </table:table-cell>
          <table:table-cell table:style-name="ce1" table:formula="of:=STDEV([.S156:.S160])" office:value-type="float" office:value="0">
            <text:p>0</text:p>
          </table:table-cell>
          <table:table-cell table:number-columns-repeated="15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23"/>
        </table:table-row>
        <table:table-row table:style-name="ro2">
          <table:table-cell table:number-columns-repeated="10"/>
          <table:table-cell table:style-name="Default"/>
          <table:table-cell table:style-name="ce45" office:value-type="string">
            <text:p>0x500806</text:p>
          </table:table-cell>
          <table:table-cell table:style-name="ce45" office:value-type="string">
            <text:p>0x5301b8</text:p>
          </table:table-cell>
          <table:table-cell table:style-name="ce45" office:value-type="string">
            <text:p>0x500106</text:p>
          </table:table-cell>
          <table:table-cell table:style-name="ce45" office:value-type="string">
            <text:p>0x53f026</text:p>
          </table:table-cell>
          <table:table-cell table:style-name="ce45" office:value-type="string">
            <text:p>0x500206</text:p>
          </table:table-cell>
          <table:table-cell table:style-name="ce45" office:value-type="string">
            <text:p>0x500309</text:p>
          </table:table-cell>
          <table:table-cell table:style-name="ce45" office:value-type="string">
            <text:p>0x500406</text:p>
          </table:table-cell>
          <table:table-cell table:style-name="ce45" office:value-type="string">
            <text:p>0x530f26</text:p>
          </table:table-cell>
          <table:table-cell table:number-columns-repeated="15"/>
        </table:table-row>
        <table:table-row table:style-name="ro2">
          <table:table-cell table:number-columns-repeated="10"/>
          <table:table-cell table:style-name="ce43" office:value-type="string">
            <text:p>Sequential 2048 x 2048</text:p>
          </table:table-cell>
          <table:table-cell table:style-name="ce46" office:value-type="string">
            <text:p>UNC_SNP_RESP_TO_LOCAL_HOME:FWD_I_STATE</text:p>
          </table:table-cell>
          <table:table-cell table:style-name="ce46" office:value-type="string">
            <text:p>SNOOP_RESPONSE:HIT</text:p>
          </table:table-cell>
          <table:table-cell table:style-name="ce46" office:value-type="string">
            <text:p>UNC_SNP_RESP_TO_LOCAL_HOME:I_STATE</text:p>
          </table:table-cell>
          <table:table-cell table:style-name="ce46" office:value-type="string">
            <text:p>L2_DATA_RQSTS:PREFETCH_MESI </text:p>
          </table:table-cell>
          <table:table-cell table:style-name="ce46" office:value-type="string">
            <text:p>UNC_SNP_RESP_TO_LOCAL_HOME:S_STATE </text:p>
          </table:table-cell>
          <table:table-cell table:style-name="ce46" office:value-type="string">
            <text:p>UNC_LLC_MISS:READ:WRITE</text:p>
          </table:table-cell>
          <table:table-cell table:style-name="ce46" office:value-type="string">
            <text:p>UNC_SNP_RESP_TO_LOCAL_HOME:FWD_S_STATE</text:p>
          </table:table-cell>
          <table:table-cell table:style-name="ce46" office:value-type="string">
            <text:p>L2_DATA_RQSTS:DEMAND_MESI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Default"/>
          <table:table-cell office:value-type="float" office:value="1079544056">
            <text:p>1079544056</text:p>
          </table:table-cell>
          <table:table-cell office:value-type="float" office:value="62237">
            <text:p>62237</text:p>
          </table:table-cell>
          <table:table-cell office:value-type="float" office:value="55874426">
            <text:p>55874426</text:p>
          </table:table-cell>
          <table:table-cell office:value-type="float" office:value="2147483647">
            <text:p>2147483647</text:p>
          </table:table-cell>
          <table:table-cell office:value-type="float" office:value="66003589">
            <text:p>66003589</text:p>
          </table:table-cell>
          <table:table-cell office:value-type="float" office:value="460712">
            <text:p>460712</text:p>
          </table:table-cell>
          <table:table-cell office:value-type="float" office:value="1948671">
            <text:p>1948671</text:p>
          </table:table-cell>
          <table:table-cell office:value-type="float" office:value="2147483647">
            <text:p>2147483647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070180166">
            <text:p>1070180166</text:p>
          </table:table-cell>
          <table:table-cell office:value-type="float" office:value="80239">
            <text:p>80239</text:p>
          </table:table-cell>
          <table:table-cell office:value-type="float" office:value="40879024">
            <text:p>40879024</text:p>
          </table:table-cell>
          <table:table-cell office:value-type="float" office:value="2147483647">
            <text:p>2147483647</text:p>
          </table:table-cell>
          <table:table-cell office:value-type="float" office:value="50056367">
            <text:p>50056367</text:p>
          </table:table-cell>
          <table:table-cell office:value-type="float" office:value="510477">
            <text:p>510477</text:p>
          </table:table-cell>
          <table:table-cell office:value-type="float" office:value="1978125">
            <text:p>1978125</text:p>
          </table:table-cell>
          <table:table-cell office:value-type="float" office:value="2147483647">
            <text:p>2147483647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103453096">
            <text:p>1103453096</text:p>
          </table:table-cell>
          <table:table-cell office:value-type="float" office:value="79413">
            <text:p>79413</text:p>
          </table:table-cell>
          <table:table-cell office:value-type="float" office:value="88839754">
            <text:p>88839754</text:p>
          </table:table-cell>
          <table:table-cell office:value-type="float" office:value="2147483647">
            <text:p>2147483647</text:p>
          </table:table-cell>
          <table:table-cell office:value-type="float" office:value="104877014">
            <text:p>104877014</text:p>
          </table:table-cell>
          <table:table-cell office:value-type="float" office:value="465321">
            <text:p>465321</text:p>
          </table:table-cell>
          <table:table-cell office:value-type="float" office:value="2103483">
            <text:p>2103483</text:p>
          </table:table-cell>
          <table:table-cell office:value-type="float" office:value="2147483647">
            <text:p>2147483647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102296856">
            <text:p>1102296856</text:p>
          </table:table-cell>
          <table:table-cell office:value-type="float" office:value="78204">
            <text:p>78204</text:p>
          </table:table-cell>
          <table:table-cell office:value-type="float" office:value="95878232">
            <text:p>95878232</text:p>
          </table:table-cell>
          <table:table-cell office:value-type="float" office:value="2147483647">
            <text:p>2147483647</text:p>
          </table:table-cell>
          <table:table-cell office:value-type="float" office:value="111749425">
            <text:p>111749425</text:p>
          </table:table-cell>
          <table:table-cell office:value-type="float" office:value="596099">
            <text:p>596099</text:p>
          </table:table-cell>
          <table:table-cell office:value-type="float" office:value="2615334">
            <text:p>2615334</text:p>
          </table:table-cell>
          <table:table-cell office:value-type="float" office:value="2147483647">
            <text:p>2147483647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072165048">
            <text:p>1072165048</text:p>
          </table:table-cell>
          <table:table-cell office:value-type="float" office:value="55604">
            <text:p>55604</text:p>
          </table:table-cell>
          <table:table-cell office:value-type="float" office:value="59600618">
            <text:p>59600618</text:p>
          </table:table-cell>
          <table:table-cell office:value-type="float" office:value="2147483647">
            <text:p>2147483647</text:p>
          </table:table-cell>
          <table:table-cell office:value-type="float" office:value="68850416">
            <text:p>68850416</text:p>
          </table:table-cell>
          <table:table-cell office:value-type="float" office:value="526554">
            <text:p>526554</text:p>
          </table:table-cell>
          <table:table-cell office:value-type="float" office:value="2593863">
            <text:p>2593863</text:p>
          </table:table-cell>
          <table:table-cell office:value-type="float" office:value="2147483647">
            <text:p>2147483647</text:p>
          </table:table-cell>
          <table:table-cell table:number-columns-repeated="15"/>
        </table:table-row>
        <table:table-row table:style-name="ro2">
          <table:table-cell table:number-columns-repeated="10"/>
          <table:table-cell table:style-name="ce1" office:value-type="string">
            <text:p>Average</text:p>
          </table:table-cell>
          <table:table-cell table:style-name="ce48" table:formula="of:=AVERAGE([.L168:.L172])" office:value-type="float" office:value="1085527844.4">
            <text:p>1085527844.4</text:p>
          </table:table-cell>
          <table:table-cell table:style-name="ce48" table:formula="of:=AVERAGE([.M168:.M172])" office:value-type="float" office:value="71139.4">
            <text:p>71139.4</text:p>
          </table:table-cell>
          <table:table-cell table:style-name="ce48" table:formula="of:=AVERAGE([.N168:.N172])" office:value-type="float" office:value="68214410.8">
            <text:p>68214410.8</text:p>
          </table:table-cell>
          <table:table-cell table:style-name="ce48" table:formula="of:=AVERAGE([.O168:.O172])" office:value-type="float" office:value="2147483647">
            <text:p>2147483647</text:p>
          </table:table-cell>
          <table:table-cell table:style-name="ce48" table:formula="of:=AVERAGE([.P168:.P172])" office:value-type="float" office:value="80307362.2">
            <text:p>80307362.2</text:p>
          </table:table-cell>
          <table:table-cell table:style-name="ce48" table:formula="of:=AVERAGE([.Q168:.Q172])" office:value-type="float" office:value="511832.6">
            <text:p>511832.6</text:p>
          </table:table-cell>
          <table:table-cell table:style-name="ce48" table:formula="of:=AVERAGE([.R168:.R172])" office:value-type="float" office:value="2247895.2">
            <text:p>2247895.2</text:p>
          </table:table-cell>
          <table:table-cell table:style-name="ce48" table:formula="of:=AVERAGE([.S168:.S172])" office:value-type="float" office:value="2147483647">
            <text:p>2147483647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>
            <text:p>STD</text:p>
          </table:table-cell>
          <table:table-cell table:style-name="ce1" table:formula="of:=STDEV([.L168:.L172])" office:value-type="float" office:value="16220632.528341">
            <text:p>16220632.53</text:p>
          </table:table-cell>
          <table:table-cell table:style-name="ce1" table:formula="of:=STDEV([.M168:.M172])" office:value-type="float" office:value="11421.0893657304">
            <text:p>11421.09</text:p>
          </table:table-cell>
          <table:table-cell table:style-name="ce1" table:formula="of:=STDEV([.N168:.N172])" office:value-type="float" office:value="23261490.7533596">
            <text:p>23261490.75</text:p>
          </table:table-cell>
          <table:table-cell table:style-name="ce1" table:formula="of:=STDEV([.O168:.O172])" office:value-type="float" office:value="0">
            <text:p>0</text:p>
          </table:table-cell>
          <table:table-cell table:style-name="ce1" table:formula="of:=STDEV([.P168:.P172])" office:value-type="float" office:value="26661082.8609302">
            <text:p>26661082.86</text:p>
          </table:table-cell>
          <table:table-cell table:style-name="ce1" table:formula="of:=STDEV([.Q168:.Q172])" office:value-type="float" office:value="54990.9722527253">
            <text:p>54990.97</text:p>
          </table:table-cell>
          <table:table-cell table:style-name="ce1" table:formula="of:=STDEV([.R168:.R172])" office:value-type="float" office:value="330859.09257749">
            <text:p>330859.09</text:p>
          </table:table-cell>
          <table:table-cell table:style-name="ce1" table:formula="of:=STDEV([.S168:.S172])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Default"/>
          <table:table-cell table:number-columns-repeated="23"/>
        </table:table-row>
        <table:table-row table:style-name="ro2">
          <table:table-cell table:number-columns-repeated="10"/>
          <table:table-cell table:style-name="Default"/>
          <table:table-cell table:style-name="ce45" office:value-type="string">
            <text:p>0x500806</text:p>
          </table:table-cell>
          <table:table-cell table:style-name="ce45" office:value-type="string">
            <text:p>0x5301b8</text:p>
          </table:table-cell>
          <table:table-cell table:style-name="ce45" office:value-type="string">
            <text:p>0x500106</text:p>
          </table:table-cell>
          <table:table-cell table:style-name="ce45" office:value-type="string">
            <text:p>0x53f026</text:p>
          </table:table-cell>
          <table:table-cell table:style-name="ce45" office:value-type="string">
            <text:p>0x500206</text:p>
          </table:table-cell>
          <table:table-cell table:style-name="ce45" office:value-type="string">
            <text:p>0x500309</text:p>
          </table:table-cell>
          <table:table-cell table:style-name="ce45" office:value-type="string">
            <text:p>0x500406</text:p>
          </table:table-cell>
          <table:table-cell table:style-name="ce45" office:value-type="string">
            <text:p>0x530f26</text:p>
          </table:table-cell>
          <table:table-cell table:number-columns-repeated="15"/>
        </table:table-row>
        <table:table-row table:style-name="ro2">
          <table:table-cell table:number-columns-repeated="10"/>
          <table:table-cell table:style-name="ce43" office:value-type="string">
            <text:p>Best-case 2048 x 2048</text:p>
          </table:table-cell>
          <table:table-cell table:style-name="ce46" office:value-type="string">
            <text:p>UNC_SNP_RESP_TO_LOCAL_HOME:FWD_I_STATE</text:p>
          </table:table-cell>
          <table:table-cell table:style-name="ce46" office:value-type="string">
            <text:p>SNOOP_RESPONSE:HIT</text:p>
          </table:table-cell>
          <table:table-cell table:style-name="ce46" office:value-type="string">
            <text:p>UNC_SNP_RESP_TO_LOCAL_HOME:I_STATE</text:p>
          </table:table-cell>
          <table:table-cell table:style-name="ce46" office:value-type="string">
            <text:p>L2_DATA_RQSTS:PREFETCH_MESI </text:p>
          </table:table-cell>
          <table:table-cell table:style-name="ce46" office:value-type="string">
            <text:p>UNC_SNP_RESP_TO_LOCAL_HOME:S_STATE </text:p>
          </table:table-cell>
          <table:table-cell table:style-name="ce46" office:value-type="string">
            <text:p>UNC_LLC_MISS:READ:WRITE</text:p>
          </table:table-cell>
          <table:table-cell table:style-name="ce46" office:value-type="string">
            <text:p>UNC_SNP_RESP_TO_LOCAL_HOME:FWD_S_STATE</text:p>
          </table:table-cell>
          <table:table-cell table:style-name="ce46" office:value-type="string">
            <text:p>L2_DATA_RQSTS:DEMAND_MESI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Default"/>
          <table:table-cell office:value-type="float" office:value="1007921721">
            <text:p>1007921721</text:p>
          </table:table-cell>
          <table:table-cell office:value-type="float" office:value="363800">
            <text:p>363800</text:p>
          </table:table-cell>
          <table:table-cell office:value-type="float" office:value="204970592">
            <text:p>204970592</text:p>
          </table:table-cell>
          <table:table-cell office:value-type="float" office:value="2147483647">
            <text:p>2147483647</text:p>
          </table:table-cell>
          <table:table-cell office:value-type="float" office:value="241588200">
            <text:p>241588200</text:p>
          </table:table-cell>
          <table:table-cell office:value-type="float" office:value="1964800">
            <text:p>1964800</text:p>
          </table:table-cell>
          <table:table-cell office:value-type="float" office:value="12353754">
            <text:p>12353754</text:p>
          </table:table-cell>
          <table:table-cell office:value-type="float" office:value="2147483647">
            <text:p>2147483647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004038113">
            <text:p>1004038113</text:p>
          </table:table-cell>
          <table:table-cell office:value-type="float" office:value="369313">
            <text:p>369313</text:p>
          </table:table-cell>
          <table:table-cell office:value-type="float" office:value="136482473">
            <text:p>136482473</text:p>
          </table:table-cell>
          <table:table-cell office:value-type="float" office:value="2147483647">
            <text:p>2147483647</text:p>
          </table:table-cell>
          <table:table-cell office:value-type="float" office:value="159928801">
            <text:p>159928801</text:p>
          </table:table-cell>
          <table:table-cell office:value-type="float" office:value="838585">
            <text:p>838585</text:p>
          </table:table-cell>
          <table:table-cell office:value-type="float" office:value="4594545">
            <text:p>4594545</text:p>
          </table:table-cell>
          <table:table-cell office:value-type="float" office:value="2147483647">
            <text:p>2147483647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008752943">
            <text:p>1008752943</text:p>
          </table:table-cell>
          <table:table-cell office:value-type="float" office:value="352040">
            <text:p>352040</text:p>
          </table:table-cell>
          <table:table-cell office:value-type="float" office:value="123046025">
            <text:p>123046025</text:p>
          </table:table-cell>
          <table:table-cell office:value-type="float" office:value="2147483647">
            <text:p>2147483647</text:p>
          </table:table-cell>
          <table:table-cell office:value-type="float" office:value="142392078">
            <text:p>142392078</text:p>
          </table:table-cell>
          <table:table-cell office:value-type="float" office:value="647223">
            <text:p>647223</text:p>
          </table:table-cell>
          <table:table-cell office:value-type="float" office:value="3154555">
            <text:p>3154555</text:p>
          </table:table-cell>
          <table:table-cell office:value-type="float" office:value="2147483647">
            <text:p>2147483647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013700334">
            <text:p>1013700334</text:p>
          </table:table-cell>
          <table:table-cell office:value-type="float" office:value="354422">
            <text:p>354422</text:p>
          </table:table-cell>
          <table:table-cell office:value-type="float" office:value="108716291">
            <text:p>108716291</text:p>
          </table:table-cell>
          <table:table-cell office:value-type="float" office:value="2147483647">
            <text:p>2147483647</text:p>
          </table:table-cell>
          <table:table-cell office:value-type="float" office:value="125229462">
            <text:p>125229462</text:p>
          </table:table-cell>
          <table:table-cell office:value-type="float" office:value="345368">
            <text:p>345368</text:p>
          </table:table-cell>
          <table:table-cell office:value-type="float" office:value="1142925">
            <text:p>1142925</text:p>
          </table:table-cell>
          <table:table-cell office:value-type="float" office:value="2147483647">
            <text:p>2147483647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009270221">
            <text:p>1009270221</text:p>
          </table:table-cell>
          <table:table-cell office:value-type="float" office:value="372829">
            <text:p>372829</text:p>
          </table:table-cell>
          <table:table-cell office:value-type="float" office:value="107431108">
            <text:p>107431108</text:p>
          </table:table-cell>
          <table:table-cell office:value-type="float" office:value="2147483647">
            <text:p>2147483647</text:p>
          </table:table-cell>
          <table:table-cell office:value-type="float" office:value="125268551">
            <text:p>125268551</text:p>
          </table:table-cell>
          <table:table-cell office:value-type="float" office:value="383158">
            <text:p>383158</text:p>
          </table:table-cell>
          <table:table-cell office:value-type="float" office:value="1414310">
            <text:p>1414310</text:p>
          </table:table-cell>
          <table:table-cell office:value-type="float" office:value="2147483647">
            <text:p>2147483647</text:p>
          </table:table-cell>
          <table:table-cell table:number-columns-repeated="15"/>
        </table:table-row>
        <table:table-row table:style-name="ro2">
          <table:table-cell table:number-columns-repeated="10"/>
          <table:table-cell table:style-name="ce1" office:value-type="string">
            <text:p>Average</text:p>
          </table:table-cell>
          <table:table-cell table:style-name="ce48" table:formula="of:=AVERAGE([.L178:.L182])" office:value-type="float" office:value="1008736666.4">
            <text:p>1008736666.4</text:p>
          </table:table-cell>
          <table:table-cell table:style-name="ce48" table:formula="of:=AVERAGE([.M178:.M182])" office:value-type="float" office:value="362480.8">
            <text:p>362480.8</text:p>
          </table:table-cell>
          <table:table-cell table:style-name="ce48" table:formula="of:=AVERAGE([.N178:.N182])" office:value-type="float" office:value="136129297.8">
            <text:p>136129297.8</text:p>
          </table:table-cell>
          <table:table-cell table:style-name="ce48" table:formula="of:=AVERAGE([.O178:.O182])" office:value-type="float" office:value="2147483647">
            <text:p>2147483647</text:p>
          </table:table-cell>
          <table:table-cell table:style-name="ce48" table:formula="of:=AVERAGE([.P178:.P182])" office:value-type="float" office:value="158881418.4">
            <text:p>158881418.4</text:p>
          </table:table-cell>
          <table:table-cell table:style-name="ce48" table:formula="of:=AVERAGE([.Q178:.Q182])" office:value-type="float" office:value="835826.8">
            <text:p>835826.8</text:p>
          </table:table-cell>
          <table:table-cell table:style-name="ce48" table:formula="of:=AVERAGE([.R178:.R182])" office:value-type="float" office:value="4532017.8">
            <text:p>4532017.8</text:p>
          </table:table-cell>
          <table:table-cell table:style-name="ce48" table:formula="of:=AVERAGE([.S178:.S182])" office:value-type="float" office:value="2147483647">
            <text:p>2147483647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>
            <text:p>STD</text:p>
          </table:table-cell>
          <table:table-cell table:style-name="ce1" table:formula="of:=STDEV([.L178:.L182])" office:value-type="float" office:value="3451937.19307765">
            <text:p>3451937.19</text:p>
          </table:table-cell>
          <table:table-cell table:style-name="ce1" table:formula="of:=STDEV([.M178:.M182])" office:value-type="float" office:value="9075.50344058113">
            <text:p>9075.5</text:p>
          </table:table-cell>
          <table:table-cell table:style-name="ce1" table:formula="of:=STDEV([.N178:.N182])" office:value-type="float" office:value="40266237.6769476">
            <text:p>40266237.68</text:p>
          </table:table-cell>
          <table:table-cell table:style-name="ce1" table:formula="of:=STDEV([.O178:.O182])" office:value-type="float" office:value="0">
            <text:p>0</text:p>
          </table:table-cell>
          <table:table-cell table:style-name="ce1" table:formula="of:=STDEV([.P178:.P182])" office:value-type="float" office:value="48414063.3085198">
            <text:p>48414063.31</text:p>
          </table:table-cell>
          <table:table-cell table:style-name="ce1" table:formula="of:=STDEV([.Q178:.Q182])" office:value-type="float" office:value="662498.747989534">
            <text:p>662498.75</text:p>
          </table:table-cell>
          <table:table-cell table:style-name="ce1" table:formula="of:=STDEV([.R178:.R182])" office:value-type="float" office:value="4590395.47674563">
            <text:p>4590395.48</text:p>
          </table:table-cell>
          <table:table-cell table:style-name="ce1" table:formula="of:=STDEV([.S178:.S182])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Default"/>
          <table:table-cell table:number-columns-repeated="23"/>
        </table:table-row>
        <table:table-row table:style-name="ro2">
          <table:table-cell table:number-columns-repeated="10"/>
          <table:table-cell table:style-name="Default"/>
          <table:table-cell table:style-name="ce45" office:value-type="string">
            <text:p>0x500806</text:p>
          </table:table-cell>
          <table:table-cell table:style-name="ce45" office:value-type="string">
            <text:p>0x5301b8</text:p>
          </table:table-cell>
          <table:table-cell table:style-name="ce45" office:value-type="string">
            <text:p>0x500106</text:p>
          </table:table-cell>
          <table:table-cell table:style-name="ce45" office:value-type="string">
            <text:p>0x53f026</text:p>
          </table:table-cell>
          <table:table-cell table:style-name="ce45" office:value-type="string">
            <text:p>0x500206</text:p>
          </table:table-cell>
          <table:table-cell table:style-name="ce45" office:value-type="string">
            <text:p>0x500309</text:p>
          </table:table-cell>
          <table:table-cell table:style-name="ce45" office:value-type="string">
            <text:p>0x500406</text:p>
          </table:table-cell>
          <table:table-cell table:style-name="ce45" office:value-type="string">
            <text:p>0x530f26</text:p>
          </table:table-cell>
          <table:table-cell table:number-columns-repeated="15"/>
        </table:table-row>
        <table:table-row table:style-name="ro2">
          <table:table-cell table:number-columns-repeated="10"/>
          <table:table-cell table:style-name="ce43" office:value-type="string">
            <text:p>Parallel 2048 x 2048</text:p>
          </table:table-cell>
          <table:table-cell table:style-name="ce46" office:value-type="string">
            <text:p>UNC_SNP_RESP_TO_LOCAL_HOME:FWD_I_STATE</text:p>
          </table:table-cell>
          <table:table-cell table:style-name="ce46" office:value-type="string">
            <text:p>SNOOP_RESPONSE:HIT</text:p>
          </table:table-cell>
          <table:table-cell table:style-name="ce46" office:value-type="string">
            <text:p>UNC_SNP_RESP_TO_LOCAL_HOME:I_STATE</text:p>
          </table:table-cell>
          <table:table-cell table:style-name="ce46" office:value-type="string">
            <text:p>L2_DATA_RQSTS:PREFETCH_MESI </text:p>
          </table:table-cell>
          <table:table-cell table:style-name="ce46" office:value-type="string">
            <text:p>UNC_SNP_RESP_TO_LOCAL_HOME:S_STATE </text:p>
          </table:table-cell>
          <table:table-cell table:style-name="ce46" office:value-type="string">
            <text:p>UNC_LLC_MISS:READ:WRITE</text:p>
          </table:table-cell>
          <table:table-cell table:style-name="ce46" office:value-type="string">
            <text:p>UNC_SNP_RESP_TO_LOCAL_HOME:FWD_S_STATE</text:p>
          </table:table-cell>
          <table:table-cell table:style-name="ce46" office:value-type="string">
            <text:p>L2_DATA_RQSTS:DEMAND_MESI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Default"/>
          <table:table-cell office:value-type="float" office:value="2147483647">
            <text:p>2147483647</text:p>
          </table:table-cell>
          <table:table-cell office:value-type="float" office:value="3842942">
            <text:p>3842942</text:p>
          </table:table-cell>
          <table:table-cell office:value-type="float" office:value="317032247">
            <text:p>317032247</text:p>
          </table:table-cell>
          <table:table-cell office:value-type="float" office:value="2147483647">
            <text:p>2147483647</text:p>
          </table:table-cell>
          <table:table-cell office:value-type="float" office:value="339464884">
            <text:p>339464884</text:p>
          </table:table-cell>
          <table:table-cell office:value-type="float" office:value="554982">
            <text:p>554982</text:p>
          </table:table-cell>
          <table:table-cell office:value-type="float" office:value="1508704">
            <text:p>1508704</text:p>
          </table:table-cell>
          <table:table-cell office:value-type="float" office:value="2147483647">
            <text:p>2147483647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2147483647">
            <text:p>2147483647</text:p>
          </table:table-cell>
          <table:table-cell office:value-type="float" office:value="3790156">
            <text:p>3790156</text:p>
          </table:table-cell>
          <table:table-cell office:value-type="float" office:value="306693412">
            <text:p>306693412</text:p>
          </table:table-cell>
          <table:table-cell office:value-type="float" office:value="2147483647">
            <text:p>2147483647</text:p>
          </table:table-cell>
          <table:table-cell office:value-type="float" office:value="325794313">
            <text:p>325794313</text:p>
          </table:table-cell>
          <table:table-cell office:value-type="float" office:value="474627">
            <text:p>474627</text:p>
          </table:table-cell>
          <table:table-cell office:value-type="float" office:value="1434885">
            <text:p>1434885</text:p>
          </table:table-cell>
          <table:table-cell office:value-type="float" office:value="2147483647">
            <text:p>2147483647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2147483647">
            <text:p>2147483647</text:p>
          </table:table-cell>
          <table:table-cell office:value-type="float" office:value="3754810">
            <text:p>3754810</text:p>
          </table:table-cell>
          <table:table-cell office:value-type="float" office:value="313041350">
            <text:p>313041350</text:p>
          </table:table-cell>
          <table:table-cell office:value-type="float" office:value="2147483647">
            <text:p>2147483647</text:p>
          </table:table-cell>
          <table:table-cell office:value-type="float" office:value="334232741">
            <text:p>334232741</text:p>
          </table:table-cell>
          <table:table-cell office:value-type="float" office:value="451516">
            <text:p>451516</text:p>
          </table:table-cell>
          <table:table-cell office:value-type="float" office:value="1472880">
            <text:p>1472880</text:p>
          </table:table-cell>
          <table:table-cell office:value-type="float" office:value="2147483647">
            <text:p>2147483647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2147483647">
            <text:p>2147483647</text:p>
          </table:table-cell>
          <table:table-cell office:value-type="float" office:value="38326845">
            <text:p>38326845</text:p>
          </table:table-cell>
          <table:table-cell office:value-type="float" office:value="503902083">
            <text:p>503902083</text:p>
          </table:table-cell>
          <table:table-cell office:value-type="float" office:value="2147483647">
            <text:p>2147483647</text:p>
          </table:table-cell>
          <table:table-cell office:value-type="float" office:value="527733595">
            <text:p>527733595</text:p>
          </table:table-cell>
          <table:table-cell office:value-type="float" office:value="716168">
            <text:p>716168</text:p>
          </table:table-cell>
          <table:table-cell office:value-type="float" office:value="2886793">
            <text:p>2886793</text:p>
          </table:table-cell>
          <table:table-cell office:value-type="float" office:value="2147483647">
            <text:p>2147483647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2147483647">
            <text:p>2147483647</text:p>
          </table:table-cell>
          <table:table-cell office:value-type="float" office:value="3771314">
            <text:p>3771314</text:p>
          </table:table-cell>
          <table:table-cell office:value-type="float" office:value="307224942">
            <text:p>307224942</text:p>
          </table:table-cell>
          <table:table-cell office:value-type="float" office:value="2147483647">
            <text:p>2147483647</text:p>
          </table:table-cell>
          <table:table-cell office:value-type="float" office:value="325945770">
            <text:p>325945770</text:p>
          </table:table-cell>
          <table:table-cell office:value-type="float" office:value="463330">
            <text:p>463330</text:p>
          </table:table-cell>
          <table:table-cell office:value-type="float" office:value="1434390">
            <text:p>1434390</text:p>
          </table:table-cell>
          <table:table-cell office:value-type="float" office:value="2147483647">
            <text:p>2147483647</text:p>
          </table:table-cell>
          <table:table-cell table:number-columns-repeated="15"/>
        </table:table-row>
        <table:table-row table:style-name="ro2">
          <table:table-cell table:number-columns-repeated="10"/>
          <table:table-cell table:style-name="ce1" office:value-type="string">
            <text:p>Average</text:p>
          </table:table-cell>
          <table:table-cell table:style-name="ce48" table:formula="of:=AVERAGE([.L188:.L192])" office:value-type="float" office:value="2147483647">
            <text:p>2147483647</text:p>
          </table:table-cell>
          <table:table-cell table:style-name="ce48" table:formula="of:=AVERAGE([.M188:.M192])" office:value-type="float" office:value="10697213.4">
            <text:p>10697213.4</text:p>
          </table:table-cell>
          <table:table-cell table:style-name="ce48" table:formula="of:=AVERAGE([.N188:.N192])" office:value-type="float" office:value="349578806.8">
            <text:p>349578806.8</text:p>
          </table:table-cell>
          <table:table-cell table:style-name="ce48" table:formula="of:=AVERAGE([.O188:.O192])" office:value-type="float" office:value="2147483647">
            <text:p>2147483647</text:p>
          </table:table-cell>
          <table:table-cell table:style-name="ce48" table:formula="of:=AVERAGE([.P188:.P192])" office:value-type="float" office:value="370634260.6">
            <text:p>370634260.6</text:p>
          </table:table-cell>
          <table:table-cell table:style-name="ce48" table:formula="of:=AVERAGE([.Q188:.Q192])" office:value-type="float" office:value="532124.6">
            <text:p>532124.6</text:p>
          </table:table-cell>
          <table:table-cell table:style-name="ce48" table:formula="of:=AVERAGE([.R188:.R192])" office:value-type="float" office:value="1747530.4">
            <text:p>1747530.4</text:p>
          </table:table-cell>
          <table:table-cell table:style-name="ce48" table:formula="of:=AVERAGE([.S188:.S192])" office:value-type="float" office:value="2147483647">
            <text:p>2147483647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>
            <text:p>STD</text:p>
          </table:table-cell>
          <table:table-cell table:style-name="ce1" table:formula="of:=STDEV([.L188:.L192])" office:value-type="float" office:value="0">
            <text:p>0</text:p>
          </table:table-cell>
          <table:table-cell table:style-name="ce1" table:formula="of:=STDEV([.M188:.M192])" office:value-type="float" office:value="15445469.1428484">
            <text:p>15445469.14</text:p>
          </table:table-cell>
          <table:table-cell table:style-name="ce1" table:formula="of:=STDEV([.N188:.N192])" office:value-type="float" office:value="86375553.3006546">
            <text:p>86375553.3</text:p>
          </table:table-cell>
          <table:table-cell table:style-name="ce1" table:formula="of:=STDEV([.O188:.O192])" office:value-type="float" office:value="0">
            <text:p>0</text:p>
          </table:table-cell>
          <table:table-cell table:style-name="ce1" table:formula="of:=STDEV([.P188:.P192])" office:value-type="float" office:value="88012049.7838533">
            <text:p>88012049.78</text:p>
          </table:table-cell>
          <table:table-cell table:style-name="ce1" table:formula="of:=STDEV([.Q188:.Q192])" office:value-type="float" office:value="110601.594933346">
            <text:p>110601.59</text:p>
          </table:table-cell>
          <table:table-cell table:style-name="ce1" table:formula="of:=STDEV([.R188:.R192])" office:value-type="float" office:value="637611.601911618">
            <text:p>637611.6</text:p>
          </table:table-cell>
          <table:table-cell table:style-name="ce1" table:formula="of:=STDEV([.S188:.S192])" office:value-type="float" office:value="0">
            <text:p>0</text:p>
          </table:table-cell>
          <table:table-cell table:number-columns-repeated="15"/>
        </table:table-row>
      </table:table>
      <table:table table:name="Xeon X5570" table:style-name="ta1" table:print="false">
        <table:table-column table:style-name="co1" table:number-columns-repeated="2" table:default-cell-style-name="Default"/>
        <table:table-column table:style-name="co6" table:default-cell-style-name="ce40"/>
        <table:table-column table:style-name="co7" table:number-columns-repeated="3" table:default-cell-style-name="ce40"/>
        <table:table-column table:style-name="co8" table:number-columns-repeated="2" table:default-cell-style-name="ce40"/>
        <table:table-row table:style-name="ro1" table:number-rows-repeated="2"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office:value-type="string">
            <text:p>Intel Xeon X5570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string">
            <text:p>CPUS 0 and 1 (different physical packets)</text:p>
          </table:table-cell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20" office:value-type="string">
            <text:p>Sequential 64x64</text:p>
          </table:table-cell>
          <table:table-cell table:style-name="ce20" office:value-type="string">
            <text:p>Sequential 128x128</text:p>
          </table:table-cell>
          <table:table-cell table:style-name="ce20" office:value-type="string">
            <text:p>Sequential 256x256</text:p>
          </table:table-cell>
          <table:table-cell table:style-name="ce20" office:value-type="string">
            <text:p>Sequential 512x512</text:p>
          </table:table-cell>
          <table:table-cell table:style-name="ce20" office:value-type="string">
            <text:p>Sequential 1024x1024</text:p>
          </table:table-cell>
          <table:table-cell table:style-name="ce20" office:value-type="string">
            <text:p>Sequential 2048x2048</text:p>
          </table:table-cell>
        </table:table-row>
        <table:table-row table:style-name="ro2">
          <table:table-cell table:number-columns-repeated="2"/>
          <table:table-cell office:value-type="float" office:value="0.13">
            <text:p>0.13</text:p>
          </table:table-cell>
          <table:table-cell office:value-type="float" office:value="0.59">
            <text:p>0.59</text:p>
          </table:table-cell>
          <table:table-cell office:value-type="float" office:value="2.29">
            <text:p>2.29</text:p>
          </table:table-cell>
          <table:table-cell office:value-type="float" office:value="9.07">
            <text:p>9.07</text:p>
          </table:table-cell>
          <table:table-cell office:value-type="float" office:value="36.11">
            <text:p>36.11</text:p>
          </table:table-cell>
          <table:table-cell office:value-type="float" office:value="151.29">
            <text:p>151.29</text:p>
          </table:table-cell>
        </table:table-row>
        <table:table-row table:style-name="ro2">
          <table:table-cell table:number-columns-repeated="2"/>
          <table:table-cell office:value-type="float" office:value="0.13">
            <text:p>0.13</text:p>
          </table:table-cell>
          <table:table-cell office:value-type="float" office:value="0.59">
            <text:p>0.59</text:p>
          </table:table-cell>
          <table:table-cell office:value-type="float" office:value="2.29">
            <text:p>2.29</text:p>
          </table:table-cell>
          <table:table-cell office:value-type="float" office:value="9.07">
            <text:p>9.07</text:p>
          </table:table-cell>
          <table:table-cell office:value-type="float" office:value="36.12">
            <text:p>36.12</text:p>
          </table:table-cell>
          <table:table-cell office:value-type="float" office:value="151.3">
            <text:p>151.3</text:p>
          </table:table-cell>
        </table:table-row>
        <table:table-row table:style-name="ro2">
          <table:table-cell table:number-columns-repeated="2"/>
          <table:table-cell office:value-type="float" office:value="0.13">
            <text:p>0.13</text:p>
          </table:table-cell>
          <table:table-cell office:value-type="float" office:value="0.58">
            <text:p>0.58</text:p>
          </table:table-cell>
          <table:table-cell office:value-type="float" office:value="2.29">
            <text:p>2.29</text:p>
          </table:table-cell>
          <table:table-cell office:value-type="float" office:value="9.07">
            <text:p>9.07</text:p>
          </table:table-cell>
          <table:table-cell office:value-type="float" office:value="36.11">
            <text:p>36.11</text:p>
          </table:table-cell>
          <table:table-cell office:value-type="float" office:value="151.29">
            <text:p>151.29</text:p>
          </table:table-cell>
        </table:table-row>
        <table:table-row table:style-name="ro2">
          <table:table-cell table:number-columns-repeated="2"/>
          <table:table-cell office:value-type="float" office:value="0.13">
            <text:p>0.13</text:p>
          </table:table-cell>
          <table:table-cell office:value-type="float" office:value="0.59">
            <text:p>0.59</text:p>
          </table:table-cell>
          <table:table-cell office:value-type="float" office:value="2.29">
            <text:p>2.29</text:p>
          </table:table-cell>
          <table:table-cell office:value-type="float" office:value="9.07">
            <text:p>9.07</text:p>
          </table:table-cell>
          <table:table-cell office:value-type="float" office:value="36.11">
            <text:p>36.11</text:p>
          </table:table-cell>
          <table:table-cell office:value-type="float" office:value="151.35">
            <text:p>151.35</text:p>
          </table:table-cell>
        </table:table-row>
        <table:table-row table:style-name="ro2">
          <table:table-cell table:number-columns-repeated="2"/>
          <table:table-cell office:value-type="float" office:value="0.13">
            <text:p>0.13</text:p>
          </table:table-cell>
          <table:table-cell office:value-type="float" office:value="0.59">
            <text:p>0.59</text:p>
          </table:table-cell>
          <table:table-cell office:value-type="float" office:value="2.29">
            <text:p>2.29</text:p>
          </table:table-cell>
          <table:table-cell office:value-type="float" office:value="9.07">
            <text:p>9.07</text:p>
          </table:table-cell>
          <table:table-cell office:value-type="float" office:value="36.11">
            <text:p>36.11</text:p>
          </table:table-cell>
          <table:table-cell office:value-type="float" office:value="151.22">
            <text:p>151.22</text:p>
          </table:table-cell>
        </table:table-row>
        <table:table-row table:style-name="ro1">
          <table:table-cell/>
          <table:table-cell table:style-name="ce1" office:value-type="string">
            <text:p>Average</text:p>
          </table:table-cell>
          <table:table-cell table:style-name="ce21" table:formula="of:=AVERAGE([.C7:.C11])" office:value-type="float" office:value="0.13">
            <text:p>0.13</text:p>
          </table:table-cell>
          <table:table-cell table:style-name="ce21" table:formula="of:=AVERAGE([.D7:.D11])" office:value-type="float" office:value="0.588">
            <text:p>0.59</text:p>
          </table:table-cell>
          <table:table-cell table:style-name="ce21" table:formula="of:=AVERAGE([.E7:.E11])" office:value-type="float" office:value="2.29">
            <text:p>2.29</text:p>
          </table:table-cell>
          <table:table-cell table:style-name="ce21" table:formula="of:=AVERAGE([.F7:.F11])" office:value-type="float" office:value="9.07">
            <text:p>9.07</text:p>
          </table:table-cell>
          <table:table-cell table:style-name="ce21" table:formula="of:=AVERAGE([.G7:.G11])" office:value-type="float" office:value="36.112">
            <text:p>36.11</text:p>
          </table:table-cell>
          <table:table-cell table:style-name="ce21" table:formula="of:=AVERAGE([.H7:.H11])" office:value-type="float" office:value="151.29">
            <text:p>151.29</text:p>
          </table:table-cell>
        </table:table-row>
        <table:table-row table:style-name="ro1">
          <table:table-cell/>
          <table:table-cell table:style-name="ce3" office:value-type="string">
            <text:p>STD</text:p>
          </table:table-cell>
          <table:table-cell table:style-name="ce22" table:formula="of:=STDEV([.C7:.C11])" office:value-type="float" office:value="0">
            <text:p>0</text:p>
          </table:table-cell>
          <table:table-cell table:style-name="ce22" table:formula="of:=STDEV([.D7:.D11])" office:value-type="float" office:value="0.00447213595499958">
            <text:p>0</text:p>
          </table:table-cell>
          <table:table-cell table:style-name="ce22" table:formula="of:=STDEV([.E7:.E11])" office:value-type="float" office:value="1.98554245264601E-016">
            <text:p>0</text:p>
          </table:table-cell>
          <table:table-cell table:style-name="ce22" table:formula="of:=STDEV([.F7:.F11])" office:value-type="float" office:value="0">
            <text:p>0</text:p>
          </table:table-cell>
          <table:table-cell table:style-name="ce22" table:formula="of:=STDEV([.G7:.G11])" office:value-type="float" office:value="0.00447213595499869">
            <text:p>0</text:p>
          </table:table-cell>
          <table:table-cell table:style-name="ce32" table:formula="of:=STDEV([.H7:.H11])" office:value-type="float" office:value="0.0463680924774777">
            <text:p>0.05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20" office:value-type="string">
            <text:p>Parallel 64x64</text:p>
          </table:table-cell>
          <table:table-cell table:style-name="ce20" office:value-type="string">
            <text:p>Parallel 128x128</text:p>
          </table:table-cell>
          <table:table-cell table:style-name="ce20" office:value-type="string">
            <text:p>Parallel 256x256</text:p>
          </table:table-cell>
          <table:table-cell table:style-name="ce20" office:value-type="string">
            <text:p>Parallel 512x512</text:p>
          </table:table-cell>
          <table:table-cell table:style-name="ce20" office:value-type="string">
            <text:p>Parallel 1024x1024</text:p>
          </table:table-cell>
          <table:table-cell table:style-name="ce20" office:value-type="string">
            <text:p>Parallel 2048x2048</text:p>
          </table:table-cell>
        </table:table-row>
        <table:table-row table:style-name="ro2">
          <table:table-cell/>
          <table:table-cell table:style-name="ce18"/>
          <table:table-cell office:value-type="float" office:value="0.07">
            <text:p>0.07</text:p>
          </table:table-cell>
          <table:table-cell office:value-type="float" office:value="0.29">
            <text:p>0.29</text:p>
          </table:table-cell>
          <table:table-cell office:value-type="float" office:value="1.15">
            <text:p>1.15</text:p>
          </table:table-cell>
          <table:table-cell office:value-type="float" office:value="4.54">
            <text:p>4.54</text:p>
          </table:table-cell>
          <table:table-cell office:value-type="float" office:value="18.07">
            <text:p>18.07</text:p>
          </table:table-cell>
          <table:table-cell office:value-type="float" office:value="76.69">
            <text:p>76.69</text:p>
          </table:table-cell>
        </table:table-row>
        <table:table-row table:style-name="ro2">
          <table:table-cell/>
          <table:table-cell table:style-name="ce18"/>
          <table:table-cell office:value-type="float" office:value="0.07">
            <text:p>0.07</text:p>
          </table:table-cell>
          <table:table-cell office:value-type="float" office:value="0.29">
            <text:p>0.29</text:p>
          </table:table-cell>
          <table:table-cell office:value-type="float" office:value="1.15">
            <text:p>1.15</text:p>
          </table:table-cell>
          <table:table-cell office:value-type="float" office:value="4.54">
            <text:p>4.54</text:p>
          </table:table-cell>
          <table:table-cell office:value-type="float" office:value="18.07">
            <text:p>18.07</text:p>
          </table:table-cell>
          <table:table-cell office:value-type="float" office:value="76.69">
            <text:p>76.69</text:p>
          </table:table-cell>
        </table:table-row>
        <table:table-row table:style-name="ro2">
          <table:table-cell/>
          <table:table-cell table:style-name="ce18"/>
          <table:table-cell office:value-type="float" office:value="0.07">
            <text:p>0.07</text:p>
          </table:table-cell>
          <table:table-cell office:value-type="float" office:value="0.29">
            <text:p>0.29</text:p>
          </table:table-cell>
          <table:table-cell office:value-type="float" office:value="1.15">
            <text:p>1.15</text:p>
          </table:table-cell>
          <table:table-cell office:value-type="float" office:value="4.54">
            <text:p>4.54</text:p>
          </table:table-cell>
          <table:table-cell office:value-type="float" office:value="18.08">
            <text:p>18.08</text:p>
          </table:table-cell>
          <table:table-cell office:value-type="float" office:value="76.7">
            <text:p>76.7</text:p>
          </table:table-cell>
        </table:table-row>
        <table:table-row table:style-name="ro2">
          <table:table-cell/>
          <table:table-cell table:style-name="ce18"/>
          <table:table-cell office:value-type="float" office:value="0.07">
            <text:p>0.07</text:p>
          </table:table-cell>
          <table:table-cell office:value-type="float" office:value="0.29">
            <text:p>0.29</text:p>
          </table:table-cell>
          <table:table-cell office:value-type="float" office:value="1.15">
            <text:p>1.15</text:p>
          </table:table-cell>
          <table:table-cell office:value-type="float" office:value="4.54">
            <text:p>4.54</text:p>
          </table:table-cell>
          <table:table-cell office:value-type="float" office:value="18.07">
            <text:p>18.07</text:p>
          </table:table-cell>
          <table:table-cell office:value-type="float" office:value="76.7">
            <text:p>76.7</text:p>
          </table:table-cell>
        </table:table-row>
        <table:table-row table:style-name="ro2">
          <table:table-cell/>
          <table:table-cell table:style-name="ce18"/>
          <table:table-cell office:value-type="float" office:value="0.07">
            <text:p>0.07</text:p>
          </table:table-cell>
          <table:table-cell office:value-type="float" office:value="0.29">
            <text:p>0.29</text:p>
          </table:table-cell>
          <table:table-cell office:value-type="float" office:value="1.15">
            <text:p>1.15</text:p>
          </table:table-cell>
          <table:table-cell office:value-type="float" office:value="4.54">
            <text:p>4.54</text:p>
          </table:table-cell>
          <table:table-cell office:value-type="float" office:value="18.07">
            <text:p>18.07</text:p>
          </table:table-cell>
          <table:table-cell office:value-type="float" office:value="76.71">
            <text:p>76.71</text:p>
          </table:table-cell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16:.C20])" office:value-type="float" office:value="0.07">
            <text:p>0.07</text:p>
          </table:table-cell>
          <table:table-cell table:style-name="ce29" table:formula="of:=AVERAGE([.D16:.D20])" office:value-type="float" office:value="0.29">
            <text:p>0,29</text:p>
          </table:table-cell>
          <table:table-cell table:style-name="ce29" table:formula="of:=AVERAGE([.E16:.E20])" office:value-type="float" office:value="1.15">
            <text:p>1,15</text:p>
          </table:table-cell>
          <table:table-cell table:style-name="ce24" table:formula="of:=AVERAGE([.F16:.F20])" office:value-type="float" office:value="4.54">
            <text:p>4.54</text:p>
          </table:table-cell>
          <table:table-cell table:style-name="ce26" table:formula="of:=AVERAGE([.G16:.G20])" office:value-type="float" office:value="18.072">
            <text:p>18.07</text:p>
          </table:table-cell>
          <table:table-cell table:style-name="ce29" table:formula="of:=AVERAGE([.H16:.H20])" office:value-type="float" office:value="76.698">
            <text:p>76,70</text:p>
          </table:table-cell>
        </table:table-row>
        <table:table-row table:style-name="ro1">
          <table:table-cell/>
          <table:table-cell table:style-name="ce19" office:value-type="string">
            <text:p>STD</text:p>
          </table:table-cell>
          <table:table-cell table:style-name="ce24" table:formula="of:=STDEV([.C16:.C20])" office:value-type="float" office:value="0">
            <text:p>0</text:p>
          </table:table-cell>
          <table:table-cell table:style-name="ce29" table:formula="of:=STDEV([.D16:.D20])" office:value-type="float" office:value="1.24247925150315E-017">
            <text:p>0,00</text:p>
          </table:table-cell>
          <table:table-cell table:style-name="ce29" table:formula="of:=STDEV([.E16:.E20])" office:value-type="float" office:value="9.92771226323006E-017">
            <text:p>0,00</text:p>
          </table:table-cell>
          <table:table-cell table:style-name="ce24" table:formula="of:=STDEV([.F16:.F20])" office:value-type="float" office:value="1.98796680240504E-016">
            <text:p>0</text:p>
          </table:table-cell>
          <table:table-cell table:style-name="ce26" table:formula="of:=STDEV([.G16:.G20])" office:value-type="float" office:value="0.00447213595499869">
            <text:p>0.00</text:p>
          </table:table-cell>
          <table:table-cell table:style-name="ce29" table:formula="of:=STDEV([.H16:.H20])" office:value-type="float" office:value="0.00836660026533994">
            <text:p>0,01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table:style-name="ce18"/>
          <table:table-cell table:style-name="ce25" office:value-type="string">
            <text:p>Concurrent 64x46</text:p>
          </table:table-cell>
          <table:table-cell table:style-name="ce25" office:value-type="string">
            <text:p>Concurrent 128x128</text:p>
          </table:table-cell>
          <table:table-cell table:style-name="ce25" office:value-type="string">
            <text:p>Concurrent 256x256</text:p>
          </table:table-cell>
          <table:table-cell table:style-name="ce25" office:value-type="string">
            <text:p>Concurrent 512x512</text:p>
          </table:table-cell>
          <table:table-cell table:style-name="ce25" office:value-type="string">
            <text:p>Concurrent 1024x1024</text:p>
          </table:table-cell>
          <table:table-cell table:style-name="ce25" office:value-type="string">
            <text:p>Concurrent 2048x2048</text:p>
          </table:table-cell>
        </table:table-row>
        <table:table-row table:style-name="ro2">
          <table:table-cell/>
          <table:table-cell table:style-name="ce18"/>
          <table:table-cell office:value-type="float" office:value="0.14">
            <text:p>0.14</text:p>
          </table:table-cell>
          <table:table-cell office:value-type="float" office:value="0.59">
            <text:p>0.59</text:p>
          </table:table-cell>
          <table:table-cell office:value-type="float" office:value="1.28">
            <text:p>1.28</text:p>
          </table:table-cell>
          <table:table-cell office:value-type="float" office:value="4.66">
            <text:p>4.66</text:p>
          </table:table-cell>
          <table:table-cell office:value-type="float" office:value="19.07">
            <text:p>19.07</text:p>
          </table:table-cell>
          <table:table-cell office:value-type="float" office:value="78.84">
            <text:p>78.84</text:p>
          </table:table-cell>
        </table:table-row>
        <table:table-row table:style-name="ro2">
          <table:table-cell/>
          <table:table-cell table:style-name="ce18"/>
          <table:table-cell office:value-type="float" office:value="0.13">
            <text:p>0.13</text:p>
          </table:table-cell>
          <table:table-cell office:value-type="float" office:value="0.32">
            <text:p>0.32</text:p>
          </table:table-cell>
          <table:table-cell office:value-type="float" office:value="1.2">
            <text:p>1.2</text:p>
          </table:table-cell>
          <table:table-cell office:value-type="float" office:value="5.1">
            <text:p>5.1</text:p>
          </table:table-cell>
          <table:table-cell office:value-type="float" office:value="18.36">
            <text:p>18.36</text:p>
          </table:table-cell>
          <table:table-cell office:value-type="float" office:value="78.57">
            <text:p>78.57</text:p>
          </table:table-cell>
        </table:table-row>
        <table:table-row table:style-name="ro2">
          <table:table-cell/>
          <table:table-cell table:style-name="ce18"/>
          <table:table-cell office:value-type="float" office:value="0.16">
            <text:p>0.16</text:p>
          </table:table-cell>
          <table:table-cell office:value-type="float" office:value="0.61">
            <text:p>0.61</text:p>
          </table:table-cell>
          <table:table-cell office:value-type="float" office:value="1.27">
            <text:p>1.27</text:p>
          </table:table-cell>
          <table:table-cell office:value-type="float" office:value="4.64">
            <text:p>4.64</text:p>
          </table:table-cell>
          <table:table-cell office:value-type="float" office:value="19.12">
            <text:p>19.12</text:p>
          </table:table-cell>
          <table:table-cell office:value-type="float" office:value="78.71">
            <text:p>78.71</text:p>
          </table:table-cell>
        </table:table-row>
        <table:table-row table:style-name="ro2">
          <table:table-cell/>
          <table:table-cell table:style-name="ce18"/>
          <table:table-cell office:value-type="float" office:value="0.14">
            <text:p>0.14</text:p>
          </table:table-cell>
          <table:table-cell office:value-type="float" office:value="0.58">
            <text:p>0.58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office:value-type="float" office:value="18.35">
            <text:p>18.35</text:p>
          </table:table-cell>
          <table:table-cell office:value-type="float" office:value="103.5">
            <text:p>103.5</text:p>
          </table:table-cell>
        </table:table-row>
        <table:table-row table:style-name="ro2">
          <table:table-cell/>
          <table:table-cell table:style-name="ce18"/>
          <table:table-cell office:value-type="float" office:value="0.14">
            <text:p>0.14</text:p>
          </table:table-cell>
          <table:table-cell office:value-type="float" office:value="0.32">
            <text:p>0.32</text:p>
          </table:table-cell>
          <table:table-cell office:value-type="float" office:value="1.2">
            <text:p>1.2</text:p>
          </table:table-cell>
          <table:table-cell office:value-type="float" office:value="4.65">
            <text:p>4.65</text:p>
          </table:table-cell>
          <table:table-cell office:value-type="float" office:value="18.35">
            <text:p>18.35</text:p>
          </table:table-cell>
          <table:table-cell office:value-type="float" office:value="78.82">
            <text:p>78.82</text:p>
          </table:table-cell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25:.C29])" office:value-type="float" office:value="0.142">
            <text:p>0.14</text:p>
          </table:table-cell>
          <table:table-cell table:style-name="ce24" table:formula="of:=AVERAGE([.D25:.D29])" office:value-type="float" office:value="0.484">
            <text:p>0.48</text:p>
          </table:table-cell>
          <table:table-cell table:style-name="ce29" table:formula="of:=AVERAGE([.E25:.E29])" office:value-type="float" office:value="1.246">
            <text:p>1,25</text:p>
          </table:table-cell>
          <table:table-cell table:style-name="ce29" table:formula="of:=AVERAGE([.F25:.F29])" office:value-type="float" office:value="4.834">
            <text:p>4,83</text:p>
          </table:table-cell>
          <table:table-cell table:style-name="ce29" table:formula="of:=AVERAGE([.G25:.G29])" office:value-type="float" office:value="18.65">
            <text:p>18,65</text:p>
          </table:table-cell>
          <table:table-cell table:style-name="ce29" table:formula="of:=AVERAGE([.H25:.H29])" office:value-type="float" office:value="83.688">
            <text:p>83,69</text:p>
          </table:table-cell>
        </table:table-row>
        <table:table-row table:style-name="ro1">
          <table:table-cell/>
          <table:table-cell table:style-name="ce1" office:value-type="string">
            <text:p>STD</text:p>
          </table:table-cell>
          <table:table-cell table:style-name="ce26" table:formula="of:=STDEV([.C25:.C29])" office:value-type="float" office:value="0.0109544511501033">
            <text:p>0.01</text:p>
          </table:table-cell>
          <table:table-cell table:style-name="ce26" table:formula="of:=STDEV([.D25:.D29])" office:value-type="float" office:value="0.15009996668887">
            <text:p>0.15</text:p>
          </table:table-cell>
          <table:table-cell table:style-name="ce26" table:formula="of:=STDEV([.E25:.E29])" office:value-type="float" office:value="0.042190046219458">
            <text:p>0.04</text:p>
          </table:table-cell>
          <table:table-cell table:style-name="ce26" table:formula="of:=STDEV([.F25:.F29])" office:value-type="float" office:value="0.252150748561252">
            <text:p>0.25</text:p>
          </table:table-cell>
          <table:table-cell table:style-name="ce26" table:formula="of:=STDEV([.G25:.G29])" office:value-type="float" office:value="0.406632512226949">
            <text:p>0.41</text:p>
          </table:table-cell>
          <table:table-cell table:style-name="ce26" table:formula="of:=STDEV([.H25:.H29])" office:value-type="float" office:value="11.0757649848667">
            <text:p>11.08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office:value-type="string">
            <text:p>Intel Xeon X5570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string">
            <text:p>CPUS 0 and 2 (same physical packet, different cores)</text:p>
          </table:table-cell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20" office:value-type="string">
            <text:p>Sequential 64x64</text:p>
          </table:table-cell>
          <table:table-cell table:style-name="ce20" office:value-type="string">
            <text:p>Sequential 128x128</text:p>
          </table:table-cell>
          <table:table-cell table:style-name="ce20" office:value-type="string">
            <text:p>Sequential 256x256</text:p>
          </table:table-cell>
          <table:table-cell table:style-name="ce20" office:value-type="string">
            <text:p>Sequential 512x512</text:p>
          </table:table-cell>
          <table:table-cell table:style-name="ce20" office:value-type="string">
            <text:p>Sequential 1024x1024</text:p>
          </table:table-cell>
          <table:table-cell table:style-name="ce20" office:value-type="string">
            <text:p>Sequential 2048x2048</text:p>
          </table:table-cell>
        </table:table-row>
        <table:table-row table:style-name="ro2">
          <table:table-cell table:number-columns-repeated="2"/>
          <table:table-cell office:value-type="float" office:value="0.13">
            <text:p>0.13</text:p>
          </table:table-cell>
          <table:table-cell office:value-type="float" office:value="0.58">
            <text:p>0.58</text:p>
          </table:table-cell>
          <table:table-cell office:value-type="float" office:value="2.29">
            <text:p>2.29</text:p>
          </table:table-cell>
          <table:table-cell office:value-type="float" office:value="9.06">
            <text:p>9.06</text:p>
          </table:table-cell>
          <table:table-cell office:value-type="float" office:value="36.06">
            <text:p>36.06</text:p>
          </table:table-cell>
          <table:table-cell office:value-type="float" office:value="150.77">
            <text:p>150.77</text:p>
          </table:table-cell>
        </table:table-row>
        <table:table-row table:style-name="ro2">
          <table:table-cell table:number-columns-repeated="2"/>
          <table:table-cell office:value-type="float" office:value="0.13">
            <text:p>0.13</text:p>
          </table:table-cell>
          <table:table-cell office:value-type="float" office:value="0.58">
            <text:p>0.58</text:p>
          </table:table-cell>
          <table:table-cell office:value-type="float" office:value="2.29">
            <text:p>2.29</text:p>
          </table:table-cell>
          <table:table-cell office:value-type="float" office:value="9.06">
            <text:p>9.06</text:p>
          </table:table-cell>
          <table:table-cell office:value-type="float" office:value="36.06">
            <text:p>36.06</text:p>
          </table:table-cell>
          <table:table-cell office:value-type="float" office:value="150.75">
            <text:p>150.75</text:p>
          </table:table-cell>
        </table:table-row>
        <table:table-row table:style-name="ro2">
          <table:table-cell table:number-columns-repeated="2"/>
          <table:table-cell office:value-type="float" office:value="0.13">
            <text:p>0.13</text:p>
          </table:table-cell>
          <table:table-cell office:value-type="float" office:value="0.58">
            <text:p>0.58</text:p>
          </table:table-cell>
          <table:table-cell office:value-type="float" office:value="2.29">
            <text:p>2.29</text:p>
          </table:table-cell>
          <table:table-cell office:value-type="float" office:value="9.06">
            <text:p>9.06</text:p>
          </table:table-cell>
          <table:table-cell office:value-type="float" office:value="36.06">
            <text:p>36.06</text:p>
          </table:table-cell>
          <table:table-cell office:value-type="float" office:value="150.8">
            <text:p>150.8</text:p>
          </table:table-cell>
        </table:table-row>
        <table:table-row table:style-name="ro2">
          <table:table-cell table:number-columns-repeated="2"/>
          <table:table-cell office:value-type="float" office:value="0.13">
            <text:p>0.13</text:p>
          </table:table-cell>
          <table:table-cell office:value-type="float" office:value="0.58">
            <text:p>0.58</text:p>
          </table:table-cell>
          <table:table-cell office:value-type="float" office:value="2.29">
            <text:p>2.29</text:p>
          </table:table-cell>
          <table:table-cell office:value-type="float" office:value="9.06">
            <text:p>9.06</text:p>
          </table:table-cell>
          <table:table-cell office:value-type="float" office:value="36.06">
            <text:p>36.06</text:p>
          </table:table-cell>
          <table:table-cell office:value-type="float" office:value="150.84">
            <text:p>150.84</text:p>
          </table:table-cell>
        </table:table-row>
        <table:table-row table:style-name="ro2">
          <table:table-cell table:number-columns-repeated="2"/>
          <table:table-cell office:value-type="float" office:value="0.13">
            <text:p>0.13</text:p>
          </table:table-cell>
          <table:table-cell office:value-type="float" office:value="0.58">
            <text:p>0.58</text:p>
          </table:table-cell>
          <table:table-cell office:value-type="float" office:value="2.29">
            <text:p>2.29</text:p>
          </table:table-cell>
          <table:table-cell office:value-type="float" office:value="9.06">
            <text:p>9.06</text:p>
          </table:table-cell>
          <table:table-cell office:value-type="float" office:value="36.06">
            <text:p>36.06</text:p>
          </table:table-cell>
          <table:table-cell office:value-type="float" office:value="150.77">
            <text:p>150.77</text:p>
          </table:table-cell>
        </table:table-row>
        <table:table-row table:style-name="ro1">
          <table:table-cell/>
          <table:table-cell table:style-name="ce1" office:value-type="string">
            <text:p>Average</text:p>
          </table:table-cell>
          <table:table-cell table:style-name="ce21" table:formula="of:=AVERAGE([.C38:.C42])" office:value-type="float" office:value="0.13">
            <text:p>0.13</text:p>
          </table:table-cell>
          <table:table-cell table:style-name="ce21" table:formula="of:=AVERAGE([.D38:.D42])" office:value-type="float" office:value="0.58">
            <text:p>0.58</text:p>
          </table:table-cell>
          <table:table-cell table:style-name="ce21" table:formula="of:=AVERAGE([.E38:.E42])" office:value-type="float" office:value="2.29">
            <text:p>2.29</text:p>
          </table:table-cell>
          <table:table-cell table:style-name="ce21" table:formula="of:=AVERAGE([.F38:.F42])" office:value-type="float" office:value="9.06">
            <text:p>9.06</text:p>
          </table:table-cell>
          <table:table-cell table:style-name="ce21" table:formula="of:=AVERAGE([.G38:.G42])" office:value-type="float" office:value="36.06">
            <text:p>36.06</text:p>
          </table:table-cell>
          <table:table-cell table:style-name="ce21" table:formula="of:=AVERAGE([.H38:.H42])" office:value-type="float" office:value="150.786">
            <text:p>150.79</text:p>
          </table:table-cell>
        </table:table-row>
        <table:table-row table:style-name="ro1">
          <table:table-cell/>
          <table:table-cell table:style-name="ce3" office:value-type="string">
            <text:p>STD</text:p>
          </table:table-cell>
          <table:table-cell table:style-name="ce22" table:formula="of:=STDEV([.C38:.C42])" office:value-type="float" office:value="0">
            <text:p>0</text:p>
          </table:table-cell>
          <table:table-cell table:style-name="ce22" table:formula="of:=STDEV([.D38:.D42])" office:value-type="float" office:value="2.4849585030063E-017">
            <text:p>0</text:p>
          </table:table-cell>
          <table:table-cell table:style-name="ce22" table:formula="of:=STDEV([.E38:.E42])" office:value-type="float" office:value="1.98554245264601E-016">
            <text:p>0</text:p>
          </table:table-cell>
          <table:table-cell table:style-name="ce22" table:formula="of:=STDEV([.F38:.F42])" office:value-type="float" office:value="3.97593360481009E-016">
            <text:p>0</text:p>
          </table:table-cell>
          <table:table-cell table:style-name="ce22" table:formula="of:=STDEV([.G38:.G42])" office:value-type="float" office:value="0">
            <text:p>0</text:p>
          </table:table-cell>
          <table:table-cell table:style-name="ce32" table:formula="of:=STDEV([.H38:.H42])" office:value-type="float" office:value="0.0350713558335005">
            <text:p>0.04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20" office:value-type="string">
            <text:p>Parallel 64x64</text:p>
          </table:table-cell>
          <table:table-cell table:style-name="ce20" office:value-type="string">
            <text:p>Parallel 128x128</text:p>
          </table:table-cell>
          <table:table-cell table:style-name="ce20" office:value-type="string">
            <text:p>Parallel 256x256</text:p>
          </table:table-cell>
          <table:table-cell table:style-name="ce20" office:value-type="string">
            <text:p>Parallel 512x512</text:p>
          </table:table-cell>
          <table:table-cell table:style-name="ce20" office:value-type="string">
            <text:p>Parallel 1024x1024</text:p>
          </table:table-cell>
          <table:table-cell table:style-name="ce20" office:value-type="string">
            <text:p>Parallel 2048x2048</text:p>
          </table:table-cell>
        </table:table-row>
        <table:table-row table:style-name="ro2">
          <table:table-cell/>
          <table:table-cell table:style-name="ce18"/>
          <table:table-cell office:value-type="float" office:value="0.07">
            <text:p>0.07</text:p>
          </table:table-cell>
          <table:table-cell office:value-type="float" office:value="0.29">
            <text:p>0.29</text:p>
          </table:table-cell>
          <table:table-cell office:value-type="float" office:value="1.15">
            <text:p>1.15</text:p>
          </table:table-cell>
          <table:table-cell office:value-type="float" office:value="4.53">
            <text:p>4.53</text:p>
          </table:table-cell>
          <table:table-cell office:value-type="float" office:value="18.03">
            <text:p>18.03</text:p>
          </table:table-cell>
          <table:table-cell office:value-type="float" office:value="76.25">
            <text:p>76.25</text:p>
          </table:table-cell>
        </table:table-row>
        <table:table-row table:style-name="ro2">
          <table:table-cell/>
          <table:table-cell table:style-name="ce18"/>
          <table:table-cell office:value-type="float" office:value="0.07">
            <text:p>0.07</text:p>
          </table:table-cell>
          <table:table-cell office:value-type="float" office:value="0.29">
            <text:p>0.29</text:p>
          </table:table-cell>
          <table:table-cell office:value-type="float" office:value="1.15">
            <text:p>1.15</text:p>
          </table:table-cell>
          <table:table-cell office:value-type="float" office:value="4.53">
            <text:p>4.53</text:p>
          </table:table-cell>
          <table:table-cell office:value-type="float" office:value="18.03">
            <text:p>18.03</text:p>
          </table:table-cell>
          <table:table-cell office:value-type="float" office:value="76.27">
            <text:p>76.27</text:p>
          </table:table-cell>
        </table:table-row>
        <table:table-row table:style-name="ro2">
          <table:table-cell/>
          <table:table-cell table:style-name="ce18"/>
          <table:table-cell office:value-type="float" office:value="0.07">
            <text:p>0.07</text:p>
          </table:table-cell>
          <table:table-cell office:value-type="float" office:value="0.29">
            <text:p>0.29</text:p>
          </table:table-cell>
          <table:table-cell office:value-type="float" office:value="1.14">
            <text:p>1.14</text:p>
          </table:table-cell>
          <table:table-cell office:value-type="float" office:value="4.53">
            <text:p>4.53</text:p>
          </table:table-cell>
          <table:table-cell office:value-type="float" office:value="18.03">
            <text:p>18.03</text:p>
          </table:table-cell>
          <table:table-cell office:value-type="float" office:value="76.28">
            <text:p>76.28</text:p>
          </table:table-cell>
        </table:table-row>
        <table:table-row table:style-name="ro2">
          <table:table-cell/>
          <table:table-cell table:style-name="ce18"/>
          <table:table-cell office:value-type="float" office:value="0.07">
            <text:p>0.07</text:p>
          </table:table-cell>
          <table:table-cell office:value-type="float" office:value="0.29">
            <text:p>0.29</text:p>
          </table:table-cell>
          <table:table-cell office:value-type="float" office:value="1.14">
            <text:p>1.14</text:p>
          </table:table-cell>
          <table:table-cell office:value-type="float" office:value="4.53">
            <text:p>4.53</text:p>
          </table:table-cell>
          <table:table-cell office:value-type="float" office:value="18.03">
            <text:p>18.03</text:p>
          </table:table-cell>
          <table:table-cell office:value-type="float" office:value="76.27">
            <text:p>76.27</text:p>
          </table:table-cell>
        </table:table-row>
        <table:table-row table:style-name="ro2">
          <table:table-cell/>
          <table:table-cell table:style-name="ce18"/>
          <table:table-cell office:value-type="float" office:value="0.07">
            <text:p>0.07</text:p>
          </table:table-cell>
          <table:table-cell office:value-type="float" office:value="0.29">
            <text:p>0.29</text:p>
          </table:table-cell>
          <table:table-cell office:value-type="float" office:value="1.15">
            <text:p>1.15</text:p>
          </table:table-cell>
          <table:table-cell office:value-type="float" office:value="4.53">
            <text:p>4.53</text:p>
          </table:table-cell>
          <table:table-cell office:value-type="float" office:value="18.03">
            <text:p>18.03</text:p>
          </table:table-cell>
          <table:table-cell office:value-type="float" office:value="76.27">
            <text:p>76.27</text:p>
          </table:table-cell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47:.C51])" office:value-type="float" office:value="0.07">
            <text:p>0.07</text:p>
          </table:table-cell>
          <table:table-cell table:style-name="ce29" table:formula="of:=AVERAGE([.D47:.D51])" office:value-type="float" office:value="0.29">
            <text:p>0,29</text:p>
          </table:table-cell>
          <table:table-cell table:style-name="ce29" table:formula="of:=AVERAGE([.E47:.E51])" office:value-type="float" office:value="1.146">
            <text:p>1,15</text:p>
          </table:table-cell>
          <table:table-cell table:style-name="ce24" table:formula="of:=AVERAGE([.F47:.F51])" office:value-type="float" office:value="4.53">
            <text:p>4.53</text:p>
          </table:table-cell>
          <table:table-cell table:style-name="ce26" table:formula="of:=AVERAGE([.G47:.G51])" office:value-type="float" office:value="18.03">
            <text:p>18.03</text:p>
          </table:table-cell>
          <table:table-cell table:style-name="ce29" table:formula="of:=AVERAGE([.H47:.H51])" office:value-type="float" office:value="76.268">
            <text:p>76,27</text:p>
          </table:table-cell>
        </table:table-row>
        <table:table-row table:style-name="ro1">
          <table:table-cell/>
          <table:table-cell table:style-name="ce19" office:value-type="string">
            <text:p>STD</text:p>
          </table:table-cell>
          <table:table-cell table:style-name="ce24" table:formula="of:=STDEV([.C47:.C51])" office:value-type="float" office:value="0">
            <text:p>0</text:p>
          </table:table-cell>
          <table:table-cell table:style-name="ce29" table:formula="of:=STDEV([.D47:.D51])" office:value-type="float" office:value="1.24247925150315E-017">
            <text:p>0,00</text:p>
          </table:table-cell>
          <table:table-cell table:style-name="ce29" table:formula="of:=STDEV([.E47:.E51])" office:value-type="float" office:value="0.00547722557505167">
            <text:p>0,01</text:p>
          </table:table-cell>
          <table:table-cell table:style-name="ce24" table:formula="of:=STDEV([.F47:.F51])" office:value-type="float" office:value="1.98796680240504E-016">
            <text:p>0</text:p>
          </table:table-cell>
          <table:table-cell table:style-name="ce26" table:formula="of:=STDEV([.G47:.G51])" office:value-type="float" office:value="0">
            <text:p>0.00</text:p>
          </table:table-cell>
          <table:table-cell table:style-name="ce29" table:formula="of:=STDEV([.H47:.H51])" office:value-type="float" office:value="0.0109544511501031">
            <text:p>0,01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table:style-name="ce18"/>
          <table:table-cell table:style-name="ce25" office:value-type="string">
            <text:p>Concurrent 64x46</text:p>
          </table:table-cell>
          <table:table-cell table:style-name="ce25" office:value-type="string">
            <text:p>Concurrent 128x128</text:p>
          </table:table-cell>
          <table:table-cell table:style-name="ce25" office:value-type="string">
            <text:p>Concurrent 256x256</text:p>
          </table:table-cell>
          <table:table-cell table:style-name="ce25" office:value-type="string">
            <text:p>Concurrent 512x512</text:p>
          </table:table-cell>
          <table:table-cell table:style-name="ce25" office:value-type="string">
            <text:p>Concurrent 1024x1024</text:p>
          </table:table-cell>
          <table:table-cell table:style-name="ce25" office:value-type="string">
            <text:p>Concurrent 2048x2048</text:p>
          </table:table-cell>
        </table:table-row>
        <table:table-row table:style-name="ro2">
          <table:table-cell/>
          <table:table-cell table:style-name="ce18"/>
          <table:table-cell office:value-type="float" office:value="0.33">
            <text:p>0.33</text:p>
          </table:table-cell>
          <table:table-cell office:value-type="float" office:value="0.74">
            <text:p>0.74</text:p>
          </table:table-cell>
          <table:table-cell office:value-type="float" office:value="1.46">
            <text:p>1.46</text:p>
          </table:table-cell>
          <table:table-cell office:value-type="float" office:value="5.76">
            <text:p>5.76</text:p>
          </table:table-cell>
          <table:table-cell office:value-type="float" office:value="20.89">
            <text:p>20.89</text:p>
          </table:table-cell>
          <table:table-cell office:value-type="float" office:value="88.07">
            <text:p>88.07</text:p>
          </table:table-cell>
        </table:table-row>
        <table:table-row table:style-name="ro2">
          <table:table-cell/>
          <table:table-cell table:style-name="ce18"/>
          <table:table-cell office:value-type="float" office:value="0.31">
            <text:p>0.31</text:p>
          </table:table-cell>
          <table:table-cell office:value-type="float" office:value="0.37">
            <text:p>0.37</text:p>
          </table:table-cell>
          <table:table-cell office:value-type="float" office:value="1.46">
            <text:p>1.46</text:p>
          </table:table-cell>
          <table:table-cell office:value-type="float" office:value="5.31">
            <text:p>5.31</text:p>
          </table:table-cell>
          <table:table-cell office:value-type="float" office:value="20.93">
            <text:p>20.93</text:p>
          </table:table-cell>
          <table:table-cell office:value-type="float" office:value="97.95">
            <text:p>97.95</text:p>
          </table:table-cell>
        </table:table-row>
        <table:table-row table:style-name="ro2">
          <table:table-cell/>
          <table:table-cell table:style-name="ce18"/>
          <table:table-cell office:value-type="float" office:value="0.25">
            <text:p>0.25</text:p>
          </table:table-cell>
          <table:table-cell office:value-type="float" office:value="0.37">
            <text:p>0.37</text:p>
          </table:table-cell>
          <table:table-cell office:value-type="float" office:value="1.36">
            <text:p>1.36</text:p>
          </table:table-cell>
          <table:table-cell office:value-type="float" office:value="5.32">
            <text:p>5.32</text:p>
          </table:table-cell>
          <table:table-cell office:value-type="float" office:value="21.01">
            <text:p>21.01</text:p>
          </table:table-cell>
          <table:table-cell office:value-type="float" office:value="99.81">
            <text:p>99.81</text:p>
          </table:table-cell>
        </table:table-row>
        <table:table-row table:style-name="ro2">
          <table:table-cell/>
          <table:table-cell table:style-name="ce18"/>
          <table:table-cell office:value-type="float" office:value="0.32">
            <text:p>0.32</text:p>
          </table:table-cell>
          <table:table-cell office:value-type="float" office:value="0.64">
            <text:p>0.64</text:p>
          </table:table-cell>
          <table:table-cell office:value-type="float" office:value="1.36">
            <text:p>1.36</text:p>
          </table:table-cell>
          <table:table-cell office:value-type="float" office:value="5.77">
            <text:p>5.77</text:p>
          </table:table-cell>
          <table:table-cell office:value-type="float" office:value="21.07">
            <text:p>21.07</text:p>
          </table:table-cell>
          <table:table-cell office:value-type="float" office:value="98.06">
            <text:p>98.06</text:p>
          </table:table-cell>
        </table:table-row>
        <table:table-row table:style-name="ro2">
          <table:table-cell/>
          <table:table-cell table:style-name="ce18"/>
          <table:table-cell office:value-type="float" office:value="0.33">
            <text:p>0.33</text:p>
          </table:table-cell>
          <table:table-cell office:value-type="float" office:value="0.37">
            <text:p>0.37</text:p>
          </table:table-cell>
          <table:table-cell office:value-type="float" office:value="1.46">
            <text:p>1.46</text:p>
          </table:table-cell>
          <table:table-cell office:value-type="float" office:value="5.79">
            <text:p>5.79</text:p>
          </table:table-cell>
          <table:table-cell office:value-type="float" office:value="21.06">
            <text:p>21.06</text:p>
          </table:table-cell>
          <table:table-cell office:value-type="float" office:value="97.16">
            <text:p>97.16</text:p>
          </table:table-cell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56:.C60])" office:value-type="float" office:value="0.308">
            <text:p>0.31</text:p>
          </table:table-cell>
          <table:table-cell table:style-name="ce24" table:formula="of:=AVERAGE([.D56:.D60])" office:value-type="float" office:value="0.498">
            <text:p>0.5</text:p>
          </table:table-cell>
          <table:table-cell table:style-name="ce29" table:formula="of:=AVERAGE([.E56:.E60])" office:value-type="float" office:value="1.42">
            <text:p>1,42</text:p>
          </table:table-cell>
          <table:table-cell table:style-name="ce29" table:formula="of:=AVERAGE([.F56:.F60])" office:value-type="float" office:value="5.59">
            <text:p>5,59</text:p>
          </table:table-cell>
          <table:table-cell table:style-name="ce29" table:formula="of:=AVERAGE([.G56:.G60])" office:value-type="float" office:value="20.992">
            <text:p>20,99</text:p>
          </table:table-cell>
          <table:table-cell table:style-name="ce29" table:formula="of:=AVERAGE([.H56:.H60])" office:value-type="float" office:value="96.21">
            <text:p>96,21</text:p>
          </table:table-cell>
        </table:table-row>
        <table:table-row table:style-name="ro1">
          <table:table-cell/>
          <table:table-cell table:style-name="ce1" office:value-type="string">
            <text:p>STD</text:p>
          </table:table-cell>
          <table:table-cell table:style-name="ce26" table:formula="of:=STDEV([.C56:.C60])" office:value-type="float" office:value="0.033466401061363">
            <text:p>0.03</text:p>
          </table:table-cell>
          <table:table-cell table:style-name="ce26" table:formula="of:=STDEV([.D56:.D60])" office:value-type="float" office:value="0.178801565988668">
            <text:p>0.18</text:p>
          </table:table-cell>
          <table:table-cell table:style-name="ce26" table:formula="of:=STDEV([.E56:.E60])" office:value-type="float" office:value="0.0547722557505165">
            <text:p>0.05</text:p>
          </table:table-cell>
          <table:table-cell table:style-name="ce26" table:formula="of:=STDEV([.F56:.F60])" office:value-type="float" office:value="0.251296637462581">
            <text:p>0.25</text:p>
          </table:table-cell>
          <table:table-cell table:style-name="ce26" table:formula="of:=STDEV([.G56:.G60])" office:value-type="float" office:value="0.0794984276574069">
            <text:p>0.08</text:p>
          </table:table-cell>
          <table:table-cell table:style-name="ce26" table:formula="of:=STDEV([.H56:.H60])" office:value-type="float" office:value="4.65220915264996">
            <text:p>4.65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office:value-type="string">
            <text:p>Intel Xeon X5570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ce59" office:value-type="string">
            <text:p>CPUS random (Linux CFS scheduler)</text:p>
          </table:table-cell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20" office:value-type="string">
            <text:p>Sequential 64x64</text:p>
          </table:table-cell>
          <table:table-cell table:style-name="ce20" office:value-type="string">
            <text:p>Sequential 128x128</text:p>
          </table:table-cell>
          <table:table-cell table:style-name="ce20" office:value-type="string">
            <text:p>Sequential 256x256</text:p>
          </table:table-cell>
          <table:table-cell table:style-name="ce20" office:value-type="string">
            <text:p>Sequential 512x512</text:p>
          </table:table-cell>
          <table:table-cell table:style-name="ce20" office:value-type="string">
            <text:p>Sequential 1024x1024</text:p>
          </table:table-cell>
          <table:table-cell table:style-name="ce20" office:value-type="string">
            <text:p>Sequential 2048x2048</text:p>
          </table:table-cell>
        </table:table-row>
        <table:table-row table:style-name="ro2">
          <table:table-cell table:number-columns-repeated="2"/>
          <table:table-cell office:value-type="float" office:value="0.14">
            <text:p>0.14</text:p>
          </table:table-cell>
          <table:table-cell office:value-type="float" office:value="0.6">
            <text:p>0.6</text:p>
          </table:table-cell>
          <table:table-cell office:value-type="float" office:value="2.33">
            <text:p>2.33</text:p>
          </table:table-cell>
          <table:table-cell office:value-type="float" office:value="9.13">
            <text:p>9.13</text:p>
          </table:table-cell>
          <table:table-cell office:value-type="float" office:value="36.22">
            <text:p>36.22</text:p>
          </table:table-cell>
          <table:table-cell office:value-type="float" office:value="151.09">
            <text:p>151.09</text:p>
          </table:table-cell>
        </table:table-row>
        <table:table-row table:style-name="ro2">
          <table:table-cell table:number-columns-repeated="2"/>
          <table:table-cell office:value-type="float" office:value="0.14">
            <text:p>0.14</text:p>
          </table:table-cell>
          <table:table-cell office:value-type="float" office:value="0.6">
            <text:p>0.6</text:p>
          </table:table-cell>
          <table:table-cell office:value-type="float" office:value="2.33">
            <text:p>2.33</text:p>
          </table:table-cell>
          <table:table-cell office:value-type="float" office:value="9.13">
            <text:p>9.13</text:p>
          </table:table-cell>
          <table:table-cell office:value-type="float" office:value="36.21">
            <text:p>36.21</text:p>
          </table:table-cell>
          <table:table-cell office:value-type="float" office:value="151.19">
            <text:p>151.19</text:p>
          </table:table-cell>
        </table:table-row>
        <table:table-row table:style-name="ro2">
          <table:table-cell table:number-columns-repeated="2"/>
          <table:table-cell office:value-type="float" office:value="0.14">
            <text:p>0.14</text:p>
          </table:table-cell>
          <table:table-cell office:value-type="float" office:value="0.6">
            <text:p>0.6</text:p>
          </table:table-cell>
          <table:table-cell office:value-type="float" office:value="2.33">
            <text:p>2.33</text:p>
          </table:table-cell>
          <table:table-cell office:value-type="float" office:value="9.13">
            <text:p>9.13</text:p>
          </table:table-cell>
          <table:table-cell office:value-type="float" office:value="36.2">
            <text:p>36.2</text:p>
          </table:table-cell>
          <table:table-cell office:value-type="float" office:value="148.75">
            <text:p>148.75</text:p>
          </table:table-cell>
        </table:table-row>
        <table:table-row table:style-name="ro2">
          <table:table-cell table:number-columns-repeated="2"/>
          <table:table-cell office:value-type="float" office:value="0.14">
            <text:p>0.14</text:p>
          </table:table-cell>
          <table:table-cell office:value-type="float" office:value="0.6">
            <text:p>0.6</text:p>
          </table:table-cell>
          <table:table-cell office:value-type="float" office:value="2.33">
            <text:p>2.33</text:p>
          </table:table-cell>
          <table:table-cell office:value-type="float" office:value="9.13">
            <text:p>9.13</text:p>
          </table:table-cell>
          <table:table-cell office:value-type="float" office:value="36.2">
            <text:p>36.2</text:p>
          </table:table-cell>
          <table:table-cell office:value-type="float" office:value="151.2">
            <text:p>151.2</text:p>
          </table:table-cell>
        </table:table-row>
        <table:table-row table:style-name="ro2">
          <table:table-cell table:number-columns-repeated="2"/>
          <table:table-cell office:value-type="float" office:value="0.14">
            <text:p>0.14</text:p>
          </table:table-cell>
          <table:table-cell office:value-type="float" office:value="0.6">
            <text:p>0.6</text:p>
          </table:table-cell>
          <table:table-cell office:value-type="float" office:value="2.33">
            <text:p>2.33</text:p>
          </table:table-cell>
          <table:table-cell office:value-type="float" office:value="9.13">
            <text:p>9.13</text:p>
          </table:table-cell>
          <table:table-cell office:value-type="float" office:value="36.29">
            <text:p>36.29</text:p>
          </table:table-cell>
          <table:table-cell office:value-type="float" office:value="148.8">
            <text:p>148.8</text:p>
          </table:table-cell>
        </table:table-row>
        <table:table-row table:style-name="ro1">
          <table:table-cell/>
          <table:table-cell table:style-name="ce1" office:value-type="string">
            <text:p>Average</text:p>
          </table:table-cell>
          <table:table-cell table:style-name="ce21" table:formula="of:=AVERAGE([.C69:.C73])" office:value-type="float" office:value="0.14">
            <text:p>0.14</text:p>
          </table:table-cell>
          <table:table-cell table:style-name="ce21" table:formula="of:=AVERAGE([.D69:.D73])" office:value-type="float" office:value="0.6">
            <text:p>0.6</text:p>
          </table:table-cell>
          <table:table-cell table:style-name="ce21" table:formula="of:=AVERAGE([.E69:.E73])" office:value-type="float" office:value="2.33">
            <text:p>2.33</text:p>
          </table:table-cell>
          <table:table-cell table:style-name="ce21" table:formula="of:=AVERAGE([.F69:.F73])" office:value-type="float" office:value="9.13">
            <text:p>9.13</text:p>
          </table:table-cell>
          <table:table-cell table:style-name="ce21" table:formula="of:=AVERAGE([.G69:.G73])" office:value-type="float" office:value="36.224">
            <text:p>36.22</text:p>
          </table:table-cell>
          <table:table-cell table:style-name="ce21" table:formula="of:=AVERAGE([.H69:.H73])" office:value-type="float" office:value="150.206">
            <text:p>150.21</text:p>
          </table:table-cell>
        </table:table-row>
        <table:table-row table:style-name="ro1">
          <table:table-cell/>
          <table:table-cell table:style-name="ce3" office:value-type="string">
            <text:p>STD</text:p>
          </table:table-cell>
          <table:table-cell table:style-name="ce22" table:formula="of:=STDEV([.C69:.C73])" office:value-type="float" office:value="0">
            <text:p>0</text:p>
          </table:table-cell>
          <table:table-cell table:style-name="ce22" table:formula="of:=STDEV([.D69:.D73])" office:value-type="float" office:value="0">
            <text:p>0</text:p>
          </table:table-cell>
          <table:table-cell table:style-name="ce22" table:formula="of:=STDEV([.E69:.E73])" office:value-type="float" office:value="0">
            <text:p>0</text:p>
          </table:table-cell>
          <table:table-cell table:style-name="ce22" table:formula="of:=STDEV([.F69:.F73])" office:value-type="float" office:value="3.97593360481009E-016">
            <text:p>0</text:p>
          </table:table-cell>
          <table:table-cell table:style-name="ce22" table:formula="of:=STDEV([.G69:.G73])" office:value-type="float" office:value="0.0378153408023768">
            <text:p>0.04</text:p>
          </table:table-cell>
          <table:table-cell table:style-name="ce32" table:formula="of:=STDEV([.H69:.H73])" office:value-type="float" office:value="1.30714574550812">
            <text:p>1.31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20" office:value-type="string">
            <text:p>Parallel 64x64</text:p>
          </table:table-cell>
          <table:table-cell table:style-name="ce20" office:value-type="string">
            <text:p>Parallel 128x128</text:p>
          </table:table-cell>
          <table:table-cell table:style-name="ce20" office:value-type="string">
            <text:p>Parallel 256x256</text:p>
          </table:table-cell>
          <table:table-cell table:style-name="ce20" office:value-type="string">
            <text:p>Parallel 512x512</text:p>
          </table:table-cell>
          <table:table-cell table:style-name="ce20" office:value-type="string">
            <text:p>Parallel 1024x1024</text:p>
          </table:table-cell>
          <table:table-cell table:style-name="ce20" office:value-type="string">
            <text:p>Parallel 2048x2048</text:p>
          </table:table-cell>
        </table:table-row>
        <table:table-row table:style-name="ro2">
          <table:table-cell/>
          <table:table-cell table:style-name="ce18"/>
          <table:table-cell office:value-type="float" office:value="0.07">
            <text:p>0.07</text:p>
          </table:table-cell>
          <table:table-cell office:value-type="float" office:value="0.3">
            <text:p>0.3</text:p>
          </table:table-cell>
          <table:table-cell office:value-type="float" office:value="1.16">
            <text:p>1.16</text:p>
          </table:table-cell>
          <table:table-cell office:value-type="float" office:value="4.57">
            <text:p>4.57</text:p>
          </table:table-cell>
          <table:table-cell office:value-type="float" office:value="18.1">
            <text:p>18.1</text:p>
          </table:table-cell>
          <table:table-cell office:value-type="float" office:value="76.43">
            <text:p>76.43</text:p>
          </table:table-cell>
        </table:table-row>
        <table:table-row table:style-name="ro2">
          <table:table-cell/>
          <table:table-cell table:style-name="ce18"/>
          <table:table-cell office:value-type="float" office:value="0.07">
            <text:p>0.07</text:p>
          </table:table-cell>
          <table:table-cell office:value-type="float" office:value="0.3">
            <text:p>0.3</text:p>
          </table:table-cell>
          <table:table-cell office:value-type="float" office:value="1.17">
            <text:p>1.17</text:p>
          </table:table-cell>
          <table:table-cell office:value-type="float" office:value="4.57">
            <text:p>4.57</text:p>
          </table:table-cell>
          <table:table-cell office:value-type="float" office:value="18.1">
            <text:p>18.1</text:p>
          </table:table-cell>
          <table:table-cell office:value-type="float" office:value="76.41">
            <text:p>76.41</text:p>
          </table:table-cell>
        </table:table-row>
        <table:table-row table:style-name="ro2">
          <table:table-cell/>
          <table:table-cell table:style-name="ce18"/>
          <table:table-cell office:value-type="float" office:value="0.07">
            <text:p>0.07</text:p>
          </table:table-cell>
          <table:table-cell office:value-type="float" office:value="0.3">
            <text:p>0.3</text:p>
          </table:table-cell>
          <table:table-cell office:value-type="float" office:value="1.16">
            <text:p>1.16</text:p>
          </table:table-cell>
          <table:table-cell office:value-type="float" office:value="4.59">
            <text:p>4.59</text:p>
          </table:table-cell>
          <table:table-cell office:value-type="float" office:value="18.1">
            <text:p>18.1</text:p>
          </table:table-cell>
          <table:table-cell office:value-type="float" office:value="75.09">
            <text:p>75.09</text:p>
          </table:table-cell>
        </table:table-row>
        <table:table-row table:style-name="ro2">
          <table:table-cell/>
          <table:table-cell table:style-name="ce18"/>
          <table:table-cell office:value-type="float" office:value="0.07">
            <text:p>0.07</text:p>
          </table:table-cell>
          <table:table-cell office:value-type="float" office:value="0.3">
            <text:p>0.3</text:p>
          </table:table-cell>
          <table:table-cell office:value-type="float" office:value="1.16">
            <text:p>1.16</text:p>
          </table:table-cell>
          <table:table-cell office:value-type="float" office:value="4.57">
            <text:p>4.57</text:p>
          </table:table-cell>
          <table:table-cell office:value-type="float" office:value="18.56">
            <text:p>18.56</text:p>
          </table:table-cell>
          <table:table-cell office:value-type="float" office:value="76.43">
            <text:p>76.43</text:p>
          </table:table-cell>
        </table:table-row>
        <table:table-row table:style-name="ro2">
          <table:table-cell/>
          <table:table-cell table:style-name="ce18"/>
          <table:table-cell office:value-type="float" office:value="0.07">
            <text:p>0.07</text:p>
          </table:table-cell>
          <table:table-cell office:value-type="float" office:value="0.3">
            <text:p>0.3</text:p>
          </table:table-cell>
          <table:table-cell office:value-type="float" office:value="1.16">
            <text:p>1.16</text:p>
          </table:table-cell>
          <table:table-cell office:value-type="float" office:value="4.57">
            <text:p>4.57</text:p>
          </table:table-cell>
          <table:table-cell office:value-type="float" office:value="18.1">
            <text:p>18.1</text:p>
          </table:table-cell>
          <table:table-cell office:value-type="float" office:value="76.44">
            <text:p>76.44</text:p>
          </table:table-cell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78:.C82])" office:value-type="float" office:value="0.07">
            <text:p>0.07</text:p>
          </table:table-cell>
          <table:table-cell table:style-name="ce29" table:formula="of:=AVERAGE([.D78:.D82])" office:value-type="float" office:value="0.3">
            <text:p>0,30</text:p>
          </table:table-cell>
          <table:table-cell table:style-name="ce29" table:formula="of:=AVERAGE([.E78:.E82])" office:value-type="float" office:value="1.162">
            <text:p>1,16</text:p>
          </table:table-cell>
          <table:table-cell table:style-name="ce24" table:formula="of:=AVERAGE([.F78:.F82])" office:value-type="float" office:value="4.574">
            <text:p>4.57</text:p>
          </table:table-cell>
          <table:table-cell table:style-name="ce26" table:formula="of:=AVERAGE([.G78:.G82])" office:value-type="float" office:value="18.192">
            <text:p>18.19</text:p>
          </table:table-cell>
          <table:table-cell table:style-name="ce29" table:formula="of:=AVERAGE([.H78:.H82])" office:value-type="float" office:value="76.16">
            <text:p>76,16</text:p>
          </table:table-cell>
        </table:table-row>
        <table:table-row table:style-name="ro1">
          <table:table-cell/>
          <table:table-cell table:style-name="ce19" office:value-type="string">
            <text:p>STD</text:p>
          </table:table-cell>
          <table:table-cell table:style-name="ce24" table:formula="of:=STDEV([.C78:.C82])" office:value-type="float" office:value="0">
            <text:p>0</text:p>
          </table:table-cell>
          <table:table-cell table:style-name="ce29" table:formula="of:=STDEV([.D78:.D82])" office:value-type="float" office:value="0">
            <text:p>0,00</text:p>
          </table:table-cell>
          <table:table-cell table:style-name="ce29" table:formula="of:=STDEV([.E78:.E82])" office:value-type="float" office:value="0.00447213595499958">
            <text:p>0,00</text:p>
          </table:table-cell>
          <table:table-cell table:style-name="ce24" table:formula="of:=STDEV([.F78:.F82])" office:value-type="float" office:value="0.00894427190999897">
            <text:p>0.01</text:p>
          </table:table-cell>
          <table:table-cell table:style-name="ce26" table:formula="of:=STDEV([.G78:.G82])" office:value-type="float" office:value="0.205718253929979">
            <text:p>0.21</text:p>
          </table:table-cell>
          <table:table-cell table:style-name="ce29" table:formula="of:=STDEV([.H78:.H82])" office:value-type="float" office:value="0.59824744044584">
            <text:p>0,60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table:style-name="ce18"/>
          <table:table-cell table:style-name="ce25" office:value-type="string">
            <text:p>Concurrent 64x46</text:p>
          </table:table-cell>
          <table:table-cell table:style-name="ce25" office:value-type="string">
            <text:p>Concurrent 128x128</text:p>
          </table:table-cell>
          <table:table-cell table:style-name="ce25" office:value-type="string">
            <text:p>Concurrent 256x256</text:p>
          </table:table-cell>
          <table:table-cell table:style-name="ce25" office:value-type="string">
            <text:p>Concurrent 512x512</text:p>
          </table:table-cell>
          <table:table-cell table:style-name="ce25" office:value-type="string">
            <text:p>Concurrent 1024x1024</text:p>
          </table:table-cell>
          <table:table-cell table:style-name="ce25" office:value-type="string">
            <text:p>Concurrent 2048x2048</text:p>
          </table:table-cell>
        </table:table-row>
        <table:table-row table:style-name="ro2">
          <table:table-cell/>
          <table:table-cell table:style-name="ce18"/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 office:value-type="float" office:value="1.18">
            <text:p>1.18</text:p>
          </table:table-cell>
          <table:table-cell office:value-type="float" office:value="4.62">
            <text:p>4.62</text:p>
          </table:table-cell>
          <table:table-cell office:value-type="float" office:value="19.32">
            <text:p>19.32</text:p>
          </table:table-cell>
          <table:table-cell office:value-type="float" office:value="80.81">
            <text:p>80.81</text:p>
          </table:table-cell>
        </table:table-row>
        <table:table-row table:style-name="ro2">
          <table:table-cell/>
          <table:table-cell table:style-name="ce18"/>
          <table:table-cell office:value-type="float" office:value="0.17">
            <text:p>0.17</text:p>
          </table:table-cell>
          <table:table-cell office:value-type="float" office:value="0.32">
            <text:p>0.32</text:p>
          </table:table-cell>
          <table:table-cell office:value-type="float" office:value="1.21">
            <text:p>1.21</text:p>
          </table:table-cell>
          <table:table-cell office:value-type="float" office:value="4.7">
            <text:p>4.7</text:p>
          </table:table-cell>
          <table:table-cell office:value-type="float" office:value="20.38">
            <text:p>20.38</text:p>
          </table:table-cell>
          <table:table-cell office:value-type="float" office:value="80.93">
            <text:p>80.93</text:p>
          </table:table-cell>
        </table:table-row>
        <table:table-row table:style-name="ro2">
          <table:table-cell/>
          <table:table-cell table:style-name="ce18"/>
          <table:table-cell office:value-type="float" office:value="0.17">
            <text:p>0.17</text:p>
          </table:table-cell>
          <table:table-cell office:value-type="float" office:value="0.33">
            <text:p>0.33</text:p>
          </table:table-cell>
          <table:table-cell office:value-type="float" office:value="1.18">
            <text:p>1.18</text:p>
          </table:table-cell>
          <table:table-cell office:value-type="float" office:value="4.62">
            <text:p>4.62</text:p>
          </table:table-cell>
          <table:table-cell office:value-type="float" office:value="19.36">
            <text:p>19.36</text:p>
          </table:table-cell>
          <table:table-cell office:value-type="float" office:value="80.5">
            <text:p>80.5</text:p>
          </table:table-cell>
        </table:table-row>
        <table:table-row table:style-name="ro2">
          <table:table-cell/>
          <table:table-cell table:style-name="ce18"/>
          <table:table-cell office:value-type="float" office:value="0.17">
            <text:p>0.17</text:p>
          </table:table-cell>
          <table:table-cell office:value-type="float" office:value="0.33">
            <text:p>0.33</text:p>
          </table:table-cell>
          <table:table-cell office:value-type="float" office:value="1.19">
            <text:p>1.19</text:p>
          </table:table-cell>
          <table:table-cell office:value-type="float" office:value="4.62">
            <text:p>4.62</text:p>
          </table:table-cell>
          <table:table-cell office:value-type="float" office:value="19.35">
            <text:p>19.35</text:p>
          </table:table-cell>
          <table:table-cell office:value-type="float" office:value="80.88">
            <text:p>80.88</text:p>
          </table:table-cell>
        </table:table-row>
        <table:table-row table:style-name="ro2">
          <table:table-cell/>
          <table:table-cell table:style-name="ce18"/>
          <table:table-cell office:value-type="float" office:value="0.11">
            <text:p>0.11</text:p>
          </table:table-cell>
          <table:table-cell office:value-type="float" office:value="0.32">
            <text:p>0.32</text:p>
          </table:table-cell>
          <table:table-cell office:value-type="float" office:value="1.2">
            <text:p>1.2</text:p>
          </table:table-cell>
          <table:table-cell office:value-type="float" office:value="4.63">
            <text:p>4.63</text:p>
          </table:table-cell>
          <table:table-cell office:value-type="float" office:value="19.31">
            <text:p>19.31</text:p>
          </table:table-cell>
          <table:table-cell office:value-type="float" office:value="81.53">
            <text:p>81.53</text:p>
          </table:table-cell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87:.C91])" office:value-type="float" office:value="0.146">
            <text:p>0.15</text:p>
          </table:table-cell>
          <table:table-cell table:style-name="ce24" table:formula="of:=AVERAGE([.D87:.D91])" office:value-type="float" office:value="0.354">
            <text:p>0.35</text:p>
          </table:table-cell>
          <table:table-cell table:style-name="ce29" table:formula="of:=AVERAGE([.E87:.E91])" office:value-type="float" office:value="1.192">
            <text:p>1,19</text:p>
          </table:table-cell>
          <table:table-cell table:style-name="ce29" table:formula="of:=AVERAGE([.F87:.F91])" office:value-type="float" office:value="4.638">
            <text:p>4,64</text:p>
          </table:table-cell>
          <table:table-cell table:style-name="ce29" table:formula="of:=AVERAGE([.G87:.G91])" office:value-type="float" office:value="19.544">
            <text:p>19,54</text:p>
          </table:table-cell>
          <table:table-cell table:style-name="ce29" table:formula="of:=AVERAGE([.H87:.H91])" office:value-type="float" office:value="80.93">
            <text:p>80,93</text:p>
          </table:table-cell>
        </table:table-row>
        <table:table-row table:style-name="ro1">
          <table:table-cell/>
          <table:table-cell table:style-name="ce1" office:value-type="string">
            <text:p>STD</text:p>
          </table:table-cell>
          <table:table-cell table:style-name="ce26" table:formula="of:=STDEV([.C87:.C91])" office:value-type="float" office:value="0.03286335345031">
            <text:p>0.03</text:p>
          </table:table-cell>
          <table:table-cell table:style-name="ce26" table:formula="of:=STDEV([.D87:.D91])" office:value-type="float" office:value="0.0650384501660364">
            <text:p>0.07</text:p>
          </table:table-cell>
          <table:table-cell table:style-name="ce26" table:formula="of:=STDEV([.E87:.E91])" office:value-type="float" office:value="0.0130384048104053">
            <text:p>0.01</text:p>
          </table:table-cell>
          <table:table-cell table:style-name="ce26" table:formula="of:=STDEV([.F87:.F91])" office:value-type="float" office:value="0.034928498393146">
            <text:p>0.03</text:p>
          </table:table-cell>
          <table:table-cell table:style-name="ce26" table:formula="of:=STDEV([.G87:.G91])" office:value-type="float" office:value="0.467792689126283">
            <text:p>0.47</text:p>
          </table:table-cell>
          <table:table-cell table:style-name="ce26" table:formula="of:=STDEV([.H87:.H91])" office:value-type="float" office:value="0.374766594028871">
            <text:p>0.37</text:p>
          </table:table-cell>
        </table:table-row>
      </table:table>
      <table:table table:name="Intel Q9550 Kernel OSDI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8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>
            <text:p>HARDWARE PERFORMANCE COUNTERS TEST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Intel Quad Core Q9550 – kernel original</text:p>
          </table:table-cell>
          <table:table-cell table:number-columns-repeated="16"/>
        </table:table-row>
        <table:table-row table:style-name="ro1">
          <table:table-cell/>
          <table:table-cell table:style-name="ce59" office:value-type="string">
            <text:p>CPUS random (Linux CFS scheduler)</text:p>
          </table:table-cell>
          <table:table-cell table:number-columns-repeated="16"/>
        </table:table-row>
        <table:table-row table:style-name="ro2">
          <table:table-cell table:number-columns-repeated="11"/>
          <table:table-cell table:style-name="ce45" office:value-type="string">
            <text:p>0x534178</text:p>
          </table:table-cell>
          <table:table-cell table:style-name="ce45" office:value-type="string">
            <text:p>0x53412e</text:p>
          </table:table-cell>
          <table:table-cell table:style-name="ce45" office:value-type="string">
            <text:p>0x534278</text:p>
          </table:table-cell>
          <table:table-cell table:style-name="ce45" office:value-type="string">
            <text:p>0x53712e</text:p>
          </table:table-cell>
          <table:table-cell table:style-name="ce45" office:value-type="string">
            <text:p>0x53722e</text:p>
          </table:table-cell>
          <table:table-cell table:style-name="ce45" office:value-type="string">
            <text:p>0x530277</text:p>
          </table:table-cell>
          <table:table-cell table:style-name="ce45" office:value-type="string">
            <text:p>0x53c378</text:p>
          </table:table-cell>
        </table:table-row>
        <table:table-row table:style-name="ro2">
          <table:table-cell table:number-columns-repeated="2"/>
          <table:table-cell table:style-name="ce20" office:value-type="string">
            <text:p>Sequential 64x64</text:p>
          </table:table-cell>
          <table:table-cell table:style-name="ce20" office:value-type="string">
            <text:p>Sequential 128x128</text:p>
          </table:table-cell>
          <table:table-cell table:style-name="ce20" office:value-type="string">
            <text:p>Sequential 256x256</text:p>
          </table:table-cell>
          <table:table-cell table:style-name="ce20" office:value-type="string">
            <text:p>Sequential 512x512</text:p>
          </table:table-cell>
          <table:table-cell table:style-name="ce20" office:value-type="string">
            <text:p>Sequential 1024x1024</text:p>
          </table:table-cell>
          <table:table-cell table:style-name="ce20" office:value-type="string">
            <text:p>Sequential 2048x2048</text:p>
          </table:table-cell>
          <table:table-cell table:number-columns-repeated="2"/>
          <table:table-cell table:style-name="ce43" office:value-type="string">
            <text:p>Sequential 64 x 64</text:p>
          </table:table-cell>
          <table:table-cell table:style-name="ce46" office:value-type="string">
            <text:p>CMP_SNOOP:SHARE</text:p>
          </table:table-cell>
          <table:table-cell table:style-name="ce46" office:value-type="string">
            <text:p>LLC_MISSES</text:p>
          </table:table-cell>
          <table:table-cell table:style-name="ce46" office:value-type="string">
            <text:p>CMP_SNOOP:INVALIDATE </text:p>
          </table:table-cell>
          <table:table-cell table:style-name="ce46" office:value-type="string">
            <text:p>L2_RQSTS:I_STATE</text:p>
          </table:table-cell>
          <table:table-cell table:style-name="ce46" office:value-type="string">
            <text:p>L2_RQSTS:S_STATE </text:p>
          </table:table-cell>
          <table:table-cell table:style-name="ce46" office:value-type="string">
            <text:p>EXT_SNOOP:HIT</text:p>
          </table:table-cell>
          <table:table-cell table:style-name="ce46" office:value-type="string">
            <text:p>CMP_SNOOP:SHARE:INVALIDATE:BOTH_CORES</text:p>
          </table:table-cell>
        </table:table-row>
        <table:table-row table:style-name="ro2">
          <table:table-cell table:number-columns-repeated="2"/>
          <table:table-cell table:style-name="ce40" office:value-type="float" office:value="0.19">
            <text:p>0.19</text:p>
          </table:table-cell>
          <table:table-cell table:style-name="ce40" office:value-type="float" office:value="0.62">
            <text:p>0.62</text:p>
          </table:table-cell>
          <table:table-cell table:style-name="ce40" office:value-type="float" office:value="2.32">
            <text:p>2.32</text:p>
          </table:table-cell>
          <table:table-cell table:style-name="ce40" office:value-type="float" office:value="8.93">
            <text:p>8.93</text:p>
          </table:table-cell>
          <table:table-cell table:style-name="ce40" office:value-type="float" office:value="35.26">
            <text:p>35.26</text:p>
          </table:table-cell>
          <table:table-cell table:style-name="ce40" office:value-type="float" office:value="147.84">
            <text:p>147.84</text:p>
          </table:table-cell>
          <table:table-cell table:number-columns-repeated="3"/>
          <table:table-cell table:style-name="ce45" office:value-type="float" office:value="9075">
            <text:p>9075</text:p>
          </table:table-cell>
          <table:table-cell table:style-name="ce45" office:value-type="float" office:value="1028">
            <text:p>1028</text:p>
          </table:table-cell>
          <table:table-cell table:style-name="ce45" office:value-type="float" office:value="386">
            <text:p>386</text:p>
          </table:table-cell>
          <table:table-cell table:style-name="ce45" office:value-type="float" office:value="1253">
            <text:p>1253</text:p>
          </table:table-cell>
          <table:table-cell table:style-name="ce45" office:value-type="float" office:value="7434">
            <text:p>7434</text:p>
          </table:table-cell>
          <table:table-cell table:style-name="ce45" office:value-type="float" office:value="2943">
            <text:p>2943</text:p>
          </table:table-cell>
          <table:table-cell table:style-name="ce45" office:value-type="float" office:value="24429">
            <text:p>24429</text:p>
          </table:table-cell>
        </table:table-row>
        <table:table-row table:style-name="ro2">
          <table:table-cell table:number-columns-repeated="2"/>
          <table:table-cell table:style-name="ce40" office:value-type="float" office:value="0.19">
            <text:p>0.19</text:p>
          </table:table-cell>
          <table:table-cell table:style-name="ce40" office:value-type="float" office:value="0.62">
            <text:p>0.62</text:p>
          </table:table-cell>
          <table:table-cell table:style-name="ce40" office:value-type="float" office:value="2.32">
            <text:p>2.32</text:p>
          </table:table-cell>
          <table:table-cell table:style-name="ce40" office:value-type="float" office:value="8.92">
            <text:p>8.92</text:p>
          </table:table-cell>
          <table:table-cell table:style-name="ce40" office:value-type="float" office:value="35.3">
            <text:p>35.3</text:p>
          </table:table-cell>
          <table:table-cell table:style-name="ce40" office:value-type="float" office:value="148.07">
            <text:p>148.07</text:p>
          </table:table-cell>
          <table:table-cell table:number-columns-repeated="2"/>
          <table:table-cell table:style-name="ce44"/>
          <table:table-cell table:style-name="ce40" office:value-type="float" office:value="3328">
            <text:p>3328</text:p>
          </table:table-cell>
          <table:table-cell table:style-name="ce40" office:value-type="float" office:value="697">
            <text:p>697</text:p>
          </table:table-cell>
          <table:table-cell table:style-name="ce40" office:value-type="float" office:value="386">
            <text:p>386</text:p>
          </table:table-cell>
          <table:table-cell table:style-name="ce40" office:value-type="float" office:value="3631">
            <text:p>3631</text:p>
          </table:table-cell>
          <table:table-cell table:style-name="ce40" office:value-type="float" office:value="19141">
            <text:p>19141</text:p>
          </table:table-cell>
          <table:table-cell table:style-name="ce40" office:value-type="float" office:value="9233">
            <text:p>9233</text:p>
          </table:table-cell>
          <table:table-cell table:style-name="ce40" office:value-type="float" office:value="9154">
            <text:p>9154</text:p>
          </table:table-cell>
        </table:table-row>
        <table:table-row table:style-name="ro2">
          <table:table-cell table:number-columns-repeated="2"/>
          <table:table-cell table:style-name="ce40" office:value-type="float" office:value="0.19">
            <text:p>0.19</text:p>
          </table:table-cell>
          <table:table-cell table:style-name="ce40" office:value-type="float" office:value="0.62">
            <text:p>0.62</text:p>
          </table:table-cell>
          <table:table-cell table:style-name="ce40" office:value-type="float" office:value="2.32">
            <text:p>2.32</text:p>
          </table:table-cell>
          <table:table-cell table:style-name="ce40" office:value-type="float" office:value="8.92">
            <text:p>8.92</text:p>
          </table:table-cell>
          <table:table-cell table:style-name="ce40" office:value-type="float" office:value="35.24">
            <text:p>35.24</text:p>
          </table:table-cell>
          <table:table-cell table:style-name="ce40" office:value-type="float" office:value="147.03">
            <text:p>147.03</text:p>
          </table:table-cell>
          <table:table-cell table:number-columns-repeated="2"/>
          <table:table-cell table:style-name="ce44"/>
          <table:table-cell table:style-name="ce40" office:value-type="float" office:value="18270">
            <text:p>18270</text:p>
          </table:table-cell>
          <table:table-cell table:style-name="ce40" office:value-type="float" office:value="788">
            <text:p>788</text:p>
          </table:table-cell>
          <table:table-cell table:style-name="ce40" office:value-type="float" office:value="678">
            <text:p>678</text:p>
          </table:table-cell>
          <table:table-cell table:style-name="ce40" office:value-type="float" office:value="235">
            <text:p>235</text:p>
          </table:table-cell>
          <table:table-cell table:style-name="ce40" office:value-type="float" office:value="4313">
            <text:p>4313</text:p>
          </table:table-cell>
          <table:table-cell table:style-name="ce40" office:value-type="float" office:value="13128">
            <text:p>13128</text:p>
          </table:table-cell>
          <table:table-cell table:style-name="ce40" office:value-type="float" office:value="26267">
            <text:p>26267</text:p>
          </table:table-cell>
        </table:table-row>
        <table:table-row table:style-name="ro2">
          <table:table-cell table:number-columns-repeated="2"/>
          <table:table-cell table:style-name="ce40" office:value-type="float" office:value="0.18">
            <text:p>0.18</text:p>
          </table:table-cell>
          <table:table-cell table:style-name="ce40" office:value-type="float" office:value="0.62">
            <text:p>0.62</text:p>
          </table:table-cell>
          <table:table-cell table:style-name="ce40" office:value-type="float" office:value="2.32">
            <text:p>2.32</text:p>
          </table:table-cell>
          <table:table-cell table:style-name="ce40" office:value-type="float" office:value="9.31">
            <text:p>9.31</text:p>
          </table:table-cell>
          <table:table-cell table:style-name="ce40" office:value-type="float" office:value="35.25">
            <text:p>35.25</text:p>
          </table:table-cell>
          <table:table-cell table:style-name="ce40" office:value-type="float" office:value="147.04">
            <text:p>147.04</text:p>
          </table:table-cell>
          <table:table-cell table:number-columns-repeated="2"/>
          <table:table-cell table:style-name="ce44"/>
          <table:table-cell table:style-name="ce40" office:value-type="float" office:value="2588">
            <text:p>2588</text:p>
          </table:table-cell>
          <table:table-cell table:style-name="ce40" office:value-type="float" office:value="563">
            <text:p>563</text:p>
          </table:table-cell>
          <table:table-cell table:style-name="ce40" office:value-type="float" office:value="206">
            <text:p>206</text:p>
          </table:table-cell>
          <table:table-cell table:style-name="ce40" office:value-type="float" office:value="220">
            <text:p>220</text:p>
          </table:table-cell>
          <table:table-cell table:style-name="ce40" office:value-type="float" office:value="3128">
            <text:p>3128</text:p>
          </table:table-cell>
          <table:table-cell table:style-name="ce40" office:value-type="float" office:value="12322">
            <text:p>12322</text:p>
          </table:table-cell>
          <table:table-cell table:style-name="ce40" office:value-type="float" office:value="17208">
            <text:p>17208</text:p>
          </table:table-cell>
        </table:table-row>
        <table:table-row table:style-name="ro2">
          <table:table-cell table:number-columns-repeated="2"/>
          <table:table-cell table:style-name="ce40" office:value-type="float" office:value="0.19">
            <text:p>0.19</text:p>
          </table:table-cell>
          <table:table-cell table:style-name="ce40" office:value-type="float" office:value="0.62">
            <text:p>0.62</text:p>
          </table:table-cell>
          <table:table-cell table:style-name="ce40" office:value-type="float" office:value="2.32">
            <text:p>2.32</text:p>
          </table:table-cell>
          <table:table-cell table:style-name="ce40" office:value-type="float" office:value="8.93">
            <text:p>8.93</text:p>
          </table:table-cell>
          <table:table-cell table:style-name="ce40" office:value-type="float" office:value="35.28">
            <text:p>35.28</text:p>
          </table:table-cell>
          <table:table-cell table:style-name="ce40" office:value-type="float" office:value="147.49">
            <text:p>147.49</text:p>
          </table:table-cell>
          <table:table-cell table:number-columns-repeated="2"/>
          <table:table-cell table:style-name="ce44"/>
          <table:table-cell table:style-name="ce40" office:value-type="float" office:value="10341">
            <text:p>10341</text:p>
          </table:table-cell>
          <table:table-cell table:style-name="ce40" office:value-type="float" office:value="647">
            <text:p>647</text:p>
          </table:table-cell>
          <table:table-cell table:style-name="ce40" office:value-type="float" office:value="494">
            <text:p>494</text:p>
          </table:table-cell>
          <table:table-cell table:style-name="ce40" office:value-type="float" office:value="370">
            <text:p>370</text:p>
          </table:table-cell>
          <table:table-cell table:style-name="ce40" office:value-type="float" office:value="4360">
            <text:p>4360</text:p>
          </table:table-cell>
          <table:table-cell table:style-name="ce40" office:value-type="float" office:value="10970">
            <text:p>10970</text:p>
          </table:table-cell>
          <table:table-cell table:style-name="ce40" office:value-type="float" office:value="21584">
            <text:p>21584</text:p>
          </table:table-cell>
        </table:table-row>
        <table:table-row table:style-name="ro2">
          <table:table-cell/>
          <table:table-cell table:style-name="ce1" office:value-type="string">
            <text:p>Average</text:p>
          </table:table-cell>
          <table:table-cell table:style-name="ce21" table:formula="of:=AVERAGE([.C7:.C11])" office:value-type="float" office:value="0.188">
            <text:p>0.19</text:p>
          </table:table-cell>
          <table:table-cell table:style-name="ce21" table:formula="of:=AVERAGE([.D7:.D11])" office:value-type="float" office:value="0.62">
            <text:p>0.62</text:p>
          </table:table-cell>
          <table:table-cell table:style-name="ce21" table:formula="of:=AVERAGE([.E7:.E11])" office:value-type="float" office:value="2.32">
            <text:p>2.32</text:p>
          </table:table-cell>
          <table:table-cell table:style-name="ce21" table:formula="of:=AVERAGE([.F7:.F11])" office:value-type="float" office:value="9.002">
            <text:p>9</text:p>
          </table:table-cell>
          <table:table-cell table:style-name="ce21" table:formula="of:=AVERAGE([.G7:.G11])" office:value-type="float" office:value="35.266">
            <text:p>35.27</text:p>
          </table:table-cell>
          <table:table-cell table:style-name="ce21" table:formula="of:=AVERAGE([.H7:.H11])" office:value-type="float" office:value="147.494">
            <text:p>147.49</text:p>
          </table:table-cell>
          <table:table-cell table:number-columns-repeated="3"/>
          <table:table-cell table:style-name="ce40" office:value-type="float" office:value="3122">
            <text:p>3122</text:p>
          </table:table-cell>
          <table:table-cell table:style-name="ce40" office:value-type="float" office:value="571">
            <text:p>571</text:p>
          </table:table-cell>
          <table:table-cell table:style-name="ce40" office:value-type="float" office:value="267">
            <text:p>267</text:p>
          </table:table-cell>
          <table:table-cell table:style-name="ce40" office:value-type="float" office:value="180">
            <text:p>180</text:p>
          </table:table-cell>
          <table:table-cell table:style-name="ce40" office:value-type="float" office:value="3797">
            <text:p>3797</text:p>
          </table:table-cell>
          <table:table-cell table:style-name="ce40" office:value-type="float" office:value="9700">
            <text:p>9700</text:p>
          </table:table-cell>
          <table:table-cell table:style-name="ce40" office:value-type="float" office:value="16626">
            <text:p>16626</text:p>
          </table:table-cell>
        </table:table-row>
        <table:table-row table:style-name="ro2">
          <table:table-cell/>
          <table:table-cell table:style-name="ce3" office:value-type="string">
            <text:p>STD</text:p>
          </table:table-cell>
          <table:table-cell table:style-name="ce22" table:formula="of:=STDEV([.C7:.C11])" office:value-type="float" office:value="0.00447213595499958">
            <text:p>0</text:p>
          </table:table-cell>
          <table:table-cell table:style-name="ce22" table:formula="of:=STDEV([.D7:.D11])" office:value-type="float" office:value="2.4849585030063E-017">
            <text:p>0</text:p>
          </table:table-cell>
          <table:table-cell table:style-name="ce22" table:formula="of:=STDEV([.E7:.E11])" office:value-type="float" office:value="9.93983401202521E-017">
            <text:p>0</text:p>
          </table:table-cell>
          <table:table-cell table:style-name="ce22" table:formula="of:=STDEV([.F7:.F11])" office:value-type="float" office:value="0.172249818577554">
            <text:p>0.17</text:p>
          </table:table-cell>
          <table:table-cell table:style-name="ce22" table:formula="of:=STDEV([.G7:.G11])" office:value-type="float" office:value="0.0240831891575833">
            <text:p>0.02</text:p>
          </table:table-cell>
          <table:table-cell table:style-name="ce32" table:formula="of:=STDEV([.H7:.H11])" office:value-type="float" office:value="0.467150939204879">
            <text:p>0.47</text:p>
          </table:table-cell>
          <table:table-cell table:number-columns-repeated="3"/>
          <table:table-cell table:style-name="ce40" office:value-type="float" office:value="80918">
            <text:p>80918</text:p>
          </table:table-cell>
          <table:table-cell table:style-name="ce40" office:value-type="float" office:value="1092">
            <text:p>1092</text:p>
          </table:table-cell>
          <table:table-cell table:style-name="ce40" office:value-type="float" office:value="9932">
            <text:p>9932</text:p>
          </table:table-cell>
          <table:table-cell table:style-name="ce40" office:value-type="float" office:value="582">
            <text:p>582</text:p>
          </table:table-cell>
          <table:table-cell table:style-name="ce40" office:value-type="float" office:value="11969">
            <text:p>11969</text:p>
          </table:table-cell>
          <table:table-cell table:style-name="ce40" office:value-type="float" office:value="9148">
            <text:p>9148</text:p>
          </table:table-cell>
          <table:table-cell table:style-name="ce40" office:value-type="float" office:value="127167">
            <text:p>127167</text:p>
          </table:table-cell>
        </table:table-row>
        <table:table-row table:style-name="ro2">
          <table:table-cell table:number-columns-repeated="11"/>
          <table:table-cell table:style-name="ce40" office:value-type="float" office:value="4541">
            <text:p>4541</text:p>
          </table:table-cell>
          <table:table-cell table:style-name="ce40" office:value-type="float" office:value="557">
            <text:p>557</text:p>
          </table:table-cell>
          <table:table-cell table:style-name="ce40" office:value-type="float" office:value="414">
            <text:p>414</text:p>
          </table:table-cell>
          <table:table-cell table:style-name="ce40" office:value-type="float" office:value="1267">
            <text:p>1267</text:p>
          </table:table-cell>
          <table:table-cell table:style-name="ce40" office:value-type="float" office:value="10934">
            <text:p>10934</text:p>
          </table:table-cell>
          <table:table-cell table:style-name="ce40" office:value-type="float" office:value="4653">
            <text:p>4653</text:p>
          </table:table-cell>
          <table:table-cell table:style-name="ce40" office:value-type="float" office:value="10669">
            <text:p>10669</text:p>
          </table:table-cell>
        </table:table-row>
        <table:table-row table:style-name="ro2">
          <table:table-cell table:number-columns-repeated="2"/>
          <table:table-cell table:style-name="ce20" office:value-type="string">
            <text:p>Parallel 64x64</text:p>
          </table:table-cell>
          <table:table-cell table:style-name="ce20" office:value-type="string">
            <text:p>Parallel 128x128</text:p>
          </table:table-cell>
          <table:table-cell table:style-name="ce20" office:value-type="string">
            <text:p>Parallel 256x256</text:p>
          </table:table-cell>
          <table:table-cell table:style-name="ce20" office:value-type="string">
            <text:p>Parallel 512x512</text:p>
          </table:table-cell>
          <table:table-cell table:style-name="ce20" office:value-type="string">
            <text:p>Parallel 1024x1024</text:p>
          </table:table-cell>
          <table:table-cell table:style-name="ce20" office:value-type="string">
            <text:p>Parallel 2048x2048</text:p>
          </table:table-cell>
          <table:table-cell table:number-columns-repeated="3"/>
          <table:table-cell table:style-name="ce40" office:value-type="float" office:value="4511">
            <text:p>4511</text:p>
          </table:table-cell>
          <table:table-cell table:style-name="ce40" office:value-type="float" office:value="431">
            <text:p>431</text:p>
          </table:table-cell>
          <table:table-cell table:style-name="ce40" office:value-type="float" office:value="225">
            <text:p>225</text:p>
          </table:table-cell>
          <table:table-cell table:style-name="ce40" office:value-type="float" office:value="1048">
            <text:p>1048</text:p>
          </table:table-cell>
          <table:table-cell table:style-name="ce40" office:value-type="float" office:value="5318">
            <text:p>5318</text:p>
          </table:table-cell>
          <table:table-cell table:style-name="ce40" office:value-type="float" office:value="21178">
            <text:p>21178</text:p>
          </table:table-cell>
          <table:table-cell table:style-name="ce40" office:value-type="float" office:value="7259">
            <text:p>7259</text:p>
          </table:table-cell>
        </table:table-row>
        <table:table-row table:style-name="ro2">
          <table:table-cell/>
          <table:table-cell table:style-name="ce18"/>
          <table:table-cell table:style-name="ce40" office:value-type="float" office:value="0.1">
            <text:p>0.1</text:p>
          </table:table-cell>
          <table:table-cell table:style-name="ce40" office:value-type="float" office:value="0.31">
            <text:p>0.31</text:p>
          </table:table-cell>
          <table:table-cell table:style-name="ce40" office:value-type="float" office:value="1.17">
            <text:p>1.17</text:p>
          </table:table-cell>
          <table:table-cell table:style-name="ce40" office:value-type="float" office:value="4.49">
            <text:p>4.49</text:p>
          </table:table-cell>
          <table:table-cell table:style-name="ce40" office:value-type="float" office:value="17.8">
            <text:p>17.8</text:p>
          </table:table-cell>
          <table:table-cell table:style-name="ce40" office:value-type="float" office:value="80.37">
            <text:p>80.37</text:p>
          </table:table-cell>
          <table:table-cell table:number-columns-repeated="3"/>
          <table:table-cell table:style-name="ce46" office:value-type="float" office:value="7725">
            <text:p>7725</text:p>
          </table:table-cell>
          <table:table-cell table:style-name="ce46" office:value-type="float" office:value="554">
            <text:p>554</text:p>
          </table:table-cell>
          <table:table-cell table:style-name="ce46" office:value-type="float" office:value="584">
            <text:p>584</text:p>
          </table:table-cell>
          <table:table-cell table:style-name="ce46" office:value-type="float" office:value="2185">
            <text:p>2185</text:p>
          </table:table-cell>
          <table:table-cell table:style-name="ce46" office:value-type="float" office:value="13430">
            <text:p>13430</text:p>
          </table:table-cell>
          <table:table-cell table:style-name="ce46" office:value-type="float" office:value="8469">
            <text:p>8469</text:p>
          </table:table-cell>
          <table:table-cell table:style-name="ce46" office:value-type="float" office:value="13522">
            <text:p>13522</text:p>
          </table:table-cell>
        </table:table-row>
        <table:table-row table:style-name="ro2">
          <table:table-cell/>
          <table:table-cell table:style-name="ce18"/>
          <table:table-cell table:style-name="ce40" office:value-type="float" office:value="0.1">
            <text:p>0.1</text:p>
          </table:table-cell>
          <table:table-cell table:style-name="ce40" office:value-type="float" office:value="0.31">
            <text:p>0.31</text:p>
          </table:table-cell>
          <table:table-cell table:style-name="ce40" office:value-type="float" office:value="1.17">
            <text:p>1.17</text:p>
          </table:table-cell>
          <table:table-cell table:style-name="ce40" office:value-type="float" office:value="4.5">
            <text:p>4.5</text:p>
          </table:table-cell>
          <table:table-cell table:style-name="ce40" office:value-type="float" office:value="17.79">
            <text:p>17.79</text:p>
          </table:table-cell>
          <table:table-cell table:style-name="ce40" office:value-type="float" office:value="79.29">
            <text:p>79.29</text:p>
          </table:table-cell>
          <table:table-cell table:number-columns-repeated="2"/>
          <table:table-cell table:style-name="ce43" office:value-type="string">
            <text:p>Average</text:p>
          </table:table-cell>
          <table:table-cell table:style-name="ce43" table:formula="of:=AVERAGE([.L7:.L16])" office:value-type="float" office:value="14441.9">
            <text:p>14441.9</text:p>
          </table:table-cell>
          <table:table-cell table:style-name="ce43" table:formula="of:=AVERAGE([.M7:.M16])" office:value-type="float" office:value="692.8">
            <text:p>692.8</text:p>
          </table:table-cell>
          <table:table-cell table:style-name="ce43" table:formula="of:=AVERAGE([.N7:.N16])" office:value-type="float" office:value="1357.2">
            <text:p>1357.2</text:p>
          </table:table-cell>
          <table:table-cell table:style-name="ce43" table:formula="of:=AVERAGE([.O7:.O16])" office:value-type="float" office:value="1097.1">
            <text:p>1097.1</text:p>
          </table:table-cell>
          <table:table-cell table:style-name="ce43" table:formula="of:=AVERAGE([.P7:.P16])" office:value-type="float" office:value="8382.4">
            <text:p>8382.4</text:p>
          </table:table-cell>
          <table:table-cell table:style-name="ce43" table:formula="of:=AVERAGE([.Q7:.Q16])" office:value-type="float" office:value="10174.4">
            <text:p>10174.4</text:p>
          </table:table-cell>
          <table:table-cell table:style-name="ce43" table:formula="of:=AVERAGE([.R7:.R16])" office:value-type="float" office:value="27388.5">
            <text:p>27388.5</text:p>
          </table:table-cell>
        </table:table-row>
        <table:table-row table:style-name="ro2">
          <table:table-cell/>
          <table:table-cell table:style-name="ce18"/>
          <table:table-cell table:style-name="ce40" office:value-type="float" office:value="0.1">
            <text:p>0.1</text:p>
          </table:table-cell>
          <table:table-cell table:style-name="ce40" office:value-type="float" office:value="0.31">
            <text:p>0.31</text:p>
          </table:table-cell>
          <table:table-cell table:style-name="ce40" office:value-type="float" office:value="1.17">
            <text:p>1.17</text:p>
          </table:table-cell>
          <table:table-cell table:style-name="ce40" office:value-type="float" office:value="4.49">
            <text:p>4.49</text:p>
          </table:table-cell>
          <table:table-cell table:style-name="ce40" office:value-type="float" office:value="17.77">
            <text:p>17.77</text:p>
          </table:table-cell>
          <table:table-cell table:style-name="ce40" office:value-type="float" office:value="79.17">
            <text:p>79.17</text:p>
          </table:table-cell>
          <table:table-cell table:number-columns-repeated="2"/>
          <table:table-cell table:style-name="ce43" office:value-type="string">
            <text:p>STD</text:p>
          </table:table-cell>
          <table:table-cell table:style-name="ce43" table:formula="of:=STDEV([.L7:.L16])" office:value-type="float" office:value="23835.7537533196">
            <text:p>23835.75</text:p>
          </table:table-cell>
          <table:table-cell table:style-name="ce43" table:formula="of:=STDEV([.M7:.M16])" office:value-type="float" office:value="216.237420957202">
            <text:p>216.24</text:p>
          </table:table-cell>
          <table:table-cell table:style-name="ce43" table:formula="of:=STDEV([.N7:.N16])" office:value-type="float" office:value="3016.67991893958">
            <text:p>3016.68</text:p>
          </table:table-cell>
          <table:table-cell table:style-name="ce43" table:formula="of:=STDEV([.O7:.O16])" office:value-type="float" office:value="1095.81795426471">
            <text:p>1095.82</text:p>
          </table:table-cell>
          <table:table-cell table:style-name="ce43" table:formula="of:=STDEV([.P7:.P16])" office:value-type="float" office:value="5294.27827837647">
            <text:p>5294.28</text:p>
          </table:table-cell>
          <table:table-cell table:style-name="ce43" table:formula="of:=STDEV([.Q7:.Q16])" office:value-type="float" office:value="4976.61543175234">
            <text:p>4976.62</text:p>
          </table:table-cell>
          <table:table-cell table:style-name="ce43" table:formula="of:=STDEV([.R7:.R16])" office:value-type="float" office:value="35634.6381652272">
            <text:p>35634.64</text:p>
          </table:table-cell>
        </table:table-row>
        <table:table-row table:style-name="ro2">
          <table:table-cell/>
          <table:table-cell table:style-name="ce18"/>
          <table:table-cell table:style-name="ce40" office:value-type="float" office:value="0.1">
            <text:p>0.1</text:p>
          </table:table-cell>
          <table:table-cell table:style-name="ce40" office:value-type="float" office:value="0.31">
            <text:p>0.31</text:p>
          </table:table-cell>
          <table:table-cell table:style-name="ce40" office:value-type="float" office:value="1.17">
            <text:p>1.17</text:p>
          </table:table-cell>
          <table:table-cell table:style-name="ce40" office:value-type="float" office:value="4.64">
            <text:p>4.64</text:p>
          </table:table-cell>
          <table:table-cell table:style-name="ce40" office:value-type="float" office:value="17.81">
            <text:p>17.81</text:p>
          </table:table-cell>
          <table:table-cell table:style-name="ce40" office:value-type="float" office:value="79.45">
            <text:p>79.45</text:p>
          </table:table-cell>
          <table:table-cell table:number-columns-repeated="10"/>
        </table:table-row>
        <table:table-row table:style-name="ro2">
          <table:table-cell/>
          <table:table-cell table:style-name="ce18"/>
          <table:table-cell table:style-name="ce40" office:value-type="float" office:value="0.1">
            <text:p>0.1</text:p>
          </table:table-cell>
          <table:table-cell table:style-name="ce40" office:value-type="float" office:value="0.31">
            <text:p>0.31</text:p>
          </table:table-cell>
          <table:table-cell table:style-name="ce40" office:value-type="float" office:value="1.17">
            <text:p>1.17</text:p>
          </table:table-cell>
          <table:table-cell table:style-name="ce40" office:value-type="float" office:value="4.5">
            <text:p>4.5</text:p>
          </table:table-cell>
          <table:table-cell table:style-name="ce40" office:value-type="float" office:value="17.78">
            <text:p>17.78</text:p>
          </table:table-cell>
          <table:table-cell table:style-name="ce40" office:value-type="float" office:value="79.96">
            <text:p>79.96</text:p>
          </table:table-cell>
          <table:table-cell table:number-columns-repeated="3"/>
          <table:table-cell table:style-name="ce45" office:value-type="string">
            <text:p>0x534178</text:p>
          </table:table-cell>
          <table:table-cell table:style-name="ce45" office:value-type="string">
            <text:p>0x53412e</text:p>
          </table:table-cell>
          <table:table-cell table:style-name="ce45" office:value-type="string">
            <text:p>0x534278</text:p>
          </table:table-cell>
          <table:table-cell table:style-name="ce45" office:value-type="string">
            <text:p>0x53712e</text:p>
          </table:table-cell>
          <table:table-cell table:style-name="ce45" office:value-type="string">
            <text:p>0x53722e</text:p>
          </table:table-cell>
          <table:table-cell table:style-name="ce45" office:value-type="string">
            <text:p>0x530277</text:p>
          </table:table-cell>
          <table:table-cell table:style-name="ce45" office:value-type="string">
            <text:p>0x53c378</text:p>
          </table:table-cell>
        </table:table-row>
        <table:table-row table:style-name="ro2">
          <table:table-cell/>
          <table:table-cell table:style-name="ce19" office:value-type="string">
            <text:p>Average</text:p>
          </table:table-cell>
          <table:table-cell table:style-name="ce24" table:formula="of:=AVERAGE([.C16:.C20])" office:value-type="float" office:value="0.1">
            <text:p>0.1</text:p>
          </table:table-cell>
          <table:table-cell table:style-name="ce29" table:formula="of:=AVERAGE([.D16:.D20])" office:value-type="float" office:value="0.31">
            <text:p>0,31</text:p>
          </table:table-cell>
          <table:table-cell table:style-name="ce29" table:formula="of:=AVERAGE([.E16:.E20])" office:value-type="float" office:value="1.17">
            <text:p>1,17</text:p>
          </table:table-cell>
          <table:table-cell table:style-name="ce24" table:formula="of:=AVERAGE([.F16:.F20])" office:value-type="float" office:value="4.524">
            <text:p>4.52</text:p>
          </table:table-cell>
          <table:table-cell table:style-name="ce26" table:formula="of:=AVERAGE([.G16:.G20])" office:value-type="float" office:value="17.79">
            <text:p>17.79</text:p>
          </table:table-cell>
          <table:table-cell table:style-name="ce29" table:formula="of:=AVERAGE([.H16:.H20])" office:value-type="float" office:value="79.648">
            <text:p>79,65</text:p>
          </table:table-cell>
          <table:table-cell table:number-columns-repeated="2"/>
          <table:table-cell table:style-name="ce43" office:value-type="string">
            <text:p>Best-case 64 x 64</text:p>
          </table:table-cell>
          <table:table-cell table:style-name="ce46" office:value-type="string">
            <text:p>CMP_SNOOP:SHARE</text:p>
          </table:table-cell>
          <table:table-cell table:style-name="ce46" office:value-type="string">
            <text:p>LLC_MISSES</text:p>
          </table:table-cell>
          <table:table-cell table:style-name="ce46" office:value-type="string">
            <text:p>CMP_SNOOP:INVALIDATE </text:p>
          </table:table-cell>
          <table:table-cell table:style-name="ce46" office:value-type="string">
            <text:p>L2_RQSTS:I_STATE</text:p>
          </table:table-cell>
          <table:table-cell table:style-name="ce46" office:value-type="string">
            <text:p>L2_RQSTS:S_STATE </text:p>
          </table:table-cell>
          <table:table-cell table:style-name="ce46" office:value-type="string">
            <text:p>EXT_SNOOP:HIT</text:p>
          </table:table-cell>
          <table:table-cell table:style-name="ce46" office:value-type="string">
            <text:p>CMP_SNOOP:SHARE:INVALIDATE:BOTH_CORES</text:p>
          </table:table-cell>
        </table:table-row>
        <table:table-row table:style-name="ro1">
          <table:table-cell/>
          <table:table-cell table:style-name="ce19" office:value-type="string">
            <text:p>STD</text:p>
          </table:table-cell>
          <table:table-cell table:style-name="ce24" table:formula="of:=STDEV([.C16:.C20])" office:value-type="float" office:value="6.20482016451879E-018">
            <text:p>0</text:p>
          </table:table-cell>
          <table:table-cell table:style-name="ce29" table:formula="of:=STDEV([.D16:.D20])" office:value-type="float" office:value="1.24247925150315E-017">
            <text:p>0,00</text:p>
          </table:table-cell>
          <table:table-cell table:style-name="ce29" table:formula="of:=STDEV([.E16:.E20])" office:value-type="float" office:value="0">
            <text:p>0,00</text:p>
          </table:table-cell>
          <table:table-cell table:style-name="ce24" table:formula="of:=STDEV([.F16:.F20])" office:value-type="float" office:value="0.0650384501660362">
            <text:p>0.07</text:p>
          </table:table-cell>
          <table:table-cell table:style-name="ce26" table:formula="of:=STDEV([.G16:.G20])" office:value-type="float" office:value="0.0158113883008416">
            <text:p>0.02</text:p>
          </table:table-cell>
          <table:table-cell table:style-name="ce29" table:formula="of:=STDEV([.H16:.H20])" office:value-type="float" office:value="0.503606989625838">
            <text:p>0,50</text:p>
          </table:table-cell>
          <table:table-cell table:number-columns-repeated="3"/>
          <table:table-cell office:value-type="float" office:value="11446">
            <text:p>11446</text:p>
          </table:table-cell>
          <table:table-cell office:value-type="float" office:value="16217">
            <text:p>16217</text:p>
          </table:table-cell>
          <table:table-cell office:value-type="float" office:value="468">
            <text:p>468</text:p>
          </table:table-cell>
          <table:table-cell office:value-type="float" office:value="19142">
            <text:p>19142</text:p>
          </table:table-cell>
          <table:table-cell office:value-type="float" office:value="17482">
            <text:p>17482</text:p>
          </table:table-cell>
          <table:table-cell office:value-type="float" office:value="12985">
            <text:p>12985</text:p>
          </table:table-cell>
          <table:table-cell office:value-type="float" office:value="38012">
            <text:p>38012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13507">
            <text:p>13507</text:p>
          </table:table-cell>
          <table:table-cell office:value-type="float" office:value="17828">
            <text:p>17828</text:p>
          </table:table-cell>
          <table:table-cell office:value-type="float" office:value="781">
            <text:p>781</text:p>
          </table:table-cell>
          <table:table-cell office:value-type="float" office:value="18980">
            <text:p>18980</text:p>
          </table:table-cell>
          <table:table-cell office:value-type="float" office:value="13439">
            <text:p>13439</text:p>
          </table:table-cell>
          <table:table-cell office:value-type="float" office:value="9759">
            <text:p>9759</text:p>
          </table:table-cell>
          <table:table-cell office:value-type="float" office:value="44662">
            <text:p>44662</text:p>
          </table:table-cell>
        </table:table-row>
        <table:table-row table:style-name="ro1">
          <table:table-cell/>
          <table:table-cell table:style-name="ce18"/>
          <table:table-cell table:style-name="ce25" office:value-type="string">
            <text:p>Concurrent 64x46</text:p>
          </table:table-cell>
          <table:table-cell table:style-name="ce25" office:value-type="string">
            <text:p>Concurrent 128x128</text:p>
          </table:table-cell>
          <table:table-cell table:style-name="ce25" office:value-type="string">
            <text:p>Concurrent 256x256</text:p>
          </table:table-cell>
          <table:table-cell table:style-name="ce25" office:value-type="string">
            <text:p>Concurrent 512x512</text:p>
          </table:table-cell>
          <table:table-cell table:style-name="ce25" office:value-type="string">
            <text:p>Concurrent 1024x1024</text:p>
          </table:table-cell>
          <table:table-cell table:style-name="ce25" office:value-type="string">
            <text:p>Concurrent 2048x2048</text:p>
          </table:table-cell>
          <table:table-cell table:number-columns-repeated="2"/>
          <table:table-cell table:style-name="ce44"/>
          <table:table-cell office:value-type="float" office:value="6388">
            <text:p>6388</text:p>
          </table:table-cell>
          <table:table-cell office:value-type="float" office:value="14984">
            <text:p>14984</text:p>
          </table:table-cell>
          <table:table-cell office:value-type="float" office:value="3069">
            <text:p>3069</text:p>
          </table:table-cell>
          <table:table-cell office:value-type="float" office:value="18914">
            <text:p>18914</text:p>
          </table:table-cell>
          <table:table-cell office:value-type="float" office:value="16755">
            <text:p>16755</text:p>
          </table:table-cell>
          <table:table-cell office:value-type="float" office:value="11998">
            <text:p>11998</text:p>
          </table:table-cell>
          <table:table-cell office:value-type="float" office:value="111253">
            <text:p>111253</text:p>
          </table:table-cell>
        </table:table-row>
        <table:table-row table:style-name="ro2">
          <table:table-cell/>
          <table:table-cell table:style-name="ce18"/>
          <table:table-cell table:style-name="ce40" office:value-type="float" office:value="0.22">
            <text:p>0.22</text:p>
          </table:table-cell>
          <table:table-cell table:style-name="ce40" office:value-type="float" office:value="0.65">
            <text:p>0.65</text:p>
          </table:table-cell>
          <table:table-cell table:style-name="ce40" office:value-type="float" office:value="2.72">
            <text:p>2.72</text:p>
          </table:table-cell>
          <table:table-cell table:style-name="ce40" office:value-type="float" office:value="10.13">
            <text:p>10.13</text:p>
          </table:table-cell>
          <table:table-cell table:style-name="ce40" office:value-type="float" office:value="46.18">
            <text:p>46.18</text:p>
          </table:table-cell>
          <table:table-cell table:style-name="ce40" office:value-type="float" office:value="193.68">
            <text:p>193.68</text:p>
          </table:table-cell>
          <table:table-cell table:number-columns-repeated="2"/>
          <table:table-cell table:style-name="ce44"/>
          <table:table-cell office:value-type="float" office:value="13714">
            <text:p>13714</text:p>
          </table:table-cell>
          <table:table-cell office:value-type="float" office:value="13828">
            <text:p>13828</text:p>
          </table:table-cell>
          <table:table-cell office:value-type="float" office:value="981">
            <text:p>981</text:p>
          </table:table-cell>
          <table:table-cell office:value-type="float" office:value="17371">
            <text:p>17371</text:p>
          </table:table-cell>
          <table:table-cell office:value-type="float" office:value="12756">
            <text:p>12756</text:p>
          </table:table-cell>
          <table:table-cell office:value-type="float" office:value="176">
            <text:p>176</text:p>
          </table:table-cell>
          <table:table-cell office:value-type="float" office:value="38692">
            <text:p>38692</text:p>
          </table:table-cell>
        </table:table-row>
        <table:table-row table:style-name="ro2">
          <table:table-cell/>
          <table:table-cell table:style-name="ce18"/>
          <table:table-cell table:style-name="ce40" office:value-type="float" office:value="0.23">
            <text:p>0.23</text:p>
          </table:table-cell>
          <table:table-cell table:style-name="ce40" office:value-type="float" office:value="0.65">
            <text:p>0.65</text:p>
          </table:table-cell>
          <table:table-cell table:style-name="ce40" office:value-type="float" office:value="2.69">
            <text:p>2.69</text:p>
          </table:table-cell>
          <table:table-cell table:style-name="ce40" office:value-type="float" office:value="10.14">
            <text:p>10.14</text:p>
          </table:table-cell>
          <table:table-cell table:style-name="ce40" office:value-type="float" office:value="45.84">
            <text:p>45.84</text:p>
          </table:table-cell>
          <table:table-cell table:style-name="ce40" office:value-type="float" office:value="191.24">
            <text:p>191.24</text:p>
          </table:table-cell>
          <table:table-cell table:number-columns-repeated="2"/>
          <table:table-cell table:style-name="ce44"/>
          <table:table-cell office:value-type="float" office:value="8446">
            <text:p>8446</text:p>
          </table:table-cell>
          <table:table-cell office:value-type="float" office:value="17156">
            <text:p>17156</text:p>
          </table:table-cell>
          <table:table-cell office:value-type="float" office:value="653">
            <text:p>653</text:p>
          </table:table-cell>
          <table:table-cell office:value-type="float" office:value="19036">
            <text:p>19036</text:p>
          </table:table-cell>
          <table:table-cell office:value-type="float" office:value="18007">
            <text:p>18007</text:p>
          </table:table-cell>
          <table:table-cell office:value-type="float" office:value="9278">
            <text:p>9278</text:p>
          </table:table-cell>
          <table:table-cell office:value-type="float" office:value="37892">
            <text:p>37892</text:p>
          </table:table-cell>
        </table:table-row>
        <table:table-row table:style-name="ro2">
          <table:table-cell/>
          <table:table-cell table:style-name="ce18"/>
          <table:table-cell table:style-name="ce40" office:value-type="float" office:value="0.23">
            <text:p>0.23</text:p>
          </table:table-cell>
          <table:table-cell table:style-name="ce40" office:value-type="float" office:value="0.65">
            <text:p>0.65</text:p>
          </table:table-cell>
          <table:table-cell table:style-name="ce40" office:value-type="float" office:value="2.72">
            <text:p>2.72</text:p>
          </table:table-cell>
          <table:table-cell table:style-name="ce40" office:value-type="float" office:value="10.13">
            <text:p>10.13</text:p>
          </table:table-cell>
          <table:table-cell table:style-name="ce40" office:value-type="float" office:value="45.52">
            <text:p>45.52</text:p>
          </table:table-cell>
          <table:table-cell table:style-name="ce40" office:value-type="float" office:value="190.45">
            <text:p>190.45</text:p>
          </table:table-cell>
          <table:table-cell table:number-columns-repeated="3"/>
          <table:table-cell office:value-type="float" office:value="13930">
            <text:p>13930</text:p>
          </table:table-cell>
          <table:table-cell office:value-type="float" office:value="15960">
            <text:p>15960</text:p>
          </table:table-cell>
          <table:table-cell office:value-type="float" office:value="693">
            <text:p>693</text:p>
          </table:table-cell>
          <table:table-cell office:value-type="float" office:value="19272">
            <text:p>19272</text:p>
          </table:table-cell>
          <table:table-cell office:value-type="float" office:value="12624">
            <text:p>12624</text:p>
          </table:table-cell>
          <table:table-cell office:value-type="float" office:value="9039">
            <text:p>9039</text:p>
          </table:table-cell>
          <table:table-cell office:value-type="float" office:value="46412">
            <text:p>46412</text:p>
          </table:table-cell>
        </table:table-row>
        <table:table-row table:style-name="ro2">
          <table:table-cell/>
          <table:table-cell table:style-name="ce18"/>
          <table:table-cell table:style-name="ce40" office:value-type="float" office:value="0.22">
            <text:p>0.22</text:p>
          </table:table-cell>
          <table:table-cell table:style-name="ce40" office:value-type="float" office:value="0.65">
            <text:p>0.65</text:p>
          </table:table-cell>
          <table:table-cell table:style-name="ce40" office:value-type="float" office:value="2.72">
            <text:p>2.72</text:p>
          </table:table-cell>
          <table:table-cell table:style-name="ce40" office:value-type="float" office:value="10.14">
            <text:p>10.14</text:p>
          </table:table-cell>
          <table:table-cell table:style-name="ce40" office:value-type="float" office:value="45.58">
            <text:p>45.58</text:p>
          </table:table-cell>
          <table:table-cell table:style-name="ce40" office:value-type="float" office:value="192.32">
            <text:p>192.32</text:p>
          </table:table-cell>
          <table:table-cell table:number-columns-repeated="3"/>
          <table:table-cell office:value-type="float" office:value="9511">
            <text:p>9511</text:p>
          </table:table-cell>
          <table:table-cell office:value-type="float" office:value="16577">
            <text:p>16577</text:p>
          </table:table-cell>
          <table:table-cell office:value-type="float" office:value="644">
            <text:p>644</text:p>
          </table:table-cell>
          <table:table-cell office:value-type="float" office:value="19176">
            <text:p>19176</text:p>
          </table:table-cell>
          <table:table-cell office:value-type="float" office:value="18304">
            <text:p>18304</text:p>
          </table:table-cell>
          <table:table-cell office:value-type="float" office:value="10238">
            <text:p>10238</text:p>
          </table:table-cell>
          <table:table-cell office:value-type="float" office:value="36288">
            <text:p>36288</text:p>
          </table:table-cell>
        </table:table-row>
        <table:table-row table:style-name="ro2">
          <table:table-cell/>
          <table:table-cell table:style-name="ce18"/>
          <table:table-cell table:style-name="ce40" office:value-type="float" office:value="0.23">
            <text:p>0.23</text:p>
          </table:table-cell>
          <table:table-cell table:style-name="ce40" office:value-type="float" office:value="0.65">
            <text:p>0.65</text:p>
          </table:table-cell>
          <table:table-cell table:style-name="ce40" office:value-type="float" office:value="2.72">
            <text:p>2.72</text:p>
          </table:table-cell>
          <table:table-cell table:style-name="ce40" office:value-type="float" office:value="10.14">
            <text:p>10.14</text:p>
          </table:table-cell>
          <table:table-cell table:style-name="ce40" office:value-type="float" office:value="45.51">
            <text:p>45.51</text:p>
          </table:table-cell>
          <table:table-cell table:style-name="ce40" office:value-type="float" office:value="192.95">
            <text:p>192.95</text:p>
          </table:table-cell>
          <table:table-cell table:number-columns-repeated="3"/>
          <table:table-cell office:value-type="float" office:value="105830">
            <text:p>105830</text:p>
          </table:table-cell>
          <table:table-cell office:value-type="float" office:value="14598">
            <text:p>14598</text:p>
          </table:table-cell>
          <table:table-cell office:value-type="float" office:value="3877">
            <text:p>3877</text:p>
          </table:table-cell>
          <table:table-cell office:value-type="float" office:value="18478">
            <text:p>18478</text:p>
          </table:table-cell>
          <table:table-cell office:value-type="float" office:value="31088">
            <text:p>31088</text:p>
          </table:table-cell>
          <table:table-cell office:value-type="float" office:value="2678">
            <text:p>2678</text:p>
          </table:table-cell>
          <table:table-cell office:value-type="float" office:value="35625">
            <text:p>35625</text:p>
          </table:table-cell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25:.C29])" office:value-type="float" office:value="0.226">
            <text:p>0.23</text:p>
          </table:table-cell>
          <table:table-cell table:style-name="ce24" table:formula="of:=AVERAGE([.D25:.D29])" office:value-type="float" office:value="0.65">
            <text:p>0.65</text:p>
          </table:table-cell>
          <table:table-cell table:style-name="ce29" table:formula="of:=AVERAGE([.E25:.E29])" office:value-type="float" office:value="2.714">
            <text:p>2,71</text:p>
          </table:table-cell>
          <table:table-cell table:style-name="ce29" table:formula="of:=AVERAGE([.F25:.F29])" office:value-type="float" office:value="10.136">
            <text:p>10,14</text:p>
          </table:table-cell>
          <table:table-cell table:style-name="ce29" table:formula="of:=AVERAGE([.G25:.G29])" office:value-type="float" office:value="45.726">
            <text:p>45,73</text:p>
          </table:table-cell>
          <table:table-cell table:style-name="ce29" table:formula="of:=AVERAGE([.H25:.H29])" office:value-type="float" office:value="192.128">
            <text:p>192,13</text:p>
          </table:table-cell>
          <table:table-cell table:number-columns-repeated="3"/>
          <table:table-cell office:value-type="float" office:value="14325">
            <text:p>14325</text:p>
          </table:table-cell>
          <table:table-cell office:value-type="float" office:value="18100">
            <text:p>18100</text:p>
          </table:table-cell>
          <table:table-cell office:value-type="float" office:value="920">
            <text:p>920</text:p>
          </table:table-cell>
          <table:table-cell office:value-type="float" office:value="18972">
            <text:p>18972</text:p>
          </table:table-cell>
          <table:table-cell office:value-type="float" office:value="13564">
            <text:p>13564</text:p>
          </table:table-cell>
          <table:table-cell office:value-type="float" office:value="17164">
            <text:p>17164</text:p>
          </table:table-cell>
          <table:table-cell office:value-type="float" office:value="46265">
            <text:p>46265</text:p>
          </table:table-cell>
        </table:table-row>
        <table:table-row table:style-name="ro1">
          <table:table-cell/>
          <table:table-cell table:style-name="ce1" office:value-type="string">
            <text:p>STD</text:p>
          </table:table-cell>
          <table:table-cell table:style-name="ce26" table:formula="of:=STDEV([.C25:.C29])" office:value-type="float" office:value="0.00547722557505167">
            <text:p>0.01</text:p>
          </table:table-cell>
          <table:table-cell table:style-name="ce26" table:formula="of:=STDEV([.D25:.D29])" office:value-type="float" office:value="2.4849585030063E-017">
            <text:p>0.00</text:p>
          </table:table-cell>
          <table:table-cell table:style-name="ce26" table:formula="of:=STDEV([.E25:.E29])" office:value-type="float" office:value="0.0134164078649989">
            <text:p>0.01</text:p>
          </table:table-cell>
          <table:table-cell table:style-name="ce26" table:formula="of:=STDEV([.F25:.F29])" office:value-type="float" office:value="0.00547722557505154">
            <text:p>0.01</text:p>
          </table:table-cell>
          <table:table-cell table:style-name="ce26" table:formula="of:=STDEV([.G25:.G29])" office:value-type="float" office:value="0.287019163123301">
            <text:p>0.29</text:p>
          </table:table-cell>
          <table:table-cell table:style-name="ce26" table:formula="of:=STDEV([.H25:.H29])" office:value-type="float" office:value="1.29667652095656">
            <text:p>1.30</text:p>
          </table:table-cell>
          <table:table-cell table:number-columns-repeated="3"/>
          <table:table-cell office:value-type="float" office:value="9757">
            <text:p>9757</text:p>
          </table:table-cell>
          <table:table-cell office:value-type="float" office:value="14994">
            <text:p>14994</text:p>
          </table:table-cell>
          <table:table-cell office:value-type="float" office:value="640">
            <text:p>640</text:p>
          </table:table-cell>
          <table:table-cell office:value-type="float" office:value="19672">
            <text:p>19672</text:p>
          </table:table-cell>
          <table:table-cell office:value-type="float" office:value="17201">
            <text:p>17201</text:p>
          </table:table-cell>
          <table:table-cell office:value-type="float" office:value="12399">
            <text:p>12399</text:p>
          </table:table-cell>
          <table:table-cell office:value-type="float" office:value="28095">
            <text:p>28095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Average</text:p>
          </table:table-cell>
          <table:table-cell table:style-name="ce43" table:formula="of:=AVERAGE([.L22:.L31])" office:value-type="float" office:value="20685.4">
            <text:p>20685.4</text:p>
          </table:table-cell>
          <table:table-cell table:style-name="ce43" table:formula="of:=AVERAGE([.M22:.M31])" office:value-type="float" office:value="16024.2">
            <text:p>16024.2</text:p>
          </table:table-cell>
          <table:table-cell table:style-name="ce43" table:formula="of:=AVERAGE([.N22:.N31])" office:value-type="float" office:value="1272.6">
            <text:p>1272.6</text:p>
          </table:table-cell>
          <table:table-cell table:style-name="ce43" table:formula="of:=AVERAGE([.O22:.O31])" office:value-type="float" office:value="18901.3">
            <text:p>18901.3</text:p>
          </table:table-cell>
          <table:table-cell table:style-name="ce43" table:formula="of:=AVERAGE([.P22:.P31])" office:value-type="float" office:value="17122">
            <text:p>17122</text:p>
          </table:table-cell>
          <table:table-cell table:style-name="ce43" table:formula="of:=AVERAGE([.Q22:.Q31])" office:value-type="float" office:value="9571.4">
            <text:p>9571.4</text:p>
          </table:table-cell>
          <table:table-cell table:style-name="ce43" table:formula="of:=AVERAGE([.R22:.R31])" office:value-type="float" office:value="46319.6">
            <text:p>46319.6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STD</text:p>
          </table:table-cell>
          <table:table-cell table:style-name="ce43" table:formula="of:=STDEV([.L22:.L31])" office:value-type="float" office:value="30036.4687308981">
            <text:p>30036.47</text:p>
          </table:table-cell>
          <table:table-cell table:style-name="ce43" table:formula="of:=STDEV([.M22:.M31])" office:value-type="float" office:value="1421.70326643002">
            <text:p>1421.7</text:p>
          </table:table-cell>
          <table:table-cell table:style-name="ce43" table:formula="of:=STDEV([.N22:.N31])" office:value-type="float" office:value="1184.31988921912">
            <text:p>1184.32</text:p>
          </table:table-cell>
          <table:table-cell table:style-name="ce43" table:formula="of:=STDEV([.O22:.O31])" office:value-type="float" office:value="616.016964052127">
            <text:p>616.02</text:p>
          </table:table-cell>
          <table:table-cell table:style-name="ce43" table:formula="of:=STDEV([.P22:.P31])" office:value-type="float" office:value="5405.94166943497">
            <text:p>5405.94</text:p>
          </table:table-cell>
          <table:table-cell table:style-name="ce43" table:formula="of:=STDEV([.Q22:.Q31])" office:value-type="float" office:value="4942.17154700239">
            <text:p>4942.17</text:p>
          </table:table-cell>
          <table:table-cell table:style-name="ce43" table:formula="of:=STDEV([.R22:.R31])" office:value-type="float" office:value="23486.3318322239">
            <text:p>23486.33</text:p>
          </table:table-cell>
        </table:table-row>
        <table:table-row table:style-name="ro1">
          <table:table-cell/>
          <table:table-cell office:value-type="string">
            <text:p>Intel Quad Core Q9550 – kernel optimized</text:p>
          </table:table-cell>
          <table:table-cell table:number-columns-repeated="16"/>
        </table:table-row>
        <table:table-row table:style-name="ro2">
          <table:table-cell/>
          <table:table-cell table:style-name="ce59" office:value-type="string">
            <text:p>CPUS random (Linux CFS scheduler)</text:p>
          </table:table-cell>
          <table:table-cell table:number-columns-repeated="9"/>
          <table:table-cell table:style-name="ce45" office:value-type="string">
            <text:p>0x534178</text:p>
          </table:table-cell>
          <table:table-cell table:style-name="ce45" office:value-type="string">
            <text:p>0x53412e</text:p>
          </table:table-cell>
          <table:table-cell table:style-name="ce45" office:value-type="string">
            <text:p>0x534278</text:p>
          </table:table-cell>
          <table:table-cell table:style-name="ce45" office:value-type="string">
            <text:p>0x53712e</text:p>
          </table:table-cell>
          <table:table-cell table:style-name="ce45" office:value-type="string">
            <text:p>0x53722e</text:p>
          </table:table-cell>
          <table:table-cell table:style-name="ce45" office:value-type="string">
            <text:p>0x530277</text:p>
          </table:table-cell>
          <table:table-cell table:style-name="ce45" office:value-type="string">
            <text:p>0x53c378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Parallel 64 x 64</text:p>
          </table:table-cell>
          <table:table-cell table:style-name="ce46" office:value-type="string">
            <text:p>CMP_SNOOP:SHARE</text:p>
          </table:table-cell>
          <table:table-cell table:style-name="ce46" office:value-type="string">
            <text:p>LLC_MISSES</text:p>
          </table:table-cell>
          <table:table-cell table:style-name="ce46" office:value-type="string">
            <text:p>CMP_SNOOP:INVALIDATE </text:p>
          </table:table-cell>
          <table:table-cell table:style-name="ce46" office:value-type="string">
            <text:p>L2_RQSTS:I_STATE</text:p>
          </table:table-cell>
          <table:table-cell table:style-name="ce46" office:value-type="string">
            <text:p>L2_RQSTS:S_STATE </text:p>
          </table:table-cell>
          <table:table-cell table:style-name="ce46" office:value-type="string">
            <text:p>EXT_SNOOP:HIT</text:p>
          </table:table-cell>
          <table:table-cell table:style-name="ce46" office:value-type="string">
            <text:p>CMP_SNOOP:SHARE:INVALIDATE:BOTH_CORES</text:p>
          </table:table-cell>
        </table:table-row>
        <table:table-row table:style-name="ro1">
          <table:table-cell table:number-columns-repeated="2"/>
          <table:table-cell table:style-name="ce20" office:value-type="string">
            <text:p>Sequential 64x64</text:p>
          </table:table-cell>
          <table:table-cell table:style-name="ce20" office:value-type="string">
            <text:p>Sequential 128x128</text:p>
          </table:table-cell>
          <table:table-cell table:style-name="ce20" office:value-type="string">
            <text:p>Sequential 256x256</text:p>
          </table:table-cell>
          <table:table-cell table:style-name="ce20" office:value-type="string">
            <text:p>Sequential 512x512</text:p>
          </table:table-cell>
          <table:table-cell table:style-name="ce20" office:value-type="string">
            <text:p>Sequential 1024x1024</text:p>
          </table:table-cell>
          <table:table-cell table:style-name="ce20" office:value-type="string">
            <text:p>Sequential 2048x2048</text:p>
          </table:table-cell>
          <table:table-cell table:number-columns-repeated="3"/>
          <table:table-cell office:value-type="float" office:value="47649">
            <text:p>47649</text:p>
          </table:table-cell>
          <table:table-cell office:value-type="float" office:value="2578787">
            <text:p>2578787</text:p>
          </table:table-cell>
          <table:table-cell office:value-type="float" office:value="3178">
            <text:p>3178</text:p>
          </table:table-cell>
          <table:table-cell office:value-type="float" office:value="2593768">
            <text:p>2593768</text:p>
          </table:table-cell>
          <table:table-cell office:value-type="float" office:value="5679058">
            <text:p>5679058</text:p>
          </table:table-cell>
          <table:table-cell office:value-type="float" office:value="14271">
            <text:p>14271</text:p>
          </table:table-cell>
          <table:table-cell office:value-type="float" office:value="5407544">
            <text:p>5407544</text:p>
          </table:table-cell>
        </table:table-row>
        <table:table-row table:style-name="ro2">
          <table:table-cell table:number-columns-repeated="2"/>
          <table:table-cell table:style-name="ce40" office:value-type="float" office:value="0.19">
            <text:p>0.19</text:p>
          </table:table-cell>
          <table:table-cell table:style-name="ce40" office:value-type="float" office:value="0.62">
            <text:p>0.62</text:p>
          </table:table-cell>
          <table:table-cell table:style-name="ce40" office:value-type="float" office:value="2.32">
            <text:p>2.32</text:p>
          </table:table-cell>
          <table:table-cell table:style-name="ce40" office:value-type="float" office:value="8.92">
            <text:p>8.92</text:p>
          </table:table-cell>
          <table:table-cell table:style-name="ce40" office:value-type="float" office:value="35.22">
            <text:p>35.22</text:p>
          </table:table-cell>
          <table:table-cell table:style-name="ce40" office:value-type="float" office:value="146.01">
            <text:p>146.01</text:p>
          </table:table-cell>
          <table:table-cell table:number-columns-repeated="2"/>
          <table:table-cell table:style-name="ce44"/>
          <table:table-cell office:value-type="float" office:value="30710">
            <text:p>30710</text:p>
          </table:table-cell>
          <table:table-cell office:value-type="float" office:value="2556603">
            <text:p>2556603</text:p>
          </table:table-cell>
          <table:table-cell office:value-type="float" office:value="2479">
            <text:p>2479</text:p>
          </table:table-cell>
          <table:table-cell office:value-type="float" office:value="2574717">
            <text:p>2574717</text:p>
          </table:table-cell>
          <table:table-cell office:value-type="float" office:value="5217970">
            <text:p>5217970</text:p>
          </table:table-cell>
          <table:table-cell office:value-type="float" office:value="9997">
            <text:p>9997</text:p>
          </table:table-cell>
          <table:table-cell office:value-type="float" office:value="5213165">
            <text:p>5213165</text:p>
          </table:table-cell>
        </table:table-row>
        <table:table-row table:style-name="ro2">
          <table:table-cell table:number-columns-repeated="2"/>
          <table:table-cell table:style-name="ce40" office:value-type="float" office:value="0.19">
            <text:p>0.19</text:p>
          </table:table-cell>
          <table:table-cell table:style-name="ce40" office:value-type="float" office:value="0.62">
            <text:p>0.62</text:p>
          </table:table-cell>
          <table:table-cell table:style-name="ce40" office:value-type="float" office:value="2.32">
            <text:p>2.32</text:p>
          </table:table-cell>
          <table:table-cell table:style-name="ce40" office:value-type="float" office:value="8.92">
            <text:p>8.92</text:p>
          </table:table-cell>
          <table:table-cell table:style-name="ce40" office:value-type="float" office:value="35.18">
            <text:p>35.18</text:p>
          </table:table-cell>
          <table:table-cell table:style-name="ce40" office:value-type="float" office:value="146.01">
            <text:p>146.01</text:p>
          </table:table-cell>
          <table:table-cell table:number-columns-repeated="2"/>
          <table:table-cell table:style-name="ce44"/>
          <table:table-cell office:value-type="float" office:value="43593">
            <text:p>43593</text:p>
          </table:table-cell>
          <table:table-cell office:value-type="float" office:value="2578394">
            <text:p>2578394</text:p>
          </table:table-cell>
          <table:table-cell office:value-type="float" office:value="2054">
            <text:p>2054</text:p>
          </table:table-cell>
          <table:table-cell office:value-type="float" office:value="2594834">
            <text:p>2594834</text:p>
          </table:table-cell>
          <table:table-cell office:value-type="float" office:value="5678223">
            <text:p>5678223</text:p>
          </table:table-cell>
          <table:table-cell office:value-type="float" office:value="15650">
            <text:p>15650</text:p>
          </table:table-cell>
          <table:table-cell office:value-type="float" office:value="5374515">
            <text:p>5374515</text:p>
          </table:table-cell>
        </table:table-row>
        <table:table-row table:style-name="ro2">
          <table:table-cell table:number-columns-repeated="2"/>
          <table:table-cell table:style-name="ce40" office:value-type="float" office:value="0.19">
            <text:p>0.19</text:p>
          </table:table-cell>
          <table:table-cell table:style-name="ce40" office:value-type="float" office:value="0.62">
            <text:p>0.62</text:p>
          </table:table-cell>
          <table:table-cell table:style-name="ce40" office:value-type="float" office:value="2.32">
            <text:p>2.32</text:p>
          </table:table-cell>
          <table:table-cell table:style-name="ce40" office:value-type="float" office:value="8.92">
            <text:p>8.92</text:p>
          </table:table-cell>
          <table:table-cell table:style-name="ce40" office:value-type="float" office:value="35.65">
            <text:p>35.65</text:p>
          </table:table-cell>
          <table:table-cell table:style-name="ce40" office:value-type="float" office:value="146.05">
            <text:p>146.05</text:p>
          </table:table-cell>
          <table:table-cell table:number-columns-repeated="2"/>
          <table:table-cell table:style-name="ce44"/>
          <table:table-cell office:value-type="float" office:value="32594">
            <text:p>32594</text:p>
          </table:table-cell>
          <table:table-cell office:value-type="float" office:value="2555156">
            <text:p>2555156</text:p>
          </table:table-cell>
          <table:table-cell office:value-type="float" office:value="2184">
            <text:p>2184</text:p>
          </table:table-cell>
          <table:table-cell office:value-type="float" office:value="2564026">
            <text:p>2564026</text:p>
          </table:table-cell>
          <table:table-cell office:value-type="float" office:value="5544556">
            <text:p>5544556</text:p>
          </table:table-cell>
          <table:table-cell office:value-type="float" office:value="11544">
            <text:p>11544</text:p>
          </table:table-cell>
          <table:table-cell office:value-type="float" office:value="5314937">
            <text:p>5314937</text:p>
          </table:table-cell>
        </table:table-row>
        <table:table-row table:style-name="ro2">
          <table:table-cell table:number-columns-repeated="2"/>
          <table:table-cell table:style-name="ce40" office:value-type="float" office:value="0.19">
            <text:p>0.19</text:p>
          </table:table-cell>
          <table:table-cell table:style-name="ce40" office:value-type="float" office:value="0.62">
            <text:p>0.62</text:p>
          </table:table-cell>
          <table:table-cell table:style-name="ce40" office:value-type="float" office:value="2.32">
            <text:p>2.32</text:p>
          </table:table-cell>
          <table:table-cell table:style-name="ce40" office:value-type="float" office:value="8.92">
            <text:p>8.92</text:p>
          </table:table-cell>
          <table:table-cell table:style-name="ce40" office:value-type="float" office:value="35.67">
            <text:p>35.67</text:p>
          </table:table-cell>
          <table:table-cell table:style-name="ce40" office:value-type="float" office:value="146.06">
            <text:p>146.06</text:p>
          </table:table-cell>
          <table:table-cell table:number-columns-repeated="2"/>
          <table:table-cell table:style-name="ce44"/>
          <table:table-cell office:value-type="float" office:value="33978">
            <text:p>33978</text:p>
          </table:table-cell>
          <table:table-cell office:value-type="float" office:value="2524576">
            <text:p>2524576</text:p>
          </table:table-cell>
          <table:table-cell office:value-type="float" office:value="5994">
            <text:p>5994</text:p>
          </table:table-cell>
          <table:table-cell office:value-type="float" office:value="2558331">
            <text:p>2558331</text:p>
          </table:table-cell>
          <table:table-cell office:value-type="float" office:value="5652242">
            <text:p>5652242</text:p>
          </table:table-cell>
          <table:table-cell office:value-type="float" office:value="10499">
            <text:p>10499</text:p>
          </table:table-cell>
          <table:table-cell office:value-type="float" office:value="5424641">
            <text:p>5424641</text:p>
          </table:table-cell>
        </table:table-row>
        <table:table-row table:style-name="ro2">
          <table:table-cell table:number-columns-repeated="2"/>
          <table:table-cell table:style-name="ce40" office:value-type="float" office:value="0.19">
            <text:p>0.19</text:p>
          </table:table-cell>
          <table:table-cell table:style-name="ce40" office:value-type="float" office:value="0.62">
            <text:p>0.62</text:p>
          </table:table-cell>
          <table:table-cell table:style-name="ce40" office:value-type="float" office:value="2.31">
            <text:p>2.31</text:p>
          </table:table-cell>
          <table:table-cell table:style-name="ce40" office:value-type="float" office:value="8.95">
            <text:p>8.95</text:p>
          </table:table-cell>
          <table:table-cell table:style-name="ce40" office:value-type="float" office:value="35.7">
            <text:p>35.7</text:p>
          </table:table-cell>
          <table:table-cell table:style-name="ce40" office:value-type="float" office:value="146.12">
            <text:p>146.12</text:p>
          </table:table-cell>
          <table:table-cell table:number-columns-repeated="3"/>
          <table:table-cell office:value-type="float" office:value="14827">
            <text:p>14827</text:p>
          </table:table-cell>
          <table:table-cell office:value-type="float" office:value="2565961">
            <text:p>2565961</text:p>
          </table:table-cell>
          <table:table-cell office:value-type="float" office:value="1272">
            <text:p>1272</text:p>
          </table:table-cell>
          <table:table-cell office:value-type="float" office:value="2565283">
            <text:p>2565283</text:p>
          </table:table-cell>
          <table:table-cell office:value-type="float" office:value="5526298">
            <text:p>5526298</text:p>
          </table:table-cell>
          <table:table-cell office:value-type="float" office:value="1515">
            <text:p>1515</text:p>
          </table:table-cell>
          <table:table-cell office:value-type="float" office:value="5305960">
            <text:p>5305960</text:p>
          </table:table-cell>
        </table:table-row>
        <table:table-row table:style-name="ro1">
          <table:table-cell/>
          <table:table-cell table:style-name="ce1" office:value-type="string">
            <text:p>Average</text:p>
          </table:table-cell>
          <table:table-cell table:style-name="ce21" table:formula="of:=AVERAGE([.C38:.C42])" office:value-type="float" office:value="0.19">
            <text:p>0.19</text:p>
          </table:table-cell>
          <table:table-cell table:style-name="ce21" table:formula="of:=AVERAGE([.D38:.D42])" office:value-type="float" office:value="0.62">
            <text:p>0.62</text:p>
          </table:table-cell>
          <table:table-cell table:style-name="ce21" table:formula="of:=AVERAGE([.E38:.E42])" office:value-type="float" office:value="2.318">
            <text:p>2.32</text:p>
          </table:table-cell>
          <table:table-cell table:style-name="ce21" table:formula="of:=AVERAGE([.F38:.F42])" office:value-type="float" office:value="8.926">
            <text:p>8.93</text:p>
          </table:table-cell>
          <table:table-cell table:style-name="ce21" table:formula="of:=AVERAGE([.G38:.G42])" office:value-type="float" office:value="35.484">
            <text:p>35.48</text:p>
          </table:table-cell>
          <table:table-cell table:style-name="ce21" table:formula="of:=AVERAGE([.H38:.H42])" office:value-type="float" office:value="146.05">
            <text:p>146.05</text:p>
          </table:table-cell>
          <table:table-cell table:number-columns-repeated="3"/>
          <table:table-cell office:value-type="float" office:value="16743">
            <text:p>16743</text:p>
          </table:table-cell>
          <table:table-cell office:value-type="float" office:value="2558092">
            <text:p>2558092</text:p>
          </table:table-cell>
          <table:table-cell office:value-type="float" office:value="1312">
            <text:p>1312</text:p>
          </table:table-cell>
          <table:table-cell office:value-type="float" office:value="2584905">
            <text:p>2584905</text:p>
          </table:table-cell>
          <table:table-cell office:value-type="float" office:value="5677512">
            <text:p>5677512</text:p>
          </table:table-cell>
          <table:table-cell office:value-type="float" office:value="11959">
            <text:p>11959</text:p>
          </table:table-cell>
          <table:table-cell office:value-type="float" office:value="5353588">
            <text:p>5353588</text:p>
          </table:table-cell>
        </table:table-row>
        <table:table-row table:style-name="ro1">
          <table:table-cell/>
          <table:table-cell table:style-name="ce3" office:value-type="string">
            <text:p>STD</text:p>
          </table:table-cell>
          <table:table-cell table:style-name="ce22" table:formula="of:=STDEV([.C38:.C42])" office:value-type="float" office:value="1.24096403290376E-017">
            <text:p>0</text:p>
          </table:table-cell>
          <table:table-cell table:style-name="ce22" table:formula="of:=STDEV([.D38:.D42])" office:value-type="float" office:value="2.4849585030063E-017">
            <text:p>0</text:p>
          </table:table-cell>
          <table:table-cell table:style-name="ce22" table:formula="of:=STDEV([.E38:.E42])" office:value-type="float" office:value="0.00447213595499948">
            <text:p>0</text:p>
          </table:table-cell>
          <table:table-cell table:style-name="ce22" table:formula="of:=STDEV([.F38:.F42])" office:value-type="float" office:value="0.0134164078649985">
            <text:p>0.01</text:p>
          </table:table-cell>
          <table:table-cell table:style-name="ce22" table:formula="of:=STDEV([.G38:.G42])" office:value-type="float" office:value="0.260249879923124">
            <text:p>0.26</text:p>
          </table:table-cell>
          <table:table-cell table:style-name="ce32" table:formula="of:=STDEV([.H38:.H42])" office:value-type="float" office:value="0.045276925690693">
            <text:p>0.05</text:p>
          </table:table-cell>
          <table:table-cell table:number-columns-repeated="3"/>
          <table:table-cell office:value-type="float" office:value="12756">
            <text:p>12756</text:p>
          </table:table-cell>
          <table:table-cell office:value-type="float" office:value="2556107">
            <text:p>2556107</text:p>
          </table:table-cell>
          <table:table-cell office:value-type="float" office:value="1303">
            <text:p>1303</text:p>
          </table:table-cell>
          <table:table-cell office:value-type="float" office:value="2563428">
            <text:p>2563428</text:p>
          </table:table-cell>
          <table:table-cell office:value-type="float" office:value="5537982">
            <text:p>5537982</text:p>
          </table:table-cell>
          <table:table-cell office:value-type="float" office:value="10963">
            <text:p>10963</text:p>
          </table:table-cell>
          <table:table-cell office:value-type="float" office:value="5281150">
            <text:p>5281150</text:p>
          </table:table-cell>
        </table:table-row>
        <table:table-row table:style-name="ro1">
          <table:table-cell table:number-columns-repeated="11"/>
          <table:table-cell office:value-type="float" office:value="18887">
            <text:p>18887</text:p>
          </table:table-cell>
          <table:table-cell office:value-type="float" office:value="2554048">
            <text:p>2554048</text:p>
          </table:table-cell>
          <table:table-cell office:value-type="float" office:value="1309">
            <text:p>1309</text:p>
          </table:table-cell>
          <table:table-cell office:value-type="float" office:value="2592543">
            <text:p>2592543</text:p>
          </table:table-cell>
          <table:table-cell office:value-type="float" office:value="5672696">
            <text:p>5672696</text:p>
          </table:table-cell>
          <table:table-cell office:value-type="float" office:value="15888">
            <text:p>15888</text:p>
          </table:table-cell>
          <table:table-cell office:value-type="float" office:value="5355915">
            <text:p>5355915</text:p>
          </table:table-cell>
        </table:table-row>
        <table:table-row table:style-name="ro1">
          <table:table-cell table:number-columns-repeated="2"/>
          <table:table-cell table:style-name="ce20" office:value-type="string">
            <text:p>Parallel 64x64</text:p>
          </table:table-cell>
          <table:table-cell table:style-name="ce20" office:value-type="string">
            <text:p>Parallel 128x128</text:p>
          </table:table-cell>
          <table:table-cell table:style-name="ce20" office:value-type="string">
            <text:p>Parallel 256x256</text:p>
          </table:table-cell>
          <table:table-cell table:style-name="ce20" office:value-type="string">
            <text:p>Parallel 512x512</text:p>
          </table:table-cell>
          <table:table-cell table:style-name="ce20" office:value-type="string">
            <text:p>Parallel 1024x1024</text:p>
          </table:table-cell>
          <table:table-cell table:style-name="ce20" office:value-type="string">
            <text:p>Parallel 2048x2048</text:p>
          </table:table-cell>
          <table:table-cell table:number-columns-repeated="3"/>
          <table:table-cell office:value-type="float" office:value="13763">
            <text:p>13763</text:p>
          </table:table-cell>
          <table:table-cell office:value-type="float" office:value="2577041">
            <text:p>2577041</text:p>
          </table:table-cell>
          <table:table-cell office:value-type="float" office:value="1470">
            <text:p>1470</text:p>
          </table:table-cell>
          <table:table-cell office:value-type="float" office:value="2586964">
            <text:p>2586964</text:p>
          </table:table-cell>
          <table:table-cell office:value-type="float" office:value="5583907">
            <text:p>5583907</text:p>
          </table:table-cell>
          <table:table-cell office:value-type="float" office:value="10178">
            <text:p>10178</text:p>
          </table:table-cell>
          <table:table-cell office:value-type="float" office:value="5296459">
            <text:p>5296459</text:p>
          </table:table-cell>
        </table:table-row>
        <table:table-row table:style-name="ro2">
          <table:table-cell/>
          <table:table-cell table:style-name="ce18"/>
          <table:table-cell table:style-name="ce40" office:value-type="float" office:value="0.1">
            <text:p>0.1</text:p>
          </table:table-cell>
          <table:table-cell table:style-name="ce40" office:value-type="float" office:value="0.31">
            <text:p>0.31</text:p>
          </table:table-cell>
          <table:table-cell table:style-name="ce40" office:value-type="float" office:value="1.16">
            <text:p>1.16</text:p>
          </table:table-cell>
          <table:table-cell table:style-name="ce40" office:value-type="float" office:value="4.49">
            <text:p>4.49</text:p>
          </table:table-cell>
          <table:table-cell table:style-name="ce40" office:value-type="float" office:value="17.73">
            <text:p>17.73</text:p>
          </table:table-cell>
          <table:table-cell table:style-name="ce40" office:value-type="float" office:value="78.47">
            <text:p>78.47</text:p>
          </table:table-cell>
          <table:table-cell table:number-columns-repeated="2"/>
          <table:table-cell table:style-name="ce43" office:value-type="string">
            <text:p>Average</text:p>
          </table:table-cell>
          <table:table-cell table:style-name="ce43" table:formula="of:=AVERAGE([.L37:.L46])" office:value-type="float" office:value="26550">
            <text:p>26550</text:p>
          </table:table-cell>
          <table:table-cell table:style-name="ce43" table:formula="of:=AVERAGE([.M37:.M46])" office:value-type="float" office:value="2560476.5">
            <text:p>2560476.5</text:p>
          </table:table-cell>
          <table:table-cell table:style-name="ce43" table:formula="of:=AVERAGE([.N37:.N46])" office:value-type="float" office:value="2255.5">
            <text:p>2255.5</text:p>
          </table:table-cell>
          <table:table-cell table:style-name="ce43" table:formula="of:=AVERAGE([.O37:.O46])" office:value-type="float" office:value="2577879.9">
            <text:p>2577879.9</text:p>
          </table:table-cell>
          <table:table-cell table:style-name="ce43" table:formula="of:=AVERAGE([.P37:.P46])" office:value-type="float" office:value="5577044.4">
            <text:p>5577044.4</text:p>
          </table:table-cell>
          <table:table-cell table:style-name="ce43" table:formula="of:=AVERAGE([.Q37:.Q46])" office:value-type="float" office:value="11246.4">
            <text:p>11246.4</text:p>
          </table:table-cell>
          <table:table-cell table:style-name="ce43" table:formula="of:=AVERAGE([.R37:.R46])" office:value-type="float" office:value="5332787.4">
            <text:p>5332787.4</text:p>
          </table:table-cell>
        </table:table-row>
        <table:table-row table:style-name="ro2">
          <table:table-cell/>
          <table:table-cell table:style-name="ce18"/>
          <table:table-cell table:style-name="ce40" office:value-type="float" office:value="0.1">
            <text:p>0.1</text:p>
          </table:table-cell>
          <table:table-cell table:style-name="ce40" office:value-type="float" office:value="0.31">
            <text:p>0.31</text:p>
          </table:table-cell>
          <table:table-cell table:style-name="ce40" office:value-type="float" office:value="1.17">
            <text:p>1.17</text:p>
          </table:table-cell>
          <table:table-cell table:style-name="ce40" office:value-type="float" office:value="4.49">
            <text:p>4.49</text:p>
          </table:table-cell>
          <table:table-cell table:style-name="ce40" office:value-type="float" office:value="17.72">
            <text:p>17.72</text:p>
          </table:table-cell>
          <table:table-cell table:style-name="ce40" office:value-type="float" office:value="78.68">
            <text:p>78.68</text:p>
          </table:table-cell>
          <table:table-cell table:number-columns-repeated="2"/>
          <table:table-cell table:style-name="ce43" office:value-type="string">
            <text:p>STD</text:p>
          </table:table-cell>
          <table:table-cell table:style-name="ce43" table:formula="of:=STDEV([.L37:.L46])" office:value-type="float" office:value="12870.0847014393">
            <text:p>12870.08</text:p>
          </table:table-cell>
          <table:table-cell table:style-name="ce43" table:formula="of:=STDEV([.M37:.M46])" office:value-type="float" office:value="16189.9667918814">
            <text:p>16189.97</text:p>
          </table:table-cell>
          <table:table-cell table:style-name="ce43" table:formula="of:=STDEV([.N37:.N46])" office:value-type="float" office:value="1460.61815300539">
            <text:p>1460.62</text:p>
          </table:table-cell>
          <table:table-cell table:style-name="ce43" table:formula="of:=STDEV([.O37:.O46])" office:value-type="float" office:value="14292.1342349171">
            <text:p>14292.13</text:p>
          </table:table-cell>
          <table:table-cell table:style-name="ce43" table:formula="of:=STDEV([.P37:.P46])" office:value-type="float" office:value="141295.440799451">
            <text:p>141295.44</text:p>
          </table:table-cell>
          <table:table-cell table:style-name="ce43" table:formula="of:=STDEV([.Q37:.Q46])" office:value-type="float" office:value="4065.05788396672">
            <text:p>4065.06</text:p>
          </table:table-cell>
          <table:table-cell table:style-name="ce43" table:formula="of:=STDEV([.R37:.R46])" office:value-type="float" office:value="63305.6211286872">
            <text:p>63305.62</text:p>
          </table:table-cell>
        </table:table-row>
        <table:table-row table:style-name="ro2">
          <table:table-cell/>
          <table:table-cell table:style-name="ce18"/>
          <table:table-cell table:style-name="ce40" office:value-type="float" office:value="0.1">
            <text:p>0.1</text:p>
          </table:table-cell>
          <table:table-cell table:style-name="ce40" office:value-type="float" office:value="0.31">
            <text:p>0.31</text:p>
          </table:table-cell>
          <table:table-cell table:style-name="ce40" office:value-type="float" office:value="1.16">
            <text:p>1.16</text:p>
          </table:table-cell>
          <table:table-cell table:style-name="ce40" office:value-type="float" office:value="4.5">
            <text:p>4.5</text:p>
          </table:table-cell>
          <table:table-cell table:style-name="ce40" office:value-type="float" office:value="18.05">
            <text:p>18.05</text:p>
          </table:table-cell>
          <table:table-cell table:style-name="ce40" office:value-type="float" office:value="78.7">
            <text:p>78.7</text:p>
          </table:table-cell>
          <table:table-cell table:number-columns-repeated="10"/>
        </table:table-row>
        <table:table-row table:style-name="ro2">
          <table:table-cell/>
          <table:table-cell table:style-name="ce18"/>
          <table:table-cell table:style-name="ce40" office:value-type="float" office:value="0.1">
            <text:p>0.1</text:p>
          </table:table-cell>
          <table:table-cell table:style-name="ce40" office:value-type="float" office:value="0.31">
            <text:p>0.31</text:p>
          </table:table-cell>
          <table:table-cell table:style-name="ce40" office:value-type="float" office:value="1.16">
            <text:p>1.16</text:p>
          </table:table-cell>
          <table:table-cell table:style-name="ce40" office:value-type="float" office:value="4.49">
            <text:p>4.49</text:p>
          </table:table-cell>
          <table:table-cell table:style-name="ce40" office:value-type="float" office:value="18.1">
            <text:p>18.1</text:p>
          </table:table-cell>
          <table:table-cell table:style-name="ce40" office:value-type="float" office:value="78.66">
            <text:p>78.66</text:p>
          </table:table-cell>
          <table:table-cell table:number-columns-repeated="10"/>
        </table:table-row>
        <table:table-row table:style-name="ro2">
          <table:table-cell/>
          <table:table-cell table:style-name="ce18"/>
          <table:table-cell table:style-name="ce40" office:value-type="float" office:value="0.1">
            <text:p>0.1</text:p>
          </table:table-cell>
          <table:table-cell table:style-name="ce40" office:value-type="float" office:value="0.31">
            <text:p>0.31</text:p>
          </table:table-cell>
          <table:table-cell table:style-name="ce40" office:value-type="float" office:value="1.16">
            <text:p>1.16</text:p>
          </table:table-cell>
          <table:table-cell table:style-name="ce40" office:value-type="float" office:value="4.5">
            <text:p>4.5</text:p>
          </table:table-cell>
          <table:table-cell table:style-name="ce40" office:value-type="float" office:value="18.09">
            <text:p>18.09</text:p>
          </table:table-cell>
          <table:table-cell table:style-name="ce40" office:value-type="float" office:value="78.79">
            <text:p>78.79</text:p>
          </table:table-cell>
          <table:table-cell table:number-columns-repeated="10"/>
        </table:table-row>
        <table:table-row table:style-name="ro2">
          <table:table-cell/>
          <table:table-cell table:style-name="ce19" office:value-type="string">
            <text:p>Average</text:p>
          </table:table-cell>
          <table:table-cell table:style-name="ce24" table:formula="of:=AVERAGE([.C47:.C51])" office:value-type="float" office:value="0.1">
            <text:p>0.1</text:p>
          </table:table-cell>
          <table:table-cell table:style-name="ce29" table:formula="of:=AVERAGE([.D47:.D51])" office:value-type="float" office:value="0.31">
            <text:p>0,31</text:p>
          </table:table-cell>
          <table:table-cell table:style-name="ce29" table:formula="of:=AVERAGE([.E47:.E51])" office:value-type="float" office:value="1.162">
            <text:p>1,16</text:p>
          </table:table-cell>
          <table:table-cell table:style-name="ce24" table:formula="of:=AVERAGE([.F47:.F51])" office:value-type="float" office:value="4.494">
            <text:p>4.49</text:p>
          </table:table-cell>
          <table:table-cell table:style-name="ce26" table:formula="of:=AVERAGE([.G47:.G51])" office:value-type="float" office:value="17.938">
            <text:p>17.94</text:p>
          </table:table-cell>
          <table:table-cell table:style-name="ce29" table:formula="of:=AVERAGE([.H47:.H51])" office:value-type="float" office:value="78.66">
            <text:p>78,66</text:p>
          </table:table-cell>
          <table:table-cell table:number-columns-repeated="3"/>
          <table:table-cell table:style-name="ce45" office:value-type="string">
            <text:p>0x534178</text:p>
          </table:table-cell>
          <table:table-cell table:style-name="ce45" office:value-type="string">
            <text:p>0x53412e</text:p>
          </table:table-cell>
          <table:table-cell table:style-name="ce45" office:value-type="string">
            <text:p>0x534278</text:p>
          </table:table-cell>
          <table:table-cell table:style-name="ce45" office:value-type="string">
            <text:p>0x53712e</text:p>
          </table:table-cell>
          <table:table-cell table:style-name="ce45" office:value-type="string">
            <text:p>0x53722e</text:p>
          </table:table-cell>
          <table:table-cell table:style-name="ce45" office:value-type="string">
            <text:p>0x530277</text:p>
          </table:table-cell>
          <table:table-cell table:style-name="ce45" office:value-type="string">
            <text:p>0x53c378</text:p>
          </table:table-cell>
        </table:table-row>
        <table:table-row table:style-name="ro2">
          <table:table-cell/>
          <table:table-cell table:style-name="ce19" office:value-type="string">
            <text:p>STD</text:p>
          </table:table-cell>
          <table:table-cell table:style-name="ce24" table:formula="of:=STDEV([.C47:.C51])" office:value-type="float" office:value="6.20482016451879E-018">
            <text:p>0</text:p>
          </table:table-cell>
          <table:table-cell table:style-name="ce29" table:formula="of:=STDEV([.D47:.D51])" office:value-type="float" office:value="1.24247925150315E-017">
            <text:p>0,00</text:p>
          </table:table-cell>
          <table:table-cell table:style-name="ce29" table:formula="of:=STDEV([.E47:.E51])" office:value-type="float" office:value="0.00447213595499958">
            <text:p>0,00</text:p>
          </table:table-cell>
          <table:table-cell table:style-name="ce24" table:formula="of:=STDEV([.F47:.F51])" office:value-type="float" office:value="0.00547722557505154">
            <text:p>0.01</text:p>
          </table:table-cell>
          <table:table-cell table:style-name="ce26" table:formula="of:=STDEV([.G47:.G51])" office:value-type="float" office:value="0.195371441106422">
            <text:p>0.20</text:p>
          </table:table-cell>
          <table:table-cell table:style-name="ce29" table:formula="of:=STDEV([.H47:.H51])" office:value-type="float" office:value="0.117260393995588">
            <text:p>0,12</text:p>
          </table:table-cell>
          <table:table-cell table:number-columns-repeated="2"/>
          <table:table-cell table:style-name="ce43" office:value-type="string">
            <text:p>Sequential 128 x 128</text:p>
          </table:table-cell>
          <table:table-cell table:style-name="ce46" office:value-type="string">
            <text:p>CMP_SNOOP:SHARE</text:p>
          </table:table-cell>
          <table:table-cell table:style-name="ce46" office:value-type="string">
            <text:p>LLC_MISSES</text:p>
          </table:table-cell>
          <table:table-cell table:style-name="ce46" office:value-type="string">
            <text:p>CMP_SNOOP:INVALIDATE </text:p>
          </table:table-cell>
          <table:table-cell table:style-name="ce46" office:value-type="string">
            <text:p>L2_RQSTS:I_STATE</text:p>
          </table:table-cell>
          <table:table-cell table:style-name="ce46" office:value-type="string">
            <text:p>L2_RQSTS:S_STATE </text:p>
          </table:table-cell>
          <table:table-cell table:style-name="ce46" office:value-type="string">
            <text:p>EXT_SNOOP:HIT</text:p>
          </table:table-cell>
          <table:table-cell table:style-name="ce46" office:value-type="string">
            <text:p>CMP_SNOOP:SHARE:INVALIDATE:BOTH_CORES</text:p>
          </table:table-cell>
        </table:table-row>
        <table:table-row table:style-name="ro1">
          <table:table-cell table:number-columns-repeated="11"/>
          <table:table-cell office:value-type="float" office:value="2357">
            <text:p>2357</text:p>
          </table:table-cell>
          <table:table-cell office:value-type="float" office:value="945">
            <text:p>945</text:p>
          </table:table-cell>
          <table:table-cell office:value-type="float" office:value="224">
            <text:p>224</text:p>
          </table:table-cell>
          <table:table-cell office:value-type="float" office:value="1859">
            <text:p>1859</text:p>
          </table:table-cell>
          <table:table-cell office:value-type="float" office:value="50076256">
            <text:p>50076256</text:p>
          </table:table-cell>
          <table:table-cell office:value-type="float" office:value="2194">
            <text:p>2194</text:p>
          </table:table-cell>
          <table:table-cell office:value-type="float" office:value="20592073">
            <text:p>20592073</text:p>
          </table:table-cell>
        </table:table-row>
        <table:table-row table:style-name="ro1">
          <table:table-cell/>
          <table:table-cell table:style-name="ce18"/>
          <table:table-cell table:style-name="ce25" office:value-type="string">
            <text:p>Concurrent 64x46</text:p>
          </table:table-cell>
          <table:table-cell table:style-name="ce25" office:value-type="string">
            <text:p>Concurrent 128x128</text:p>
          </table:table-cell>
          <table:table-cell table:style-name="ce25" office:value-type="string">
            <text:p>Concurrent 256x256</text:p>
          </table:table-cell>
          <table:table-cell table:style-name="ce25" office:value-type="string">
            <text:p>Concurrent 512x512</text:p>
          </table:table-cell>
          <table:table-cell table:style-name="ce25" office:value-type="string">
            <text:p>Concurrent 1024x1024</text:p>
          </table:table-cell>
          <table:table-cell table:style-name="ce25" office:value-type="string">
            <text:p>Concurrent 2048x2048</text:p>
          </table:table-cell>
          <table:table-cell table:number-columns-repeated="2"/>
          <table:table-cell table:style-name="ce44"/>
          <table:table-cell office:value-type="float" office:value="33353">
            <text:p>33353</text:p>
          </table:table-cell>
          <table:table-cell office:value-type="float" office:value="1190">
            <text:p>1190</text:p>
          </table:table-cell>
          <table:table-cell office:value-type="float" office:value="1536">
            <text:p>1536</text:p>
          </table:table-cell>
          <table:table-cell office:value-type="float" office:value="2045">
            <text:p>2045</text:p>
          </table:table-cell>
          <table:table-cell office:value-type="float" office:value="49789148">
            <text:p>49789148</text:p>
          </table:table-cell>
          <table:table-cell office:value-type="float" office:value="19715">
            <text:p>19715</text:p>
          </table:table-cell>
          <table:table-cell office:value-type="float" office:value="20662317">
            <text:p>20662317</text:p>
          </table:table-cell>
        </table:table-row>
        <table:table-row table:style-name="ro2">
          <table:table-cell/>
          <table:table-cell table:style-name="ce18"/>
          <table:table-cell table:style-name="ce40" office:value-type="float" office:value="0.25">
            <text:p>0.25</text:p>
          </table:table-cell>
          <table:table-cell table:style-name="ce40" office:value-type="float" office:value="0.66">
            <text:p>0.66</text:p>
          </table:table-cell>
          <table:table-cell table:style-name="ce40" office:value-type="float" office:value="2.72">
            <text:p>2.72</text:p>
          </table:table-cell>
          <table:table-cell table:style-name="ce40" office:value-type="float" office:value="10.13">
            <text:p>10.13</text:p>
          </table:table-cell>
          <table:table-cell table:style-name="ce40" office:value-type="float" office:value="47.41">
            <text:p>47.41</text:p>
          </table:table-cell>
          <table:table-cell table:style-name="ce40" office:value-type="float" office:value="190.43">
            <text:p>190.43</text:p>
          </table:table-cell>
          <table:table-cell table:number-columns-repeated="2"/>
          <table:table-cell table:style-name="ce44"/>
          <table:table-cell office:value-type="float" office:value="12987">
            <text:p>12987</text:p>
          </table:table-cell>
          <table:table-cell office:value-type="float" office:value="847">
            <text:p>847</text:p>
          </table:table-cell>
          <table:table-cell office:value-type="float" office:value="1286">
            <text:p>1286</text:p>
          </table:table-cell>
          <table:table-cell office:value-type="float" office:value="485">
            <text:p>485</text:p>
          </table:table-cell>
          <table:table-cell office:value-type="float" office:value="49310719">
            <text:p>49310719</text:p>
          </table:table-cell>
          <table:table-cell office:value-type="float" office:value="14189">
            <text:p>14189</text:p>
          </table:table-cell>
          <table:table-cell office:value-type="float" office:value="20602663">
            <text:p>20602663</text:p>
          </table:table-cell>
        </table:table-row>
        <table:table-row table:style-name="ro2">
          <table:table-cell/>
          <table:table-cell table:style-name="ce18"/>
          <table:table-cell table:style-name="ce40" office:value-type="float" office:value="0.23">
            <text:p>0.23</text:p>
          </table:table-cell>
          <table:table-cell table:style-name="ce40" office:value-type="float" office:value="0.65">
            <text:p>0.65</text:p>
          </table:table-cell>
          <table:table-cell table:style-name="ce40" office:value-type="float" office:value="2.72">
            <text:p>2.72</text:p>
          </table:table-cell>
          <table:table-cell table:style-name="ce40" office:value-type="float" office:value="10.13">
            <text:p>10.13</text:p>
          </table:table-cell>
          <table:table-cell table:style-name="ce40" office:value-type="float" office:value="43.99">
            <text:p>43.99</text:p>
          </table:table-cell>
          <table:table-cell table:style-name="ce40" office:value-type="float" office:value="188.02">
            <text:p>188.02</text:p>
          </table:table-cell>
          <table:table-cell table:number-columns-repeated="2"/>
          <table:table-cell table:style-name="ce44"/>
          <table:table-cell office:value-type="float" office:value="41718">
            <text:p>41718</text:p>
          </table:table-cell>
          <table:table-cell office:value-type="float" office:value="1465">
            <text:p>1465</text:p>
          </table:table-cell>
          <table:table-cell office:value-type="float" office:value="1563">
            <text:p>1563</text:p>
          </table:table-cell>
          <table:table-cell office:value-type="float" office:value="793">
            <text:p>793</text:p>
          </table:table-cell>
          <table:table-cell office:value-type="float" office:value="49771147">
            <text:p>49771147</text:p>
          </table:table-cell>
          <table:table-cell office:value-type="float" office:value="12603">
            <text:p>12603</text:p>
          </table:table-cell>
          <table:table-cell office:value-type="float" office:value="20680510">
            <text:p>20680510</text:p>
          </table:table-cell>
        </table:table-row>
        <table:table-row table:style-name="ro2">
          <table:table-cell/>
          <table:table-cell table:style-name="ce18"/>
          <table:table-cell table:style-name="ce40" office:value-type="float" office:value="0.22">
            <text:p>0.22</text:p>
          </table:table-cell>
          <table:table-cell table:style-name="ce40" office:value-type="float" office:value="0.66">
            <text:p>0.66</text:p>
          </table:table-cell>
          <table:table-cell table:style-name="ce40" office:value-type="float" office:value="2.72">
            <text:p>2.72</text:p>
          </table:table-cell>
          <table:table-cell table:style-name="ce40" office:value-type="float" office:value="10.13">
            <text:p>10.13</text:p>
          </table:table-cell>
          <table:table-cell table:style-name="ce40" office:value-type="float" office:value="43.58">
            <text:p>43.58</text:p>
          </table:table-cell>
          <table:table-cell table:style-name="ce40" office:value-type="float" office:value="191.23">
            <text:p>191.23</text:p>
          </table:table-cell>
          <table:table-cell table:number-columns-repeated="2"/>
          <table:table-cell table:style-name="ce44"/>
          <table:table-cell office:value-type="float" office:value="466031">
            <text:p>466031</text:p>
          </table:table-cell>
          <table:table-cell office:value-type="float" office:value="678">
            <text:p>678</text:p>
          </table:table-cell>
          <table:table-cell office:value-type="float" office:value="62965">
            <text:p>62965</text:p>
          </table:table-cell>
          <table:table-cell office:value-type="float" office:value="2569">
            <text:p>2569</text:p>
          </table:table-cell>
          <table:table-cell office:value-type="float" office:value="32358773">
            <text:p>32358773</text:p>
          </table:table-cell>
          <table:table-cell office:value-type="float" office:value="16665">
            <text:p>16665</text:p>
          </table:table-cell>
          <table:table-cell office:value-type="float" office:value="20619922">
            <text:p>20619922</text:p>
          </table:table-cell>
        </table:table-row>
        <table:table-row table:style-name="ro2">
          <table:table-cell/>
          <table:table-cell table:style-name="ce18"/>
          <table:table-cell table:style-name="ce40" office:value-type="float" office:value="0.23">
            <text:p>0.23</text:p>
          </table:table-cell>
          <table:table-cell table:style-name="ce40" office:value-type="float" office:value="0.65">
            <text:p>0.65</text:p>
          </table:table-cell>
          <table:table-cell table:style-name="ce40" office:value-type="float" office:value="2.72">
            <text:p>2.72</text:p>
          </table:table-cell>
          <table:table-cell table:style-name="ce40" office:value-type="float" office:value="10.13">
            <text:p>10.13</text:p>
          </table:table-cell>
          <table:table-cell table:style-name="ce40" office:value-type="float" office:value="43.28">
            <text:p>43.28</text:p>
          </table:table-cell>
          <table:table-cell table:style-name="ce40" office:value-type="float" office:value="192.17">
            <text:p>192.17</text:p>
          </table:table-cell>
          <table:table-cell table:number-columns-repeated="3"/>
          <table:table-cell office:value-type="float" office:value="8064">
            <text:p>8064</text:p>
          </table:table-cell>
          <table:table-cell office:value-type="float" office:value="1543">
            <text:p>1543</text:p>
          </table:table-cell>
          <table:table-cell office:value-type="float" office:value="654">
            <text:p>654</text:p>
          </table:table-cell>
          <table:table-cell office:value-type="float" office:value="3383">
            <text:p>3383</text:p>
          </table:table-cell>
          <table:table-cell office:value-type="float" office:value="49919253">
            <text:p>49919253</text:p>
          </table:table-cell>
          <table:table-cell office:value-type="float" office:value="3178">
            <text:p>3178</text:p>
          </table:table-cell>
          <table:table-cell office:value-type="float" office:value="20669744">
            <text:p>20669744</text:p>
          </table:table-cell>
        </table:table-row>
        <table:table-row table:style-name="ro2">
          <table:table-cell/>
          <table:table-cell table:style-name="ce18"/>
          <table:table-cell table:style-name="ce40" office:value-type="float" office:value="0.24">
            <text:p>0.24</text:p>
          </table:table-cell>
          <table:table-cell table:style-name="ce40" office:value-type="float" office:value="0.65">
            <text:p>0.65</text:p>
          </table:table-cell>
          <table:table-cell table:style-name="ce40" office:value-type="float" office:value="2.72">
            <text:p>2.72</text:p>
          </table:table-cell>
          <table:table-cell table:style-name="ce40" office:value-type="float" office:value="10.14">
            <text:p>10.14</text:p>
          </table:table-cell>
          <table:table-cell table:style-name="ce40" office:value-type="float" office:value="43.7">
            <text:p>43.7</text:p>
          </table:table-cell>
          <table:table-cell table:style-name="ce40" office:value-type="float" office:value="190.82">
            <text:p>190.82</text:p>
          </table:table-cell>
          <table:table-cell table:number-columns-repeated="3"/>
          <table:table-cell office:value-type="float" office:value="4461">
            <text:p>4461</text:p>
          </table:table-cell>
          <table:table-cell office:value-type="float" office:value="868">
            <text:p>868</text:p>
          </table:table-cell>
          <table:table-cell office:value-type="float" office:value="599">
            <text:p>599</text:p>
          </table:table-cell>
          <table:table-cell office:value-type="float" office:value="330">
            <text:p>330</text:p>
          </table:table-cell>
          <table:table-cell office:value-type="float" office:value="50101845">
            <text:p>50101845</text:p>
          </table:table-cell>
          <table:table-cell office:value-type="float" office:value="19094">
            <text:p>19094</text:p>
          </table:table-cell>
          <table:table-cell office:value-type="float" office:value="20602890">
            <text:p>20602890</text:p>
          </table:table-cell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56:.C60])" office:value-type="float" office:value="0.234">
            <text:p>0.23</text:p>
          </table:table-cell>
          <table:table-cell table:style-name="ce24" table:formula="of:=AVERAGE([.D56:.D60])" office:value-type="float" office:value="0.654">
            <text:p>0.65</text:p>
          </table:table-cell>
          <table:table-cell table:style-name="ce29" table:formula="of:=AVERAGE([.E56:.E60])" office:value-type="float" office:value="2.72">
            <text:p>2,72</text:p>
          </table:table-cell>
          <table:table-cell table:style-name="ce29" table:formula="of:=AVERAGE([.F56:.F60])" office:value-type="float" office:value="10.132">
            <text:p>10,13</text:p>
          </table:table-cell>
          <table:table-cell table:style-name="ce29" table:formula="of:=AVERAGE([.G56:.G60])" office:value-type="float" office:value="44.392">
            <text:p>44,39</text:p>
          </table:table-cell>
          <table:table-cell table:style-name="ce29" table:formula="of:=AVERAGE([.H56:.H60])" office:value-type="float" office:value="190.534">
            <text:p>190,53</text:p>
          </table:table-cell>
          <table:table-cell table:number-columns-repeated="3"/>
          <table:table-cell office:value-type="float" office:value="9764">
            <text:p>9764</text:p>
          </table:table-cell>
          <table:table-cell office:value-type="float" office:value="966">
            <text:p>966</text:p>
          </table:table-cell>
          <table:table-cell office:value-type="float" office:value="370">
            <text:p>370</text:p>
          </table:table-cell>
          <table:table-cell office:value-type="float" office:value="202">
            <text:p>202</text:p>
          </table:table-cell>
          <table:table-cell office:value-type="float" office:value="49809523">
            <text:p>49809523</text:p>
          </table:table-cell>
          <table:table-cell office:value-type="float" office:value="12312">
            <text:p>12312</text:p>
          </table:table-cell>
          <table:table-cell office:value-type="float" office:value="20641608">
            <text:p>20641608</text:p>
          </table:table-cell>
        </table:table-row>
        <table:table-row table:style-name="ro1">
          <table:table-cell/>
          <table:table-cell table:style-name="ce1" office:value-type="string">
            <text:p>STD</text:p>
          </table:table-cell>
          <table:table-cell table:style-name="ce26" table:formula="of:=STDEV([.C56:.C60])" office:value-type="float" office:value="0.0114017542509914">
            <text:p>0.01</text:p>
          </table:table-cell>
          <table:table-cell table:style-name="ce26" table:formula="of:=STDEV([.D56:.D60])" office:value-type="float" office:value="0.00547722557505167">
            <text:p>0.01</text:p>
          </table:table-cell>
          <table:table-cell table:style-name="ce26" table:formula="of:=STDEV([.E56:.E60])" office:value-type="float" office:value="9.93983401202521E-017">
            <text:p>0.00</text:p>
          </table:table-cell>
          <table:table-cell table:style-name="ce26" table:formula="of:=STDEV([.F56:.F60])" office:value-type="float" office:value="0.00447213595499948">
            <text:p>0.00</text:p>
          </table:table-cell>
          <table:table-cell table:style-name="ce26" table:formula="of:=STDEV([.G56:.G60])" office:value-type="float" office:value="1.70621510953338">
            <text:p>1.71</text:p>
          </table:table-cell>
          <table:table-cell table:style-name="ce26" table:formula="of:=STDEV([.H56:.H60])" office:value-type="float" office:value="1.54707142692248">
            <text:p>1.55</text:p>
          </table:table-cell>
          <table:table-cell table:number-columns-repeated="3"/>
          <table:table-cell office:value-type="float" office:value="3325">
            <text:p>3325</text:p>
          </table:table-cell>
          <table:table-cell office:value-type="float" office:value="1113">
            <text:p>1113</text:p>
          </table:table-cell>
          <table:table-cell office:value-type="float" office:value="618">
            <text:p>618</text:p>
          </table:table-cell>
          <table:table-cell office:value-type="float" office:value="1261">
            <text:p>1261</text:p>
          </table:table-cell>
          <table:table-cell office:value-type="float" office:value="49717922">
            <text:p>49717922</text:p>
          </table:table-cell>
          <table:table-cell office:value-type="float" office:value="11224">
            <text:p>11224</text:p>
          </table:table-cell>
          <table:table-cell office:value-type="float" office:value="20596988">
            <text:p>20596988</text:p>
          </table:table-cell>
        </table:table-row>
        <table:table-row table:style-name="ro1">
          <table:table-cell table:number-columns-repeated="11"/>
          <table:table-cell office:value-type="float" office:value="31462">
            <text:p>31462</text:p>
          </table:table-cell>
          <table:table-cell office:value-type="float" office:value="1160">
            <text:p>1160</text:p>
          </table:table-cell>
          <table:table-cell office:value-type="float" office:value="1399">
            <text:p>1399</text:p>
          </table:table-cell>
          <table:table-cell office:value-type="float" office:value="695">
            <text:p>695</text:p>
          </table:table-cell>
          <table:table-cell office:value-type="float" office:value="49784192">
            <text:p>49784192</text:p>
          </table:table-cell>
          <table:table-cell office:value-type="float" office:value="11102">
            <text:p>11102</text:p>
          </table:table-cell>
          <table:table-cell office:value-type="float" office:value="20696652">
            <text:p>20696652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Average</text:p>
          </table:table-cell>
          <table:table-cell table:style-name="ce43" table:formula="of:=AVERAGE([.L54:.L63])" office:value-type="float" office:value="61352.2">
            <text:p>61352.2</text:p>
          </table:table-cell>
          <table:table-cell table:style-name="ce43" table:formula="of:=AVERAGE([.M54:.M63])" office:value-type="float" office:value="1077.5">
            <text:p>1077.5</text:p>
          </table:table-cell>
          <table:table-cell table:style-name="ce43" table:formula="of:=AVERAGE([.N54:.N63])" office:value-type="float" office:value="7121.4">
            <text:p>7121.4</text:p>
          </table:table-cell>
          <table:table-cell table:style-name="ce43" table:formula="of:=AVERAGE([.O54:.O63])" office:value-type="float" office:value="1362.2">
            <text:p>1362.2</text:p>
          </table:table-cell>
          <table:table-cell table:style-name="ce43" table:formula="of:=AVERAGE([.P54:.P63])" office:value-type="float" office:value="48063877.8">
            <text:p>48063877.8</text:p>
          </table:table-cell>
          <table:table-cell table:style-name="ce43" table:formula="of:=AVERAGE([.Q54:.Q63])" office:value-type="float" office:value="12227.6">
            <text:p>12227.6</text:p>
          </table:table-cell>
          <table:table-cell table:style-name="ce43" table:formula="of:=AVERAGE([.R54:.R63])" office:value-type="float" office:value="20636536.7">
            <text:p>20636536.7</text:p>
          </table:table-cell>
        </table:table-row>
        <table:table-row table:style-name="ro2">
          <table:table-cell table:number-columns-repeated="5"/>
          <table:table-cell table:formula="of:=[.H58]/[.H42]" office:value-type="float" office:value="1.30871886120996">
            <text:p>1.31</text:p>
          </table:table-cell>
          <table:table-cell table:formula="of:=[.H25]/[.H8]" office:value-type="float" office:value="1.30802998581752">
            <text:p>1.31</text:p>
          </table:table-cell>
          <table:table-cell table:number-columns-repeated="3"/>
          <table:table-cell table:style-name="ce43" office:value-type="string">
            <text:p>STD</text:p>
          </table:table-cell>
          <table:table-cell table:style-name="ce43" table:formula="of:=STDEV([.L54:.L63])" office:value-type="float" office:value="142887.748345647">
            <text:p>142887.75</text:p>
          </table:table-cell>
          <table:table-cell table:style-name="ce43" table:formula="of:=STDEV([.M54:.M63])" office:value-type="float" office:value="273.694578357377">
            <text:p>273.69</text:p>
          </table:table-cell>
          <table:table-cell table:style-name="ce43" table:formula="of:=STDEV([.N54:.N63])" office:value-type="float" office:value="19627.6919580474">
            <text:p>19627.69</text:p>
          </table:table-cell>
          <table:table-cell table:style-name="ce43" table:formula="of:=STDEV([.O54:.O63])" office:value-type="float" office:value="1065.27991105103">
            <text:p>1065.28</text:p>
          </table:table-cell>
          <table:table-cell table:style-name="ce43" table:formula="of:=STDEV([.P54:.P63])" office:value-type="float" office:value="5522522.25918477">
            <text:p>5522522.26</text:p>
          </table:table-cell>
          <table:table-cell table:style-name="ce43" table:formula="of:=STDEV([.Q54:.Q63])" office:value-type="float" office:value="5885.35699285382">
            <text:p>5885.36</text:p>
          </table:table-cell>
          <table:table-cell table:style-name="ce43" table:formula="of:=STDEV([.R54:.R63])" office:value-type="float" office:value="38639.7372462023">
            <text:p>38639.74</text:p>
          </table:table-cell>
        </table:table-row>
        <table:table-row table:style-name="ro1">
          <table:table-cell table:number-columns-repeated="18"/>
        </table:table-row>
        <table:table-row table:style-name="ro2">
          <table:table-cell table:number-columns-repeated="11"/>
          <table:table-cell table:style-name="ce45" office:value-type="string">
            <text:p>0x534178</text:p>
          </table:table-cell>
          <table:table-cell table:style-name="ce45" office:value-type="string">
            <text:p>0x53412e</text:p>
          </table:table-cell>
          <table:table-cell table:style-name="ce45" office:value-type="string">
            <text:p>0x534278</text:p>
          </table:table-cell>
          <table:table-cell table:style-name="ce45" office:value-type="string">
            <text:p>0x53712e</text:p>
          </table:table-cell>
          <table:table-cell table:style-name="ce45" office:value-type="string">
            <text:p>0x53722e</text:p>
          </table:table-cell>
          <table:table-cell table:style-name="ce45" office:value-type="string">
            <text:p>0x530277</text:p>
          </table:table-cell>
          <table:table-cell table:style-name="ce45" office:value-type="string">
            <text:p>0x53c378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Best-case 128 x 128</text:p>
          </table:table-cell>
          <table:table-cell table:style-name="ce46" office:value-type="string">
            <text:p>CMP_SNOOP:SHARE</text:p>
          </table:table-cell>
          <table:table-cell table:style-name="ce46" office:value-type="string">
            <text:p>LLC_MISSES</text:p>
          </table:table-cell>
          <table:table-cell table:style-name="ce46" office:value-type="string">
            <text:p>CMP_SNOOP:INVALIDATE </text:p>
          </table:table-cell>
          <table:table-cell table:style-name="ce46" office:value-type="string">
            <text:p>L2_RQSTS:I_STATE</text:p>
          </table:table-cell>
          <table:table-cell table:style-name="ce46" office:value-type="string">
            <text:p>L2_RQSTS:S_STATE </text:p>
          </table:table-cell>
          <table:table-cell table:style-name="ce46" office:value-type="string">
            <text:p>EXT_SNOOP:HIT</text:p>
          </table:table-cell>
          <table:table-cell table:style-name="ce46" office:value-type="string">
            <text:p>CMP_SNOOP:SHARE:INVALIDATE:BOTH_CORES</text:p>
          </table:table-cell>
        </table:table-row>
        <table:table-row table:style-name="ro1">
          <table:table-cell table:number-columns-repeated="11"/>
          <table:table-cell office:value-type="float" office:value="293237">
            <text:p>293237</text:p>
          </table:table-cell>
          <table:table-cell office:value-type="float" office:value="14914">
            <text:p>14914</text:p>
          </table:table-cell>
          <table:table-cell office:value-type="float" office:value="47208">
            <text:p>47208</text:p>
          </table:table-cell>
          <table:table-cell office:value-type="float" office:value="29368">
            <text:p>29368</text:p>
          </table:table-cell>
          <table:table-cell office:value-type="float" office:value="25424916">
            <text:p>25424916</text:p>
          </table:table-cell>
          <table:table-cell office:value-type="float" office:value="20452">
            <text:p>20452</text:p>
          </table:table-cell>
          <table:table-cell office:value-type="float" office:value="20799366">
            <text:p>20799366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31551">
            <text:p>31551</text:p>
          </table:table-cell>
          <table:table-cell office:value-type="float" office:value="16539">
            <text:p>16539</text:p>
          </table:table-cell>
          <table:table-cell office:value-type="float" office:value="1631">
            <text:p>1631</text:p>
          </table:table-cell>
          <table:table-cell office:value-type="float" office:value="34063">
            <text:p>34063</text:p>
          </table:table-cell>
          <table:table-cell office:value-type="float" office:value="25406172">
            <text:p>25406172</text:p>
          </table:table-cell>
          <table:table-cell office:value-type="float" office:value="15708">
            <text:p>15708</text:p>
          </table:table-cell>
          <table:table-cell office:value-type="float" office:value="20666491">
            <text:p>20666491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13409">
            <text:p>13409</text:p>
          </table:table-cell>
          <table:table-cell office:value-type="float" office:value="15215">
            <text:p>15215</text:p>
          </table:table-cell>
          <table:table-cell office:value-type="float" office:value="1543">
            <text:p>1543</text:p>
          </table:table-cell>
          <table:table-cell office:value-type="float" office:value="31035">
            <text:p>31035</text:p>
          </table:table-cell>
          <table:table-cell office:value-type="float" office:value="25421959">
            <text:p>25421959</text:p>
          </table:table-cell>
          <table:table-cell office:value-type="float" office:value="17109">
            <text:p>17109</text:p>
          </table:table-cell>
          <table:table-cell office:value-type="float" office:value="20626247">
            <text:p>20626247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25316">
            <text:p>25316</text:p>
          </table:table-cell>
          <table:table-cell office:value-type="float" office:value="14835">
            <text:p>14835</text:p>
          </table:table-cell>
          <table:table-cell office:value-type="float" office:value="1838">
            <text:p>1838</text:p>
          </table:table-cell>
          <table:table-cell office:value-type="float" office:value="29387">
            <text:p>29387</text:p>
          </table:table-cell>
          <table:table-cell office:value-type="float" office:value="25395306">
            <text:p>25395306</text:p>
          </table:table-cell>
          <table:table-cell office:value-type="float" office:value="18803">
            <text:p>18803</text:p>
          </table:table-cell>
          <table:table-cell office:value-type="float" office:value="20657819">
            <text:p>20657819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13196">
            <text:p>13196</text:p>
          </table:table-cell>
          <table:table-cell office:value-type="float" office:value="15917">
            <text:p>15917</text:p>
          </table:table-cell>
          <table:table-cell office:value-type="float" office:value="1363">
            <text:p>1363</text:p>
          </table:table-cell>
          <table:table-cell office:value-type="float" office:value="29591">
            <text:p>29591</text:p>
          </table:table-cell>
          <table:table-cell office:value-type="float" office:value="25423130">
            <text:p>25423130</text:p>
          </table:table-cell>
          <table:table-cell office:value-type="float" office:value="20249">
            <text:p>20249</text:p>
          </table:table-cell>
          <table:table-cell office:value-type="float" office:value="20643611">
            <text:p>20643611</text:p>
          </table:table-cell>
        </table:table-row>
        <table:table-row table:style-name="ro1">
          <table:table-cell table:number-columns-repeated="11"/>
          <table:table-cell office:value-type="float" office:value="116240">
            <text:p>116240</text:p>
          </table:table-cell>
          <table:table-cell office:value-type="float" office:value="14839">
            <text:p>14839</text:p>
          </table:table-cell>
          <table:table-cell office:value-type="float" office:value="7034">
            <text:p>7034</text:p>
          </table:table-cell>
          <table:table-cell office:value-type="float" office:value="30353">
            <text:p>30353</text:p>
          </table:table-cell>
          <table:table-cell office:value-type="float" office:value="25399164">
            <text:p>25399164</text:p>
          </table:table-cell>
          <table:table-cell office:value-type="float" office:value="15629">
            <text:p>15629</text:p>
          </table:table-cell>
          <table:table-cell office:value-type="float" office:value="20662042">
            <text:p>20662042</text:p>
          </table:table-cell>
        </table:table-row>
        <table:table-row table:style-name="ro1">
          <table:table-cell table:number-columns-repeated="11"/>
          <table:table-cell office:value-type="float" office:value="15529">
            <text:p>15529</text:p>
          </table:table-cell>
          <table:table-cell office:value-type="float" office:value="16166">
            <text:p>16166</text:p>
          </table:table-cell>
          <table:table-cell office:value-type="float" office:value="1547">
            <text:p>1547</text:p>
          </table:table-cell>
          <table:table-cell office:value-type="float" office:value="28998">
            <text:p>28998</text:p>
          </table:table-cell>
          <table:table-cell office:value-type="float" office:value="25428634">
            <text:p>25428634</text:p>
          </table:table-cell>
          <table:table-cell office:value-type="float" office:value="18486">
            <text:p>18486</text:p>
          </table:table-cell>
          <table:table-cell office:value-type="float" office:value="20640971">
            <text:p>20640971</text:p>
          </table:table-cell>
        </table:table-row>
        <table:table-row table:style-name="ro1">
          <table:table-cell table:number-columns-repeated="11"/>
          <table:table-cell office:value-type="float" office:value="28491">
            <text:p>28491</text:p>
          </table:table-cell>
          <table:table-cell office:value-type="float" office:value="15003">
            <text:p>15003</text:p>
          </table:table-cell>
          <table:table-cell office:value-type="float" office:value="1559">
            <text:p>1559</text:p>
          </table:table-cell>
          <table:table-cell office:value-type="float" office:value="29545">
            <text:p>29545</text:p>
          </table:table-cell>
          <table:table-cell office:value-type="float" office:value="25403163">
            <text:p>25403163</text:p>
          </table:table-cell>
          <table:table-cell office:value-type="float" office:value="21187">
            <text:p>21187</text:p>
          </table:table-cell>
          <table:table-cell office:value-type="float" office:value="20667154">
            <text:p>20667154</text:p>
          </table:table-cell>
        </table:table-row>
        <table:table-row table:style-name="ro1">
          <table:table-cell table:number-columns-repeated="11"/>
          <table:table-cell office:value-type="float" office:value="16985">
            <text:p>16985</text:p>
          </table:table-cell>
          <table:table-cell office:value-type="float" office:value="14904">
            <text:p>14904</text:p>
          </table:table-cell>
          <table:table-cell office:value-type="float" office:value="3618">
            <text:p>3618</text:p>
          </table:table-cell>
          <table:table-cell office:value-type="float" office:value="29506">
            <text:p>29506</text:p>
          </table:table-cell>
          <table:table-cell office:value-type="float" office:value="25424269">
            <text:p>25424269</text:p>
          </table:table-cell>
          <table:table-cell office:value-type="float" office:value="19710">
            <text:p>19710</text:p>
          </table:table-cell>
          <table:table-cell office:value-type="float" office:value="20691537">
            <text:p>20691537</text:p>
          </table:table-cell>
        </table:table-row>
        <table:table-row table:style-name="ro1">
          <table:table-cell table:number-columns-repeated="11"/>
          <table:table-cell office:value-type="float" office:value="24540">
            <text:p>24540</text:p>
          </table:table-cell>
          <table:table-cell office:value-type="float" office:value="14985">
            <text:p>14985</text:p>
          </table:table-cell>
          <table:table-cell office:value-type="float" office:value="1061">
            <text:p>1061</text:p>
          </table:table-cell>
          <table:table-cell office:value-type="float" office:value="29605">
            <text:p>29605</text:p>
          </table:table-cell>
          <table:table-cell office:value-type="float" office:value="25384605">
            <text:p>25384605</text:p>
          </table:table-cell>
          <table:table-cell office:value-type="float" office:value="19506">
            <text:p>19506</text:p>
          </table:table-cell>
          <table:table-cell office:value-type="float" office:value="20653309">
            <text:p>20653309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Average</text:p>
          </table:table-cell>
          <table:table-cell table:style-name="ce43" table:formula="of:=AVERAGE([.L69:.L78])" office:value-type="float" office:value="57849.4">
            <text:p>57849.4</text:p>
          </table:table-cell>
          <table:table-cell table:style-name="ce43" table:formula="of:=AVERAGE([.M69:.M78])" office:value-type="float" office:value="15331.7">
            <text:p>15331.7</text:p>
          </table:table-cell>
          <table:table-cell table:style-name="ce43" table:formula="of:=AVERAGE([.N69:.N78])" office:value-type="float" office:value="6840.2">
            <text:p>6840.2</text:p>
          </table:table-cell>
          <table:table-cell table:style-name="ce43" table:formula="of:=AVERAGE([.O69:.O78])" office:value-type="float" office:value="30145.1">
            <text:p>30145.1</text:p>
          </table:table-cell>
          <table:table-cell table:style-name="ce43" table:formula="of:=AVERAGE([.P69:.P78])" office:value-type="float" office:value="25411131.8">
            <text:p>25411131.8</text:p>
          </table:table-cell>
          <table:table-cell table:style-name="ce43" table:formula="of:=AVERAGE([.Q69:.Q78])" office:value-type="float" office:value="18683.9">
            <text:p>18683.9</text:p>
          </table:table-cell>
          <table:table-cell table:style-name="ce43" table:formula="of:=AVERAGE([.R69:.R78])" office:value-type="float" office:value="20670854.7">
            <text:p>20670854.7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STD</text:p>
          </table:table-cell>
          <table:table-cell table:style-name="ce43" table:formula="of:=STDEV([.L69:.L78])" office:value-type="float" office:value="88171.5719280691">
            <text:p>88171.57</text:p>
          </table:table-cell>
          <table:table-cell table:style-name="ce43" table:formula="of:=STDEV([.M69:.M78])" office:value-type="float" office:value="631.130740109457">
            <text:p>631.13</text:p>
          </table:table-cell>
          <table:table-cell table:style-name="ce43" table:formula="of:=STDEV([.N69:.N78])" office:value-type="float" office:value="14296.4852619252">
            <text:p>14296.49</text:p>
          </table:table-cell>
          <table:table-cell table:style-name="ce43" table:formula="of:=STDEV([.O69:.O78])" office:value-type="float" office:value="1492.45610022912">
            <text:p>1492.46</text:p>
          </table:table-cell>
          <table:table-cell table:style-name="ce43" table:formula="of:=STDEV([.P69:.P78])" office:value-type="float" office:value="15331.7352486055">
            <text:p>15331.74</text:p>
          </table:table-cell>
          <table:table-cell table:style-name="ce43" table:formula="of:=STDEV([.Q69:.Q78])" office:value-type="float" office:value="1951.97930601508">
            <text:p>1951.98</text:p>
          </table:table-cell>
          <table:table-cell table:style-name="ce43" table:formula="of:=STDEV([.R69:.R78])" office:value-type="float" office:value="48483.8978746782">
            <text:p>48483.9</text:p>
          </table:table-cell>
        </table:table-row>
        <table:table-row table:style-name="ro1">
          <table:table-cell table:number-columns-repeated="18"/>
        </table:table-row>
        <table:table-row table:style-name="ro2">
          <table:table-cell table:number-columns-repeated="11"/>
          <table:table-cell table:style-name="ce45" office:value-type="string">
            <text:p>0x534178</text:p>
          </table:table-cell>
          <table:table-cell table:style-name="ce45" office:value-type="string">
            <text:p>0x53412e</text:p>
          </table:table-cell>
          <table:table-cell table:style-name="ce45" office:value-type="string">
            <text:p>0x534278</text:p>
          </table:table-cell>
          <table:table-cell table:style-name="ce45" office:value-type="string">
            <text:p>0x53712e</text:p>
          </table:table-cell>
          <table:table-cell table:style-name="ce45" office:value-type="string">
            <text:p>0x53722e</text:p>
          </table:table-cell>
          <table:table-cell table:style-name="ce45" office:value-type="string">
            <text:p>0x530277</text:p>
          </table:table-cell>
          <table:table-cell table:style-name="ce45" office:value-type="string">
            <text:p>0x53c378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Parallel 128 x 128</text:p>
          </table:table-cell>
          <table:table-cell table:style-name="ce46" office:value-type="string">
            <text:p>CMP_SNOOP:SHARE</text:p>
          </table:table-cell>
          <table:table-cell table:style-name="ce46" office:value-type="string">
            <text:p>LLC_MISSES</text:p>
          </table:table-cell>
          <table:table-cell table:style-name="ce46" office:value-type="string">
            <text:p>CMP_SNOOP:INVALIDATE </text:p>
          </table:table-cell>
          <table:table-cell table:style-name="ce46" office:value-type="string">
            <text:p>L2_RQSTS:I_STATE</text:p>
          </table:table-cell>
          <table:table-cell table:style-name="ce46" office:value-type="string">
            <text:p>L2_RQSTS:S_STATE </text:p>
          </table:table-cell>
          <table:table-cell table:style-name="ce46" office:value-type="string">
            <text:p>EXT_SNOOP:HIT</text:p>
          </table:table-cell>
          <table:table-cell table:style-name="ce46" office:value-type="string">
            <text:p>CMP_SNOOP:SHARE:INVALIDATE:BOTH_CORES</text:p>
          </table:table-cell>
        </table:table-row>
        <table:table-row table:style-name="ro1">
          <table:table-cell table:number-columns-repeated="11"/>
          <table:table-cell office:value-type="float" office:value="20271">
            <text:p>20271</text:p>
          </table:table-cell>
          <table:table-cell office:value-type="float" office:value="2004942">
            <text:p>2004942</text:p>
          </table:table-cell>
          <table:table-cell office:value-type="float" office:value="2498">
            <text:p>2498</text:p>
          </table:table-cell>
          <table:table-cell office:value-type="float" office:value="6757991">
            <text:p>6757991</text:p>
          </table:table-cell>
          <table:table-cell office:value-type="float" office:value="115447236">
            <text:p>115447236</text:p>
          </table:table-cell>
          <table:table-cell office:value-type="float" office:value="12434">
            <text:p>12434</text:p>
          </table:table-cell>
          <table:table-cell office:value-type="float" office:value="48110924">
            <text:p>48110924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29271">
            <text:p>29271</text:p>
          </table:table-cell>
          <table:table-cell office:value-type="float" office:value="2251774">
            <text:p>2251774</text:p>
          </table:table-cell>
          <table:table-cell office:value-type="float" office:value="3104">
            <text:p>3104</text:p>
          </table:table-cell>
          <table:table-cell office:value-type="float" office:value="6913855">
            <text:p>6913855</text:p>
          </table:table-cell>
          <table:table-cell office:value-type="float" office:value="115266755">
            <text:p>115266755</text:p>
          </table:table-cell>
          <table:table-cell office:value-type="float" office:value="5728">
            <text:p>5728</text:p>
          </table:table-cell>
          <table:table-cell office:value-type="float" office:value="48111379">
            <text:p>48111379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23116">
            <text:p>23116</text:p>
          </table:table-cell>
          <table:table-cell office:value-type="float" office:value="1959266">
            <text:p>1959266</text:p>
          </table:table-cell>
          <table:table-cell office:value-type="float" office:value="2491">
            <text:p>2491</text:p>
          </table:table-cell>
          <table:table-cell office:value-type="float" office:value="6732199">
            <text:p>6732199</text:p>
          </table:table-cell>
          <table:table-cell office:value-type="float" office:value="114941660">
            <text:p>114941660</text:p>
          </table:table-cell>
          <table:table-cell office:value-type="float" office:value="15428">
            <text:p>15428</text:p>
          </table:table-cell>
          <table:table-cell office:value-type="float" office:value="48143331">
            <text:p>48143331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21697">
            <text:p>21697</text:p>
          </table:table-cell>
          <table:table-cell office:value-type="float" office:value="2067219">
            <text:p>2067219</text:p>
          </table:table-cell>
          <table:table-cell office:value-type="float" office:value="2633">
            <text:p>2633</text:p>
          </table:table-cell>
          <table:table-cell office:value-type="float" office:value="6807922">
            <text:p>6807922</text:p>
          </table:table-cell>
          <table:table-cell office:value-type="float" office:value="115111610">
            <text:p>115111610</text:p>
          </table:table-cell>
          <table:table-cell office:value-type="float" office:value="12085">
            <text:p>12085</text:p>
          </table:table-cell>
          <table:table-cell office:value-type="float" office:value="48158147">
            <text:p>48158147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21160">
            <text:p>21160</text:p>
          </table:table-cell>
          <table:table-cell office:value-type="float" office:value="2032870">
            <text:p>2032870</text:p>
          </table:table-cell>
          <table:table-cell office:value-type="float" office:value="1883">
            <text:p>1883</text:p>
          </table:table-cell>
          <table:table-cell office:value-type="float" office:value="6759620">
            <text:p>6759620</text:p>
          </table:table-cell>
          <table:table-cell office:value-type="float" office:value="115238407">
            <text:p>115238407</text:p>
          </table:table-cell>
          <table:table-cell office:value-type="float" office:value="11686">
            <text:p>11686</text:p>
          </table:table-cell>
          <table:table-cell office:value-type="float" office:value="48121652">
            <text:p>48121652</text:p>
          </table:table-cell>
        </table:table-row>
        <table:table-row table:style-name="ro1">
          <table:table-cell table:number-columns-repeated="11"/>
          <table:table-cell office:value-type="float" office:value="16216">
            <text:p>16216</text:p>
          </table:table-cell>
          <table:table-cell office:value-type="float" office:value="2162084">
            <text:p>2162084</text:p>
          </table:table-cell>
          <table:table-cell office:value-type="float" office:value="2700">
            <text:p>2700</text:p>
          </table:table-cell>
          <table:table-cell office:value-type="float" office:value="6849123">
            <text:p>6849123</text:p>
          </table:table-cell>
          <table:table-cell office:value-type="float" office:value="115132696">
            <text:p>115132696</text:p>
          </table:table-cell>
          <table:table-cell office:value-type="float" office:value="12211">
            <text:p>12211</text:p>
          </table:table-cell>
          <table:table-cell office:value-type="float" office:value="48143168">
            <text:p>48143168</text:p>
          </table:table-cell>
        </table:table-row>
        <table:table-row table:style-name="ro1">
          <table:table-cell table:number-columns-repeated="11"/>
          <table:table-cell office:value-type="float" office:value="42803">
            <text:p>42803</text:p>
          </table:table-cell>
          <table:table-cell office:value-type="float" office:value="1909447">
            <text:p>1909447</text:p>
          </table:table-cell>
          <table:table-cell office:value-type="float" office:value="1742">
            <text:p>1742</text:p>
          </table:table-cell>
          <table:table-cell office:value-type="float" office:value="6695832">
            <text:p>6695832</text:p>
          </table:table-cell>
          <table:table-cell office:value-type="float" office:value="115163542">
            <text:p>115163542</text:p>
          </table:table-cell>
          <table:table-cell office:value-type="float" office:value="13546">
            <text:p>13546</text:p>
          </table:table-cell>
          <table:table-cell office:value-type="float" office:value="48098324">
            <text:p>48098324</text:p>
          </table:table-cell>
        </table:table-row>
        <table:table-row table:style-name="ro1">
          <table:table-cell table:number-columns-repeated="11"/>
          <table:table-cell office:value-type="float" office:value="20037">
            <text:p>20037</text:p>
          </table:table-cell>
          <table:table-cell office:value-type="float" office:value="2111710">
            <text:p>2111710</text:p>
          </table:table-cell>
          <table:table-cell office:value-type="float" office:value="2313">
            <text:p>2313</text:p>
          </table:table-cell>
          <table:table-cell office:value-type="float" office:value="6795512">
            <text:p>6795512</text:p>
          </table:table-cell>
          <table:table-cell office:value-type="float" office:value="115409695">
            <text:p>115409695</text:p>
          </table:table-cell>
          <table:table-cell office:value-type="float" office:value="11633">
            <text:p>11633</text:p>
          </table:table-cell>
          <table:table-cell office:value-type="float" office:value="48120214">
            <text:p>48120214</text:p>
          </table:table-cell>
        </table:table-row>
        <table:table-row table:style-name="ro1">
          <table:table-cell table:number-columns-repeated="11"/>
          <table:table-cell office:value-type="float" office:value="40371">
            <text:p>40371</text:p>
          </table:table-cell>
          <table:table-cell office:value-type="float" office:value="2092376">
            <text:p>2092376</text:p>
          </table:table-cell>
          <table:table-cell office:value-type="float" office:value="2109">
            <text:p>2109</text:p>
          </table:table-cell>
          <table:table-cell office:value-type="float" office:value="6810579">
            <text:p>6810579</text:p>
          </table:table-cell>
          <table:table-cell office:value-type="float" office:value="114969517">
            <text:p>114969517</text:p>
          </table:table-cell>
          <table:table-cell office:value-type="float" office:value="12444">
            <text:p>12444</text:p>
          </table:table-cell>
          <table:table-cell office:value-type="float" office:value="48170046">
            <text:p>48170046</text:p>
          </table:table-cell>
        </table:table-row>
        <table:table-row table:style-name="ro1">
          <table:table-cell table:number-columns-repeated="11"/>
          <table:table-cell office:value-type="float" office:value="21854">
            <text:p>21854</text:p>
          </table:table-cell>
          <table:table-cell office:value-type="float" office:value="2271000">
            <text:p>2271000</text:p>
          </table:table-cell>
          <table:table-cell office:value-type="float" office:value="2354">
            <text:p>2354</text:p>
          </table:table-cell>
          <table:table-cell office:value-type="float" office:value="6907929">
            <text:p>6907929</text:p>
          </table:table-cell>
          <table:table-cell office:value-type="float" office:value="115248379">
            <text:p>115248379</text:p>
          </table:table-cell>
          <table:table-cell office:value-type="float" office:value="12542">
            <text:p>12542</text:p>
          </table:table-cell>
          <table:table-cell office:value-type="float" office:value="48112505">
            <text:p>48112505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Average</text:p>
          </table:table-cell>
          <table:table-cell table:style-name="ce43" table:formula="of:=AVERAGE([.L84:.L93])" office:value-type="float" office:value="25679.6">
            <text:p>25679.6</text:p>
          </table:table-cell>
          <table:table-cell table:style-name="ce43" table:formula="of:=AVERAGE([.M84:.M93])" office:value-type="float" office:value="2086268.8">
            <text:p>2086268.8</text:p>
          </table:table-cell>
          <table:table-cell table:style-name="ce43" table:formula="of:=AVERAGE([.N84:.N93])" office:value-type="float" office:value="2382.7">
            <text:p>2382.7</text:p>
          </table:table-cell>
          <table:table-cell table:style-name="ce43" table:formula="of:=AVERAGE([.O84:.O93])" office:value-type="float" office:value="6803056.2">
            <text:p>6803056.2</text:p>
          </table:table-cell>
          <table:table-cell table:style-name="ce43" table:formula="of:=AVERAGE([.P84:.P93])" office:value-type="float" office:value="115192949.7">
            <text:p>115192949.7</text:p>
          </table:table-cell>
          <table:table-cell table:style-name="ce43" table:formula="of:=AVERAGE([.Q84:.Q93])" office:value-type="float" office:value="11973.7">
            <text:p>11973.7</text:p>
          </table:table-cell>
          <table:table-cell table:style-name="ce43" table:formula="of:=AVERAGE([.R84:.R93])" office:value-type="float" office:value="48128969">
            <text:p>48128969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STD</text:p>
          </table:table-cell>
          <table:table-cell table:style-name="ce43" table:formula="of:=STDEV([.L84:.L93])" office:value-type="float" office:value="9006.74424096866">
            <text:p>9006.74</text:p>
          </table:table-cell>
          <table:table-cell table:style-name="ce43" table:formula="of:=STDEV([.M84:.M93])" office:value-type="float" office:value="117933.182524682">
            <text:p>117933.18</text:p>
          </table:table-cell>
          <table:table-cell table:style-name="ce43" table:formula="of:=STDEV([.N84:.N93])" office:value-type="float" office:value="401.305660729242">
            <text:p>401.31</text:p>
          </table:table-cell>
          <table:table-cell table:style-name="ce43" table:formula="of:=STDEV([.O84:.O93])" office:value-type="float" office:value="71468.2208985224">
            <text:p>71468.22</text:p>
          </table:table-cell>
          <table:table-cell table:style-name="ce43" table:formula="of:=STDEV([.P84:.P93])" office:value-type="float" office:value="165464.395600886">
            <text:p>165464.4</text:p>
          </table:table-cell>
          <table:table-cell table:style-name="ce43" table:formula="of:=STDEV([.Q84:.Q93])" office:value-type="float" office:value="2459.37331900267">
            <text:p>2459.37</text:p>
          </table:table-cell>
          <table:table-cell table:style-name="ce43" table:formula="of:=STDEV([.R84:.R93])" office:value-type="float" office:value="23385.5421099828">
            <text:p>23385.54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2">
          <table:table-cell table:number-columns-repeated="11"/>
          <table:table-cell table:style-name="ce45" office:value-type="string">
            <text:p>0x534178</text:p>
          </table:table-cell>
          <table:table-cell table:style-name="ce45" office:value-type="string">
            <text:p>0x53412e</text:p>
          </table:table-cell>
          <table:table-cell table:style-name="ce45" office:value-type="string">
            <text:p>0x534278</text:p>
          </table:table-cell>
          <table:table-cell table:style-name="ce45" office:value-type="string">
            <text:p>0x53712e</text:p>
          </table:table-cell>
          <table:table-cell table:style-name="ce45" office:value-type="string">
            <text:p>0x53722e</text:p>
          </table:table-cell>
          <table:table-cell table:style-name="ce45" office:value-type="string">
            <text:p>0x530277</text:p>
          </table:table-cell>
          <table:table-cell table:style-name="ce45" office:value-type="string">
            <text:p>0x53c378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Sequential 256 x 256</text:p>
          </table:table-cell>
          <table:table-cell table:style-name="ce46" office:value-type="string">
            <text:p>CMP_SNOOP:SHARE</text:p>
          </table:table-cell>
          <table:table-cell table:style-name="ce46" office:value-type="string">
            <text:p>LLC_MISSES</text:p>
          </table:table-cell>
          <table:table-cell table:style-name="ce46" office:value-type="string">
            <text:p>CMP_SNOOP:INVALIDATE </text:p>
          </table:table-cell>
          <table:table-cell table:style-name="ce46" office:value-type="string">
            <text:p>L2_RQSTS:I_STATE</text:p>
          </table:table-cell>
          <table:table-cell table:style-name="ce46" office:value-type="string">
            <text:p>L2_RQSTS:S_STATE </text:p>
          </table:table-cell>
          <table:table-cell table:style-name="ce46" office:value-type="string">
            <text:p>EXT_SNOOP:HIT</text:p>
          </table:table-cell>
          <table:table-cell table:style-name="ce46" office:value-type="string">
            <text:p>CMP_SNOOP:SHARE:INVALIDATE:BOTH_CORES</text:p>
          </table:table-cell>
        </table:table-row>
        <table:table-row table:style-name="ro1">
          <table:table-cell table:number-columns-repeated="11"/>
          <table:table-cell office:value-type="float" office:value="29832">
            <text:p>29832</text:p>
          </table:table-cell>
          <table:table-cell office:value-type="float" office:value="2180">
            <text:p>2180</text:p>
          </table:table-cell>
          <table:table-cell office:value-type="float" office:value="328">
            <text:p>328</text:p>
          </table:table-cell>
          <table:table-cell office:value-type="float" office:value="3329">
            <text:p>3329</text:p>
          </table:table-cell>
          <table:table-cell office:value-type="float" office:value="213633410">
            <text:p>213633410</text:p>
          </table:table-cell>
          <table:table-cell office:value-type="float" office:value="6001">
            <text:p>6001</text:p>
          </table:table-cell>
          <table:table-cell office:value-type="float" office:value="82108709">
            <text:p>82108709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49941">
            <text:p>49941</text:p>
          </table:table-cell>
          <table:table-cell office:value-type="float" office:value="1210">
            <text:p>1210</text:p>
          </table:table-cell>
          <table:table-cell office:value-type="float" office:value="894">
            <text:p>894</text:p>
          </table:table-cell>
          <table:table-cell office:value-type="float" office:value="2119">
            <text:p>2119</text:p>
          </table:table-cell>
          <table:table-cell office:value-type="float" office:value="213237152">
            <text:p>213237152</text:p>
          </table:table-cell>
          <table:table-cell office:value-type="float" office:value="3478">
            <text:p>3478</text:p>
          </table:table-cell>
          <table:table-cell office:value-type="float" office:value="82108835">
            <text:p>82108835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38524">
            <text:p>38524</text:p>
          </table:table-cell>
          <table:table-cell office:value-type="float" office:value="1671">
            <text:p>1671</text:p>
          </table:table-cell>
          <table:table-cell office:value-type="float" office:value="1670">
            <text:p>1670</text:p>
          </table:table-cell>
          <table:table-cell office:value-type="float" office:value="3398">
            <text:p>3398</text:p>
          </table:table-cell>
          <table:table-cell office:value-type="float" office:value="212617594">
            <text:p>212617594</text:p>
          </table:table-cell>
          <table:table-cell office:value-type="float" office:value="21551">
            <text:p>21551</text:p>
          </table:table-cell>
          <table:table-cell office:value-type="float" office:value="82337382">
            <text:p>82337382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24965">
            <text:p>24965</text:p>
          </table:table-cell>
          <table:table-cell office:value-type="float" office:value="1874">
            <text:p>1874</text:p>
          </table:table-cell>
          <table:table-cell office:value-type="float" office:value="4472">
            <text:p>4472</text:p>
          </table:table-cell>
          <table:table-cell office:value-type="float" office:value="1978">
            <text:p>1978</text:p>
          </table:table-cell>
          <table:table-cell office:value-type="float" office:value="212776752">
            <text:p>212776752</text:p>
          </table:table-cell>
          <table:table-cell office:value-type="float" office:value="12742">
            <text:p>12742</text:p>
          </table:table-cell>
          <table:table-cell office:value-type="float" office:value="82305730">
            <text:p>82305730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29959">
            <text:p>29959</text:p>
          </table:table-cell>
          <table:table-cell office:value-type="float" office:value="1032">
            <text:p>1032</text:p>
          </table:table-cell>
          <table:table-cell office:value-type="float" office:value="821">
            <text:p>821</text:p>
          </table:table-cell>
          <table:table-cell office:value-type="float" office:value="2259">
            <text:p>2259</text:p>
          </table:table-cell>
          <table:table-cell office:value-type="float" office:value="213444035">
            <text:p>213444035</text:p>
          </table:table-cell>
          <table:table-cell office:value-type="float" office:value="3051">
            <text:p>3051</text:p>
          </table:table-cell>
          <table:table-cell office:value-type="float" office:value="82242151">
            <text:p>82242151</text:p>
          </table:table-cell>
        </table:table-row>
        <table:table-row table:style-name="ro1">
          <table:table-cell table:number-columns-repeated="11"/>
          <table:table-cell office:value-type="float" office:value="112500">
            <text:p>112500</text:p>
          </table:table-cell>
          <table:table-cell office:value-type="float" office:value="903">
            <text:p>903</text:p>
          </table:table-cell>
          <table:table-cell office:value-type="float" office:value="1628">
            <text:p>1628</text:p>
          </table:table-cell>
          <table:table-cell office:value-type="float" office:value="2678">
            <text:p>2678</text:p>
          </table:table-cell>
          <table:table-cell office:value-type="float" office:value="213275698">
            <text:p>213275698</text:p>
          </table:table-cell>
          <table:table-cell office:value-type="float" office:value="13523">
            <text:p>13523</text:p>
          </table:table-cell>
          <table:table-cell office:value-type="float" office:value="82112711">
            <text:p>82112711</text:p>
          </table:table-cell>
        </table:table-row>
        <table:table-row table:style-name="ro1">
          <table:table-cell table:number-columns-repeated="11"/>
          <table:table-cell office:value-type="float" office:value="10612">
            <text:p>10612</text:p>
          </table:table-cell>
          <table:table-cell office:value-type="float" office:value="1062">
            <text:p>1062</text:p>
          </table:table-cell>
          <table:table-cell office:value-type="float" office:value="806">
            <text:p>806</text:p>
          </table:table-cell>
          <table:table-cell office:value-type="float" office:value="2759">
            <text:p>2759</text:p>
          </table:table-cell>
          <table:table-cell office:value-type="float" office:value="213399173">
            <text:p>213399173</text:p>
          </table:table-cell>
          <table:table-cell office:value-type="float" office:value="15387">
            <text:p>15387</text:p>
          </table:table-cell>
          <table:table-cell office:value-type="float" office:value="82254955">
            <text:p>82254955</text:p>
          </table:table-cell>
        </table:table-row>
        <table:table-row table:style-name="ro1">
          <table:table-cell table:number-columns-repeated="11"/>
          <table:table-cell office:value-type="float" office:value="12949">
            <text:p>12949</text:p>
          </table:table-cell>
          <table:table-cell office:value-type="float" office:value="570">
            <text:p>570</text:p>
          </table:table-cell>
          <table:table-cell office:value-type="float" office:value="4939">
            <text:p>4939</text:p>
          </table:table-cell>
          <table:table-cell office:value-type="float" office:value="2445">
            <text:p>2445</text:p>
          </table:table-cell>
          <table:table-cell office:value-type="float" office:value="213403813">
            <text:p>213403813</text:p>
          </table:table-cell>
          <table:table-cell office:value-type="float" office:value="852">
            <text:p>852</text:p>
          </table:table-cell>
          <table:table-cell office:value-type="float" office:value="82196437">
            <text:p>82196437</text:p>
          </table:table-cell>
        </table:table-row>
        <table:table-row table:style-name="ro1">
          <table:table-cell table:number-columns-repeated="11"/>
          <table:table-cell office:value-type="float" office:value="24401">
            <text:p>24401</text:p>
          </table:table-cell>
          <table:table-cell office:value-type="float" office:value="2453">
            <text:p>2453</text:p>
          </table:table-cell>
          <table:table-cell office:value-type="float" office:value="881">
            <text:p>881</text:p>
          </table:table-cell>
          <table:table-cell office:value-type="float" office:value="2268">
            <text:p>2268</text:p>
          </table:table-cell>
          <table:table-cell office:value-type="float" office:value="212919619">
            <text:p>212919619</text:p>
          </table:table-cell>
          <table:table-cell office:value-type="float" office:value="14360">
            <text:p>14360</text:p>
          </table:table-cell>
          <table:table-cell office:value-type="float" office:value="82306432">
            <text:p>82306432</text:p>
          </table:table-cell>
        </table:table-row>
        <table:table-row table:style-name="ro1">
          <table:table-cell table:number-columns-repeated="11"/>
          <table:table-cell office:value-type="float" office:value="8096">
            <text:p>8096</text:p>
          </table:table-cell>
          <table:table-cell office:value-type="float" office:value="2253">
            <text:p>2253</text:p>
          </table:table-cell>
          <table:table-cell office:value-type="float" office:value="1696">
            <text:p>1696</text:p>
          </table:table-cell>
          <table:table-cell office:value-type="float" office:value="3265">
            <text:p>3265</text:p>
          </table:table-cell>
          <table:table-cell office:value-type="float" office:value="213363637">
            <text:p>213363637</text:p>
          </table:table-cell>
          <table:table-cell office:value-type="float" office:value="13169">
            <text:p>13169</text:p>
          </table:table-cell>
          <table:table-cell office:value-type="float" office:value="82122818">
            <text:p>82122818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Average</text:p>
          </table:table-cell>
          <table:table-cell table:style-name="ce43" table:formula="of:=AVERAGE([.L101:.L110])" office:value-type="float" office:value="34177.9">
            <text:p>34177.9</text:p>
          </table:table-cell>
          <table:table-cell table:style-name="ce43" table:formula="of:=AVERAGE([.M101:.M110])" office:value-type="float" office:value="1520.8">
            <text:p>1520.8</text:p>
          </table:table-cell>
          <table:table-cell table:style-name="ce43" table:formula="of:=AVERAGE([.N101:.N110])" office:value-type="float" office:value="1813.5">
            <text:p>1813.5</text:p>
          </table:table-cell>
          <table:table-cell table:style-name="ce43" table:formula="of:=AVERAGE([.O101:.O110])" office:value-type="float" office:value="2649.8">
            <text:p>2649.8</text:p>
          </table:table-cell>
          <table:table-cell table:style-name="ce43" table:formula="of:=AVERAGE([.P101:.P110])" office:value-type="float" office:value="213207088.3">
            <text:p>213207088.3</text:p>
          </table:table-cell>
          <table:table-cell table:style-name="ce43" table:formula="of:=AVERAGE([.Q101:.Q110])" office:value-type="float" office:value="10411.4">
            <text:p>10411.4</text:p>
          </table:table-cell>
          <table:table-cell table:style-name="ce43" table:formula="of:=AVERAGE([.R101:.R110])" office:value-type="float" office:value="82209616">
            <text:p>82209616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STD</text:p>
          </table:table-cell>
          <table:table-cell table:style-name="ce43" table:formula="of:=STDEV([.L101:.L110])" office:value-type="float" office:value="30377.531654717">
            <text:p>30377.53</text:p>
          </table:table-cell>
          <table:table-cell table:style-name="ce43" table:formula="of:=STDEV([.M101:.M110])" office:value-type="float" office:value="651.381915622471">
            <text:p>651.38</text:p>
          </table:table-cell>
          <table:table-cell table:style-name="ce43" table:formula="of:=STDEV([.N101:.N110])" office:value-type="float" office:value="1592.58840675591">
            <text:p>1592.59</text:p>
          </table:table-cell>
          <table:table-cell table:style-name="ce43" table:formula="of:=STDEV([.O101:.O110])" office:value-type="float" office:value="525.548348552887">
            <text:p>525.55</text:p>
          </table:table-cell>
          <table:table-cell table:style-name="ce43" table:formula="of:=STDEV([.P101:.P110])" office:value-type="float" office:value="326418.467245838">
            <text:p>326418.47</text:p>
          </table:table-cell>
          <table:table-cell table:style-name="ce43" table:formula="of:=STDEV([.Q101:.Q110])" office:value-type="float" office:value="6668.65065811668">
            <text:p>6668.65</text:p>
          </table:table-cell>
          <table:table-cell table:style-name="ce43" table:formula="of:=STDEV([.R101:.R110])" office:value-type="float" office:value="91582.8290759548">
            <text:p>91582.83</text:p>
          </table:table-cell>
        </table:table-row>
        <table:table-row table:style-name="ro1">
          <table:table-cell table:number-columns-repeated="18"/>
        </table:table-row>
        <table:table-row table:style-name="ro2">
          <table:table-cell table:number-columns-repeated="11"/>
          <table:table-cell table:style-name="ce45" office:value-type="string">
            <text:p>0x534178</text:p>
          </table:table-cell>
          <table:table-cell table:style-name="ce45" office:value-type="string">
            <text:p>0x53412e</text:p>
          </table:table-cell>
          <table:table-cell table:style-name="ce45" office:value-type="string">
            <text:p>0x534278</text:p>
          </table:table-cell>
          <table:table-cell table:style-name="ce45" office:value-type="string">
            <text:p>0x53712e</text:p>
          </table:table-cell>
          <table:table-cell table:style-name="ce45" office:value-type="string">
            <text:p>0x53722e</text:p>
          </table:table-cell>
          <table:table-cell table:style-name="ce45" office:value-type="string">
            <text:p>0x530277</text:p>
          </table:table-cell>
          <table:table-cell table:style-name="ce45" office:value-type="string">
            <text:p>0x53c378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Best-case 256 x 256</text:p>
          </table:table-cell>
          <table:table-cell table:style-name="ce46" office:value-type="string">
            <text:p>CMP_SNOOP:SHARE</text:p>
          </table:table-cell>
          <table:table-cell table:style-name="ce46" office:value-type="string">
            <text:p>LLC_MISSES</text:p>
          </table:table-cell>
          <table:table-cell table:style-name="ce46" office:value-type="string">
            <text:p>CMP_SNOOP:INVALIDATE </text:p>
          </table:table-cell>
          <table:table-cell table:style-name="ce46" office:value-type="string">
            <text:p>L2_RQSTS:I_STATE</text:p>
          </table:table-cell>
          <table:table-cell table:style-name="ce46" office:value-type="string">
            <text:p>L2_RQSTS:S_STATE </text:p>
          </table:table-cell>
          <table:table-cell table:style-name="ce46" office:value-type="string">
            <text:p>EXT_SNOOP:HIT</text:p>
          </table:table-cell>
          <table:table-cell table:style-name="ce46" office:value-type="string">
            <text:p>CMP_SNOOP:SHARE:INVALIDATE:BOTH_CORES</text:p>
          </table:table-cell>
        </table:table-row>
        <table:table-row table:style-name="ro1">
          <table:table-cell table:number-columns-repeated="11"/>
          <table:table-cell office:value-type="float" office:value="25023">
            <text:p>25023</text:p>
          </table:table-cell>
          <table:table-cell office:value-type="float" office:value="11566">
            <text:p>11566</text:p>
          </table:table-cell>
          <table:table-cell office:value-type="float" office:value="1813">
            <text:p>1813</text:p>
          </table:table-cell>
          <table:table-cell office:value-type="float" office:value="14401">
            <text:p>14401</text:p>
          </table:table-cell>
          <table:table-cell office:value-type="float" office:value="107494294">
            <text:p>107494294</text:p>
          </table:table-cell>
          <table:table-cell office:value-type="float" office:value="16497">
            <text:p>16497</text:p>
          </table:table-cell>
          <table:table-cell office:value-type="float" office:value="82206249">
            <text:p>82206249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26908">
            <text:p>26908</text:p>
          </table:table-cell>
          <table:table-cell office:value-type="float" office:value="12301">
            <text:p>12301</text:p>
          </table:table-cell>
          <table:table-cell office:value-type="float" office:value="3791">
            <text:p>3791</text:p>
          </table:table-cell>
          <table:table-cell office:value-type="float" office:value="15624">
            <text:p>15624</text:p>
          </table:table-cell>
          <table:table-cell office:value-type="float" office:value="107480196">
            <text:p>107480196</text:p>
          </table:table-cell>
          <table:table-cell office:value-type="float" office:value="13847">
            <text:p>13847</text:p>
          </table:table-cell>
          <table:table-cell office:value-type="float" office:value="82156650">
            <text:p>82156650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38748">
            <text:p>38748</text:p>
          </table:table-cell>
          <table:table-cell office:value-type="float" office:value="11388">
            <text:p>11388</text:p>
          </table:table-cell>
          <table:table-cell office:value-type="float" office:value="1653">
            <text:p>1653</text:p>
          </table:table-cell>
          <table:table-cell office:value-type="float" office:value="13430">
            <text:p>13430</text:p>
          </table:table-cell>
          <table:table-cell office:value-type="float" office:value="106936241">
            <text:p>106936241</text:p>
          </table:table-cell>
          <table:table-cell office:value-type="float" office:value="15718">
            <text:p>15718</text:p>
          </table:table-cell>
          <table:table-cell office:value-type="float" office:value="82162498">
            <text:p>82162498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34277">
            <text:p>34277</text:p>
          </table:table-cell>
          <table:table-cell office:value-type="float" office:value="12332">
            <text:p>12332</text:p>
          </table:table-cell>
          <table:table-cell office:value-type="float" office:value="3870">
            <text:p>3870</text:p>
          </table:table-cell>
          <table:table-cell office:value-type="float" office:value="15132">
            <text:p>15132</text:p>
          </table:table-cell>
          <table:table-cell office:value-type="float" office:value="107203558">
            <text:p>107203558</text:p>
          </table:table-cell>
          <table:table-cell office:value-type="float" office:value="14426">
            <text:p>14426</text:p>
          </table:table-cell>
          <table:table-cell office:value-type="float" office:value="82145052">
            <text:p>82145052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62415">
            <text:p>62415</text:p>
          </table:table-cell>
          <table:table-cell office:value-type="float" office:value="11707">
            <text:p>11707</text:p>
          </table:table-cell>
          <table:table-cell office:value-type="float" office:value="3651">
            <text:p>3651</text:p>
          </table:table-cell>
          <table:table-cell office:value-type="float" office:value="14170">
            <text:p>14170</text:p>
          </table:table-cell>
          <table:table-cell office:value-type="float" office:value="107853328">
            <text:p>107853328</text:p>
          </table:table-cell>
          <table:table-cell office:value-type="float" office:value="14955">
            <text:p>14955</text:p>
          </table:table-cell>
          <table:table-cell office:value-type="float" office:value="82295383">
            <text:p>82295383</text:p>
          </table:table-cell>
        </table:table-row>
        <table:table-row table:style-name="ro1">
          <table:table-cell table:number-columns-repeated="11"/>
          <table:table-cell office:value-type="float" office:value="25657">
            <text:p>25657</text:p>
          </table:table-cell>
          <table:table-cell office:value-type="float" office:value="12481">
            <text:p>12481</text:p>
          </table:table-cell>
          <table:table-cell office:value-type="float" office:value="3630">
            <text:p>3630</text:p>
          </table:table-cell>
          <table:table-cell office:value-type="float" office:value="14420">
            <text:p>14420</text:p>
          </table:table-cell>
          <table:table-cell office:value-type="float" office:value="106868802">
            <text:p>106868802</text:p>
          </table:table-cell>
          <table:table-cell office:value-type="float" office:value="14321">
            <text:p>14321</text:p>
          </table:table-cell>
          <table:table-cell office:value-type="float" office:value="82140478">
            <text:p>82140478</text:p>
          </table:table-cell>
        </table:table-row>
        <table:table-row table:style-name="ro1">
          <table:table-cell table:number-columns-repeated="11"/>
          <table:table-cell office:value-type="float" office:value="31082">
            <text:p>31082</text:p>
          </table:table-cell>
          <table:table-cell office:value-type="float" office:value="11469">
            <text:p>11469</text:p>
          </table:table-cell>
          <table:table-cell office:value-type="float" office:value="1455">
            <text:p>1455</text:p>
          </table:table-cell>
          <table:table-cell office:value-type="float" office:value="13069">
            <text:p>13069</text:p>
          </table:table-cell>
          <table:table-cell office:value-type="float" office:value="107846324">
            <text:p>107846324</text:p>
          </table:table-cell>
          <table:table-cell office:value-type="float" office:value="15235">
            <text:p>15235</text:p>
          </table:table-cell>
          <table:table-cell office:value-type="float" office:value="82325046">
            <text:p>82325046</text:p>
          </table:table-cell>
        </table:table-row>
        <table:table-row table:style-name="ro1">
          <table:table-cell table:number-columns-repeated="11"/>
          <table:table-cell office:value-type="float" office:value="29235">
            <text:p>29235</text:p>
          </table:table-cell>
          <table:table-cell office:value-type="float" office:value="13153">
            <text:p>13153</text:p>
          </table:table-cell>
          <table:table-cell office:value-type="float" office:value="3541">
            <text:p>3541</text:p>
          </table:table-cell>
          <table:table-cell office:value-type="float" office:value="14917">
            <text:p>14917</text:p>
          </table:table-cell>
          <table:table-cell office:value-type="float" office:value="107957401">
            <text:p>107957401</text:p>
          </table:table-cell>
          <table:table-cell office:value-type="float" office:value="15503">
            <text:p>15503</text:p>
          </table:table-cell>
          <table:table-cell office:value-type="float" office:value="82148079">
            <text:p>82148079</text:p>
          </table:table-cell>
        </table:table-row>
        <table:table-row table:style-name="ro1">
          <table:table-cell table:number-columns-repeated="11"/>
          <table:table-cell office:value-type="float" office:value="31473">
            <text:p>31473</text:p>
          </table:table-cell>
          <table:table-cell office:value-type="float" office:value="11542">
            <text:p>11542</text:p>
          </table:table-cell>
          <table:table-cell office:value-type="float" office:value="1530">
            <text:p>1530</text:p>
          </table:table-cell>
          <table:table-cell office:value-type="float" office:value="13695">
            <text:p>13695</text:p>
          </table:table-cell>
          <table:table-cell office:value-type="float" office:value="107632734">
            <text:p>107632734</text:p>
          </table:table-cell>
          <table:table-cell office:value-type="float" office:value="14176">
            <text:p>14176</text:p>
          </table:table-cell>
          <table:table-cell office:value-type="float" office:value="82280256">
            <text:p>82280256</text:p>
          </table:table-cell>
        </table:table-row>
        <table:table-row table:style-name="ro1">
          <table:table-cell table:number-columns-repeated="11"/>
          <table:table-cell office:value-type="float" office:value="30755">
            <text:p>30755</text:p>
          </table:table-cell>
          <table:table-cell office:value-type="float" office:value="12394">
            <text:p>12394</text:p>
          </table:table-cell>
          <table:table-cell office:value-type="float" office:value="3983">
            <text:p>3983</text:p>
          </table:table-cell>
          <table:table-cell office:value-type="float" office:value="14456">
            <text:p>14456</text:p>
          </table:table-cell>
          <table:table-cell office:value-type="float" office:value="106811568">
            <text:p>106811568</text:p>
          </table:table-cell>
          <table:table-cell office:value-type="float" office:value="4614">
            <text:p>4614</text:p>
          </table:table-cell>
          <table:table-cell office:value-type="float" office:value="82148840">
            <text:p>82148840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Average</text:p>
          </table:table-cell>
          <table:table-cell table:style-name="ce43" table:formula="of:=AVERAGE([.L116:.L125])" office:value-type="float" office:value="33557.3">
            <text:p>33557.3</text:p>
          </table:table-cell>
          <table:table-cell table:style-name="ce43" table:formula="of:=AVERAGE([.M116:.M125])" office:value-type="float" office:value="12033.3">
            <text:p>12033.3</text:p>
          </table:table-cell>
          <table:table-cell table:style-name="ce43" table:formula="of:=AVERAGE([.N116:.N125])" office:value-type="float" office:value="2891.7">
            <text:p>2891.7</text:p>
          </table:table-cell>
          <table:table-cell table:style-name="ce43" table:formula="of:=AVERAGE([.O116:.O125])" office:value-type="float" office:value="14331.4">
            <text:p>14331.4</text:p>
          </table:table-cell>
          <table:table-cell table:style-name="ce43" table:formula="of:=AVERAGE([.P116:.P125])" office:value-type="float" office:value="107408444.6">
            <text:p>107408444.6</text:p>
          </table:table-cell>
          <table:table-cell table:style-name="ce43" table:formula="of:=AVERAGE([.Q116:.Q125])" office:value-type="float" office:value="13929.2">
            <text:p>13929.2</text:p>
          </table:table-cell>
          <table:table-cell table:style-name="ce43" table:formula="of:=AVERAGE([.R116:.R125])" office:value-type="float" office:value="82200853.1">
            <text:p>82200853.1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STD</text:p>
          </table:table-cell>
          <table:table-cell table:style-name="ce43" table:formula="of:=STDEV([.L116:.L125])" office:value-type="float" office:value="10937.6869893857">
            <text:p>10937.69</text:p>
          </table:table-cell>
          <table:table-cell table:style-name="ce43" table:formula="of:=STDEV([.M116:.M125])" office:value-type="float" office:value="581.780418676631">
            <text:p>581.78</text:p>
          </table:table-cell>
          <table:table-cell table:style-name="ce43" table:formula="of:=STDEV([.N116:.N125])" office:value-type="float" office:value="1111.36883066684">
            <text:p>1111.37</text:p>
          </table:table-cell>
          <table:table-cell table:style-name="ce43" table:formula="of:=STDEV([.O116:.O125])" office:value-type="float" office:value="783.166819181371">
            <text:p>783.17</text:p>
          </table:table-cell>
          <table:table-cell table:style-name="ce43" table:formula="of:=STDEV([.P116:.P125])" office:value-type="float" office:value="430279.938018443">
            <text:p>430279.94</text:p>
          </table:table-cell>
          <table:table-cell table:style-name="ce43" table:formula="of:=STDEV([.Q116:.Q125])" office:value-type="float" office:value="3370.93069245473">
            <text:p>3370.93</text:p>
          </table:table-cell>
          <table:table-cell table:style-name="ce43" table:formula="of:=STDEV([.R116:.R125])" office:value-type="float" office:value="71777.5313643947">
            <text:p>71777.53</text:p>
          </table:table-cell>
        </table:table-row>
        <table:table-row table:style-name="ro1">
          <table:table-cell table:number-columns-repeated="18"/>
        </table:table-row>
        <table:table-row table:style-name="ro2">
          <table:table-cell table:number-columns-repeated="11"/>
          <table:table-cell table:style-name="ce45" office:value-type="string">
            <text:p>0x534178</text:p>
          </table:table-cell>
          <table:table-cell table:style-name="ce45" office:value-type="string">
            <text:p>0x53412e</text:p>
          </table:table-cell>
          <table:table-cell table:style-name="ce45" office:value-type="string">
            <text:p>0x534278</text:p>
          </table:table-cell>
          <table:table-cell table:style-name="ce45" office:value-type="string">
            <text:p>0x53712e</text:p>
          </table:table-cell>
          <table:table-cell table:style-name="ce45" office:value-type="string">
            <text:p>0x53722e</text:p>
          </table:table-cell>
          <table:table-cell table:style-name="ce45" office:value-type="string">
            <text:p>0x530277</text:p>
          </table:table-cell>
          <table:table-cell table:style-name="ce45" office:value-type="string">
            <text:p>0x53c378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Parallel 256 x 256</text:p>
          </table:table-cell>
          <table:table-cell table:style-name="ce46" office:value-type="string">
            <text:p>CMP_SNOOP:SHARE</text:p>
          </table:table-cell>
          <table:table-cell table:style-name="ce46" office:value-type="string">
            <text:p>LLC_MISSES</text:p>
          </table:table-cell>
          <table:table-cell table:style-name="ce46" office:value-type="string">
            <text:p>CMP_SNOOP:INVALIDATE </text:p>
          </table:table-cell>
          <table:table-cell table:style-name="ce46" office:value-type="string">
            <text:p>L2_RQSTS:I_STATE</text:p>
          </table:table-cell>
          <table:table-cell table:style-name="ce46" office:value-type="string">
            <text:p>L2_RQSTS:S_STATE </text:p>
          </table:table-cell>
          <table:table-cell table:style-name="ce46" office:value-type="string">
            <text:p>EXT_SNOOP:HIT</text:p>
          </table:table-cell>
          <table:table-cell table:style-name="ce46" office:value-type="string">
            <text:p>CMP_SNOOP:SHARE:INVALIDATE:BOTH_CORES</text:p>
          </table:table-cell>
        </table:table-row>
        <table:table-row table:style-name="ro1">
          <table:table-cell table:number-columns-repeated="11"/>
          <table:table-cell office:value-type="float" office:value="130782">
            <text:p>130782</text:p>
          </table:table-cell>
          <table:table-cell office:value-type="float" office:value="1089075">
            <text:p>1089075</text:p>
          </table:table-cell>
          <table:table-cell office:value-type="float" office:value="1691">
            <text:p>1691</text:p>
          </table:table-cell>
          <table:table-cell office:value-type="float" office:value="10172938">
            <text:p>10172938</text:p>
          </table:table-cell>
          <table:table-cell office:value-type="float" office:value="454060011">
            <text:p>454060011</text:p>
          </table:table-cell>
          <table:table-cell office:value-type="float" office:value="14790">
            <text:p>14790</text:p>
          </table:table-cell>
          <table:table-cell office:value-type="float" office:value="177642244">
            <text:p>177642244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1451138">
            <text:p>1451138</text:p>
          </table:table-cell>
          <table:table-cell office:value-type="float" office:value="11488789">
            <text:p>11488789</text:p>
          </table:table-cell>
          <table:table-cell office:value-type="float" office:value="88473">
            <text:p>88473</text:p>
          </table:table-cell>
          <table:table-cell office:value-type="float" office:value="21455070">
            <text:p>21455070</text:p>
          </table:table-cell>
          <table:table-cell office:value-type="float" office:value="456249602">
            <text:p>456249602</text:p>
          </table:table-cell>
          <table:table-cell office:value-type="float" office:value="45344">
            <text:p>45344</text:p>
          </table:table-cell>
          <table:table-cell office:value-type="float" office:value="187684896">
            <text:p>187684896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48880">
            <text:p>48880</text:p>
          </table:table-cell>
          <table:table-cell office:value-type="float" office:value="1034226">
            <text:p>1034226</text:p>
          </table:table-cell>
          <table:table-cell office:value-type="float" office:value="1914">
            <text:p>1914</text:p>
          </table:table-cell>
          <table:table-cell office:value-type="float" office:value="10064532">
            <text:p>10064532</text:p>
          </table:table-cell>
          <table:table-cell office:value-type="float" office:value="453680781">
            <text:p>453680781</text:p>
          </table:table-cell>
          <table:table-cell office:value-type="float" office:value="11241">
            <text:p>11241</text:p>
          </table:table-cell>
          <table:table-cell office:value-type="float" office:value="177555394">
            <text:p>177555394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36459">
            <text:p>36459</text:p>
          </table:table-cell>
          <table:table-cell office:value-type="float" office:value="11578415">
            <text:p>11578415</text:p>
          </table:table-cell>
          <table:table-cell office:value-type="float" office:value="8306">
            <text:p>8306</text:p>
          </table:table-cell>
          <table:table-cell office:value-type="float" office:value="21520594">
            <text:p>21520594</text:p>
          </table:table-cell>
          <table:table-cell office:value-type="float" office:value="456216861">
            <text:p>456216861</text:p>
          </table:table-cell>
          <table:table-cell office:value-type="float" office:value="22730">
            <text:p>22730</text:p>
          </table:table-cell>
          <table:table-cell office:value-type="float" office:value="185846689">
            <text:p>185846689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93345">
            <text:p>93345</text:p>
          </table:table-cell>
          <table:table-cell office:value-type="float" office:value="1148798">
            <text:p>1148798</text:p>
          </table:table-cell>
          <table:table-cell office:value-type="float" office:value="2625">
            <text:p>2625</text:p>
          </table:table-cell>
          <table:table-cell office:value-type="float" office:value="10216056">
            <text:p>10216056</text:p>
          </table:table-cell>
          <table:table-cell office:value-type="float" office:value="453686669">
            <text:p>453686669</text:p>
          </table:table-cell>
          <table:table-cell office:value-type="float" office:value="16921">
            <text:p>16921</text:p>
          </table:table-cell>
          <table:table-cell office:value-type="float" office:value="177592347">
            <text:p>177592347</text:p>
          </table:table-cell>
        </table:table-row>
        <table:table-row table:style-name="ro1">
          <table:table-cell table:number-columns-repeated="11"/>
          <table:table-cell office:value-type="float" office:value="35694">
            <text:p>35694</text:p>
          </table:table-cell>
          <table:table-cell office:value-type="float" office:value="1290221">
            <text:p>1290221</text:p>
          </table:table-cell>
          <table:table-cell office:value-type="float" office:value="4544">
            <text:p>4544</text:p>
          </table:table-cell>
          <table:table-cell office:value-type="float" office:value="10284205">
            <text:p>10284205</text:p>
          </table:table-cell>
          <table:table-cell office:value-type="float" office:value="454117448">
            <text:p>454117448</text:p>
          </table:table-cell>
          <table:table-cell office:value-type="float" office:value="4448">
            <text:p>4448</text:p>
          </table:table-cell>
          <table:table-cell office:value-type="float" office:value="177678937">
            <text:p>177678937</text:p>
          </table:table-cell>
        </table:table-row>
        <table:table-row table:style-name="ro1">
          <table:table-cell table:number-columns-repeated="11"/>
          <table:table-cell office:value-type="float" office:value="134394">
            <text:p>134394</text:p>
          </table:table-cell>
          <table:table-cell office:value-type="float" office:value="11606695">
            <text:p>11606695</text:p>
          </table:table-cell>
          <table:table-cell office:value-type="float" office:value="15875">
            <text:p>15875</text:p>
          </table:table-cell>
          <table:table-cell office:value-type="float" office:value="21560663">
            <text:p>21560663</text:p>
          </table:table-cell>
          <table:table-cell office:value-type="float" office:value="456247344">
            <text:p>456247344</text:p>
          </table:table-cell>
          <table:table-cell office:value-type="float" office:value="20546">
            <text:p>20546</text:p>
          </table:table-cell>
          <table:table-cell office:value-type="float" office:value="185730184">
            <text:p>185730184</text:p>
          </table:table-cell>
        </table:table-row>
        <table:table-row table:style-name="ro1">
          <table:table-cell table:number-columns-repeated="11"/>
          <table:table-cell office:value-type="float" office:value="40915">
            <text:p>40915</text:p>
          </table:table-cell>
          <table:table-cell office:value-type="float" office:value="1253403">
            <text:p>1253403</text:p>
          </table:table-cell>
          <table:table-cell office:value-type="float" office:value="4144">
            <text:p>4144</text:p>
          </table:table-cell>
          <table:table-cell office:value-type="float" office:value="10250618">
            <text:p>10250618</text:p>
          </table:table-cell>
          <table:table-cell office:value-type="float" office:value="453701444">
            <text:p>453701444</text:p>
          </table:table-cell>
          <table:table-cell office:value-type="float" office:value="6041">
            <text:p>6041</text:p>
          </table:table-cell>
          <table:table-cell office:value-type="float" office:value="177529734">
            <text:p>177529734</text:p>
          </table:table-cell>
        </table:table-row>
        <table:table-row table:style-name="ro1">
          <table:table-cell table:number-columns-repeated="11"/>
          <table:table-cell office:value-type="float" office:value="32906">
            <text:p>32906</text:p>
          </table:table-cell>
          <table:table-cell office:value-type="float" office:value="11579835">
            <text:p>11579835</text:p>
          </table:table-cell>
          <table:table-cell office:value-type="float" office:value="9410">
            <text:p>9410</text:p>
          </table:table-cell>
          <table:table-cell office:value-type="float" office:value="21463951">
            <text:p>21463951</text:p>
          </table:table-cell>
          <table:table-cell office:value-type="float" office:value="456455656">
            <text:p>456455656</text:p>
          </table:table-cell>
          <table:table-cell office:value-type="float" office:value="17994">
            <text:p>17994</text:p>
          </table:table-cell>
          <table:table-cell office:value-type="float" office:value="185762064">
            <text:p>185762064</text:p>
          </table:table-cell>
        </table:table-row>
        <table:table-row table:style-name="ro1">
          <table:table-cell table:number-columns-repeated="11"/>
          <table:table-cell office:value-type="float" office:value="48017">
            <text:p>48017</text:p>
          </table:table-cell>
          <table:table-cell office:value-type="float" office:value="972524">
            <text:p>972524</text:p>
          </table:table-cell>
          <table:table-cell office:value-type="float" office:value="2590">
            <text:p>2590</text:p>
          </table:table-cell>
          <table:table-cell office:value-type="float" office:value="10009349">
            <text:p>10009349</text:p>
          </table:table-cell>
          <table:table-cell office:value-type="float" office:value="453803667">
            <text:p>453803667</text:p>
          </table:table-cell>
          <table:table-cell office:value-type="float" office:value="14701">
            <text:p>14701</text:p>
          </table:table-cell>
          <table:table-cell office:value-type="float" office:value="177586602">
            <text:p>177586602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Average</text:p>
          </table:table-cell>
          <table:table-cell table:style-name="ce43" table:formula="of:=AVERAGE([.L131:.L140])" office:value-type="float" office:value="205253">
            <text:p>205253</text:p>
          </table:table-cell>
          <table:table-cell table:style-name="ce43" table:formula="of:=AVERAGE([.M131:.M140])" office:value-type="float" office:value="5304198.1">
            <text:p>5304198.1</text:p>
          </table:table-cell>
          <table:table-cell table:style-name="ce43" table:formula="of:=AVERAGE([.N131:.N140])" office:value-type="float" office:value="13957.2">
            <text:p>13957.2</text:p>
          </table:table-cell>
          <table:table-cell table:style-name="ce43" table:formula="of:=AVERAGE([.O131:.O140])" office:value-type="float" office:value="14699797.6">
            <text:p>14699797.6</text:p>
          </table:table-cell>
          <table:table-cell table:style-name="ce43" table:formula="of:=AVERAGE([.P131:.P140])" office:value-type="float" office:value="454821948.3">
            <text:p>454821948.3</text:p>
          </table:table-cell>
          <table:table-cell table:style-name="ce43" table:formula="of:=AVERAGE([.Q131:.Q140])" office:value-type="float" office:value="17475.6">
            <text:p>17475.6</text:p>
          </table:table-cell>
          <table:table-cell table:style-name="ce43" table:formula="of:=AVERAGE([.R131:.R140])" office:value-type="float" office:value="181060909.1">
            <text:p>181060909.1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STD</text:p>
          </table:table-cell>
          <table:table-cell table:style-name="ce43" table:formula="of:=STDEV([.L131:.L140])" office:value-type="float" office:value="439500.67270913">
            <text:p>439500.67</text:p>
          </table:table-cell>
          <table:table-cell table:style-name="ce43" table:formula="of:=STDEV([.M131:.M140])" office:value-type="float" office:value="5387966.79924493">
            <text:p>5387966.8</text:p>
          </table:table-cell>
          <table:table-cell table:style-name="ce43" table:formula="of:=STDEV([.N131:.N140])" office:value-type="float" office:value="26555.8803816489">
            <text:p>26555.88</text:p>
          </table:table-cell>
          <table:table-cell table:style-name="ce43" table:formula="of:=STDEV([.O131:.O140])" office:value-type="float" office:value="5853368.09909761">
            <text:p>5853368.1</text:p>
          </table:table-cell>
          <table:table-cell table:style-name="ce43" table:formula="of:=STDEV([.P131:.P140])" office:value-type="float" office:value="1275632.65297569">
            <text:p>1275632.65</text:p>
          </table:table-cell>
          <table:table-cell table:style-name="ce43" table:formula="of:=STDEV([.Q131:.Q140])" office:value-type="float" office:value="11394.4901031644">
            <text:p>11394.49</text:p>
          </table:table-cell>
          <table:table-cell table:style-name="ce43" table:formula="of:=STDEV([.R131:.R140])" office:value-type="float" office:value="4505163.08878763">
            <text:p>4505163.09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2">
          <table:table-cell table:number-columns-repeated="11"/>
          <table:table-cell table:style-name="ce45" office:value-type="string">
            <text:p>0x534178</text:p>
          </table:table-cell>
          <table:table-cell table:style-name="ce45" office:value-type="string">
            <text:p>0x53412e</text:p>
          </table:table-cell>
          <table:table-cell table:style-name="ce45" office:value-type="string">
            <text:p>0x534278</text:p>
          </table:table-cell>
          <table:table-cell table:style-name="ce45" office:value-type="string">
            <text:p>0x53712e</text:p>
          </table:table-cell>
          <table:table-cell table:style-name="ce45" office:value-type="string">
            <text:p>0x53722e</text:p>
          </table:table-cell>
          <table:table-cell table:style-name="ce45" office:value-type="string">
            <text:p>0x530277</text:p>
          </table:table-cell>
          <table:table-cell table:style-name="ce45" office:value-type="string">
            <text:p>0x53c378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Sequential 512 x 512</text:p>
          </table:table-cell>
          <table:table-cell table:style-name="ce46" office:value-type="string">
            <text:p>CMP_SNOOP:SHARE</text:p>
          </table:table-cell>
          <table:table-cell table:style-name="ce46" office:value-type="string">
            <text:p>LLC_MISSES</text:p>
          </table:table-cell>
          <table:table-cell table:style-name="ce46" office:value-type="string">
            <text:p>CMP_SNOOP:INVALIDATE </text:p>
          </table:table-cell>
          <table:table-cell table:style-name="ce46" office:value-type="string">
            <text:p>L2_RQSTS:I_STATE</text:p>
          </table:table-cell>
          <table:table-cell table:style-name="ce46" office:value-type="string">
            <text:p>L2_RQSTS:S_STATE </text:p>
          </table:table-cell>
          <table:table-cell table:style-name="ce46" office:value-type="string">
            <text:p>EXT_SNOOP:HIT</text:p>
          </table:table-cell>
          <table:table-cell table:style-name="ce46" office:value-type="string">
            <text:p>CMP_SNOOP:SHARE:INVALIDATE:BOTH_CORES</text:p>
          </table:table-cell>
        </table:table-row>
        <table:table-row table:style-name="ro2">
          <table:table-cell table:number-columns-repeated="10"/>
          <table:table-cell table:style-name="ce45"/>
          <table:table-cell office:value-type="float" office:value="131430">
            <text:p>131430</text:p>
          </table:table-cell>
          <table:table-cell office:value-type="float" office:value="5628">
            <text:p>5628</text:p>
          </table:table-cell>
          <table:table-cell office:value-type="float" office:value="5830">
            <text:p>5830</text:p>
          </table:table-cell>
          <table:table-cell office:value-type="float" office:value="4462">
            <text:p>4462</text:p>
          </table:table-cell>
          <table:table-cell office:value-type="float" office:value="873869718">
            <text:p>873869718</text:p>
          </table:table-cell>
          <table:table-cell office:value-type="float" office:value="5081">
            <text:p>5081</text:p>
          </table:table-cell>
          <table:table-cell office:value-type="float" office:value="329098675">
            <text:p>329098675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147600">
            <text:p>147600</text:p>
          </table:table-cell>
          <table:table-cell office:value-type="float" office:value="7477">
            <text:p>7477</text:p>
          </table:table-cell>
          <table:table-cell office:value-type="float" office:value="14240">
            <text:p>14240</text:p>
          </table:table-cell>
          <table:table-cell office:value-type="float" office:value="10886">
            <text:p>10886</text:p>
          </table:table-cell>
          <table:table-cell office:value-type="float" office:value="875295002">
            <text:p>875295002</text:p>
          </table:table-cell>
          <table:table-cell office:value-type="float" office:value="11229">
            <text:p>11229</text:p>
          </table:table-cell>
          <table:table-cell office:value-type="float" office:value="328373097">
            <text:p>328373097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357683">
            <text:p>357683</text:p>
          </table:table-cell>
          <table:table-cell office:value-type="float" office:value="1452">
            <text:p>1452</text:p>
          </table:table-cell>
          <table:table-cell office:value-type="float" office:value="14420">
            <text:p>14420</text:p>
          </table:table-cell>
          <table:table-cell office:value-type="float" office:value="3164">
            <text:p>3164</text:p>
          </table:table-cell>
          <table:table-cell office:value-type="float" office:value="873634883">
            <text:p>873634883</text:p>
          </table:table-cell>
          <table:table-cell office:value-type="float" office:value="21104">
            <text:p>21104</text:p>
          </table:table-cell>
          <table:table-cell office:value-type="float" office:value="329475996">
            <text:p>329475996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124631">
            <text:p>124631</text:p>
          </table:table-cell>
          <table:table-cell office:value-type="float" office:value="6972">
            <text:p>6972</text:p>
          </table:table-cell>
          <table:table-cell office:value-type="float" office:value="16822">
            <text:p>16822</text:p>
          </table:table-cell>
          <table:table-cell office:value-type="float" office:value="11024">
            <text:p>11024</text:p>
          </table:table-cell>
          <table:table-cell office:value-type="float" office:value="873150300">
            <text:p>873150300</text:p>
          </table:table-cell>
          <table:table-cell office:value-type="float" office:value="4271">
            <text:p>4271</text:p>
          </table:table-cell>
          <table:table-cell office:value-type="float" office:value="328548888">
            <text:p>328548888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266202">
            <text:p>266202</text:p>
          </table:table-cell>
          <table:table-cell office:value-type="float" office:value="3242">
            <text:p>3242</text:p>
          </table:table-cell>
          <table:table-cell office:value-type="float" office:value="30164">
            <text:p>30164</text:p>
          </table:table-cell>
          <table:table-cell office:value-type="float" office:value="3380">
            <text:p>3380</text:p>
          </table:table-cell>
          <table:table-cell office:value-type="float" office:value="593479162">
            <text:p>593479162</text:p>
          </table:table-cell>
          <table:table-cell office:value-type="float" office:value="27172">
            <text:p>27172</text:p>
          </table:table-cell>
          <table:table-cell office:value-type="float" office:value="329953120">
            <text:p>329953120</text:p>
          </table:table-cell>
        </table:table-row>
        <table:table-row table:style-name="ro1">
          <table:table-cell table:number-columns-repeated="11"/>
          <table:table-cell office:value-type="float" office:value="130880">
            <text:p>130880</text:p>
          </table:table-cell>
          <table:table-cell office:value-type="float" office:value="1965">
            <text:p>1965</text:p>
          </table:table-cell>
          <table:table-cell office:value-type="float" office:value="8628">
            <text:p>8628</text:p>
          </table:table-cell>
          <table:table-cell office:value-type="float" office:value="2436">
            <text:p>2436</text:p>
          </table:table-cell>
          <table:table-cell office:value-type="float" office:value="873295714">
            <text:p>873295714</text:p>
          </table:table-cell>
          <table:table-cell office:value-type="float" office:value="12404">
            <text:p>12404</text:p>
          </table:table-cell>
          <table:table-cell office:value-type="float" office:value="328489058">
            <text:p>328489058</text:p>
          </table:table-cell>
        </table:table-row>
        <table:table-row table:style-name="ro1">
          <table:table-cell table:number-columns-repeated="11"/>
          <table:table-cell office:value-type="float" office:value="77755">
            <text:p>77755</text:p>
          </table:table-cell>
          <table:table-cell office:value-type="float" office:value="3130">
            <text:p>3130</text:p>
          </table:table-cell>
          <table:table-cell office:value-type="float" office:value="2423">
            <text:p>2423</text:p>
          </table:table-cell>
          <table:table-cell office:value-type="float" office:value="3428">
            <text:p>3428</text:p>
          </table:table-cell>
          <table:table-cell office:value-type="float" office:value="871792943">
            <text:p>871792943</text:p>
          </table:table-cell>
          <table:table-cell office:value-type="float" office:value="10160">
            <text:p>10160</text:p>
          </table:table-cell>
          <table:table-cell office:value-type="float" office:value="329041634">
            <text:p>329041634</text:p>
          </table:table-cell>
        </table:table-row>
        <table:table-row table:style-name="ro1">
          <table:table-cell table:number-columns-repeated="11"/>
          <table:table-cell office:value-type="float" office:value="136147">
            <text:p>136147</text:p>
          </table:table-cell>
          <table:table-cell office:value-type="float" office:value="2202">
            <text:p>2202</text:p>
          </table:table-cell>
          <table:table-cell office:value-type="float" office:value="13495">
            <text:p>13495</text:p>
          </table:table-cell>
          <table:table-cell office:value-type="float" office:value="2882">
            <text:p>2882</text:p>
          </table:table-cell>
          <table:table-cell office:value-type="float" office:value="870598886">
            <text:p>870598886</text:p>
          </table:table-cell>
          <table:table-cell office:value-type="float" office:value="12757">
            <text:p>12757</text:p>
          </table:table-cell>
          <table:table-cell office:value-type="float" office:value="328380697">
            <text:p>328380697</text:p>
          </table:table-cell>
        </table:table-row>
        <table:table-row table:style-name="ro1">
          <table:table-cell table:number-columns-repeated="11"/>
          <table:table-cell office:value-type="float" office:value="33750">
            <text:p>33750</text:p>
          </table:table-cell>
          <table:table-cell office:value-type="float" office:value="3886">
            <text:p>3886</text:p>
          </table:table-cell>
          <table:table-cell office:value-type="float" office:value="3620">
            <text:p>3620</text:p>
          </table:table-cell>
          <table:table-cell office:value-type="float" office:value="5774">
            <text:p>5774</text:p>
          </table:table-cell>
          <table:table-cell office:value-type="float" office:value="877302529">
            <text:p>877302529</text:p>
          </table:table-cell>
          <table:table-cell office:value-type="float" office:value="947">
            <text:p>947</text:p>
          </table:table-cell>
          <table:table-cell office:value-type="float" office:value="329099694">
            <text:p>329099694</text:p>
          </table:table-cell>
        </table:table-row>
        <table:table-row table:style-name="ro1">
          <table:table-cell table:number-columns-repeated="11"/>
          <table:table-cell office:value-type="float" office:value="169917">
            <text:p>169917</text:p>
          </table:table-cell>
          <table:table-cell office:value-type="float" office:value="5476">
            <text:p>5476</text:p>
          </table:table-cell>
          <table:table-cell office:value-type="float" office:value="5827">
            <text:p>5827</text:p>
          </table:table-cell>
          <table:table-cell office:value-type="float" office:value="9248">
            <text:p>9248</text:p>
          </table:table-cell>
          <table:table-cell office:value-type="float" office:value="872492476">
            <text:p>872492476</text:p>
          </table:table-cell>
          <table:table-cell office:value-type="float" office:value="15403">
            <text:p>15403</text:p>
          </table:table-cell>
          <table:table-cell office:value-type="float" office:value="328373830">
            <text:p>328373830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Average</text:p>
          </table:table-cell>
          <table:table-cell table:style-name="ce43" table:formula="of:=AVERAGE([.L148:.L157])" office:value-type="float" office:value="157599.5">
            <text:p>157599.5</text:p>
          </table:table-cell>
          <table:table-cell table:style-name="ce43" table:formula="of:=AVERAGE([.M148:.M157])" office:value-type="float" office:value="4143">
            <text:p>4143</text:p>
          </table:table-cell>
          <table:table-cell table:style-name="ce43" table:formula="of:=AVERAGE([.N148:.N157])" office:value-type="float" office:value="11546.9">
            <text:p>11546.9</text:p>
          </table:table-cell>
          <table:table-cell table:style-name="ce43" table:formula="of:=AVERAGE([.O148:.O157])" office:value-type="float" office:value="5668.4">
            <text:p>5668.4</text:p>
          </table:table-cell>
          <table:table-cell table:style-name="ce43" table:formula="of:=AVERAGE([.P148:.P157])" office:value-type="float" office:value="845491161.3">
            <text:p>845491161.3</text:p>
          </table:table-cell>
          <table:table-cell table:style-name="ce43" table:formula="of:=AVERAGE([.Q148:.Q157])" office:value-type="float" office:value="12052.8">
            <text:p>12052.8</text:p>
          </table:table-cell>
          <table:table-cell table:style-name="ce43" table:formula="of:=AVERAGE([.R148:.R157])" office:value-type="float" office:value="328883468.9">
            <text:p>328883468.9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STD</text:p>
          </table:table-cell>
          <table:table-cell table:style-name="ce43" table:formula="of:=STDEV([.L148:.L157])" office:value-type="float" office:value="92339.5724573766">
            <text:p>92339.57</text:p>
          </table:table-cell>
          <table:table-cell table:style-name="ce43" table:formula="of:=STDEV([.M148:.M157])" office:value-type="float" office:value="2128.05534598035">
            <text:p>2128.06</text:p>
          </table:table-cell>
          <table:table-cell table:style-name="ce43" table:formula="of:=STDEV([.N148:.N157])" office:value-type="float" office:value="8257.83904272513">
            <text:p>8257.84</text:p>
          </table:table-cell>
          <table:table-cell table:style-name="ce43" table:formula="of:=STDEV([.O148:.O157])" office:value-type="float" office:value="3414.45473766392">
            <text:p>3414.45</text:p>
          </table:table-cell>
          <table:table-cell table:style-name="ce43" table:formula="of:=STDEV([.P148:.P157])" office:value-type="float" office:value="88567027.3724356">
            <text:p>88567027.37</text:p>
          </table:table-cell>
          <table:table-cell table:style-name="ce43" table:formula="of:=STDEV([.Q148:.Q157])" office:value-type="float" office:value="7881.90647834224">
            <text:p>7881.91</text:p>
          </table:table-cell>
          <table:table-cell table:style-name="ce43" table:formula="of:=STDEV([.R148:.R157])" office:value-type="float" office:value="543018.334352523">
            <text:p>543018.33</text:p>
          </table:table-cell>
        </table:table-row>
        <table:table-row table:style-name="ro1">
          <table:table-cell table:number-columns-repeated="18"/>
        </table:table-row>
        <table:table-row table:style-name="ro2">
          <table:table-cell table:number-columns-repeated="11"/>
          <table:table-cell table:style-name="ce45" office:value-type="string">
            <text:p>0x534178</text:p>
          </table:table-cell>
          <table:table-cell table:style-name="ce45" office:value-type="string">
            <text:p>0x53412e</text:p>
          </table:table-cell>
          <table:table-cell table:style-name="ce45" office:value-type="string">
            <text:p>0x534278</text:p>
          </table:table-cell>
          <table:table-cell table:style-name="ce45" office:value-type="string">
            <text:p>0x53712e</text:p>
          </table:table-cell>
          <table:table-cell table:style-name="ce45" office:value-type="string">
            <text:p>0x53722e</text:p>
          </table:table-cell>
          <table:table-cell table:style-name="ce45" office:value-type="string">
            <text:p>0x530277</text:p>
          </table:table-cell>
          <table:table-cell table:style-name="ce45" office:value-type="string">
            <text:p>0x53c378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Best-case 512 x 512</text:p>
          </table:table-cell>
          <table:table-cell table:style-name="ce46" office:value-type="string">
            <text:p>CMP_SNOOP:SHARE</text:p>
          </table:table-cell>
          <table:table-cell table:style-name="ce46" office:value-type="string">
            <text:p>LLC_MISSES</text:p>
          </table:table-cell>
          <table:table-cell table:style-name="ce46" office:value-type="string">
            <text:p>CMP_SNOOP:INVALIDATE </text:p>
          </table:table-cell>
          <table:table-cell table:style-name="ce46" office:value-type="string">
            <text:p>L2_RQSTS:I_STATE</text:p>
          </table:table-cell>
          <table:table-cell table:style-name="ce46" office:value-type="string">
            <text:p>L2_RQSTS:S_STATE </text:p>
          </table:table-cell>
          <table:table-cell table:style-name="ce46" office:value-type="string">
            <text:p>EXT_SNOOP:HIT</text:p>
          </table:table-cell>
          <table:table-cell table:style-name="ce46" office:value-type="string">
            <text:p>CMP_SNOOP:SHARE:INVALIDATE:BOTH_CORES</text:p>
          </table:table-cell>
        </table:table-row>
        <table:table-row table:style-name="ro1">
          <table:table-cell table:number-columns-repeated="11"/>
          <table:table-cell office:value-type="float" office:value="281153">
            <text:p>281153</text:p>
          </table:table-cell>
          <table:table-cell office:value-type="float" office:value="11107">
            <text:p>11107</text:p>
          </table:table-cell>
          <table:table-cell office:value-type="float" office:value="13526">
            <text:p>13526</text:p>
          </table:table-cell>
          <table:table-cell office:value-type="float" office:value="19634">
            <text:p>19634</text:p>
          </table:table-cell>
          <table:table-cell office:value-type="float" office:value="438238928">
            <text:p>438238928</text:p>
          </table:table-cell>
          <table:table-cell office:value-type="float" office:value="21530">
            <text:p>21530</text:p>
          </table:table-cell>
          <table:table-cell office:value-type="float" office:value="328908051">
            <text:p>328908051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747876">
            <text:p>747876</text:p>
          </table:table-cell>
          <table:table-cell office:value-type="float" office:value="16410">
            <text:p>16410</text:p>
          </table:table-cell>
          <table:table-cell office:value-type="float" office:value="319761">
            <text:p>319761</text:p>
          </table:table-cell>
          <table:table-cell office:value-type="float" office:value="23903">
            <text:p>23903</text:p>
          </table:table-cell>
          <table:table-cell office:value-type="float" office:value="437366739">
            <text:p>437366739</text:p>
          </table:table-cell>
          <table:table-cell office:value-type="float" office:value="21328">
            <text:p>21328</text:p>
          </table:table-cell>
          <table:table-cell office:value-type="float" office:value="330214787">
            <text:p>330214787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191396">
            <text:p>191396</text:p>
          </table:table-cell>
          <table:table-cell office:value-type="float" office:value="10128">
            <text:p>10128</text:p>
          </table:table-cell>
          <table:table-cell office:value-type="float" office:value="4390">
            <text:p>4390</text:p>
          </table:table-cell>
          <table:table-cell office:value-type="float" office:value="16528">
            <text:p>16528</text:p>
          </table:table-cell>
          <table:table-cell office:value-type="float" office:value="437790655">
            <text:p>437790655</text:p>
          </table:table-cell>
          <table:table-cell office:value-type="float" office:value="10595">
            <text:p>10595</text:p>
          </table:table-cell>
          <table:table-cell office:value-type="float" office:value="328755976">
            <text:p>328755976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115488">
            <text:p>115488</text:p>
          </table:table-cell>
          <table:table-cell office:value-type="float" office:value="14640">
            <text:p>14640</text:p>
          </table:table-cell>
          <table:table-cell office:value-type="float" office:value="11979">
            <text:p>11979</text:p>
          </table:table-cell>
          <table:table-cell office:value-type="float" office:value="17752">
            <text:p>17752</text:p>
          </table:table-cell>
          <table:table-cell office:value-type="float" office:value="440288622">
            <text:p>440288622</text:p>
          </table:table-cell>
          <table:table-cell office:value-type="float" office:value="25220">
            <text:p>25220</text:p>
          </table:table-cell>
          <table:table-cell office:value-type="float" office:value="328400905">
            <text:p>328400905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89210">
            <text:p>89210</text:p>
          </table:table-cell>
          <table:table-cell office:value-type="float" office:value="10960">
            <text:p>10960</text:p>
          </table:table-cell>
          <table:table-cell office:value-type="float" office:value="8544">
            <text:p>8544</text:p>
          </table:table-cell>
          <table:table-cell office:value-type="float" office:value="17650">
            <text:p>17650</text:p>
          </table:table-cell>
          <table:table-cell office:value-type="float" office:value="442332373">
            <text:p>442332373</text:p>
          </table:table-cell>
          <table:table-cell office:value-type="float" office:value="19477">
            <text:p>19477</text:p>
          </table:table-cell>
          <table:table-cell office:value-type="float" office:value="328803645">
            <text:p>328803645</text:p>
          </table:table-cell>
        </table:table-row>
        <table:table-row table:style-name="ro1">
          <table:table-cell table:number-columns-repeated="11"/>
          <table:table-cell office:value-type="float" office:value="74578">
            <text:p>74578</text:p>
          </table:table-cell>
          <table:table-cell office:value-type="float" office:value="16086">
            <text:p>16086</text:p>
          </table:table-cell>
          <table:table-cell office:value-type="float" office:value="11990">
            <text:p>11990</text:p>
          </table:table-cell>
          <table:table-cell office:value-type="float" office:value="21333">
            <text:p>21333</text:p>
          </table:table-cell>
          <table:table-cell office:value-type="float" office:value="440018140">
            <text:p>440018140</text:p>
          </table:table-cell>
          <table:table-cell office:value-type="float" office:value="12846">
            <text:p>12846</text:p>
          </table:table-cell>
          <table:table-cell office:value-type="float" office:value="328394517">
            <text:p>328394517</text:p>
          </table:table-cell>
        </table:table-row>
        <table:table-row table:style-name="ro1">
          <table:table-cell table:number-columns-repeated="11"/>
          <table:table-cell office:value-type="float" office:value="83156">
            <text:p>83156</text:p>
          </table:table-cell>
          <table:table-cell office:value-type="float" office:value="10786">
            <text:p>10786</text:p>
          </table:table-cell>
          <table:table-cell office:value-type="float" office:value="6319">
            <text:p>6319</text:p>
          </table:table-cell>
          <table:table-cell office:value-type="float" office:value="17654">
            <text:p>17654</text:p>
          </table:table-cell>
          <table:table-cell office:value-type="float" office:value="439762845">
            <text:p>439762845</text:p>
          </table:table-cell>
          <table:table-cell office:value-type="float" office:value="14044">
            <text:p>14044</text:p>
          </table:table-cell>
          <table:table-cell office:value-type="float" office:value="328807795">
            <text:p>328807795</text:p>
          </table:table-cell>
        </table:table-row>
        <table:table-row table:style-name="ro1">
          <table:table-cell table:number-columns-repeated="11"/>
          <table:table-cell office:value-type="float" office:value="54315">
            <text:p>54315</text:p>
          </table:table-cell>
          <table:table-cell office:value-type="float" office:value="13194">
            <text:p>13194</text:p>
          </table:table-cell>
          <table:table-cell office:value-type="float" office:value="15438">
            <text:p>15438</text:p>
          </table:table-cell>
          <table:table-cell office:value-type="float" office:value="16573">
            <text:p>16573</text:p>
          </table:table-cell>
          <table:table-cell office:value-type="float" office:value="440707855">
            <text:p>440707855</text:p>
          </table:table-cell>
          <table:table-cell office:value-type="float" office:value="23168">
            <text:p>23168</text:p>
          </table:table-cell>
          <table:table-cell office:value-type="float" office:value="328473476">
            <text:p>328473476</text:p>
          </table:table-cell>
        </table:table-row>
        <table:table-row table:style-name="ro1">
          <table:table-cell table:number-columns-repeated="11"/>
          <table:table-cell office:value-type="float" office:value="220143">
            <text:p>220143</text:p>
          </table:table-cell>
          <table:table-cell office:value-type="float" office:value="9690">
            <text:p>9690</text:p>
          </table:table-cell>
          <table:table-cell office:value-type="float" office:value="5380">
            <text:p>5380</text:p>
          </table:table-cell>
          <table:table-cell office:value-type="float" office:value="17597">
            <text:p>17597</text:p>
          </table:table-cell>
          <table:table-cell office:value-type="float" office:value="440473382">
            <text:p>440473382</text:p>
          </table:table-cell>
          <table:table-cell office:value-type="float" office:value="24891">
            <text:p>24891</text:p>
          </table:table-cell>
          <table:table-cell office:value-type="float" office:value="328747969">
            <text:p>328747969</text:p>
          </table:table-cell>
        </table:table-row>
        <table:table-row table:style-name="ro1">
          <table:table-cell table:number-columns-repeated="11"/>
          <table:table-cell office:value-type="float" office:value="88564">
            <text:p>88564</text:p>
          </table:table-cell>
          <table:table-cell office:value-type="float" office:value="14052">
            <text:p>14052</text:p>
          </table:table-cell>
          <table:table-cell office:value-type="float" office:value="12530">
            <text:p>12530</text:p>
          </table:table-cell>
          <table:table-cell office:value-type="float" office:value="20301">
            <text:p>20301</text:p>
          </table:table-cell>
          <table:table-cell office:value-type="float" office:value="437453464">
            <text:p>437453464</text:p>
          </table:table-cell>
          <table:table-cell office:value-type="float" office:value="24059">
            <text:p>24059</text:p>
          </table:table-cell>
          <table:table-cell office:value-type="float" office:value="328381310">
            <text:p>328381310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Average</text:p>
          </table:table-cell>
          <table:table-cell table:style-name="ce43" table:formula="of:=AVERAGE([.L163:.L172])" office:value-type="float" office:value="194587.9">
            <text:p>194587.9</text:p>
          </table:table-cell>
          <table:table-cell table:style-name="ce43" table:formula="of:=AVERAGE([.M163:.M172])" office:value-type="float" office:value="12705.3">
            <text:p>12705.3</text:p>
          </table:table-cell>
          <table:table-cell table:style-name="ce43" table:formula="of:=AVERAGE([.N163:.N172])" office:value-type="float" office:value="40985.7">
            <text:p>40985.7</text:p>
          </table:table-cell>
          <table:table-cell table:style-name="ce43" table:formula="of:=AVERAGE([.O163:.O172])" office:value-type="float" office:value="18892.5">
            <text:p>18892.5</text:p>
          </table:table-cell>
          <table:table-cell table:style-name="ce43" table:formula="of:=AVERAGE([.P163:.P172])" office:value-type="float" office:value="439443300.3">
            <text:p>439443300.3</text:p>
          </table:table-cell>
          <table:table-cell table:style-name="ce43" table:formula="of:=AVERAGE([.Q163:.Q172])" office:value-type="float" office:value="19715.8">
            <text:p>19715.8</text:p>
          </table:table-cell>
          <table:table-cell table:style-name="ce43" table:formula="of:=AVERAGE([.R163:.R172])" office:value-type="float" office:value="328788843.1">
            <text:p>328788843.1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STD</text:p>
          </table:table-cell>
          <table:table-cell table:style-name="ce43" table:formula="of:=STDEV([.L163:.L172])" office:value-type="float" office:value="208001.811896729">
            <text:p>208001.81</text:p>
          </table:table-cell>
          <table:table-cell table:style-name="ce43" table:formula="of:=STDEV([.M163:.M172])" office:value-type="float" office:value="2493.73178857176">
            <text:p>2493.73</text:p>
          </table:table-cell>
          <table:table-cell table:style-name="ce43" table:formula="of:=STDEV([.N163:.N172])" office:value-type="float" office:value="98022.3949661505">
            <text:p>98022.39</text:p>
          </table:table-cell>
          <table:table-cell table:style-name="ce43" table:formula="of:=STDEV([.O163:.O172])" office:value-type="float" office:value="2371.65049186333">
            <text:p>2371.65</text:p>
          </table:table-cell>
          <table:table-cell table:style-name="ce43" table:formula="of:=STDEV([.P163:.P172])" office:value-type="float" office:value="1653525.88577702">
            <text:p>1653525.89</text:p>
          </table:table-cell>
          <table:table-cell table:style-name="ce43" table:formula="of:=STDEV([.Q163:.Q172])" office:value-type="float" office:value="5337.08180354937">
            <text:p>5337.08</text:p>
          </table:table-cell>
          <table:table-cell table:style-name="ce43" table:formula="of:=STDEV([.R163:.R172])" office:value-type="float" office:value="539792.595598933">
            <text:p>539792.6</text:p>
          </table:table-cell>
        </table:table-row>
        <table:table-row table:style-name="ro1">
          <table:table-cell table:number-columns-repeated="18"/>
        </table:table-row>
        <table:table-row table:style-name="ro2">
          <table:table-cell table:number-columns-repeated="11"/>
          <table:table-cell table:style-name="ce45" office:value-type="string">
            <text:p>0x534178</text:p>
          </table:table-cell>
          <table:table-cell table:style-name="ce45" office:value-type="string">
            <text:p>0x53412e</text:p>
          </table:table-cell>
          <table:table-cell table:style-name="ce45" office:value-type="string">
            <text:p>0x534278</text:p>
          </table:table-cell>
          <table:table-cell table:style-name="ce45" office:value-type="string">
            <text:p>0x53712e</text:p>
          </table:table-cell>
          <table:table-cell table:style-name="ce45" office:value-type="string">
            <text:p>0x53722e</text:p>
          </table:table-cell>
          <table:table-cell table:style-name="ce45" office:value-type="string">
            <text:p>0x530277</text:p>
          </table:table-cell>
          <table:table-cell table:style-name="ce45" office:value-type="string">
            <text:p>0x53c378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Parallel 512 x 512</text:p>
          </table:table-cell>
          <table:table-cell table:style-name="ce46" office:value-type="string">
            <text:p>CMP_SNOOP:SHARE</text:p>
          </table:table-cell>
          <table:table-cell table:style-name="ce46" office:value-type="string">
            <text:p>LLC_MISSES</text:p>
          </table:table-cell>
          <table:table-cell table:style-name="ce46" office:value-type="string">
            <text:p>CMP_SNOOP:INVALIDATE </text:p>
          </table:table-cell>
          <table:table-cell table:style-name="ce46" office:value-type="string">
            <text:p>L2_RQSTS:I_STATE</text:p>
          </table:table-cell>
          <table:table-cell table:style-name="ce46" office:value-type="string">
            <text:p>L2_RQSTS:S_STATE </text:p>
          </table:table-cell>
          <table:table-cell table:style-name="ce46" office:value-type="string">
            <text:p>EXT_SNOOP:HIT</text:p>
          </table:table-cell>
          <table:table-cell table:style-name="ce46" office:value-type="string">
            <text:p>CMP_SNOOP:SHARE:INVALIDATE:BOTH_CORES</text:p>
          </table:table-cell>
        </table:table-row>
        <table:table-row table:style-name="ro1">
          <table:table-cell table:number-columns-repeated="11"/>
          <table:table-cell office:value-type="float" office:value="420764">
            <text:p>420764</text:p>
          </table:table-cell>
          <table:table-cell office:value-type="float" office:value="960623">
            <text:p>960623</text:p>
          </table:table-cell>
          <table:table-cell office:value-type="float" office:value="20395">
            <text:p>20395</text:p>
          </table:table-cell>
          <table:table-cell office:value-type="float" office:value="18882206">
            <text:p>18882206</text:p>
          </table:table-cell>
          <table:table-cell office:value-type="float" office:value="1824192887">
            <text:p>1824192887</text:p>
          </table:table-cell>
          <table:table-cell office:value-type="float" office:value="26332">
            <text:p>26332</text:p>
          </table:table-cell>
          <table:table-cell office:value-type="float" office:value="690493179">
            <text:p>690493179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191771">
            <text:p>191771</text:p>
          </table:table-cell>
          <table:table-cell office:value-type="float" office:value="1066049">
            <text:p>1066049</text:p>
          </table:table-cell>
          <table:table-cell office:value-type="float" office:value="27504">
            <text:p>27504</text:p>
          </table:table-cell>
          <table:table-cell office:value-type="float" office:value="18990283">
            <text:p>18990283</text:p>
          </table:table-cell>
          <table:table-cell office:value-type="float" office:value="1824413522">
            <text:p>1824413522</text:p>
          </table:table-cell>
          <table:table-cell office:value-type="float" office:value="40585">
            <text:p>40585</text:p>
          </table:table-cell>
          <table:table-cell office:value-type="float" office:value="690095278">
            <text:p>690095278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191711">
            <text:p>191711</text:p>
          </table:table-cell>
          <table:table-cell office:value-type="float" office:value="1036688">
            <text:p>1036688</text:p>
          </table:table-cell>
          <table:table-cell office:value-type="float" office:value="38173">
            <text:p>38173</text:p>
          </table:table-cell>
          <table:table-cell office:value-type="float" office:value="18972933">
            <text:p>18972933</text:p>
          </table:table-cell>
          <table:table-cell office:value-type="float" office:value="1823978819">
            <text:p>1823978819</text:p>
          </table:table-cell>
          <table:table-cell office:value-type="float" office:value="79745">
            <text:p>79745</text:p>
          </table:table-cell>
          <table:table-cell office:value-type="float" office:value="691267329">
            <text:p>691267329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366378">
            <text:p>366378</text:p>
          </table:table-cell>
          <table:table-cell office:value-type="float" office:value="968274">
            <text:p>968274</text:p>
          </table:table-cell>
          <table:table-cell office:value-type="float" office:value="13911">
            <text:p>13911</text:p>
          </table:table-cell>
          <table:table-cell office:value-type="float" office:value="18869866">
            <text:p>18869866</text:p>
          </table:table-cell>
          <table:table-cell office:value-type="float" office:value="1824194019">
            <text:p>1824194019</text:p>
          </table:table-cell>
          <table:table-cell office:value-type="float" office:value="23053">
            <text:p>23053</text:p>
          </table:table-cell>
          <table:table-cell office:value-type="float" office:value="690396318">
            <text:p>690396318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180117">
            <text:p>180117</text:p>
          </table:table-cell>
          <table:table-cell office:value-type="float" office:value="1035726">
            <text:p>1035726</text:p>
          </table:table-cell>
          <table:table-cell office:value-type="float" office:value="8992">
            <text:p>8992</text:p>
          </table:table-cell>
          <table:table-cell office:value-type="float" office:value="18939689">
            <text:p>18939689</text:p>
          </table:table-cell>
          <table:table-cell office:value-type="float" office:value="1824280420">
            <text:p>1824280420</text:p>
          </table:table-cell>
          <table:table-cell office:value-type="float" office:value="20715">
            <text:p>20715</text:p>
          </table:table-cell>
          <table:table-cell office:value-type="float" office:value="690497438">
            <text:p>690497438</text:p>
          </table:table-cell>
        </table:table-row>
        <table:table-row table:style-name="ro1">
          <table:table-cell table:number-columns-repeated="11"/>
          <table:table-cell office:value-type="float" office:value="295504">
            <text:p>295504</text:p>
          </table:table-cell>
          <table:table-cell office:value-type="float" office:value="976453">
            <text:p>976453</text:p>
          </table:table-cell>
          <table:table-cell office:value-type="float" office:value="9745">
            <text:p>9745</text:p>
          </table:table-cell>
          <table:table-cell office:value-type="float" office:value="18908585">
            <text:p>18908585</text:p>
          </table:table-cell>
          <table:table-cell office:value-type="float" office:value="1824311362">
            <text:p>1824311362</text:p>
          </table:table-cell>
          <table:table-cell office:value-type="float" office:value="15746">
            <text:p>15746</text:p>
          </table:table-cell>
          <table:table-cell office:value-type="float" office:value="690456948">
            <text:p>690456948</text:p>
          </table:table-cell>
        </table:table-row>
        <table:table-row table:style-name="ro1">
          <table:table-cell table:number-columns-repeated="11"/>
          <table:table-cell office:value-type="float" office:value="217320">
            <text:p>217320</text:p>
          </table:table-cell>
          <table:table-cell office:value-type="float" office:value="1027543">
            <text:p>1027543</text:p>
          </table:table-cell>
          <table:table-cell office:value-type="float" office:value="11296">
            <text:p>11296</text:p>
          </table:table-cell>
          <table:table-cell office:value-type="float" office:value="18907546">
            <text:p>18907546</text:p>
          </table:table-cell>
          <table:table-cell office:value-type="float" office:value="1824246421">
            <text:p>1824246421</text:p>
          </table:table-cell>
          <table:table-cell office:value-type="float" office:value="19034">
            <text:p>19034</text:p>
          </table:table-cell>
          <table:table-cell office:value-type="float" office:value="690712067">
            <text:p>690712067</text:p>
          </table:table-cell>
        </table:table-row>
        <table:table-row table:style-name="ro1">
          <table:table-cell table:number-columns-repeated="11"/>
          <table:table-cell office:value-type="float" office:value="112759">
            <text:p>112759</text:p>
          </table:table-cell>
          <table:table-cell office:value-type="float" office:value="1053468">
            <text:p>1053468</text:p>
          </table:table-cell>
          <table:table-cell office:value-type="float" office:value="29994">
            <text:p>29994</text:p>
          </table:table-cell>
          <table:table-cell office:value-type="float" office:value="18944233">
            <text:p>18944233</text:p>
          </table:table-cell>
          <table:table-cell office:value-type="float" office:value="1824148641">
            <text:p>1824148641</text:p>
          </table:table-cell>
          <table:table-cell office:value-type="float" office:value="33578">
            <text:p>33578</text:p>
          </table:table-cell>
          <table:table-cell office:value-type="float" office:value="690273350">
            <text:p>690273350</text:p>
          </table:table-cell>
        </table:table-row>
        <table:table-row table:style-name="ro1">
          <table:table-cell table:number-columns-repeated="11"/>
          <table:table-cell office:value-type="float" office:value="466051">
            <text:p>466051</text:p>
          </table:table-cell>
          <table:table-cell office:value-type="float" office:value="1022758">
            <text:p>1022758</text:p>
          </table:table-cell>
          <table:table-cell office:value-type="float" office:value="30662">
            <text:p>30662</text:p>
          </table:table-cell>
          <table:table-cell office:value-type="float" office:value="19031192">
            <text:p>19031192</text:p>
          </table:table-cell>
          <table:table-cell office:value-type="float" office:value="1823986327">
            <text:p>1823986327</text:p>
          </table:table-cell>
          <table:table-cell office:value-type="float" office:value="34161">
            <text:p>34161</text:p>
          </table:table-cell>
          <table:table-cell office:value-type="float" office:value="690728687">
            <text:p>690728687</text:p>
          </table:table-cell>
        </table:table-row>
        <table:table-row table:style-name="ro1">
          <table:table-cell table:number-columns-repeated="11"/>
          <table:table-cell office:value-type="float" office:value="175059">
            <text:p>175059</text:p>
          </table:table-cell>
          <table:table-cell office:value-type="float" office:value="1036724">
            <text:p>1036724</text:p>
          </table:table-cell>
          <table:table-cell office:value-type="float" office:value="26680">
            <text:p>26680</text:p>
          </table:table-cell>
          <table:table-cell office:value-type="float" office:value="18968313">
            <text:p>18968313</text:p>
          </table:table-cell>
          <table:table-cell office:value-type="float" office:value="1824394521">
            <text:p>1824394521</text:p>
          </table:table-cell>
          <table:table-cell office:value-type="float" office:value="38586">
            <text:p>38586</text:p>
          </table:table-cell>
          <table:table-cell office:value-type="float" office:value="689977427">
            <text:p>689977427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Average</text:p>
          </table:table-cell>
          <table:table-cell table:style-name="ce43" table:formula="of:=AVERAGE([.L178:.L187])" office:value-type="float" office:value="261743.4">
            <text:p>261743.4</text:p>
          </table:table-cell>
          <table:table-cell table:style-name="ce43" table:formula="of:=AVERAGE([.M178:.M187])" office:value-type="float" office:value="1018430.6">
            <text:p>1018430.6</text:p>
          </table:table-cell>
          <table:table-cell table:style-name="ce43" table:formula="of:=AVERAGE([.N178:.N187])" office:value-type="float" office:value="21735.2">
            <text:p>21735.2</text:p>
          </table:table-cell>
          <table:table-cell table:style-name="ce43" table:formula="of:=AVERAGE([.O178:.O187])" office:value-type="float" office:value="18941484.6">
            <text:p>18941484.6</text:p>
          </table:table-cell>
          <table:table-cell table:style-name="ce43" table:formula="of:=AVERAGE([.P178:.P187])" office:value-type="float" office:value="1824214693.9">
            <text:p>1824214693.9</text:p>
          </table:table-cell>
          <table:table-cell table:style-name="ce43" table:formula="of:=AVERAGE([.Q178:.Q187])" office:value-type="float" office:value="33153.5">
            <text:p>33153.5</text:p>
          </table:table-cell>
          <table:table-cell table:style-name="ce43" table:formula="of:=AVERAGE([.R178:.R187])" office:value-type="float" office:value="690489802.1">
            <text:p>690489802.1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STD</text:p>
          </table:table-cell>
          <table:table-cell table:style-name="ce43" table:formula="of:=STDEV([.L178:.L187])" office:value-type="float" office:value="118913.994305128">
            <text:p>118913.99</text:p>
          </table:table-cell>
          <table:table-cell table:style-name="ce43" table:formula="of:=STDEV([.M178:.M187])" office:value-type="float" office:value="36793.0061053275">
            <text:p>36793.01</text:p>
          </table:table-cell>
          <table:table-cell table:style-name="ce43" table:formula="of:=STDEV([.N178:.N187])" office:value-type="float" office:value="10295.4795128736">
            <text:p>10295.48</text:p>
          </table:table-cell>
          <table:table-cell table:style-name="ce43" table:formula="of:=STDEV([.O178:.O187])" office:value-type="float" office:value="50580.6647098364">
            <text:p>50580.66</text:p>
          </table:table-cell>
          <table:table-cell table:style-name="ce43" table:formula="of:=STDEV([.P178:.P187])" office:value-type="float" office:value="148920.574408307">
            <text:p>148920.57</text:p>
          </table:table-cell>
          <table:table-cell table:style-name="ce43" table:formula="of:=STDEV([.Q178:.Q187])" office:value-type="float" office:value="18446.1768351421">
            <text:p>18446.18</text:p>
          </table:table-cell>
          <table:table-cell table:style-name="ce43" table:formula="of:=STDEV([.R178:.R187])" office:value-type="float" office:value="363001.861164635">
            <text:p>363001.86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2">
          <table:table-cell table:number-columns-repeated="11"/>
          <table:table-cell table:style-name="ce45" office:value-type="string">
            <text:p>0x534178</text:p>
          </table:table-cell>
          <table:table-cell table:style-name="ce45" office:value-type="string">
            <text:p>0x53412e</text:p>
          </table:table-cell>
          <table:table-cell table:style-name="ce45" office:value-type="string">
            <text:p>0x534278</text:p>
          </table:table-cell>
          <table:table-cell table:style-name="ce45" office:value-type="string">
            <text:p>0x53712e</text:p>
          </table:table-cell>
          <table:table-cell table:style-name="ce45" office:value-type="string">
            <text:p>0x53722e</text:p>
          </table:table-cell>
          <table:table-cell table:style-name="ce45" office:value-type="string">
            <text:p>0x530277</text:p>
          </table:table-cell>
          <table:table-cell table:style-name="ce45" office:value-type="string">
            <text:p>0x53c378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Sequential 1024 x 1024</text:p>
          </table:table-cell>
          <table:table-cell table:style-name="ce46" office:value-type="string">
            <text:p>CMP_SNOOP:SHARE</text:p>
          </table:table-cell>
          <table:table-cell table:style-name="ce46" office:value-type="string">
            <text:p>LLC_MISSES</text:p>
          </table:table-cell>
          <table:table-cell table:style-name="ce46" office:value-type="string">
            <text:p>CMP_SNOOP:INVALIDATE </text:p>
          </table:table-cell>
          <table:table-cell table:style-name="ce46" office:value-type="string">
            <text:p>L2_RQSTS:I_STATE</text:p>
          </table:table-cell>
          <table:table-cell table:style-name="ce46" office:value-type="string">
            <text:p>L2_RQSTS:S_STATE </text:p>
          </table:table-cell>
          <table:table-cell table:style-name="ce46" office:value-type="string">
            <text:p>EXT_SNOOP:HIT</text:p>
          </table:table-cell>
          <table:table-cell table:style-name="ce46" office:value-type="string">
            <text:p>CMP_SNOOP:SHARE:INVALIDATE:BOTH_CORES</text:p>
          </table:table-cell>
        </table:table-row>
        <table:table-row table:style-name="ro1">
          <table:table-cell table:number-columns-repeated="11"/>
          <table:table-cell office:value-type="float" office:value="308673">
            <text:p>308673</text:p>
          </table:table-cell>
          <table:table-cell office:value-type="float" office:value="170572">
            <text:p>170572</text:p>
          </table:table-cell>
          <table:table-cell office:value-type="float" office:value="23812">
            <text:p>23812</text:p>
          </table:table-cell>
          <table:table-cell office:value-type="float" office:value="5957864">
            <text:p>5957864</text:p>
          </table:table-cell>
          <table:table-cell office:value-type="float" office:value="2014837646">
            <text:p>2014837646</text:p>
          </table:table-cell>
          <table:table-cell office:value-type="float" office:value="1529357">
            <text:p>1529357</text:p>
          </table:table-cell>
          <table:table-cell office:value-type="float" office:value="1315729213">
            <text:p>1315729213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489420">
            <text:p>489420</text:p>
          </table:table-cell>
          <table:table-cell office:value-type="float" office:value="14555">
            <text:p>14555</text:p>
          </table:table-cell>
          <table:table-cell office:value-type="float" office:value="65579">
            <text:p>65579</text:p>
          </table:table-cell>
          <table:table-cell office:value-type="float" office:value="280181">
            <text:p>280181</text:p>
          </table:table-cell>
          <table:table-cell office:value-type="float" office:value="741272354">
            <text:p>741272354</text:p>
          </table:table-cell>
          <table:table-cell office:value-type="float" office:value="52787">
            <text:p>52787</text:p>
          </table:table-cell>
          <table:table-cell office:value-type="float" office:value="1317650472">
            <text:p>1317650472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1204469">
            <text:p>1204469</text:p>
          </table:table-cell>
          <table:table-cell office:value-type="float" office:value="390131">
            <text:p>390131</text:p>
          </table:table-cell>
          <table:table-cell office:value-type="float" office:value="192474">
            <text:p>192474</text:p>
          </table:table-cell>
          <table:table-cell office:value-type="float" office:value="15186415">
            <text:p>15186415</text:p>
          </table:table-cell>
          <table:table-cell office:value-type="float" office:value="1864285792">
            <text:p>1864285792</text:p>
          </table:table-cell>
          <table:table-cell office:value-type="float" office:value="2142755">
            <text:p>2142755</text:p>
          </table:table-cell>
          <table:table-cell office:value-type="float" office:value="1317243029">
            <text:p>1317243029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521334">
            <text:p>521334</text:p>
          </table:table-cell>
          <table:table-cell office:value-type="float" office:value="465863">
            <text:p>465863</text:p>
          </table:table-cell>
          <table:table-cell office:value-type="float" office:value="39489">
            <text:p>39489</text:p>
          </table:table-cell>
          <table:table-cell office:value-type="float" office:value="15812984">
            <text:p>15812984</text:p>
          </table:table-cell>
          <table:table-cell office:value-type="float" office:value="2134204523">
            <text:p>2134204523</text:p>
          </table:table-cell>
          <table:table-cell office:value-type="float" office:value="2970621">
            <text:p>2970621</text:p>
          </table:table-cell>
          <table:table-cell office:value-type="float" office:value="1316851623">
            <text:p>1316851623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1298951">
            <text:p>1298951</text:p>
          </table:table-cell>
          <table:table-cell office:value-type="float" office:value="269173">
            <text:p>269173</text:p>
          </table:table-cell>
          <table:table-cell office:value-type="float" office:value="56903">
            <text:p>56903</text:p>
          </table:table-cell>
          <table:table-cell office:value-type="float" office:value="13544600">
            <text:p>13544600</text:p>
          </table:table-cell>
          <table:table-cell office:value-type="float" office:value="1500983841">
            <text:p>1500983841</text:p>
          </table:table-cell>
          <table:table-cell office:value-type="float" office:value="3676466">
            <text:p>3676466</text:p>
          </table:table-cell>
          <table:table-cell office:value-type="float" office:value="1319346917">
            <text:p>1319346917</text:p>
          </table:table-cell>
        </table:table-row>
        <table:table-row table:style-name="ro1">
          <table:table-cell table:number-columns-repeated="11"/>
          <table:table-cell office:value-type="float" office:value="427481">
            <text:p>427481</text:p>
          </table:table-cell>
          <table:table-cell office:value-type="float" office:value="321296">
            <text:p>321296</text:p>
          </table:table-cell>
          <table:table-cell office:value-type="float" office:value="13928">
            <text:p>13928</text:p>
          </table:table-cell>
          <table:table-cell office:value-type="float" office:value="17429117">
            <text:p>17429117</text:p>
          </table:table-cell>
          <table:table-cell office:value-type="float" office:value="2132809275">
            <text:p>2132809275</text:p>
          </table:table-cell>
          <table:table-cell office:value-type="float" office:value="3400819">
            <text:p>3400819</text:p>
          </table:table-cell>
          <table:table-cell office:value-type="float" office:value="1318991749">
            <text:p>1318991749</text:p>
          </table:table-cell>
        </table:table-row>
        <table:table-row table:style-name="ro1">
          <table:table-cell table:number-columns-repeated="11"/>
          <table:table-cell office:value-type="float" office:value="1846330">
            <text:p>1846330</text:p>
          </table:table-cell>
          <table:table-cell office:value-type="float" office:value="303862">
            <text:p>303862</text:p>
          </table:table-cell>
          <table:table-cell office:value-type="float" office:value="104134">
            <text:p>104134</text:p>
          </table:table-cell>
          <table:table-cell office:value-type="float" office:value="16493345">
            <text:p>16493345</text:p>
          </table:table-cell>
          <table:table-cell office:value-type="float" office:value="770407701">
            <text:p>770407701</text:p>
          </table:table-cell>
          <table:table-cell office:value-type="float" office:value="1994279">
            <text:p>1994279</text:p>
          </table:table-cell>
          <table:table-cell office:value-type="float" office:value="1319599553">
            <text:p>1319599553</text:p>
          </table:table-cell>
        </table:table-row>
        <table:table-row table:style-name="ro1">
          <table:table-cell table:number-columns-repeated="11"/>
          <table:table-cell office:value-type="float" office:value="556899">
            <text:p>556899</text:p>
          </table:table-cell>
          <table:table-cell office:value-type="float" office:value="1676180">
            <text:p>1676180</text:p>
          </table:table-cell>
          <table:table-cell office:value-type="float" office:value="61766">
            <text:p>61766</text:p>
          </table:table-cell>
          <table:table-cell office:value-type="float" office:value="62406891">
            <text:p>62406891</text:p>
          </table:table-cell>
          <table:table-cell office:value-type="float" office:value="1967870361">
            <text:p>1967870361</text:p>
          </table:table-cell>
          <table:table-cell office:value-type="float" office:value="27250757">
            <text:p>27250757</text:p>
          </table:table-cell>
          <table:table-cell office:value-type="float" office:value="1319536759">
            <text:p>1319536759</text:p>
          </table:table-cell>
        </table:table-row>
        <table:table-row table:style-name="ro1">
          <table:table-cell table:number-columns-repeated="11"/>
          <table:table-cell office:value-type="float" office:value="496930">
            <text:p>496930</text:p>
          </table:table-cell>
          <table:table-cell office:value-type="float" office:value="2238079">
            <text:p>2238079</text:p>
          </table:table-cell>
          <table:table-cell office:value-type="float" office:value="42808">
            <text:p>42808</text:p>
          </table:table-cell>
          <table:table-cell office:value-type="float" office:value="78117032">
            <text:p>78117032</text:p>
          </table:table-cell>
          <table:table-cell office:value-type="float" office:value="1978820158">
            <text:p>1978820158</text:p>
          </table:table-cell>
          <table:table-cell office:value-type="float" office:value="34061389">
            <text:p>34061389</text:p>
          </table:table-cell>
          <table:table-cell office:value-type="float" office:value="1319332259">
            <text:p>1319332259</text:p>
          </table:table-cell>
        </table:table-row>
        <table:table-row table:style-name="ro1">
          <table:table-cell table:number-columns-repeated="11"/>
          <table:table-cell office:value-type="float" office:value="973835">
            <text:p>973835</text:p>
          </table:table-cell>
          <table:table-cell office:value-type="float" office:value="2001024">
            <text:p>2001024</text:p>
          </table:table-cell>
          <table:table-cell office:value-type="float" office:value="48937">
            <text:p>48937</text:p>
          </table:table-cell>
          <table:table-cell office:value-type="float" office:value="72883471">
            <text:p>72883471</text:p>
          </table:table-cell>
          <table:table-cell office:value-type="float" office:value="1750277302">
            <text:p>1750277302</text:p>
          </table:table-cell>
          <table:table-cell office:value-type="float" office:value="13775551">
            <text:p>13775551</text:p>
          </table:table-cell>
          <table:table-cell office:value-type="float" office:value="1322355739">
            <text:p>1322355739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Average</text:p>
          </table:table-cell>
          <table:table-cell table:style-name="ce43" table:formula="of:=AVERAGE([.L195:.L204])" office:value-type="float" office:value="812432.2">
            <text:p>812432.2</text:p>
          </table:table-cell>
          <table:table-cell table:style-name="ce43" table:formula="of:=AVERAGE([.M195:.M204])" office:value-type="float" office:value="785073.5">
            <text:p>785073.5</text:p>
          </table:table-cell>
          <table:table-cell table:style-name="ce43" table:formula="of:=AVERAGE([.N195:.N204])" office:value-type="float" office:value="64983">
            <text:p>64983</text:p>
          </table:table-cell>
          <table:table-cell table:style-name="ce43" table:formula="of:=AVERAGE([.O195:.O204])" office:value-type="float" office:value="29811190">
            <text:p>29811190</text:p>
          </table:table-cell>
          <table:table-cell table:style-name="ce43" table:formula="of:=AVERAGE([.P195:.P204])" office:value-type="float" office:value="1685576895.3">
            <text:p>1685576895.3</text:p>
          </table:table-cell>
          <table:table-cell table:style-name="ce43" table:formula="of:=AVERAGE([.Q195:.Q204])" office:value-type="float" office:value="9085478.1">
            <text:p>9085478.1</text:p>
          </table:table-cell>
          <table:table-cell table:style-name="ce43" table:formula="of:=AVERAGE([.R195:.R204])" office:value-type="float" office:value="1318663731.3">
            <text:p>1318663731.3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STD</text:p>
          </table:table-cell>
          <table:table-cell table:style-name="ce43" table:formula="of:=STDEV([.L195:.L204])" office:value-type="float" office:value="499028.342088191">
            <text:p>499028.34</text:p>
          </table:table-cell>
          <table:table-cell table:style-name="ce43" table:formula="of:=STDEV([.M195:.M204])" office:value-type="float" office:value="838373.065521185">
            <text:p>838373.07</text:p>
          </table:table-cell>
          <table:table-cell table:style-name="ce43" table:formula="of:=STDEV([.N195:.N204])" office:value-type="float" office:value="51168.0886121636">
            <text:p>51168.09</text:p>
          </table:table-cell>
          <table:table-cell table:style-name="ce43" table:formula="of:=STDEV([.O195:.O204])" office:value-type="float" office:value="29244816.50527">
            <text:p>29244816.51</text:p>
          </table:table-cell>
          <table:table-cell table:style-name="ce43" table:formula="of:=STDEV([.P195:.P204])" office:value-type="float" office:value="524385432.104778">
            <text:p>524385432.1</text:p>
          </table:table-cell>
          <table:table-cell table:style-name="ce43" table:formula="of:=STDEV([.Q195:.Q204])" office:value-type="float" office:value="12073411.964802">
            <text:p>12073411.96</text:p>
          </table:table-cell>
          <table:table-cell table:style-name="ce43" table:formula="of:=STDEV([.R195:.R204])" office:value-type="float" office:value="1862804.088587">
            <text:p>1862804.09</text:p>
          </table:table-cell>
        </table:table-row>
        <table:table-row table:style-name="ro1">
          <table:table-cell table:number-columns-repeated="18"/>
        </table:table-row>
        <table:table-row table:style-name="ro2">
          <table:table-cell table:number-columns-repeated="11"/>
          <table:table-cell table:style-name="ce45" office:value-type="string">
            <text:p>0x534178</text:p>
          </table:table-cell>
          <table:table-cell table:style-name="ce45" office:value-type="string">
            <text:p>0x53412e</text:p>
          </table:table-cell>
          <table:table-cell table:style-name="ce45" office:value-type="string">
            <text:p>0x534278</text:p>
          </table:table-cell>
          <table:table-cell table:style-name="ce45" office:value-type="string">
            <text:p>0x53712e</text:p>
          </table:table-cell>
          <table:table-cell table:style-name="ce45" office:value-type="string">
            <text:p>0x53722e</text:p>
          </table:table-cell>
          <table:table-cell table:style-name="ce45" office:value-type="string">
            <text:p>0x530277</text:p>
          </table:table-cell>
          <table:table-cell table:style-name="ce45" office:value-type="string">
            <text:p>0x53c378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Best-case 1024 x 1024</text:p>
          </table:table-cell>
          <table:table-cell table:style-name="ce46" office:value-type="string">
            <text:p>CMP_SNOOP:SHARE</text:p>
          </table:table-cell>
          <table:table-cell table:style-name="ce46" office:value-type="string">
            <text:p>LLC_MISSES</text:p>
          </table:table-cell>
          <table:table-cell table:style-name="ce46" office:value-type="string">
            <text:p>CMP_SNOOP:INVALIDATE </text:p>
          </table:table-cell>
          <table:table-cell table:style-name="ce46" office:value-type="string">
            <text:p>L2_RQSTS:I_STATE</text:p>
          </table:table-cell>
          <table:table-cell table:style-name="ce46" office:value-type="string">
            <text:p>L2_RQSTS:S_STATE </text:p>
          </table:table-cell>
          <table:table-cell table:style-name="ce46" office:value-type="string">
            <text:p>EXT_SNOOP:HIT</text:p>
          </table:table-cell>
          <table:table-cell table:style-name="ce46" office:value-type="string">
            <text:p>CMP_SNOOP:SHARE:INVALIDATE:BOTH_CORES</text:p>
          </table:table-cell>
        </table:table-row>
        <table:table-row table:style-name="ro1">
          <table:table-cell table:number-columns-repeated="11"/>
          <table:table-cell office:value-type="float" office:value="561158">
            <text:p>561158</text:p>
          </table:table-cell>
          <table:table-cell office:value-type="float" office:value="1032658">
            <text:p>1032658</text:p>
          </table:table-cell>
          <table:table-cell office:value-type="float" office:value="62889">
            <text:p>62889</text:p>
          </table:table-cell>
          <table:table-cell office:value-type="float" office:value="39650683">
            <text:p>39650683</text:p>
          </table:table-cell>
          <table:table-cell office:value-type="float" office:value="567142535">
            <text:p>567142535</text:p>
          </table:table-cell>
          <table:table-cell office:value-type="float" office:value="3310374">
            <text:p>3310374</text:p>
          </table:table-cell>
          <table:table-cell office:value-type="float" office:value="1318540805">
            <text:p>1318540805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450701">
            <text:p>450701</text:p>
          </table:table-cell>
          <table:table-cell office:value-type="float" office:value="908090">
            <text:p>908090</text:p>
          </table:table-cell>
          <table:table-cell office:value-type="float" office:value="56463">
            <text:p>56463</text:p>
          </table:table-cell>
          <table:table-cell office:value-type="float" office:value="33623727">
            <text:p>33623727</text:p>
          </table:table-cell>
          <table:table-cell office:value-type="float" office:value="578604067">
            <text:p>578604067</text:p>
          </table:table-cell>
          <table:table-cell office:value-type="float" office:value="4139507">
            <text:p>4139507</text:p>
          </table:table-cell>
          <table:table-cell office:value-type="float" office:value="1317988282">
            <text:p>1317988282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684754">
            <text:p>684754</text:p>
          </table:table-cell>
          <table:table-cell office:value-type="float" office:value="322366">
            <text:p>322366</text:p>
          </table:table-cell>
          <table:table-cell office:value-type="float" office:value="40110">
            <text:p>40110</text:p>
          </table:table-cell>
          <table:table-cell office:value-type="float" office:value="15374332">
            <text:p>15374332</text:p>
          </table:table-cell>
          <table:table-cell office:value-type="float" office:value="454618397">
            <text:p>454618397</text:p>
          </table:table-cell>
          <table:table-cell office:value-type="float" office:value="3602826">
            <text:p>3602826</text:p>
          </table:table-cell>
          <table:table-cell office:value-type="float" office:value="1319488931">
            <text:p>1319488931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298691">
            <text:p>298691</text:p>
          </table:table-cell>
          <table:table-cell office:value-type="float" office:value="306326">
            <text:p>306326</text:p>
          </table:table-cell>
          <table:table-cell office:value-type="float" office:value="46101">
            <text:p>46101</text:p>
          </table:table-cell>
          <table:table-cell office:value-type="float" office:value="13493494">
            <text:p>13493494</text:p>
          </table:table-cell>
          <table:table-cell office:value-type="float" office:value="554469775">
            <text:p>554469775</text:p>
          </table:table-cell>
          <table:table-cell office:value-type="float" office:value="3624041">
            <text:p>3624041</text:p>
          </table:table-cell>
          <table:table-cell office:value-type="float" office:value="1316628715">
            <text:p>1316628715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1094598">
            <text:p>1094598</text:p>
          </table:table-cell>
          <table:table-cell office:value-type="float" office:value="282192">
            <text:p>282192</text:p>
          </table:table-cell>
          <table:table-cell office:value-type="float" office:value="52912">
            <text:p>52912</text:p>
          </table:table-cell>
          <table:table-cell office:value-type="float" office:value="13577359">
            <text:p>13577359</text:p>
          </table:table-cell>
          <table:table-cell office:value-type="float" office:value="566441294">
            <text:p>566441294</text:p>
          </table:table-cell>
          <table:table-cell office:value-type="float" office:value="3161272">
            <text:p>3161272</text:p>
          </table:table-cell>
          <table:table-cell office:value-type="float" office:value="1318220770">
            <text:p>1318220770</text:p>
          </table:table-cell>
        </table:table-row>
        <table:table-row table:style-name="ro1">
          <table:table-cell table:number-columns-repeated="11"/>
          <table:table-cell office:value-type="float" office:value="358698">
            <text:p>358698</text:p>
          </table:table-cell>
          <table:table-cell office:value-type="float" office:value="286654">
            <text:p>286654</text:p>
          </table:table-cell>
          <table:table-cell office:value-type="float" office:value="48626">
            <text:p>48626</text:p>
          </table:table-cell>
          <table:table-cell office:value-type="float" office:value="11740348">
            <text:p>11740348</text:p>
          </table:table-cell>
          <table:table-cell office:value-type="float" office:value="549037079">
            <text:p>549037079</text:p>
          </table:table-cell>
          <table:table-cell office:value-type="float" office:value="1462353">
            <text:p>1462353</text:p>
          </table:table-cell>
          <table:table-cell office:value-type="float" office:value="1316525697">
            <text:p>1316525697</text:p>
          </table:table-cell>
        </table:table-row>
        <table:table-row table:style-name="ro1">
          <table:table-cell table:number-columns-repeated="11"/>
          <table:table-cell office:value-type="float" office:value="3057895">
            <text:p>3057895</text:p>
          </table:table-cell>
          <table:table-cell office:value-type="float" office:value="291999">
            <text:p>291999</text:p>
          </table:table-cell>
          <table:table-cell office:value-type="float" office:value="66313">
            <text:p>66313</text:p>
          </table:table-cell>
          <table:table-cell office:value-type="float" office:value="13607643">
            <text:p>13607643</text:p>
          </table:table-cell>
          <table:table-cell office:value-type="float" office:value="285777135">
            <text:p>285777135</text:p>
          </table:table-cell>
          <table:table-cell office:value-type="float" office:value="666683">
            <text:p>666683</text:p>
          </table:table-cell>
          <table:table-cell office:value-type="float" office:value="1318664559">
            <text:p>1318664559</text:p>
          </table:table-cell>
        </table:table-row>
        <table:table-row table:style-name="ro1">
          <table:table-cell table:number-columns-repeated="11"/>
          <table:table-cell office:value-type="float" office:value="397446">
            <text:p>397446</text:p>
          </table:table-cell>
          <table:table-cell office:value-type="float" office:value="248957">
            <text:p>248957</text:p>
          </table:table-cell>
          <table:table-cell office:value-type="float" office:value="52594">
            <text:p>52594</text:p>
          </table:table-cell>
          <table:table-cell office:value-type="float" office:value="8137857">
            <text:p>8137857</text:p>
          </table:table-cell>
          <table:table-cell office:value-type="float" office:value="582651774">
            <text:p>582651774</text:p>
          </table:table-cell>
          <table:table-cell office:value-type="float" office:value="1866409">
            <text:p>1866409</text:p>
          </table:table-cell>
          <table:table-cell office:value-type="float" office:value="1316060909">
            <text:p>1316060909</text:p>
          </table:table-cell>
        </table:table-row>
        <table:table-row table:style-name="ro1">
          <table:table-cell table:number-columns-repeated="11"/>
          <table:table-cell office:value-type="float" office:value="524749">
            <text:p>524749</text:p>
          </table:table-cell>
          <table:table-cell office:value-type="float" office:value="730480">
            <text:p>730480</text:p>
          </table:table-cell>
          <table:table-cell office:value-type="float" office:value="16646">
            <text:p>16646</text:p>
          </table:table-cell>
          <table:table-cell office:value-type="float" office:value="20934219">
            <text:p>20934219</text:p>
          </table:table-cell>
          <table:table-cell office:value-type="float" office:value="580857319">
            <text:p>580857319</text:p>
          </table:table-cell>
          <table:table-cell office:value-type="float" office:value="3438352">
            <text:p>3438352</text:p>
          </table:table-cell>
          <table:table-cell office:value-type="float" office:value="1318492317">
            <text:p>1318492317</text:p>
          </table:table-cell>
        </table:table-row>
        <table:table-row table:style-name="ro1">
          <table:table-cell table:number-columns-repeated="11"/>
          <table:table-cell office:value-type="float" office:value="771280">
            <text:p>771280</text:p>
          </table:table-cell>
          <table:table-cell office:value-type="float" office:value="501615">
            <text:p>501615</text:p>
          </table:table-cell>
          <table:table-cell office:value-type="float" office:value="69052">
            <text:p>69052</text:p>
          </table:table-cell>
          <table:table-cell office:value-type="float" office:value="14203134">
            <text:p>14203134</text:p>
          </table:table-cell>
          <table:table-cell office:value-type="float" office:value="371524515">
            <text:p>371524515</text:p>
          </table:table-cell>
          <table:table-cell office:value-type="float" office:value="1920346">
            <text:p>1920346</text:p>
          </table:table-cell>
          <table:table-cell office:value-type="float" office:value="1316954107">
            <text:p>1316954107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Average</text:p>
          </table:table-cell>
          <table:table-cell table:style-name="ce43" table:formula="of:=AVERAGE([.L210:.L219])" office:value-type="float" office:value="819997">
            <text:p>819997</text:p>
          </table:table-cell>
          <table:table-cell table:style-name="ce43" table:formula="of:=AVERAGE([.M210:.M219])" office:value-type="float" office:value="491133.7">
            <text:p>491133.7</text:p>
          </table:table-cell>
          <table:table-cell table:style-name="ce43" table:formula="of:=AVERAGE([.N210:.N219])" office:value-type="float" office:value="51170.6">
            <text:p>51170.6</text:p>
          </table:table-cell>
          <table:table-cell table:style-name="ce43" table:formula="of:=AVERAGE([.O210:.O219])" office:value-type="float" office:value="18434279.6">
            <text:p>18434279.6</text:p>
          </table:table-cell>
          <table:table-cell table:style-name="ce43" table:formula="of:=AVERAGE([.P210:.P219])" office:value-type="float" office:value="509112389">
            <text:p>509112389</text:p>
          </table:table-cell>
          <table:table-cell table:style-name="ce43" table:formula="of:=AVERAGE([.Q210:.Q219])" office:value-type="float" office:value="2719216.3">
            <text:p>2719216.3</text:p>
          </table:table-cell>
          <table:table-cell table:style-name="ce43" table:formula="of:=AVERAGE([.R210:.R219])" office:value-type="float" office:value="1317756509.2">
            <text:p>1317756509.2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STD</text:p>
          </table:table-cell>
          <table:table-cell table:style-name="ce43" table:formula="of:=STDEV([.L210:.L219])" office:value-type="float" office:value="820427.516496532">
            <text:p>820427.52</text:p>
          </table:table-cell>
          <table:table-cell table:style-name="ce43" table:formula="of:=STDEV([.M210:.M219])" office:value-type="float" office:value="292670.998372291">
            <text:p>292671</text:p>
          </table:table-cell>
          <table:table-cell table:style-name="ce43" table:formula="of:=STDEV([.N210:.N219])" office:value-type="float" office:value="15150.6743245602">
            <text:p>15150.67</text:p>
          </table:table-cell>
          <table:table-cell table:style-name="ce43" table:formula="of:=STDEV([.O210:.O219])" office:value-type="float" office:value="10200725.2166332">
            <text:p>10200725.22</text:p>
          </table:table-cell>
          <table:table-cell table:style-name="ce43" table:formula="of:=STDEV([.P210:.P219])" office:value-type="float" office:value="104066484.028747">
            <text:p>104066484.03</text:p>
          </table:table-cell>
          <table:table-cell table:style-name="ce43" table:formula="of:=STDEV([.Q210:.Q219])" office:value-type="float" office:value="1146822.11567483">
            <text:p>1146822.12</text:p>
          </table:table-cell>
          <table:table-cell table:style-name="ce43" table:formula="of:=STDEV([.R210:.R219])" office:value-type="float" office:value="1133203.77848223">
            <text:p>1133203.78</text:p>
          </table:table-cell>
        </table:table-row>
        <table:table-row table:style-name="ro1">
          <table:table-cell table:number-columns-repeated="18"/>
        </table:table-row>
        <table:table-row table:style-name="ro2">
          <table:table-cell table:number-columns-repeated="11"/>
          <table:table-cell table:style-name="ce45" office:value-type="string">
            <text:p>0x534178</text:p>
          </table:table-cell>
          <table:table-cell table:style-name="ce45" office:value-type="string">
            <text:p>0x53412e</text:p>
          </table:table-cell>
          <table:table-cell table:style-name="ce45" office:value-type="string">
            <text:p>0x534278</text:p>
          </table:table-cell>
          <table:table-cell table:style-name="ce45" office:value-type="string">
            <text:p>0x53712e</text:p>
          </table:table-cell>
          <table:table-cell table:style-name="ce45" office:value-type="string">
            <text:p>0x53722e</text:p>
          </table:table-cell>
          <table:table-cell table:style-name="ce45" office:value-type="string">
            <text:p>0x530277</text:p>
          </table:table-cell>
          <table:table-cell table:style-name="ce45" office:value-type="string">
            <text:p>0x53c378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Parallel 1024 x 1024</text:p>
          </table:table-cell>
          <table:table-cell table:style-name="ce46" office:value-type="string">
            <text:p>CMP_SNOOP:SHARE</text:p>
          </table:table-cell>
          <table:table-cell table:style-name="ce46" office:value-type="string">
            <text:p>LLC_MISSES</text:p>
          </table:table-cell>
          <table:table-cell table:style-name="ce46" office:value-type="string">
            <text:p>CMP_SNOOP:INVALIDATE </text:p>
          </table:table-cell>
          <table:table-cell table:style-name="ce46" office:value-type="string">
            <text:p>L2_RQSTS:I_STATE</text:p>
          </table:table-cell>
          <table:table-cell table:style-name="ce46" office:value-type="string">
            <text:p>L2_RQSTS:S_STATE </text:p>
          </table:table-cell>
          <table:table-cell table:style-name="ce46" office:value-type="string">
            <text:p>EXT_SNOOP:HIT</text:p>
          </table:table-cell>
          <table:table-cell table:style-name="ce46" office:value-type="string">
            <text:p>CMP_SNOOP:SHARE:INVALIDATE:BOTH_CORES</text:p>
          </table:table-cell>
        </table:table-row>
        <table:table-row table:style-name="ro1">
          <table:table-cell table:number-columns-repeated="11"/>
          <table:table-cell office:value-type="float" office:value="1544693">
            <text:p>1544693</text:p>
          </table:table-cell>
          <table:table-cell office:value-type="float" office:value="48505682">
            <text:p>48505682</text:p>
          </table:table-cell>
          <table:table-cell office:value-type="float" office:value="57388">
            <text:p>57388</text:p>
          </table:table-cell>
          <table:table-cell office:value-type="float" office:value="2228693017">
            <text:p>2228693017</text:p>
          </table:table-cell>
          <table:table-cell office:value-type="float" office:value="3048742063">
            <text:p>3048742063</text:p>
          </table:table-cell>
          <table:table-cell office:value-type="float" office:value="1557252877">
            <text:p>1557252877</text:p>
          </table:table-cell>
          <table:table-cell office:value-type="float" office:value="3162101270">
            <text:p>3162101270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3069202">
            <text:p>3069202</text:p>
          </table:table-cell>
          <table:table-cell office:value-type="float" office:value="49683844">
            <text:p>49683844</text:p>
          </table:table-cell>
          <table:table-cell office:value-type="float" office:value="336202">
            <text:p>336202</text:p>
          </table:table-cell>
          <table:table-cell office:value-type="float" office:value="2256386497">
            <text:p>2256386497</text:p>
          </table:table-cell>
          <table:table-cell office:value-type="float" office:value="3000654039">
            <text:p>3000654039</text:p>
          </table:table-cell>
          <table:table-cell office:value-type="float" office:value="1601999491">
            <text:p>1601999491</text:p>
          </table:table-cell>
          <table:table-cell office:value-type="float" office:value="3129527681">
            <text:p>3129527681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1585220">
            <text:p>1585220</text:p>
          </table:table-cell>
          <table:table-cell office:value-type="float" office:value="49149100">
            <text:p>49149100</text:p>
          </table:table-cell>
          <table:table-cell office:value-type="float" office:value="235694">
            <text:p>235694</text:p>
          </table:table-cell>
          <table:table-cell office:value-type="float" office:value="2245733100">
            <text:p>2245733100</text:p>
          </table:table-cell>
          <table:table-cell office:value-type="float" office:value="3031978971">
            <text:p>3031978971</text:p>
          </table:table-cell>
          <table:table-cell office:value-type="float" office:value="1586782537">
            <text:p>1586782537</text:p>
          </table:table-cell>
          <table:table-cell office:value-type="float" office:value="3132609509">
            <text:p>3132609509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2497251">
            <text:p>2497251</text:p>
          </table:table-cell>
          <table:table-cell office:value-type="float" office:value="49759388">
            <text:p>49759388</text:p>
          </table:table-cell>
          <table:table-cell office:value-type="float" office:value="107645">
            <text:p>107645</text:p>
          </table:table-cell>
          <table:table-cell office:value-type="float" office:value="2278907875">
            <text:p>2278907875</text:p>
          </table:table-cell>
          <table:table-cell office:value-type="float" office:value="2900960603">
            <text:p>2900960603</text:p>
          </table:table-cell>
          <table:table-cell office:value-type="float" office:value="1634520733">
            <text:p>1634520733</text:p>
          </table:table-cell>
          <table:table-cell office:value-type="float" office:value="3155254739">
            <text:p>3155254739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1738794">
            <text:p>1738794</text:p>
          </table:table-cell>
          <table:table-cell office:value-type="float" office:value="55707709">
            <text:p>55707709</text:p>
          </table:table-cell>
          <table:table-cell office:value-type="float" office:value="152948">
            <text:p>152948</text:p>
          </table:table-cell>
          <table:table-cell office:value-type="float" office:value="2258292528">
            <text:p>2258292528</text:p>
          </table:table-cell>
          <table:table-cell office:value-type="float" office:value="3014905640">
            <text:p>3014905640</text:p>
          </table:table-cell>
          <table:table-cell office:value-type="float" office:value="1574360555">
            <text:p>1574360555</text:p>
          </table:table-cell>
          <table:table-cell office:value-type="float" office:value="3110246271">
            <text:p>3110246271</text:p>
          </table:table-cell>
        </table:table-row>
        <table:table-row table:style-name="ro1">
          <table:table-cell table:number-columns-repeated="11"/>
          <table:table-cell office:value-type="float" office:value="1826128">
            <text:p>1826128</text:p>
          </table:table-cell>
          <table:table-cell office:value-type="float" office:value="52188190">
            <text:p>52188190</text:p>
          </table:table-cell>
          <table:table-cell office:value-type="float" office:value="145508">
            <text:p>145508</text:p>
          </table:table-cell>
          <table:table-cell office:value-type="float" office:value="2211806701">
            <text:p>2211806701</text:p>
          </table:table-cell>
          <table:table-cell office:value-type="float" office:value="3068420659">
            <text:p>3068420659</text:p>
          </table:table-cell>
          <table:table-cell office:value-type="float" office:value="1537719239">
            <text:p>1537719239</text:p>
          </table:table-cell>
          <table:table-cell office:value-type="float" office:value="3133512337">
            <text:p>3133512337</text:p>
          </table:table-cell>
        </table:table-row>
        <table:table-row table:style-name="ro1">
          <table:table-cell table:number-columns-repeated="11"/>
          <table:table-cell office:value-type="float" office:value="2929321">
            <text:p>2929321</text:p>
          </table:table-cell>
          <table:table-cell office:value-type="float" office:value="49052865">
            <text:p>49052865</text:p>
          </table:table-cell>
          <table:table-cell office:value-type="float" office:value="72768">
            <text:p>72768</text:p>
          </table:table-cell>
          <table:table-cell office:value-type="float" office:value="2206445819">
            <text:p>2206445819</text:p>
          </table:table-cell>
          <table:table-cell office:value-type="float" office:value="3107472499">
            <text:p>3107472499</text:p>
          </table:table-cell>
          <table:table-cell office:value-type="float" office:value="1540566507">
            <text:p>1540566507</text:p>
          </table:table-cell>
          <table:table-cell office:value-type="float" office:value="3104000195">
            <text:p>3104000195</text:p>
          </table:table-cell>
        </table:table-row>
        <table:table-row table:style-name="ro1">
          <table:table-cell table:number-columns-repeated="11"/>
          <table:table-cell office:value-type="float" office:value="3942717">
            <text:p>3942717</text:p>
          </table:table-cell>
          <table:table-cell office:value-type="float" office:value="48098881">
            <text:p>48098881</text:p>
          </table:table-cell>
          <table:table-cell office:value-type="float" office:value="192052">
            <text:p>192052</text:p>
          </table:table-cell>
          <table:table-cell office:value-type="float" office:value="2213609921">
            <text:p>2213609921</text:p>
          </table:table-cell>
          <table:table-cell office:value-type="float" office:value="3073233442">
            <text:p>3073233442</text:p>
          </table:table-cell>
          <table:table-cell office:value-type="float" office:value="1546645135">
            <text:p>1546645135</text:p>
          </table:table-cell>
          <table:table-cell office:value-type="float" office:value="3100036747">
            <text:p>3100036747</text:p>
          </table:table-cell>
        </table:table-row>
        <table:table-row table:style-name="ro1">
          <table:table-cell table:number-columns-repeated="11"/>
          <table:table-cell office:value-type="float" office:value="7250818">
            <text:p>7250818</text:p>
          </table:table-cell>
          <table:table-cell office:value-type="float" office:value="50629719">
            <text:p>50629719</text:p>
          </table:table-cell>
          <table:table-cell office:value-type="float" office:value="359171">
            <text:p>359171</text:p>
          </table:table-cell>
          <table:table-cell office:value-type="float" office:value="2256538735">
            <text:p>2256538735</text:p>
          </table:table-cell>
          <table:table-cell office:value-type="float" office:value="2955402120">
            <text:p>2955402120</text:p>
          </table:table-cell>
          <table:table-cell office:value-type="float" office:value="1542870778">
            <text:p>1542870778</text:p>
          </table:table-cell>
          <table:table-cell office:value-type="float" office:value="3151779305">
            <text:p>3151779305</text:p>
          </table:table-cell>
        </table:table-row>
        <table:table-row table:style-name="ro1">
          <table:table-cell table:number-columns-repeated="11"/>
          <table:table-cell office:value-type="float" office:value="3820471">
            <text:p>3820471</text:p>
          </table:table-cell>
          <table:table-cell office:value-type="float" office:value="50371950">
            <text:p>50371950</text:p>
          </table:table-cell>
          <table:table-cell office:value-type="float" office:value="146753">
            <text:p>146753</text:p>
          </table:table-cell>
          <table:table-cell office:value-type="float" office:value="2258263466">
            <text:p>2258263466</text:p>
          </table:table-cell>
          <table:table-cell office:value-type="float" office:value="3016291754">
            <text:p>3016291754</text:p>
          </table:table-cell>
          <table:table-cell office:value-type="float" office:value="1595130536">
            <text:p>1595130536</text:p>
          </table:table-cell>
          <table:table-cell office:value-type="float" office:value="3126028378">
            <text:p>3126028378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Average</text:p>
          </table:table-cell>
          <table:table-cell table:style-name="ce43" table:formula="of:=AVERAGE([.L225:.L234])" office:value-type="float" office:value="3020461.5">
            <text:p>3020461.5</text:p>
          </table:table-cell>
          <table:table-cell table:style-name="ce43" table:formula="of:=AVERAGE([.M225:.M234])" office:value-type="float" office:value="50314732.8">
            <text:p>50314732.8</text:p>
          </table:table-cell>
          <table:table-cell table:style-name="ce43" table:formula="of:=AVERAGE([.N225:.N234])" office:value-type="float" office:value="180612.9">
            <text:p>180612.9</text:p>
          </table:table-cell>
          <table:table-cell table:style-name="ce43" table:formula="of:=AVERAGE([.O225:.O234])" office:value-type="float" office:value="2241467765.9">
            <text:p>2241467765.9</text:p>
          </table:table-cell>
          <table:table-cell table:style-name="ce43" table:formula="of:=AVERAGE([.P225:.P234])" office:value-type="float" office:value="3021806179">
            <text:p>3021806179</text:p>
          </table:table-cell>
          <table:table-cell table:style-name="ce43" table:formula="of:=AVERAGE([.Q225:.Q234])" office:value-type="float" office:value="1571784838.8">
            <text:p>1571784838.8</text:p>
          </table:table-cell>
          <table:table-cell table:style-name="ce43" table:formula="of:=AVERAGE([.R225:.R234])" office:value-type="float" office:value="3130509643.2">
            <text:p>3130509643.2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STD</text:p>
          </table:table-cell>
          <table:table-cell table:style-name="ce43" table:formula="of:=STDEV([.L225:.L234])" office:value-type="float" office:value="1731339.65143073">
            <text:p>1731339.65</text:p>
          </table:table-cell>
          <table:table-cell table:style-name="ce43" table:formula="of:=STDEV([.M225:.M234])" office:value-type="float" office:value="2224525.59183784">
            <text:p>2224525.59</text:p>
          </table:table-cell>
          <table:table-cell table:style-name="ce43" table:formula="of:=STDEV([.N225:.N234])" office:value-type="float" office:value="102490.731337521">
            <text:p>102490.73</text:p>
          </table:table-cell>
          <table:table-cell table:style-name="ce43" table:formula="of:=STDEV([.O225:.O234])" office:value-type="float" office:value="24676563.1517066">
            <text:p>24676563.15</text:p>
          </table:table-cell>
          <table:table-cell table:style-name="ce43" table:formula="of:=STDEV([.P225:.P234])" office:value-type="float" office:value="60114715.0503091">
            <text:p>60114715.05</text:p>
          </table:table-cell>
          <table:table-cell table:style-name="ce43" table:formula="of:=STDEV([.Q225:.Q234])" office:value-type="float" office:value="32385798.2156771">
            <text:p>32385798.22</text:p>
          </table:table-cell>
          <table:table-cell table:style-name="ce43" table:formula="of:=STDEV([.R225:.R234])" office:value-type="float" office:value="21445468.9767579">
            <text:p>21445468.98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2">
          <table:table-cell table:number-columns-repeated="11"/>
          <table:table-cell table:style-name="ce45" office:value-type="string">
            <text:p>0x534178</text:p>
          </table:table-cell>
          <table:table-cell table:style-name="ce45" office:value-type="string">
            <text:p>0x53412e</text:p>
          </table:table-cell>
          <table:table-cell table:style-name="ce45" office:value-type="string">
            <text:p>0x534278</text:p>
          </table:table-cell>
          <table:table-cell table:style-name="ce45" office:value-type="string">
            <text:p>0x53712e</text:p>
          </table:table-cell>
          <table:table-cell table:style-name="ce45" office:value-type="string">
            <text:p>0x53722e</text:p>
          </table:table-cell>
          <table:table-cell table:style-name="ce45" office:value-type="string">
            <text:p>0x530277</text:p>
          </table:table-cell>
          <table:table-cell table:style-name="ce45" office:value-type="string">
            <text:p>0x53c378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Sequential 2048 x 2048</text:p>
          </table:table-cell>
          <table:table-cell table:style-name="ce46" office:value-type="string">
            <text:p>CMP_SNOOP:SHARE</text:p>
          </table:table-cell>
          <table:table-cell table:style-name="ce46" office:value-type="string">
            <text:p>LLC_MISSES</text:p>
          </table:table-cell>
          <table:table-cell table:style-name="ce46" office:value-type="string">
            <text:p>CMP_SNOOP:INVALIDATE </text:p>
          </table:table-cell>
          <table:table-cell table:style-name="ce46" office:value-type="string">
            <text:p>L2_RQSTS:I_STATE</text:p>
          </table:table-cell>
          <table:table-cell table:style-name="ce46" office:value-type="string">
            <text:p>L2_RQSTS:S_STATE </text:p>
          </table:table-cell>
          <table:table-cell table:style-name="ce46" office:value-type="string">
            <text:p>EXT_SNOOP:HIT</text:p>
          </table:table-cell>
          <table:table-cell table:style-name="ce46" office:value-type="string">
            <text:p>CMP_SNOOP:SHARE:INVALIDATE:BOTH_CORES</text:p>
          </table:table-cell>
        </table:table-row>
        <table:table-row table:style-name="ro1">
          <table:table-cell table:number-columns-repeated="11"/>
          <table:table-cell office:value-type="float" office:value="8180412">
            <text:p>8180412</text:p>
          </table:table-cell>
          <table:table-cell office:value-type="float" office:value="118996808">
            <text:p>118996808</text:p>
          </table:table-cell>
          <table:table-cell office:value-type="float" office:value="284028">
            <text:p>284028</text:p>
          </table:table-cell>
          <table:table-cell office:value-type="float" office:value="5258451685">
            <text:p>5258451685</text:p>
          </table:table-cell>
          <table:table-cell office:value-type="float" office:value="30094452">
            <text:p>30094452</text:p>
          </table:table-cell>
          <table:table-cell office:value-type="float" office:value="33009623">
            <text:p>33009623</text:p>
          </table:table-cell>
          <table:table-cell office:value-type="float" office:value="5599238101">
            <text:p>5599238101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4141972">
            <text:p>4141972</text:p>
          </table:table-cell>
          <table:table-cell office:value-type="float" office:value="121596543">
            <text:p>121596543</text:p>
          </table:table-cell>
          <table:table-cell office:value-type="float" office:value="433855">
            <text:p>433855</text:p>
          </table:table-cell>
          <table:table-cell office:value-type="float" office:value="5260221110">
            <text:p>5260221110</text:p>
          </table:table-cell>
          <table:table-cell office:value-type="float" office:value="129967743">
            <text:p>129967743</text:p>
          </table:table-cell>
          <table:table-cell office:value-type="float" office:value="121695492">
            <text:p>121695492</text:p>
          </table:table-cell>
          <table:table-cell office:value-type="float" office:value="5571568862">
            <text:p>5571568862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8309744">
            <text:p>8309744</text:p>
          </table:table-cell>
          <table:table-cell office:value-type="float" office:value="118613912">
            <text:p>118613912</text:p>
          </table:table-cell>
          <table:table-cell office:value-type="float" office:value="412594">
            <text:p>412594</text:p>
          </table:table-cell>
          <table:table-cell office:value-type="float" office:value="5258509753">
            <text:p>5258509753</text:p>
          </table:table-cell>
          <table:table-cell office:value-type="float" office:value="48832333">
            <text:p>48832333</text:p>
          </table:table-cell>
          <table:table-cell office:value-type="float" office:value="49788846">
            <text:p>49788846</text:p>
          </table:table-cell>
          <table:table-cell office:value-type="float" office:value="5594784132">
            <text:p>5594784132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3163129">
            <text:p>3163129</text:p>
          </table:table-cell>
          <table:table-cell office:value-type="float" office:value="119614045">
            <text:p>119614045</text:p>
          </table:table-cell>
          <table:table-cell office:value-type="float" office:value="268691">
            <text:p>268691</text:p>
          </table:table-cell>
          <table:table-cell office:value-type="float" office:value="5260020569">
            <text:p>5260020569</text:p>
          </table:table-cell>
          <table:table-cell office:value-type="float" office:value="100905814">
            <text:p>100905814</text:p>
          </table:table-cell>
          <table:table-cell office:value-type="float" office:value="94546781">
            <text:p>94546781</text:p>
          </table:table-cell>
          <table:table-cell office:value-type="float" office:value="5584207055">
            <text:p>5584207055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2845921">
            <text:p>2845921</text:p>
          </table:table-cell>
          <table:table-cell office:value-type="float" office:value="119160342">
            <text:p>119160342</text:p>
          </table:table-cell>
          <table:table-cell office:value-type="float" office:value="94857">
            <text:p>94857</text:p>
          </table:table-cell>
          <table:table-cell office:value-type="float" office:value="5258916749">
            <text:p>5258916749</text:p>
          </table:table-cell>
          <table:table-cell office:value-type="float" office:value="69039977">
            <text:p>69039977</text:p>
          </table:table-cell>
          <table:table-cell office:value-type="float" office:value="63648284">
            <text:p>63648284</text:p>
          </table:table-cell>
          <table:table-cell office:value-type="float" office:value="5592982340">
            <text:p>5592982340</text:p>
          </table:table-cell>
        </table:table-row>
        <table:table-row table:style-name="ro1">
          <table:table-cell table:number-columns-repeated="11"/>
          <table:table-cell office:value-type="float" office:value="3282356">
            <text:p>3282356</text:p>
          </table:table-cell>
          <table:table-cell office:value-type="float" office:value="119788402">
            <text:p>119788402</text:p>
          </table:table-cell>
          <table:table-cell office:value-type="float" office:value="330924">
            <text:p>330924</text:p>
          </table:table-cell>
          <table:table-cell office:value-type="float" office:value="5259579354">
            <text:p>5259579354</text:p>
          </table:table-cell>
          <table:table-cell office:value-type="float" office:value="80242762">
            <text:p>80242762</text:p>
          </table:table-cell>
          <table:table-cell office:value-type="float" office:value="75757796">
            <text:p>75757796</text:p>
          </table:table-cell>
          <table:table-cell office:value-type="float" office:value="5586992752">
            <text:p>5586992752</text:p>
          </table:table-cell>
        </table:table-row>
        <table:table-row table:style-name="ro1">
          <table:table-cell table:number-columns-repeated="11"/>
          <table:table-cell office:value-type="float" office:value="6171728">
            <text:p>6171728</text:p>
          </table:table-cell>
          <table:table-cell office:value-type="float" office:value="119327379">
            <text:p>119327379</text:p>
          </table:table-cell>
          <table:table-cell office:value-type="float" office:value="265349">
            <text:p>265349</text:p>
          </table:table-cell>
          <table:table-cell office:value-type="float" office:value="5258783963">
            <text:p>5258783963</text:p>
          </table:table-cell>
          <table:table-cell office:value-type="float" office:value="74959856">
            <text:p>74959856</text:p>
          </table:table-cell>
          <table:table-cell office:value-type="float" office:value="72004411">
            <text:p>72004411</text:p>
          </table:table-cell>
          <table:table-cell office:value-type="float" office:value="5597748271">
            <text:p>5597748271</text:p>
          </table:table-cell>
        </table:table-row>
        <table:table-row table:style-name="ro1">
          <table:table-cell table:number-columns-repeated="11"/>
          <table:table-cell office:value-type="float" office:value="4197448">
            <text:p>4197448</text:p>
          </table:table-cell>
          <table:table-cell office:value-type="float" office:value="120006190">
            <text:p>120006190</text:p>
          </table:table-cell>
          <table:table-cell office:value-type="float" office:value="443828">
            <text:p>443828</text:p>
          </table:table-cell>
          <table:table-cell office:value-type="float" office:value="5259862771">
            <text:p>5259862771</text:p>
          </table:table-cell>
          <table:table-cell office:value-type="float" office:value="42329953">
            <text:p>42329953</text:p>
          </table:table-cell>
          <table:table-cell office:value-type="float" office:value="41453669">
            <text:p>41453669</text:p>
          </table:table-cell>
          <table:table-cell office:value-type="float" office:value="5584832909">
            <text:p>5584832909</text:p>
          </table:table-cell>
        </table:table-row>
        <table:table-row table:style-name="ro1">
          <table:table-cell table:number-columns-repeated="11"/>
          <table:table-cell office:value-type="float" office:value="5522994">
            <text:p>5522994</text:p>
          </table:table-cell>
          <table:table-cell office:value-type="float" office:value="119136456">
            <text:p>119136456</text:p>
          </table:table-cell>
          <table:table-cell office:value-type="float" office:value="214087">
            <text:p>214087</text:p>
          </table:table-cell>
          <table:table-cell office:value-type="float" office:value="5258515461">
            <text:p>5258515461</text:p>
          </table:table-cell>
          <table:table-cell office:value-type="float" office:value="102821323">
            <text:p>102821323</text:p>
          </table:table-cell>
          <table:table-cell office:value-type="float" office:value="97124824">
            <text:p>97124824</text:p>
          </table:table-cell>
          <table:table-cell office:value-type="float" office:value="5598924943">
            <text:p>5598924943</text:p>
          </table:table-cell>
        </table:table-row>
        <table:table-row table:style-name="ro1">
          <table:table-cell table:number-columns-repeated="11"/>
          <table:table-cell office:value-type="float" office:value="8960223">
            <text:p>8960223</text:p>
          </table:table-cell>
          <table:table-cell office:value-type="float" office:value="120814001">
            <text:p>120814001</text:p>
          </table:table-cell>
          <table:table-cell office:value-type="float" office:value="354914">
            <text:p>354914</text:p>
          </table:table-cell>
          <table:table-cell office:value-type="float" office:value="5258613138">
            <text:p>5258613138</text:p>
          </table:table-cell>
          <table:table-cell office:value-type="float" office:value="92005981">
            <text:p>92005981</text:p>
          </table:table-cell>
          <table:table-cell office:value-type="float" office:value="89198516">
            <text:p>89198516</text:p>
          </table:table-cell>
          <table:table-cell office:value-type="float" office:value="5587138656">
            <text:p>5587138656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Average</text:p>
          </table:table-cell>
          <table:table-cell table:style-name="ce43" table:formula="of:=AVERAGE([.L242:.L251])" office:value-type="float" office:value="5477592.7">
            <text:p>5477592.7</text:p>
          </table:table-cell>
          <table:table-cell table:style-name="ce43" table:formula="of:=AVERAGE([.M242:.M251])" office:value-type="float" office:value="119705407.8">
            <text:p>119705407.8</text:p>
          </table:table-cell>
          <table:table-cell table:style-name="ce43" table:formula="of:=AVERAGE([.N242:.N251])" office:value-type="float" office:value="310312.7">
            <text:p>310312.7</text:p>
          </table:table-cell>
          <table:table-cell table:style-name="ce43" table:formula="of:=AVERAGE([.O242:.O251])" office:value-type="float" office:value="5259147455.3">
            <text:p>5259147455.3</text:p>
          </table:table-cell>
          <table:table-cell table:style-name="ce43" table:formula="of:=AVERAGE([.P242:.P251])" office:value-type="float" office:value="77120019.4">
            <text:p>77120019.4</text:p>
          </table:table-cell>
          <table:table-cell table:style-name="ce43" table:formula="of:=AVERAGE([.Q242:.Q251])" office:value-type="float" office:value="73822824.2">
            <text:p>73822824.2</text:p>
          </table:table-cell>
          <table:table-cell table:style-name="ce43" table:formula="of:=AVERAGE([.R242:.R251])" office:value-type="float" office:value="5589841802.1">
            <text:p>5589841802.1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STD</text:p>
          </table:table-cell>
          <table:table-cell table:style-name="ce43" table:formula="of:=STDEV([.L242:.L251])" office:value-type="float" office:value="2320514.01119096">
            <text:p>2320514.01</text:p>
          </table:table-cell>
          <table:table-cell table:style-name="ce43" table:formula="of:=STDEV([.M242:.M251])" office:value-type="float" office:value="904818.076663886">
            <text:p>904818.08</text:p>
          </table:table-cell>
          <table:table-cell table:style-name="ce43" table:formula="of:=STDEV([.N242:.N251])" office:value-type="float" office:value="108571.599973934">
            <text:p>108571.6</text:p>
          </table:table-cell>
          <table:table-cell table:style-name="ce43" table:formula="of:=STDEV([.O242:.O251])" office:value-type="float" office:value="697160.85668199">
            <text:p>697160.86</text:p>
          </table:table-cell>
          <table:table-cell table:style-name="ce43" table:formula="of:=STDEV([.P242:.P251])" office:value-type="float" office:value="30808450.4959829">
            <text:p>30808450.5</text:p>
          </table:table-cell>
          <table:table-cell table:style-name="ce43" table:formula="of:=STDEV([.Q242:.Q251])" office:value-type="float" office:value="27693467.9826024">
            <text:p>27693467.98</text:p>
          </table:table-cell>
          <table:table-cell table:style-name="ce43" table:formula="of:=STDEV([.R242:.R251])" office:value-type="float" office:value="8652292.85868755">
            <text:p>8652292.86</text:p>
          </table:table-cell>
        </table:table-row>
        <table:table-row table:style-name="ro1">
          <table:table-cell table:number-columns-repeated="18"/>
        </table:table-row>
        <table:table-row table:style-name="ro2">
          <table:table-cell table:number-columns-repeated="11"/>
          <table:table-cell table:style-name="ce45" office:value-type="string">
            <text:p>0x534178</text:p>
          </table:table-cell>
          <table:table-cell table:style-name="ce45" office:value-type="string">
            <text:p>0x53412e</text:p>
          </table:table-cell>
          <table:table-cell table:style-name="ce45" office:value-type="string">
            <text:p>0x534278</text:p>
          </table:table-cell>
          <table:table-cell table:style-name="ce45" office:value-type="string">
            <text:p>0x53712e</text:p>
          </table:table-cell>
          <table:table-cell table:style-name="ce45" office:value-type="string">
            <text:p>0x53722e</text:p>
          </table:table-cell>
          <table:table-cell table:style-name="ce45" office:value-type="string">
            <text:p>0x530277</text:p>
          </table:table-cell>
          <table:table-cell table:style-name="ce45" office:value-type="string">
            <text:p>0x53c378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Best-case 2048 x 2048</text:p>
          </table:table-cell>
          <table:table-cell table:style-name="ce46" office:value-type="string">
            <text:p>CMP_SNOOP:SHARE</text:p>
          </table:table-cell>
          <table:table-cell table:style-name="ce46" office:value-type="string">
            <text:p>LLC_MISSES</text:p>
          </table:table-cell>
          <table:table-cell table:style-name="ce46" office:value-type="string">
            <text:p>CMP_SNOOP:INVALIDATE </text:p>
          </table:table-cell>
          <table:table-cell table:style-name="ce46" office:value-type="string">
            <text:p>L2_RQSTS:I_STATE</text:p>
          </table:table-cell>
          <table:table-cell table:style-name="ce46" office:value-type="string">
            <text:p>L2_RQSTS:S_STATE </text:p>
          </table:table-cell>
          <table:table-cell table:style-name="ce46" office:value-type="string">
            <text:p>EXT_SNOOP:HIT</text:p>
          </table:table-cell>
          <table:table-cell table:style-name="ce46" office:value-type="string">
            <text:p>CMP_SNOOP:SHARE:INVALIDATE:BOTH_CORES</text:p>
          </table:table-cell>
        </table:table-row>
        <table:table-row table:style-name="ro1">
          <table:table-cell table:number-columns-repeated="11"/>
          <table:table-cell office:value-type="float" office:value="4680778">
            <text:p>4680778</text:p>
          </table:table-cell>
          <table:table-cell office:value-type="float" office:value="99813609">
            <text:p>99813609</text:p>
          </table:table-cell>
          <table:table-cell office:value-type="float" office:value="160699">
            <text:p>160699</text:p>
          </table:table-cell>
          <table:table-cell office:value-type="float" office:value="5259968098">
            <text:p>5259968098</text:p>
          </table:table-cell>
          <table:table-cell office:value-type="float" office:value="2656235">
            <text:p>2656235</text:p>
          </table:table-cell>
          <table:table-cell office:value-type="float" office:value="1674039">
            <text:p>1674039</text:p>
          </table:table-cell>
          <table:table-cell office:value-type="float" office:value="5976581164">
            <text:p>5976581164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3073128">
            <text:p>3073128</text:p>
          </table:table-cell>
          <table:table-cell office:value-type="float" office:value="99696492">
            <text:p>99696492</text:p>
          </table:table-cell>
          <table:table-cell office:value-type="float" office:value="93874">
            <text:p>93874</text:p>
          </table:table-cell>
          <table:table-cell office:value-type="float" office:value="5259516568">
            <text:p>5259516568</text:p>
          </table:table-cell>
          <table:table-cell office:value-type="float" office:value="2513751">
            <text:p>2513751</text:p>
          </table:table-cell>
          <table:table-cell office:value-type="float" office:value="1572237">
            <text:p>1572237</text:p>
          </table:table-cell>
          <table:table-cell office:value-type="float" office:value="5975786078">
            <text:p>5975786078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6012675">
            <text:p>6012675</text:p>
          </table:table-cell>
          <table:table-cell office:value-type="float" office:value="99592593">
            <text:p>99592593</text:p>
          </table:table-cell>
          <table:table-cell office:value-type="float" office:value="457106">
            <text:p>457106</text:p>
          </table:table-cell>
          <table:table-cell office:value-type="float" office:value="5258822461">
            <text:p>5258822461</text:p>
          </table:table-cell>
          <table:table-cell office:value-type="float" office:value="2572132">
            <text:p>2572132</text:p>
          </table:table-cell>
          <table:table-cell office:value-type="float" office:value="1547074">
            <text:p>1547074</text:p>
          </table:table-cell>
          <table:table-cell office:value-type="float" office:value="5977394116">
            <text:p>5977394116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6148243">
            <text:p>6148243</text:p>
          </table:table-cell>
          <table:table-cell office:value-type="float" office:value="99611497">
            <text:p>99611497</text:p>
          </table:table-cell>
          <table:table-cell office:value-type="float" office:value="217194">
            <text:p>217194</text:p>
          </table:table-cell>
          <table:table-cell office:value-type="float" office:value="5259071997">
            <text:p>5259071997</text:p>
          </table:table-cell>
          <table:table-cell office:value-type="float" office:value="2849995">
            <text:p>2849995</text:p>
          </table:table-cell>
          <table:table-cell office:value-type="float" office:value="1844865">
            <text:p>1844865</text:p>
          </table:table-cell>
          <table:table-cell office:value-type="float" office:value="5980375007">
            <text:p>5980375007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3081287">
            <text:p>3081287</text:p>
          </table:table-cell>
          <table:table-cell office:value-type="float" office:value="99773909">
            <text:p>99773909</text:p>
          </table:table-cell>
          <table:table-cell office:value-type="float" office:value="91934">
            <text:p>91934</text:p>
          </table:table-cell>
          <table:table-cell office:value-type="float" office:value="5259378820">
            <text:p>5259378820</text:p>
          </table:table-cell>
          <table:table-cell office:value-type="float" office:value="2396544">
            <text:p>2396544</text:p>
          </table:table-cell>
          <table:table-cell office:value-type="float" office:value="1458347">
            <text:p>1458347</text:p>
          </table:table-cell>
          <table:table-cell office:value-type="float" office:value="5975299519">
            <text:p>5975299519</text:p>
          </table:table-cell>
        </table:table-row>
        <table:table-row table:style-name="ro1">
          <table:table-cell table:number-columns-repeated="11"/>
          <table:table-cell office:value-type="float" office:value="13457099">
            <text:p>13457099</text:p>
          </table:table-cell>
          <table:table-cell office:value-type="float" office:value="99808000">
            <text:p>99808000</text:p>
          </table:table-cell>
          <table:table-cell office:value-type="float" office:value="622973">
            <text:p>622973</text:p>
          </table:table-cell>
          <table:table-cell office:value-type="float" office:value="5260007338">
            <text:p>5260007338</text:p>
          </table:table-cell>
          <table:table-cell office:value-type="float" office:value="2514042">
            <text:p>2514042</text:p>
          </table:table-cell>
          <table:table-cell office:value-type="float" office:value="1854489">
            <text:p>1854489</text:p>
          </table:table-cell>
          <table:table-cell office:value-type="float" office:value="5982341875">
            <text:p>5982341875</text:p>
          </table:table-cell>
        </table:table-row>
        <table:table-row table:style-name="ro1">
          <table:table-cell table:number-columns-repeated="11"/>
          <table:table-cell office:value-type="float" office:value="1543371445">
            <text:p>1543371445</text:p>
          </table:table-cell>
          <table:table-cell office:value-type="float" office:value="105403959">
            <text:p>105403959</text:p>
          </table:table-cell>
          <table:table-cell office:value-type="float" office:value="125709745">
            <text:p>125709745</text:p>
          </table:table-cell>
          <table:table-cell office:value-type="float" office:value="5274388412">
            <text:p>5274388412</text:p>
          </table:table-cell>
          <table:table-cell office:value-type="float" office:value="27501007">
            <text:p>27501007</text:p>
          </table:table-cell>
          <table:table-cell office:value-type="float" office:value="32644746">
            <text:p>32644746</text:p>
          </table:table-cell>
          <table:table-cell office:value-type="float" office:value="7951538226">
            <text:p>7951538226</text:p>
          </table:table-cell>
        </table:table-row>
        <table:table-row table:style-name="ro1">
          <table:table-cell table:number-columns-repeated="11"/>
          <table:table-cell office:value-type="float" office:value="207310791">
            <text:p>207310791</text:p>
          </table:table-cell>
          <table:table-cell office:value-type="float" office:value="102514514">
            <text:p>102514514</text:p>
          </table:table-cell>
          <table:table-cell office:value-type="float" office:value="6004026">
            <text:p>6004026</text:p>
          </table:table-cell>
          <table:table-cell office:value-type="float" office:value="5267816382">
            <text:p>5267816382</text:p>
          </table:table-cell>
          <table:table-cell office:value-type="float" office:value="7457085">
            <text:p>7457085</text:p>
          </table:table-cell>
          <table:table-cell office:value-type="float" office:value="7647298">
            <text:p>7647298</text:p>
          </table:table-cell>
          <table:table-cell office:value-type="float" office:value="6272469376">
            <text:p>6272469376</text:p>
          </table:table-cell>
        </table:table-row>
        <table:table-row table:style-name="ro1">
          <table:table-cell table:number-columns-repeated="11"/>
          <table:table-cell office:value-type="float" office:value="523995137">
            <text:p>523995137</text:p>
          </table:table-cell>
          <table:table-cell office:value-type="float" office:value="104074927">
            <text:p>104074927</text:p>
          </table:table-cell>
          <table:table-cell office:value-type="float" office:value="57003209">
            <text:p>57003209</text:p>
          </table:table-cell>
          <table:table-cell office:value-type="float" office:value="5268267190">
            <text:p>5268267190</text:p>
          </table:table-cell>
          <table:table-cell office:value-type="float" office:value="9513427">
            <text:p>9513427</text:p>
          </table:table-cell>
          <table:table-cell office:value-type="float" office:value="14632091">
            <text:p>14632091</text:p>
          </table:table-cell>
          <table:table-cell office:value-type="float" office:value="6719454213">
            <text:p>6719454213</text:p>
          </table:table-cell>
        </table:table-row>
        <table:table-row table:style-name="ro1">
          <table:table-cell table:number-columns-repeated="11"/>
          <table:table-cell office:value-type="float" office:value="857802347">
            <text:p>857802347</text:p>
          </table:table-cell>
          <table:table-cell office:value-type="float" office:value="103027436">
            <text:p>103027436</text:p>
          </table:table-cell>
          <table:table-cell office:value-type="float" office:value="121828074">
            <text:p>121828074</text:p>
          </table:table-cell>
          <table:table-cell office:value-type="float" office:value="5262288415">
            <text:p>5262288415</text:p>
          </table:table-cell>
          <table:table-cell office:value-type="float" office:value="8372814">
            <text:p>8372814</text:p>
          </table:table-cell>
          <table:table-cell office:value-type="float" office:value="19477896">
            <text:p>19477896</text:p>
          </table:table-cell>
          <table:table-cell office:value-type="float" office:value="7194276961">
            <text:p>7194276961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Average</text:p>
          </table:table-cell>
          <table:table-cell table:style-name="ce43" table:formula="of:=AVERAGE([.L257:.L266])" office:value-type="float" office:value="316893293">
            <text:p>316893293</text:p>
          </table:table-cell>
          <table:table-cell table:style-name="ce43" table:formula="of:=AVERAGE([.M257:.M266])" office:value-type="float" office:value="101331693.6">
            <text:p>101331693.6</text:p>
          </table:table-cell>
          <table:table-cell table:style-name="ce43" table:formula="of:=AVERAGE([.N257:.N266])" office:value-type="float" office:value="31218883.4">
            <text:p>31218883.4</text:p>
          </table:table-cell>
          <table:table-cell table:style-name="ce43" table:formula="of:=AVERAGE([.O257:.O266])" office:value-type="float" office:value="5262952568.1">
            <text:p>5262952568.1</text:p>
          </table:table-cell>
          <table:table-cell table:style-name="ce43" table:formula="of:=AVERAGE([.P257:.P266])" office:value-type="float" office:value="6834703.2">
            <text:p>6834703.2</text:p>
          </table:table-cell>
          <table:table-cell table:style-name="ce43" table:formula="of:=AVERAGE([.Q257:.Q266])" office:value-type="float" office:value="8435308.2">
            <text:p>8435308.2</text:p>
          </table:table-cell>
          <table:table-cell table:style-name="ce43" table:formula="of:=AVERAGE([.R257:.R266])" office:value-type="float" office:value="6400551653.5">
            <text:p>6400551653.5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STD</text:p>
          </table:table-cell>
          <table:table-cell table:style-name="ce43" table:formula="of:=STDEV([.L257:.L266])" office:value-type="float" office:value="519770382.501848">
            <text:p>519770382.5</text:p>
          </table:table-cell>
          <table:table-cell table:style-name="ce43" table:formula="of:=STDEV([.M257:.M266])" office:value-type="float" office:value="2213434.45482797">
            <text:p>2213434.45</text:p>
          </table:table-cell>
          <table:table-cell table:style-name="ce43" table:formula="of:=STDEV([.N257:.N266])" office:value-type="float" office:value="51838353.7359028">
            <text:p>51838353.74</text:p>
          </table:table-cell>
          <table:table-cell table:style-name="ce43" table:formula="of:=STDEV([.O257:.O266])" office:value-type="float" office:value="5347869.2293496">
            <text:p>5347869.23</text:p>
          </table:table-cell>
          <table:table-cell table:style-name="ce43" table:formula="of:=STDEV([.P257:.P266])" office:value-type="float" office:value="7785797.79160372">
            <text:p>7785797.79</text:p>
          </table:table-cell>
          <table:table-cell table:style-name="ce43" table:formula="of:=STDEV([.Q257:.Q266])" office:value-type="float" office:value="10660102.6128346">
            <text:p>10660102.61</text:p>
          </table:table-cell>
          <table:table-cell table:style-name="ce43" table:formula="of:=STDEV([.R257:.R266])" office:value-type="float" office:value="685175517.395206">
            <text:p>685175517.4</text:p>
          </table:table-cell>
        </table:table-row>
        <table:table-row table:style-name="ro1">
          <table:table-cell table:number-columns-repeated="18"/>
        </table:table-row>
        <table:table-row table:style-name="ro2">
          <table:table-cell table:number-columns-repeated="11"/>
          <table:table-cell table:style-name="ce45" office:value-type="string">
            <text:p>0x534178</text:p>
          </table:table-cell>
          <table:table-cell table:style-name="ce45" office:value-type="string">
            <text:p>0x53412e</text:p>
          </table:table-cell>
          <table:table-cell table:style-name="ce45" office:value-type="string">
            <text:p>0x534278</text:p>
          </table:table-cell>
          <table:table-cell table:style-name="ce45" office:value-type="string">
            <text:p>0x53712e</text:p>
          </table:table-cell>
          <table:table-cell table:style-name="ce45" office:value-type="string">
            <text:p>0x53722e</text:p>
          </table:table-cell>
          <table:table-cell table:style-name="ce45" office:value-type="string">
            <text:p>0x530277</text:p>
          </table:table-cell>
          <table:table-cell table:style-name="ce45" office:value-type="string">
            <text:p>0x53c378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Parallel 2048 x 2048</text:p>
          </table:table-cell>
          <table:table-cell table:style-name="ce46" office:value-type="string">
            <text:p>CMP_SNOOP:SHARE</text:p>
          </table:table-cell>
          <table:table-cell table:style-name="ce46" office:value-type="string">
            <text:p>LLC_MISSES</text:p>
          </table:table-cell>
          <table:table-cell table:style-name="ce46" office:value-type="string">
            <text:p>CMP_SNOOP:INVALIDATE </text:p>
          </table:table-cell>
          <table:table-cell table:style-name="ce46" office:value-type="string">
            <text:p>L2_RQSTS:I_STATE</text:p>
          </table:table-cell>
          <table:table-cell table:style-name="ce46" office:value-type="string">
            <text:p>L2_RQSTS:S_STATE </text:p>
          </table:table-cell>
          <table:table-cell table:style-name="ce46" office:value-type="string">
            <text:p>EXT_SNOOP:HIT</text:p>
          </table:table-cell>
          <table:table-cell table:style-name="ce46" office:value-type="string">
            <text:p>CMP_SNOOP:SHARE:INVALIDATE:BOTH_CORES</text:p>
          </table:table-cell>
        </table:table-row>
        <table:table-row table:style-name="ro1">
          <table:table-cell table:number-columns-repeated="11"/>
          <table:table-cell office:value-type="float" office:value="1396209377">
            <text:p>1396209377</text:p>
          </table:table-cell>
          <table:table-cell office:value-type="float" office:value="221596095">
            <text:p>221596095</text:p>
          </table:table-cell>
          <table:table-cell office:value-type="float" office:value="116493637">
            <text:p>116493637</text:p>
          </table:table-cell>
          <table:table-cell office:value-type="float" office:value="10532076289">
            <text:p>10532076289</text:p>
          </table:table-cell>
          <table:table-cell office:value-type="float" office:value="1998878243">
            <text:p>1998878243</text:p>
          </table:table-cell>
          <table:table-cell office:value-type="float" office:value="1853367187">
            <text:p>1853367187</text:p>
          </table:table-cell>
          <table:table-cell office:value-type="float" office:value="15043928581">
            <text:p>15043928581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1317375303">
            <text:p>1317375303</text:p>
          </table:table-cell>
          <table:table-cell office:value-type="float" office:value="218151587">
            <text:p>218151587</text:p>
          </table:table-cell>
          <table:table-cell office:value-type="float" office:value="76360678">
            <text:p>76360678</text:p>
          </table:table-cell>
          <table:table-cell office:value-type="float" office:value="10518378485">
            <text:p>10518378485</text:p>
          </table:table-cell>
          <table:table-cell office:value-type="float" office:value="1922237926">
            <text:p>1922237926</text:p>
          </table:table-cell>
          <table:table-cell office:value-type="float" office:value="1818419054">
            <text:p>1818419054</text:p>
          </table:table-cell>
          <table:table-cell office:value-type="float" office:value="14791551349">
            <text:p>14791551349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1452675897">
            <text:p>1452675897</text:p>
          </table:table-cell>
          <table:table-cell office:value-type="float" office:value="221477436">
            <text:p>221477436</text:p>
          </table:table-cell>
          <table:table-cell office:value-type="float" office:value="139299072">
            <text:p>139299072</text:p>
          </table:table-cell>
          <table:table-cell office:value-type="float" office:value="10507174497">
            <text:p>10507174497</text:p>
          </table:table-cell>
          <table:table-cell office:value-type="float" office:value="1838457005">
            <text:p>1838457005</text:p>
          </table:table-cell>
          <table:table-cell office:value-type="float" office:value="1729763953">
            <text:p>1729763953</text:p>
          </table:table-cell>
          <table:table-cell office:value-type="float" office:value="15098003218">
            <text:p>15098003218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1082910912">
            <text:p>1082910912</text:p>
          </table:table-cell>
          <table:table-cell office:value-type="float" office:value="216899387">
            <text:p>216899387</text:p>
          </table:table-cell>
          <table:table-cell office:value-type="float" office:value="75594190">
            <text:p>75594190</text:p>
          </table:table-cell>
          <table:table-cell office:value-type="float" office:value="10508959354">
            <text:p>10508959354</text:p>
          </table:table-cell>
          <table:table-cell office:value-type="float" office:value="1904270325">
            <text:p>1904270325</text:p>
          </table:table-cell>
          <table:table-cell office:value-type="float" office:value="1743383075">
            <text:p>1743383075</text:p>
          </table:table-cell>
          <table:table-cell office:value-type="float" office:value="14324149227">
            <text:p>14324149227</text:p>
          </table:table-cell>
        </table:table-row>
        <table:table-row table:style-name="ro1">
          <table:table-cell table:number-columns-repeated="10"/>
          <table:table-cell table:style-name="ce44"/>
          <table:table-cell office:value-type="float" office:value="326140707">
            <text:p>326140707</text:p>
          </table:table-cell>
          <table:table-cell office:value-type="float" office:value="211649280">
            <text:p>211649280</text:p>
          </table:table-cell>
          <table:table-cell office:value-type="float" office:value="7881709">
            <text:p>7881709</text:p>
          </table:table-cell>
          <table:table-cell office:value-type="float" office:value="10532771229">
            <text:p>10532771229</text:p>
          </table:table-cell>
          <table:table-cell office:value-type="float" office:value="2031040696">
            <text:p>2031040696</text:p>
          </table:table-cell>
          <table:table-cell office:value-type="float" office:value="1815456325">
            <text:p>1815456325</text:p>
          </table:table-cell>
          <table:table-cell office:value-type="float" office:value="13186947852">
            <text:p>13186947852</text:p>
          </table:table-cell>
        </table:table-row>
        <table:table-row table:style-name="ro1">
          <table:table-cell table:number-columns-repeated="11"/>
          <table:table-cell office:value-type="float" office:value="429444422">
            <text:p>429444422</text:p>
          </table:table-cell>
          <table:table-cell office:value-type="float" office:value="218854037">
            <text:p>218854037</text:p>
          </table:table-cell>
          <table:table-cell office:value-type="float" office:value="34535194">
            <text:p>34535194</text:p>
          </table:table-cell>
          <table:table-cell office:value-type="float" office:value="10519904974">
            <text:p>10519904974</text:p>
          </table:table-cell>
          <table:table-cell office:value-type="float" office:value="2084107755">
            <text:p>2084107755</text:p>
          </table:table-cell>
          <table:table-cell office:value-type="float" office:value="1899281603">
            <text:p>1899281603</text:p>
          </table:table-cell>
          <table:table-cell office:value-type="float" office:value="13460896547">
            <text:p>13460896547</text:p>
          </table:table-cell>
        </table:table-row>
        <table:table-row table:style-name="ro1">
          <table:table-cell table:number-columns-repeated="11"/>
          <table:table-cell office:value-type="float" office:value="315754690">
            <text:p>315754690</text:p>
          </table:table-cell>
          <table:table-cell office:value-type="float" office:value="214765391">
            <text:p>214765391</text:p>
          </table:table-cell>
          <table:table-cell office:value-type="float" office:value="12911561">
            <text:p>12911561</text:p>
          </table:table-cell>
          <table:table-cell office:value-type="float" office:value="10532348231">
            <text:p>10532348231</text:p>
          </table:table-cell>
          <table:table-cell office:value-type="float" office:value="2122843014">
            <text:p>2122843014</text:p>
          </table:table-cell>
          <table:table-cell office:value-type="float" office:value="1926644051">
            <text:p>1926644051</text:p>
          </table:table-cell>
          <table:table-cell office:value-type="float" office:value="13385380457">
            <text:p>13385380457</text:p>
          </table:table-cell>
        </table:table-row>
        <table:table-row table:style-name="ro1">
          <table:table-cell table:number-columns-repeated="11"/>
          <table:table-cell office:value-type="float" office:value="317567474">
            <text:p>317567474</text:p>
          </table:table-cell>
          <table:table-cell office:value-type="float" office:value="217380723">
            <text:p>217380723</text:p>
          </table:table-cell>
          <table:table-cell office:value-type="float" office:value="13868164">
            <text:p>13868164</text:p>
          </table:table-cell>
          <table:table-cell office:value-type="float" office:value="10540106626">
            <text:p>10540106626</text:p>
          </table:table-cell>
          <table:table-cell office:value-type="float" office:value="2093517097">
            <text:p>2093517097</text:p>
          </table:table-cell>
          <table:table-cell office:value-type="float" office:value="1899852663">
            <text:p>1899852663</text:p>
          </table:table-cell>
          <table:table-cell office:value-type="float" office:value="13299175758">
            <text:p>13299175758</text:p>
          </table:table-cell>
        </table:table-row>
        <table:table-row table:style-name="ro1">
          <table:table-cell table:number-columns-repeated="11"/>
          <table:table-cell office:value-type="float" office:value="296265465">
            <text:p>296265465</text:p>
          </table:table-cell>
          <table:table-cell office:value-type="float" office:value="212801182">
            <text:p>212801182</text:p>
          </table:table-cell>
          <table:table-cell office:value-type="float" office:value="8549168">
            <text:p>8549168</text:p>
          </table:table-cell>
          <table:table-cell office:value-type="float" office:value="10531554976">
            <text:p>10531554976</text:p>
          </table:table-cell>
          <table:table-cell office:value-type="float" office:value="2073119488">
            <text:p>2073119488</text:p>
          </table:table-cell>
          <table:table-cell office:value-type="float" office:value="1872326156">
            <text:p>1872326156</text:p>
          </table:table-cell>
          <table:table-cell office:value-type="float" office:value="13307528487">
            <text:p>13307528487</text:p>
          </table:table-cell>
        </table:table-row>
        <table:table-row table:style-name="ro1">
          <table:table-cell table:number-columns-repeated="11"/>
          <table:table-cell office:value-type="float" office:value="222253923">
            <text:p>222253923</text:p>
          </table:table-cell>
          <table:table-cell office:value-type="float" office:value="219252370">
            <text:p>219252370</text:p>
          </table:table-cell>
          <table:table-cell office:value-type="float" office:value="8052607">
            <text:p>8052607</text:p>
          </table:table-cell>
          <table:table-cell office:value-type="float" office:value="10538156467">
            <text:p>10538156467</text:p>
          </table:table-cell>
          <table:table-cell office:value-type="float" office:value="2160759053">
            <text:p>2160759053</text:p>
          </table:table-cell>
          <table:table-cell office:value-type="float" office:value="1930195680">
            <text:p>1930195680</text:p>
          </table:table-cell>
          <table:table-cell office:value-type="float" office:value="13242425794">
            <text:p>13242425794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Average</text:p>
          </table:table-cell>
          <table:table-cell table:style-name="ce43" table:formula="of:=AVERAGE([.L272:.L281])" office:value-type="float" office:value="715659817">
            <text:p>715659817</text:p>
          </table:table-cell>
          <table:table-cell table:style-name="ce43" table:formula="of:=AVERAGE([.M272:.M281])" office:value-type="float" office:value="217282748.8">
            <text:p>217282748.8</text:p>
          </table:table-cell>
          <table:table-cell table:style-name="ce43" table:formula="of:=AVERAGE([.N272:.N281])" office:value-type="float" office:value="49354598">
            <text:p>49354598</text:p>
          </table:table-cell>
          <table:table-cell table:style-name="ce43" table:formula="of:=AVERAGE([.O272:.O281])" office:value-type="float" office:value="10526143112.8">
            <text:p>10526143112.8</text:p>
          </table:table-cell>
          <table:table-cell table:style-name="ce43" table:formula="of:=AVERAGE([.P272:.P281])" office:value-type="float" office:value="2022923060.2">
            <text:p>2022923060.2</text:p>
          </table:table-cell>
          <table:table-cell table:style-name="ce43" table:formula="of:=AVERAGE([.Q272:.Q281])" office:value-type="float" office:value="1848868974.7">
            <text:p>1848868974.7</text:p>
          </table:table-cell>
          <table:table-cell table:style-name="ce43" table:formula="of:=AVERAGE([.R272:.R281])" office:value-type="float" office:value="13913998727">
            <text:p>13913998727</text:p>
          </table:table-cell>
        </table:table-row>
        <table:table-row table:style-name="ro2">
          <table:table-cell table:number-columns-repeated="10"/>
          <table:table-cell table:style-name="ce43" office:value-type="string">
            <text:p>STD</text:p>
          </table:table-cell>
          <table:table-cell table:style-name="ce43" table:formula="of:=STDEV([.L272:.L281])" office:value-type="float" office:value="524368647.988059">
            <text:p>524368647.99</text:p>
          </table:table-cell>
          <table:table-cell table:style-name="ce43" table:formula="of:=STDEV([.M272:.M281])" office:value-type="float" office:value="3360186.12999418">
            <text:p>3360186.13</text:p>
          </table:table-cell>
          <table:table-cell table:style-name="ce43" table:formula="of:=STDEV([.N272:.N281])" office:value-type="float" office:value="49343960.8880169">
            <text:p>49343960.89</text:p>
          </table:table-cell>
          <table:table-cell table:style-name="ce43" table:formula="of:=STDEV([.O272:.O281])" office:value-type="float" office:value="11740340.766391">
            <text:p>11740340.77</text:p>
          </table:table-cell>
          <table:table-cell table:style-name="ce43" table:formula="of:=STDEV([.P272:.P281])" office:value-type="float" office:value="104942982.89889">
            <text:p>104942982.9</text:p>
          </table:table-cell>
          <table:table-cell table:style-name="ce43" table:formula="of:=STDEV([.Q272:.Q281])" office:value-type="float" office:value="71282787.6854913">
            <text:p>71282787.69</text:p>
          </table:table-cell>
          <table:table-cell table:style-name="ce43" table:formula="of:=STDEV([.R272:.R281])" office:value-type="float" office:value="804645927.790508">
            <text:p>804645927.79</text:p>
          </table:table-cell>
        </table:table-row>
      </table:table>
      <table:table table:name="Xeon L5420" table:style-name="ta1" table:print="false">
        <table:table-column table:style-name="co1" table:number-columns-repeated="2" table:default-cell-style-name="Default"/>
        <table:table-column table:style-name="co6" table:default-cell-style-name="ce40"/>
        <table:table-column table:style-name="co7" table:number-columns-repeated="3" table:default-cell-style-name="ce40"/>
        <table:table-column table:style-name="co8" table:number-columns-repeated="2" table:default-cell-style-name="ce40"/>
        <table:table-row table:style-name="ro1" table:number-rows-repeated="2"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office:value-type="string">
            <text:p>Intel Xeon X5570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string">
            <text:p>CPUS 0 and 3 (different physical packets)</text:p>
          </table:table-cell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20" office:value-type="string">
            <text:p>Sequential 64x64</text:p>
          </table:table-cell>
          <table:table-cell table:style-name="ce20" office:value-type="string">
            <text:p>Sequential 128x128</text:p>
          </table:table-cell>
          <table:table-cell table:style-name="ce20" office:value-type="string">
            <text:p>Sequential 256x256</text:p>
          </table:table-cell>
          <table:table-cell table:style-name="ce20" office:value-type="string">
            <text:p>Sequential 512x512</text:p>
          </table:table-cell>
          <table:table-cell table:style-name="ce20" office:value-type="string">
            <text:p>Sequential 1024x1024</text:p>
          </table:table-cell>
          <table:table-cell table:style-name="ce20" office:value-type="string">
            <text:p>Sequential 2048x2048</text:p>
          </table:table-cell>
        </table:table-row>
        <table:table-row table:style-name="ro2">
          <table:table-cell table:number-columns-repeated="2"/>
          <table:table-cell office:value-type="float" office:value="0.15">
            <text:p>0.15</text:p>
          </table:table-cell>
          <table:table-cell office:value-type="float" office:value="0.49">
            <text:p>0.49</text:p>
          </table:table-cell>
          <table:table-cell office:value-type="float" office:value="1.86">
            <text:p>1.86</text:p>
          </table:table-cell>
          <table:table-cell office:value-type="float" office:value="7.21">
            <text:p>7.21</text:p>
          </table:table-cell>
          <table:table-cell office:value-type="float" office:value="29">
            <text:p>29</text:p>
          </table:table-cell>
          <table:table-cell office:value-type="float" office:value="165.67">
            <text:p>165.67</text:p>
          </table:table-cell>
        </table:table-row>
        <table:table-row table:style-name="ro2">
          <table:table-cell table:number-columns-repeated="2"/>
          <table:table-cell office:value-type="float" office:value="0.15">
            <text:p>0.15</text:p>
          </table:table-cell>
          <table:table-cell office:value-type="float" office:value="0.49">
            <text:p>0.49</text:p>
          </table:table-cell>
          <table:table-cell office:value-type="float" office:value="1.86">
            <text:p>1.86</text:p>
          </table:table-cell>
          <table:table-cell office:value-type="float" office:value="7.21">
            <text:p>7.21</text:p>
          </table:table-cell>
          <table:table-cell office:value-type="float" office:value="28.4">
            <text:p>28.4</text:p>
          </table:table-cell>
          <table:table-cell office:value-type="float" office:value="166.87">
            <text:p>166.87</text:p>
          </table:table-cell>
        </table:table-row>
        <table:table-row table:style-name="ro2">
          <table:table-cell table:number-columns-repeated="2"/>
          <table:table-cell office:value-type="float" office:value="0.15">
            <text:p>0.15</text:p>
          </table:table-cell>
          <table:table-cell office:value-type="float" office:value="0.49">
            <text:p>0.49</text:p>
          </table:table-cell>
          <table:table-cell office:value-type="float" office:value="1.86">
            <text:p>1.86</text:p>
          </table:table-cell>
          <table:table-cell office:value-type="float" office:value="7.21">
            <text:p>7.21</text:p>
          </table:table-cell>
          <table:table-cell office:value-type="float" office:value="28.36">
            <text:p>28.36</text:p>
          </table:table-cell>
          <table:table-cell office:value-type="float" office:value="166.87">
            <text:p>166.87</text:p>
          </table:table-cell>
        </table:table-row>
        <table:table-row table:style-name="ro2">
          <table:table-cell table:number-columns-repeated="2"/>
          <table:table-cell office:value-type="float" office:value="0.15">
            <text:p>0.15</text:p>
          </table:table-cell>
          <table:table-cell office:value-type="float" office:value="0.49">
            <text:p>0.49</text:p>
          </table:table-cell>
          <table:table-cell office:value-type="float" office:value="1.86">
            <text:p>1.86</text:p>
          </table:table-cell>
          <table:table-cell office:value-type="float" office:value="7.21">
            <text:p>7.21</text:p>
          </table:table-cell>
          <table:table-cell office:value-type="float" office:value="28.44">
            <text:p>28.44</text:p>
          </table:table-cell>
          <table:table-cell office:value-type="float" office:value="166.79">
            <text:p>166.79</text:p>
          </table:table-cell>
        </table:table-row>
        <table:table-row table:style-name="ro2">
          <table:table-cell table:number-columns-repeated="2"/>
          <table:table-cell office:value-type="float" office:value="0.15">
            <text:p>0.15</text:p>
          </table:table-cell>
          <table:table-cell office:value-type="float" office:value="0.49">
            <text:p>0.49</text:p>
          </table:table-cell>
          <table:table-cell office:value-type="float" office:value="1.86">
            <text:p>1.86</text:p>
          </table:table-cell>
          <table:table-cell office:value-type="float" office:value="7.21">
            <text:p>7.21</text:p>
          </table:table-cell>
          <table:table-cell office:value-type="float" office:value="28.5">
            <text:p>28.5</text:p>
          </table:table-cell>
          <table:table-cell office:value-type="float" office:value="165.38">
            <text:p>165.38</text:p>
          </table:table-cell>
        </table:table-row>
        <table:table-row table:style-name="ro1">
          <table:table-cell/>
          <table:table-cell table:style-name="ce1" office:value-type="string">
            <text:p>Average</text:p>
          </table:table-cell>
          <table:table-cell table:style-name="ce21" table:formula="of:=AVERAGE([.C7:.C11])" office:value-type="float" office:value="0.15">
            <text:p>0.15</text:p>
          </table:table-cell>
          <table:table-cell table:style-name="ce21" table:formula="of:=AVERAGE([.D7:.D11])" office:value-type="float" office:value="0.49">
            <text:p>0.49</text:p>
          </table:table-cell>
          <table:table-cell table:style-name="ce21" table:formula="of:=AVERAGE([.E7:.E11])" office:value-type="float" office:value="1.86">
            <text:p>1.86</text:p>
          </table:table-cell>
          <table:table-cell table:style-name="ce21" table:formula="of:=AVERAGE([.F7:.F11])" office:value-type="float" office:value="7.21">
            <text:p>7.21</text:p>
          </table:table-cell>
          <table:table-cell table:style-name="ce21" table:formula="of:=AVERAGE([.G7:.G11])" office:value-type="float" office:value="28.54">
            <text:p>28.54</text:p>
          </table:table-cell>
          <table:table-cell table:style-name="ce21" table:formula="of:=AVERAGE([.H7:.H11])" office:value-type="float" office:value="166.316">
            <text:p>166.32</text:p>
          </table:table-cell>
        </table:table-row>
        <table:table-row table:style-name="ro1">
          <table:table-cell/>
          <table:table-cell table:style-name="ce3" office:value-type="string">
            <text:p>STD</text:p>
          </table:table-cell>
          <table:table-cell table:style-name="ce22" table:formula="of:=STDEV([.C7:.C11])" office:value-type="float" office:value="6.21239625751576E-018">
            <text:p>0</text:p>
          </table:table-cell>
          <table:table-cell table:style-name="ce22" table:formula="of:=STDEV([.D7:.D11])" office:value-type="float" office:value="4.96385613161503E-017">
            <text:p>0</text:p>
          </table:table-cell>
          <table:table-cell table:style-name="ce22" table:formula="of:=STDEV([.E7:.E11])" office:value-type="float" office:value="4.96991700601261E-017">
            <text:p>0</text:p>
          </table:table-cell>
          <table:table-cell table:style-name="ce22" table:formula="of:=STDEV([.F7:.F11])" office:value-type="float" office:value="5.95905170769707E-016">
            <text:p>0</text:p>
          </table:table-cell>
          <table:table-cell table:style-name="ce22" table:formula="of:=STDEV([.G7:.G11])" office:value-type="float" office:value="0.26229754097208">
            <text:p>0.26</text:p>
          </table:table-cell>
          <table:table-cell table:style-name="ce32" table:formula="of:=STDEV([.H7:.H11])" office:value-type="float" office:value="0.730054792464242">
            <text:p>0.73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20" office:value-type="string">
            <text:p>Parallel 64x64</text:p>
          </table:table-cell>
          <table:table-cell table:style-name="ce20" office:value-type="string">
            <text:p>Parallel 128x128</text:p>
          </table:table-cell>
          <table:table-cell table:style-name="ce20" office:value-type="string">
            <text:p>Parallel 256x256</text:p>
          </table:table-cell>
          <table:table-cell table:style-name="ce20" office:value-type="string">
            <text:p>Parallel 512x512</text:p>
          </table:table-cell>
          <table:table-cell table:style-name="ce20" office:value-type="string">
            <text:p>Parallel 1024x1024</text:p>
          </table:table-cell>
          <table:table-cell table:style-name="ce20" office:value-type="string">
            <text:p>Parallel 2048x2048</text:p>
          </table:table-cell>
        </table:table-row>
        <table:table-row table:style-name="ro2">
          <table:table-cell/>
          <table:table-cell table:style-name="ce18"/>
          <table:table-cell office:value-type="float" office:value="0.08">
            <text:p>0.08</text:p>
          </table:table-cell>
          <table:table-cell office:value-type="float" office:value="0.25">
            <text:p>0.25</text:p>
          </table:table-cell>
          <table:table-cell office:value-type="float" office:value="0.94">
            <text:p>0.94</text:p>
          </table:table-cell>
          <table:table-cell office:value-type="float" office:value="3.61">
            <text:p>3.61</text:p>
          </table:table-cell>
          <table:table-cell office:value-type="float" office:value="14.18">
            <text:p>14.18</text:p>
          </table:table-cell>
          <table:table-cell office:value-type="float" office:value="85.31">
            <text:p>85.31</text:p>
          </table:table-cell>
        </table:table-row>
        <table:table-row table:style-name="ro2">
          <table:table-cell/>
          <table:table-cell table:style-name="ce18"/>
          <table:table-cell office:value-type="float" office:value="0.08">
            <text:p>0.08</text:p>
          </table:table-cell>
          <table:table-cell office:value-type="float" office:value="0.25">
            <text:p>0.25</text:p>
          </table:table-cell>
          <table:table-cell office:value-type="float" office:value="0.93">
            <text:p>0.93</text:p>
          </table:table-cell>
          <table:table-cell office:value-type="float" office:value="3.61">
            <text:p>3.61</text:p>
          </table:table-cell>
          <table:table-cell office:value-type="float" office:value="14.19">
            <text:p>14.19</text:p>
          </table:table-cell>
          <table:table-cell office:value-type="float" office:value="85.29">
            <text:p>85.29</text:p>
          </table:table-cell>
        </table:table-row>
        <table:table-row table:style-name="ro2">
          <table:table-cell/>
          <table:table-cell table:style-name="ce18"/>
          <table:table-cell office:value-type="float" office:value="0.08">
            <text:p>0.08</text:p>
          </table:table-cell>
          <table:table-cell office:value-type="float" office:value="0.25">
            <text:p>0.25</text:p>
          </table:table-cell>
          <table:table-cell office:value-type="float" office:value="0.94">
            <text:p>0.94</text:p>
          </table:table-cell>
          <table:table-cell office:value-type="float" office:value="3.61">
            <text:p>3.61</text:p>
          </table:table-cell>
          <table:table-cell office:value-type="float" office:value="14.25">
            <text:p>14.25</text:p>
          </table:table-cell>
          <table:table-cell office:value-type="float" office:value="85.5">
            <text:p>85.5</text:p>
          </table:table-cell>
        </table:table-row>
        <table:table-row table:style-name="ro2">
          <table:table-cell/>
          <table:table-cell table:style-name="ce18"/>
          <table:table-cell office:value-type="float" office:value="0.08">
            <text:p>0.08</text:p>
          </table:table-cell>
          <table:table-cell office:value-type="float" office:value="0.25">
            <text:p>0.25</text:p>
          </table:table-cell>
          <table:table-cell office:value-type="float" office:value="0.94">
            <text:p>0.94</text:p>
          </table:table-cell>
          <table:table-cell office:value-type="float" office:value="3.61">
            <text:p>3.61</text:p>
          </table:table-cell>
          <table:table-cell office:value-type="float" office:value="14.5">
            <text:p>14.5</text:p>
          </table:table-cell>
          <table:table-cell office:value-type="float" office:value="85.5">
            <text:p>85.5</text:p>
          </table:table-cell>
        </table:table-row>
        <table:table-row table:style-name="ro2">
          <table:table-cell/>
          <table:table-cell table:style-name="ce18"/>
          <table:table-cell office:value-type="float" office:value="0.08">
            <text:p>0.08</text:p>
          </table:table-cell>
          <table:table-cell office:value-type="float" office:value="0.25">
            <text:p>0.25</text:p>
          </table:table-cell>
          <table:table-cell office:value-type="float" office:value="0.93">
            <text:p>0.93</text:p>
          </table:table-cell>
          <table:table-cell office:value-type="float" office:value="3.61">
            <text:p>3.61</text:p>
          </table:table-cell>
          <table:table-cell office:value-type="float" office:value="14.36">
            <text:p>14.36</text:p>
          </table:table-cell>
          <table:table-cell office:value-type="float" office:value="85.41">
            <text:p>85.41</text:p>
          </table:table-cell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16:.C20])" office:value-type="float" office:value="0.08">
            <text:p>0.08</text:p>
          </table:table-cell>
          <table:table-cell table:style-name="ce29" table:formula="of:=AVERAGE([.D16:.D20])" office:value-type="float" office:value="0.25">
            <text:p>0,25</text:p>
          </table:table-cell>
          <table:table-cell table:style-name="ce29" table:formula="of:=AVERAGE([.E16:.E20])" office:value-type="float" office:value="0.936">
            <text:p>0,94</text:p>
          </table:table-cell>
          <table:table-cell table:style-name="ce24" table:formula="of:=AVERAGE([.F16:.F20])" office:value-type="float" office:value="3.61">
            <text:p>3.61</text:p>
          </table:table-cell>
          <table:table-cell table:style-name="ce26" table:formula="of:=AVERAGE([.G16:.G20])" office:value-type="float" office:value="14.296">
            <text:p>14.30</text:p>
          </table:table-cell>
          <table:table-cell table:style-name="ce29" table:formula="of:=AVERAGE([.H16:.H20])" office:value-type="float" office:value="85.402">
            <text:p>85,40</text:p>
          </table:table-cell>
        </table:table-row>
        <table:table-row table:style-name="ro1">
          <table:table-cell/>
          <table:table-cell table:style-name="ce19" office:value-type="string">
            <text:p>STD</text:p>
          </table:table-cell>
          <table:table-cell table:style-name="ce24" table:formula="of:=STDEV([.C16:.C20])" office:value-type="float" office:value="3.10619812875788E-018">
            <text:p>0</text:p>
          </table:table-cell>
          <table:table-cell table:style-name="ce29" table:formula="of:=STDEV([.D16:.D20])" office:value-type="float" office:value="0">
            <text:p>0,00</text:p>
          </table:table-cell>
          <table:table-cell table:style-name="ce29" table:formula="of:=STDEV([.E16:.E20])" office:value-type="float" office:value="0.00547722557505167">
            <text:p>0,01</text:p>
          </table:table-cell>
          <table:table-cell table:style-name="ce24" table:formula="of:=STDEV([.F16:.F20])" office:value-type="float" office:value="2.97952585384853E-016">
            <text:p>0</text:p>
          </table:table-cell>
          <table:table-cell table:style-name="ce26" table:formula="of:=STDEV([.G16:.G20])" office:value-type="float" office:value="0.134647688431699">
            <text:p>0.13</text:p>
          </table:table-cell>
          <table:table-cell table:style-name="ce29" table:formula="of:=STDEV([.H16:.H20])" office:value-type="float" office:value="0.100349389634414">
            <text:p>0,10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table:style-name="ce18"/>
          <table:table-cell table:style-name="ce25" office:value-type="string">
            <text:p>Concurrent 64x46</text:p>
          </table:table-cell>
          <table:table-cell table:style-name="ce25" office:value-type="string">
            <text:p>Concurrent 128x128</text:p>
          </table:table-cell>
          <table:table-cell table:style-name="ce25" office:value-type="string">
            <text:p>Concurrent 256x256</text:p>
          </table:table-cell>
          <table:table-cell table:style-name="ce25" office:value-type="string">
            <text:p>Concurrent 512x512</text:p>
          </table:table-cell>
          <table:table-cell table:style-name="ce25" office:value-type="string">
            <text:p>Concurrent 1024x1024</text:p>
          </table:table-cell>
          <table:table-cell table:style-name="ce25" office:value-type="string">
            <text:p>Concurrent 2048x2048</text:p>
          </table:table-cell>
        </table:table-row>
        <table:table-row table:style-name="ro2">
          <table:table-cell/>
          <table:table-cell table:style-name="ce18"/>
          <table:table-cell office:value-type="float" office:value="0.27">
            <text:p>0.27</text:p>
          </table:table-cell>
          <table:table-cell office:value-type="float" office:value="0.93">
            <text:p>0.93</text:p>
          </table:table-cell>
          <table:table-cell office:value-type="float" office:value="2.47">
            <text:p>2.47</text:p>
          </table:table-cell>
          <table:table-cell office:value-type="float" office:value="9.51">
            <text:p>9.51</text:p>
          </table:table-cell>
          <table:table-cell office:value-type="float" office:value="40.73">
            <text:p>40.73</text:p>
          </table:table-cell>
          <table:table-cell office:value-type="float" office:value="214.28">
            <text:p>214.28</text:p>
          </table:table-cell>
        </table:table-row>
        <table:table-row table:style-name="ro2">
          <table:table-cell/>
          <table:table-cell table:style-name="ce18"/>
          <table:table-cell office:value-type="float" office:value="0.28">
            <text:p>0.28</text:p>
          </table:table-cell>
          <table:table-cell office:value-type="float" office:value="0.95">
            <text:p>0.95</text:p>
          </table:table-cell>
          <table:table-cell office:value-type="float" office:value="2.45">
            <text:p>2.45</text:p>
          </table:table-cell>
          <table:table-cell office:value-type="float" office:value="9.52">
            <text:p>9.52</text:p>
          </table:table-cell>
          <table:table-cell office:value-type="float" office:value="41.02">
            <text:p>41.02</text:p>
          </table:table-cell>
          <table:table-cell office:value-type="float" office:value="209.49">
            <text:p>209.49</text:p>
          </table:table-cell>
        </table:table-row>
        <table:table-row table:style-name="ro2">
          <table:table-cell/>
          <table:table-cell table:style-name="ce18"/>
          <table:table-cell office:value-type="float" office:value="0.27">
            <text:p>0.27</text:p>
          </table:table-cell>
          <table:table-cell office:value-type="float" office:value="0.94">
            <text:p>0.94</text:p>
          </table:table-cell>
          <table:table-cell office:value-type="float" office:value="2.51">
            <text:p>2.51</text:p>
          </table:table-cell>
          <table:table-cell office:value-type="float" office:value="9.51">
            <text:p>9.51</text:p>
          </table:table-cell>
          <table:table-cell office:value-type="float" office:value="40.92">
            <text:p>40.92</text:p>
          </table:table-cell>
          <table:table-cell office:value-type="float" office:value="211.61">
            <text:p>211.61</text:p>
          </table:table-cell>
        </table:table-row>
        <table:table-row table:style-name="ro2">
          <table:table-cell/>
          <table:table-cell table:style-name="ce18"/>
          <table:table-cell office:value-type="float" office:value="0.27">
            <text:p>0.27</text:p>
          </table:table-cell>
          <table:table-cell office:value-type="float" office:value="0.97">
            <text:p>0.97</text:p>
          </table:table-cell>
          <table:table-cell office:value-type="float" office:value="2.47">
            <text:p>2.47</text:p>
          </table:table-cell>
          <table:table-cell office:value-type="float" office:value="9.52">
            <text:p>9.52</text:p>
          </table:table-cell>
          <table:table-cell office:value-type="float" office:value="41.33">
            <text:p>41.33</text:p>
          </table:table-cell>
          <table:table-cell office:value-type="float" office:value="208.74">
            <text:p>208.74</text:p>
          </table:table-cell>
        </table:table-row>
        <table:table-row table:style-name="ro2">
          <table:table-cell/>
          <table:table-cell table:style-name="ce18"/>
          <table:table-cell office:value-type="float" office:value="0.27">
            <text:p>0.27</text:p>
          </table:table-cell>
          <table:table-cell office:value-type="float" office:value="0.96">
            <text:p>0.96</text:p>
          </table:table-cell>
          <table:table-cell office:value-type="float" office:value="2.46">
            <text:p>2.46</text:p>
          </table:table-cell>
          <table:table-cell office:value-type="float" office:value="9.51">
            <text:p>9.51</text:p>
          </table:table-cell>
          <table:table-cell office:value-type="float" office:value="40.67">
            <text:p>40.67</text:p>
          </table:table-cell>
          <table:table-cell office:value-type="float" office:value="209.33">
            <text:p>209.33</text:p>
          </table:table-cell>
        </table:table-row>
        <table:table-row table:style-name="ro1">
          <table:table-cell/>
          <table:table-cell table:style-name="ce19" office:value-type="string">
            <text:p>Average</text:p>
          </table:table-cell>
          <table:table-cell table:style-name="ce24" table:formula="of:=AVERAGE([.C25:.C29])" office:value-type="float" office:value="0.272">
            <text:p>0.27</text:p>
          </table:table-cell>
          <table:table-cell table:style-name="ce24" table:formula="of:=AVERAGE([.D25:.D29])" office:value-type="float" office:value="0.95">
            <text:p>0.95</text:p>
          </table:table-cell>
          <table:table-cell table:style-name="ce29" table:formula="of:=AVERAGE([.E25:.E29])" office:value-type="float" office:value="2.472">
            <text:p>2,47</text:p>
          </table:table-cell>
          <table:table-cell table:style-name="ce29" table:formula="of:=AVERAGE([.F25:.F29])" office:value-type="float" office:value="9.514">
            <text:p>9,51</text:p>
          </table:table-cell>
          <table:table-cell table:style-name="ce29" table:formula="of:=AVERAGE([.G25:.G29])" office:value-type="float" office:value="40.934">
            <text:p>40,93</text:p>
          </table:table-cell>
          <table:table-cell table:style-name="ce29" table:formula="of:=AVERAGE([.H25:.H29])" office:value-type="float" office:value="210.69">
            <text:p>210,69</text:p>
          </table:table-cell>
        </table:table-row>
        <table:table-row table:style-name="ro1">
          <table:table-cell/>
          <table:table-cell table:style-name="ce1" office:value-type="string">
            <text:p>STD</text:p>
          </table:table-cell>
          <table:table-cell table:style-name="ce26" table:formula="of:=STDEV([.C25:.C29])" office:value-type="float" office:value="0.00447213595499958">
            <text:p>0.00</text:p>
          </table:table-cell>
          <table:table-cell table:style-name="ce26" table:formula="of:=STDEV([.D25:.D29])" office:value-type="float" office:value="0.0158113883008419">
            <text:p>0.02</text:p>
          </table:table-cell>
          <table:table-cell table:style-name="ce26" table:formula="of:=STDEV([.E25:.E29])" office:value-type="float" office:value="0.0228035085019828">
            <text:p>0.02</text:p>
          </table:table-cell>
          <table:table-cell table:style-name="ce26" table:formula="of:=STDEV([.F25:.F29])" office:value-type="float" office:value="0.00547722557505154">
            <text:p>0.01</text:p>
          </table:table-cell>
          <table:table-cell table:style-name="ce26" table:formula="of:=STDEV([.G25:.G29])" office:value-type="float" office:value="0.262545234197842">
            <text:p>0.26</text:p>
          </table:table-cell>
          <table:table-cell table:style-name="ce26" table:formula="of:=STDEV([.H25:.H29])" office:value-type="float" office:value="2.28180849327896">
            <text:p>2.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pt" fo:country="B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4">12/14/2010</text:date>, <text:time>17:2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giovani</meta:initial-creator>
    <meta:creation-date>2010-08-05T09:25:59</meta:creation-date>
    <dc:date>2010-12-14T17:20:43</dc:date>
    <meta:editing-cycles>101</meta:editing-cycles>
    <meta:editing-duration>PT379H14M41S</meta:editing-duration>
    <meta:document-statistic meta:table-count="9" meta:cell-count="9654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5002" number:language="en" number:country="CA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5002">
      <style:chart-properties chart:display-label="true" chart:logarithmic="true" chart:reverse-direction="false" text:line-break="false" chart:visible="tru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02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5002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 style:data-style-name="N5002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08cm" svg:height="11.056cm" chart:class="chart:line" chart:style-name="ch1">
        <chart:legend chart:legend-position="end" svg:x="15.276cm" svg:y="4.872cm" chart:style-name="ch2"/>
        <chart:plot-area chart:style-name="ch3" table:cell-range-address="'Intel T3200'.J7:'Intel T3200'.J12 'Intel T3200'.J14:'Intel T3200'.J16 'Intel T3200'.C10:'Intel T3200'.H10 'Intel T3200'.C17:'Intel T3200'.H17 'Intel T3200'.C24:'Intel T3200'.H24" chart:data-source-has-labels="both" svg:x="0.354cm" svg:y="0.218cm" svg:width="14.568cm" svg:height="10.392cm">
          <chart:axis chart:dimension="x" chart:name="primary-x" chart:style-name="ch4">
            <chart:categories table:cell-range-address="'Intel T3200'.J7:'Intel T3200'.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ntel T3200'.C10:'Intel T3200'.H10" chart:label-cell-address="'Intel T3200'.J14:'Intel T3200'.J14" chart:class="chart:line">
            <chart:data-point chart:repeated="6"/>
          </chart:series>
          <chart:series chart:style-name="ch8" chart:values-cell-range-address="'Intel T3200'.C17:'Intel T3200'.H17" chart:label-cell-address="'Intel T3200'.J15:'Intel T3200'.J15" chart:class="chart:line">
            <chart:data-point chart:repeated="6"/>
          </chart:series>
          <chart:series chart:style-name="ch9" chart:values-cell-range-address="'Intel T3200'.C24:'Intel T3200'.H24" chart:label-cell-address="'Intel T3200'.J16:'Intel T3200'.J16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Intel T3200'.J7:'Intel T3200'.J12">64x64</text:p>
              </table:table-cell>
              <table:table-cell office:value-type="string">
                <text:p>128x128</text:p>
              </table:table-cell>
              <table:table-cell office:value-type="string">
                <text:p>256x256</text:p>
              </table:table-cell>
              <table:table-cell office:value-type="string">
                <text:p>512x512</text:p>
              </table:table-cell>
              <table:table-cell office:value-type="string">
                <text:p>1024x1024</text:p>
              </table:table-cell>
              <table:table-cell office:value-type="string">
                <text:p>2048x2048</text:p>
              </table:table-cell>
            </table:table-row>
          </table:table-header-rows>
          <table:table-rows>
            <table:table-row>
              <table:table-cell office:value-type="string">
                <text:p text:id="'Intel T3200'.J14:'Intel T3200'.J14">Sequential</text:p>
              </table:table-cell>
              <table:table-cell office:value-type="float" office:value="0.226666666666667">
                <text:p text:id="'Intel T3200'.C10:'Intel T3200'.H10">0.226666666666667</text:p>
              </table:table-cell>
              <table:table-cell office:value-type="float" office:value="0.57">
                <text:p>0.57</text:p>
              </table:table-cell>
              <table:table-cell office:value-type="float" office:value="2.22333333333333">
                <text:p>2.22333333333333</text:p>
              </table:table-cell>
              <table:table-cell office:value-type="float" office:value="9.98333333333333">
                <text:p>9.98333333333333</text:p>
              </table:table-cell>
              <table:table-cell office:value-type="float" office:value="83.25">
                <text:p>83.25</text:p>
              </table:table-cell>
              <table:table-cell office:value-type="float" office:value="319.546666666667">
                <text:p>319.546666666667</text:p>
              </table:table-cell>
            </table:table-row>
            <table:table-row>
              <table:table-cell office:value-type="string">
                <text:p text:id="'Intel T3200'.J15:'Intel T3200'.J15">Parallel</text:p>
              </table:table-cell>
              <table:table-cell office:value-type="float" office:value="0.146666666666667">
                <text:p text:id="'Intel T3200'.C17:'Intel T3200'.H17">0.146666666666667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1.22333333333333">
                <text:p>1.22333333333333</text:p>
              </table:table-cell>
              <table:table-cell office:value-type="float" office:value="8.21666666666667">
                <text:p>8.21666666666667</text:p>
              </table:table-cell>
              <table:table-cell office:value-type="float" office:value="61.3933333333333">
                <text:p>61.3933333333333</text:p>
              </table:table-cell>
              <table:table-cell office:value-type="float" office:value="236.836666666667">
                <text:p>236.836666666667</text:p>
              </table:table-cell>
            </table:table-row>
            <table:table-row>
              <table:table-cell office:value-type="string">
                <text:p text:id="'Intel T3200'.J16:'Intel T3200'.J16">Concurrent</text:p>
              </table:table-cell>
              <table:table-cell office:value-type="float" office:value="0.146666666666667">
                <text:p text:id="'Intel T3200'.C24:'Intel T3200'.H24">0.146666666666667</text:p>
              </table:table-cell>
              <table:table-cell office:value-type="float" office:value="0.7">
                <text:p>0.7</text:p>
              </table:table-cell>
              <table:table-cell office:value-type="float" office:value="2.82666666666667">
                <text:p>2.82666666666667</text:p>
              </table:table-cell>
              <table:table-cell office:value-type="float" office:value="21.68">
                <text:p>21.68</text:p>
              </table:table-cell>
              <table:table-cell office:value-type="float" office:value="133.483333333333">
                <text:p>133.483333333333</text:p>
              </table:table-cell>
              <table:table-cell office:value-type="float" office:value="582.433333333333">
                <text:p>582.4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0000" number:language="pt" number:country="BR">
      <number:number number:min-integer-digits="1"/>
    </number:number-style>
    <number:number-style style:name="N15000" number:language="en" number:country="AU">
      <number:number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0000">
      <style:chart-properties chart:display-label="true" chart:logarithmic="true" chart:reverse-direction="false" text:line-break="false" chart:visible="tru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500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1000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 style:data-style-name="N1000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08cm" svg:height="10.195cm" chart:class="chart:line" chart:style-name="ch1">
        <chart:legend chart:legend-position="end" svg:x="15.276cm" svg:y="4.492cm" chart:style-name="ch2"/>
        <chart:plot-area chart:style-name="ch3" table:cell-range-address="'Intel T3200'.J7:'Intel T3200'.J12 sv1.J14:sv1.J16 sv1.C11:sv1.H11 sv1.C20:sv1.H20 sv1.C29:sv1.H29" chart:data-source-has-labels="both" svg:x="0.354cm" svg:y="0.197cm" svg:width="14.568cm" svg:height="9.582cm">
          <chart:axis chart:dimension="x" chart:name="primary-x" chart:style-name="ch4">
            <chart:categories table:cell-range-address="'Intel T3200'.J7:'Intel T3200'.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v1.C11:sv1.H11" chart:label-cell-address="sv1.J14:sv1.J14" chart:class="chart:line">
            <chart:data-point chart:repeated="6"/>
          </chart:series>
          <chart:series chart:style-name="ch8" chart:values-cell-range-address="sv1.C20:sv1.H20" chart:label-cell-address="sv1.J15:sv1.J15" chart:class="chart:line">
            <chart:data-point chart:repeated="6"/>
          </chart:series>
          <chart:series chart:style-name="ch9" chart:values-cell-range-address="sv1.C29:sv1.H29" chart:label-cell-address="sv1.J16:sv1.J16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Intel T3200'.J7:'Intel T3200'.J12">64x64</text:p>
              </table:table-cell>
              <table:table-cell office:value-type="string">
                <text:p>128x128</text:p>
              </table:table-cell>
              <table:table-cell office:value-type="string">
                <text:p>256x256</text:p>
              </table:table-cell>
              <table:table-cell office:value-type="string">
                <text:p>512x512</text:p>
              </table:table-cell>
              <table:table-cell office:value-type="string">
                <text:p>1024x1024</text:p>
              </table:table-cell>
              <table:table-cell office:value-type="string">
                <text:p>2048x2048</text:p>
              </table:table-cell>
            </table:table-row>
          </table:table-header-rows>
          <table:table-rows>
            <table:table-row>
              <table:table-cell office:value-type="string">
                <text:p text:id="sv1.J14:sv1.J14">Sequential</text:p>
              </table:table-cell>
              <table:table-cell office:value-type="float" office:value="0.186">
                <text:p text:id="sv1.C11:sv1.H11">0.186</text:p>
              </table:table-cell>
              <table:table-cell office:value-type="float" office:value="0.818">
                <text:p>0.818</text:p>
              </table:table-cell>
              <table:table-cell office:value-type="float" office:value="2.688">
                <text:p>2.688</text:p>
              </table:table-cell>
              <table:table-cell office:value-type="float" office:value="11.202">
                <text:p>11.202</text:p>
              </table:table-cell>
              <table:table-cell office:value-type="float" office:value="59.31">
                <text:p>59.31</text:p>
              </table:table-cell>
              <table:table-cell office:value-type="float" office:value="249.562">
                <text:p>249.562</text:p>
              </table:table-cell>
            </table:table-row>
            <table:table-row>
              <table:table-cell office:value-type="string">
                <text:p text:id="sv1.J15:sv1.J15">Parallel</text:p>
              </table:table-cell>
              <table:table-cell office:value-type="float" office:value="0.09">
                <text:p text:id="sv1.C20:sv1.H20">0.09</text:p>
              </table:table-cell>
              <table:table-cell office:value-type="float" office:value="0.502">
                <text:p>0.502</text:p>
              </table:table-cell>
              <table:table-cell office:value-type="float" office:value="1.544">
                <text:p>1.544</text:p>
              </table:table-cell>
              <table:table-cell office:value-type="float" office:value="6.044">
                <text:p>6.044</text:p>
              </table:table-cell>
              <table:table-cell office:value-type="float" office:value="36.898">
                <text:p>36.898</text:p>
              </table:table-cell>
              <table:table-cell office:value-type="float" office:value="161.308">
                <text:p>161.308</text:p>
              </table:table-cell>
            </table:table-row>
            <table:table-row>
              <table:table-cell office:value-type="string">
                <text:p text:id="sv1.J16:sv1.J16">Concurrent</text:p>
              </table:table-cell>
              <table:table-cell office:value-type="float" office:value="0.362">
                <text:p text:id="sv1.C29:sv1.H29">0.362</text:p>
              </table:table-cell>
              <table:table-cell office:value-type="float" office:value="1.212">
                <text:p>1.212</text:p>
              </table:table-cell>
              <table:table-cell office:value-type="float" office:value="3.542">
                <text:p>3.542</text:p>
              </table:table-cell>
              <table:table-cell office:value-type="float" office:value="12.736">
                <text:p>12.736</text:p>
              </table:table-cell>
              <table:table-cell office:value-type="float" office:value="236.166">
                <text:p>236.166</text:p>
              </table:table-cell>
              <table:table-cell office:value-type="float" office:value="956.032">
                <text:p>956.0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